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remier_5f_paragraphe">
      <style:text-properties officeooo:paragraph-rsid="0ab01352"/>
    </style:style>
    <style:style style:name="P3" style:family="paragraph" style:parent-style-name="amh_5f_paragraphe" style:list-style-name="">
      <style:text-properties fo:language="la" fo:country="VA" officeooo:rsid="09f49923" officeooo:paragraph-rsid="09f8c2ca"/>
    </style:style>
    <style:style style:name="P4" style:family="paragraph" style:parent-style-name="amh_5f_paragraphe" style:list-style-name="">
      <style:text-properties fo:language="la" fo:country="VA" officeooo:rsid="09f7a1f4" officeooo:paragraph-rsid="09f8c2ca"/>
    </style:style>
    <style:style style:name="P5" style:family="paragraph" style:parent-style-name="amh_5f_paragraphe" style:list-style-name="">
      <style:text-properties fo:language="la" fo:country="VA" officeooo:rsid="0a088b96" officeooo:paragraph-rsid="0a088b96"/>
    </style:style>
    <style:style style:name="P6" style:family="paragraph" style:parent-style-name="amh_5f_paragraphe" style:list-style-name="">
      <style:text-properties fo:language="la" fo:country="VA" officeooo:rsid="0a1ed88e" officeooo:paragraph-rsid="0a1ed88e"/>
    </style:style>
    <style:style style:name="P7" style:family="paragraph" style:parent-style-name="amh_5f_paragraphe" style:list-style-name="">
      <style:text-properties fo:language="la" fo:country="VA" officeooo:rsid="0a2f5109" officeooo:paragraph-rsid="0a2f5109"/>
    </style:style>
    <style:style style:name="P8" style:family="paragraph" style:parent-style-name="amh_5f_paragraphe" style:list-style-name="">
      <style:text-properties fo:language="la" fo:country="VA" officeooo:rsid="0a5dc6e7" officeooo:paragraph-rsid="0a5dc6e7"/>
    </style:style>
    <style:style style:name="P9" style:family="paragraph" style:parent-style-name="amh_5f_paragraphe" style:list-style-name="">
      <style:text-properties fo:language="la" fo:country="VA" officeooo:rsid="0a6dabf5" officeooo:paragraph-rsid="0a6dabf5"/>
    </style:style>
    <style:style style:name="P10" style:family="paragraph" style:parent-style-name="amh_5f_titre_5f_chapitre">
      <style:paragraph-properties fo:break-before="page"/>
    </style:style>
    <style:style style:name="P11" style:family="paragraph" style:parent-style-name="amh_5f_paragraphe">
      <style:text-properties officeooo:paragraph-rsid="00ec028e"/>
    </style:style>
    <style:style style:name="P12" style:family="paragraph" style:parent-style-name="amh_5f_paragraphe">
      <style:paragraph-properties fo:break-before="page"/>
      <style:text-properties officeooo:paragraph-rsid="00ec028e"/>
    </style:style>
    <style:style style:name="P13" style:family="paragraph" style:parent-style-name="amh_5f_paragraphe">
      <style:text-properties officeooo:paragraph-rsid="00f0a910"/>
    </style:style>
    <style:style style:name="P14" style:family="paragraph" style:parent-style-name="amh_5f_note_5f_apparat">
      <style:text-properties officeooo:rsid="00e3da93" officeooo:paragraph-rsid="00e3da93"/>
    </style:style>
    <style:style style:name="P15" style:family="paragraph" style:parent-style-name="amh_5f_note_5f_apparat">
      <style:text-properties officeooo:rsid="00e67075" officeooo:paragraph-rsid="00e67075"/>
    </style:style>
    <style:style style:name="P16" style:family="paragraph" style:parent-style-name="amh_5f_paragraphe">
      <style:paragraph-properties fo:break-before="page"/>
      <style:text-properties officeooo:paragraph-rsid="00efe803"/>
    </style:style>
    <style:style style:name="P17" style:family="paragraph" style:parent-style-name="amh_5f_note_5f_apparat">
      <style:text-properties officeooo:rsid="0100bc3b" officeooo:paragraph-rsid="0100bc3b"/>
    </style:style>
    <style:style style:name="P18" style:family="paragraph" style:parent-style-name="amh_5f_note_5f_apparat">
      <style:text-properties officeooo:rsid="010224e7" officeooo:paragraph-rsid="010224e7"/>
    </style:style>
    <style:style style:name="P19" style:family="paragraph" style:parent-style-name="amh_5f_note_5f_apparat">
      <style:text-properties officeooo:rsid="0100cf23" officeooo:paragraph-rsid="0100cf23"/>
    </style:style>
    <style:style style:name="P20" style:family="paragraph" style:parent-style-name="amh_5f_note_5f_apparat">
      <style:text-properties officeooo:rsid="0104a65a" officeooo:paragraph-rsid="0104a65a"/>
    </style:style>
    <style:style style:name="P21" style:family="paragraph" style:parent-style-name="amh_5f_note_5f_apparat">
      <style:text-properties officeooo:rsid="0106387d" officeooo:paragraph-rsid="0106387d"/>
    </style:style>
    <style:style style:name="P22" style:family="paragraph" style:parent-style-name="amh_5f_note_5f_apparat">
      <style:text-properties officeooo:rsid="0107cc6f" officeooo:paragraph-rsid="0107cc6f"/>
    </style:style>
    <style:style style:name="P23" style:family="paragraph" style:parent-style-name="amh_5f_note_5f_apparat">
      <style:text-properties officeooo:rsid="0106c19b" officeooo:paragraph-rsid="0106c19b"/>
    </style:style>
    <style:style style:name="P24" style:family="paragraph" style:parent-style-name="amh_5f_note_5f_apparat">
      <style:text-properties officeooo:rsid="010b6463" officeooo:paragraph-rsid="010b6463"/>
    </style:style>
    <style:style style:name="P25" style:family="paragraph" style:parent-style-name="amh_5f_note_5f_apparat">
      <style:text-properties officeooo:rsid="010cf869" officeooo:paragraph-rsid="010cf869"/>
    </style:style>
    <style:style style:name="P26" style:family="paragraph" style:parent-style-name="amh_5f_note_5f_apparat">
      <style:text-properties officeooo:rsid="010ee7f9" officeooo:paragraph-rsid="010ee7f9"/>
    </style:style>
    <style:style style:name="P27" style:family="paragraph" style:parent-style-name="amh_5f_note_5f_apparat">
      <style:text-properties officeooo:rsid="010ef116" officeooo:paragraph-rsid="010ef116"/>
    </style:style>
    <style:style style:name="P28" style:family="paragraph" style:parent-style-name="amh_5f_paragraphe">
      <style:text-properties officeooo:paragraph-rsid="00775b13"/>
    </style:style>
    <style:style style:name="P29" style:family="paragraph" style:parent-style-name="amh_5f_paragraphe">
      <style:text-properties officeooo:paragraph-rsid="007ab62f"/>
    </style:style>
    <style:style style:name="P30" style:family="paragraph" style:parent-style-name="amh_5f_paragraphe">
      <style:text-properties officeooo:paragraph-rsid="00d3ead6"/>
    </style:style>
    <style:style style:name="P31" style:family="paragraph" style:parent-style-name="amh_5f_paragraphe">
      <style:text-properties officeooo:rsid="01334f0c" officeooo:paragraph-rsid="0135780f"/>
    </style:style>
    <style:style style:name="P32" style:family="paragraph" style:parent-style-name="amh_5f_paragraphe">
      <style:text-properties officeooo:rsid="0133e2f5" officeooo:paragraph-rsid="0135780f"/>
    </style:style>
    <style:style style:name="P33" style:family="paragraph" style:parent-style-name="amh_5f_paragraphe">
      <style:text-properties officeooo:rsid="013929fb" officeooo:paragraph-rsid="013929fb"/>
    </style:style>
    <style:style style:name="P34" style:family="paragraph" style:parent-style-name="amh_5f_paragraphe">
      <style:text-properties officeooo:paragraph-rsid="013d91a2"/>
    </style:style>
    <style:style style:name="P35" style:family="paragraph" style:parent-style-name="amh_5f_paragraphe">
      <style:text-properties officeooo:rsid="014ccc58" officeooo:paragraph-rsid="014ccc58"/>
    </style:style>
    <style:style style:name="P36" style:family="paragraph" style:parent-style-name="amh_5f_paragraphe">
      <style:text-properties officeooo:rsid="015ad1aa" officeooo:paragraph-rsid="015ad1aa"/>
    </style:style>
    <style:style style:name="P37" style:family="paragraph" style:parent-style-name="amh_5f_paragraphe">
      <style:paragraph-properties style:writing-mode="lr-tb"/>
      <style:text-properties officeooo:rsid="01627e27" officeooo:paragraph-rsid="01627e27"/>
    </style:style>
    <style:style style:name="P38" style:family="paragraph" style:parent-style-name="amh_5f_paragraphe">
      <style:text-properties officeooo:rsid="01677e3e" officeooo:paragraph-rsid="01677e3e"/>
    </style:style>
    <style:style style:name="P39" style:family="paragraph" style:parent-style-name="amh_5f_paragraphe">
      <style:text-properties officeooo:rsid="017f3d3a" officeooo:paragraph-rsid="017f3d3a"/>
    </style:style>
    <style:style style:name="P40" style:family="paragraph" style:parent-style-name="amh_5f_vers">
      <style:text-properties officeooo:rsid="018b7286" officeooo:paragraph-rsid="018b7286"/>
    </style:style>
    <style:style style:name="P41" style:family="paragraph" style:parent-style-name="amh_5f_paragraphe">
      <style:text-properties officeooo:paragraph-rsid="018b7286"/>
    </style:style>
    <style:style style:name="P42" style:family="paragraph" style:parent-style-name="amh_5f_paragraphe">
      <style:text-properties officeooo:rsid="01a1cfed" officeooo:paragraph-rsid="01a1cfed"/>
    </style:style>
    <style:style style:name="P43" style:family="paragraph" style:parent-style-name="amh_5f_paragraphe">
      <style:text-properties officeooo:rsid="01aa4285" officeooo:paragraph-rsid="01aa4285"/>
    </style:style>
    <style:style style:name="P44" style:family="paragraph" style:parent-style-name="amh_5f_paragraphe">
      <style:text-properties officeooo:rsid="01bb26f9" officeooo:paragraph-rsid="01bb26f9"/>
    </style:style>
    <style:style style:name="P45" style:family="paragraph" style:parent-style-name="amh_5f_paragraphe">
      <style:text-properties officeooo:rsid="01cdeb7c" officeooo:paragraph-rsid="01cdeb7c"/>
    </style:style>
    <style:style style:name="P46" style:family="paragraph" style:parent-style-name="amh_5f_paragraphe">
      <style:text-properties officeooo:rsid="020a7959" officeooo:paragraph-rsid="020a7959"/>
    </style:style>
    <style:style style:name="P47" style:family="paragraph" style:parent-style-name="amh_5f_paragraphe">
      <style:text-properties officeooo:rsid="025408f7" officeooo:paragraph-rsid="026ee66d"/>
    </style:style>
    <style:style style:name="P48" style:family="paragraph" style:parent-style-name="Comment">
      <style:paragraph-properties fo:margin-left="0.101cm" fo:margin-right="0.101cm" fo:margin-top="0.099cm" fo:margin-bottom="0cm" fo:line-height="100%" fo:text-indent="0cm"/>
    </style:style>
    <style:style style:name="P49" style:family="paragraph" style:parent-style-name="amh_5f_paragraphe">
      <style:text-properties officeooo:rsid="026ee66d" officeooo:paragraph-rsid="026ee66d"/>
    </style:style>
    <style:style style:name="P50" style:family="paragraph" style:parent-style-name="amh_5f_paragraphe">
      <style:text-properties officeooo:rsid="0289a7b1" officeooo:paragraph-rsid="0289a7b1"/>
    </style:style>
    <style:style style:name="P51" style:family="paragraph" style:parent-style-name="Comment">
      <style:paragraph-properties fo:margin-top="0.42cm" fo:margin-bottom="0.349cm"/>
    </style:style>
    <style:style style:name="P52" style:family="paragraph" style:parent-style-name="amh_5f_paragraphe">
      <style:text-properties officeooo:rsid="029be48f" officeooo:paragraph-rsid="029be48f"/>
    </style:style>
    <style:style style:name="P53" style:family="paragraph" style:parent-style-name="amh_5f_paragraphe">
      <style:text-properties officeooo:rsid="02c36c30" officeooo:paragraph-rsid="0ba6073a"/>
    </style:style>
    <style:style style:name="P54" style:family="paragraph" style:parent-style-name="amh_5f_titre_5f_chapitre">
      <style:paragraph-properties fo:break-before="page"/>
      <style:text-properties officeooo:rsid="02f83af8" officeooo:paragraph-rsid="02f83af8"/>
    </style:style>
    <style:style style:name="P55" style:family="paragraph" style:parent-style-name="amh_5f_paragraphe">
      <style:text-properties officeooo:paragraph-rsid="0317be21"/>
    </style:style>
    <style:style style:name="P56" style:family="paragraph" style:parent-style-name="amh_5f_note_5f_apparat">
      <style:text-properties officeooo:rsid="0bb1a155" officeooo:paragraph-rsid="0bb1a155"/>
    </style:style>
    <style:style style:name="P57" style:family="paragraph" style:parent-style-name="amh_5f_paragraphe">
      <style:text-properties officeooo:paragraph-rsid="033ac41d"/>
    </style:style>
    <style:style style:name="P58" style:family="paragraph" style:parent-style-name="amh_5f_note_5f_apparat">
      <style:text-properties officeooo:paragraph-rsid="0bbbf75e"/>
    </style:style>
    <style:style style:name="P59" style:family="paragraph" style:parent-style-name="Footnote">
      <style:text-properties officeooo:rsid="0bc01013" officeooo:paragraph-rsid="0bc01013"/>
    </style:style>
    <style:style style:name="P60" style:family="paragraph" style:parent-style-name="amh_5f_paragraphe">
      <style:text-properties officeooo:rsid="03aff0ff" officeooo:paragraph-rsid="03aff0ff"/>
    </style:style>
    <style:style style:name="P61" style:family="paragraph" style:parent-style-name="amh_5f_paragraphe">
      <style:text-properties officeooo:rsid="03ec98ab" officeooo:paragraph-rsid="03ec98ab"/>
    </style:style>
    <style:style style:name="P62" style:family="paragraph" style:parent-style-name="amh_5f_paragraphe">
      <style:text-properties officeooo:rsid="043006d7" officeooo:paragraph-rsid="043006d7"/>
    </style:style>
    <style:style style:name="P63" style:family="paragraph" style:parent-style-name="amh_5f_note_5f_apparat">
      <style:text-properties officeooo:rsid="0be38858" officeooo:paragraph-rsid="0be38858"/>
    </style:style>
    <style:style style:name="P64" style:family="paragraph" style:parent-style-name="amh_5f_paragraphe">
      <style:text-properties officeooo:rsid="047f92ae" officeooo:paragraph-rsid="04c31edc"/>
    </style:style>
    <style:style style:name="P65" style:family="paragraph" style:parent-style-name="amh_5f_paragraphe">
      <style:text-properties officeooo:rsid="04ec3ff5" officeooo:paragraph-rsid="0508f35e"/>
    </style:style>
    <style:style style:name="P66" style:family="paragraph" style:parent-style-name="amh_5f_paragraphe">
      <style:text-properties officeooo:rsid="0508f35e" officeooo:paragraph-rsid="0508f35e"/>
    </style:style>
    <style:style style:name="P67" style:family="paragraph" style:parent-style-name="amh_5f_paragraphe">
      <style:text-properties officeooo:rsid="05238460" officeooo:paragraph-rsid="05238460"/>
    </style:style>
    <style:style style:name="P68" style:family="paragraph" style:parent-style-name="amh_5f_paragraphe">
      <style:text-properties officeooo:rsid="0548eb48" officeooo:paragraph-rsid="0548eb48"/>
    </style:style>
    <style:style style:name="P69" style:family="paragraph" style:parent-style-name="amh_5f_paragraphe">
      <style:text-properties officeooo:rsid="0559315f" officeooo:paragraph-rsid="0559315f"/>
    </style:style>
    <style:style style:name="P70" style:family="paragraph" style:parent-style-name="amh_5f_paragraphe">
      <style:text-properties officeooo:rsid="059a60b1" officeooo:paragraph-rsid="059a60b1"/>
    </style:style>
    <style:style style:name="P71" style:family="paragraph" style:parent-style-name="amh_5f_paragraphe">
      <style:text-properties officeooo:rsid="05bed37f" officeooo:paragraph-rsid="05bed37f"/>
    </style:style>
    <style:style style:name="P72" style:family="paragraph" style:parent-style-name="amh_5f_paragraphe">
      <style:text-properties officeooo:rsid="05c3d20a" officeooo:paragraph-rsid="05c3d20a"/>
    </style:style>
    <style:style style:name="P73" style:family="paragraph" style:parent-style-name="amh_5f_paragraphe">
      <style:text-properties officeooo:rsid="05ee267a" officeooo:paragraph-rsid="05ee267a"/>
    </style:style>
    <style:style style:name="P74" style:family="paragraph" style:parent-style-name="amh_5f_paragraphe">
      <style:text-properties officeooo:rsid="05f8498c" officeooo:paragraph-rsid="05f8498c"/>
    </style:style>
    <style:style style:name="P75" style:family="paragraph" style:parent-style-name="amh_5f_paragraphe">
      <style:text-properties officeooo:rsid="065f5339" officeooo:paragraph-rsid="065f5339"/>
    </style:style>
    <style:style style:name="P76" style:family="paragraph" style:parent-style-name="amh_5f_paragraphe">
      <style:text-properties officeooo:rsid="067c02c4" officeooo:paragraph-rsid="067c02c4"/>
    </style:style>
    <style:style style:name="P77" style:family="paragraph" style:parent-style-name="amh_5f_paragraphe">
      <style:text-properties officeooo:rsid="0698015b" officeooo:paragraph-rsid="0698015b"/>
    </style:style>
    <style:style style:name="P78" style:family="paragraph" style:parent-style-name="amh_5f_paragraphe">
      <style:text-properties officeooo:rsid="06b57226" officeooo:paragraph-rsid="06b57226"/>
    </style:style>
    <style:style style:name="P79" style:family="paragraph" style:parent-style-name="amh_5f_paragraphe">
      <style:paragraph-properties style:writing-mode="lr-tb"/>
      <style:text-properties officeooo:paragraph-rsid="06d8bbf4"/>
    </style:style>
    <style:style style:name="P80" style:family="paragraph" style:parent-style-name="amh_5f_paragraphe">
      <style:paragraph-properties style:writing-mode="lr-tb"/>
      <style:text-properties officeooo:paragraph-rsid="06e607b9"/>
    </style:style>
    <style:style style:name="P81" style:family="paragraph" style:parent-style-name="amh_5f_paragraphe">
      <style:paragraph-properties style:writing-mode="lr-tb"/>
      <style:text-properties officeooo:paragraph-rsid="06f5e400"/>
    </style:style>
    <style:style style:name="P82" style:family="paragraph" style:parent-style-name="amh_5f_paragraphe">
      <style:paragraph-properties style:writing-mode="lr-tb"/>
      <style:text-properties officeooo:paragraph-rsid="0706bf43"/>
    </style:style>
    <style:style style:name="P83" style:family="paragraph" style:parent-style-name="amh_5f_paragraphe">
      <style:paragraph-properties fo:break-before="page" style:writing-mode="lr-tb"/>
      <style:text-properties officeooo:paragraph-rsid="072a5418"/>
    </style:style>
    <style:style style:name="P84" style:family="paragraph" style:parent-style-name="amh_5f_paragraphe">
      <style:text-properties officeooo:rsid="075c9372" officeooo:paragraph-rsid="07641032"/>
    </style:style>
    <style:style style:name="P85" style:family="paragraph" style:parent-style-name="amh_5f_paragraphe">
      <style:text-properties officeooo:rsid="07699277" officeooo:paragraph-rsid="0774907c"/>
    </style:style>
    <style:style style:name="P86" style:family="paragraph" style:parent-style-name="amh_5f_paragraphe">
      <style:text-properties officeooo:rsid="0774907c" officeooo:paragraph-rsid="0774907c"/>
    </style:style>
    <style:style style:name="P87" style:family="paragraph" style:parent-style-name="amh_5f_paragraphe">
      <style:text-properties officeooo:rsid="079784ad" officeooo:paragraph-rsid="079784ad"/>
    </style:style>
    <style:style style:name="P88" style:family="paragraph" style:parent-style-name="amh_5f_paragraphe">
      <style:text-properties officeooo:rsid="07a6697a" officeooo:paragraph-rsid="07a6697a"/>
    </style:style>
    <style:style style:name="P89" style:family="paragraph" style:parent-style-name="amh_5f_paragraphe">
      <style:text-properties officeooo:paragraph-rsid="07dc7827"/>
    </style:style>
    <style:style style:name="P90" style:family="paragraph" style:parent-style-name="amh_5f_paragraphe">
      <style:text-properties officeooo:rsid="0823c483" officeooo:paragraph-rsid="0823c483"/>
    </style:style>
    <style:style style:name="P91" style:family="paragraph" style:parent-style-name="amh_5f_paragraphe">
      <style:text-properties officeooo:rsid="087d7a2d" officeooo:paragraph-rsid="087d7a2d"/>
    </style:style>
    <style:style style:name="P92" style:family="paragraph" style:parent-style-name="amh_5f_paragraphe">
      <style:text-properties officeooo:rsid="08a6f501" officeooo:paragraph-rsid="08a6f501"/>
    </style:style>
    <style:style style:name="P93" style:family="paragraph" style:parent-style-name="amh_5f_paragraphe">
      <style:text-properties officeooo:rsid="08b9b8a5" officeooo:paragraph-rsid="08b9b8a5"/>
    </style:style>
    <style:style style:name="P94" style:family="paragraph" style:parent-style-name="amh_5f_paragraphe">
      <style:text-properties officeooo:rsid="08edfb25" officeooo:paragraph-rsid="08edfb25"/>
    </style:style>
    <style:style style:name="P95" style:family="paragraph" style:parent-style-name="amh_5f_paragraphe">
      <style:text-properties officeooo:rsid="08fc742c" officeooo:paragraph-rsid="08fc742c"/>
    </style:style>
    <style:style style:name="P96" style:family="paragraph" style:parent-style-name="amh_5f_paragraphe">
      <style:text-properties officeooo:rsid="09255af2" officeooo:paragraph-rsid="09255af2"/>
    </style:style>
    <style:style style:name="P97" style:family="paragraph" style:parent-style-name="amh_5f_paragraphe">
      <style:text-properties officeooo:rsid="097556da" officeooo:paragraph-rsid="097556da"/>
    </style:style>
    <style:style style:name="P98" style:family="paragraph" style:parent-style-name="amh_5f_paragraphe">
      <style:text-properties officeooo:rsid="09a00c8c" officeooo:paragraph-rsid="09a00c8c"/>
    </style:style>
    <style:style style:name="P99" style:family="paragraph" style:parent-style-name="amh_5f_paragraphe">
      <style:text-properties officeooo:rsid="09b9797d" officeooo:paragraph-rsid="09b9797d"/>
    </style:style>
    <style:style style:name="P100" style:family="paragraph" style:parent-style-name="amh_5f_paragraphe">
      <style:text-properties officeooo:rsid="09dd2860" officeooo:paragraph-rsid="09dd2860"/>
    </style:style>
    <style:style style:name="P101"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a9690e7"/>
    </style:style>
    <style:style style:name="T4" style:family="text">
      <style:text-properties officeooo:rsid="09e61674"/>
    </style:style>
    <style:style style:name="T5" style:family="text">
      <style:text-properties officeooo:rsid="09e764f2"/>
    </style:style>
    <style:style style:name="T6" style:family="text">
      <style:text-properties officeooo:rsid="0afd89c9"/>
    </style:style>
    <style:style style:name="T7" style:family="text">
      <style:text-properties officeooo:rsid="09e7cf9e"/>
    </style:style>
    <style:style style:name="T8" style:family="text">
      <style:text-properties officeooo:rsid="0ab58ce1"/>
    </style:style>
    <style:style style:name="T9" style:family="text">
      <style:text-properties officeooo:rsid="09e96c70"/>
    </style:style>
    <style:style style:name="T10" style:family="text">
      <style:text-properties officeooo:rsid="09ead82f"/>
    </style:style>
    <style:style style:name="T11" style:family="text">
      <style:text-properties officeooo:rsid="09ebe75d"/>
    </style:style>
    <style:style style:name="T12" style:family="text">
      <style:text-properties officeooo:rsid="09ed6ee2"/>
    </style:style>
    <style:style style:name="T13" style:family="text">
      <style:text-properties officeooo:rsid="09ede53a"/>
    </style:style>
    <style:style style:name="T14" style:family="text">
      <style:text-properties officeooo:rsid="09ef113d"/>
    </style:style>
    <style:style style:name="T15" style:family="text">
      <style:text-properties officeooo:rsid="09f051c3"/>
    </style:style>
    <style:style style:name="T16" style:family="text">
      <style:text-properties officeooo:rsid="09f20c26"/>
    </style:style>
    <style:style style:name="T17" style:family="text">
      <style:text-properties officeooo:rsid="0ab77b45"/>
    </style:style>
    <style:style style:name="T18" style:family="text">
      <style:text-properties officeooo:rsid="09f2b675"/>
    </style:style>
    <style:style style:name="T19" style:family="text">
      <style:text-properties officeooo:rsid="09f2d498"/>
    </style:style>
    <style:style style:name="T20" style:family="text">
      <style:text-properties officeooo:rsid="09f387c9"/>
    </style:style>
    <style:style style:name="T21" style:family="text">
      <style:text-properties officeooo:rsid="09f4059f"/>
    </style:style>
    <style:style style:name="T22" style:family="text">
      <style:text-properties officeooo:rsid="09f49923"/>
    </style:style>
    <style:style style:name="T23" style:family="text">
      <style:text-properties officeooo:rsid="0a9b5739"/>
    </style:style>
    <style:style style:name="T24" style:family="text">
      <style:text-properties officeooo:rsid="09f4fa22"/>
    </style:style>
    <style:style style:name="T25" style:family="text">
      <style:text-properties officeooo:rsid="09f68aba"/>
    </style:style>
    <style:style style:name="T26" style:family="text">
      <style:text-properties officeooo:rsid="09f78b25"/>
    </style:style>
    <style:style style:name="T27" style:family="text">
      <style:text-properties officeooo:rsid="09f7a1f4"/>
    </style:style>
    <style:style style:name="T28" style:family="text">
      <style:text-properties officeooo:rsid="09f8c2ca"/>
    </style:style>
    <style:style style:name="T29" style:family="text">
      <style:text-properties officeooo:rsid="09fa4446"/>
    </style:style>
    <style:style style:name="T30" style:family="text">
      <style:text-properties officeooo:rsid="09fae0ab"/>
    </style:style>
    <style:style style:name="T31" style:family="text">
      <style:text-properties officeooo:rsid="09fc3f3a"/>
    </style:style>
    <style:style style:name="T32" style:family="text">
      <style:text-properties officeooo:rsid="09fd3e56"/>
    </style:style>
    <style:style style:name="T33" style:family="text">
      <style:text-properties officeooo:rsid="09fe3123"/>
    </style:style>
    <style:style style:name="T34" style:family="text">
      <style:text-properties officeooo:rsid="09ff7201"/>
    </style:style>
    <style:style style:name="T35" style:family="text">
      <style:text-properties officeooo:rsid="0a9f4426"/>
    </style:style>
    <style:style style:name="T36" style:family="text">
      <style:text-properties officeooo:rsid="0a016c00"/>
    </style:style>
    <style:style style:name="T37" style:family="text">
      <style:text-properties officeooo:rsid="0a01a38f"/>
    </style:style>
    <style:style style:name="T38" style:family="text">
      <style:text-properties officeooo:rsid="0a02efe7"/>
    </style:style>
    <style:style style:name="T39" style:family="text">
      <style:text-properties officeooo:rsid="0a039f76"/>
    </style:style>
    <style:style style:name="T40" style:family="text">
      <style:text-properties officeooo:rsid="0a03e61d"/>
    </style:style>
    <style:style style:name="T41" style:family="text">
      <style:text-properties officeooo:rsid="0aa0a020"/>
    </style:style>
    <style:style style:name="T42" style:family="text">
      <style:text-properties officeooo:rsid="0a05db67"/>
    </style:style>
    <style:style style:name="T43" style:family="text">
      <style:text-properties officeooo:rsid="0a069d53"/>
    </style:style>
    <style:style style:name="T44" style:family="text">
      <style:text-properties officeooo:rsid="0a0717b2"/>
    </style:style>
    <style:style style:name="T45" style:family="text">
      <style:text-properties officeooo:rsid="0a08a0a7"/>
    </style:style>
    <style:style style:name="T46" style:family="text">
      <style:text-properties officeooo:rsid="0a08e9d4"/>
    </style:style>
    <style:style style:name="T47" style:family="text">
      <style:text-properties officeooo:rsid="0a0a765f"/>
    </style:style>
    <style:style style:name="T48" style:family="text">
      <style:text-properties officeooo:rsid="0a0c1fd4"/>
    </style:style>
    <style:style style:name="T49" style:family="text">
      <style:text-properties officeooo:rsid="0a0ccc42"/>
    </style:style>
    <style:style style:name="T50" style:family="text">
      <style:text-properties officeooo:rsid="0a0d30b9"/>
    </style:style>
    <style:style style:name="T51" style:family="text">
      <style:text-properties officeooo:rsid="0a0ec810"/>
    </style:style>
    <style:style style:name="T52" style:family="text">
      <style:text-properties officeooo:rsid="0a1037f2"/>
    </style:style>
    <style:style style:name="T53" style:family="text">
      <style:text-properties officeooo:rsid="0a1171b9"/>
    </style:style>
    <style:style style:name="T54" style:family="text">
      <style:text-properties officeooo:rsid="0a11b8a8"/>
    </style:style>
    <style:style style:name="T55" style:family="text">
      <style:text-properties officeooo:rsid="0a1349e1"/>
    </style:style>
    <style:style style:name="T56" style:family="text">
      <style:text-properties officeooo:rsid="0a13f902"/>
    </style:style>
    <style:style style:name="T57" style:family="text">
      <style:text-properties officeooo:rsid="0a142373"/>
    </style:style>
    <style:style style:name="T58" style:family="text">
      <style:text-properties officeooo:rsid="0a160e68"/>
    </style:style>
    <style:style style:name="T59" style:family="text">
      <style:text-properties officeooo:rsid="0a165901"/>
    </style:style>
    <style:style style:name="T60" style:family="text">
      <style:text-properties officeooo:rsid="0a1742c4"/>
    </style:style>
    <style:style style:name="T61" style:family="text">
      <style:text-properties officeooo:rsid="0a189d0f"/>
    </style:style>
    <style:style style:name="T62" style:family="text">
      <style:text-properties officeooo:rsid="0a1a4aca"/>
    </style:style>
    <style:style style:name="T63" style:family="text">
      <style:text-properties officeooo:rsid="0a1a52ab"/>
    </style:style>
    <style:style style:name="T64" style:family="text">
      <style:text-properties officeooo:rsid="0a1bc64c"/>
    </style:style>
    <style:style style:name="T65" style:family="text">
      <style:text-properties officeooo:rsid="0a1c26d1"/>
    </style:style>
    <style:style style:name="T66" style:family="text">
      <style:text-properties officeooo:rsid="0a1d00ae"/>
    </style:style>
    <style:style style:name="T67" style:family="text">
      <style:text-properties officeooo:rsid="0ab81a88"/>
    </style:style>
    <style:style style:name="T68" style:family="text">
      <style:text-properties officeooo:rsid="0a209d81"/>
    </style:style>
    <style:style style:name="T69" style:family="text">
      <style:text-properties officeooo:rsid="0a20f77b"/>
    </style:style>
    <style:style style:name="T70" style:family="text">
      <style:text-properties officeooo:rsid="0aa0dad7"/>
    </style:style>
    <style:style style:name="T71" style:family="text">
      <style:text-properties officeooo:rsid="0a211112"/>
    </style:style>
    <style:style style:name="T72" style:family="text">
      <style:text-properties officeooo:rsid="0a21a828"/>
    </style:style>
    <style:style style:name="T73" style:family="text">
      <style:text-properties officeooo:rsid="0a21e8e6"/>
    </style:style>
    <style:style style:name="T74" style:family="text">
      <style:text-properties officeooo:rsid="0a22dde4"/>
    </style:style>
    <style:style style:name="T75" style:family="text">
      <style:text-properties officeooo:rsid="0a24747a"/>
    </style:style>
    <style:style style:name="T76" style:family="text">
      <style:text-properties officeooo:rsid="0a24ac25"/>
    </style:style>
    <style:style style:name="T77" style:family="text">
      <style:text-properties officeooo:rsid="0a261083"/>
    </style:style>
    <style:style style:name="T78" style:family="text">
      <style:text-properties officeooo:rsid="0a272a1b"/>
    </style:style>
    <style:style style:name="T79" style:family="text">
      <style:text-properties officeooo:rsid="0aa3ac9e"/>
    </style:style>
    <style:style style:name="T80" style:family="text">
      <style:text-properties officeooo:rsid="0a284e93"/>
    </style:style>
    <style:style style:name="T81" style:family="text">
      <style:text-properties officeooo:rsid="0a2a22b6"/>
    </style:style>
    <style:style style:name="T82" style:family="text">
      <style:text-properties officeooo:rsid="0a2b55e7"/>
    </style:style>
    <style:style style:name="T83" style:family="text">
      <style:text-properties officeooo:rsid="0a2b6a33"/>
    </style:style>
    <style:style style:name="T84" style:family="text">
      <style:text-properties officeooo:rsid="0a2be9d5"/>
    </style:style>
    <style:style style:name="T85" style:family="text">
      <style:text-properties officeooo:rsid="0ab9d7ad"/>
    </style:style>
    <style:style style:name="T86" style:family="text">
      <style:text-properties officeooo:rsid="0a2d7b9b"/>
    </style:style>
    <style:style style:name="T87" style:family="text">
      <style:text-properties officeooo:rsid="0a2e4e43"/>
    </style:style>
    <style:style style:name="T88" style:family="text">
      <style:text-properties officeooo:rsid="0a2e59f0"/>
    </style:style>
    <style:style style:name="T89" style:family="text">
      <style:text-properties officeooo:rsid="0a30538e"/>
    </style:style>
    <style:style style:name="T90" style:family="text">
      <style:text-properties officeooo:rsid="0a309584"/>
    </style:style>
    <style:style style:name="T91" style:family="text">
      <style:text-properties officeooo:rsid="0a315256"/>
    </style:style>
    <style:style style:name="T92" style:family="text">
      <style:text-properties officeooo:rsid="0a323692"/>
    </style:style>
    <style:style style:name="T93" style:family="text">
      <style:text-properties officeooo:rsid="0a32551d"/>
    </style:style>
    <style:style style:name="T94" style:family="text">
      <style:text-properties officeooo:rsid="0a33109d"/>
    </style:style>
    <style:style style:name="T95" style:family="text">
      <style:text-properties officeooo:rsid="0a3363a3"/>
    </style:style>
    <style:style style:name="T96" style:family="text">
      <style:text-properties officeooo:rsid="0a338523"/>
    </style:style>
    <style:style style:name="T97" style:family="text">
      <style:text-properties officeooo:rsid="0a33f4db"/>
    </style:style>
    <style:style style:name="T98" style:family="text">
      <style:text-properties officeooo:rsid="0a345203"/>
    </style:style>
    <style:style style:name="T99" style:family="text">
      <style:text-properties officeooo:rsid="0a346e50"/>
    </style:style>
    <style:style style:name="T100" style:family="text">
      <style:text-properties officeooo:rsid="0a382b5a"/>
    </style:style>
    <style:style style:name="T101" style:family="text">
      <style:text-properties officeooo:rsid="0a365f76"/>
    </style:style>
    <style:style style:name="T102" style:family="text">
      <style:text-properties officeooo:rsid="0a3931ed"/>
    </style:style>
    <style:style style:name="T103" style:family="text">
      <style:text-properties officeooo:rsid="0a3ab2a2"/>
    </style:style>
    <style:style style:name="T104" style:family="text">
      <style:text-properties officeooo:rsid="0a3c1e9d"/>
    </style:style>
    <style:style style:name="T105" style:family="text">
      <style:text-properties officeooo:rsid="0a3e1e56"/>
    </style:style>
    <style:style style:name="T106" style:family="text">
      <style:text-properties officeooo:rsid="0a3ec113"/>
    </style:style>
    <style:style style:name="T107" style:family="text">
      <style:text-properties officeooo:rsid="0a3f3782"/>
    </style:style>
    <style:style style:name="T108" style:family="text">
      <style:text-properties officeooo:rsid="0a4051d9"/>
    </style:style>
    <style:style style:name="T109" style:family="text">
      <style:text-properties officeooo:rsid="0a408bd9"/>
    </style:style>
    <style:style style:name="T110" style:family="text">
      <style:text-properties officeooo:rsid="0a40dfd8"/>
    </style:style>
    <style:style style:name="T111" style:family="text">
      <style:text-properties officeooo:rsid="0a4176a0"/>
    </style:style>
    <style:style style:name="T112" style:family="text">
      <style:text-properties officeooo:rsid="0a41ba09"/>
    </style:style>
    <style:style style:name="T113" style:family="text">
      <style:text-properties officeooo:rsid="0a42fcd9"/>
    </style:style>
    <style:style style:name="T114" style:family="text">
      <style:text-properties officeooo:rsid="0a44b574"/>
    </style:style>
    <style:style style:name="T115" style:family="text">
      <style:text-properties officeooo:rsid="0a4532e8"/>
    </style:style>
    <style:style style:name="T116" style:family="text">
      <style:text-properties officeooo:rsid="0a465cf8"/>
    </style:style>
    <style:style style:name="T117" style:family="text">
      <style:text-properties officeooo:rsid="0a480b39"/>
    </style:style>
    <style:style style:name="T118" style:family="text">
      <style:text-properties officeooo:rsid="0a498f65"/>
    </style:style>
    <style:style style:name="T119" style:family="text">
      <style:text-properties officeooo:rsid="0a49e5b2"/>
    </style:style>
    <style:style style:name="T120" style:family="text">
      <style:text-properties officeooo:rsid="0a4cbb43"/>
    </style:style>
    <style:style style:name="T121" style:family="text">
      <style:text-properties officeooo:rsid="0a4ced49"/>
    </style:style>
    <style:style style:name="T122" style:family="text">
      <style:text-properties officeooo:rsid="0a4ea535"/>
    </style:style>
    <style:style style:name="T123" style:family="text">
      <style:text-properties officeooo:rsid="0a4f5fb7"/>
    </style:style>
    <style:style style:name="T124" style:family="text">
      <style:text-properties officeooo:rsid="0a4f8d25"/>
    </style:style>
    <style:style style:name="T125" style:family="text">
      <style:text-properties officeooo:rsid="0a50ea56"/>
    </style:style>
    <style:style style:name="T126" style:family="text">
      <style:text-properties officeooo:rsid="0a532301"/>
    </style:style>
    <style:style style:name="T127" style:family="text">
      <style:text-properties officeooo:rsid="0a519a57"/>
    </style:style>
    <style:style style:name="T128" style:family="text">
      <style:text-properties officeooo:rsid="0a5219a3"/>
    </style:style>
    <style:style style:name="T129" style:family="text">
      <style:text-properties officeooo:rsid="0aa90c1f"/>
    </style:style>
    <style:style style:name="T130" style:family="text">
      <style:text-properties officeooo:rsid="0a54b520"/>
    </style:style>
    <style:style style:name="T131" style:family="text">
      <style:text-properties officeooo:rsid="0a553a25"/>
    </style:style>
    <style:style style:name="T132" style:family="text">
      <style:text-properties officeooo:rsid="0aaa4822"/>
    </style:style>
    <style:style style:name="T133" style:family="text">
      <style:text-properties officeooo:rsid="0a56b650"/>
    </style:style>
    <style:style style:name="T134" style:family="text">
      <style:text-properties officeooo:rsid="0a56ce28"/>
    </style:style>
    <style:style style:name="T135" style:family="text">
      <style:text-properties officeooo:rsid="0a577ffa"/>
    </style:style>
    <style:style style:name="T136" style:family="text">
      <style:text-properties officeooo:rsid="0a58327f"/>
    </style:style>
    <style:style style:name="T137" style:family="text">
      <style:text-properties officeooo:rsid="0a597498"/>
    </style:style>
    <style:style style:name="T138" style:family="text">
      <style:text-properties officeooo:rsid="0abedf77"/>
    </style:style>
    <style:style style:name="T139" style:family="text">
      <style:text-properties officeooo:rsid="0a5a9b26"/>
    </style:style>
    <style:style style:name="T140" style:family="text">
      <style:text-properties officeooo:rsid="0a5af951"/>
    </style:style>
    <style:style style:name="T141" style:family="text">
      <style:text-properties officeooo:rsid="0a810ed0"/>
    </style:style>
    <style:style style:name="T142" style:family="text">
      <style:text-properties officeooo:rsid="0a5fc697"/>
    </style:style>
    <style:style style:name="T143" style:family="text">
      <style:text-properties officeooo:rsid="0a60f55c"/>
    </style:style>
    <style:style style:name="T144" style:family="text">
      <style:text-properties officeooo:rsid="0a614b1e"/>
    </style:style>
    <style:style style:name="T145" style:family="text">
      <style:text-properties officeooo:rsid="0a623c6a"/>
    </style:style>
    <style:style style:name="T146" style:family="text">
      <style:text-properties officeooo:rsid="0a641bc6"/>
    </style:style>
    <style:style style:name="T147" style:family="text">
      <style:text-properties officeooo:rsid="0a65494a"/>
    </style:style>
    <style:style style:name="T148" style:family="text">
      <style:text-properties officeooo:rsid="0a66b661"/>
    </style:style>
    <style:style style:name="T149" style:family="text">
      <style:text-properties officeooo:rsid="0a66db89"/>
    </style:style>
    <style:style style:name="T150" style:family="text">
      <style:text-properties officeooo:rsid="0a6703af"/>
    </style:style>
    <style:style style:name="T151" style:family="text">
      <style:text-properties officeooo:rsid="0a67d25e"/>
    </style:style>
    <style:style style:name="T152" style:family="text">
      <style:text-properties officeooo:rsid="0a6856b3"/>
    </style:style>
    <style:style style:name="T153" style:family="text">
      <style:text-properties officeooo:rsid="0aad297d"/>
    </style:style>
    <style:style style:name="T154" style:family="text">
      <style:text-properties officeooo:rsid="0a6a0e5b"/>
    </style:style>
    <style:style style:name="T155" style:family="text">
      <style:text-properties officeooo:rsid="0a6b2b4b"/>
    </style:style>
    <style:style style:name="T156" style:family="text">
      <style:text-properties officeooo:rsid="0a6bf447"/>
    </style:style>
    <style:style style:name="T157" style:family="text">
      <style:text-properties officeooo:rsid="0a6bfb4f"/>
    </style:style>
    <style:style style:name="T158" style:family="text">
      <style:text-properties officeooo:rsid="0a6ea845"/>
    </style:style>
    <style:style style:name="T159" style:family="text">
      <style:text-properties officeooo:rsid="0a7076ed"/>
    </style:style>
    <style:style style:name="T160" style:family="text">
      <style:text-properties officeooo:rsid="0a71e52e"/>
    </style:style>
    <style:style style:name="T161" style:family="text">
      <style:text-properties officeooo:rsid="0a72b853"/>
    </style:style>
    <style:style style:name="T162" style:family="text">
      <style:text-properties officeooo:rsid="0a72dc85"/>
    </style:style>
    <style:style style:name="T163" style:family="text">
      <style:text-properties officeooo:rsid="0a74168e"/>
    </style:style>
    <style:style style:name="T164" style:family="text">
      <style:text-properties officeooo:rsid="0a752be3"/>
    </style:style>
    <style:style style:name="T165" style:family="text">
      <style:text-properties officeooo:rsid="0a76c3cf"/>
    </style:style>
    <style:style style:name="T166" style:family="text">
      <style:text-properties officeooo:rsid="0a774c34"/>
    </style:style>
    <style:style style:name="T167" style:family="text">
      <style:text-properties officeooo:rsid="0a78aa95"/>
    </style:style>
    <style:style style:name="T168" style:family="text">
      <style:text-properties officeooo:rsid="0a79bf0f"/>
    </style:style>
    <style:style style:name="T169" style:family="text">
      <style:text-properties officeooo:rsid="0a79ccf3"/>
    </style:style>
    <style:style style:name="T170" style:family="text">
      <style:text-properties officeooo:rsid="0a7ba97a"/>
    </style:style>
    <style:style style:name="T171" style:family="text">
      <style:text-properties officeooo:rsid="0a7d7607"/>
    </style:style>
    <style:style style:name="T172" style:family="text">
      <style:text-properties officeooo:rsid="0a7f14e4"/>
    </style:style>
    <style:style style:name="T173" style:family="text">
      <style:text-properties fo:language="la" fo:country="VA"/>
    </style:style>
    <style:style style:name="T174" style:family="text">
      <style:text-properties officeooo:rsid="0beebcf0"/>
    </style:style>
    <style:style style:name="T175" style:family="text">
      <style:text-properties officeooo:rsid="0bf02c41"/>
    </style:style>
    <style:style style:name="T176" style:family="text">
      <style:text-properties fo:language="la" fo:country="VA" officeooo:rsid="0091e4c5"/>
    </style:style>
    <style:style style:name="T177" style:family="text">
      <style:text-properties fo:language="la" fo:country="VA" officeooo:rsid="008700f4"/>
    </style:style>
    <style:style style:name="T178" style:family="text">
      <style:text-properties fo:language="la" fo:country="VA" officeooo:rsid="00440430"/>
    </style:style>
    <style:style style:name="T179" style:family="text">
      <style:text-properties fo:language="la" fo:country="VA" officeooo:rsid="00a03c76"/>
    </style:style>
    <style:style style:name="T180" style:family="text">
      <style:text-properties officeooo:rsid="0bf0302d"/>
    </style:style>
    <style:style style:name="T181" style:family="text">
      <style:text-properties fo:language="la" fo:country="VA" officeooo:rsid="00861174"/>
    </style:style>
    <style:style style:name="T182" style:family="text">
      <style:text-properties officeooo:rsid="00e9c45c"/>
    </style:style>
    <style:style style:name="T183" style:family="text">
      <style:text-properties officeooo:rsid="00fb2e80"/>
    </style:style>
    <style:style style:name="T184" style:family="text">
      <style:text-properties officeooo:rsid="0b4c3e68"/>
    </style:style>
    <style:style style:name="T185" style:family="text">
      <style:text-properties officeooo:rsid="0b49e6a5"/>
    </style:style>
    <style:style style:name="T186" style:family="text">
      <style:text-properties fo:language="la" fo:country="VA" officeooo:rsid="008b3b4f"/>
    </style:style>
    <style:style style:name="T187" style:family="text">
      <style:text-properties officeooo:rsid="008edb59"/>
    </style:style>
    <style:style style:name="T188" style:family="text">
      <style:text-properties fo:language="la" fo:country="VA" officeooo:rsid="008f2878"/>
    </style:style>
    <style:style style:name="T189" style:family="text">
      <style:text-properties officeooo:rsid="008f6ca9"/>
    </style:style>
    <style:style style:name="T190" style:family="text">
      <style:text-properties fo:language="la" fo:country="VA" officeooo:rsid="0092e4f1"/>
    </style:style>
    <style:style style:name="T191" style:family="text">
      <style:text-properties officeooo:rsid="0094bdd9"/>
    </style:style>
    <style:style style:name="T192" style:family="text">
      <style:text-properties officeooo:rsid="009b28d0"/>
    </style:style>
    <style:style style:name="T193" style:family="text">
      <style:text-properties officeooo:rsid="009ce7d9"/>
    </style:style>
    <style:style style:name="T194" style:family="text">
      <style:text-properties fo:language="la" fo:country="VA" officeooo:rsid="009e4f01"/>
    </style:style>
    <style:style style:name="T195" style:family="text">
      <style:text-properties fo:language="la" fo:country="VA" officeooo:rsid="009ea396"/>
    </style:style>
    <style:style style:name="T196" style:family="text">
      <style:text-properties fo:language="la" fo:country="VA" officeooo:rsid="00a06865"/>
    </style:style>
    <style:style style:name="T197" style:family="text">
      <style:text-properties officeooo:rsid="00a2daa2"/>
    </style:style>
    <style:style style:name="T198" style:family="text">
      <style:text-properties fo:language="la" fo:country="VA" officeooo:rsid="0014f864"/>
    </style:style>
    <style:style style:name="T199" style:family="text">
      <style:text-properties fo:language="la" fo:country="VA" officeooo:rsid="00a1f816"/>
    </style:style>
    <style:style style:name="T200" style:family="text">
      <style:text-properties officeooo:rsid="00a4a3aa"/>
    </style:style>
    <style:style style:name="T201" style:family="text">
      <style:text-properties officeooo:rsid="00a813f0"/>
    </style:style>
    <style:style style:name="T202" style:family="text">
      <style:text-properties fo:language="la" fo:country="VA" officeooo:rsid="001d64fb"/>
    </style:style>
    <style:style style:name="T203" style:family="text">
      <style:text-properties fo:language="la" fo:country="VA" officeooo:rsid="00ad0ed3"/>
    </style:style>
    <style:style style:name="T204" style:family="text">
      <style:text-properties officeooo:rsid="00dc9a2b"/>
    </style:style>
    <style:style style:name="T205" style:family="text">
      <style:text-properties officeooo:rsid="00b46ec9"/>
    </style:style>
    <style:style style:name="T206" style:family="text">
      <style:text-properties officeooo:rsid="00b24bb0"/>
    </style:style>
    <style:style style:name="T207" style:family="text">
      <style:text-properties officeooo:rsid="00b38b8b"/>
    </style:style>
    <style:style style:name="T208" style:family="text">
      <style:text-properties fo:language="la" fo:country="VA" officeooo:rsid="00201a0d"/>
    </style:style>
    <style:style style:name="T209" style:family="text">
      <style:text-properties officeooo:rsid="00b9694a"/>
    </style:style>
    <style:style style:name="T210" style:family="text">
      <style:text-properties officeooo:rsid="00dd01f8"/>
    </style:style>
    <style:style style:name="T211" style:family="text">
      <style:text-properties fo:language="la" fo:country="VA" officeooo:rsid="0021cc3e"/>
    </style:style>
    <style:style style:name="T212" style:family="text">
      <style:text-properties fo:language="la" fo:country="VA" officeooo:rsid="00b93663"/>
    </style:style>
    <style:style style:name="T213" style:family="text">
      <style:text-properties officeooo:rsid="00e4e1ca"/>
    </style:style>
    <style:style style:name="T214" style:family="text">
      <style:text-properties officeooo:rsid="00e85a48"/>
    </style:style>
    <style:style style:name="T215" style:family="text">
      <style:text-properties officeooo:rsid="00f32cbe"/>
    </style:style>
    <style:style style:name="T216" style:family="text">
      <style:text-properties fo:language="la" fo:country="VA" officeooo:rsid="0026800a"/>
    </style:style>
    <style:style style:name="T217" style:family="text">
      <style:text-properties officeooo:rsid="0100bc3b"/>
    </style:style>
    <style:style style:name="T218" style:family="text">
      <style:text-properties fo:language="la" fo:country="VA" officeooo:rsid="00ce5992"/>
    </style:style>
    <style:style style:name="T219" style:family="text">
      <style:text-properties fo:language="la" fo:country="VA" officeooo:rsid="00237910"/>
    </style:style>
    <style:style style:name="T220" style:family="text">
      <style:text-properties officeooo:rsid="01033b0c"/>
    </style:style>
    <style:style style:name="T221" style:family="text">
      <style:text-properties fo:language="la" fo:country="VA" officeooo:rsid="00bb4290"/>
    </style:style>
    <style:style style:name="T222" style:family="text">
      <style:text-properties officeooo:rsid="010224e7"/>
    </style:style>
    <style:style style:name="T223" style:family="text">
      <style:text-properties fo:language="la" fo:country="VA" officeooo:rsid="00249aad"/>
    </style:style>
    <style:style style:name="T224" style:family="text">
      <style:text-properties officeooo:rsid="0107cc6f"/>
    </style:style>
    <style:style style:name="T225" style:family="text">
      <style:text-properties officeooo:rsid="00ce5992"/>
    </style:style>
    <style:style style:name="T226" style:family="text">
      <style:text-properties fo:language="la" fo:country="VA" officeooo:rsid="0027024a"/>
    </style:style>
    <style:style style:name="T227" style:family="text">
      <style:text-properties fo:language="la" fo:country="VA" officeooo:rsid="002800b1"/>
    </style:style>
    <style:style style:name="T228" style:family="text">
      <style:text-properties fo:language="la" fo:country="VA" officeooo:rsid="00bbf49f"/>
    </style:style>
    <style:style style:name="T229" style:family="text">
      <style:text-properties fo:language="la" fo:country="VA" officeooo:rsid="002b86f9"/>
    </style:style>
    <style:style style:name="T230" style:family="text">
      <style:text-properties officeooo:rsid="00a03c76"/>
    </style:style>
    <style:style style:name="T231" style:family="text">
      <style:text-properties officeooo:rsid="002da164"/>
    </style:style>
    <style:style style:name="T232" style:family="text">
      <style:text-properties officeooo:rsid="00bdca9c"/>
    </style:style>
    <style:style style:name="T233" style:family="text">
      <style:text-properties officeooo:rsid="002e3a4e"/>
    </style:style>
    <style:style style:name="T234" style:family="text">
      <style:text-properties officeooo:rsid="004315f9"/>
    </style:style>
    <style:style style:name="T235" style:family="text">
      <style:text-properties officeooo:rsid="0030dbbe"/>
    </style:style>
    <style:style style:name="T236" style:family="text">
      <style:text-properties officeooo:rsid="00195653"/>
    </style:style>
    <style:style style:name="T237" style:family="text">
      <style:text-properties officeooo:rsid="00be44d5"/>
    </style:style>
    <style:style style:name="T238" style:family="text">
      <style:text-properties fo:language="la" fo:country="VA" officeooo:rsid="0041c507"/>
    </style:style>
    <style:style style:name="T239" style:family="text">
      <style:text-properties fo:language="la" fo:country="VA" officeooo:rsid="002e3a4e"/>
    </style:style>
    <style:style style:name="T240" style:family="text">
      <style:text-properties fo:language="la" fo:country="VA" officeooo:rsid="00be44d5"/>
    </style:style>
    <style:style style:name="T241" style:family="text">
      <style:text-properties fo:language="la" fo:country="VA" officeooo:rsid="0032caff"/>
    </style:style>
    <style:style style:name="T242" style:family="text">
      <style:text-properties fo:language="la" fo:country="VA" officeooo:rsid="00326169"/>
    </style:style>
    <style:style style:name="T243" style:family="text">
      <style:text-properties fo:language="la" fo:country="VA" officeooo:rsid="002ea1c5"/>
    </style:style>
    <style:style style:name="T244" style:family="text">
      <style:text-properties fo:language="la" fo:country="VA" officeooo:rsid="004315f9"/>
    </style:style>
    <style:style style:name="T245" style:family="text">
      <style:text-properties fo:language="la" fo:country="VA" officeooo:rsid="0047577a"/>
    </style:style>
    <style:style style:name="T246" style:family="text">
      <style:text-properties officeooo:rsid="002ea1c5"/>
    </style:style>
    <style:style style:name="T247" style:family="text">
      <style:text-properties officeooo:rsid="002fce53" fo:background-color="transparent" loext:char-shading-value="0"/>
    </style:style>
    <style:style style:name="T248" style:family="text">
      <style:text-properties officeooo:rsid="002ea1c5" fo:background-color="transparent" loext:char-shading-value="0"/>
    </style:style>
    <style:style style:name="T249" style:family="text">
      <style:text-properties officeooo:rsid="0acbde77"/>
    </style:style>
    <style:style style:name="T250" style:family="text">
      <style:text-properties officeooo:rsid="002fce53"/>
    </style:style>
    <style:style style:name="T251" style:family="text">
      <style:text-properties officeooo:rsid="0048ce3e"/>
    </style:style>
    <style:style style:name="T252" style:family="text">
      <style:text-properties officeooo:rsid="003029a7"/>
    </style:style>
    <style:style style:name="T253" style:family="text">
      <style:text-properties officeooo:rsid="00349b72"/>
    </style:style>
    <style:style style:name="T254" style:family="text">
      <style:text-properties officeooo:rsid="0077cd10"/>
    </style:style>
    <style:style style:name="T255" style:family="text">
      <style:text-properties officeooo:rsid="00349b72" fo:background-color="transparent" loext:char-shading-value="0"/>
    </style:style>
    <style:style style:name="T256" style:family="text">
      <style:text-properties officeooo:rsid="00bee7ed"/>
    </style:style>
    <style:style style:name="T257" style:family="text">
      <style:text-properties officeooo:rsid="00351951"/>
    </style:style>
    <style:style style:name="T258" style:family="text">
      <style:text-properties officeooo:rsid="004952f0"/>
    </style:style>
    <style:style style:name="T259" style:family="text">
      <style:text-properties officeooo:rsid="00c09957"/>
    </style:style>
    <style:style style:name="T260" style:family="text">
      <style:text-properties officeooo:rsid="00368191"/>
    </style:style>
    <style:style style:name="T261" style:family="text">
      <style:text-properties officeooo:rsid="00368191" fo:background-color="transparent" loext:char-shading-value="0"/>
    </style:style>
    <style:style style:name="T262" style:family="text">
      <style:text-properties officeooo:rsid="00387780"/>
    </style:style>
    <style:style style:name="T263" style:family="text">
      <style:text-properties officeooo:rsid="003a3c72"/>
    </style:style>
    <style:style style:name="T264" style:family="text">
      <style:text-properties officeooo:rsid="003d1cf9"/>
    </style:style>
    <style:style style:name="T265" style:family="text">
      <style:text-properties officeooo:rsid="003b45ae"/>
    </style:style>
    <style:style style:name="T266" style:family="text">
      <style:text-properties officeooo:rsid="0041c507"/>
    </style:style>
    <style:style style:name="T267" style:family="text">
      <style:text-properties officeooo:rsid="003e37ef"/>
    </style:style>
    <style:style style:name="T268" style:family="text">
      <style:text-properties officeooo:rsid="004014fc"/>
    </style:style>
    <style:style style:name="T269" style:family="text">
      <style:text-properties officeooo:rsid="003e37ef" fo:background-color="transparent" loext:char-shading-value="0"/>
    </style:style>
    <style:style style:name="T270" style:family="text">
      <style:text-properties officeooo:rsid="004232a1" fo:background-color="transparent" loext:char-shading-value="0"/>
    </style:style>
    <style:style style:name="T271" style:family="text">
      <style:text-properties officeooo:rsid="003e41c6" fo:background-color="transparent" loext:char-shading-value="0"/>
    </style:style>
    <style:style style:name="T272" style:family="text">
      <style:text-properties officeooo:rsid="003e41c6"/>
    </style:style>
    <style:style style:name="T273" style:family="text">
      <style:text-properties officeooo:rsid="004cb516"/>
    </style:style>
    <style:style style:name="T274" style:family="text">
      <style:text-properties officeooo:rsid="004ac952"/>
    </style:style>
    <style:style style:name="T275" style:family="text">
      <style:text-properties officeooo:rsid="00cffb0c"/>
    </style:style>
    <style:style style:name="T276" style:family="text">
      <style:text-properties officeooo:rsid="004e1ce5"/>
    </style:style>
    <style:style style:name="T277" style:family="text">
      <style:text-properties officeooo:rsid="004ac952" fo:background-color="transparent" loext:char-shading-value="0"/>
    </style:style>
    <style:style style:name="T278" style:family="text">
      <style:text-properties officeooo:rsid="004e8dde"/>
    </style:style>
    <style:style style:name="T279" style:family="text">
      <style:text-properties officeooo:rsid="00c238de"/>
    </style:style>
    <style:style style:name="T280" style:family="text">
      <style:text-properties officeooo:rsid="00775b13"/>
    </style:style>
    <style:style style:name="T281" style:family="text">
      <style:text-properties officeooo:rsid="005068c4"/>
    </style:style>
    <style:style style:name="T282" style:family="text">
      <style:text-properties officeooo:rsid="0051fa9f"/>
    </style:style>
    <style:style style:name="T283" style:family="text">
      <style:text-properties officeooo:rsid="0052791c"/>
    </style:style>
    <style:style style:name="T284" style:family="text">
      <style:text-properties officeooo:rsid="0057f515"/>
    </style:style>
    <style:style style:name="T285" style:family="text">
      <style:text-properties officeooo:rsid="00d0914e"/>
    </style:style>
    <style:style style:name="T286" style:family="text">
      <style:text-properties officeooo:rsid="0ac0b32a"/>
    </style:style>
    <style:style style:name="T287" style:family="text">
      <style:text-properties officeooo:rsid="0055744a"/>
    </style:style>
    <style:style style:name="T288" style:family="text">
      <style:text-properties officeooo:rsid="0ac1d991"/>
    </style:style>
    <style:style style:name="T289" style:family="text">
      <style:text-properties officeooo:rsid="005633de"/>
    </style:style>
    <style:style style:name="T290" style:family="text">
      <style:text-properties officeooo:rsid="005a40e2"/>
    </style:style>
    <style:style style:name="T291" style:family="text">
      <style:text-properties officeooo:rsid="005a84d1"/>
    </style:style>
    <style:style style:name="T292" style:family="text">
      <style:text-properties officeooo:rsid="005b028c"/>
    </style:style>
    <style:style style:name="T293" style:family="text">
      <style:text-properties officeooo:rsid="00d3ead6"/>
    </style:style>
    <style:style style:name="T294" style:family="text">
      <style:text-properties officeooo:rsid="005b20a1"/>
    </style:style>
    <style:style style:name="T295" style:family="text">
      <style:text-properties officeooo:rsid="0ac5f452"/>
    </style:style>
    <style:style style:name="T296" style:family="text">
      <style:text-properties officeooo:rsid="0acff3c3"/>
    </style:style>
    <style:style style:name="T297" style:family="text">
      <style:text-properties officeooo:rsid="005c9643"/>
    </style:style>
    <style:style style:name="T298" style:family="text">
      <style:text-properties officeooo:rsid="0aed4f24"/>
    </style:style>
    <style:style style:name="T299" style:family="text">
      <style:text-properties officeooo:rsid="0ace424e"/>
    </style:style>
    <style:style style:name="T300" style:family="text">
      <style:text-properties officeooo:rsid="0060278a"/>
    </style:style>
    <style:style style:name="T301" style:family="text">
      <style:text-properties officeooo:rsid="0aed557b"/>
    </style:style>
    <style:style style:name="T302" style:family="text">
      <style:text-properties officeooo:rsid="00610d43"/>
    </style:style>
    <style:style style:name="T303" style:family="text">
      <style:text-properties officeooo:rsid="0061f432"/>
    </style:style>
    <style:style style:name="T304" style:family="text">
      <style:text-properties officeooo:rsid="00cf9cca"/>
    </style:style>
    <style:style style:name="T305" style:family="text">
      <style:text-properties officeooo:rsid="0aeec373"/>
    </style:style>
    <style:style style:name="T306" style:family="text">
      <style:text-properties officeooo:rsid="0af09c3f"/>
    </style:style>
    <style:style style:name="T307" style:family="text">
      <style:text-properties officeooo:rsid="0063066e"/>
    </style:style>
    <style:style style:name="T308" style:family="text">
      <style:text-properties officeooo:rsid="007d35bd"/>
    </style:style>
    <style:style style:name="T309" style:family="text">
      <style:text-properties officeooo:rsid="00d93bee"/>
    </style:style>
    <style:style style:name="T310" style:family="text">
      <style:text-properties officeooo:rsid="0ac86b31"/>
    </style:style>
    <style:style style:name="T311" style:family="text">
      <style:text-properties officeooo:rsid="0af38a99"/>
    </style:style>
    <style:style style:name="T312" style:family="text">
      <style:text-properties officeooo:rsid="0065b7bd"/>
    </style:style>
    <style:style style:name="T313" style:family="text">
      <style:text-properties officeooo:rsid="0af45e37"/>
    </style:style>
    <style:style style:name="T314" style:family="text">
      <style:text-properties officeooo:rsid="0066b08a"/>
    </style:style>
    <style:style style:name="T315" style:family="text">
      <style:text-properties officeooo:rsid="0af7eb01"/>
    </style:style>
    <style:style style:name="T316" style:family="text">
      <style:text-properties officeooo:rsid="0af84c5e"/>
    </style:style>
    <style:style style:name="T317" style:family="text">
      <style:text-properties officeooo:rsid="007d9841"/>
    </style:style>
    <style:style style:name="T318" style:family="text">
      <style:text-properties officeooo:rsid="00d85ee0"/>
    </style:style>
    <style:style style:name="T319" style:family="text">
      <style:text-properties officeooo:rsid="0afb2d3e"/>
    </style:style>
    <style:style style:name="T320" style:family="text">
      <style:text-properties officeooo:rsid="012a2dfc"/>
    </style:style>
    <style:style style:name="T321" style:family="text">
      <style:text-properties officeooo:rsid="0b041fc7"/>
    </style:style>
    <style:style style:name="T322" style:family="text">
      <style:text-properties officeooo:rsid="0ad25d1b"/>
    </style:style>
    <style:style style:name="T323" style:family="text">
      <style:text-properties officeooo:rsid="006f8bec"/>
    </style:style>
    <style:style style:name="T324" style:family="text">
      <style:text-properties officeooo:rsid="0b0804af"/>
    </style:style>
    <style:style style:name="T325" style:family="text">
      <style:text-properties officeooo:rsid="0b0bbd28"/>
    </style:style>
    <style:style style:name="T326" style:family="text">
      <style:text-properties officeooo:rsid="0070d1b0"/>
    </style:style>
    <style:style style:name="T327" style:family="text">
      <style:text-properties officeooo:rsid="0b0cee7e"/>
    </style:style>
    <style:style style:name="T328" style:family="text">
      <style:text-properties fo:language="en" fo:country="US" officeooo:rsid="0070d1b0"/>
    </style:style>
    <style:style style:name="T329" style:family="text">
      <style:text-properties officeooo:rsid="0b0dca3a"/>
    </style:style>
    <style:style style:name="T330" style:family="text">
      <style:text-properties officeooo:rsid="0b100e9e"/>
    </style:style>
    <style:style style:name="T331" style:family="text">
      <style:text-properties officeooo:rsid="0b127998"/>
    </style:style>
    <style:style style:name="T332" style:family="text">
      <style:text-properties officeooo:rsid="0072a872"/>
    </style:style>
    <style:style style:name="T333" style:family="text">
      <style:text-properties officeooo:rsid="00738408"/>
    </style:style>
    <style:style style:name="T334" style:family="text">
      <style:text-properties officeooo:rsid="01249886"/>
    </style:style>
    <style:style style:name="T335" style:family="text">
      <style:text-properties officeooo:rsid="0ad1ec4f"/>
    </style:style>
    <style:style style:name="T336" style:family="text">
      <style:text-properties officeooo:rsid="01258ed1"/>
    </style:style>
    <style:style style:name="T337" style:family="text">
      <style:text-properties officeooo:rsid="01250786"/>
    </style:style>
    <style:style style:name="T338" style:family="text">
      <style:text-properties officeooo:rsid="0128bbae"/>
    </style:style>
    <style:style style:name="T339" style:family="text">
      <style:text-properties officeooo:rsid="0b1739cb"/>
    </style:style>
    <style:style style:name="T340" style:family="text">
      <style:text-properties officeooo:rsid="012967a2"/>
    </style:style>
    <style:style style:name="T341" style:family="text">
      <style:text-properties officeooo:rsid="0afcf43f"/>
    </style:style>
    <style:style style:name="T342" style:family="text">
      <style:text-properties officeooo:rsid="0129b931"/>
    </style:style>
    <style:style style:name="T343" style:family="text">
      <style:text-properties officeooo:rsid="0b1a5d30"/>
    </style:style>
    <style:style style:name="T344" style:family="text">
      <style:text-properties officeooo:rsid="012b9fb7"/>
    </style:style>
    <style:style style:name="T345" style:family="text">
      <style:text-properties officeooo:rsid="012c4725"/>
    </style:style>
    <style:style style:name="T346" style:family="text">
      <style:text-properties officeooo:rsid="0b1b7304"/>
    </style:style>
    <style:style style:name="T347" style:family="text">
      <style:text-properties officeooo:rsid="012de291"/>
    </style:style>
    <style:style style:name="T348" style:family="text">
      <style:text-properties officeooo:rsid="012eed9b"/>
    </style:style>
    <style:style style:name="T349" style:family="text">
      <style:text-properties officeooo:rsid="01302619"/>
    </style:style>
    <style:style style:name="T350" style:family="text">
      <style:text-properties officeooo:rsid="01334f0c"/>
    </style:style>
    <style:style style:name="T351" style:family="text">
      <style:text-properties officeooo:rsid="0b1be322"/>
    </style:style>
    <style:style style:name="T352" style:family="text">
      <style:text-properties officeooo:rsid="0b1d98dd"/>
    </style:style>
    <style:style style:name="T353" style:family="text">
      <style:text-properties officeooo:rsid="0b1e8083"/>
    </style:style>
    <style:style style:name="T354" style:family="text">
      <style:text-properties officeooo:rsid="0ac298c8"/>
    </style:style>
    <style:style style:name="T355" style:family="text">
      <style:text-properties officeooo:rsid="0133a33a"/>
    </style:style>
    <style:style style:name="T356" style:family="text">
      <style:text-properties officeooo:rsid="0133e2f5"/>
    </style:style>
    <style:style style:name="T357" style:family="text">
      <style:text-properties officeooo:rsid="0b252782"/>
    </style:style>
    <style:style style:name="T358" style:family="text">
      <style:text-properties officeooo:rsid="0b262005"/>
    </style:style>
    <style:style style:name="T359" style:family="text">
      <style:text-properties officeooo:rsid="0135780f"/>
    </style:style>
    <style:style style:name="T360" style:family="text">
      <style:text-properties officeooo:rsid="01376b6d"/>
    </style:style>
    <style:style style:name="T361" style:family="text">
      <style:text-properties officeooo:rsid="013929fb"/>
    </style:style>
    <style:style style:name="T362" style:family="text">
      <style:text-properties officeooo:rsid="013983e2"/>
    </style:style>
    <style:style style:name="T363" style:family="text">
      <style:text-properties officeooo:rsid="013a563a"/>
    </style:style>
    <style:style style:name="T364" style:family="text">
      <style:text-properties officeooo:rsid="013aaf20"/>
    </style:style>
    <style:style style:name="T365" style:family="text">
      <style:text-properties officeooo:rsid="013afb5c"/>
    </style:style>
    <style:style style:name="T366" style:family="text">
      <style:text-properties officeooo:rsid="013aff0e"/>
    </style:style>
    <style:style style:name="T367" style:family="text">
      <style:text-properties officeooo:rsid="013d91a2"/>
    </style:style>
    <style:style style:name="T368" style:family="text">
      <style:text-properties officeooo:rsid="013f5dbd"/>
    </style:style>
    <style:style style:name="T369" style:family="text">
      <style:text-properties officeooo:rsid="013f8b02"/>
    </style:style>
    <style:style style:name="T370" style:family="text">
      <style:text-properties officeooo:rsid="0b310383"/>
    </style:style>
    <style:style style:name="T371" style:family="text">
      <style:text-properties officeooo:rsid="0b318822"/>
    </style:style>
    <style:style style:name="T372" style:family="text">
      <style:text-properties officeooo:rsid="01415445"/>
    </style:style>
    <style:style style:name="T373" style:family="text">
      <style:text-properties officeooo:rsid="01432549"/>
    </style:style>
    <style:style style:name="T374" style:family="text">
      <style:text-properties officeooo:rsid="014385cd"/>
    </style:style>
    <style:style style:name="T375" style:family="text">
      <style:text-properties officeooo:rsid="0b32537a"/>
    </style:style>
    <style:style style:name="T376" style:family="text">
      <style:text-properties officeooo:rsid="01456473"/>
    </style:style>
    <style:style style:name="T377" style:family="text">
      <style:text-properties officeooo:rsid="0b349498"/>
    </style:style>
    <style:style style:name="T378" style:family="text">
      <style:text-properties officeooo:rsid="0146c82a"/>
    </style:style>
    <style:style style:name="T379" style:family="text">
      <style:text-properties officeooo:rsid="01492a47"/>
    </style:style>
    <style:style style:name="T380" style:family="text">
      <style:text-properties officeooo:rsid="014ae5cf"/>
    </style:style>
    <style:style style:name="T381" style:family="text">
      <style:text-properties officeooo:rsid="014bfe56"/>
    </style:style>
    <style:style style:name="T382" style:family="text">
      <style:text-properties officeooo:rsid="014e3ba3"/>
    </style:style>
    <style:style style:name="T383" style:family="text">
      <style:text-properties officeooo:rsid="014ee954"/>
    </style:style>
    <style:style style:name="T384" style:family="text">
      <style:text-properties officeooo:rsid="014fdb26"/>
    </style:style>
    <style:style style:name="T385" style:family="text">
      <style:text-properties officeooo:rsid="015137a2"/>
    </style:style>
    <style:style style:name="T386" style:family="text">
      <style:text-properties officeooo:rsid="01521977"/>
    </style:style>
    <style:style style:name="T387" style:family="text">
      <style:text-properties officeooo:rsid="0153f459"/>
    </style:style>
    <style:style style:name="T388" style:family="text">
      <style:text-properties officeooo:rsid="0154e1d7"/>
    </style:style>
    <style:style style:name="T389" style:family="text">
      <style:text-properties officeooo:rsid="015507dc"/>
    </style:style>
    <style:style style:name="T390" style:family="text">
      <style:text-properties officeooo:rsid="01554516"/>
    </style:style>
    <style:style style:name="T391" style:family="text">
      <style:text-properties officeooo:rsid="01573ded"/>
    </style:style>
    <style:style style:name="T392" style:family="text">
      <style:text-properties officeooo:rsid="0159c076"/>
    </style:style>
    <style:style style:name="T393" style:family="text">
      <style:text-properties officeooo:rsid="0b3b5751"/>
    </style:style>
    <style:style style:name="T394" style:family="text">
      <style:text-properties officeooo:rsid="0b3d4b5a"/>
    </style:style>
    <style:style style:name="T395" style:family="text">
      <style:text-properties officeooo:rsid="015ad1aa"/>
    </style:style>
    <style:style style:name="T396" style:family="text">
      <style:text-properties officeooo:rsid="0b3f00f5"/>
    </style:style>
    <style:style style:name="T397" style:family="text">
      <style:text-properties officeooo:rsid="0b3f5050"/>
    </style:style>
    <style:style style:name="T398" style:family="text">
      <style:text-properties officeooo:rsid="015c0931"/>
    </style:style>
    <style:style style:name="T399" style:family="text">
      <style:text-properties officeooo:rsid="0b3f8633"/>
    </style:style>
    <style:style style:name="T400" style:family="text">
      <style:text-properties officeooo:rsid="015d2254"/>
    </style:style>
    <style:style style:name="T401" style:family="text">
      <style:text-properties officeooo:rsid="015e8cd9"/>
    </style:style>
    <style:style style:name="T402" style:family="text">
      <style:text-properties officeooo:rsid="015ed842"/>
    </style:style>
    <style:style style:name="T403" style:family="text">
      <style:text-properties officeooo:rsid="0160c49f"/>
    </style:style>
    <style:style style:name="T404" style:family="text">
      <style:text-properties officeooo:rsid="01610f15"/>
    </style:style>
    <style:style style:name="T405" style:family="text">
      <style:text-properties officeooo:rsid="01612c7d"/>
    </style:style>
    <style:style style:name="T406" style:family="text">
      <style:text-properties officeooo:rsid="0163acea"/>
    </style:style>
    <style:style style:name="T407" style:family="text">
      <style:text-properties officeooo:rsid="0164bffa"/>
    </style:style>
    <style:style style:name="T408" style:family="text">
      <style:text-properties officeooo:rsid="0165e808"/>
    </style:style>
    <style:style style:name="T409" style:family="text">
      <style:text-properties officeooo:rsid="0b41ba54"/>
    </style:style>
    <style:style style:name="T410" style:family="text">
      <style:text-properties officeooo:rsid="01680648"/>
    </style:style>
    <style:style style:name="T411" style:family="text">
      <style:text-properties officeooo:rsid="01692c17"/>
    </style:style>
    <style:style style:name="T412" style:family="text">
      <style:text-properties officeooo:rsid="0b424881"/>
    </style:style>
    <style:style style:name="T413" style:family="text">
      <style:text-properties officeooo:rsid="0169563d"/>
    </style:style>
    <style:style style:name="T414" style:family="text">
      <style:text-properties officeooo:rsid="016b5612"/>
    </style:style>
    <style:style style:name="T415" style:family="text">
      <style:text-properties officeooo:rsid="016c64fe"/>
    </style:style>
    <style:style style:name="T416" style:family="text">
      <style:text-properties officeooo:rsid="016e5406"/>
    </style:style>
    <style:style style:name="T417" style:family="text">
      <style:text-properties officeooo:rsid="016f5e27"/>
    </style:style>
    <style:style style:name="T418" style:family="text">
      <style:text-properties officeooo:rsid="0170b050"/>
    </style:style>
    <style:style style:name="T419" style:family="text">
      <style:text-properties officeooo:rsid="017187c6"/>
    </style:style>
    <style:style style:name="T420" style:family="text">
      <style:text-properties officeooo:rsid="0176b3ff"/>
    </style:style>
    <style:style style:name="T421" style:family="text">
      <style:text-properties officeooo:rsid="0172e809"/>
    </style:style>
    <style:style style:name="T422" style:family="text">
      <style:text-properties officeooo:rsid="0174c44a"/>
    </style:style>
    <style:style style:name="T423" style:family="text">
      <style:text-properties officeooo:rsid="0177d4c3"/>
    </style:style>
    <style:style style:name="T424" style:family="text">
      <style:text-properties officeooo:rsid="0b441fd1"/>
    </style:style>
    <style:style style:name="T425" style:family="text">
      <style:text-properties officeooo:rsid="017868ee"/>
    </style:style>
    <style:style style:name="T426" style:family="text">
      <style:text-properties officeooo:rsid="0178aaa1"/>
    </style:style>
    <style:style style:name="T427" style:family="text">
      <style:text-properties officeooo:rsid="017907a2"/>
    </style:style>
    <style:style style:name="T428" style:family="text">
      <style:text-properties officeooo:rsid="0179eae9"/>
    </style:style>
    <style:style style:name="T429" style:family="text">
      <style:text-properties officeooo:rsid="017b1bff"/>
    </style:style>
    <style:style style:name="T430" style:family="text">
      <style:text-properties officeooo:rsid="017c0423"/>
    </style:style>
    <style:style style:name="T431" style:family="text">
      <style:text-properties officeooo:rsid="017caffa"/>
    </style:style>
    <style:style style:name="T432" style:family="text">
      <style:text-properties officeooo:rsid="017d8666"/>
    </style:style>
    <style:style style:name="T433" style:family="text">
      <style:text-properties officeooo:rsid="01807281"/>
    </style:style>
    <style:style style:name="T434" style:family="text">
      <style:text-properties officeooo:rsid="0180f3a2"/>
    </style:style>
    <style:style style:name="T435" style:family="text">
      <style:text-properties officeooo:rsid="0182645b"/>
    </style:style>
    <style:style style:name="T436" style:family="text">
      <style:text-properties officeooo:rsid="01828490"/>
    </style:style>
    <style:style style:name="T437" style:family="text">
      <style:text-properties officeooo:rsid="0182f760"/>
    </style:style>
    <style:style style:name="T438" style:family="text">
      <style:text-properties officeooo:rsid="0183db8a"/>
    </style:style>
    <style:style style:name="T439" style:family="text">
      <style:text-properties officeooo:rsid="0185b4d3"/>
    </style:style>
    <style:style style:name="T440" style:family="text">
      <style:text-properties officeooo:rsid="0185e94e"/>
    </style:style>
    <style:style style:name="T441" style:family="text">
      <style:text-properties officeooo:rsid="0187a787"/>
    </style:style>
    <style:style style:name="T442" style:family="text">
      <style:text-properties officeooo:rsid="0189897d"/>
    </style:style>
    <style:style style:name="T443" style:family="text">
      <style:text-properties officeooo:rsid="018b7286"/>
    </style:style>
    <style:style style:name="T444" style:family="text">
      <style:text-properties officeooo:rsid="0b44a536"/>
    </style:style>
    <style:style style:name="T445" style:family="text">
      <style:text-properties officeooo:rsid="0b47e786"/>
    </style:style>
    <style:style style:name="T446" style:family="text">
      <style:text-properties officeooo:rsid="0b496ad2"/>
    </style:style>
    <style:style style:name="T447" style:family="text">
      <style:text-properties officeooo:rsid="0b4a9863"/>
    </style:style>
    <style:style style:name="T448" style:family="text">
      <style:text-properties officeooo:rsid="018c6489"/>
    </style:style>
    <style:style style:name="T449" style:family="text">
      <style:text-properties officeooo:rsid="0b4ee5d6"/>
    </style:style>
    <style:style style:name="T450" style:family="text">
      <style:text-properties officeooo:rsid="018d0201"/>
    </style:style>
    <style:style style:name="T451" style:family="text">
      <style:text-properties officeooo:rsid="018e0949"/>
    </style:style>
    <style:style style:name="T452" style:family="text">
      <style:text-properties officeooo:rsid="018fac2c"/>
    </style:style>
    <style:style style:name="T453" style:family="text">
      <style:text-properties officeooo:rsid="01914b50"/>
    </style:style>
    <style:style style:name="T454" style:family="text">
      <style:text-properties officeooo:rsid="0b4f6113"/>
    </style:style>
    <style:style style:name="T455" style:family="text">
      <style:text-properties officeooo:rsid="019f7259"/>
    </style:style>
    <style:style style:name="T456" style:family="text">
      <style:text-properties officeooo:rsid="019fc828"/>
    </style:style>
    <style:style style:name="T457" style:family="text">
      <style:text-properties officeooo:rsid="019fca7d"/>
    </style:style>
    <style:style style:name="T458" style:family="text">
      <style:text-properties officeooo:rsid="01a1c0ac"/>
    </style:style>
    <style:style style:name="T459" style:family="text">
      <style:text-properties officeooo:rsid="01a1cfed"/>
    </style:style>
    <style:style style:name="T460" style:family="text">
      <style:text-properties officeooo:rsid="01a4960c"/>
    </style:style>
    <style:style style:name="T461" style:family="text">
      <style:text-properties officeooo:rsid="0b59dcb4"/>
    </style:style>
    <style:style style:name="T462" style:family="text">
      <style:text-properties officeooo:rsid="01a4b1de"/>
    </style:style>
    <style:style style:name="T463" style:family="text">
      <style:text-properties officeooo:rsid="01a5e64d"/>
    </style:style>
    <style:style style:name="T464" style:family="text">
      <style:text-properties officeooo:rsid="01a7b1a2"/>
    </style:style>
    <style:style style:name="T465" style:family="text">
      <style:text-properties officeooo:rsid="01a93a1b"/>
    </style:style>
    <style:style style:name="T466" style:family="text">
      <style:text-properties officeooo:rsid="01aa4285"/>
    </style:style>
    <style:style style:name="T467" style:family="text">
      <style:text-properties officeooo:rsid="0b5a4aa2"/>
    </style:style>
    <style:style style:name="T468" style:family="text">
      <style:text-properties officeooo:rsid="01ab14fe"/>
    </style:style>
    <style:style style:name="T469" style:family="text">
      <style:text-properties officeooo:rsid="01ac39cb"/>
    </style:style>
    <style:style style:name="T470" style:family="text">
      <style:text-properties officeooo:rsid="01aed62e"/>
    </style:style>
    <style:style style:name="T471" style:family="text">
      <style:text-properties officeooo:rsid="01aefdd9"/>
    </style:style>
    <style:style style:name="T472" style:family="text">
      <style:text-properties officeooo:rsid="0b043563"/>
    </style:style>
    <style:style style:name="T473" style:family="text">
      <style:text-properties officeooo:rsid="01af239b"/>
    </style:style>
    <style:style style:name="T474" style:family="text">
      <style:text-properties officeooo:rsid="0ad6fdbb"/>
    </style:style>
    <style:style style:name="T475" style:family="text">
      <style:text-properties officeooo:rsid="0ad88593"/>
    </style:style>
    <style:style style:name="T476" style:family="text">
      <style:text-properties officeooo:rsid="01af8688"/>
    </style:style>
    <style:style style:name="T477" style:family="text">
      <style:text-properties officeooo:rsid="0b5b318b"/>
    </style:style>
    <style:style style:name="T478" style:family="text">
      <style:text-properties officeooo:rsid="0b83b4e2"/>
    </style:style>
    <style:style style:name="T479" style:family="text">
      <style:text-properties officeooo:rsid="0ad28aa3"/>
    </style:style>
    <style:style style:name="T480" style:family="text">
      <style:text-properties officeooo:rsid="01b13b16"/>
    </style:style>
    <style:style style:name="T481" style:family="text">
      <style:text-properties officeooo:rsid="01b28e3e"/>
    </style:style>
    <style:style style:name="T482" style:family="text">
      <style:text-properties officeooo:rsid="01b34425"/>
    </style:style>
    <style:style style:name="T483" style:family="text">
      <style:text-properties officeooo:rsid="01b53d7b"/>
    </style:style>
    <style:style style:name="T484" style:family="text">
      <style:text-properties officeooo:rsid="01b5db90"/>
    </style:style>
    <style:style style:name="T485" style:family="text">
      <style:text-properties officeooo:rsid="0b5e700a"/>
    </style:style>
    <style:style style:name="T486" style:family="text">
      <style:text-properties officeooo:rsid="01bc6d27"/>
    </style:style>
    <style:style style:name="T487" style:family="text">
      <style:text-properties officeooo:rsid="01bc713e"/>
    </style:style>
    <style:style style:name="T488" style:family="text">
      <style:text-properties officeooo:rsid="01be1ed6"/>
    </style:style>
    <style:style style:name="T489" style:family="text">
      <style:text-properties officeooo:rsid="0b5eb114"/>
    </style:style>
    <style:style style:name="T490" style:family="text">
      <style:text-properties officeooo:rsid="01be4cec"/>
    </style:style>
    <style:style style:name="T491" style:family="text">
      <style:text-properties officeooo:rsid="01becb22"/>
    </style:style>
    <style:style style:name="T492" style:family="text">
      <style:text-properties officeooo:rsid="01c0a9ca"/>
    </style:style>
    <style:style style:name="T493" style:family="text">
      <style:text-properties officeooo:rsid="01c1d1c9"/>
    </style:style>
    <style:style style:name="T494" style:family="text">
      <style:text-properties officeooo:rsid="01c25741"/>
    </style:style>
    <style:style style:name="T495" style:family="text">
      <style:text-properties officeooo:rsid="0b601519"/>
    </style:style>
    <style:style style:name="T496" style:family="text">
      <style:text-properties officeooo:rsid="01c36919"/>
    </style:style>
    <style:style style:name="T497" style:family="text">
      <style:text-properties officeooo:rsid="01c4a3d0"/>
    </style:style>
    <style:style style:name="T498" style:family="text">
      <style:text-properties officeooo:rsid="01c66d41"/>
    </style:style>
    <style:style style:name="T499" style:family="text">
      <style:text-properties officeooo:rsid="01c8658c"/>
    </style:style>
    <style:style style:name="T500" style:family="text">
      <style:text-properties officeooo:rsid="01ca5da0"/>
    </style:style>
    <style:style style:name="T501" style:family="text">
      <style:text-properties officeooo:rsid="01cb1dc6"/>
    </style:style>
    <style:style style:name="T502" style:family="text">
      <style:text-properties officeooo:rsid="01cb41ef"/>
    </style:style>
    <style:style style:name="T503" style:family="text">
      <style:text-properties officeooo:rsid="01cc5f7b"/>
    </style:style>
    <style:style style:name="T504" style:family="text">
      <style:text-properties officeooo:rsid="01ce0e74"/>
    </style:style>
    <style:style style:name="T505" style:family="text">
      <style:text-properties officeooo:rsid="01cff4ab"/>
    </style:style>
    <style:style style:name="T506" style:family="text">
      <style:text-properties officeooo:rsid="01d10fe0"/>
    </style:style>
    <style:style style:name="T507" style:family="text">
      <style:text-properties officeooo:rsid="01d17af8"/>
    </style:style>
    <style:style style:name="T508" style:family="text">
      <style:text-properties officeooo:rsid="01d29ce5"/>
    </style:style>
    <style:style style:name="T509" style:family="text">
      <style:text-properties officeooo:rsid="01d2ad3b"/>
    </style:style>
    <style:style style:name="T510" style:family="text">
      <style:text-properties officeooo:rsid="01d2fa2b"/>
    </style:style>
    <style:style style:name="T511" style:family="text">
      <style:text-properties officeooo:rsid="01d4a62e"/>
    </style:style>
    <style:style style:name="T512" style:family="text">
      <style:text-properties officeooo:rsid="01d671b2"/>
    </style:style>
    <style:style style:name="T513" style:family="text">
      <style:text-properties officeooo:rsid="01d72424"/>
    </style:style>
    <style:style style:name="T514" style:family="text">
      <style:text-properties officeooo:rsid="01d80a42"/>
    </style:style>
    <style:style style:name="T515" style:family="text">
      <style:text-properties officeooo:rsid="01d93e1d"/>
    </style:style>
    <style:style style:name="T516" style:family="text">
      <style:text-properties officeooo:rsid="01d94115"/>
    </style:style>
    <style:style style:name="T517" style:family="text">
      <style:text-properties officeooo:rsid="0b614e23"/>
    </style:style>
    <style:style style:name="T518" style:family="text">
      <style:text-properties officeooo:rsid="01dbad14"/>
    </style:style>
    <style:style style:name="T519" style:family="text">
      <style:text-properties officeooo:rsid="0b62cf80"/>
    </style:style>
    <style:style style:name="T520" style:family="text">
      <style:text-properties officeooo:rsid="01dd9742"/>
    </style:style>
    <style:style style:name="T521" style:family="text">
      <style:text-properties officeooo:rsid="01ddc4b8"/>
    </style:style>
    <style:style style:name="T522" style:family="text">
      <style:text-properties officeooo:rsid="01e17d79"/>
    </style:style>
    <style:style style:name="T523" style:family="text">
      <style:text-properties officeooo:rsid="01e2f945"/>
    </style:style>
    <style:style style:name="T524" style:family="text">
      <style:text-properties officeooo:rsid="01e380b3"/>
    </style:style>
    <style:style style:name="T525" style:family="text">
      <style:text-properties officeooo:rsid="01e3ba6a"/>
    </style:style>
    <style:style style:name="T526" style:family="text">
      <style:text-properties officeooo:rsid="01e43fb9"/>
    </style:style>
    <style:style style:name="T527" style:family="text">
      <style:text-properties officeooo:rsid="01e50fd7"/>
    </style:style>
    <style:style style:name="T528" style:family="text">
      <style:text-properties officeooo:rsid="01e69c81"/>
    </style:style>
    <style:style style:name="T529" style:family="text">
      <style:text-properties officeooo:rsid="01e733f7"/>
    </style:style>
    <style:style style:name="T530" style:family="text">
      <style:text-properties officeooo:rsid="01e80ad2"/>
    </style:style>
    <style:style style:name="T531" style:family="text">
      <style:text-properties officeooo:rsid="0b64bed6"/>
    </style:style>
    <style:style style:name="T532" style:family="text">
      <style:text-properties officeooo:rsid="01e8bf5b"/>
    </style:style>
    <style:style style:name="T533" style:family="text">
      <style:text-properties officeooo:rsid="01e98f18"/>
    </style:style>
    <style:style style:name="T534" style:family="text">
      <style:text-properties officeooo:rsid="0b6a9ec7"/>
    </style:style>
    <style:style style:name="T535" style:family="text">
      <style:text-properties officeooo:rsid="01eb9080"/>
    </style:style>
    <style:style style:name="T536" style:family="text">
      <style:text-properties officeooo:rsid="01e99c68"/>
    </style:style>
    <style:style style:name="T537" style:family="text">
      <style:text-properties officeooo:rsid="0b7d5107"/>
    </style:style>
    <style:style style:name="T538" style:family="text">
      <style:text-properties officeooo:rsid="0b7a5598"/>
    </style:style>
    <style:style style:name="T539" style:family="text">
      <style:text-properties officeooo:rsid="0b7cfd76"/>
    </style:style>
    <style:style style:name="T540" style:family="text">
      <style:text-properties officeooo:rsid="01ebe42a"/>
    </style:style>
    <style:style style:name="T541" style:family="text">
      <style:text-properties officeooo:rsid="01ebf639"/>
    </style:style>
    <style:style style:name="T542" style:family="text">
      <style:text-properties officeooo:rsid="01ebffbb"/>
    </style:style>
    <style:style style:name="T543" style:family="text">
      <style:text-properties officeooo:rsid="01ededaf"/>
    </style:style>
    <style:style style:name="T544" style:family="text">
      <style:text-properties officeooo:rsid="01ef1a8e"/>
    </style:style>
    <style:style style:name="T545" style:family="text">
      <style:text-properties officeooo:rsid="01f105cb"/>
    </style:style>
    <style:style style:name="T546" style:family="text">
      <style:text-properties officeooo:rsid="01f28454"/>
    </style:style>
    <style:style style:name="T547" style:family="text">
      <style:text-properties officeooo:rsid="01f2efda"/>
    </style:style>
    <style:style style:name="T548" style:family="text">
      <style:text-properties officeooo:rsid="01f34bd2"/>
    </style:style>
    <style:style style:name="T549" style:family="text">
      <style:text-properties officeooo:rsid="01f3727c"/>
    </style:style>
    <style:style style:name="T550" style:family="text">
      <style:text-properties officeooo:rsid="01f55465"/>
    </style:style>
    <style:style style:name="T551" style:family="text">
      <style:text-properties officeooo:rsid="0b6bf0c5"/>
    </style:style>
    <style:style style:name="T552" style:family="text">
      <style:text-properties officeooo:rsid="01f72e77"/>
    </style:style>
    <style:style style:name="T553" style:family="text">
      <style:text-properties officeooo:rsid="0b6df1d0"/>
    </style:style>
    <style:style style:name="T554" style:family="text">
      <style:text-properties officeooo:rsid="01f7e076"/>
    </style:style>
    <style:style style:name="T555" style:family="text">
      <style:text-properties officeooo:rsid="01f91792"/>
    </style:style>
    <style:style style:name="T556" style:family="text">
      <style:text-properties officeooo:rsid="01fa6900"/>
    </style:style>
    <style:style style:name="T557" style:family="text">
      <style:text-properties officeooo:rsid="01fc05a2"/>
    </style:style>
    <style:style style:name="T558" style:family="text">
      <style:text-properties officeooo:rsid="01fd4838"/>
    </style:style>
    <style:style style:name="T559" style:family="text">
      <style:text-properties officeooo:rsid="01fe25d5"/>
    </style:style>
    <style:style style:name="T560" style:family="text">
      <style:text-properties officeooo:rsid="02000159"/>
    </style:style>
    <style:style style:name="T561" style:family="text">
      <style:text-properties officeooo:rsid="02002423"/>
    </style:style>
    <style:style style:name="T562" style:family="text">
      <style:text-properties officeooo:rsid="02017dba"/>
    </style:style>
    <style:style style:name="T563" style:family="text">
      <style:text-properties officeooo:rsid="02024299"/>
    </style:style>
    <style:style style:name="T564" style:family="text">
      <style:text-properties officeooo:rsid="0202c176"/>
    </style:style>
    <style:style style:name="T565" style:family="text">
      <style:text-properties officeooo:rsid="0203be7a"/>
    </style:style>
    <style:style style:name="T566" style:family="text">
      <style:text-properties officeooo:rsid="020561a0"/>
    </style:style>
    <style:style style:name="T567" style:family="text">
      <style:text-properties officeooo:rsid="0205baca"/>
    </style:style>
    <style:style style:name="T568" style:family="text">
      <style:text-properties officeooo:rsid="0205e0c8"/>
    </style:style>
    <style:style style:name="T569" style:family="text">
      <style:text-properties officeooo:rsid="02060c47"/>
    </style:style>
    <style:style style:name="T570" style:family="text">
      <style:text-properties officeooo:rsid="02092371"/>
    </style:style>
    <style:style style:name="T571" style:family="text">
      <style:text-properties officeooo:rsid="0b7dbc8a"/>
    </style:style>
    <style:style style:name="T572" style:family="text">
      <style:text-properties officeooo:rsid="0b7e919e"/>
    </style:style>
    <style:style style:name="T573" style:family="text">
      <style:text-properties officeooo:rsid="0209902a"/>
    </style:style>
    <style:style style:name="T574" style:family="text">
      <style:text-properties officeooo:rsid="020a7959"/>
    </style:style>
    <style:style style:name="T575" style:family="text">
      <style:text-properties officeooo:rsid="0b805652"/>
    </style:style>
    <style:style style:name="T576" style:family="text">
      <style:text-properties officeooo:rsid="020ba689"/>
    </style:style>
    <style:style style:name="T577" style:family="text">
      <style:text-properties officeooo:rsid="0b80d1af"/>
    </style:style>
    <style:style style:name="T578" style:family="text">
      <style:text-properties officeooo:rsid="020d3349"/>
    </style:style>
    <style:style style:name="T579" style:family="text">
      <style:text-properties officeooo:rsid="020e81b2"/>
    </style:style>
    <style:style style:name="T580" style:family="text">
      <style:text-properties officeooo:rsid="02104348"/>
    </style:style>
    <style:style style:name="T581" style:family="text">
      <style:text-properties officeooo:rsid="0b74bc2c"/>
    </style:style>
    <style:style style:name="T582" style:family="text">
      <style:text-properties officeooo:rsid="02117bfb"/>
    </style:style>
    <style:style style:name="T583" style:family="text">
      <style:text-properties officeooo:rsid="0212e79d"/>
    </style:style>
    <style:style style:name="T584" style:family="text">
      <style:text-properties officeooo:rsid="021441a8"/>
    </style:style>
    <style:style style:name="T585" style:family="text">
      <style:text-properties officeooo:rsid="021515d1"/>
    </style:style>
    <style:style style:name="T586" style:family="text">
      <style:text-properties officeooo:rsid="0b858321"/>
    </style:style>
    <style:style style:name="T587" style:family="text">
      <style:text-properties officeooo:rsid="0216432f"/>
    </style:style>
    <style:style style:name="T588" style:family="text">
      <style:text-properties officeooo:rsid="0217f899"/>
    </style:style>
    <style:style style:name="T589" style:family="text">
      <style:text-properties officeooo:rsid="0218d0e7"/>
    </style:style>
    <style:style style:name="T590" style:family="text">
      <style:text-properties officeooo:rsid="0b86657a"/>
    </style:style>
    <style:style style:name="T591" style:family="text">
      <style:text-properties officeooo:rsid="021ace1d"/>
    </style:style>
    <style:style style:name="T592" style:family="text">
      <style:text-properties officeooo:rsid="021bbc13"/>
    </style:style>
    <style:style style:name="T593" style:family="text">
      <style:text-properties officeooo:rsid="021d5745"/>
    </style:style>
    <style:style style:name="T594" style:family="text">
      <style:text-properties officeooo:rsid="021f35eb"/>
    </style:style>
    <style:style style:name="T595" style:family="text">
      <style:text-properties officeooo:rsid="021f4ce8"/>
    </style:style>
    <style:style style:name="T596" style:family="text">
      <style:text-properties officeooo:rsid="0220b672"/>
    </style:style>
    <style:style style:name="T597" style:family="text">
      <style:text-properties officeooo:rsid="022290a5"/>
    </style:style>
    <style:style style:name="T598" style:family="text">
      <style:text-properties officeooo:rsid="0223aa85"/>
    </style:style>
    <style:style style:name="T599" style:family="text">
      <style:text-properties officeooo:rsid="0223fc2e"/>
    </style:style>
    <style:style style:name="T600" style:family="text">
      <style:text-properties officeooo:rsid="0224c230"/>
    </style:style>
    <style:style style:name="T601" style:family="text">
      <style:text-properties officeooo:rsid="0b8825f5"/>
    </style:style>
    <style:style style:name="T602" style:family="text">
      <style:text-properties officeooo:rsid="0225e0bf"/>
    </style:style>
    <style:style style:name="T603" style:family="text">
      <style:text-properties officeooo:rsid="02276d09"/>
    </style:style>
    <style:style style:name="T604" style:family="text">
      <style:text-properties officeooo:rsid="0227aad2"/>
    </style:style>
    <style:style style:name="T605" style:family="text">
      <style:text-properties officeooo:rsid="0228de5b"/>
    </style:style>
    <style:style style:name="T606" style:family="text">
      <style:text-properties officeooo:rsid="022a52a5"/>
    </style:style>
    <style:style style:name="T607" style:family="text">
      <style:text-properties officeooo:rsid="022b55bb"/>
    </style:style>
    <style:style style:name="T608" style:family="text">
      <style:text-properties officeooo:rsid="022b6eee"/>
    </style:style>
    <style:style style:name="T609" style:family="text">
      <style:text-properties officeooo:rsid="022d363d"/>
    </style:style>
    <style:style style:name="T610" style:family="text">
      <style:text-properties officeooo:rsid="022e7af8"/>
    </style:style>
    <style:style style:name="T611" style:family="text">
      <style:text-properties officeooo:rsid="022fa22b"/>
    </style:style>
    <style:style style:name="T612" style:family="text">
      <style:text-properties officeooo:rsid="0231a216"/>
    </style:style>
    <style:style style:name="T613" style:family="text">
      <style:text-properties officeooo:rsid="0231a99d"/>
    </style:style>
    <style:style style:name="T614" style:family="text">
      <style:text-properties officeooo:rsid="0232bf73"/>
    </style:style>
    <style:style style:name="T615" style:family="text">
      <style:text-properties officeooo:rsid="02331fbe"/>
    </style:style>
    <style:style style:name="T616" style:family="text">
      <style:text-properties officeooo:rsid="0234f009"/>
    </style:style>
    <style:style style:name="T617" style:family="text">
      <style:text-properties officeooo:rsid="0236ee4f"/>
    </style:style>
    <style:style style:name="T618" style:family="text">
      <style:text-properties officeooo:rsid="02384fd2"/>
    </style:style>
    <style:style style:name="T619" style:family="text">
      <style:text-properties officeooo:rsid="02392740"/>
    </style:style>
    <style:style style:name="T620" style:family="text">
      <style:text-properties officeooo:rsid="023a2fc3"/>
    </style:style>
    <style:style style:name="T621" style:family="text">
      <style:text-properties officeooo:rsid="023ab17d"/>
    </style:style>
    <style:style style:name="T622" style:family="text">
      <style:text-properties officeooo:rsid="023ca017"/>
    </style:style>
    <style:style style:name="T623" style:family="text">
      <style:text-properties officeooo:rsid="023dea58"/>
    </style:style>
    <style:style style:name="T624" style:family="text">
      <style:text-properties officeooo:rsid="023f8721"/>
    </style:style>
    <style:style style:name="T625" style:family="text">
      <style:text-properties officeooo:rsid="0240502c"/>
    </style:style>
    <style:style style:name="T626" style:family="text">
      <style:text-properties officeooo:rsid="0240dc27"/>
    </style:style>
    <style:style style:name="T627" style:family="text">
      <style:text-properties officeooo:rsid="02415014"/>
    </style:style>
    <style:style style:name="T628" style:family="text">
      <style:text-properties officeooo:rsid="0241fddd"/>
    </style:style>
    <style:style style:name="T629" style:family="text">
      <style:text-properties officeooo:rsid="0245a307"/>
    </style:style>
    <style:style style:name="T630" style:family="text">
      <style:text-properties officeooo:rsid="0245c7d1"/>
    </style:style>
    <style:style style:name="T631" style:family="text">
      <style:text-properties officeooo:rsid="0b9019f3"/>
    </style:style>
    <style:style style:name="T632" style:family="text">
      <style:text-properties officeooo:rsid="024ad3cb"/>
    </style:style>
    <style:style style:name="T633" style:family="text">
      <style:text-properties officeooo:rsid="024be8c9"/>
    </style:style>
    <style:style style:name="T634" style:family="text">
      <style:text-properties officeooo:rsid="024ce463"/>
    </style:style>
    <style:style style:name="T635" style:family="text">
      <style:text-properties officeooo:rsid="024e18f4"/>
    </style:style>
    <style:style style:name="T636" style:family="text">
      <style:text-properties officeooo:rsid="0adf1ec5"/>
    </style:style>
    <style:style style:name="T637" style:family="text">
      <style:text-properties officeooo:rsid="0add4177"/>
    </style:style>
    <style:style style:name="T638" style:family="text">
      <style:text-properties officeooo:rsid="0b91ec40"/>
    </style:style>
    <style:style style:name="T639" style:family="text">
      <style:text-properties officeooo:rsid="0ade18b2"/>
    </style:style>
    <style:style style:name="T640" style:family="text">
      <style:text-properties officeooo:rsid="024f2a94"/>
    </style:style>
    <style:style style:name="T641" style:family="text">
      <style:text-properties officeooo:rsid="024f8fee"/>
    </style:style>
    <style:style style:name="T642" style:family="text">
      <style:text-properties officeooo:rsid="025051f7"/>
    </style:style>
    <style:style style:name="T643" style:family="text">
      <style:text-properties officeooo:rsid="0250d43c"/>
    </style:style>
    <style:style style:name="T644" style:family="text">
      <style:text-properties officeooo:rsid="0251557f"/>
    </style:style>
    <style:style style:name="T645" style:family="text">
      <style:text-properties officeooo:rsid="0255db89"/>
    </style:style>
    <style:style style:name="T646" style:family="text">
      <style:text-properties officeooo:rsid="02564e48"/>
    </style:style>
    <style:style style:name="T647" style:family="text">
      <style:text-properties officeooo:rsid="02599de0"/>
    </style:style>
    <style:style style:name="T648" style:family="text">
      <style:text-properties officeooo:rsid="025ae1c1"/>
    </style:style>
    <style:style style:name="T649" style:family="text">
      <style:text-properties officeooo:rsid="025bd1a8"/>
    </style:style>
    <style:style style:name="T650" style:family="text">
      <style:text-properties officeooo:rsid="025d59d6"/>
    </style:style>
    <style:style style:name="T651" style:family="text">
      <style:text-properties officeooo:rsid="025fabf8"/>
    </style:style>
    <style:style style:name="T652" style:family="text">
      <style:text-properties officeooo:rsid="02612b83"/>
    </style:style>
    <style:style style:name="T653" style:family="text">
      <style:text-properties officeooo:rsid="026311bd"/>
    </style:style>
    <style:style style:name="T654" style:family="text">
      <style:text-properties officeooo:rsid="0264ed9a"/>
    </style:style>
    <style:style style:name="T655" style:family="text">
      <style:text-properties officeooo:rsid="0266100e"/>
    </style:style>
    <style:style style:name="T656" style:family="text">
      <style:text-properties officeooo:rsid="0266a959"/>
    </style:style>
    <style:style style:name="T657" style:family="text">
      <style:text-properties officeooo:rsid="0268490a"/>
    </style:style>
    <style:style style:name="T658" style:family="text">
      <style:text-properties officeooo:rsid="0b9427a3"/>
    </style:style>
    <style:style style:name="T659" style:family="text">
      <style:text-properties officeooo:rsid="02686dec"/>
    </style:style>
    <style:style style:name="T660" style:family="text">
      <style:text-properties officeooo:rsid="0268d9e1"/>
    </style:style>
    <style:style style:name="T661" style:family="text">
      <style:text-properties officeooo:rsid="0269a6f3"/>
    </style:style>
    <style:style style:name="T662" style:family="text">
      <style:text-properties officeooo:rsid="0b94a1b3"/>
    </style:style>
    <style:style style:name="T663" style:family="text">
      <style:text-properties officeooo:rsid="026bc331"/>
    </style:style>
    <style:style style:name="T664" style:family="text">
      <style:text-properties officeooo:rsid="026bc6a0"/>
    </style:style>
    <style:style style:name="T665" style:family="text">
      <style:text-properties officeooo:rsid="026d050c"/>
    </style:style>
    <style:style style:name="T666" style:family="text">
      <style:text-properties officeooo:rsid="026d3cd8"/>
    </style:style>
    <style:style style:name="T667" style:family="text">
      <style:text-properties officeooo:rsid="0271d9e4"/>
    </style:style>
    <style:style style:name="T668" style:family="text">
      <style:text-properties officeooo:rsid="026fdc48"/>
    </style:style>
    <style:style style:name="T669" style:family="text">
      <style:text-properties officeooo:rsid="0272aeaf"/>
    </style:style>
    <style:style style:name="T670" style:family="text">
      <style:text-properties officeooo:rsid="02740394"/>
    </style:style>
    <style:style style:name="T671" style:family="text">
      <style:text-properties officeooo:rsid="0274f2de"/>
    </style:style>
    <style:style style:name="T672" style:family="text">
      <style:text-properties officeooo:rsid="0276eb5c"/>
    </style:style>
    <style:style style:name="T673" style:family="text">
      <style:text-properties officeooo:rsid="0278c041"/>
    </style:style>
    <style:style style:name="T674" style:family="text">
      <style:text-properties officeooo:rsid="0b9538f9"/>
    </style:style>
    <style:style style:name="T675" style:family="text">
      <style:text-properties officeooo:rsid="027a99c9"/>
    </style:style>
    <style:style style:name="T676" style:family="text">
      <style:text-properties officeooo:rsid="027c5690"/>
    </style:style>
    <style:style style:name="T677" style:family="text">
      <style:text-properties officeooo:rsid="027d577e"/>
    </style:style>
    <style:style style:name="T678" style:family="text">
      <style:text-properties officeooo:rsid="027d9a29"/>
    </style:style>
    <style:style style:name="T679" style:family="text">
      <style:text-properties officeooo:rsid="027eeddd"/>
    </style:style>
    <style:style style:name="T680" style:family="text">
      <style:text-properties officeooo:rsid="02806209"/>
    </style:style>
    <style:style style:name="T681" style:family="text">
      <style:text-properties officeooo:rsid="02811173"/>
    </style:style>
    <style:style style:name="T682" style:family="text">
      <style:text-properties officeooo:rsid="0282e59d"/>
    </style:style>
    <style:style style:name="T683" style:family="text">
      <style:text-properties officeooo:rsid="02838483"/>
    </style:style>
    <style:style style:name="T684" style:family="text">
      <style:text-properties officeooo:rsid="02844a63"/>
    </style:style>
    <style:style style:name="T685" style:family="text">
      <style:text-properties officeooo:rsid="0285905b"/>
    </style:style>
    <style:style style:name="T686" style:family="text">
      <style:text-properties officeooo:rsid="0286b252"/>
    </style:style>
    <style:style style:name="T687" style:family="text">
      <style:text-properties officeooo:rsid="0287d281"/>
    </style:style>
    <style:style style:name="T688" style:family="text">
      <style:text-properties officeooo:rsid="028813e2"/>
    </style:style>
    <style:style style:name="T689" style:family="text">
      <style:text-properties officeooo:rsid="028a1ce3"/>
    </style:style>
    <style:style style:name="T690" style:family="text">
      <style:text-properties officeooo:rsid="028c1345"/>
    </style:style>
    <style:style style:name="T691" style:family="text">
      <style:text-properties officeooo:rsid="028c7bb0"/>
    </style:style>
    <style:style style:name="T692" style:family="text">
      <style:text-properties officeooo:rsid="028d21ca"/>
    </style:style>
    <style:style style:name="T693" style:family="text">
      <style:text-properties fo:font-size="10pt" style:font-size-asian="10pt" style:font-size-complex="10pt"/>
    </style:style>
    <style:style style:name="T694" style:family="text">
      <style:text-properties officeooo:rsid="0b9bbb6a"/>
    </style:style>
    <style:style style:name="T695" style:family="text">
      <style:text-properties officeooo:rsid="028e08e8"/>
    </style:style>
    <style:style style:name="T696" style:family="text">
      <style:text-properties officeooo:rsid="028feeef"/>
    </style:style>
    <style:style style:name="T697" style:family="text">
      <style:text-properties officeooo:rsid="0290e3c9"/>
    </style:style>
    <style:style style:name="T698" style:family="text">
      <style:text-properties officeooo:rsid="0291209c"/>
    </style:style>
    <style:style style:name="T699" style:family="text">
      <style:text-properties officeooo:rsid="0292acd9"/>
    </style:style>
    <style:style style:name="T700" style:family="text">
      <style:text-properties officeooo:rsid="02940e81"/>
    </style:style>
    <style:style style:name="T701" style:family="text">
      <style:text-properties officeooo:rsid="02951267"/>
    </style:style>
    <style:style style:name="T702" style:family="text">
      <style:text-properties officeooo:rsid="0296e442"/>
    </style:style>
    <style:style style:name="T703" style:family="text">
      <style:text-properties officeooo:rsid="0298d444"/>
    </style:style>
    <style:style style:name="T704" style:family="text">
      <style:text-properties officeooo:rsid="0299db35"/>
    </style:style>
    <style:style style:name="T705" style:family="text">
      <style:text-properties officeooo:rsid="029b5625"/>
    </style:style>
    <style:style style:name="T706" style:family="text">
      <style:text-properties officeooo:rsid="029be48f"/>
    </style:style>
    <style:style style:name="T707" style:family="text">
      <style:text-properties officeooo:rsid="029d9320"/>
    </style:style>
    <style:style style:name="T708" style:family="text">
      <style:text-properties officeooo:rsid="029e429f"/>
    </style:style>
    <style:style style:name="T709" style:family="text">
      <style:text-properties officeooo:rsid="029ea575"/>
    </style:style>
    <style:style style:name="T710" style:family="text">
      <style:text-properties officeooo:rsid="029ede9a"/>
    </style:style>
    <style:style style:name="T711" style:family="text">
      <style:text-properties officeooo:rsid="029f41a5"/>
    </style:style>
    <style:style style:name="T712" style:family="text">
      <style:text-properties officeooo:rsid="02a08714"/>
    </style:style>
    <style:style style:name="T713" style:family="text">
      <style:text-properties officeooo:rsid="02a0942c"/>
    </style:style>
    <style:style style:name="T714" style:family="text">
      <style:text-properties officeooo:rsid="02a1c464"/>
    </style:style>
    <style:style style:name="T715" style:family="text">
      <style:text-properties officeooo:rsid="02a1fe76"/>
    </style:style>
    <style:style style:name="T716" style:family="text">
      <style:text-properties officeooo:rsid="02a22d4a"/>
    </style:style>
    <style:style style:name="T717" style:family="text">
      <style:text-properties officeooo:rsid="02a23d0c"/>
    </style:style>
    <style:style style:name="T718" style:family="text">
      <style:text-properties officeooo:rsid="02a2de73"/>
    </style:style>
    <style:style style:name="T719" style:family="text">
      <style:text-properties officeooo:rsid="02a4c405"/>
    </style:style>
    <style:style style:name="T720" style:family="text">
      <style:text-properties officeooo:rsid="02a6105e"/>
    </style:style>
    <style:style style:name="T721" style:family="text">
      <style:text-properties officeooo:rsid="0ba02914"/>
    </style:style>
    <style:style style:name="T722" style:family="text">
      <style:text-properties officeooo:rsid="02a76024"/>
    </style:style>
    <style:style style:name="T723" style:family="text">
      <style:text-properties officeooo:rsid="02a9280f"/>
    </style:style>
    <style:style style:name="T724" style:family="text">
      <style:text-properties officeooo:rsid="02abdcce"/>
    </style:style>
    <style:style style:name="T725" style:family="text">
      <style:text-properties officeooo:rsid="02addc45"/>
    </style:style>
    <style:style style:name="T726" style:family="text">
      <style:text-properties officeooo:rsid="02ae3ee0"/>
    </style:style>
    <style:style style:name="T727" style:family="text">
      <style:text-properties officeooo:rsid="02ae68eb"/>
    </style:style>
    <style:style style:name="T728" style:family="text">
      <style:text-properties officeooo:rsid="02ae84ea"/>
    </style:style>
    <style:style style:name="T729" style:family="text">
      <style:text-properties officeooo:rsid="02af5c36"/>
    </style:style>
    <style:style style:name="T730" style:family="text">
      <style:text-properties officeooo:rsid="02b0e46a"/>
    </style:style>
    <style:style style:name="T731" style:family="text">
      <style:text-properties officeooo:rsid="02b25b8d"/>
    </style:style>
    <style:style style:name="T732" style:family="text">
      <style:text-properties officeooo:rsid="02b40d68"/>
    </style:style>
    <style:style style:name="T733" style:family="text">
      <style:text-properties officeooo:rsid="0ba18333"/>
    </style:style>
    <style:style style:name="T734" style:family="text">
      <style:text-properties officeooo:rsid="02b5d262"/>
    </style:style>
    <style:style style:name="T735" style:family="text">
      <style:text-properties officeooo:rsid="02b6bf67"/>
    </style:style>
    <style:style style:name="T736" style:family="text">
      <style:text-properties officeooo:rsid="02b782bd"/>
    </style:style>
    <style:style style:name="T737" style:family="text">
      <style:text-properties officeooo:rsid="02b87ae4"/>
    </style:style>
    <style:style style:name="T738" style:family="text">
      <style:text-properties officeooo:rsid="02ba2655"/>
    </style:style>
    <style:style style:name="T739" style:family="text">
      <style:text-properties officeooo:rsid="02bb9f5c"/>
    </style:style>
    <style:style style:name="T740" style:family="text">
      <style:text-properties officeooo:rsid="02bc6024"/>
    </style:style>
    <style:style style:name="T741" style:family="text">
      <style:text-properties officeooo:rsid="02bce65d"/>
    </style:style>
    <style:style style:name="T742" style:family="text">
      <style:text-properties officeooo:rsid="02be254f"/>
    </style:style>
    <style:style style:name="T743" style:family="text">
      <style:text-properties officeooo:rsid="02bf6196"/>
    </style:style>
    <style:style style:name="T744" style:family="text">
      <style:text-properties officeooo:rsid="02bfd9f1"/>
    </style:style>
    <style:style style:name="T745" style:family="text">
      <style:text-properties officeooo:rsid="02c1ba62"/>
    </style:style>
    <style:style style:name="T746" style:family="text">
      <style:text-properties officeooo:rsid="02c49469"/>
    </style:style>
    <style:style style:name="T747" style:family="text">
      <style:text-properties officeooo:rsid="02c5b72e"/>
    </style:style>
    <style:style style:name="T748" style:family="text">
      <style:text-properties officeooo:rsid="02c69b47"/>
    </style:style>
    <style:style style:name="T749" style:family="text">
      <style:text-properties officeooo:rsid="02c7a566"/>
    </style:style>
    <style:style style:name="T750" style:family="text">
      <style:text-properties officeooo:rsid="02c8fd37"/>
    </style:style>
    <style:style style:name="T751" style:family="text">
      <style:text-properties officeooo:rsid="02caed78"/>
    </style:style>
    <style:style style:name="T752" style:family="text">
      <style:text-properties officeooo:rsid="02cb4827"/>
    </style:style>
    <style:style style:name="T753" style:family="text">
      <style:text-properties officeooo:rsid="02cb4a55"/>
    </style:style>
    <style:style style:name="T754" style:family="text">
      <style:text-properties officeooo:rsid="02cceb01"/>
    </style:style>
    <style:style style:name="T755" style:family="text">
      <style:text-properties officeooo:rsid="02cd0a9c"/>
    </style:style>
    <style:style style:name="T756" style:family="text">
      <style:text-properties officeooo:rsid="02cef0c6"/>
    </style:style>
    <style:style style:name="T757" style:family="text">
      <style:text-properties officeooo:rsid="02d0e25e"/>
    </style:style>
    <style:style style:name="T758" style:family="text">
      <style:text-properties officeooo:rsid="02d16cb3"/>
    </style:style>
    <style:style style:name="T759" style:family="text">
      <style:text-properties officeooo:rsid="02d2910f"/>
    </style:style>
    <style:style style:name="T760" style:family="text">
      <style:text-properties officeooo:rsid="02d2f43c"/>
    </style:style>
    <style:style style:name="T761" style:family="text">
      <style:text-properties officeooo:rsid="02e4db01"/>
    </style:style>
    <style:style style:name="T762" style:family="text">
      <style:text-properties officeooo:rsid="02d55807"/>
    </style:style>
    <style:style style:name="T763" style:family="text">
      <style:text-properties officeooo:rsid="02d40fe0"/>
    </style:style>
    <style:style style:name="T764" style:family="text">
      <style:text-properties officeooo:rsid="02d6cbe4"/>
    </style:style>
    <style:style style:name="T765" style:family="text">
      <style:text-properties officeooo:rsid="02d7bd6a"/>
    </style:style>
    <style:style style:name="T766" style:family="text">
      <style:text-properties officeooo:rsid="02d8c33b"/>
    </style:style>
    <style:style style:name="T767" style:family="text">
      <style:text-properties officeooo:rsid="02d9bfab"/>
    </style:style>
    <style:style style:name="T768" style:family="text">
      <style:text-properties officeooo:rsid="02db2eac"/>
    </style:style>
    <style:style style:name="T769" style:family="text">
      <style:text-properties officeooo:rsid="02ddc888"/>
    </style:style>
    <style:style style:name="T770" style:family="text">
      <style:text-properties officeooo:rsid="02df5167"/>
    </style:style>
    <style:style style:name="T771" style:family="text">
      <style:text-properties officeooo:rsid="02e0ec71"/>
    </style:style>
    <style:style style:name="T772" style:family="text">
      <style:text-properties officeooo:rsid="02e2e125"/>
    </style:style>
    <style:style style:name="T773" style:family="text">
      <style:text-properties officeooo:rsid="02e3cb03"/>
    </style:style>
    <style:style style:name="T774" style:family="text">
      <style:text-properties officeooo:rsid="02e4982b"/>
    </style:style>
    <style:style style:name="T775" style:family="text">
      <style:text-properties officeooo:rsid="02e6ae0b"/>
    </style:style>
    <style:style style:name="T776" style:family="text">
      <style:text-properties officeooo:rsid="02e74252"/>
    </style:style>
    <style:style style:name="T777" style:family="text">
      <style:text-properties officeooo:rsid="02e91073"/>
    </style:style>
    <style:style style:name="T778" style:family="text">
      <style:text-properties officeooo:rsid="02ea4a6e"/>
    </style:style>
    <style:style style:name="T779" style:family="text">
      <style:text-properties officeooo:rsid="02eb63de"/>
    </style:style>
    <style:style style:name="T780" style:family="text">
      <style:text-properties officeooo:rsid="02ed2be3"/>
    </style:style>
    <style:style style:name="T781" style:family="text">
      <style:text-properties officeooo:rsid="02eed91f"/>
    </style:style>
    <style:style style:name="T782" style:family="text">
      <style:text-properties officeooo:rsid="02effb2d"/>
    </style:style>
    <style:style style:name="T783" style:family="text">
      <style:text-properties officeooo:rsid="02f1440d"/>
    </style:style>
    <style:style style:name="T784" style:family="text">
      <style:text-properties officeooo:rsid="02f1cb1a"/>
    </style:style>
    <style:style style:name="T785" style:family="text">
      <style:text-properties officeooo:rsid="02f2d4a2"/>
    </style:style>
    <style:style style:name="T786" style:family="text">
      <style:text-properties officeooo:rsid="02f3f9ae"/>
    </style:style>
    <style:style style:name="T787" style:family="text">
      <style:text-properties officeooo:rsid="02f5f7ac"/>
    </style:style>
    <style:style style:name="T788" style:family="text">
      <style:text-properties officeooo:rsid="02f786b0"/>
    </style:style>
    <style:style style:name="T789" style:family="text">
      <style:text-properties officeooo:rsid="02f7b687"/>
    </style:style>
    <style:style style:name="T790" style:family="text">
      <style:text-properties officeooo:rsid="02f7e779"/>
    </style:style>
    <style:style style:name="T791" style:family="text">
      <style:text-properties officeooo:rsid="0ba6073a"/>
    </style:style>
    <style:style style:name="T792" style:family="text">
      <style:text-properties officeooo:rsid="02f97882"/>
    </style:style>
    <style:style style:name="T793" style:family="text">
      <style:text-properties officeooo:rsid="0baa2c6c"/>
    </style:style>
    <style:style style:name="T794" style:family="text">
      <style:text-properties officeooo:rsid="02fb8e88"/>
    </style:style>
    <style:style style:name="T795" style:family="text">
      <style:text-properties officeooo:rsid="02fbae44"/>
    </style:style>
    <style:style style:name="T796" style:family="text">
      <style:text-properties officeooo:rsid="02fbd6b5"/>
    </style:style>
    <style:style style:name="T797" style:family="text">
      <style:text-properties officeooo:rsid="02fda192"/>
    </style:style>
    <style:style style:name="T798" style:family="text">
      <style:text-properties officeooo:rsid="02fe5e84"/>
    </style:style>
    <style:style style:name="T799" style:family="text">
      <style:text-properties officeooo:rsid="02ff5b4f"/>
    </style:style>
    <style:style style:name="T800" style:family="text">
      <style:text-properties officeooo:rsid="030014f2"/>
    </style:style>
    <style:style style:name="T801" style:family="text">
      <style:text-properties officeooo:rsid="03002449"/>
    </style:style>
    <style:style style:name="T802" style:family="text">
      <style:text-properties officeooo:rsid="0300b9fa"/>
    </style:style>
    <style:style style:name="T803" style:family="text">
      <style:text-properties officeooo:rsid="0301260e"/>
    </style:style>
    <style:style style:name="T804" style:family="text">
      <style:text-properties officeooo:rsid="03015c04"/>
    </style:style>
    <style:style style:name="T805" style:family="text">
      <style:text-properties officeooo:rsid="03018976"/>
    </style:style>
    <style:style style:name="T806" style:family="text">
      <style:text-properties officeooo:rsid="0301bb74"/>
    </style:style>
    <style:style style:name="T807" style:family="text">
      <style:text-properties officeooo:rsid="0302e4a0"/>
    </style:style>
    <style:style style:name="T808" style:family="text">
      <style:text-properties officeooo:rsid="03044a9c"/>
    </style:style>
    <style:style style:name="T809" style:family="text">
      <style:text-properties officeooo:rsid="03048b06"/>
    </style:style>
    <style:style style:name="T810" style:family="text">
      <style:text-properties officeooo:rsid="03049046"/>
    </style:style>
    <style:style style:name="T811" style:family="text">
      <style:text-properties officeooo:rsid="0babe734"/>
    </style:style>
    <style:style style:name="T812" style:family="text">
      <style:text-properties officeooo:rsid="0bac2baa"/>
    </style:style>
    <style:style style:name="T813" style:family="text">
      <style:text-properties officeooo:rsid="0305d483"/>
    </style:style>
    <style:style style:name="T814" style:family="text">
      <style:text-properties officeooo:rsid="0306e72b"/>
    </style:style>
    <style:style style:name="T815" style:family="text">
      <style:text-properties officeooo:rsid="03072010"/>
    </style:style>
    <style:style style:name="T816" style:family="text">
      <style:text-properties officeooo:rsid="03073124"/>
    </style:style>
    <style:style style:name="T817" style:family="text">
      <style:text-properties officeooo:rsid="0308b370"/>
    </style:style>
    <style:style style:name="T818" style:family="text">
      <style:text-properties officeooo:rsid="030e9ecc"/>
    </style:style>
    <style:style style:name="T819" style:family="text">
      <style:text-properties officeooo:rsid="03096da0"/>
    </style:style>
    <style:style style:name="T820" style:family="text">
      <style:text-properties officeooo:rsid="030aa52a"/>
    </style:style>
    <style:style style:name="T821" style:family="text">
      <style:text-properties officeooo:rsid="030b410e"/>
    </style:style>
    <style:style style:name="T822" style:family="text">
      <style:text-properties officeooo:rsid="030d2582"/>
    </style:style>
    <style:style style:name="T823" style:family="text">
      <style:text-properties officeooo:rsid="030f5d7c"/>
    </style:style>
    <style:style style:name="T824" style:family="text">
      <style:text-properties officeooo:rsid="03105e44"/>
    </style:style>
    <style:style style:name="T825" style:family="text">
      <style:text-properties officeooo:rsid="0312469f"/>
    </style:style>
    <style:style style:name="T826" style:family="text">
      <style:text-properties officeooo:rsid="03142518"/>
    </style:style>
    <style:style style:name="T827" style:family="text">
      <style:text-properties officeooo:rsid="0315cea4"/>
    </style:style>
    <style:style style:name="T828" style:family="text">
      <style:text-properties officeooo:rsid="0316e22f"/>
    </style:style>
    <style:style style:name="T829" style:family="text">
      <style:text-properties officeooo:rsid="0317be21"/>
    </style:style>
    <style:style style:name="T830" style:family="text">
      <style:text-properties officeooo:rsid="0317fda5"/>
    </style:style>
    <style:style style:name="T831" style:family="text">
      <style:text-properties officeooo:rsid="03199017"/>
    </style:style>
    <style:style style:name="T832" style:family="text">
      <style:text-properties officeooo:rsid="031ac55d"/>
    </style:style>
    <style:style style:name="T833" style:family="text">
      <style:text-properties officeooo:rsid="0bb0b7e6"/>
    </style:style>
    <style:style style:name="T834" style:family="text">
      <style:text-properties officeooo:rsid="0bafcae7"/>
    </style:style>
    <style:style style:name="T835" style:family="text">
      <style:text-properties officeooo:rsid="031c0fc5"/>
    </style:style>
    <style:style style:name="T836" style:family="text">
      <style:text-properties officeooo:rsid="031d2ebd"/>
    </style:style>
    <style:style style:name="T837" style:family="text">
      <style:text-properties officeooo:rsid="031ee208"/>
    </style:style>
    <style:style style:name="T838" style:family="text">
      <style:text-properties officeooo:rsid="03204da8"/>
    </style:style>
    <style:style style:name="T839" style:family="text">
      <style:text-properties officeooo:rsid="0322351f"/>
    </style:style>
    <style:style style:name="T840" style:family="text">
      <style:text-properties officeooo:rsid="0322fcd2"/>
    </style:style>
    <style:style style:name="T841" style:family="text">
      <style:text-properties officeooo:rsid="0322fdb3"/>
    </style:style>
    <style:style style:name="T842" style:family="text">
      <style:text-properties officeooo:rsid="0323223d"/>
    </style:style>
    <style:style style:name="T843" style:family="text">
      <style:text-properties officeooo:rsid="0323477d"/>
    </style:style>
    <style:style style:name="T844" style:family="text">
      <style:text-properties officeooo:rsid="03237e70"/>
    </style:style>
    <style:style style:name="T845" style:family="text">
      <style:text-properties officeooo:rsid="0324de14"/>
    </style:style>
    <style:style style:name="T846" style:family="text">
      <style:text-properties officeooo:rsid="0bb3df84"/>
    </style:style>
    <style:style style:name="T847" style:family="text">
      <style:text-properties officeooo:rsid="03264286"/>
    </style:style>
    <style:style style:name="T848" style:family="text">
      <style:text-properties officeooo:rsid="032646ea"/>
    </style:style>
    <style:style style:name="T849" style:family="text">
      <style:text-properties officeooo:rsid="03272c85"/>
    </style:style>
    <style:style style:name="T850" style:family="text">
      <style:text-properties officeooo:rsid="03281a5a"/>
    </style:style>
    <style:style style:name="T851" style:family="text">
      <style:text-properties officeooo:rsid="03297b1a"/>
    </style:style>
    <style:style style:name="T852" style:family="text">
      <style:text-properties officeooo:rsid="0329cff9"/>
    </style:style>
    <style:style style:name="T853" style:family="text">
      <style:text-properties officeooo:rsid="0329e6dc"/>
    </style:style>
    <style:style style:name="T854" style:family="text">
      <style:text-properties officeooo:rsid="032a6a34"/>
    </style:style>
    <style:style style:name="T855" style:family="text">
      <style:text-properties officeooo:rsid="032b3103"/>
    </style:style>
    <style:style style:name="T856" style:family="text">
      <style:text-properties officeooo:rsid="032b610e"/>
    </style:style>
    <style:style style:name="T857" style:family="text">
      <style:text-properties officeooo:rsid="032c7931"/>
    </style:style>
    <style:style style:name="T858" style:family="text">
      <style:text-properties officeooo:rsid="032d7368"/>
    </style:style>
    <style:style style:name="T859" style:family="text">
      <style:text-properties officeooo:rsid="032f605c"/>
    </style:style>
    <style:style style:name="T860" style:family="text">
      <style:text-properties officeooo:rsid="032fa211"/>
    </style:style>
    <style:style style:name="T861" style:family="text">
      <style:text-properties officeooo:rsid="0bb64d8a"/>
    </style:style>
    <style:style style:name="T862" style:family="text">
      <style:text-properties officeooo:rsid="033178da"/>
    </style:style>
    <style:style style:name="T863" style:family="text">
      <style:text-properties officeooo:rsid="0332decd"/>
    </style:style>
    <style:style style:name="T864" style:family="text">
      <style:text-properties officeooo:rsid="0334d8d5"/>
    </style:style>
    <style:style style:name="T865" style:family="text">
      <style:text-properties officeooo:rsid="03368e08"/>
    </style:style>
    <style:style style:name="T866" style:family="text">
      <style:text-properties officeooo:rsid="0338560e"/>
    </style:style>
    <style:style style:name="T867" style:family="text">
      <style:text-properties officeooo:rsid="0339bd89"/>
    </style:style>
    <style:style style:name="T868" style:family="text">
      <style:text-properties officeooo:rsid="033ac41d"/>
    </style:style>
    <style:style style:name="T869" style:family="text">
      <style:text-properties officeooo:rsid="033b48b4"/>
    </style:style>
    <style:style style:name="T870" style:family="text">
      <style:text-properties officeooo:rsid="033bad6b"/>
    </style:style>
    <style:style style:name="T871" style:family="text">
      <style:text-properties officeooo:rsid="0bb86307"/>
    </style:style>
    <style:style style:name="T872" style:family="text">
      <style:text-properties officeooo:rsid="033d8029"/>
    </style:style>
    <style:style style:name="T873" style:family="text">
      <style:text-properties officeooo:rsid="033d9123"/>
    </style:style>
    <style:style style:name="T874" style:family="text">
      <style:text-properties officeooo:rsid="033f79e2"/>
    </style:style>
    <style:style style:name="T875" style:family="text">
      <style:text-properties officeooo:rsid="0340f30b"/>
    </style:style>
    <style:style style:name="T876" style:family="text">
      <style:text-properties officeooo:rsid="0341d9d6"/>
    </style:style>
    <style:style style:name="T877" style:family="text">
      <style:text-properties officeooo:rsid="03421e4d"/>
    </style:style>
    <style:style style:name="T878" style:family="text">
      <style:text-properties officeooo:rsid="0bb8086e"/>
    </style:style>
    <style:style style:name="T879" style:family="text">
      <style:text-properties officeooo:rsid="03431c78"/>
    </style:style>
    <style:style style:name="T880" style:family="text">
      <style:text-properties officeooo:rsid="0343500f"/>
    </style:style>
    <style:style style:name="T881" style:family="text">
      <style:text-properties officeooo:rsid="0343d64f"/>
    </style:style>
    <style:style style:name="T882" style:family="text">
      <style:text-properties officeooo:rsid="03441086"/>
    </style:style>
    <style:style style:name="T883" style:family="text">
      <style:text-properties officeooo:rsid="034515cd"/>
    </style:style>
    <style:style style:name="T884" style:family="text">
      <style:text-properties officeooo:rsid="034653f2"/>
    </style:style>
    <style:style style:name="T885" style:family="text">
      <style:text-properties officeooo:rsid="0346facf"/>
    </style:style>
    <style:style style:name="T886" style:family="text">
      <style:text-properties officeooo:rsid="0347fbf1"/>
    </style:style>
    <style:style style:name="T887" style:family="text">
      <style:text-properties officeooo:rsid="0349aaaf"/>
    </style:style>
    <style:style style:name="T888" style:family="text">
      <style:text-properties officeooo:rsid="0349e6a7"/>
    </style:style>
    <style:style style:name="T889" style:family="text">
      <style:text-properties officeooo:rsid="034b3b98"/>
    </style:style>
    <style:style style:name="T890" style:family="text">
      <style:text-properties officeooo:rsid="034b5355"/>
    </style:style>
    <style:style style:name="T891" style:family="text">
      <style:text-properties officeooo:rsid="034cf466"/>
    </style:style>
    <style:style style:name="T892" style:family="text">
      <style:text-properties officeooo:rsid="034dfca1"/>
    </style:style>
    <style:style style:name="T893" style:family="text">
      <style:text-properties officeooo:rsid="034ff91d"/>
    </style:style>
    <style:style style:name="T894" style:family="text">
      <style:text-properties officeooo:rsid="0350eaeb"/>
    </style:style>
    <style:style style:name="T895" style:family="text">
      <style:text-properties officeooo:rsid="03520f14"/>
    </style:style>
    <style:style style:name="T896" style:family="text">
      <style:text-properties officeooo:rsid="03537801"/>
    </style:style>
    <style:style style:name="T897" style:family="text">
      <style:text-properties officeooo:rsid="0354e2c6"/>
    </style:style>
    <style:style style:name="T898" style:family="text">
      <style:text-properties officeooo:rsid="03557ab4"/>
    </style:style>
    <style:style style:name="T899" style:family="text">
      <style:text-properties officeooo:rsid="0356b4d8"/>
    </style:style>
    <style:style style:name="T900" style:family="text">
      <style:text-properties officeooo:rsid="0357f9e6"/>
    </style:style>
    <style:style style:name="T901" style:family="text">
      <style:text-properties officeooo:rsid="0359be01"/>
    </style:style>
    <style:style style:name="T902" style:family="text">
      <style:text-properties officeooo:rsid="0bc01013"/>
    </style:style>
    <style:style style:name="T903" style:family="text">
      <style:text-properties officeooo:rsid="035b3c53"/>
    </style:style>
    <style:style style:name="T904" style:family="text">
      <style:text-properties officeooo:rsid="035c11db"/>
    </style:style>
    <style:style style:name="T905" style:family="text">
      <style:text-properties officeooo:rsid="035d125f"/>
    </style:style>
    <style:style style:name="T906" style:family="text">
      <style:text-properties officeooo:rsid="035d7996"/>
    </style:style>
    <style:style style:name="T907" style:family="text">
      <style:text-properties officeooo:rsid="035f5033"/>
    </style:style>
    <style:style style:name="T908" style:family="text">
      <style:text-properties officeooo:rsid="035fac36"/>
    </style:style>
    <style:style style:name="T909" style:family="text">
      <style:text-properties officeooo:rsid="035fe041"/>
    </style:style>
    <style:style style:name="T910" style:family="text">
      <style:text-properties officeooo:rsid="03609345"/>
    </style:style>
    <style:style style:name="T911" style:family="text">
      <style:text-properties officeooo:rsid="03621db1"/>
    </style:style>
    <style:style style:name="T912" style:family="text">
      <style:text-properties officeooo:rsid="0362e4ad"/>
    </style:style>
    <style:style style:name="T913" style:family="text">
      <style:text-properties officeooo:rsid="03631788"/>
    </style:style>
    <style:style style:name="T914" style:family="text">
      <style:text-properties officeooo:rsid="036372d6"/>
    </style:style>
    <style:style style:name="T915" style:family="text">
      <style:text-properties officeooo:rsid="03643663"/>
    </style:style>
    <style:style style:name="T916" style:family="text">
      <style:text-properties officeooo:rsid="03649f05"/>
    </style:style>
    <style:style style:name="T917" style:family="text">
      <style:text-properties officeooo:rsid="0364fc2f"/>
    </style:style>
    <style:style style:name="T918" style:family="text">
      <style:text-properties officeooo:rsid="0365772e"/>
    </style:style>
    <style:style style:name="T919" style:family="text">
      <style:text-properties officeooo:rsid="0367c5ca"/>
    </style:style>
    <style:style style:name="T920" style:family="text">
      <style:text-properties officeooo:rsid="036961ed"/>
    </style:style>
    <style:style style:name="T921" style:family="text">
      <style:text-properties officeooo:rsid="0369e5e7"/>
    </style:style>
    <style:style style:name="T922" style:family="text">
      <style:text-properties officeooo:rsid="0bc18941"/>
    </style:style>
    <style:style style:name="T923" style:family="text">
      <style:text-properties officeooo:rsid="036aad63"/>
    </style:style>
    <style:style style:name="T924" style:family="text">
      <style:text-properties officeooo:rsid="036be326"/>
    </style:style>
    <style:style style:name="T925" style:family="text">
      <style:text-properties officeooo:rsid="036d71e9"/>
    </style:style>
    <style:style style:name="T926" style:family="text">
      <style:text-properties officeooo:rsid="036f1495"/>
    </style:style>
    <style:style style:name="T927" style:family="text">
      <style:text-properties officeooo:rsid="0370bb9e"/>
    </style:style>
    <style:style style:name="T928" style:family="text">
      <style:text-properties officeooo:rsid="03717bde"/>
    </style:style>
    <style:style style:name="T929" style:family="text">
      <style:text-properties officeooo:rsid="0372c32e"/>
    </style:style>
    <style:style style:name="T930" style:family="text">
      <style:text-properties officeooo:rsid="03741c58"/>
    </style:style>
    <style:style style:name="T931" style:family="text">
      <style:text-properties officeooo:rsid="0374d430"/>
    </style:style>
    <style:style style:name="T932" style:family="text">
      <style:text-properties officeooo:rsid="0375d6b1"/>
    </style:style>
    <style:style style:name="T933" style:family="text">
      <style:text-properties officeooo:rsid="0377a24c"/>
    </style:style>
    <style:style style:name="T934" style:family="text">
      <style:text-properties officeooo:rsid="0378c5a3"/>
    </style:style>
    <style:style style:name="T935" style:family="text">
      <style:text-properties officeooo:rsid="037a5b8b"/>
    </style:style>
    <style:style style:name="T936" style:family="text">
      <style:text-properties officeooo:rsid="037bb73b"/>
    </style:style>
    <style:style style:name="T937" style:family="text">
      <style:text-properties officeooo:rsid="037d82f8"/>
    </style:style>
    <style:style style:name="T938" style:family="text">
      <style:text-properties officeooo:rsid="037dd963"/>
    </style:style>
    <style:style style:name="T939" style:family="text">
      <style:text-properties officeooo:rsid="037f83f5"/>
    </style:style>
    <style:style style:name="T940" style:family="text">
      <style:text-properties officeooo:rsid="0380cf92"/>
    </style:style>
    <style:style style:name="T941" style:family="text">
      <style:text-properties officeooo:rsid="03813717"/>
    </style:style>
    <style:style style:name="T942" style:family="text">
      <style:text-properties officeooo:rsid="0381c55f"/>
    </style:style>
    <style:style style:name="T943" style:family="text">
      <style:text-properties officeooo:rsid="0382d249"/>
    </style:style>
    <style:style style:name="T944" style:family="text">
      <style:text-properties officeooo:rsid="03831fac"/>
    </style:style>
    <style:style style:name="T945" style:family="text">
      <style:text-properties officeooo:rsid="0383b2e1"/>
    </style:style>
    <style:style style:name="T946" style:family="text">
      <style:text-properties officeooo:rsid="03857337"/>
    </style:style>
    <style:style style:name="T947" style:family="text">
      <style:text-properties officeooo:rsid="0386778b"/>
    </style:style>
    <style:style style:name="T948" style:family="text">
      <style:text-properties officeooo:rsid="0386e737"/>
    </style:style>
    <style:style style:name="T949" style:family="text">
      <style:text-properties officeooo:rsid="03888cd1"/>
    </style:style>
    <style:style style:name="T950" style:family="text">
      <style:text-properties officeooo:rsid="038a6836"/>
    </style:style>
    <style:style style:name="T951" style:family="text">
      <style:text-properties officeooo:rsid="038be25a"/>
    </style:style>
    <style:style style:name="T952" style:family="text">
      <style:text-properties officeooo:rsid="038ce044"/>
    </style:style>
    <style:style style:name="T953" style:family="text">
      <style:text-properties officeooo:rsid="038e4368"/>
    </style:style>
    <style:style style:name="T954" style:family="text">
      <style:text-properties officeooo:rsid="038f07ff"/>
    </style:style>
    <style:style style:name="T955" style:family="text">
      <style:text-properties officeooo:rsid="0390d54e"/>
    </style:style>
    <style:style style:name="T956" style:family="text">
      <style:text-properties officeooo:rsid="0392d539"/>
    </style:style>
    <style:style style:name="T957" style:family="text">
      <style:text-properties officeooo:rsid="0393d925"/>
    </style:style>
    <style:style style:name="T958" style:family="text">
      <style:text-properties officeooo:rsid="0395cc4b"/>
    </style:style>
    <style:style style:name="T959" style:family="text">
      <style:text-properties officeooo:rsid="0395d843"/>
    </style:style>
    <style:style style:name="T960" style:family="text">
      <style:text-properties officeooo:rsid="0396992e"/>
    </style:style>
    <style:style style:name="T961" style:family="text">
      <style:text-properties officeooo:rsid="0397d671"/>
    </style:style>
    <style:style style:name="T962" style:family="text">
      <style:text-properties officeooo:rsid="0397f9ab"/>
    </style:style>
    <style:style style:name="T963" style:family="text">
      <style:text-properties officeooo:rsid="03981c10"/>
    </style:style>
    <style:style style:name="T964" style:family="text">
      <style:text-properties officeooo:rsid="0398d1fe"/>
    </style:style>
    <style:style style:name="T965" style:family="text">
      <style:text-properties officeooo:rsid="039a3953"/>
    </style:style>
    <style:style style:name="T966" style:family="text">
      <style:text-properties officeooo:rsid="039b8111"/>
    </style:style>
    <style:style style:name="T967" style:family="text">
      <style:text-properties officeooo:rsid="039d0a76"/>
    </style:style>
    <style:style style:name="T968" style:family="text">
      <style:text-properties officeooo:rsid="0bc303f6"/>
    </style:style>
    <style:style style:name="T969" style:family="text">
      <style:text-properties officeooo:rsid="039f0498"/>
    </style:style>
    <style:style style:name="T970" style:family="text">
      <style:text-properties officeooo:rsid="03a021c8"/>
    </style:style>
    <style:style style:name="T971" style:family="text">
      <style:text-properties officeooo:rsid="03a1e439"/>
    </style:style>
    <style:style style:name="T972" style:family="text">
      <style:text-properties officeooo:rsid="03a2a8cf"/>
    </style:style>
    <style:style style:name="T973" style:family="text">
      <style:text-properties officeooo:rsid="03a4a4bd"/>
    </style:style>
    <style:style style:name="T974" style:family="text">
      <style:text-properties officeooo:rsid="03a5c98c"/>
    </style:style>
    <style:style style:name="T975" style:family="text">
      <style:text-properties officeooo:rsid="03a6f7a9"/>
    </style:style>
    <style:style style:name="T976" style:family="text">
      <style:text-properties officeooo:rsid="03a7986f"/>
    </style:style>
    <style:style style:name="T977" style:family="text">
      <style:text-properties officeooo:rsid="03a7b9e9"/>
    </style:style>
    <style:style style:name="T978" style:family="text">
      <style:text-properties officeooo:rsid="03a8e557"/>
    </style:style>
    <style:style style:name="T979" style:family="text">
      <style:text-properties officeooo:rsid="03a9aa3e"/>
    </style:style>
    <style:style style:name="T980" style:family="text">
      <style:text-properties officeooo:rsid="03a9b943"/>
    </style:style>
    <style:style style:name="T981" style:family="text">
      <style:text-properties officeooo:rsid="03a9ef9f"/>
    </style:style>
    <style:style style:name="T982" style:family="text">
      <style:text-properties officeooo:rsid="03aaf79e"/>
    </style:style>
    <style:style style:name="T983" style:family="text">
      <style:text-properties officeooo:rsid="03ac2d7d"/>
    </style:style>
    <style:style style:name="T984" style:family="text">
      <style:text-properties officeooo:rsid="03add9af"/>
    </style:style>
    <style:style style:name="T985" style:family="text">
      <style:text-properties officeooo:rsid="03aeb686"/>
    </style:style>
    <style:style style:name="T986" style:family="text">
      <style:text-properties officeooo:rsid="0bc3d913"/>
    </style:style>
    <style:style style:name="T987" style:family="text">
      <style:text-properties officeooo:rsid="03b9372d"/>
    </style:style>
    <style:style style:name="T988" style:family="text">
      <style:text-properties officeooo:rsid="03b9cee0"/>
    </style:style>
    <style:style style:name="T989" style:family="text">
      <style:text-properties officeooo:rsid="03bba700"/>
    </style:style>
    <style:style style:name="T990" style:family="text">
      <style:text-properties officeooo:rsid="03bd551d"/>
    </style:style>
    <style:style style:name="T991" style:family="text">
      <style:text-properties officeooo:rsid="03befa38"/>
    </style:style>
    <style:style style:name="T992" style:family="text">
      <style:text-properties officeooo:rsid="03c07a6b"/>
    </style:style>
    <style:style style:name="T993" style:family="text">
      <style:text-properties officeooo:rsid="03c1edd7"/>
    </style:style>
    <style:style style:name="T994" style:family="text">
      <style:text-properties officeooo:rsid="03c3a347"/>
    </style:style>
    <style:style style:name="T995" style:family="text">
      <style:text-properties officeooo:rsid="03c575ed"/>
    </style:style>
    <style:style style:name="T996" style:family="text">
      <style:text-properties officeooo:rsid="03c7c715"/>
    </style:style>
    <style:style style:name="T997" style:family="text">
      <style:text-properties officeooo:rsid="03c65cd2"/>
    </style:style>
    <style:style style:name="T998" style:family="text">
      <style:text-properties officeooo:rsid="03c986fd"/>
    </style:style>
    <style:style style:name="T999" style:family="text">
      <style:text-properties officeooo:rsid="03ca9e36"/>
    </style:style>
    <style:style style:name="T1000" style:family="text">
      <style:text-properties officeooo:rsid="03cab681"/>
    </style:style>
    <style:style style:name="T1001" style:family="text">
      <style:text-properties officeooo:rsid="03cbd2ca"/>
    </style:style>
    <style:style style:name="T1002" style:family="text">
      <style:text-properties officeooo:rsid="03cd335d"/>
    </style:style>
    <style:style style:name="T1003" style:family="text">
      <style:text-properties officeooo:rsid="03ce3373"/>
    </style:style>
    <style:style style:name="T1004" style:family="text">
      <style:text-properties officeooo:rsid="03cf135a"/>
    </style:style>
    <style:style style:name="T1005" style:family="text">
      <style:text-properties officeooo:rsid="03d0db17"/>
    </style:style>
    <style:style style:name="T1006" style:family="text">
      <style:text-properties officeooo:rsid="03d27b29"/>
    </style:style>
    <style:style style:name="T1007" style:family="text">
      <style:text-properties officeooo:rsid="03d2bd9d"/>
    </style:style>
    <style:style style:name="T1008" style:family="text">
      <style:text-properties officeooo:rsid="03d34c34"/>
    </style:style>
    <style:style style:name="T1009" style:family="text">
      <style:text-properties officeooo:rsid="03d3c2ab"/>
    </style:style>
    <style:style style:name="T1010" style:family="text">
      <style:text-properties officeooo:rsid="03d4f96d"/>
    </style:style>
    <style:style style:name="T1011" style:family="text">
      <style:text-properties officeooo:rsid="03d6bb21"/>
    </style:style>
    <style:style style:name="T1012" style:family="text">
      <style:text-properties officeooo:rsid="03d81cfb"/>
    </style:style>
    <style:style style:name="T1013" style:family="text">
      <style:text-properties officeooo:rsid="03d88f06"/>
    </style:style>
    <style:style style:name="T1014" style:family="text">
      <style:text-properties officeooo:rsid="03d90159"/>
    </style:style>
    <style:style style:name="T1015" style:family="text">
      <style:text-properties officeooo:rsid="0bc46507"/>
    </style:style>
    <style:style style:name="T1016" style:family="text">
      <style:text-properties officeooo:rsid="03dab6ee"/>
    </style:style>
    <style:style style:name="T1017" style:family="text">
      <style:text-properties officeooo:rsid="03dab706"/>
    </style:style>
    <style:style style:name="T1018" style:family="text">
      <style:text-properties officeooo:rsid="03db2afd"/>
    </style:style>
    <style:style style:name="T1019" style:family="text">
      <style:text-properties officeooo:rsid="03dcf6f1"/>
    </style:style>
    <style:style style:name="T1020" style:family="text">
      <style:text-properties officeooo:rsid="03def6e0"/>
    </style:style>
    <style:style style:name="T1021" style:family="text">
      <style:text-properties officeooo:rsid="03def7ca"/>
    </style:style>
    <style:style style:name="T1022" style:family="text">
      <style:text-properties officeooo:rsid="03e079ac"/>
    </style:style>
    <style:style style:name="T1023" style:family="text">
      <style:text-properties officeooo:rsid="03e1c5e0"/>
    </style:style>
    <style:style style:name="T1024" style:family="text">
      <style:text-properties officeooo:rsid="03e1e854"/>
    </style:style>
    <style:style style:name="T1025" style:family="text">
      <style:text-properties officeooo:rsid="03e339e8"/>
    </style:style>
    <style:style style:name="T1026" style:family="text">
      <style:text-properties officeooo:rsid="03e3646b"/>
    </style:style>
    <style:style style:name="T1027" style:family="text">
      <style:text-properties officeooo:rsid="03e48f95"/>
    </style:style>
    <style:style style:name="T1028" style:family="text">
      <style:text-properties officeooo:rsid="03e5251d"/>
    </style:style>
    <style:style style:name="T1029" style:family="text">
      <style:text-properties officeooo:rsid="03e70d41"/>
    </style:style>
    <style:style style:name="T1030" style:family="text">
      <style:text-properties officeooo:rsid="03e8cc7e"/>
    </style:style>
    <style:style style:name="T1031" style:family="text">
      <style:text-properties officeooo:rsid="03e8f7bb"/>
    </style:style>
    <style:style style:name="T1032" style:family="text">
      <style:text-properties officeooo:rsid="03eb1864"/>
    </style:style>
    <style:style style:name="T1033" style:family="text">
      <style:text-properties officeooo:rsid="03ea61f8"/>
    </style:style>
    <style:style style:name="T1034" style:family="text">
      <style:text-properties officeooo:rsid="03ee0298"/>
    </style:style>
    <style:style style:name="T1035" style:family="text">
      <style:text-properties officeooo:rsid="03ee4ed2"/>
    </style:style>
    <style:style style:name="T1036" style:family="text">
      <style:text-properties officeooo:rsid="03ef26f1"/>
    </style:style>
    <style:style style:name="T1037" style:family="text">
      <style:text-properties officeooo:rsid="03efb5b4"/>
    </style:style>
    <style:style style:name="T1038" style:family="text">
      <style:text-properties officeooo:rsid="03f0c5aa"/>
    </style:style>
    <style:style style:name="T1039" style:family="text">
      <style:text-properties officeooo:rsid="03f19449"/>
    </style:style>
    <style:style style:name="T1040" style:family="text">
      <style:text-properties officeooo:rsid="03f26ae0"/>
    </style:style>
    <style:style style:name="T1041" style:family="text">
      <style:text-properties officeooo:rsid="03f42e15"/>
    </style:style>
    <style:style style:name="T1042" style:family="text">
      <style:text-properties officeooo:rsid="03f444ec"/>
    </style:style>
    <style:style style:name="T1043" style:family="text">
      <style:text-properties officeooo:rsid="03f5ee4a"/>
    </style:style>
    <style:style style:name="T1044" style:family="text">
      <style:text-properties officeooo:rsid="03f75361"/>
    </style:style>
    <style:style style:name="T1045" style:family="text">
      <style:text-properties officeooo:rsid="03f9a70d"/>
    </style:style>
    <style:style style:name="T1046" style:family="text">
      <style:text-properties officeooo:rsid="03f9c926"/>
    </style:style>
    <style:style style:name="T1047" style:family="text">
      <style:text-properties officeooo:rsid="03f9e387"/>
    </style:style>
    <style:style style:name="T1048" style:family="text">
      <style:text-properties officeooo:rsid="03f9f927"/>
    </style:style>
    <style:style style:name="T1049" style:family="text">
      <style:text-properties officeooo:rsid="03fba0a7"/>
    </style:style>
    <style:style style:name="T1050" style:family="text">
      <style:text-properties officeooo:rsid="03fbff9a"/>
    </style:style>
    <style:style style:name="T1051" style:family="text">
      <style:text-properties officeooo:rsid="03fc6667"/>
    </style:style>
    <style:style style:name="T1052" style:family="text">
      <style:text-properties officeooo:rsid="03fd5c27"/>
    </style:style>
    <style:style style:name="T1053" style:family="text">
      <style:text-properties officeooo:rsid="03ff410b"/>
    </style:style>
    <style:style style:name="T1054" style:family="text">
      <style:text-properties officeooo:rsid="04006057"/>
    </style:style>
    <style:style style:name="T1055" style:family="text">
      <style:text-properties officeooo:rsid="0400f3fe"/>
    </style:style>
    <style:style style:name="T1056" style:family="text">
      <style:text-properties officeooo:rsid="04026691"/>
    </style:style>
    <style:style style:name="T1057" style:family="text">
      <style:text-properties officeooo:rsid="0403a4c2"/>
    </style:style>
    <style:style style:name="T1058" style:family="text">
      <style:text-properties officeooo:rsid="04058b7e"/>
    </style:style>
    <style:style style:name="T1059" style:family="text">
      <style:text-properties officeooo:rsid="0406743c"/>
    </style:style>
    <style:style style:name="T1060" style:family="text">
      <style:text-properties officeooo:rsid="0406b68c"/>
    </style:style>
    <style:style style:name="T1061" style:family="text">
      <style:text-properties officeooo:rsid="04088f91"/>
    </style:style>
    <style:style style:name="T1062" style:family="text">
      <style:text-properties officeooo:rsid="0409bb4a"/>
    </style:style>
    <style:style style:name="T1063" style:family="text">
      <style:text-properties officeooo:rsid="0bc5e38c"/>
    </style:style>
    <style:style style:name="T1064" style:family="text">
      <style:text-properties officeooo:rsid="040a6560"/>
    </style:style>
    <style:style style:name="T1065" style:family="text">
      <style:text-properties officeooo:rsid="040b6ed3"/>
    </style:style>
    <style:style style:name="T1066" style:family="text">
      <style:text-properties officeooo:rsid="040c29c5"/>
    </style:style>
    <style:style style:name="T1067" style:family="text">
      <style:text-properties officeooo:rsid="040de731"/>
    </style:style>
    <style:style style:name="T1068" style:family="text">
      <style:text-properties officeooo:rsid="040f74ec"/>
    </style:style>
    <style:style style:name="T1069" style:family="text">
      <style:text-properties officeooo:rsid="0410533a"/>
    </style:style>
    <style:style style:name="T1070" style:family="text">
      <style:text-properties officeooo:rsid="0410d49f"/>
    </style:style>
    <style:style style:name="T1071" style:family="text">
      <style:text-properties officeooo:rsid="041136aa"/>
    </style:style>
    <style:style style:name="T1072" style:family="text">
      <style:text-properties officeooo:rsid="04130a3e"/>
    </style:style>
    <style:style style:name="T1073" style:family="text">
      <style:text-properties officeooo:rsid="0414391d"/>
    </style:style>
    <style:style style:name="T1074" style:family="text">
      <style:text-properties officeooo:rsid="04145329"/>
    </style:style>
    <style:style style:name="T1075" style:family="text">
      <style:text-properties officeooo:rsid="04160002"/>
    </style:style>
    <style:style style:name="T1076" style:family="text">
      <style:text-properties officeooo:rsid="0416a502"/>
    </style:style>
    <style:style style:name="T1077" style:family="text">
      <style:text-properties officeooo:rsid="041862ae"/>
    </style:style>
    <style:style style:name="T1078" style:family="text">
      <style:text-properties officeooo:rsid="04196cf8"/>
    </style:style>
    <style:style style:name="T1079" style:family="text">
      <style:text-properties officeooo:rsid="0419768a"/>
    </style:style>
    <style:style style:name="T1080" style:family="text">
      <style:text-properties officeooo:rsid="041a5014"/>
    </style:style>
    <style:style style:name="T1081" style:family="text">
      <style:text-properties officeooo:rsid="041aa4a9"/>
    </style:style>
    <style:style style:name="T1082" style:family="text">
      <style:text-properties officeooo:rsid="041bf8ce"/>
    </style:style>
    <style:style style:name="T1083" style:family="text">
      <style:text-properties officeooo:rsid="041d61f2"/>
    </style:style>
    <style:style style:name="T1084" style:family="text">
      <style:text-properties officeooo:rsid="041d7863"/>
    </style:style>
    <style:style style:name="T1085" style:family="text">
      <style:text-properties officeooo:rsid="041e10af"/>
    </style:style>
    <style:style style:name="T1086" style:family="text">
      <style:text-properties officeooo:rsid="041e3e28"/>
    </style:style>
    <style:style style:name="T1087" style:family="text">
      <style:text-properties officeooo:rsid="041ef9dc"/>
    </style:style>
    <style:style style:name="T1088" style:family="text">
      <style:text-properties officeooo:rsid="041fc36a"/>
    </style:style>
    <style:style style:name="T1089" style:family="text">
      <style:text-properties officeooo:rsid="0420cbbe"/>
    </style:style>
    <style:style style:name="T1090" style:family="text">
      <style:text-properties officeooo:rsid="04217ffa"/>
    </style:style>
    <style:style style:name="T1091" style:family="text">
      <style:text-properties officeooo:rsid="04223ef8"/>
    </style:style>
    <style:style style:name="T1092" style:family="text">
      <style:text-properties officeooo:rsid="042430c0"/>
    </style:style>
    <style:style style:name="T1093" style:family="text">
      <style:text-properties officeooo:rsid="0424ce27"/>
    </style:style>
    <style:style style:name="T1094" style:family="text">
      <style:text-properties officeooo:rsid="04257009"/>
    </style:style>
    <style:style style:name="T1095" style:family="text">
      <style:text-properties officeooo:rsid="0a8c907f"/>
    </style:style>
    <style:style style:name="T1096" style:family="text">
      <style:text-properties officeooo:rsid="0426d8e2"/>
    </style:style>
    <style:style style:name="T1097" style:family="text">
      <style:text-properties officeooo:rsid="0427f94d"/>
    </style:style>
    <style:style style:name="T1098" style:family="text">
      <style:text-properties officeooo:rsid="04283856"/>
    </style:style>
    <style:style style:name="T1099" style:family="text">
      <style:text-properties officeooo:rsid="04289b63"/>
    </style:style>
    <style:style style:name="T1100" style:family="text">
      <style:text-properties officeooo:rsid="0a8c42b6"/>
    </style:style>
    <style:style style:name="T1101" style:family="text">
      <style:text-properties officeooo:rsid="0429ea5a"/>
    </style:style>
    <style:style style:name="T1102" style:family="text">
      <style:text-properties officeooo:rsid="042b8762"/>
    </style:style>
    <style:style style:name="T1103" style:family="text">
      <style:text-properties officeooo:rsid="0bc8f4d3"/>
    </style:style>
    <style:style style:name="T1104" style:family="text">
      <style:text-properties officeooo:rsid="042f39ff"/>
    </style:style>
    <style:style style:name="T1105" style:family="text">
      <style:text-properties officeooo:rsid="043006d7"/>
    </style:style>
    <style:style style:name="T1106" style:family="text">
      <style:text-properties officeooo:rsid="0430eac9"/>
    </style:style>
    <style:style style:name="T1107" style:family="text">
      <style:text-properties officeooo:rsid="0431a286"/>
    </style:style>
    <style:style style:name="T1108" style:family="text">
      <style:text-properties officeooo:rsid="0432d53c"/>
    </style:style>
    <style:style style:name="T1109" style:family="text">
      <style:text-properties officeooo:rsid="0433455a"/>
    </style:style>
    <style:style style:name="T1110" style:family="text">
      <style:text-properties officeooo:rsid="04340813"/>
    </style:style>
    <style:style style:name="T1111" style:family="text">
      <style:text-properties officeooo:rsid="043571dd"/>
    </style:style>
    <style:style style:name="T1112" style:family="text">
      <style:text-properties officeooo:rsid="0436a07a"/>
    </style:style>
    <style:style style:name="T1113" style:family="text">
      <style:text-properties officeooo:rsid="0bcaf5e1"/>
    </style:style>
    <style:style style:name="T1114" style:family="text">
      <style:text-properties officeooo:rsid="04380c03"/>
    </style:style>
    <style:style style:name="T1115" style:family="text">
      <style:text-properties officeooo:rsid="0439ade2"/>
    </style:style>
    <style:style style:name="T1116" style:family="text">
      <style:text-properties officeooo:rsid="04397399"/>
    </style:style>
    <style:style style:name="T1117" style:family="text">
      <style:text-properties officeooo:rsid="043b3ff1"/>
    </style:style>
    <style:style style:name="T1118" style:family="text">
      <style:text-properties officeooo:rsid="043ba632"/>
    </style:style>
    <style:style style:name="T1119" style:family="text">
      <style:text-properties officeooo:rsid="043c93ca"/>
    </style:style>
    <style:style style:name="T1120" style:family="text">
      <style:text-properties officeooo:rsid="043cbfb5"/>
    </style:style>
    <style:style style:name="T1121" style:family="text">
      <style:text-properties officeooo:rsid="043e5788"/>
    </style:style>
    <style:style style:name="T1122" style:family="text">
      <style:text-properties officeooo:rsid="04403f71"/>
    </style:style>
    <style:style style:name="T1123" style:family="text">
      <style:text-properties officeooo:rsid="044140ce"/>
    </style:style>
    <style:style style:name="T1124" style:family="text">
      <style:text-properties officeooo:rsid="0443030d"/>
    </style:style>
    <style:style style:name="T1125" style:family="text">
      <style:text-properties officeooo:rsid="0bcce86e"/>
    </style:style>
    <style:style style:name="T1126" style:family="text">
      <style:text-properties officeooo:rsid="04438492"/>
    </style:style>
    <style:style style:name="T1127" style:family="text">
      <style:text-properties officeooo:rsid="04442bc0"/>
    </style:style>
    <style:style style:name="T1128" style:family="text">
      <style:text-properties officeooo:rsid="0bcdb840"/>
    </style:style>
    <style:style style:name="T1129" style:family="text">
      <style:text-properties officeooo:rsid="0bcea7fb"/>
    </style:style>
    <style:style style:name="T1130" style:family="text">
      <style:text-properties officeooo:rsid="044577d7"/>
    </style:style>
    <style:style style:name="T1131" style:family="text">
      <style:text-properties officeooo:rsid="0446ae6b"/>
    </style:style>
    <style:style style:name="T1132" style:family="text">
      <style:text-properties officeooo:rsid="04475dbd"/>
    </style:style>
    <style:style style:name="T1133" style:family="text">
      <style:text-properties officeooo:rsid="04482a7a"/>
    </style:style>
    <style:style style:name="T1134" style:family="text">
      <style:text-properties officeooo:rsid="0bd05f51"/>
    </style:style>
    <style:style style:name="T1135" style:family="text">
      <style:text-properties officeooo:rsid="044a0a51"/>
    </style:style>
    <style:style style:name="T1136" style:family="text">
      <style:text-properties officeooo:rsid="044b2346"/>
    </style:style>
    <style:style style:name="T1137" style:family="text">
      <style:text-properties officeooo:rsid="044cc6c1"/>
    </style:style>
    <style:style style:name="T1138" style:family="text">
      <style:text-properties officeooo:rsid="044e240c"/>
    </style:style>
    <style:style style:name="T1139" style:family="text">
      <style:text-properties officeooo:rsid="044e8c9a"/>
    </style:style>
    <style:style style:name="T1140" style:family="text">
      <style:text-properties officeooo:rsid="044fcff4"/>
    </style:style>
    <style:style style:name="T1141" style:family="text">
      <style:text-properties officeooo:rsid="0451bafe"/>
    </style:style>
    <style:style style:name="T1142" style:family="text">
      <style:text-properties officeooo:rsid="0454e873"/>
    </style:style>
    <style:style style:name="T1143" style:family="text">
      <style:text-properties officeooo:rsid="0456436f"/>
    </style:style>
    <style:style style:name="T1144" style:family="text">
      <style:text-properties officeooo:rsid="0457a62b"/>
    </style:style>
    <style:style style:name="T1145" style:family="text">
      <style:text-properties officeooo:rsid="045839de"/>
    </style:style>
    <style:style style:name="T1146" style:family="text">
      <style:text-properties officeooo:rsid="0458e6cc"/>
    </style:style>
    <style:style style:name="T1147" style:family="text">
      <style:text-properties officeooo:rsid="04591cdf"/>
    </style:style>
    <style:style style:name="T1148" style:family="text">
      <style:text-properties officeooo:rsid="045ace56"/>
    </style:style>
    <style:style style:name="T1149" style:family="text">
      <style:text-properties officeooo:rsid="045c6022"/>
    </style:style>
    <style:style style:name="T1150" style:family="text">
      <style:text-properties officeooo:rsid="0bd15955"/>
    </style:style>
    <style:style style:name="T1151" style:family="text">
      <style:text-properties officeooo:rsid="04618c12"/>
    </style:style>
    <style:style style:name="T1152" style:family="text">
      <style:text-properties officeooo:rsid="0462c535"/>
    </style:style>
    <style:style style:name="T1153" style:family="text">
      <style:text-properties officeooo:rsid="04643f85"/>
    </style:style>
    <style:style style:name="T1154" style:family="text">
      <style:text-properties officeooo:rsid="0464f510"/>
    </style:style>
    <style:style style:name="T1155" style:family="text">
      <style:text-properties officeooo:rsid="0bd4ce75"/>
    </style:style>
    <style:style style:name="T1156" style:family="text">
      <style:text-properties officeooo:rsid="0466e382"/>
    </style:style>
    <style:style style:name="T1157" style:family="text">
      <style:text-properties officeooo:rsid="0467c465"/>
    </style:style>
    <style:style style:name="T1158" style:family="text">
      <style:text-properties officeooo:rsid="0bd8c7ed"/>
    </style:style>
    <style:style style:name="T1159" style:family="text">
      <style:text-properties officeooo:rsid="0bd664a1"/>
    </style:style>
    <style:style style:name="T1160" style:family="text">
      <style:text-properties officeooo:rsid="046807e2"/>
    </style:style>
    <style:style style:name="T1161" style:family="text">
      <style:text-properties officeooo:rsid="0bd64a8c"/>
    </style:style>
    <style:style style:name="T1162" style:family="text">
      <style:text-properties officeooo:rsid="04694597"/>
    </style:style>
    <style:style style:name="T1163" style:family="text">
      <style:text-properties officeooo:rsid="046b3c13"/>
    </style:style>
    <style:style style:name="T1164" style:family="text">
      <style:text-properties officeooo:rsid="046dad59"/>
    </style:style>
    <style:style style:name="T1165" style:family="text">
      <style:text-properties officeooo:rsid="0bd577c4"/>
    </style:style>
    <style:style style:name="T1166" style:family="text">
      <style:text-properties officeooo:rsid="0bd9dd83"/>
    </style:style>
    <style:style style:name="T1167" style:family="text">
      <style:text-properties officeooo:rsid="046e86e0"/>
    </style:style>
    <style:style style:name="T1168" style:family="text">
      <style:text-properties officeooo:rsid="046ef451"/>
    </style:style>
    <style:style style:name="T1169" style:family="text">
      <style:text-properties officeooo:rsid="046f248d"/>
    </style:style>
    <style:style style:name="T1170" style:family="text">
      <style:text-properties officeooo:rsid="0bdab9a7"/>
    </style:style>
    <style:style style:name="T1171" style:family="text">
      <style:text-properties officeooo:rsid="04710203"/>
    </style:style>
    <style:style style:name="T1172" style:family="text">
      <style:text-properties officeooo:rsid="047288a1"/>
    </style:style>
    <style:style style:name="T1173" style:family="text">
      <style:text-properties officeooo:rsid="0472d8f9"/>
    </style:style>
    <style:style style:name="T1174" style:family="text">
      <style:text-properties officeooo:rsid="0bdc4b14"/>
    </style:style>
    <style:style style:name="T1175" style:family="text">
      <style:text-properties officeooo:rsid="04745cda"/>
    </style:style>
    <style:style style:name="T1176" style:family="text">
      <style:text-properties officeooo:rsid="047465cb"/>
    </style:style>
    <style:style style:name="T1177" style:family="text">
      <style:text-properties officeooo:rsid="0bd6f526"/>
    </style:style>
    <style:style style:name="T1178" style:family="text">
      <style:text-properties officeooo:rsid="04794655"/>
    </style:style>
    <style:style style:name="T1179" style:family="text">
      <style:text-properties officeooo:rsid="047545ec"/>
    </style:style>
    <style:style style:name="T1180" style:family="text">
      <style:text-properties officeooo:rsid="04764e88"/>
    </style:style>
    <style:style style:name="T1181" style:family="text">
      <style:text-properties officeooo:rsid="0bddc66d"/>
    </style:style>
    <style:style style:name="T1182" style:family="text">
      <style:text-properties officeooo:rsid="04783ad1"/>
    </style:style>
    <style:style style:name="T1183" style:family="text">
      <style:text-properties officeooo:rsid="0bdf4bb4"/>
    </style:style>
    <style:style style:name="T1184" style:family="text">
      <style:text-properties officeooo:rsid="0bded641"/>
    </style:style>
    <style:style style:name="T1185" style:family="text">
      <style:text-properties officeooo:rsid="047acc87"/>
    </style:style>
    <style:style style:name="T1186" style:family="text">
      <style:text-properties officeooo:rsid="0be47f76"/>
    </style:style>
    <style:style style:name="T1187" style:family="text">
      <style:text-properties officeooo:rsid="048094fc"/>
    </style:style>
    <style:style style:name="T1188" style:family="text">
      <style:text-properties officeooo:rsid="0480dedb"/>
    </style:style>
    <style:style style:name="T1189" style:family="text">
      <style:text-properties officeooo:rsid="0be6961c"/>
    </style:style>
    <style:style style:name="T1190" style:family="text">
      <style:text-properties officeooo:rsid="0481a997"/>
    </style:style>
    <style:style style:name="T1191" style:family="text">
      <style:text-properties officeooo:rsid="04830181"/>
    </style:style>
    <style:style style:name="T1192" style:family="text">
      <style:text-properties officeooo:rsid="0486b622"/>
    </style:style>
    <style:style style:name="T1193" style:family="text">
      <style:text-properties officeooo:rsid="048429d6"/>
    </style:style>
    <style:style style:name="T1194" style:family="text">
      <style:text-properties officeooo:rsid="04860901"/>
    </style:style>
    <style:style style:name="T1195" style:family="text">
      <style:text-properties officeooo:rsid="04863e7f"/>
    </style:style>
    <style:style style:name="T1196" style:family="text">
      <style:text-properties officeooo:rsid="0486f674"/>
    </style:style>
    <style:style style:name="T1197" style:family="text">
      <style:text-properties officeooo:rsid="04882a28"/>
    </style:style>
    <style:style style:name="T1198" style:family="text">
      <style:text-properties officeooo:rsid="0489a8e2"/>
    </style:style>
    <style:style style:name="T1199" style:family="text">
      <style:text-properties officeooo:rsid="048a1d02"/>
    </style:style>
    <style:style style:name="T1200" style:family="text">
      <style:text-properties officeooo:rsid="048acdf1"/>
    </style:style>
    <style:style style:name="T1201" style:family="text">
      <style:text-properties officeooo:rsid="048be1e8"/>
    </style:style>
    <style:style style:name="T1202" style:family="text">
      <style:text-properties officeooo:rsid="048d7089"/>
    </style:style>
    <style:style style:name="T1203" style:family="text">
      <style:text-properties officeooo:rsid="048dc1e5"/>
    </style:style>
    <style:style style:name="T1204" style:family="text">
      <style:text-properties officeooo:rsid="048e10fa"/>
    </style:style>
    <style:style style:name="T1205" style:family="text">
      <style:text-properties officeooo:rsid="04900ab0"/>
    </style:style>
    <style:style style:name="T1206" style:family="text">
      <style:text-properties officeooo:rsid="04917448"/>
    </style:style>
    <style:style style:name="T1207" style:family="text">
      <style:text-properties officeooo:rsid="04927694"/>
    </style:style>
    <style:style style:name="T1208" style:family="text">
      <style:text-properties officeooo:rsid="049456db"/>
    </style:style>
    <style:style style:name="T1209" style:family="text">
      <style:text-properties officeooo:rsid="0495b4d2"/>
    </style:style>
    <style:style style:name="T1210" style:family="text">
      <style:text-properties officeooo:rsid="0496708f"/>
    </style:style>
    <style:style style:name="T1211" style:family="text">
      <style:text-properties officeooo:rsid="0498236b"/>
    </style:style>
    <style:style style:name="T1212" style:family="text">
      <style:text-properties officeooo:rsid="049999dc"/>
    </style:style>
    <style:style style:name="T1213" style:family="text">
      <style:text-properties officeooo:rsid="0499cdfb"/>
    </style:style>
    <style:style style:name="T1214" style:family="text">
      <style:text-properties officeooo:rsid="049aa87e"/>
    </style:style>
    <style:style style:name="T1215" style:family="text">
      <style:text-properties officeooo:rsid="049bbee5"/>
    </style:style>
    <style:style style:name="T1216" style:family="text">
      <style:text-properties officeooo:rsid="049d25cf"/>
    </style:style>
    <style:style style:name="T1217" style:family="text">
      <style:text-properties officeooo:rsid="049ed51c"/>
    </style:style>
    <style:style style:name="T1218" style:family="text">
      <style:text-properties officeooo:rsid="049f938c"/>
    </style:style>
    <style:style style:name="T1219" style:family="text">
      <style:text-properties officeooo:rsid="04a0d643"/>
    </style:style>
    <style:style style:name="T1220" style:family="text">
      <style:text-properties officeooo:rsid="04a13aaa"/>
    </style:style>
    <style:style style:name="T1221" style:family="text">
      <style:text-properties officeooo:rsid="04a31cf5"/>
    </style:style>
    <style:style style:name="T1222" style:family="text">
      <style:text-properties officeooo:rsid="04a34b36"/>
    </style:style>
    <style:style style:name="T1223" style:family="text">
      <style:text-properties officeooo:rsid="04a40ceb"/>
    </style:style>
    <style:style style:name="T1224" style:family="text">
      <style:text-properties officeooo:rsid="04a4353c"/>
    </style:style>
    <style:style style:name="T1225" style:family="text">
      <style:text-properties officeooo:rsid="04a4d85c"/>
    </style:style>
    <style:style style:name="T1226" style:family="text">
      <style:text-properties officeooo:rsid="04a528fe"/>
    </style:style>
    <style:style style:name="T1227" style:family="text">
      <style:text-properties officeooo:rsid="04a71059"/>
    </style:style>
    <style:style style:name="T1228" style:family="text">
      <style:text-properties officeooo:rsid="04a84079"/>
    </style:style>
    <style:style style:name="T1229" style:family="text">
      <style:text-properties officeooo:rsid="04a988b7"/>
    </style:style>
    <style:style style:name="T1230" style:family="text">
      <style:text-properties officeooo:rsid="04aa7d2c"/>
    </style:style>
    <style:style style:name="T1231" style:family="text">
      <style:text-properties officeooo:rsid="04aad0e1"/>
    </style:style>
    <style:style style:name="T1232" style:family="text">
      <style:text-properties officeooo:rsid="04aca69f"/>
    </style:style>
    <style:style style:name="T1233" style:family="text">
      <style:text-properties officeooo:rsid="04ae383a"/>
    </style:style>
    <style:style style:name="T1234" style:family="text">
      <style:text-properties officeooo:rsid="04afda18"/>
    </style:style>
    <style:style style:name="T1235" style:family="text">
      <style:text-properties officeooo:rsid="04b14ab1"/>
    </style:style>
    <style:style style:name="T1236" style:family="text">
      <style:text-properties officeooo:rsid="0be7f434"/>
    </style:style>
    <style:style style:name="T1237" style:family="text">
      <style:text-properties officeooo:rsid="04b1821b"/>
    </style:style>
    <style:style style:name="T1238" style:family="text">
      <style:text-properties officeooo:rsid="04b34f2d"/>
    </style:style>
    <style:style style:name="T1239" style:family="text">
      <style:text-properties officeooo:rsid="04b35081"/>
    </style:style>
    <style:style style:name="T1240" style:family="text">
      <style:text-properties officeooo:rsid="04b4809b"/>
    </style:style>
    <style:style style:name="T1241" style:family="text">
      <style:text-properties officeooo:rsid="04b621df"/>
    </style:style>
    <style:style style:name="T1242" style:family="text">
      <style:text-properties officeooo:rsid="04b6c1f1"/>
    </style:style>
    <style:style style:name="T1243" style:family="text">
      <style:text-properties officeooo:rsid="04b8310c"/>
    </style:style>
    <style:style style:name="T1244" style:family="text">
      <style:text-properties officeooo:rsid="04b9e4d2"/>
    </style:style>
    <style:style style:name="T1245" style:family="text">
      <style:text-properties officeooo:rsid="04bae570"/>
    </style:style>
    <style:style style:name="T1246" style:family="text">
      <style:text-properties officeooo:rsid="04bc2b56"/>
    </style:style>
    <style:style style:name="T1247" style:family="text">
      <style:text-properties officeooo:rsid="04bcd1d6"/>
    </style:style>
    <style:style style:name="T1248" style:family="text">
      <style:text-properties officeooo:rsid="04bde7d2"/>
    </style:style>
    <style:style style:name="T1249" style:family="text">
      <style:text-properties officeooo:rsid="04bf0d7a"/>
    </style:style>
    <style:style style:name="T1250" style:family="text">
      <style:text-properties officeooo:rsid="04bfd1f0"/>
    </style:style>
    <style:style style:name="T1251" style:family="text">
      <style:text-properties officeooo:rsid="04c1a60a"/>
    </style:style>
    <style:style style:name="T1252" style:family="text">
      <style:text-properties officeooo:rsid="04c1c6e8"/>
    </style:style>
    <style:style style:name="T1253" style:family="text">
      <style:text-properties officeooo:rsid="04c1f350"/>
    </style:style>
    <style:style style:name="T1254" style:family="text">
      <style:text-properties officeooo:rsid="04c29144"/>
    </style:style>
    <style:style style:name="T1255" style:family="text">
      <style:text-properties officeooo:rsid="04c2a843"/>
    </style:style>
    <style:style style:name="T1256" style:family="text">
      <style:text-properties officeooo:rsid="04c31edc"/>
    </style:style>
    <style:style style:name="T1257" style:family="text">
      <style:text-properties officeooo:rsid="04c4c296"/>
    </style:style>
    <style:style style:name="T1258" style:family="text">
      <style:text-properties officeooo:rsid="04c4e54d"/>
    </style:style>
    <style:style style:name="T1259" style:family="text">
      <style:text-properties officeooo:rsid="04c942c4"/>
    </style:style>
    <style:style style:name="T1260" style:family="text">
      <style:text-properties officeooo:rsid="04c6be36"/>
    </style:style>
    <style:style style:name="T1261" style:family="text">
      <style:text-properties officeooo:rsid="04c758de"/>
    </style:style>
    <style:style style:name="T1262" style:family="text">
      <style:text-properties officeooo:rsid="04ca9c35"/>
    </style:style>
    <style:style style:name="T1263" style:family="text">
      <style:text-properties officeooo:rsid="04caada6"/>
    </style:style>
    <style:style style:name="T1264" style:family="text">
      <style:text-properties officeooo:rsid="04cb6628"/>
    </style:style>
    <style:style style:name="T1265" style:family="text">
      <style:text-properties officeooo:rsid="04cd0957"/>
    </style:style>
    <style:style style:name="T1266" style:family="text">
      <style:text-properties officeooo:rsid="04cddf45"/>
    </style:style>
    <style:style style:name="T1267" style:family="text">
      <style:text-properties officeooo:rsid="04ce5383"/>
    </style:style>
    <style:style style:name="T1268" style:family="text">
      <style:text-properties officeooo:rsid="04cf6375"/>
    </style:style>
    <style:style style:name="T1269" style:family="text">
      <style:text-properties officeooo:rsid="04d0e6b7"/>
    </style:style>
    <style:style style:name="T1270" style:family="text">
      <style:text-properties officeooo:rsid="04d165b3"/>
    </style:style>
    <style:style style:name="T1271" style:family="text">
      <style:text-properties officeooo:rsid="04d2803a"/>
    </style:style>
    <style:style style:name="T1272" style:family="text">
      <style:text-properties officeooo:rsid="04d3fe33"/>
    </style:style>
    <style:style style:name="T1273" style:family="text">
      <style:text-properties officeooo:rsid="04d5cc53"/>
    </style:style>
    <style:style style:name="T1274" style:family="text">
      <style:text-properties officeooo:rsid="04d779f5"/>
    </style:style>
    <style:style style:name="T1275" style:family="text">
      <style:text-properties officeooo:rsid="04d858c1"/>
    </style:style>
    <style:style style:name="T1276" style:family="text">
      <style:text-properties officeooo:rsid="04d95ee0"/>
    </style:style>
    <style:style style:name="T1277" style:family="text">
      <style:text-properties officeooo:rsid="04d96c8f"/>
    </style:style>
    <style:style style:name="T1278" style:family="text">
      <style:text-properties officeooo:rsid="04db07fa"/>
    </style:style>
    <style:style style:name="T1279" style:family="text">
      <style:text-properties officeooo:rsid="04dcd546"/>
    </style:style>
    <style:style style:name="T1280" style:family="text">
      <style:text-properties officeooo:rsid="04ddbe88"/>
    </style:style>
    <style:style style:name="T1281" style:family="text">
      <style:text-properties officeooo:rsid="04deaa59"/>
    </style:style>
    <style:style style:name="T1282" style:family="text">
      <style:text-properties officeooo:rsid="04df4e37"/>
    </style:style>
    <style:style style:name="T1283" style:family="text">
      <style:text-properties officeooo:rsid="04e085e9"/>
    </style:style>
    <style:style style:name="T1284" style:family="text">
      <style:text-properties officeooo:rsid="04e11e56"/>
    </style:style>
    <style:style style:name="T1285" style:family="text">
      <style:text-properties officeooo:rsid="04e21122"/>
    </style:style>
    <style:style style:name="T1286" style:family="text">
      <style:text-properties officeooo:rsid="04e2133d"/>
    </style:style>
    <style:style style:name="T1287" style:family="text">
      <style:text-properties officeooo:rsid="04e248fa"/>
    </style:style>
    <style:style style:name="T1288" style:family="text">
      <style:text-properties officeooo:rsid="04e35b67"/>
    </style:style>
    <style:style style:name="T1289" style:family="text">
      <style:text-properties officeooo:rsid="04e3bdd2"/>
    </style:style>
    <style:style style:name="T1290" style:family="text">
      <style:text-properties officeooo:rsid="04e52a8f"/>
    </style:style>
    <style:style style:name="T1291" style:family="text">
      <style:text-properties officeooo:rsid="04e71a2b"/>
    </style:style>
    <style:style style:name="T1292" style:family="text">
      <style:text-properties officeooo:rsid="04e8276e"/>
    </style:style>
    <style:style style:name="T1293" style:family="text">
      <style:text-properties officeooo:rsid="04e9524f"/>
    </style:style>
    <style:style style:name="T1294" style:family="text">
      <style:text-properties officeooo:rsid="04e9ba5d"/>
    </style:style>
    <style:style style:name="T1295" style:family="text">
      <style:text-properties officeooo:rsid="04eb4bdf"/>
    </style:style>
    <style:style style:name="T1296" style:family="text">
      <style:text-properties officeooo:rsid="04ebaf85"/>
    </style:style>
    <style:style style:name="T1297" style:family="text">
      <style:text-properties officeooo:rsid="04ed44e6"/>
    </style:style>
    <style:style style:name="T1298" style:family="text">
      <style:text-properties officeooo:rsid="04ee8c79"/>
    </style:style>
    <style:style style:name="T1299" style:family="text">
      <style:text-properties officeooo:rsid="04eee2a7"/>
    </style:style>
    <style:style style:name="T1300" style:family="text">
      <style:text-properties officeooo:rsid="04f037f2"/>
    </style:style>
    <style:style style:name="T1301" style:family="text">
      <style:text-properties officeooo:rsid="04f20bea"/>
    </style:style>
    <style:style style:name="T1302" style:family="text">
      <style:text-properties officeooo:rsid="04f3e890"/>
    </style:style>
    <style:style style:name="T1303" style:family="text">
      <style:text-properties officeooo:rsid="04f4659b"/>
    </style:style>
    <style:style style:name="T1304" style:family="text">
      <style:text-properties officeooo:rsid="04f55670"/>
    </style:style>
    <style:style style:name="T1305" style:family="text">
      <style:text-properties officeooo:rsid="04f7102e"/>
    </style:style>
    <style:style style:name="T1306" style:family="text">
      <style:text-properties officeooo:rsid="04f839a0"/>
    </style:style>
    <style:style style:name="T1307" style:family="text">
      <style:text-properties officeooo:rsid="04f939e9"/>
    </style:style>
    <style:style style:name="T1308" style:family="text">
      <style:text-properties officeooo:rsid="04fa948a"/>
    </style:style>
    <style:style style:name="T1309" style:family="text">
      <style:text-properties officeooo:rsid="04fd0419"/>
    </style:style>
    <style:style style:name="T1310" style:family="text">
      <style:text-properties officeooo:rsid="04fc5e26"/>
    </style:style>
    <style:style style:name="T1311" style:family="text">
      <style:text-properties officeooo:rsid="04fefb01"/>
    </style:style>
    <style:style style:name="T1312" style:family="text">
      <style:text-properties officeooo:rsid="04fff89c"/>
    </style:style>
    <style:style style:name="T1313" style:family="text">
      <style:text-properties officeooo:rsid="05011db5"/>
    </style:style>
    <style:style style:name="T1314" style:family="text">
      <style:text-properties officeooo:rsid="050822e1"/>
    </style:style>
    <style:style style:name="T1315" style:family="text">
      <style:text-properties officeooo:rsid="05027d57"/>
    </style:style>
    <style:style style:name="T1316" style:family="text">
      <style:text-properties officeooo:rsid="05047458"/>
    </style:style>
    <style:style style:name="T1317" style:family="text">
      <style:text-properties officeooo:rsid="0505cba6"/>
    </style:style>
    <style:style style:name="T1318" style:family="text">
      <style:text-properties officeooo:rsid="0505f3f3"/>
    </style:style>
    <style:style style:name="T1319" style:family="text">
      <style:text-properties officeooo:rsid="0507640f"/>
    </style:style>
    <style:style style:name="T1320" style:family="text">
      <style:text-properties officeooo:rsid="0508afba"/>
    </style:style>
    <style:style style:name="T1321" style:family="text">
      <style:text-properties officeooo:rsid="0508f35e"/>
    </style:style>
    <style:style style:name="T1322" style:family="text">
      <style:text-properties officeooo:rsid="050b897c"/>
    </style:style>
    <style:style style:name="T1323" style:family="text">
      <style:text-properties officeooo:rsid="050cb789"/>
    </style:style>
    <style:style style:name="T1324" style:family="text">
      <style:text-properties officeooo:rsid="050cc492"/>
    </style:style>
    <style:style style:name="T1325" style:family="text">
      <style:text-properties officeooo:rsid="050d7f3c"/>
    </style:style>
    <style:style style:name="T1326" style:family="text">
      <style:text-properties officeooo:rsid="050e2356"/>
    </style:style>
    <style:style style:name="T1327" style:family="text">
      <style:text-properties officeooo:rsid="050e3a56"/>
    </style:style>
    <style:style style:name="T1328" style:family="text">
      <style:text-properties officeooo:rsid="050e44e2"/>
    </style:style>
    <style:style style:name="T1329" style:family="text">
      <style:text-properties officeooo:rsid="050f81e5"/>
    </style:style>
    <style:style style:name="T1330" style:family="text">
      <style:text-properties officeooo:rsid="0510ae36"/>
    </style:style>
    <style:style style:name="T1331" style:family="text">
      <style:text-properties officeooo:rsid="05115944"/>
    </style:style>
    <style:style style:name="T1332" style:family="text">
      <style:text-properties officeooo:rsid="0512ee7e"/>
    </style:style>
    <style:style style:name="T1333" style:family="text">
      <style:text-properties officeooo:rsid="051360b3"/>
    </style:style>
    <style:style style:name="T1334" style:family="text">
      <style:text-properties officeooo:rsid="05158501"/>
    </style:style>
    <style:style style:name="T1335" style:family="text">
      <style:text-properties officeooo:rsid="05231059"/>
    </style:style>
    <style:style style:name="T1336" style:family="text">
      <style:text-properties officeooo:rsid="051590f5"/>
    </style:style>
    <style:style style:name="T1337" style:family="text">
      <style:text-properties officeooo:rsid="0516ea1f"/>
    </style:style>
    <style:style style:name="T1338" style:family="text">
      <style:text-properties officeooo:rsid="0517061d"/>
    </style:style>
    <style:style style:name="T1339" style:family="text">
      <style:text-properties officeooo:rsid="051763bf"/>
    </style:style>
    <style:style style:name="T1340" style:family="text">
      <style:text-properties officeooo:rsid="0518defb"/>
    </style:style>
    <style:style style:name="T1341" style:family="text">
      <style:text-properties officeooo:rsid="051a5645"/>
    </style:style>
    <style:style style:name="T1342" style:family="text">
      <style:text-properties officeooo:rsid="051b0276"/>
    </style:style>
    <style:style style:name="T1343" style:family="text">
      <style:text-properties officeooo:rsid="051d00c0"/>
    </style:style>
    <style:style style:name="T1344" style:family="text">
      <style:text-properties officeooo:rsid="051e7777"/>
    </style:style>
    <style:style style:name="T1345" style:family="text">
      <style:text-properties officeooo:rsid="051f0856"/>
    </style:style>
    <style:style style:name="T1346" style:family="text">
      <style:text-properties officeooo:rsid="051f8164"/>
    </style:style>
    <style:style style:name="T1347" style:family="text">
      <style:text-properties officeooo:rsid="051ffe2f"/>
    </style:style>
    <style:style style:name="T1348" style:family="text">
      <style:text-properties officeooo:rsid="0520ff6c"/>
    </style:style>
    <style:style style:name="T1349" style:family="text">
      <style:text-properties officeooo:rsid="0521abe2"/>
    </style:style>
    <style:style style:name="T1350" style:family="text">
      <style:text-properties officeooo:rsid="05224c4e"/>
    </style:style>
    <style:style style:name="T1351" style:family="text">
      <style:text-properties officeooo:rsid="0523f2fa"/>
    </style:style>
    <style:style style:name="T1352" style:family="text">
      <style:text-properties officeooo:rsid="05246e6f"/>
    </style:style>
    <style:style style:name="T1353" style:family="text">
      <style:text-properties officeooo:rsid="05256f71"/>
    </style:style>
    <style:style style:name="T1354" style:family="text">
      <style:text-properties officeooo:rsid="0526d665"/>
    </style:style>
    <style:style style:name="T1355" style:family="text">
      <style:text-properties officeooo:rsid="0528aad1"/>
    </style:style>
    <style:style style:name="T1356" style:family="text">
      <style:text-properties officeooo:rsid="0528f52f"/>
    </style:style>
    <style:style style:name="T1357" style:family="text">
      <style:text-properties officeooo:rsid="0529455c"/>
    </style:style>
    <style:style style:name="T1358" style:family="text">
      <style:text-properties officeooo:rsid="052aa41b"/>
    </style:style>
    <style:style style:name="T1359" style:family="text">
      <style:text-properties officeooo:rsid="052c92de"/>
    </style:style>
    <style:style style:name="T1360" style:family="text">
      <style:text-properties officeooo:rsid="052cb4c2"/>
    </style:style>
    <style:style style:name="T1361" style:family="text">
      <style:text-properties officeooo:rsid="052e1961"/>
    </style:style>
    <style:style style:name="T1362" style:family="text">
      <style:text-properties officeooo:rsid="052f0e07"/>
    </style:style>
    <style:style style:name="T1363" style:family="text">
      <style:text-properties officeooo:rsid="05302286"/>
    </style:style>
    <style:style style:name="T1364" style:family="text">
      <style:text-properties officeooo:rsid="0531dd08"/>
    </style:style>
    <style:style style:name="T1365" style:family="text">
      <style:text-properties officeooo:rsid="0532eff1"/>
    </style:style>
    <style:style style:name="T1366" style:family="text">
      <style:text-properties officeooo:rsid="05340218"/>
    </style:style>
    <style:style style:name="T1367" style:family="text">
      <style:text-properties officeooo:rsid="0534d4f4"/>
    </style:style>
    <style:style style:name="T1368" style:family="text">
      <style:text-properties officeooo:rsid="0535ab3a"/>
    </style:style>
    <style:style style:name="T1369" style:family="text">
      <style:text-properties officeooo:rsid="05366157"/>
    </style:style>
    <style:style style:name="T1370" style:family="text">
      <style:text-properties officeooo:rsid="0536b67c"/>
    </style:style>
    <style:style style:name="T1371" style:family="text">
      <style:text-properties officeooo:rsid="053709c6"/>
    </style:style>
    <style:style style:name="T1372" style:family="text">
      <style:text-properties officeooo:rsid="0538b1ed"/>
    </style:style>
    <style:style style:name="T1373" style:family="text">
      <style:text-properties officeooo:rsid="053aa609"/>
    </style:style>
    <style:style style:name="T1374" style:family="text">
      <style:text-properties officeooo:rsid="053c98fa"/>
    </style:style>
    <style:style style:name="T1375" style:family="text">
      <style:text-properties officeooo:rsid="053e667c"/>
    </style:style>
    <style:style style:name="T1376" style:family="text">
      <style:text-properties officeooo:rsid="05402c62"/>
    </style:style>
    <style:style style:name="T1377" style:family="text">
      <style:text-properties officeooo:rsid="0541f0e4"/>
    </style:style>
    <style:style style:name="T1378" style:family="text">
      <style:text-properties officeooo:rsid="05432706"/>
    </style:style>
    <style:style style:name="T1379" style:family="text">
      <style:text-properties officeooo:rsid="0543e0ca"/>
    </style:style>
    <style:style style:name="T1380" style:family="text">
      <style:text-properties officeooo:rsid="054403e2"/>
    </style:style>
    <style:style style:name="T1381" style:family="text">
      <style:text-properties officeooo:rsid="0545f1b4"/>
    </style:style>
    <style:style style:name="T1382" style:family="text">
      <style:text-properties officeooo:rsid="05469356"/>
    </style:style>
    <style:style style:name="T1383" style:family="text">
      <style:text-properties officeooo:rsid="05478de0"/>
    </style:style>
    <style:style style:name="T1384" style:family="text">
      <style:text-properties officeooo:rsid="0548aa3d"/>
    </style:style>
    <style:style style:name="T1385" style:family="text">
      <style:text-properties officeooo:rsid="0548eb48"/>
    </style:style>
    <style:style style:name="T1386" style:family="text">
      <style:text-properties officeooo:rsid="05493733"/>
    </style:style>
    <style:style style:name="T1387" style:family="text">
      <style:text-properties officeooo:rsid="05496a0f"/>
    </style:style>
    <style:style style:name="T1388" style:family="text">
      <style:text-properties officeooo:rsid="054a08d3"/>
    </style:style>
    <style:style style:name="T1389" style:family="text">
      <style:text-properties officeooo:rsid="054bf619"/>
    </style:style>
    <style:style style:name="T1390" style:family="text">
      <style:text-properties officeooo:rsid="054df0dc"/>
    </style:style>
    <style:style style:name="T1391" style:family="text">
      <style:text-properties officeooo:rsid="054eeebb"/>
    </style:style>
    <style:style style:name="T1392" style:family="text">
      <style:text-properties officeooo:rsid="054f0aa7"/>
    </style:style>
    <style:style style:name="T1393" style:family="text">
      <style:text-properties officeooo:rsid="054fc96c"/>
    </style:style>
    <style:style style:name="T1394" style:family="text">
      <style:text-properties officeooo:rsid="0550fe67"/>
    </style:style>
    <style:style style:name="T1395" style:family="text">
      <style:text-properties officeooo:rsid="0552b554"/>
    </style:style>
    <style:style style:name="T1396" style:family="text">
      <style:text-properties officeooo:rsid="05531225"/>
    </style:style>
    <style:style style:name="T1397" style:family="text">
      <style:text-properties officeooo:rsid="055496fa"/>
    </style:style>
    <style:style style:name="T1398" style:family="text">
      <style:text-properties officeooo:rsid="0556837a"/>
    </style:style>
    <style:style style:name="T1399" style:family="text">
      <style:text-properties officeooo:rsid="05578887"/>
    </style:style>
    <style:style style:name="T1400" style:family="text">
      <style:text-properties officeooo:rsid="055ab218"/>
    </style:style>
    <style:style style:name="T1401" style:family="text">
      <style:text-properties officeooo:rsid="055c290f"/>
    </style:style>
    <style:style style:name="T1402" style:family="text">
      <style:text-properties officeooo:rsid="055ced0c"/>
    </style:style>
    <style:style style:name="T1403" style:family="text">
      <style:text-properties officeooo:rsid="055d9fd8"/>
    </style:style>
    <style:style style:name="T1404" style:family="text">
      <style:text-properties officeooo:rsid="055f39e4"/>
    </style:style>
    <style:style style:name="T1405" style:family="text">
      <style:text-properties officeooo:rsid="0560fc7d"/>
    </style:style>
    <style:style style:name="T1406" style:family="text">
      <style:text-properties officeooo:rsid="0562600c"/>
    </style:style>
    <style:style style:name="T1407" style:family="text">
      <style:text-properties officeooo:rsid="0562ce94"/>
    </style:style>
    <style:style style:name="T1408" style:family="text">
      <style:text-properties officeooo:rsid="056432c7"/>
    </style:style>
    <style:style style:name="T1409" style:family="text">
      <style:text-properties officeooo:rsid="0564bf6c"/>
    </style:style>
    <style:style style:name="T1410" style:family="text">
      <style:text-properties officeooo:rsid="0566687a"/>
    </style:style>
    <style:style style:name="T1411" style:family="text">
      <style:text-properties officeooo:rsid="0567b54a"/>
    </style:style>
    <style:style style:name="T1412" style:family="text">
      <style:text-properties officeooo:rsid="0567fd5c"/>
    </style:style>
    <style:style style:name="T1413" style:family="text">
      <style:text-properties officeooo:rsid="0568998a"/>
    </style:style>
    <style:style style:name="T1414" style:family="text">
      <style:text-properties officeooo:rsid="056a6c96"/>
    </style:style>
    <style:style style:name="T1415" style:family="text">
      <style:text-properties officeooo:rsid="056b8860"/>
    </style:style>
    <style:style style:name="T1416" style:family="text">
      <style:text-properties officeooo:rsid="056d679b"/>
    </style:style>
    <style:style style:name="T1417" style:family="text">
      <style:text-properties officeooo:rsid="056f48d1"/>
    </style:style>
    <style:style style:name="T1418" style:family="text">
      <style:text-properties officeooo:rsid="0570bc47"/>
    </style:style>
    <style:style style:name="T1419" style:family="text">
      <style:text-properties officeooo:rsid="0570dcf7"/>
    </style:style>
    <style:style style:name="T1420" style:family="text">
      <style:text-properties officeooo:rsid="057196d8"/>
    </style:style>
    <style:style style:name="T1421" style:family="text">
      <style:text-properties officeooo:rsid="05729aff"/>
    </style:style>
    <style:style style:name="T1422" style:family="text">
      <style:text-properties officeooo:rsid="05739d36"/>
    </style:style>
    <style:style style:name="T1423" style:family="text">
      <style:text-properties officeooo:rsid="057593ee"/>
    </style:style>
    <style:style style:name="T1424" style:family="text">
      <style:text-properties officeooo:rsid="057720a9"/>
    </style:style>
    <style:style style:name="T1425" style:family="text">
      <style:text-properties officeooo:rsid="0578b539"/>
    </style:style>
    <style:style style:name="T1426" style:family="text">
      <style:text-properties officeooo:rsid="057933b6"/>
    </style:style>
    <style:style style:name="T1427" style:family="text">
      <style:text-properties officeooo:rsid="0579b948"/>
    </style:style>
    <style:style style:name="T1428" style:family="text">
      <style:text-properties officeooo:rsid="057b744f"/>
    </style:style>
    <style:style style:name="T1429" style:family="text">
      <style:text-properties officeooo:rsid="057d06e3"/>
    </style:style>
    <style:style style:name="T1430" style:family="text">
      <style:text-properties officeooo:rsid="057d994e"/>
    </style:style>
    <style:style style:name="T1431" style:family="text">
      <style:text-properties officeooo:rsid="057f7dff"/>
    </style:style>
    <style:style style:name="T1432" style:family="text">
      <style:text-properties officeooo:rsid="05811439"/>
    </style:style>
    <style:style style:name="T1433" style:family="text">
      <style:text-properties officeooo:rsid="058292bb"/>
    </style:style>
    <style:style style:name="T1434" style:family="text">
      <style:text-properties officeooo:rsid="05835f41"/>
    </style:style>
    <style:style style:name="T1435" style:family="text">
      <style:text-properties officeooo:rsid="0584081a"/>
    </style:style>
    <style:style style:name="T1436" style:family="text">
      <style:text-properties officeooo:rsid="05858620"/>
    </style:style>
    <style:style style:name="T1437" style:family="text">
      <style:text-properties officeooo:rsid="058740a7"/>
    </style:style>
    <style:style style:name="T1438" style:family="text">
      <style:text-properties officeooo:rsid="0587f5f2"/>
    </style:style>
    <style:style style:name="T1439" style:family="text">
      <style:text-properties officeooo:rsid="05886c95"/>
    </style:style>
    <style:style style:name="T1440" style:family="text">
      <style:text-properties officeooo:rsid="058a2eba"/>
    </style:style>
    <style:style style:name="T1441" style:family="text">
      <style:text-properties officeooo:rsid="058b22f4"/>
    </style:style>
    <style:style style:name="T1442" style:family="text">
      <style:text-properties officeooo:rsid="058c76b2"/>
    </style:style>
    <style:style style:name="T1443" style:family="text">
      <style:text-properties officeooo:rsid="058ddbbd"/>
    </style:style>
    <style:style style:name="T1444" style:family="text">
      <style:text-properties officeooo:rsid="058f4136"/>
    </style:style>
    <style:style style:name="T1445" style:family="text">
      <style:text-properties officeooo:rsid="058f601c"/>
    </style:style>
    <style:style style:name="T1446" style:family="text">
      <style:text-properties officeooo:rsid="0592b288"/>
    </style:style>
    <style:style style:name="T1447" style:family="text">
      <style:text-properties officeooo:rsid="0593f60e"/>
    </style:style>
    <style:style style:name="T1448" style:family="text">
      <style:text-properties officeooo:rsid="059499ad"/>
    </style:style>
    <style:style style:name="T1449" style:family="text">
      <style:text-properties officeooo:rsid="05953ce1"/>
    </style:style>
    <style:style style:name="T1450" style:family="text">
      <style:text-properties officeooo:rsid="0595da62"/>
    </style:style>
    <style:style style:name="T1451" style:family="text">
      <style:text-properties officeooo:rsid="0596d40a"/>
    </style:style>
    <style:style style:name="T1452" style:family="text">
      <style:text-properties officeooo:rsid="059753df"/>
    </style:style>
    <style:style style:name="T1453" style:family="text">
      <style:text-properties officeooo:rsid="05987b1a"/>
    </style:style>
    <style:style style:name="T1454" style:family="text">
      <style:text-properties officeooo:rsid="059908a8"/>
    </style:style>
    <style:style style:name="T1455" style:family="text">
      <style:text-properties officeooo:rsid="05993fdc"/>
    </style:style>
    <style:style style:name="T1456" style:family="text">
      <style:text-properties officeooo:rsid="059bd5bb"/>
    </style:style>
    <style:style style:name="T1457" style:family="text">
      <style:text-properties officeooo:rsid="0c02adb0"/>
    </style:style>
    <style:style style:name="T1458" style:family="text">
      <style:text-properties officeooo:rsid="059beaf6"/>
    </style:style>
    <style:style style:name="T1459" style:family="text">
      <style:text-properties officeooo:rsid="059dd0c3"/>
    </style:style>
    <style:style style:name="T1460" style:family="text">
      <style:text-properties officeooo:rsid="059e4226"/>
    </style:style>
    <style:style style:name="T1461" style:family="text">
      <style:text-properties officeooo:rsid="059fb7f9"/>
    </style:style>
    <style:style style:name="T1462" style:family="text">
      <style:text-properties officeooo:rsid="05a09eee"/>
    </style:style>
    <style:style style:name="T1463" style:family="text">
      <style:text-properties officeooo:rsid="05a23a43"/>
    </style:style>
    <style:style style:name="T1464" style:family="text">
      <style:text-properties officeooo:rsid="05a30688"/>
    </style:style>
    <style:style style:name="T1465" style:family="text">
      <style:text-properties officeooo:rsid="05a3e6be"/>
    </style:style>
    <style:style style:name="T1466" style:family="text">
      <style:text-properties officeooo:rsid="05a4266f"/>
    </style:style>
    <style:style style:name="T1467" style:family="text">
      <style:text-properties officeooo:rsid="05a51b76"/>
    </style:style>
    <style:style style:name="T1468" style:family="text">
      <style:text-properties officeooo:rsid="05a5f1ae"/>
    </style:style>
    <style:style style:name="T1469" style:family="text">
      <style:text-properties officeooo:rsid="05a76cbe"/>
    </style:style>
    <style:style style:name="T1470" style:family="text">
      <style:text-properties officeooo:rsid="05a7be7e"/>
    </style:style>
    <style:style style:name="T1471" style:family="text">
      <style:text-properties officeooo:rsid="05a9592a"/>
    </style:style>
    <style:style style:name="T1472" style:family="text">
      <style:text-properties officeooo:rsid="05a9877e"/>
    </style:style>
    <style:style style:name="T1473" style:family="text">
      <style:text-properties officeooo:rsid="05aa9cf3"/>
    </style:style>
    <style:style style:name="T1474" style:family="text">
      <style:text-properties officeooo:rsid="05aba231"/>
    </style:style>
    <style:style style:name="T1475" style:family="text">
      <style:text-properties officeooo:rsid="05ad7fcb"/>
    </style:style>
    <style:style style:name="T1476" style:family="text">
      <style:text-properties officeooo:rsid="05af4cf3"/>
    </style:style>
    <style:style style:name="T1477" style:family="text">
      <style:text-properties officeooo:rsid="05b07b29"/>
    </style:style>
    <style:style style:name="T1478" style:family="text">
      <style:text-properties officeooo:rsid="05b109c6"/>
    </style:style>
    <style:style style:name="T1479" style:family="text">
      <style:text-properties officeooo:rsid="05b1630f"/>
    </style:style>
    <style:style style:name="T1480" style:family="text">
      <style:text-properties officeooo:rsid="05b1a237"/>
    </style:style>
    <style:style style:name="T1481" style:family="text">
      <style:text-properties officeooo:rsid="05b28aad"/>
    </style:style>
    <style:style style:name="T1482" style:family="text">
      <style:text-properties officeooo:rsid="05b407e8"/>
    </style:style>
    <style:style style:name="T1483" style:family="text">
      <style:text-properties officeooo:rsid="05b44f28"/>
    </style:style>
    <style:style style:name="T1484" style:family="text">
      <style:text-properties officeooo:rsid="05b58d58"/>
    </style:style>
    <style:style style:name="T1485" style:family="text">
      <style:text-properties officeooo:rsid="05b78520"/>
    </style:style>
    <style:style style:name="T1486" style:family="text">
      <style:text-properties officeooo:rsid="05b83233"/>
    </style:style>
    <style:style style:name="T1487" style:family="text">
      <style:text-properties officeooo:rsid="0c02fc0c"/>
    </style:style>
    <style:style style:name="T1488" style:family="text">
      <style:text-properties officeooo:rsid="05b8685a"/>
    </style:style>
    <style:style style:name="T1489" style:family="text">
      <style:text-properties officeooo:rsid="05b9feb5"/>
    </style:style>
    <style:style style:name="T1490" style:family="text">
      <style:text-properties officeooo:rsid="05ba585f"/>
    </style:style>
    <style:style style:name="T1491" style:family="text">
      <style:text-properties officeooo:rsid="05ba86e6"/>
    </style:style>
    <style:style style:name="T1492" style:family="text">
      <style:text-properties officeooo:rsid="05bad12b"/>
    </style:style>
    <style:style style:name="T1493" style:family="text">
      <style:text-properties officeooo:rsid="05bc8a98"/>
    </style:style>
    <style:style style:name="T1494" style:family="text">
      <style:text-properties officeooo:rsid="05bcd7cd"/>
    </style:style>
    <style:style style:name="T1495" style:family="text">
      <style:text-properties officeooo:rsid="05bed37f"/>
    </style:style>
    <style:style style:name="T1496" style:family="text">
      <style:text-properties officeooo:rsid="05c052df"/>
    </style:style>
    <style:style style:name="T1497" style:family="text">
      <style:text-properties officeooo:rsid="05c1fd90"/>
    </style:style>
    <style:style style:name="T1498" style:family="text">
      <style:text-properties officeooo:rsid="05c3d20a"/>
    </style:style>
    <style:style style:name="T1499" style:family="text">
      <style:text-properties officeooo:rsid="05c575b6"/>
    </style:style>
    <style:style style:name="T1500" style:family="text">
      <style:text-properties officeooo:rsid="05c6f913"/>
    </style:style>
    <style:style style:name="T1501" style:family="text">
      <style:text-properties officeooo:rsid="05c74df3"/>
    </style:style>
    <style:style style:name="T1502" style:family="text">
      <style:text-properties officeooo:rsid="05c84457"/>
    </style:style>
    <style:style style:name="T1503" style:family="text">
      <style:text-properties officeooo:rsid="05ca3642"/>
    </style:style>
    <style:style style:name="T1504" style:family="text">
      <style:text-properties officeooo:rsid="05cb6bc6"/>
    </style:style>
    <style:style style:name="T1505" style:family="text">
      <style:text-properties officeooo:rsid="05cc1649"/>
    </style:style>
    <style:style style:name="T1506" style:family="text">
      <style:text-properties officeooo:rsid="05cd2a4a"/>
    </style:style>
    <style:style style:name="T1507" style:family="text">
      <style:text-properties officeooo:rsid="0c07654e"/>
    </style:style>
    <style:style style:name="T1508" style:family="text">
      <style:text-properties officeooo:rsid="05cd2b27"/>
    </style:style>
    <style:style style:name="T1509" style:family="text">
      <style:text-properties officeooo:rsid="05cd3171"/>
    </style:style>
    <style:style style:name="T1510" style:family="text">
      <style:text-properties officeooo:rsid="05d07af8"/>
    </style:style>
    <style:style style:name="T1511" style:family="text">
      <style:text-properties officeooo:rsid="05d22090"/>
    </style:style>
    <style:style style:name="T1512" style:family="text">
      <style:text-properties officeooo:rsid="05d35637"/>
    </style:style>
    <style:style style:name="T1513" style:family="text">
      <style:text-properties officeooo:rsid="0c0932ef"/>
    </style:style>
    <style:style style:name="T1514" style:family="text">
      <style:text-properties officeooo:rsid="05d4f753"/>
    </style:style>
    <style:style style:name="T1515" style:family="text">
      <style:text-properties officeooo:rsid="05d5f782"/>
    </style:style>
    <style:style style:name="T1516" style:family="text">
      <style:text-properties officeooo:rsid="05d7db1f"/>
    </style:style>
    <style:style style:name="T1517" style:family="text">
      <style:text-properties officeooo:rsid="05d8cca5"/>
    </style:style>
    <style:style style:name="T1518" style:family="text">
      <style:text-properties officeooo:rsid="05d9fc68"/>
    </style:style>
    <style:style style:name="T1519" style:family="text">
      <style:text-properties officeooo:rsid="05db2af3"/>
    </style:style>
    <style:style style:name="T1520" style:family="text">
      <style:text-properties officeooo:rsid="05db6175"/>
    </style:style>
    <style:style style:name="T1521" style:family="text">
      <style:text-properties officeooo:rsid="05dbe9cc"/>
    </style:style>
    <style:style style:name="T1522" style:family="text">
      <style:text-properties officeooo:rsid="05dc7d53"/>
    </style:style>
    <style:style style:name="T1523" style:family="text">
      <style:text-properties officeooo:rsid="05dde9d1"/>
    </style:style>
    <style:style style:name="T1524" style:family="text">
      <style:text-properties officeooo:rsid="05df984c"/>
    </style:style>
    <style:style style:name="T1525" style:family="text">
      <style:text-properties officeooo:rsid="05e0466c"/>
    </style:style>
    <style:style style:name="T1526" style:family="text">
      <style:text-properties officeooo:rsid="05e18e97"/>
    </style:style>
    <style:style style:name="T1527" style:family="text">
      <style:text-properties officeooo:rsid="05e2d58a"/>
    </style:style>
    <style:style style:name="T1528" style:family="text">
      <style:text-properties officeooo:rsid="05e42203"/>
    </style:style>
    <style:style style:name="T1529" style:family="text">
      <style:text-properties officeooo:rsid="05e5c2e3"/>
    </style:style>
    <style:style style:name="T1530" style:family="text">
      <style:text-properties officeooo:rsid="05e44e12"/>
    </style:style>
    <style:style style:name="T1531" style:family="text">
      <style:text-properties officeooo:rsid="05e61333"/>
    </style:style>
    <style:style style:name="T1532" style:family="text">
      <style:text-properties officeooo:rsid="05e6d2e5"/>
    </style:style>
    <style:style style:name="T1533" style:family="text">
      <style:text-properties officeooo:rsid="05eb2190"/>
    </style:style>
    <style:style style:name="T1534" style:family="text">
      <style:text-properties officeooo:rsid="05ebbd33"/>
    </style:style>
    <style:style style:name="T1535" style:family="text">
      <style:text-properties officeooo:rsid="05ec552b"/>
    </style:style>
    <style:style style:name="T1536" style:family="text">
      <style:text-properties officeooo:rsid="05ee267a"/>
    </style:style>
    <style:style style:name="T1537" style:family="text">
      <style:text-properties officeooo:rsid="0c095bde"/>
    </style:style>
    <style:style style:name="T1538" style:family="text">
      <style:text-properties officeooo:rsid="05ee9c11"/>
    </style:style>
    <style:style style:name="T1539" style:family="text">
      <style:text-properties officeooo:rsid="05ef8961"/>
    </style:style>
    <style:style style:name="T1540" style:family="text">
      <style:text-properties officeooo:rsid="05f0989f"/>
    </style:style>
    <style:style style:name="T1541" style:family="text">
      <style:text-properties officeooo:rsid="05f138f0"/>
    </style:style>
    <style:style style:name="T1542" style:family="text">
      <style:text-properties officeooo:rsid="05f28636"/>
    </style:style>
    <style:style style:name="T1543" style:family="text">
      <style:text-properties officeooo:rsid="05f29874"/>
    </style:style>
    <style:style style:name="T1544" style:family="text">
      <style:text-properties officeooo:rsid="05f2e475"/>
    </style:style>
    <style:style style:name="T1545" style:family="text">
      <style:text-properties officeooo:rsid="05f3c890"/>
    </style:style>
    <style:style style:name="T1546" style:family="text">
      <style:text-properties officeooo:rsid="05f43eec"/>
    </style:style>
    <style:style style:name="T1547" style:family="text">
      <style:text-properties officeooo:rsid="05f45033"/>
    </style:style>
    <style:style style:name="T1548" style:family="text">
      <style:text-properties officeooo:rsid="05f4581f"/>
    </style:style>
    <style:style style:name="T1549" style:family="text">
      <style:text-properties officeooo:rsid="05f656d0"/>
    </style:style>
    <style:style style:name="T1550" style:family="text">
      <style:text-properties officeooo:rsid="0c09e93e"/>
    </style:style>
    <style:style style:name="T1551" style:family="text">
      <style:text-properties officeooo:rsid="05f76636"/>
    </style:style>
    <style:style style:name="T1552" style:family="text">
      <style:text-properties officeooo:rsid="05f8498c"/>
    </style:style>
    <style:style style:name="T1553" style:family="text">
      <style:text-properties officeooo:rsid="05f8761a"/>
    </style:style>
    <style:style style:name="T1554" style:family="text">
      <style:text-properties officeooo:rsid="05fa4ebe"/>
    </style:style>
    <style:style style:name="T1555" style:family="text">
      <style:text-properties officeooo:rsid="05fb3a90"/>
    </style:style>
    <style:style style:name="T1556" style:family="text">
      <style:text-properties officeooo:rsid="05fd8427"/>
    </style:style>
    <style:style style:name="T1557" style:family="text">
      <style:text-properties officeooo:rsid="05fdc308"/>
    </style:style>
    <style:style style:name="T1558" style:family="text">
      <style:text-properties officeooo:rsid="05fead71"/>
    </style:style>
    <style:style style:name="T1559" style:family="text">
      <style:text-properties officeooo:rsid="060092c7"/>
    </style:style>
    <style:style style:name="T1560" style:family="text">
      <style:text-properties officeooo:rsid="06009c9c"/>
    </style:style>
    <style:style style:name="T1561" style:family="text">
      <style:text-properties officeooo:rsid="0601c722"/>
    </style:style>
    <style:style style:name="T1562" style:family="text">
      <style:text-properties officeooo:rsid="060211fc"/>
    </style:style>
    <style:style style:name="T1563" style:family="text">
      <style:text-properties officeooo:rsid="0603c88e"/>
    </style:style>
    <style:style style:name="T1564" style:family="text">
      <style:text-properties officeooo:rsid="06052df8"/>
    </style:style>
    <style:style style:name="T1565" style:family="text">
      <style:text-properties officeooo:rsid="0606f3b1"/>
    </style:style>
    <style:style style:name="T1566" style:family="text">
      <style:text-properties officeooo:rsid="06084972"/>
    </style:style>
    <style:style style:name="T1567" style:family="text">
      <style:text-properties officeooo:rsid="060921fc"/>
    </style:style>
    <style:style style:name="T1568" style:family="text">
      <style:text-properties officeooo:rsid="060a8033"/>
    </style:style>
    <style:style style:name="T1569" style:family="text">
      <style:text-properties officeooo:rsid="060c1a2f"/>
    </style:style>
    <style:style style:name="T1570" style:family="text">
      <style:text-properties officeooo:rsid="060d7e5c"/>
    </style:style>
    <style:style style:name="T1571" style:family="text">
      <style:text-properties officeooo:rsid="060efbb8"/>
    </style:style>
    <style:style style:name="T1572" style:family="text">
      <style:text-properties officeooo:rsid="0613204d"/>
    </style:style>
    <style:style style:name="T1573" style:family="text">
      <style:text-properties officeooo:rsid="0614d074"/>
    </style:style>
    <style:style style:name="T1574" style:family="text">
      <style:text-properties officeooo:rsid="0615479a"/>
    </style:style>
    <style:style style:name="T1575" style:family="text">
      <style:text-properties officeooo:rsid="0616efab"/>
    </style:style>
    <style:style style:name="T1576" style:family="text">
      <style:text-properties officeooo:rsid="0617e76c"/>
    </style:style>
    <style:style style:name="T1577" style:family="text">
      <style:text-properties officeooo:rsid="0618b39a"/>
    </style:style>
    <style:style style:name="T1578" style:family="text">
      <style:text-properties officeooo:rsid="061b18f3"/>
    </style:style>
    <style:style style:name="T1579" style:family="text">
      <style:text-properties officeooo:rsid="061bcf43"/>
    </style:style>
    <style:style style:name="T1580" style:family="text">
      <style:text-properties officeooo:rsid="061d66d9"/>
    </style:style>
    <style:style style:name="T1581" style:family="text">
      <style:text-properties officeooo:rsid="061c3a14"/>
    </style:style>
    <style:style style:name="T1582" style:family="text">
      <style:text-properties officeooo:rsid="061d7fae"/>
    </style:style>
    <style:style style:name="T1583" style:family="text">
      <style:text-properties officeooo:rsid="061dfd8f"/>
    </style:style>
    <style:style style:name="T1584" style:family="text">
      <style:text-properties officeooo:rsid="061f1f03"/>
    </style:style>
    <style:style style:name="T1585" style:family="text">
      <style:text-properties officeooo:rsid="061f9363"/>
    </style:style>
    <style:style style:name="T1586" style:family="text">
      <style:text-properties officeooo:rsid="0621449a"/>
    </style:style>
    <style:style style:name="T1587" style:family="text">
      <style:text-properties officeooo:rsid="062245bf"/>
    </style:style>
    <style:style style:name="T1588" style:family="text">
      <style:text-properties officeooo:rsid="062437bf"/>
    </style:style>
    <style:style style:name="T1589" style:family="text">
      <style:text-properties officeooo:rsid="06249ed9"/>
    </style:style>
    <style:style style:name="T1590" style:family="text">
      <style:text-properties officeooo:rsid="0625b041"/>
    </style:style>
    <style:style style:name="T1591" style:family="text">
      <style:text-properties officeooo:rsid="0626ec8e"/>
    </style:style>
    <style:style style:name="T1592" style:family="text">
      <style:text-properties officeooo:rsid="06277754"/>
    </style:style>
    <style:style style:name="T1593" style:family="text">
      <style:text-properties officeooo:rsid="0627a072"/>
    </style:style>
    <style:style style:name="T1594" style:family="text">
      <style:text-properties officeooo:rsid="0627c199"/>
    </style:style>
    <style:style style:name="T1595" style:family="text">
      <style:text-properties officeooo:rsid="0629722f"/>
    </style:style>
    <style:style style:name="T1596" style:family="text">
      <style:text-properties officeooo:rsid="062a10b8"/>
    </style:style>
    <style:style style:name="T1597" style:family="text">
      <style:text-properties officeooo:rsid="062b32ba"/>
    </style:style>
    <style:style style:name="T1598" style:family="text">
      <style:text-properties officeooo:rsid="062b6405"/>
    </style:style>
    <style:style style:name="T1599" style:family="text">
      <style:text-properties officeooo:rsid="062ce46a"/>
    </style:style>
    <style:style style:name="T1600" style:family="text">
      <style:text-properties officeooo:rsid="062d449f"/>
    </style:style>
    <style:style style:name="T1601" style:family="text">
      <style:text-properties officeooo:rsid="062d89cc"/>
    </style:style>
    <style:style style:name="T1602" style:family="text">
      <style:text-properties officeooo:rsid="062ed45d"/>
    </style:style>
    <style:style style:name="T1603" style:family="text">
      <style:text-properties officeooo:rsid="062f9518"/>
    </style:style>
    <style:style style:name="T1604" style:family="text">
      <style:text-properties officeooo:rsid="063076a3"/>
    </style:style>
    <style:style style:name="T1605" style:family="text">
      <style:text-properties officeooo:rsid="0c0b7ed1"/>
    </style:style>
    <style:style style:name="T1606" style:family="text">
      <style:text-properties officeooo:rsid="06325781"/>
    </style:style>
    <style:style style:name="T1607" style:family="text">
      <style:text-properties officeooo:rsid="0632d1e5"/>
    </style:style>
    <style:style style:name="T1608" style:family="text">
      <style:text-properties officeooo:rsid="0633f6b2"/>
    </style:style>
    <style:style style:name="T1609" style:family="text">
      <style:text-properties officeooo:rsid="063459ba"/>
    </style:style>
    <style:style style:name="T1610" style:family="text">
      <style:text-properties officeooo:rsid="06358f04"/>
    </style:style>
    <style:style style:name="T1611" style:family="text">
      <style:text-properties officeooo:rsid="06456cd9"/>
    </style:style>
    <style:style style:name="T1612" style:family="text">
      <style:text-properties officeooo:rsid="063726de"/>
    </style:style>
    <style:style style:name="T1613" style:family="text">
      <style:text-properties officeooo:rsid="063893fb"/>
    </style:style>
    <style:style style:name="T1614" style:family="text">
      <style:text-properties officeooo:rsid="063908af"/>
    </style:style>
    <style:style style:name="T1615" style:family="text">
      <style:text-properties officeooo:rsid="063a6ae5"/>
    </style:style>
    <style:style style:name="T1616" style:family="text">
      <style:text-properties officeooo:rsid="063b60ab"/>
    </style:style>
    <style:style style:name="T1617" style:family="text">
      <style:text-properties officeooo:rsid="063b9659"/>
    </style:style>
    <style:style style:name="T1618" style:family="text">
      <style:text-properties officeooo:rsid="063d2556"/>
    </style:style>
    <style:style style:name="T1619" style:family="text">
      <style:text-properties officeooo:rsid="063f0c99"/>
    </style:style>
    <style:style style:name="T1620" style:family="text">
      <style:text-properties officeooo:rsid="0640753f"/>
    </style:style>
    <style:style style:name="T1621" style:family="text">
      <style:text-properties officeooo:rsid="06417d19"/>
    </style:style>
    <style:style style:name="T1622" style:family="text">
      <style:text-properties officeooo:rsid="064350ee"/>
    </style:style>
    <style:style style:name="T1623" style:family="text">
      <style:text-properties officeooo:rsid="0643ef1f"/>
    </style:style>
    <style:style style:name="T1624" style:family="text">
      <style:text-properties officeooo:rsid="0646cd21"/>
    </style:style>
    <style:style style:name="T1625" style:family="text">
      <style:text-properties officeooo:rsid="0646df2b"/>
    </style:style>
    <style:style style:name="T1626" style:family="text">
      <style:text-properties officeooo:rsid="06482780"/>
    </style:style>
    <style:style style:name="T1627" style:family="text">
      <style:text-properties officeooo:rsid="0648d844"/>
    </style:style>
    <style:style style:name="T1628" style:family="text">
      <style:text-properties officeooo:rsid="064a5be4"/>
    </style:style>
    <style:style style:name="T1629" style:family="text">
      <style:text-properties officeooo:rsid="064af386"/>
    </style:style>
    <style:style style:name="T1630" style:family="text">
      <style:text-properties officeooo:rsid="064cb952"/>
    </style:style>
    <style:style style:name="T1631" style:family="text">
      <style:text-properties officeooo:rsid="064deed7"/>
    </style:style>
    <style:style style:name="T1632" style:family="text">
      <style:text-properties officeooo:rsid="064dfbf0"/>
    </style:style>
    <style:style style:name="T1633" style:family="text">
      <style:text-properties officeooo:rsid="064f3ceb"/>
    </style:style>
    <style:style style:name="T1634" style:family="text">
      <style:text-properties officeooo:rsid="0650a074"/>
    </style:style>
    <style:style style:name="T1635" style:family="text">
      <style:text-properties officeooo:rsid="0650d527"/>
    </style:style>
    <style:style style:name="T1636" style:family="text">
      <style:text-properties officeooo:rsid="0650d962"/>
    </style:style>
    <style:style style:name="T1637" style:family="text">
      <style:text-properties officeooo:rsid="06516b17"/>
    </style:style>
    <style:style style:name="T1638" style:family="text">
      <style:text-properties officeooo:rsid="06531033"/>
    </style:style>
    <style:style style:name="T1639" style:family="text">
      <style:text-properties officeooo:rsid="0653b2cb"/>
    </style:style>
    <style:style style:name="T1640" style:family="text">
      <style:text-properties officeooo:rsid="06548b8b"/>
    </style:style>
    <style:style style:name="T1641" style:family="text">
      <style:text-properties officeooo:rsid="0c0db814"/>
    </style:style>
    <style:style style:name="T1642" style:family="text">
      <style:text-properties officeooo:rsid="06551aef"/>
    </style:style>
    <style:style style:name="T1643" style:family="text">
      <style:text-properties officeooo:rsid="065623d8"/>
    </style:style>
    <style:style style:name="T1644" style:family="text">
      <style:text-properties officeooo:rsid="06563796"/>
    </style:style>
    <style:style style:name="T1645" style:family="text">
      <style:text-properties officeooo:rsid="0657b389"/>
    </style:style>
    <style:style style:name="T1646" style:family="text">
      <style:text-properties officeooo:rsid="06581579"/>
    </style:style>
    <style:style style:name="T1647" style:family="text">
      <style:text-properties officeooo:rsid="06596807"/>
    </style:style>
    <style:style style:name="T1648" style:family="text">
      <style:text-properties officeooo:rsid="065c05d0"/>
    </style:style>
    <style:style style:name="T1649" style:family="text">
      <style:text-properties officeooo:rsid="065c7046"/>
    </style:style>
    <style:style style:name="T1650" style:family="text">
      <style:text-properties officeooo:rsid="066536f1"/>
    </style:style>
    <style:style style:name="T1651" style:family="text">
      <style:text-properties officeooo:rsid="06602bc4"/>
    </style:style>
    <style:style style:name="T1652" style:family="text">
      <style:text-properties officeooo:rsid="066059fd"/>
    </style:style>
    <style:style style:name="T1653" style:family="text">
      <style:text-properties officeooo:rsid="06662b8b"/>
    </style:style>
    <style:style style:name="T1654" style:family="text">
      <style:text-properties officeooo:rsid="0667b354"/>
    </style:style>
    <style:style style:name="T1655" style:family="text">
      <style:text-properties officeooo:rsid="06683c3d"/>
    </style:style>
    <style:style style:name="T1656" style:family="text">
      <style:text-properties officeooo:rsid="0668fd24"/>
    </style:style>
    <style:style style:name="T1657" style:family="text">
      <style:text-properties officeooo:rsid="0669e7d6"/>
    </style:style>
    <style:style style:name="T1658" style:family="text">
      <style:text-properties officeooo:rsid="066aefbd"/>
    </style:style>
    <style:style style:name="T1659" style:family="text">
      <style:text-properties officeooo:rsid="066c04f6"/>
    </style:style>
    <style:style style:name="T1660" style:family="text">
      <style:text-properties officeooo:rsid="066d0cae"/>
    </style:style>
    <style:style style:name="T1661" style:family="text">
      <style:text-properties officeooo:rsid="066de42b"/>
    </style:style>
    <style:style style:name="T1662" style:family="text">
      <style:text-properties officeooo:rsid="066e0f7d"/>
    </style:style>
    <style:style style:name="T1663" style:family="text">
      <style:text-properties officeooo:rsid="066facf0"/>
    </style:style>
    <style:style style:name="T1664" style:family="text">
      <style:text-properties officeooo:rsid="0671a6b6"/>
    </style:style>
    <style:style style:name="T1665" style:family="text">
      <style:text-properties officeooo:rsid="0672b25e"/>
    </style:style>
    <style:style style:name="T1666" style:family="text">
      <style:text-properties officeooo:rsid="06742337"/>
    </style:style>
    <style:style style:name="T1667" style:family="text">
      <style:text-properties officeooo:rsid="067436ef"/>
    </style:style>
    <style:style style:name="T1668" style:family="text">
      <style:text-properties officeooo:rsid="06761604"/>
    </style:style>
    <style:style style:name="T1669" style:family="text">
      <style:text-properties officeooo:rsid="0676e865"/>
    </style:style>
    <style:style style:name="T1670" style:family="text">
      <style:text-properties officeooo:rsid="0677d495"/>
    </style:style>
    <style:style style:name="T1671" style:family="text">
      <style:text-properties officeooo:rsid="06795e35"/>
    </style:style>
    <style:style style:name="T1672" style:family="text">
      <style:text-properties officeooo:rsid="06796dfd"/>
    </style:style>
    <style:style style:name="T1673" style:family="text">
      <style:text-properties officeooo:rsid="0c13b2d4"/>
    </style:style>
    <style:style style:name="T1674" style:family="text">
      <style:text-properties officeooo:rsid="067b5a38"/>
    </style:style>
    <style:style style:name="T1675" style:family="text">
      <style:text-properties officeooo:rsid="067bf670"/>
    </style:style>
    <style:style style:name="T1676" style:family="text">
      <style:text-properties officeooo:rsid="067c02c4"/>
    </style:style>
    <style:style style:name="T1677" style:family="text">
      <style:text-properties officeooo:rsid="067d627c"/>
    </style:style>
    <style:style style:name="T1678" style:family="text">
      <style:text-properties officeooo:rsid="0c14a863"/>
    </style:style>
    <style:style style:name="T1679" style:family="text">
      <style:text-properties officeooo:rsid="0c14e34e"/>
    </style:style>
    <style:style style:name="T1680" style:family="text">
      <style:text-properties officeooo:rsid="067dcbd1"/>
    </style:style>
    <style:style style:name="T1681" style:family="text">
      <style:text-properties officeooo:rsid="067f7873"/>
    </style:style>
    <style:style style:name="T1682" style:family="text">
      <style:text-properties officeooo:rsid="0680638d"/>
    </style:style>
    <style:style style:name="T1683" style:family="text">
      <style:text-properties officeooo:rsid="0681d2c2"/>
    </style:style>
    <style:style style:name="T1684" style:family="text">
      <style:text-properties officeooo:rsid="06832f1b"/>
    </style:style>
    <style:style style:name="T1685" style:family="text">
      <style:text-properties officeooo:rsid="0685ddd4"/>
    </style:style>
    <style:style style:name="T1686" style:family="text">
      <style:text-properties officeooo:rsid="0686b786"/>
    </style:style>
    <style:style style:name="T1687" style:family="text">
      <style:text-properties officeooo:rsid="06870b3f"/>
    </style:style>
    <style:style style:name="T1688" style:family="text">
      <style:text-properties officeooo:rsid="0687bae4"/>
    </style:style>
    <style:style style:name="T1689" style:family="text">
      <style:text-properties officeooo:rsid="0687fa0b"/>
    </style:style>
    <style:style style:name="T1690" style:family="text">
      <style:text-properties officeooo:rsid="0688c541"/>
    </style:style>
    <style:style style:name="T1691" style:family="text">
      <style:text-properties officeooo:rsid="06896503"/>
    </style:style>
    <style:style style:name="T1692" style:family="text">
      <style:text-properties officeooo:rsid="068b05c1"/>
    </style:style>
    <style:style style:name="T1693" style:family="text">
      <style:text-properties officeooo:rsid="068bbf1c"/>
    </style:style>
    <style:style style:name="T1694" style:family="text">
      <style:text-properties officeooo:rsid="068d60ff"/>
    </style:style>
    <style:style style:name="T1695" style:family="text">
      <style:text-properties officeooo:rsid="068ecd04"/>
    </style:style>
    <style:style style:name="T1696" style:family="text">
      <style:text-properties officeooo:rsid="0690c699"/>
    </style:style>
    <style:style style:name="T1697" style:family="text">
      <style:text-properties officeooo:rsid="06918e21"/>
    </style:style>
    <style:style style:name="T1698" style:family="text">
      <style:text-properties officeooo:rsid="06933dfb"/>
    </style:style>
    <style:style style:name="T1699" style:family="text">
      <style:text-properties officeooo:rsid="069426c5"/>
    </style:style>
    <style:style style:name="T1700" style:family="text">
      <style:text-properties officeooo:rsid="06959ec3"/>
    </style:style>
    <style:style style:name="T1701" style:family="text">
      <style:text-properties officeooo:rsid="069657e1"/>
    </style:style>
    <style:style style:name="T1702" style:family="text">
      <style:text-properties officeooo:rsid="0696e915"/>
    </style:style>
    <style:style style:name="T1703" style:family="text">
      <style:text-properties officeooo:rsid="0696b2da"/>
    </style:style>
    <style:style style:name="T1704" style:family="text">
      <style:text-properties officeooo:rsid="0698b788"/>
    </style:style>
    <style:style style:name="T1705" style:family="text">
      <style:text-properties officeooo:rsid="0698dbc8"/>
    </style:style>
    <style:style style:name="T1706" style:family="text">
      <style:text-properties officeooo:rsid="069932fe"/>
    </style:style>
    <style:style style:name="T1707" style:family="text">
      <style:text-properties officeooo:rsid="069a2c93"/>
    </style:style>
    <style:style style:name="T1708" style:family="text">
      <style:text-properties officeooo:rsid="069a3842"/>
    </style:style>
    <style:style style:name="T1709" style:family="text">
      <style:text-properties officeooo:rsid="069b3bb6"/>
    </style:style>
    <style:style style:name="T1710" style:family="text">
      <style:text-properties officeooo:rsid="069c14fc"/>
    </style:style>
    <style:style style:name="T1711" style:family="text">
      <style:text-properties officeooo:rsid="069d2b10"/>
    </style:style>
    <style:style style:name="T1712" style:family="text">
      <style:text-properties officeooo:rsid="069dabb1"/>
    </style:style>
    <style:style style:name="T1713" style:family="text">
      <style:text-properties officeooo:rsid="069f1332"/>
    </style:style>
    <style:style style:name="T1714" style:family="text">
      <style:text-properties officeooo:rsid="06a0ccfb"/>
    </style:style>
    <style:style style:name="T1715" style:family="text">
      <style:text-properties officeooo:rsid="06a1d9b6"/>
    </style:style>
    <style:style style:name="T1716" style:family="text">
      <style:text-properties officeooo:rsid="06a271fc"/>
    </style:style>
    <style:style style:name="T1717" style:family="text">
      <style:text-properties officeooo:rsid="06a2d673"/>
    </style:style>
    <style:style style:name="T1718" style:family="text">
      <style:text-properties officeooo:rsid="06a360c3"/>
    </style:style>
    <style:style style:name="T1719" style:family="text">
      <style:text-properties officeooo:rsid="06a3ab6d"/>
    </style:style>
    <style:style style:name="T1720" style:family="text">
      <style:text-properties officeooo:rsid="06a56de8"/>
    </style:style>
    <style:style style:name="T1721" style:family="text">
      <style:text-properties officeooo:rsid="06a6bb57"/>
    </style:style>
    <style:style style:name="T1722" style:family="text">
      <style:text-properties officeooo:rsid="06a7b97f"/>
    </style:style>
    <style:style style:name="T1723" style:family="text">
      <style:text-properties officeooo:rsid="06a84e35"/>
    </style:style>
    <style:style style:name="T1724" style:family="text">
      <style:text-properties officeooo:rsid="06aa1f1c"/>
    </style:style>
    <style:style style:name="T1725" style:family="text">
      <style:text-properties officeooo:rsid="06abced4"/>
    </style:style>
    <style:style style:name="T1726" style:family="text">
      <style:text-properties officeooo:rsid="06abd732"/>
    </style:style>
    <style:style style:name="T1727" style:family="text">
      <style:text-properties officeooo:rsid="06ad1f88"/>
    </style:style>
    <style:style style:name="T1728" style:family="text">
      <style:text-properties officeooo:rsid="06aee5f8"/>
    </style:style>
    <style:style style:name="T1729" style:family="text">
      <style:text-properties officeooo:rsid="06b0613a"/>
    </style:style>
    <style:style style:name="T1730" style:family="text">
      <style:text-properties officeooo:rsid="06b072da"/>
    </style:style>
    <style:style style:name="T1731" style:family="text">
      <style:text-properties officeooo:rsid="0c17ad26"/>
    </style:style>
    <style:style style:name="T1732" style:family="text">
      <style:text-properties officeooo:rsid="06b2d2ba"/>
    </style:style>
    <style:style style:name="T1733" style:family="text">
      <style:text-properties officeooo:rsid="06b3806c"/>
    </style:style>
    <style:style style:name="T1734" style:family="text">
      <style:text-properties officeooo:rsid="0c18bc51"/>
    </style:style>
    <style:style style:name="T1735" style:family="text">
      <style:text-properties officeooo:rsid="06b49134"/>
    </style:style>
    <style:style style:name="T1736" style:family="text">
      <style:text-properties officeooo:rsid="06b57226"/>
    </style:style>
    <style:style style:name="T1737" style:family="text">
      <style:text-properties officeooo:rsid="06b61017"/>
    </style:style>
    <style:style style:name="T1738" style:family="text">
      <style:text-properties officeooo:rsid="06b7b725"/>
    </style:style>
    <style:style style:name="T1739" style:family="text">
      <style:text-properties officeooo:rsid="06b86b11"/>
    </style:style>
    <style:style style:name="T1740" style:family="text">
      <style:text-properties officeooo:rsid="06ba110e"/>
    </style:style>
    <style:style style:name="T1741" style:family="text">
      <style:text-properties officeooo:rsid="06ba3c2e"/>
    </style:style>
    <style:style style:name="T1742" style:family="text">
      <style:text-properties officeooo:rsid="06bad816"/>
    </style:style>
    <style:style style:name="T1743" style:family="text">
      <style:text-properties officeooo:rsid="06bb9ba8"/>
    </style:style>
    <style:style style:name="T1744" style:family="text">
      <style:text-properties officeooo:rsid="06bd4557"/>
    </style:style>
    <style:style style:name="T1745" style:family="text">
      <style:text-properties officeooo:rsid="06be96c3"/>
    </style:style>
    <style:style style:name="T1746" style:family="text">
      <style:text-properties officeooo:rsid="06beaa60"/>
    </style:style>
    <style:style style:name="T1747" style:family="text">
      <style:text-properties officeooo:rsid="06bef199"/>
    </style:style>
    <style:style style:name="T1748" style:family="text">
      <style:text-properties officeooo:rsid="06bfee89"/>
    </style:style>
    <style:style style:name="T1749" style:family="text">
      <style:text-properties officeooo:rsid="06c0c16d"/>
    </style:style>
    <style:style style:name="T1750" style:family="text">
      <style:text-properties officeooo:rsid="06c2807d"/>
    </style:style>
    <style:style style:name="T1751" style:family="text">
      <style:text-properties officeooo:rsid="06c37549"/>
    </style:style>
    <style:style style:name="T1752" style:family="text">
      <style:text-properties officeooo:rsid="06c459fd"/>
    </style:style>
    <style:style style:name="T1753" style:family="text">
      <style:text-properties officeooo:rsid="06c5ccda"/>
    </style:style>
    <style:style style:name="T1754" style:family="text">
      <style:text-properties officeooo:rsid="06c6ac19"/>
    </style:style>
    <style:style style:name="T1755" style:family="text">
      <style:text-properties officeooo:rsid="06c7e837"/>
    </style:style>
    <style:style style:name="T1756" style:family="text">
      <style:text-properties officeooo:rsid="06c972a9"/>
    </style:style>
    <style:style style:name="T1757" style:family="text">
      <style:text-properties officeooo:rsid="06cae21b"/>
    </style:style>
    <style:style style:name="T1758" style:family="text">
      <style:text-properties officeooo:rsid="06cbd188"/>
    </style:style>
    <style:style style:name="T1759" style:family="text">
      <style:text-properties officeooo:rsid="06cbe76a"/>
    </style:style>
    <style:style style:name="T1760" style:family="text">
      <style:text-properties officeooo:rsid="06cc7bb9"/>
    </style:style>
    <style:style style:name="T1761" style:family="text">
      <style:text-properties officeooo:rsid="06cc99f8"/>
    </style:style>
    <style:style style:name="T1762" style:family="text">
      <style:text-properties officeooo:rsid="06cdb6c7"/>
    </style:style>
    <style:style style:name="T1763" style:family="text">
      <style:text-properties officeooo:rsid="06ceb448"/>
    </style:style>
    <style:style style:name="T1764" style:family="text">
      <style:text-properties officeooo:rsid="06cfe13c"/>
    </style:style>
    <style:style style:name="T1765" style:family="text">
      <style:text-properties officeooo:rsid="06d0aadc"/>
    </style:style>
    <style:style style:name="T1766" style:family="text">
      <style:text-properties officeooo:rsid="06d26ce1"/>
    </style:style>
    <style:style style:name="T1767" style:family="text">
      <style:text-properties officeooo:rsid="06d43ecc"/>
    </style:style>
    <style:style style:name="T1768" style:family="text">
      <style:text-properties officeooo:rsid="06d4cfb5"/>
    </style:style>
    <style:style style:name="T1769" style:family="text">
      <style:text-properties officeooo:rsid="06d5dc40"/>
    </style:style>
    <style:style style:name="T1770" style:family="text">
      <style:text-properties officeooo:rsid="06d7923b"/>
    </style:style>
    <style:style style:name="T1771" style:family="text">
      <style:text-properties officeooo:rsid="06d8bbf4"/>
    </style:style>
    <style:style style:name="T1772" style:family="text">
      <style:text-properties officeooo:rsid="06d8d939"/>
    </style:style>
    <style:style style:name="T1773" style:family="text">
      <style:text-properties officeooo:rsid="06da310e"/>
    </style:style>
    <style:style style:name="T1774" style:family="text">
      <style:text-properties officeooo:rsid="06dba696"/>
    </style:style>
    <style:style style:name="T1775" style:family="text">
      <style:text-properties officeooo:rsid="06dc3737"/>
    </style:style>
    <style:style style:name="T1776" style:family="text">
      <style:text-properties fo:font-weight="normal" officeooo:rsid="06dc3737" style:font-weight-asian="normal" style:font-weight-complex="normal"/>
    </style:style>
    <style:style style:name="T1777" style:family="text">
      <style:text-properties fo:font-weight="normal" officeooo:rsid="06e03a8a" style:font-weight-asian="normal" style:font-weight-complex="normal"/>
    </style:style>
    <style:style style:name="T1778" style:family="text">
      <style:text-properties fo:font-weight="normal" officeooo:rsid="06e111cf" style:font-weight-asian="normal" style:font-weight-complex="normal"/>
    </style:style>
    <style:style style:name="T1779" style:family="text">
      <style:text-properties fo:font-weight="normal" officeooo:rsid="06e12b7c" style:font-weight-asian="normal" style:font-weight-complex="normal"/>
    </style:style>
    <style:style style:name="T1780" style:family="text">
      <style:text-properties fo:font-weight="normal" officeooo:rsid="06e1d861" style:font-weight-asian="normal" style:font-weight-complex="normal"/>
    </style:style>
    <style:style style:name="T1781" style:family="text">
      <style:text-properties fo:font-weight="normal" officeooo:rsid="06e358ae" style:font-weight-asian="normal" style:font-weight-complex="normal"/>
    </style:style>
    <style:style style:name="T1782" style:family="text">
      <style:text-properties fo:font-weight="normal" officeooo:rsid="06e3a7df" style:font-weight-asian="normal" style:font-weight-complex="normal"/>
    </style:style>
    <style:style style:name="T1783" style:family="text">
      <style:text-properties fo:font-weight="normal" officeooo:rsid="06e46d29" style:font-weight-asian="normal" style:font-weight-complex="normal"/>
    </style:style>
    <style:style style:name="T1784" style:family="text">
      <style:text-properties fo:font-weight="normal" officeooo:rsid="06e607b9" style:font-weight-asian="normal" style:font-weight-complex="normal"/>
    </style:style>
    <style:style style:name="T1785" style:family="text">
      <style:text-properties fo:font-weight="normal" officeooo:rsid="06e71328" style:font-weight-asian="normal" style:font-weight-complex="normal"/>
    </style:style>
    <style:style style:name="T1786" style:family="text">
      <style:text-properties fo:font-weight="normal" officeooo:rsid="06e7f548" style:font-weight-asian="normal" style:font-weight-complex="normal"/>
    </style:style>
    <style:style style:name="T1787" style:family="text">
      <style:text-properties fo:font-weight="normal" officeooo:rsid="06e9e611" style:font-weight-asian="normal" style:font-weight-complex="normal"/>
    </style:style>
    <style:style style:name="T1788" style:family="text">
      <style:text-properties fo:font-weight="normal" officeooo:rsid="06ea5704" style:font-weight-asian="normal" style:font-weight-complex="normal"/>
    </style:style>
    <style:style style:name="T1789" style:family="text">
      <style:text-properties officeooo:rsid="0ada919d"/>
    </style:style>
    <style:style style:name="T1790" style:family="text">
      <style:text-properties fo:font-weight="normal" officeooo:rsid="06eab0d7" style:font-weight-asian="normal" style:font-weight-complex="normal"/>
    </style:style>
    <style:style style:name="T1791" style:family="text">
      <style:text-properties fo:font-weight="normal" officeooo:rsid="0c1c0831" style:font-weight-asian="normal" style:font-weight-complex="normal"/>
    </style:style>
    <style:style style:name="T1792" style:family="text">
      <style:text-properties fo:font-weight="normal" officeooo:rsid="06ec8190" style:font-weight-asian="normal" style:font-weight-complex="normal"/>
    </style:style>
    <style:style style:name="T1793" style:family="text">
      <style:text-properties fo:font-weight="normal" officeooo:rsid="06ecbb49" style:font-weight-asian="normal" style:font-weight-complex="normal"/>
    </style:style>
    <style:style style:name="T1794" style:family="text">
      <style:text-properties fo:font-weight="normal" officeooo:rsid="06ede7d8" style:font-weight-asian="normal" style:font-weight-complex="normal"/>
    </style:style>
    <style:style style:name="T1795" style:family="text">
      <style:text-properties fo:font-weight="normal" officeooo:rsid="0c1d9380" style:font-weight-asian="normal" style:font-weight-complex="normal"/>
    </style:style>
    <style:style style:name="T1796" style:family="text">
      <style:text-properties fo:font-weight="normal" officeooo:rsid="06efa1ba" style:font-weight-asian="normal" style:font-weight-complex="normal"/>
    </style:style>
    <style:style style:name="T1797" style:family="text">
      <style:text-properties fo:font-weight="normal" officeooo:rsid="06f18b55" style:font-weight-asian="normal" style:font-weight-complex="normal"/>
    </style:style>
    <style:style style:name="T1798" style:family="text">
      <style:text-properties fo:font-weight="normal" officeooo:rsid="06f3845a" style:font-weight-asian="normal" style:font-weight-complex="normal"/>
    </style:style>
    <style:style style:name="T1799" style:family="text">
      <style:text-properties fo:font-weight="normal" officeooo:rsid="06f3e627" style:font-weight-asian="normal" style:font-weight-complex="normal"/>
    </style:style>
    <style:style style:name="T1800" style:family="text">
      <style:text-properties fo:font-weight="normal" officeooo:rsid="06f401f2" style:font-weight-asian="normal" style:font-weight-complex="normal"/>
    </style:style>
    <style:style style:name="T1801" style:family="text">
      <style:text-properties fo:font-weight="normal" officeooo:rsid="06f5e400" style:font-weight-asian="normal" style:font-weight-complex="normal"/>
    </style:style>
    <style:style style:name="T1802" style:family="text">
      <style:text-properties fo:font-weight="normal" officeooo:rsid="06f6ef8e" style:font-weight-asian="normal" style:font-weight-complex="normal"/>
    </style:style>
    <style:style style:name="T1803" style:family="text">
      <style:text-properties fo:font-weight="normal" officeooo:rsid="06f7cd64" style:font-weight-asian="normal" style:font-weight-complex="normal"/>
    </style:style>
    <style:style style:name="T1804" style:family="text">
      <style:text-properties fo:font-weight="normal" officeooo:rsid="06f87011" style:font-weight-asian="normal" style:font-weight-complex="normal"/>
    </style:style>
    <style:style style:name="T1805" style:family="text">
      <style:text-properties fo:font-weight="normal" officeooo:rsid="06f97185" style:font-weight-asian="normal" style:font-weight-complex="normal"/>
    </style:style>
    <style:style style:name="T1806" style:family="text">
      <style:text-properties fo:font-weight="normal" officeooo:rsid="06f9aaa7" style:font-weight-asian="normal" style:font-weight-complex="normal"/>
    </style:style>
    <style:style style:name="T1807" style:family="text">
      <style:text-properties fo:font-weight="normal" officeooo:rsid="0c1e3d4a" style:font-weight-asian="normal" style:font-weight-complex="normal"/>
    </style:style>
    <style:style style:name="T1808" style:family="text">
      <style:text-properties fo:font-weight="normal" officeooo:rsid="06f9bb3b" style:font-weight-asian="normal" style:font-weight-complex="normal"/>
    </style:style>
    <style:style style:name="T1809" style:family="text">
      <style:text-properties fo:font-weight="normal" officeooo:rsid="0c20379a" style:font-weight-asian="normal" style:font-weight-complex="normal"/>
    </style:style>
    <style:style style:name="T1810" style:family="text">
      <style:text-properties fo:font-weight="normal" officeooo:rsid="06fb764b" style:font-weight-asian="normal" style:font-weight-complex="normal"/>
    </style:style>
    <style:style style:name="T1811" style:family="text">
      <style:text-properties fo:font-weight="normal" officeooo:rsid="06fec9e7" style:font-weight-asian="normal" style:font-weight-complex="normal"/>
    </style:style>
    <style:style style:name="T1812" style:family="text">
      <style:text-properties fo:font-weight="normal" officeooo:rsid="06fee900" style:font-weight-asian="normal" style:font-weight-complex="normal"/>
    </style:style>
    <style:style style:name="T1813" style:family="text">
      <style:text-properties fo:font-weight="normal" officeooo:rsid="06ff7ca3" style:font-weight-asian="normal" style:font-weight-complex="normal"/>
    </style:style>
    <style:style style:name="T1814" style:family="text">
      <style:text-properties fo:font-weight="normal" officeooo:rsid="0701b1c6" style:font-weight-asian="normal" style:font-weight-complex="normal"/>
    </style:style>
    <style:style style:name="T1815" style:family="text">
      <style:text-properties fo:font-weight="normal" officeooo:rsid="0700e469" style:font-weight-asian="normal" style:font-weight-complex="normal"/>
    </style:style>
    <style:style style:name="T1816" style:family="text">
      <style:text-properties fo:font-weight="normal" officeooo:rsid="07020ede" style:font-weight-asian="normal" style:font-weight-complex="normal"/>
    </style:style>
    <style:style style:name="T1817" style:family="text">
      <style:text-properties fo:font-weight="normal" officeooo:rsid="0702f855" style:font-weight-asian="normal" style:font-weight-complex="normal"/>
    </style:style>
    <style:style style:name="T1818" style:family="text">
      <style:text-properties fo:font-weight="normal" officeooo:rsid="0704a4df" style:font-weight-asian="normal" style:font-weight-complex="normal"/>
    </style:style>
    <style:style style:name="T1819" style:family="text">
      <style:text-properties fo:font-weight="normal" officeooo:rsid="07056df5" style:font-weight-asian="normal" style:font-weight-complex="normal"/>
    </style:style>
    <style:style style:name="T1820" style:family="text">
      <style:text-properties fo:font-weight="normal" officeooo:rsid="07064d1f" style:font-weight-asian="normal" style:font-weight-complex="normal"/>
    </style:style>
    <style:style style:name="T1821" style:family="text">
      <style:text-properties fo:font-weight="normal" officeooo:rsid="0706bf43" style:font-weight-asian="normal" style:font-weight-complex="normal"/>
    </style:style>
    <style:style style:name="T1822" style:family="text">
      <style:text-properties fo:font-weight="normal" officeooo:rsid="0708890a" style:font-weight-asian="normal" style:font-weight-complex="normal"/>
    </style:style>
    <style:style style:name="T1823" style:family="text">
      <style:text-properties fo:font-weight="normal" officeooo:rsid="0709534b" style:font-weight-asian="normal" style:font-weight-complex="normal"/>
    </style:style>
    <style:style style:name="T1824" style:family="text">
      <style:text-properties fo:font-weight="normal" officeooo:rsid="07096fc7" style:font-weight-asian="normal" style:font-weight-complex="normal"/>
    </style:style>
    <style:style style:name="T1825" style:family="text">
      <style:text-properties fo:font-weight="normal" officeooo:rsid="0709af17" style:font-weight-asian="normal" style:font-weight-complex="normal"/>
    </style:style>
    <style:style style:name="T1826" style:family="text">
      <style:text-properties fo:font-weight="normal" officeooo:rsid="070ae4ed" style:font-weight-asian="normal" style:font-weight-complex="normal"/>
    </style:style>
    <style:style style:name="T1827" style:family="text">
      <style:text-properties fo:font-weight="normal" officeooo:rsid="070be594" style:font-weight-asian="normal" style:font-weight-complex="normal"/>
    </style:style>
    <style:style style:name="T1828" style:family="text">
      <style:text-properties fo:font-weight="normal" officeooo:rsid="070d8500" style:font-weight-asian="normal" style:font-weight-complex="normal"/>
    </style:style>
    <style:style style:name="T1829" style:family="text">
      <style:text-properties fo:font-weight="normal" officeooo:rsid="070e6500" style:font-weight-asian="normal" style:font-weight-complex="normal"/>
    </style:style>
    <style:style style:name="T1830" style:family="text">
      <style:text-properties fo:font-weight="normal" officeooo:rsid="0c21595a" style:font-weight-asian="normal" style:font-weight-complex="normal"/>
    </style:style>
    <style:style style:name="T1831" style:family="text">
      <style:text-properties fo:font-weight="normal" officeooo:rsid="0710097b" style:font-weight-asian="normal" style:font-weight-complex="normal"/>
    </style:style>
    <style:style style:name="T1832" style:family="text">
      <style:text-properties fo:font-weight="normal" officeooo:rsid="07106c9b" style:font-weight-asian="normal" style:font-weight-complex="normal"/>
    </style:style>
    <style:style style:name="T1833" style:family="text">
      <style:text-properties fo:font-weight="normal" officeooo:rsid="071230fe" style:font-weight-asian="normal" style:font-weight-complex="normal"/>
    </style:style>
    <style:style style:name="T1834" style:family="text">
      <style:text-properties fo:font-weight="normal" officeooo:rsid="0712b553" style:font-weight-asian="normal" style:font-weight-complex="normal"/>
    </style:style>
    <style:style style:name="T1835" style:family="text">
      <style:text-properties fo:font-weight="normal" officeooo:rsid="07135df7" style:font-weight-asian="normal" style:font-weight-complex="normal"/>
    </style:style>
    <style:style style:name="T1836" style:family="text">
      <style:text-properties fo:font-weight="normal" officeooo:rsid="0715133e" style:font-weight-asian="normal" style:font-weight-complex="normal"/>
    </style:style>
    <style:style style:name="T1837" style:family="text">
      <style:text-properties fo:font-weight="normal" officeooo:rsid="0716a89f" style:font-weight-asian="normal" style:font-weight-complex="normal"/>
    </style:style>
    <style:style style:name="T1838" style:family="text">
      <style:text-properties fo:font-weight="normal" officeooo:rsid="0c22cdc5" style:font-weight-asian="normal" style:font-weight-complex="normal"/>
    </style:style>
    <style:style style:name="T1839" style:family="text">
      <style:text-properties fo:font-weight="normal" officeooo:rsid="0717e71d" style:font-weight-asian="normal" style:font-weight-complex="normal"/>
    </style:style>
    <style:style style:name="T1840" style:family="text">
      <style:text-properties fo:font-weight="normal" officeooo:rsid="0718f54d" style:font-weight-asian="normal" style:font-weight-complex="normal"/>
    </style:style>
    <style:style style:name="T1841" style:family="text">
      <style:text-properties fo:font-weight="normal" officeooo:rsid="07193891" style:font-weight-asian="normal" style:font-weight-complex="normal"/>
    </style:style>
    <style:style style:name="T1842" style:family="text">
      <style:text-properties fo:font-weight="normal" officeooo:rsid="0719fff4" style:font-weight-asian="normal" style:font-weight-complex="normal"/>
    </style:style>
    <style:style style:name="T1843" style:family="text">
      <style:text-properties fo:font-weight="normal" officeooo:rsid="071b62b1" style:font-weight-asian="normal" style:font-weight-complex="normal"/>
    </style:style>
    <style:style style:name="T1844" style:family="text">
      <style:text-properties fo:font-weight="normal" officeooo:rsid="071c2b17" style:font-weight-asian="normal" style:font-weight-complex="normal"/>
    </style:style>
    <style:style style:name="T1845" style:family="text">
      <style:text-properties fo:font-weight="normal" officeooo:rsid="071d2768" style:font-weight-asian="normal" style:font-weight-complex="normal"/>
    </style:style>
    <style:style style:name="T1846" style:family="text">
      <style:text-properties fo:font-weight="normal" officeooo:rsid="071e3c20" style:font-weight-asian="normal" style:font-weight-complex="normal"/>
    </style:style>
    <style:style style:name="T1847" style:family="text">
      <style:text-properties fo:font-weight="normal" officeooo:rsid="071f5231" style:font-weight-asian="normal" style:font-weight-complex="normal"/>
    </style:style>
    <style:style style:name="T1848" style:family="text">
      <style:text-properties fo:font-weight="normal" officeooo:rsid="071fe7bd" style:font-weight-asian="normal" style:font-weight-complex="normal"/>
    </style:style>
    <style:style style:name="T1849" style:family="text">
      <style:text-properties fo:font-weight="normal" officeooo:rsid="07211675" style:font-weight-asian="normal" style:font-weight-complex="normal"/>
    </style:style>
    <style:style style:name="T1850" style:family="text">
      <style:text-properties fo:font-weight="normal" officeooo:rsid="0722fdc3" style:font-weight-asian="normal" style:font-weight-complex="normal"/>
    </style:style>
    <style:style style:name="T1851" style:family="text">
      <style:text-properties fo:font-weight="normal" officeooo:rsid="0724aaf8" style:font-weight-asian="normal" style:font-weight-complex="normal"/>
    </style:style>
    <style:style style:name="T1852" style:family="text">
      <style:text-properties fo:font-weight="normal" officeooo:rsid="0724da4a" style:font-weight-asian="normal" style:font-weight-complex="normal"/>
    </style:style>
    <style:style style:name="T1853" style:family="text">
      <style:text-properties fo:font-weight="normal" officeooo:rsid="072631aa" style:font-weight-asian="normal" style:font-weight-complex="normal"/>
    </style:style>
    <style:style style:name="T1854" style:family="text">
      <style:text-properties fo:font-weight="normal" officeooo:rsid="07269765" style:font-weight-asian="normal" style:font-weight-complex="normal"/>
    </style:style>
    <style:style style:name="T1855" style:family="text">
      <style:text-properties fo:font-weight="normal" officeooo:rsid="07288980" style:font-weight-asian="normal" style:font-weight-complex="normal"/>
    </style:style>
    <style:style style:name="T1856" style:family="text">
      <style:text-properties fo:font-weight="normal" officeooo:rsid="072a5418" style:font-weight-asian="normal" style:font-weight-complex="normal"/>
    </style:style>
    <style:style style:name="T1857" style:family="text">
      <style:text-properties fo:font-weight="normal" officeooo:rsid="0c251272" style:font-weight-asian="normal" style:font-weight-complex="normal"/>
    </style:style>
    <style:style style:name="T1858" style:family="text">
      <style:text-properties fo:font-weight="normal" officeooo:rsid="072a9b16" style:font-weight-asian="normal" style:font-weight-complex="normal"/>
    </style:style>
    <style:style style:name="T1859" style:family="text">
      <style:text-properties fo:font-weight="normal" officeooo:rsid="072ab3eb" style:font-weight-asian="normal" style:font-weight-complex="normal"/>
    </style:style>
    <style:style style:name="T1860" style:family="text">
      <style:text-properties officeooo:rsid="073767da"/>
    </style:style>
    <style:style style:name="T1861" style:family="text">
      <style:text-properties officeooo:rsid="0738415f"/>
    </style:style>
    <style:style style:name="T1862" style:family="text">
      <style:text-properties officeooo:rsid="07396d26"/>
    </style:style>
    <style:style style:name="T1863" style:family="text">
      <style:text-properties officeooo:rsid="073ac9bd"/>
    </style:style>
    <style:style style:name="T1864" style:family="text">
      <style:text-properties officeooo:rsid="074135c6"/>
    </style:style>
    <style:style style:name="T1865" style:family="text">
      <style:text-properties officeooo:rsid="073b6e61"/>
    </style:style>
    <style:style style:name="T1866" style:family="text">
      <style:text-properties officeooo:rsid="073c749d"/>
    </style:style>
    <style:style style:name="T1867" style:family="text">
      <style:text-properties officeooo:rsid="073d93cc"/>
    </style:style>
    <style:style style:name="T1868" style:family="text">
      <style:text-properties officeooo:rsid="073e693a"/>
    </style:style>
    <style:style style:name="T1869" style:family="text">
      <style:text-properties officeooo:rsid="073f1aef"/>
    </style:style>
    <style:style style:name="T1870" style:family="text">
      <style:text-properties officeooo:rsid="073ff62d"/>
    </style:style>
    <style:style style:name="T1871" style:family="text">
      <style:text-properties officeooo:rsid="0742a22b"/>
    </style:style>
    <style:style style:name="T1872" style:family="text">
      <style:text-properties officeooo:rsid="07434096"/>
    </style:style>
    <style:style style:name="T1873" style:family="text">
      <style:text-properties officeooo:rsid="07441f51"/>
    </style:style>
    <style:style style:name="T1874" style:family="text">
      <style:text-properties officeooo:rsid="0745cc35"/>
    </style:style>
    <style:style style:name="T1875" style:family="text">
      <style:text-properties officeooo:rsid="0747b80e"/>
    </style:style>
    <style:style style:name="T1876" style:family="text">
      <style:text-properties officeooo:rsid="0748d4e4"/>
    </style:style>
    <style:style style:name="T1877" style:family="text">
      <style:text-properties officeooo:rsid="074a8f7c"/>
    </style:style>
    <style:style style:name="T1878" style:family="text">
      <style:text-properties officeooo:rsid="074b8b93"/>
    </style:style>
    <style:style style:name="T1879" style:family="text">
      <style:text-properties officeooo:rsid="074bd675"/>
    </style:style>
    <style:style style:name="T1880" style:family="text">
      <style:text-properties officeooo:rsid="074c3222"/>
    </style:style>
    <style:style style:name="T1881" style:family="text">
      <style:text-properties officeooo:rsid="07516c3f"/>
    </style:style>
    <style:style style:name="T1882" style:family="text">
      <style:text-properties officeooo:rsid="074cefaf"/>
    </style:style>
    <style:style style:name="T1883" style:family="text">
      <style:text-properties officeooo:rsid="074ea0a7"/>
    </style:style>
    <style:style style:name="T1884" style:family="text">
      <style:text-properties officeooo:rsid="0c25ba4e"/>
    </style:style>
    <style:style style:name="T1885" style:family="text">
      <style:text-properties officeooo:rsid="074fbd21"/>
    </style:style>
    <style:style style:name="T1886" style:family="text">
      <style:text-properties officeooo:rsid="075230ed"/>
    </style:style>
    <style:style style:name="T1887" style:family="text">
      <style:text-properties officeooo:rsid="07541424"/>
    </style:style>
    <style:style style:name="T1888" style:family="text">
      <style:text-properties officeooo:rsid="07576167"/>
    </style:style>
    <style:style style:name="T1889" style:family="text">
      <style:text-properties officeooo:rsid="07593fc4"/>
    </style:style>
    <style:style style:name="T1890" style:family="text">
      <style:text-properties officeooo:rsid="075ac734"/>
    </style:style>
    <style:style style:name="T1891" style:family="text">
      <style:text-properties officeooo:rsid="075b1874"/>
    </style:style>
    <style:style style:name="T1892" style:family="text">
      <style:text-properties officeooo:rsid="075c9372"/>
    </style:style>
    <style:style style:name="T1893" style:family="text">
      <style:text-properties officeooo:rsid="0c27ae21"/>
    </style:style>
    <style:style style:name="T1894" style:family="text">
      <style:text-properties officeooo:rsid="075ddaaf"/>
    </style:style>
    <style:style style:name="T1895" style:family="text">
      <style:text-properties officeooo:rsid="0c29a0e0"/>
    </style:style>
    <style:style style:name="T1896" style:family="text">
      <style:text-properties officeooo:rsid="075f3488"/>
    </style:style>
    <style:style style:name="T1897" style:family="text">
      <style:text-properties officeooo:rsid="075f5b36"/>
    </style:style>
    <style:style style:name="T1898" style:family="text">
      <style:text-properties officeooo:rsid="076269c5"/>
    </style:style>
    <style:style style:name="T1899" style:family="text">
      <style:text-properties officeooo:rsid="07641032"/>
    </style:style>
    <style:style style:name="T1900" style:family="text">
      <style:text-properties officeooo:rsid="07658064"/>
    </style:style>
    <style:style style:name="T1901" style:family="text">
      <style:text-properties officeooo:rsid="07660833"/>
    </style:style>
    <style:style style:name="T1902" style:family="text">
      <style:text-properties officeooo:rsid="07663ca1"/>
    </style:style>
    <style:style style:name="T1903" style:family="text">
      <style:text-properties officeooo:rsid="076755e8"/>
    </style:style>
    <style:style style:name="T1904" style:family="text">
      <style:text-properties officeooo:rsid="0c2b0aa5"/>
    </style:style>
    <style:style style:name="T1905" style:family="text">
      <style:text-properties officeooo:rsid="0767d9af"/>
    </style:style>
    <style:style style:name="T1906" style:family="text">
      <style:text-properties officeooo:rsid="0c2ca26d"/>
    </style:style>
    <style:style style:name="T1907" style:family="text">
      <style:text-properties officeooo:rsid="07699277"/>
    </style:style>
    <style:style style:name="T1908" style:family="text">
      <style:text-properties officeooo:rsid="076a6e65"/>
    </style:style>
    <style:style style:name="T1909" style:family="text">
      <style:text-properties officeooo:rsid="076c1f40"/>
    </style:style>
    <style:style style:name="T1910" style:family="text">
      <style:text-properties officeooo:rsid="076e0373"/>
    </style:style>
    <style:style style:name="T1911" style:family="text">
      <style:text-properties officeooo:rsid="076fa081"/>
    </style:style>
    <style:style style:name="T1912" style:family="text">
      <style:text-properties officeooo:rsid="0770276e"/>
    </style:style>
    <style:style style:name="T1913" style:family="text">
      <style:text-properties officeooo:rsid="0770e769"/>
    </style:style>
    <style:style style:name="T1914" style:family="text">
      <style:text-properties officeooo:rsid="0770f62d"/>
    </style:style>
    <style:style style:name="T1915" style:family="text">
      <style:text-properties officeooo:rsid="077157c3"/>
    </style:style>
    <style:style style:name="T1916" style:family="text">
      <style:text-properties officeooo:rsid="07728988"/>
    </style:style>
    <style:style style:name="T1917" style:family="text">
      <style:text-properties officeooo:rsid="07734823"/>
    </style:style>
    <style:style style:name="T1918" style:family="text">
      <style:text-properties officeooo:rsid="0773d8dd"/>
    </style:style>
    <style:style style:name="T1919" style:family="text">
      <style:text-properties officeooo:rsid="077466f6"/>
    </style:style>
    <style:style style:name="T1920" style:family="text">
      <style:text-properties officeooo:rsid="0774907c"/>
    </style:style>
    <style:style style:name="T1921" style:family="text">
      <style:text-properties officeooo:rsid="0776347d"/>
    </style:style>
    <style:style style:name="T1922" style:family="text">
      <style:text-properties officeooo:rsid="0776f2df"/>
    </style:style>
    <style:style style:name="T1923" style:family="text">
      <style:text-properties officeooo:rsid="07780fa1"/>
    </style:style>
    <style:style style:name="T1924" style:family="text">
      <style:text-properties officeooo:rsid="07795906"/>
    </style:style>
    <style:style style:name="T1925" style:family="text">
      <style:text-properties officeooo:rsid="077a66e3"/>
    </style:style>
    <style:style style:name="T1926" style:family="text">
      <style:text-properties officeooo:rsid="077b6a0e"/>
    </style:style>
    <style:style style:name="T1927" style:family="text">
      <style:text-properties officeooo:rsid="077c5761"/>
    </style:style>
    <style:style style:name="T1928" style:family="text">
      <style:text-properties officeooo:rsid="077d5bf3"/>
    </style:style>
    <style:style style:name="T1929" style:family="text">
      <style:text-properties officeooo:rsid="077e235f"/>
    </style:style>
    <style:style style:name="T1930" style:family="text">
      <style:text-properties officeooo:rsid="077f2723"/>
    </style:style>
    <style:style style:name="T1931" style:family="text">
      <style:text-properties officeooo:rsid="077fbe47"/>
    </style:style>
    <style:style style:name="T1932" style:family="text">
      <style:text-properties officeooo:rsid="0781b00f"/>
    </style:style>
    <style:style style:name="T1933" style:family="text">
      <style:text-properties officeooo:rsid="07820e67"/>
    </style:style>
    <style:style style:name="T1934" style:family="text">
      <style:text-properties officeooo:rsid="078279ba"/>
    </style:style>
    <style:style style:name="T1935" style:family="text">
      <style:text-properties officeooo:rsid="07832698"/>
    </style:style>
    <style:style style:name="T1936" style:family="text">
      <style:text-properties officeooo:rsid="0784341b"/>
    </style:style>
    <style:style style:name="T1937" style:family="text">
      <style:text-properties officeooo:rsid="0785ef97"/>
    </style:style>
    <style:style style:name="T1938" style:family="text">
      <style:text-properties officeooo:rsid="0786c465"/>
    </style:style>
    <style:style style:name="T1939" style:family="text">
      <style:text-properties officeooo:rsid="0787d3d4"/>
    </style:style>
    <style:style style:name="T1940" style:family="text">
      <style:text-properties officeooo:rsid="07884a55"/>
    </style:style>
    <style:style style:name="T1941" style:family="text">
      <style:text-properties officeooo:rsid="078a13a7"/>
    </style:style>
    <style:style style:name="T1942" style:family="text">
      <style:text-properties officeooo:rsid="078b3d54"/>
    </style:style>
    <style:style style:name="T1943" style:family="text">
      <style:text-properties officeooo:rsid="078ced91"/>
    </style:style>
    <style:style style:name="T1944" style:family="text">
      <style:text-properties officeooo:rsid="078dd3f0"/>
    </style:style>
    <style:style style:name="T1945" style:family="text">
      <style:text-properties officeooo:rsid="078e7a33"/>
    </style:style>
    <style:style style:name="T1946" style:family="text">
      <style:text-properties officeooo:rsid="078f8050"/>
    </style:style>
    <style:style style:name="T1947" style:family="text">
      <style:text-properties officeooo:rsid="079067fa"/>
    </style:style>
    <style:style style:name="T1948" style:family="text">
      <style:text-properties officeooo:rsid="07916d04"/>
    </style:style>
    <style:style style:name="T1949" style:family="text">
      <style:text-properties officeooo:rsid="0792acb1"/>
    </style:style>
    <style:style style:name="T1950" style:family="text">
      <style:text-properties officeooo:rsid="0793e793"/>
    </style:style>
    <style:style style:name="T1951" style:family="text">
      <style:text-properties officeooo:rsid="079561d4"/>
    </style:style>
    <style:style style:name="T1952" style:family="text">
      <style:text-properties officeooo:rsid="07972834"/>
    </style:style>
    <style:style style:name="T1953" style:family="text">
      <style:text-properties officeooo:rsid="0798f04f"/>
    </style:style>
    <style:style style:name="T1954" style:family="text">
      <style:text-properties officeooo:rsid="079a37bb"/>
    </style:style>
    <style:style style:name="T1955" style:family="text">
      <style:text-properties officeooo:rsid="079aca45"/>
    </style:style>
    <style:style style:name="T1956" style:family="text">
      <style:text-properties officeooo:rsid="079b1ca1"/>
    </style:style>
    <style:style style:name="T1957" style:family="text">
      <style:text-properties officeooo:rsid="079b5bde"/>
    </style:style>
    <style:style style:name="T1958" style:family="text">
      <style:text-properties officeooo:rsid="079c6e55"/>
    </style:style>
    <style:style style:name="T1959" style:family="text">
      <style:text-properties officeooo:rsid="079c87aa"/>
    </style:style>
    <style:style style:name="T1960" style:family="text">
      <style:text-properties officeooo:rsid="0c2ec997"/>
    </style:style>
    <style:style style:name="T1961" style:family="text">
      <style:text-properties officeooo:rsid="079d7106"/>
    </style:style>
    <style:style style:name="T1962" style:family="text">
      <style:text-properties officeooo:rsid="079de891"/>
    </style:style>
    <style:style style:name="T1963" style:family="text">
      <style:text-properties officeooo:rsid="079e3b58"/>
    </style:style>
    <style:style style:name="T1964" style:family="text">
      <style:text-properties officeooo:rsid="079f9d17"/>
    </style:style>
    <style:style style:name="T1965" style:family="text">
      <style:text-properties officeooo:rsid="07a07c02"/>
    </style:style>
    <style:style style:name="T1966" style:family="text">
      <style:text-properties officeooo:rsid="07a25457"/>
    </style:style>
    <style:style style:name="T1967" style:family="text">
      <style:text-properties officeooo:rsid="07a3de3a"/>
    </style:style>
    <style:style style:name="T1968" style:family="text">
      <style:text-properties officeooo:rsid="07a4e280"/>
    </style:style>
    <style:style style:name="T1969" style:family="text">
      <style:text-properties officeooo:rsid="07a520d4"/>
    </style:style>
    <style:style style:name="T1970" style:family="text">
      <style:text-properties officeooo:rsid="07a87f40"/>
    </style:style>
    <style:style style:name="T1971" style:family="text">
      <style:text-properties officeooo:rsid="07a69867"/>
    </style:style>
    <style:style style:name="T1972" style:family="text">
      <style:text-properties officeooo:rsid="07a8a361"/>
    </style:style>
    <style:style style:name="T1973" style:family="text">
      <style:text-properties officeooo:rsid="07aa959b"/>
    </style:style>
    <style:style style:name="T1974" style:family="text">
      <style:text-properties officeooo:rsid="07ab7103"/>
    </style:style>
    <style:style style:name="T1975" style:family="text">
      <style:text-properties officeooo:rsid="07ac803f"/>
    </style:style>
    <style:style style:name="T1976" style:family="text">
      <style:text-properties officeooo:rsid="07ae2208"/>
    </style:style>
    <style:style style:name="T1977" style:family="text">
      <style:text-properties officeooo:rsid="07ae4671"/>
    </style:style>
    <style:style style:name="T1978" style:family="text">
      <style:text-properties officeooo:rsid="07af7c8a"/>
    </style:style>
    <style:style style:name="T1979" style:family="text">
      <style:text-properties officeooo:rsid="07b073c5"/>
    </style:style>
    <style:style style:name="T1980" style:family="text">
      <style:text-properties officeooo:rsid="07b1d31f"/>
    </style:style>
    <style:style style:name="T1981" style:family="text">
      <style:text-properties officeooo:rsid="07b3a1e9"/>
    </style:style>
    <style:style style:name="T1982" style:family="text">
      <style:text-properties officeooo:rsid="07b4b1ad"/>
    </style:style>
    <style:style style:name="T1983" style:family="text">
      <style:text-properties officeooo:rsid="07b4bd70"/>
    </style:style>
    <style:style style:name="T1984" style:family="text">
      <style:text-properties officeooo:rsid="07b65793"/>
    </style:style>
    <style:style style:name="T1985" style:family="text">
      <style:text-properties officeooo:rsid="07b7e5b3"/>
    </style:style>
    <style:style style:name="T1986" style:family="text">
      <style:text-properties officeooo:rsid="07b83fbc"/>
    </style:style>
    <style:style style:name="T1987" style:family="text">
      <style:text-properties officeooo:rsid="07b88f96"/>
    </style:style>
    <style:style style:name="T1988" style:family="text">
      <style:text-properties officeooo:rsid="07b9e9c5"/>
    </style:style>
    <style:style style:name="T1989" style:family="text">
      <style:text-properties officeooo:rsid="07ba5815"/>
    </style:style>
    <style:style style:name="T1990" style:family="text">
      <style:text-properties officeooo:rsid="07baf4fc"/>
    </style:style>
    <style:style style:name="T1991" style:family="text">
      <style:text-properties officeooo:rsid="07bc24c0"/>
    </style:style>
    <style:style style:name="T1992" style:family="text">
      <style:text-properties officeooo:rsid="07bcc864"/>
    </style:style>
    <style:style style:name="T1993" style:family="text">
      <style:text-properties officeooo:rsid="07bd54ce"/>
    </style:style>
    <style:style style:name="T1994" style:family="text">
      <style:text-properties officeooo:rsid="07bf4c64"/>
    </style:style>
    <style:style style:name="T1995" style:family="text">
      <style:text-properties officeooo:rsid="07c01aa6"/>
    </style:style>
    <style:style style:name="T1996" style:family="text">
      <style:text-properties officeooo:rsid="07c15190"/>
    </style:style>
    <style:style style:name="T1997" style:family="text">
      <style:text-properties officeooo:rsid="07c32287"/>
    </style:style>
    <style:style style:name="T1998" style:family="text">
      <style:text-properties officeooo:rsid="07c52a50"/>
    </style:style>
    <style:style style:name="T1999" style:family="text">
      <style:text-properties officeooo:rsid="07c3fc31"/>
    </style:style>
    <style:style style:name="T2000" style:family="text">
      <style:text-properties officeooo:rsid="07c55eb0"/>
    </style:style>
    <style:style style:name="T2001" style:family="text">
      <style:text-properties officeooo:rsid="07c73045"/>
    </style:style>
    <style:style style:name="T2002" style:family="text">
      <style:text-properties officeooo:rsid="07c7f717"/>
    </style:style>
    <style:style style:name="T2003" style:family="text">
      <style:text-properties officeooo:rsid="07c9de03"/>
    </style:style>
    <style:style style:name="T2004" style:family="text">
      <style:text-properties officeooo:rsid="07cb79cd"/>
    </style:style>
    <style:style style:name="T2005" style:family="text">
      <style:text-properties officeooo:rsid="07ccafd5"/>
    </style:style>
    <style:style style:name="T2006" style:family="text">
      <style:text-properties officeooo:rsid="07ceac9d"/>
    </style:style>
    <style:style style:name="T2007" style:family="text">
      <style:text-properties officeooo:rsid="07d0422a"/>
    </style:style>
    <style:style style:name="T2008" style:family="text">
      <style:text-properties officeooo:rsid="07d1bdaf"/>
    </style:style>
    <style:style style:name="T2009" style:family="text">
      <style:text-properties officeooo:rsid="07d31999"/>
    </style:style>
    <style:style style:name="T2010" style:family="text">
      <style:text-properties officeooo:rsid="07d47cfe"/>
    </style:style>
    <style:style style:name="T2011" style:family="text">
      <style:text-properties officeooo:rsid="07d57604"/>
    </style:style>
    <style:style style:name="T2012" style:family="text">
      <style:text-properties officeooo:rsid="07d6ed9e"/>
    </style:style>
    <style:style style:name="T2013" style:family="text">
      <style:text-properties officeooo:rsid="07d7acdf"/>
    </style:style>
    <style:style style:name="T2014" style:family="text">
      <style:text-properties officeooo:rsid="07d91bc7"/>
    </style:style>
    <style:style style:name="T2015" style:family="text">
      <style:text-properties officeooo:rsid="07dafa77"/>
    </style:style>
    <style:style style:name="T2016" style:family="text">
      <style:text-properties officeooo:rsid="07dc7827"/>
    </style:style>
    <style:style style:name="T2017" style:family="text">
      <style:text-properties officeooo:rsid="07de3e99"/>
    </style:style>
    <style:style style:name="T2018" style:family="text">
      <style:text-properties officeooo:rsid="07debcba"/>
    </style:style>
    <style:style style:name="T2019" style:family="text">
      <style:text-properties officeooo:rsid="07e01c3a"/>
    </style:style>
    <style:style style:name="T2020" style:family="text">
      <style:text-properties officeooo:rsid="07e14bd3"/>
    </style:style>
    <style:style style:name="T2021" style:family="text">
      <style:text-properties officeooo:rsid="07e34306"/>
    </style:style>
    <style:style style:name="T2022" style:family="text">
      <style:text-properties officeooo:rsid="07e4cb6b"/>
    </style:style>
    <style:style style:name="T2023" style:family="text">
      <style:text-properties officeooo:rsid="07e675f8"/>
    </style:style>
    <style:style style:name="T2024" style:family="text">
      <style:text-properties officeooo:rsid="07e7d797"/>
    </style:style>
    <style:style style:name="T2025" style:family="text">
      <style:text-properties officeooo:rsid="07e8e9b5"/>
    </style:style>
    <style:style style:name="T2026" style:family="text">
      <style:text-properties officeooo:rsid="07eac8c9"/>
    </style:style>
    <style:style style:name="T2027" style:family="text">
      <style:text-properties officeooo:rsid="07eb68b3"/>
    </style:style>
    <style:style style:name="T2028" style:family="text">
      <style:text-properties officeooo:rsid="07ebf3f8"/>
    </style:style>
    <style:style style:name="T2029" style:family="text">
      <style:text-properties officeooo:rsid="07ec4681"/>
    </style:style>
    <style:style style:name="T2030" style:family="text">
      <style:text-properties officeooo:rsid="07ec8054"/>
    </style:style>
    <style:style style:name="T2031" style:family="text">
      <style:text-properties officeooo:rsid="07ee3255"/>
    </style:style>
    <style:style style:name="T2032" style:family="text">
      <style:text-properties officeooo:rsid="07ef05d3"/>
    </style:style>
    <style:style style:name="T2033" style:family="text">
      <style:text-properties officeooo:rsid="07ef1812"/>
    </style:style>
    <style:style style:name="T2034" style:family="text">
      <style:text-properties officeooo:rsid="07f1058a"/>
    </style:style>
    <style:style style:name="T2035" style:family="text">
      <style:text-properties officeooo:rsid="07f2cebf"/>
    </style:style>
    <style:style style:name="T2036" style:family="text">
      <style:text-properties officeooo:rsid="07f4996c"/>
    </style:style>
    <style:style style:name="T2037" style:family="text">
      <style:text-properties officeooo:rsid="07f60315"/>
    </style:style>
    <style:style style:name="T2038" style:family="text">
      <style:text-properties officeooo:rsid="07f7825f"/>
    </style:style>
    <style:style style:name="T2039" style:family="text">
      <style:text-properties officeooo:rsid="07f7fa13"/>
    </style:style>
    <style:style style:name="T2040" style:family="text">
      <style:text-properties officeooo:rsid="07f80198"/>
    </style:style>
    <style:style style:name="T2041" style:family="text">
      <style:text-properties officeooo:rsid="07f987ff"/>
    </style:style>
    <style:style style:name="T2042" style:family="text">
      <style:text-properties officeooo:rsid="07fa8107"/>
    </style:style>
    <style:style style:name="T2043" style:family="text">
      <style:text-properties officeooo:rsid="07fb0db3"/>
    </style:style>
    <style:style style:name="T2044" style:family="text">
      <style:text-properties officeooo:rsid="03b15d7d"/>
    </style:style>
    <style:style style:name="T2045" style:family="text">
      <style:text-properties officeooo:rsid="03b195d2"/>
    </style:style>
    <style:style style:name="T2046" style:family="text">
      <style:text-properties officeooo:rsid="03b33b44"/>
    </style:style>
    <style:style style:name="T2047" style:family="text">
      <style:text-properties officeooo:rsid="03b43d07"/>
    </style:style>
    <style:style style:name="T2048" style:family="text">
      <style:text-properties officeooo:rsid="07fe0f8a"/>
    </style:style>
    <style:style style:name="T2049" style:family="text">
      <style:text-properties officeooo:rsid="0803cd28"/>
    </style:style>
    <style:style style:name="T2050" style:family="text">
      <style:text-properties officeooo:rsid="07fed3c9"/>
    </style:style>
    <style:style style:name="T2051" style:family="text">
      <style:text-properties officeooo:rsid="07ff0e5b"/>
    </style:style>
    <style:style style:name="T2052" style:family="text">
      <style:text-properties officeooo:rsid="0800a7ec"/>
    </style:style>
    <style:style style:name="T2053" style:family="text">
      <style:text-properties officeooo:rsid="0800e194"/>
    </style:style>
    <style:style style:name="T2054" style:family="text">
      <style:text-properties officeooo:rsid="0801b943"/>
    </style:style>
    <style:style style:name="T2055" style:family="text">
      <style:text-properties officeooo:rsid="0801f432"/>
    </style:style>
    <style:style style:name="T2056" style:family="text">
      <style:text-properties officeooo:rsid="0803cf66"/>
    </style:style>
    <style:style style:name="T2057" style:family="text">
      <style:text-properties officeooo:rsid="0803d354"/>
    </style:style>
    <style:style style:name="T2058" style:family="text">
      <style:text-properties officeooo:rsid="0804a43b"/>
    </style:style>
    <style:style style:name="T2059" style:family="text">
      <style:text-properties officeooo:rsid="08052409"/>
    </style:style>
    <style:style style:name="T2060" style:family="text">
      <style:text-properties officeooo:rsid="08068b2d"/>
    </style:style>
    <style:style style:name="T2061" style:family="text">
      <style:text-properties officeooo:rsid="08071dfc"/>
    </style:style>
    <style:style style:name="T2062" style:family="text">
      <style:text-properties officeooo:rsid="080900df"/>
    </style:style>
    <style:style style:name="T2063" style:family="text">
      <style:text-properties officeooo:rsid="08093aa9"/>
    </style:style>
    <style:style style:name="T2064" style:family="text">
      <style:text-properties officeooo:rsid="0809a20c"/>
    </style:style>
    <style:style style:name="T2065" style:family="text">
      <style:text-properties officeooo:rsid="080b4d70"/>
    </style:style>
    <style:style style:name="T2066" style:family="text">
      <style:text-properties officeooo:rsid="080c056c"/>
    </style:style>
    <style:style style:name="T2067" style:family="text">
      <style:text-properties officeooo:rsid="080d4197"/>
    </style:style>
    <style:style style:name="T2068" style:family="text">
      <style:text-properties officeooo:rsid="080da3cc"/>
    </style:style>
    <style:style style:name="T2069" style:family="text">
      <style:text-properties officeooo:rsid="0c316d56"/>
    </style:style>
    <style:style style:name="T2070" style:family="text">
      <style:text-properties officeooo:rsid="080f43e4"/>
    </style:style>
    <style:style style:name="T2071" style:family="text">
      <style:text-properties officeooo:rsid="0810ba6b"/>
    </style:style>
    <style:style style:name="T2072" style:family="text">
      <style:text-properties officeooo:rsid="08115016"/>
    </style:style>
    <style:style style:name="T2073" style:family="text">
      <style:text-properties officeooo:rsid="0811f1b1"/>
    </style:style>
    <style:style style:name="T2074" style:family="text">
      <style:text-properties officeooo:rsid="08134355"/>
    </style:style>
    <style:style style:name="T2075" style:family="text">
      <style:text-properties officeooo:rsid="0813d714"/>
    </style:style>
    <style:style style:name="T2076" style:family="text">
      <style:text-properties officeooo:rsid="0813f3b9"/>
    </style:style>
    <style:style style:name="T2077" style:family="text">
      <style:text-properties officeooo:rsid="08149bb0"/>
    </style:style>
    <style:style style:name="T2078" style:family="text">
      <style:text-properties officeooo:rsid="08150430"/>
    </style:style>
    <style:style style:name="T2079" style:family="text">
      <style:text-properties officeooo:rsid="0815d96e"/>
    </style:style>
    <style:style style:name="T2080" style:family="text">
      <style:text-properties officeooo:rsid="08169269"/>
    </style:style>
    <style:style style:name="T2081" style:family="text">
      <style:text-properties officeooo:rsid="0818827e"/>
    </style:style>
    <style:style style:name="T2082" style:family="text">
      <style:text-properties officeooo:rsid="081975ec"/>
    </style:style>
    <style:style style:name="T2083" style:family="text">
      <style:text-properties officeooo:rsid="081a87ed"/>
    </style:style>
    <style:style style:name="T2084" style:family="text">
      <style:text-properties officeooo:rsid="081c6cd2"/>
    </style:style>
    <style:style style:name="T2085" style:family="text">
      <style:text-properties officeooo:rsid="081e3a1a"/>
    </style:style>
    <style:style style:name="T2086" style:family="text">
      <style:text-properties officeooo:rsid="0c325d86"/>
    </style:style>
    <style:style style:name="T2087" style:family="text">
      <style:text-properties officeooo:rsid="081ec1a0"/>
    </style:style>
    <style:style style:name="T2088" style:family="text">
      <style:text-properties officeooo:rsid="081ff9f1"/>
    </style:style>
    <style:style style:name="T2089" style:family="text">
      <style:text-properties officeooo:rsid="0821d0ab"/>
    </style:style>
    <style:style style:name="T2090" style:family="text">
      <style:text-properties officeooo:rsid="0822fe3e"/>
    </style:style>
    <style:style style:name="T2091" style:family="text">
      <style:text-properties officeooo:rsid="0825357f"/>
    </style:style>
    <style:style style:name="T2092" style:family="text">
      <style:text-properties officeooo:rsid="08259dc2"/>
    </style:style>
    <style:style style:name="T2093" style:family="text">
      <style:text-properties officeooo:rsid="0826d4b2"/>
    </style:style>
    <style:style style:name="T2094" style:family="text">
      <style:text-properties officeooo:rsid="0826ee42"/>
    </style:style>
    <style:style style:name="T2095" style:family="text">
      <style:text-properties officeooo:rsid="0827bf32"/>
    </style:style>
    <style:style style:name="T2096" style:family="text">
      <style:text-properties officeooo:rsid="082982eb"/>
    </style:style>
    <style:style style:name="T2097" style:family="text">
      <style:text-properties officeooo:rsid="082b4903"/>
    </style:style>
    <style:style style:name="T2098" style:family="text">
      <style:text-properties officeooo:rsid="082c3578"/>
    </style:style>
    <style:style style:name="T2099" style:family="text">
      <style:text-properties officeooo:rsid="082cdfc3"/>
    </style:style>
    <style:style style:name="T2100" style:family="text">
      <style:text-properties officeooo:rsid="082d3dcb"/>
    </style:style>
    <style:style style:name="T2101" style:family="text">
      <style:text-properties officeooo:rsid="082e5183"/>
    </style:style>
    <style:style style:name="T2102" style:family="text">
      <style:text-properties officeooo:rsid="08304c0b"/>
    </style:style>
    <style:style style:name="T2103" style:family="text">
      <style:text-properties officeooo:rsid="08307229"/>
    </style:style>
    <style:style style:name="T2104" style:family="text">
      <style:text-properties officeooo:rsid="0831acc3"/>
    </style:style>
    <style:style style:name="T2105" style:family="text">
      <style:text-properties officeooo:rsid="0832e977"/>
    </style:style>
    <style:style style:name="T2106" style:family="text">
      <style:text-properties officeooo:rsid="083499be"/>
    </style:style>
    <style:style style:name="T2107" style:family="text">
      <style:text-properties officeooo:rsid="08364786"/>
    </style:style>
    <style:style style:name="T2108" style:family="text">
      <style:text-properties officeooo:rsid="08373dbb"/>
    </style:style>
    <style:style style:name="T2109" style:family="text">
      <style:text-properties officeooo:rsid="0837bcd4"/>
    </style:style>
    <style:style style:name="T2110" style:family="text">
      <style:text-properties officeooo:rsid="08399c80"/>
    </style:style>
    <style:style style:name="T2111" style:family="text">
      <style:text-properties officeooo:rsid="083b7c3f"/>
    </style:style>
    <style:style style:name="T2112" style:family="text">
      <style:text-properties officeooo:rsid="083bab0e"/>
    </style:style>
    <style:style style:name="T2113" style:family="text">
      <style:text-properties officeooo:rsid="083c8bd5"/>
    </style:style>
    <style:style style:name="T2114" style:family="text">
      <style:text-properties officeooo:rsid="083e39e0"/>
    </style:style>
    <style:style style:name="T2115" style:family="text">
      <style:text-properties officeooo:rsid="083e596e"/>
    </style:style>
    <style:style style:name="T2116" style:family="text">
      <style:text-properties officeooo:rsid="08403d0f"/>
    </style:style>
    <style:style style:name="T2117" style:family="text">
      <style:text-properties officeooo:rsid="084060e9"/>
    </style:style>
    <style:style style:name="T2118" style:family="text">
      <style:text-properties officeooo:rsid="0841f580"/>
    </style:style>
    <style:style style:name="T2119" style:family="text">
      <style:text-properties officeooo:rsid="0842fb25"/>
    </style:style>
    <style:style style:name="T2120" style:family="text">
      <style:text-properties officeooo:rsid="084389b2"/>
    </style:style>
    <style:style style:name="T2121" style:family="text">
      <style:text-properties officeooo:rsid="08441e72"/>
    </style:style>
    <style:style style:name="T2122" style:family="text">
      <style:text-properties officeooo:rsid="084462a3"/>
    </style:style>
    <style:style style:name="T2123" style:family="text">
      <style:text-properties officeooo:rsid="08463c3f"/>
    </style:style>
    <style:style style:name="T2124" style:family="text">
      <style:text-properties officeooo:rsid="0847e05b"/>
    </style:style>
    <style:style style:name="T2125" style:family="text">
      <style:text-properties officeooo:rsid="0849c3dc"/>
    </style:style>
    <style:style style:name="T2126" style:family="text">
      <style:text-properties officeooo:rsid="084a0673"/>
    </style:style>
    <style:style style:name="T2127" style:family="text">
      <style:text-properties officeooo:rsid="084b428a"/>
    </style:style>
    <style:style style:name="T2128" style:family="text">
      <style:text-properties officeooo:rsid="084d81bf"/>
    </style:style>
    <style:style style:name="T2129" style:family="text">
      <style:text-properties officeooo:rsid="084e292b"/>
    </style:style>
    <style:style style:name="T2130" style:family="text">
      <style:text-properties officeooo:rsid="084e43f3"/>
    </style:style>
    <style:style style:name="T2131" style:family="text">
      <style:text-properties officeooo:rsid="084e460c"/>
    </style:style>
    <style:style style:name="T2132" style:family="text">
      <style:text-properties officeooo:rsid="0c3455d6"/>
    </style:style>
    <style:style style:name="T2133" style:family="text">
      <style:text-properties officeooo:rsid="084f154a"/>
    </style:style>
    <style:style style:name="T2134" style:family="text">
      <style:text-properties officeooo:rsid="08515fee"/>
    </style:style>
    <style:style style:name="T2135" style:family="text">
      <style:text-properties officeooo:rsid="084ffd03"/>
    </style:style>
    <style:style style:name="T2136" style:family="text">
      <style:text-properties officeooo:rsid="08534754"/>
    </style:style>
    <style:style style:name="T2137" style:family="text">
      <style:text-properties officeooo:rsid="08544f10"/>
    </style:style>
    <style:style style:name="T2138" style:family="text">
      <style:text-properties officeooo:rsid="085582f5"/>
    </style:style>
    <style:style style:name="T2139" style:family="text">
      <style:text-properties officeooo:rsid="0855caa7"/>
    </style:style>
    <style:style style:name="T2140" style:family="text">
      <style:text-properties officeooo:rsid="0855f3de"/>
    </style:style>
    <style:style style:name="T2141" style:family="text">
      <style:text-properties officeooo:rsid="0857545b"/>
    </style:style>
    <style:style style:name="T2142" style:family="text">
      <style:text-properties officeooo:rsid="085759d1"/>
    </style:style>
    <style:style style:name="T2143" style:family="text">
      <style:text-properties officeooo:rsid="08579919"/>
    </style:style>
    <style:style style:name="T2144" style:family="text">
      <style:text-properties officeooo:rsid="0858317a"/>
    </style:style>
    <style:style style:name="T2145" style:family="text">
      <style:text-properties officeooo:rsid="08585b28"/>
    </style:style>
    <style:style style:name="T2146" style:family="text">
      <style:text-properties officeooo:rsid="0859ba51"/>
    </style:style>
    <style:style style:name="T2147" style:family="text">
      <style:text-properties officeooo:rsid="0859c8d4"/>
    </style:style>
    <style:style style:name="T2148" style:family="text">
      <style:text-properties officeooo:rsid="0859d730"/>
    </style:style>
    <style:style style:name="T2149" style:family="text">
      <style:text-properties officeooo:rsid="085b0c66"/>
    </style:style>
    <style:style style:name="T2150" style:family="text">
      <style:text-properties officeooo:rsid="085ca3e2"/>
    </style:style>
    <style:style style:name="T2151" style:family="text">
      <style:text-properties officeooo:rsid="085e0537"/>
    </style:style>
    <style:style style:name="T2152" style:family="text">
      <style:text-properties officeooo:rsid="085e2cb5"/>
    </style:style>
    <style:style style:name="T2153" style:family="text">
      <style:text-properties officeooo:rsid="085fa440"/>
    </style:style>
    <style:style style:name="T2154" style:family="text">
      <style:text-properties officeooo:rsid="085fdfea"/>
    </style:style>
    <style:style style:name="T2155" style:family="text">
      <style:text-properties officeooo:rsid="0860d4ad"/>
    </style:style>
    <style:style style:name="T2156" style:family="text">
      <style:text-properties officeooo:rsid="0860db94"/>
    </style:style>
    <style:style style:name="T2157" style:family="text">
      <style:text-properties officeooo:rsid="08613518"/>
    </style:style>
    <style:style style:name="T2158" style:family="text">
      <style:text-properties officeooo:rsid="08623141"/>
    </style:style>
    <style:style style:name="T2159" style:family="text">
      <style:text-properties officeooo:rsid="08633567"/>
    </style:style>
    <style:style style:name="T2160" style:family="text">
      <style:text-properties officeooo:rsid="08641c5c"/>
    </style:style>
    <style:style style:name="T2161" style:family="text">
      <style:text-properties officeooo:rsid="08653d7f"/>
    </style:style>
    <style:style style:name="T2162" style:family="text">
      <style:text-properties officeooo:rsid="086614fa"/>
    </style:style>
    <style:style style:name="T2163" style:family="text">
      <style:text-properties officeooo:rsid="0866f2a2"/>
    </style:style>
    <style:style style:name="T2164" style:family="text">
      <style:text-properties officeooo:rsid="0867520d"/>
    </style:style>
    <style:style style:name="T2165" style:family="text">
      <style:text-properties officeooo:rsid="0867f8af"/>
    </style:style>
    <style:style style:name="T2166" style:family="text">
      <style:text-properties officeooo:rsid="0869ebcf"/>
    </style:style>
    <style:style style:name="T2167" style:family="text">
      <style:text-properties officeooo:rsid="086a496d"/>
    </style:style>
    <style:style style:name="T2168" style:family="text">
      <style:text-properties officeooo:rsid="086baaa8"/>
    </style:style>
    <style:style style:name="T2169" style:family="text">
      <style:text-properties officeooo:rsid="086cf689"/>
    </style:style>
    <style:style style:name="T2170" style:family="text">
      <style:text-properties officeooo:rsid="086d7beb"/>
    </style:style>
    <style:style style:name="T2171" style:family="text">
      <style:text-properties officeooo:rsid="086f3f9e"/>
    </style:style>
    <style:style style:name="T2172" style:family="text">
      <style:text-properties officeooo:rsid="08712793"/>
    </style:style>
    <style:style style:name="T2173" style:family="text">
      <style:text-properties officeooo:rsid="08717da1"/>
    </style:style>
    <style:style style:name="T2174" style:family="text">
      <style:text-properties officeooo:rsid="08718504"/>
    </style:style>
    <style:style style:name="T2175" style:family="text">
      <style:text-properties officeooo:rsid="0872444b"/>
    </style:style>
    <style:style style:name="T2176" style:family="text">
      <style:text-properties officeooo:rsid="087401d1"/>
    </style:style>
    <style:style style:name="T2177" style:family="text">
      <style:text-properties officeooo:rsid="087412cb"/>
    </style:style>
    <style:style style:name="T2178" style:family="text">
      <style:text-properties officeooo:rsid="0874c073"/>
    </style:style>
    <style:style style:name="T2179" style:family="text">
      <style:text-properties officeooo:rsid="08755bd6"/>
    </style:style>
    <style:style style:name="T2180" style:family="text">
      <style:text-properties officeooo:rsid="08765912"/>
    </style:style>
    <style:style style:name="T2181" style:family="text">
      <style:text-properties officeooo:rsid="0877edea"/>
    </style:style>
    <style:style style:name="T2182" style:family="text">
      <style:text-properties officeooo:rsid="0878bedf"/>
    </style:style>
    <style:style style:name="T2183" style:family="text">
      <style:text-properties officeooo:rsid="087a448c"/>
    </style:style>
    <style:style style:name="T2184" style:family="text">
      <style:text-properties officeooo:rsid="087bcb64"/>
    </style:style>
    <style:style style:name="T2185" style:family="text">
      <style:text-properties officeooo:rsid="087c0db4"/>
    </style:style>
    <style:style style:name="T2186" style:family="text">
      <style:text-properties officeooo:rsid="087d5526"/>
    </style:style>
    <style:style style:name="T2187" style:family="text">
      <style:text-properties officeooo:rsid="087dcd72"/>
    </style:style>
    <style:style style:name="T2188" style:family="text">
      <style:text-properties officeooo:rsid="087eaa70"/>
    </style:style>
    <style:style style:name="T2189" style:family="text">
      <style:text-properties officeooo:rsid="088090f0"/>
    </style:style>
    <style:style style:name="T2190" style:family="text">
      <style:text-properties officeooo:rsid="08820143"/>
    </style:style>
    <style:style style:name="T2191" style:family="text">
      <style:text-properties officeooo:rsid="08838d86"/>
    </style:style>
    <style:style style:name="T2192" style:family="text">
      <style:text-properties officeooo:rsid="0885dd6f"/>
    </style:style>
    <style:style style:name="T2193" style:family="text">
      <style:text-properties officeooo:rsid="08870261"/>
    </style:style>
    <style:style style:name="T2194" style:family="text">
      <style:text-properties officeooo:rsid="08886910"/>
    </style:style>
    <style:style style:name="T2195" style:family="text">
      <style:text-properties officeooo:rsid="08890bcf"/>
    </style:style>
    <style:style style:name="T2196" style:family="text">
      <style:text-properties officeooo:rsid="088a3382"/>
    </style:style>
    <style:style style:name="T2197" style:family="text">
      <style:text-properties officeooo:rsid="088c319d"/>
    </style:style>
    <style:style style:name="T2198" style:family="text">
      <style:text-properties officeooo:rsid="088c552c"/>
    </style:style>
    <style:style style:name="T2199" style:family="text">
      <style:text-properties officeooo:rsid="088e19dc"/>
    </style:style>
    <style:style style:name="T2200" style:family="text">
      <style:text-properties officeooo:rsid="088fa91b"/>
    </style:style>
    <style:style style:name="T2201" style:family="text">
      <style:text-properties officeooo:rsid="08917b33"/>
    </style:style>
    <style:style style:name="T2202" style:family="text">
      <style:text-properties officeooo:rsid="089325d2"/>
    </style:style>
    <style:style style:name="T2203" style:family="text">
      <style:text-properties officeooo:rsid="0893de6f"/>
    </style:style>
    <style:style style:name="T2204" style:family="text">
      <style:text-properties officeooo:rsid="0893fc89"/>
    </style:style>
    <style:style style:name="T2205" style:family="text">
      <style:text-properties officeooo:rsid="0894ba03"/>
    </style:style>
    <style:style style:name="T2206" style:family="text">
      <style:text-properties officeooo:rsid="0895a9b0"/>
    </style:style>
    <style:style style:name="T2207" style:family="text">
      <style:text-properties officeooo:rsid="08977a02"/>
    </style:style>
    <style:style style:name="T2208" style:family="text">
      <style:text-properties officeooo:rsid="0899779e"/>
    </style:style>
    <style:style style:name="T2209" style:family="text">
      <style:text-properties officeooo:rsid="089a19ca"/>
    </style:style>
    <style:style style:name="T2210" style:family="text">
      <style:text-properties officeooo:rsid="089b276f"/>
    </style:style>
    <style:style style:name="T2211" style:family="text">
      <style:text-properties officeooo:rsid="089d0cab"/>
    </style:style>
    <style:style style:name="T2212" style:family="text">
      <style:text-properties officeooo:rsid="089dba7b"/>
    </style:style>
    <style:style style:name="T2213" style:family="text">
      <style:text-properties officeooo:rsid="089f968e"/>
    </style:style>
    <style:style style:name="T2214" style:family="text">
      <style:text-properties officeooo:rsid="08a06cf1"/>
    </style:style>
    <style:style style:name="T2215" style:family="text">
      <style:text-properties officeooo:rsid="08a0df02"/>
    </style:style>
    <style:style style:name="T2216" style:family="text">
      <style:text-properties officeooo:rsid="08a226bc"/>
    </style:style>
    <style:style style:name="T2217" style:family="text">
      <style:text-properties officeooo:rsid="08a375b9"/>
    </style:style>
    <style:style style:name="T2218" style:family="text">
      <style:text-properties officeooo:rsid="08a3ff9b"/>
    </style:style>
    <style:style style:name="T2219" style:family="text">
      <style:text-properties officeooo:rsid="08a4a038"/>
    </style:style>
    <style:style style:name="T2220" style:family="text">
      <style:text-properties officeooo:rsid="08a5309c"/>
    </style:style>
    <style:style style:name="T2221" style:family="text">
      <style:text-properties officeooo:rsid="08a88b58"/>
    </style:style>
    <style:style style:name="T2222" style:family="text">
      <style:text-properties officeooo:rsid="08aa32bc"/>
    </style:style>
    <style:style style:name="T2223" style:family="text">
      <style:text-properties officeooo:rsid="08aa7c38"/>
    </style:style>
    <style:style style:name="T2224" style:family="text">
      <style:text-properties officeooo:rsid="08aab6a8"/>
    </style:style>
    <style:style style:name="T2225" style:family="text">
      <style:text-properties officeooo:rsid="08abc8a0"/>
    </style:style>
    <style:style style:name="T2226" style:family="text">
      <style:text-properties officeooo:rsid="08acedaa"/>
    </style:style>
    <style:style style:name="T2227" style:family="text">
      <style:text-properties officeooo:rsid="08ae117c"/>
    </style:style>
    <style:style style:name="T2228" style:family="text">
      <style:text-properties officeooo:rsid="08afbb74"/>
    </style:style>
    <style:style style:name="T2229" style:family="text">
      <style:text-properties officeooo:rsid="08b04a19"/>
    </style:style>
    <style:style style:name="T2230" style:family="text">
      <style:text-properties officeooo:rsid="08b06caa"/>
    </style:style>
    <style:style style:name="T2231" style:family="text">
      <style:text-properties officeooo:rsid="08b1602f"/>
    </style:style>
    <style:style style:name="T2232" style:family="text">
      <style:text-properties officeooo:rsid="08b2cc62"/>
    </style:style>
    <style:style style:name="T2233" style:family="text">
      <style:text-properties officeooo:rsid="08b2f271"/>
    </style:style>
    <style:style style:name="T2234" style:family="text">
      <style:text-properties officeooo:rsid="08b4de5c"/>
    </style:style>
    <style:style style:name="T2235" style:family="text">
      <style:text-properties officeooo:rsid="08b5fb6b"/>
    </style:style>
    <style:style style:name="T2236" style:family="text">
      <style:text-properties officeooo:rsid="08b66ec7"/>
    </style:style>
    <style:style style:name="T2237" style:family="text">
      <style:text-properties officeooo:rsid="08b68f0d"/>
    </style:style>
    <style:style style:name="T2238" style:family="text">
      <style:text-properties officeooo:rsid="08b82458"/>
    </style:style>
    <style:style style:name="T2239" style:family="text">
      <style:text-properties officeooo:rsid="08baf9ae"/>
    </style:style>
    <style:style style:name="T2240" style:family="text">
      <style:text-properties officeooo:rsid="08bc5aa5"/>
    </style:style>
    <style:style style:name="T2241" style:family="text">
      <style:text-properties officeooo:rsid="08be442b"/>
    </style:style>
    <style:style style:name="T2242" style:family="text">
      <style:text-properties officeooo:rsid="08be6403"/>
    </style:style>
    <style:style style:name="T2243" style:family="text">
      <style:text-properties officeooo:rsid="08be7308"/>
    </style:style>
    <style:style style:name="T2244" style:family="text">
      <style:text-properties officeooo:rsid="08bf965a"/>
    </style:style>
    <style:style style:name="T2245" style:family="text">
      <style:text-properties officeooo:rsid="0a929f29"/>
    </style:style>
    <style:style style:name="T2246" style:family="text">
      <style:text-properties officeooo:rsid="08c07156"/>
    </style:style>
    <style:style style:name="T2247" style:family="text">
      <style:text-properties officeooo:rsid="08c119fb"/>
    </style:style>
    <style:style style:name="T2248" style:family="text">
      <style:text-properties officeooo:rsid="08c220dc"/>
    </style:style>
    <style:style style:name="T2249" style:family="text">
      <style:text-properties officeooo:rsid="08c23939"/>
    </style:style>
    <style:style style:name="T2250" style:family="text">
      <style:text-properties officeooo:rsid="08c27f9b"/>
    </style:style>
    <style:style style:name="T2251" style:family="text">
      <style:text-properties officeooo:rsid="08c3d66f"/>
    </style:style>
    <style:style style:name="T2252" style:family="text">
      <style:text-properties officeooo:rsid="08c41477"/>
    </style:style>
    <style:style style:name="T2253" style:family="text">
      <style:text-properties officeooo:rsid="08c54743"/>
    </style:style>
    <style:style style:name="T2254" style:family="text">
      <style:text-properties officeooo:rsid="08c5fa38"/>
    </style:style>
    <style:style style:name="T2255" style:family="text">
      <style:text-properties officeooo:rsid="08c66b06"/>
    </style:style>
    <style:style style:name="T2256" style:family="text">
      <style:text-properties officeooo:rsid="08c80e63"/>
    </style:style>
    <style:style style:name="T2257" style:family="text">
      <style:text-properties officeooo:rsid="08c84ce9"/>
    </style:style>
    <style:style style:name="T2258" style:family="text">
      <style:text-properties officeooo:rsid="08c92cdf"/>
    </style:style>
    <style:style style:name="T2259" style:family="text">
      <style:text-properties officeooo:rsid="08cac355"/>
    </style:style>
    <style:style style:name="T2260" style:family="text">
      <style:text-properties officeooo:rsid="08cba74d"/>
    </style:style>
    <style:style style:name="T2261" style:family="text">
      <style:text-properties officeooo:rsid="08cbc8f4"/>
    </style:style>
    <style:style style:name="T2262" style:family="text">
      <style:text-properties officeooo:rsid="08cc0ca1"/>
    </style:style>
    <style:style style:name="T2263" style:family="text">
      <style:text-properties officeooo:rsid="08cc2d28"/>
    </style:style>
    <style:style style:name="T2264" style:family="text">
      <style:text-properties officeooo:rsid="08cc5ca1"/>
    </style:style>
    <style:style style:name="T2265" style:family="text">
      <style:text-properties officeooo:rsid="08ccae54"/>
    </style:style>
    <style:style style:name="T2266" style:family="text">
      <style:text-properties officeooo:rsid="08ce4672"/>
    </style:style>
    <style:style style:name="T2267" style:family="text">
      <style:text-properties officeooo:rsid="08cf5234"/>
    </style:style>
    <style:style style:name="T2268" style:family="text">
      <style:text-properties officeooo:rsid="08d058e0"/>
    </style:style>
    <style:style style:name="T2269" style:family="text">
      <style:text-properties officeooo:rsid="08d14d2b"/>
    </style:style>
    <style:style style:name="T2270" style:family="text">
      <style:text-properties officeooo:rsid="08d154f9"/>
    </style:style>
    <style:style style:name="T2271" style:family="text">
      <style:text-properties officeooo:rsid="08d17846"/>
    </style:style>
    <style:style style:name="T2272" style:family="text">
      <style:text-properties officeooo:rsid="08d2c933"/>
    </style:style>
    <style:style style:name="T2273" style:family="text">
      <style:text-properties officeooo:rsid="08d4a8d4"/>
    </style:style>
    <style:style style:name="T2274" style:family="text">
      <style:text-properties officeooo:rsid="08d5b4f3"/>
    </style:style>
    <style:style style:name="T2275" style:family="text">
      <style:text-properties officeooo:rsid="08d71045"/>
    </style:style>
    <style:style style:name="T2276" style:family="text">
      <style:text-properties officeooo:rsid="08d8b481"/>
    </style:style>
    <style:style style:name="T2277" style:family="text">
      <style:text-properties officeooo:rsid="08d9f1a4"/>
    </style:style>
    <style:style style:name="T2278" style:family="text">
      <style:text-properties officeooo:rsid="08db8378"/>
    </style:style>
    <style:style style:name="T2279" style:family="text">
      <style:text-properties officeooo:rsid="08dd12ce"/>
    </style:style>
    <style:style style:name="T2280" style:family="text">
      <style:text-properties officeooo:rsid="08de5bf4"/>
    </style:style>
    <style:style style:name="T2281" style:family="text">
      <style:text-properties officeooo:rsid="08df1ca6"/>
    </style:style>
    <style:style style:name="T2282" style:family="text">
      <style:text-properties officeooo:rsid="08e0a43a"/>
    </style:style>
    <style:style style:name="T2283" style:family="text">
      <style:text-properties officeooo:rsid="08e0dd3f"/>
    </style:style>
    <style:style style:name="T2284" style:family="text">
      <style:text-properties officeooo:rsid="08e24bf6"/>
    </style:style>
    <style:style style:name="T2285" style:family="text">
      <style:text-properties officeooo:rsid="08e422bf"/>
    </style:style>
    <style:style style:name="T2286" style:family="text">
      <style:text-properties officeooo:rsid="08e4a1f4"/>
    </style:style>
    <style:style style:name="T2287" style:family="text">
      <style:text-properties officeooo:rsid="08e62674"/>
    </style:style>
    <style:style style:name="T2288" style:family="text">
      <style:text-properties officeooo:rsid="08e6daec"/>
    </style:style>
    <style:style style:name="T2289" style:family="text">
      <style:text-properties officeooo:rsid="08e948bc"/>
    </style:style>
    <style:style style:name="T2290" style:family="text">
      <style:text-properties officeooo:rsid="08e99d91"/>
    </style:style>
    <style:style style:name="T2291" style:family="text">
      <style:text-properties officeooo:rsid="08eb29f9"/>
    </style:style>
    <style:style style:name="T2292" style:family="text">
      <style:text-properties officeooo:rsid="08ec0633"/>
    </style:style>
    <style:style style:name="T2293" style:family="text">
      <style:text-properties officeooo:rsid="08ef461b"/>
    </style:style>
    <style:style style:name="T2294" style:family="text">
      <style:text-properties officeooo:rsid="08efe2f0"/>
    </style:style>
    <style:style style:name="T2295" style:family="text">
      <style:text-properties officeooo:rsid="08f1b37d"/>
    </style:style>
    <style:style style:name="T2296" style:family="text">
      <style:text-properties officeooo:rsid="08f33fd3"/>
    </style:style>
    <style:style style:name="T2297" style:family="text">
      <style:text-properties officeooo:rsid="08f3443c"/>
    </style:style>
    <style:style style:name="T2298" style:family="text">
      <style:text-properties officeooo:rsid="08f428c5"/>
    </style:style>
    <style:style style:name="T2299" style:family="text">
      <style:text-properties officeooo:rsid="08f5b9f6"/>
    </style:style>
    <style:style style:name="T2300" style:family="text">
      <style:text-properties officeooo:rsid="08f785c2"/>
    </style:style>
    <style:style style:name="T2301" style:family="text">
      <style:text-properties officeooo:rsid="08f7f968"/>
    </style:style>
    <style:style style:name="T2302" style:family="text">
      <style:text-properties officeooo:rsid="08f94150"/>
    </style:style>
    <style:style style:name="T2303" style:family="text">
      <style:text-properties officeooo:rsid="08fa2072"/>
    </style:style>
    <style:style style:name="T2304" style:family="text">
      <style:text-properties officeooo:rsid="08fc09bb"/>
    </style:style>
    <style:style style:name="T2305" style:family="text">
      <style:text-properties officeooo:rsid="08fc742c"/>
    </style:style>
    <style:style style:name="T2306" style:family="text">
      <style:text-properties officeooo:rsid="0ae69d42"/>
    </style:style>
    <style:style style:name="T2307" style:family="text">
      <style:text-properties officeooo:rsid="08fdd159"/>
    </style:style>
    <style:style style:name="T2308" style:family="text">
      <style:text-properties officeooo:rsid="08fe49e8"/>
    </style:style>
    <style:style style:name="T2309" style:family="text">
      <style:text-properties officeooo:rsid="08ff8218"/>
    </style:style>
    <style:style style:name="T2310" style:family="text">
      <style:text-properties officeooo:rsid="0900bbe5"/>
    </style:style>
    <style:style style:name="T2311" style:family="text">
      <style:text-properties officeooo:rsid="0900beb7"/>
    </style:style>
    <style:style style:name="T2312" style:family="text">
      <style:text-properties officeooo:rsid="0900d939"/>
    </style:style>
    <style:style style:name="T2313" style:family="text">
      <style:text-properties officeooo:rsid="090165ba"/>
    </style:style>
    <style:style style:name="T2314" style:family="text">
      <style:text-properties officeooo:rsid="09029221"/>
    </style:style>
    <style:style style:name="T2315" style:family="text">
      <style:text-properties officeooo:rsid="090491d2"/>
    </style:style>
    <style:style style:name="T2316" style:family="text">
      <style:text-properties officeooo:rsid="0906796a"/>
    </style:style>
    <style:style style:name="T2317" style:family="text">
      <style:text-properties officeooo:rsid="0908715d"/>
    </style:style>
    <style:style style:name="T2318" style:family="text">
      <style:text-properties officeooo:rsid="0906e387"/>
    </style:style>
    <style:style style:name="T2319" style:family="text">
      <style:text-properties officeooo:rsid="0909a632"/>
    </style:style>
    <style:style style:name="T2320" style:family="text">
      <style:text-properties officeooo:rsid="090b59f5"/>
    </style:style>
    <style:style style:name="T2321" style:family="text">
      <style:text-properties officeooo:rsid="090cca95"/>
    </style:style>
    <style:style style:name="T2322" style:family="text">
      <style:text-properties officeooo:rsid="090c54e7"/>
    </style:style>
    <style:style style:name="T2323" style:family="text">
      <style:text-properties fo:font-style="italic" style:font-style-asian="italic" style:font-style-complex="italic"/>
    </style:style>
    <style:style style:name="T2324" style:family="text">
      <style:text-properties officeooo:rsid="090cf919"/>
    </style:style>
    <style:style style:name="T2325" style:family="text">
      <style:text-properties officeooo:rsid="090ed903"/>
    </style:style>
    <style:style style:name="T2326" style:family="text">
      <style:text-properties officeooo:rsid="090fa723"/>
    </style:style>
    <style:style style:name="T2327" style:family="text">
      <style:text-properties officeooo:rsid="090fdd38"/>
    </style:style>
    <style:style style:name="T2328" style:family="text">
      <style:text-properties officeooo:rsid="0911319a"/>
    </style:style>
    <style:style style:name="T2329" style:family="text">
      <style:text-properties officeooo:rsid="091187eb"/>
    </style:style>
    <style:style style:name="T2330" style:family="text">
      <style:text-properties officeooo:rsid="0912119e"/>
    </style:style>
    <style:style style:name="T2331" style:family="text">
      <style:text-properties officeooo:rsid="09127744"/>
    </style:style>
    <style:style style:name="T2332" style:family="text">
      <style:text-properties officeooo:rsid="091461b2"/>
    </style:style>
    <style:style style:name="T2333" style:family="text">
      <style:text-properties officeooo:rsid="09159cda"/>
    </style:style>
    <style:style style:name="T2334" style:family="text">
      <style:text-properties officeooo:rsid="0917603c"/>
    </style:style>
    <style:style style:name="T2335" style:family="text">
      <style:text-properties officeooo:rsid="0917e14a"/>
    </style:style>
    <style:style style:name="T2336" style:family="text">
      <style:text-properties officeooo:rsid="09191dce"/>
    </style:style>
    <style:style style:name="T2337" style:family="text">
      <style:text-properties officeooo:rsid="091a4719"/>
    </style:style>
    <style:style style:name="T2338" style:family="text">
      <style:text-properties officeooo:rsid="091ba634"/>
    </style:style>
    <style:style style:name="T2339" style:family="text">
      <style:text-properties officeooo:rsid="091d5fee"/>
    </style:style>
    <style:style style:name="T2340" style:family="text">
      <style:text-properties officeooo:rsid="091ec655"/>
    </style:style>
    <style:style style:name="T2341" style:family="text">
      <style:text-properties officeooo:rsid="091f5e62"/>
    </style:style>
    <style:style style:name="T2342" style:family="text">
      <style:text-properties officeooo:rsid="092074c0"/>
    </style:style>
    <style:style style:name="T2343" style:family="text">
      <style:text-properties officeooo:rsid="092197c5"/>
    </style:style>
    <style:style style:name="T2344" style:family="text">
      <style:text-properties officeooo:rsid="0921f321"/>
    </style:style>
    <style:style style:name="T2345" style:family="text">
      <style:text-properties officeooo:rsid="09223236"/>
    </style:style>
    <style:style style:name="T2346" style:family="text">
      <style:text-properties officeooo:rsid="092380ce"/>
    </style:style>
    <style:style style:name="T2347" style:family="text">
      <style:text-properties officeooo:rsid="09249fef"/>
    </style:style>
    <style:style style:name="T2348" style:family="text">
      <style:text-properties officeooo:rsid="09255af2"/>
    </style:style>
    <style:style style:name="T2349" style:family="text">
      <style:text-properties officeooo:rsid="092578a2"/>
    </style:style>
    <style:style style:name="T2350" style:family="text">
      <style:text-properties officeooo:rsid="092784aa"/>
    </style:style>
    <style:style style:name="T2351" style:family="text">
      <style:text-properties officeooo:rsid="09293c4a"/>
    </style:style>
    <style:style style:name="T2352" style:family="text">
      <style:text-properties officeooo:rsid="092a2061"/>
    </style:style>
    <style:style style:name="T2353" style:family="text">
      <style:text-properties officeooo:rsid="092a4bc8"/>
    </style:style>
    <style:style style:name="T2354" style:family="text">
      <style:text-properties officeooo:rsid="092a570d"/>
    </style:style>
    <style:style style:name="T2355" style:family="text">
      <style:text-properties officeooo:rsid="092ae9c2"/>
    </style:style>
    <style:style style:name="T2356" style:family="text">
      <style:text-properties officeooo:rsid="092ca905"/>
    </style:style>
    <style:style style:name="T2357" style:family="text">
      <style:text-properties officeooo:rsid="092d72aa"/>
    </style:style>
    <style:style style:name="T2358" style:family="text">
      <style:text-properties officeooo:rsid="092ec45e"/>
    </style:style>
    <style:style style:name="T2359" style:family="text">
      <style:text-properties officeooo:rsid="0930be46"/>
    </style:style>
    <style:style style:name="T2360" style:family="text">
      <style:text-properties officeooo:rsid="09319b9f"/>
    </style:style>
    <style:style style:name="T2361" style:family="text">
      <style:text-properties officeooo:rsid="0931dac2"/>
    </style:style>
    <style:style style:name="T2362" style:family="text">
      <style:text-properties officeooo:rsid="0931fe4e"/>
    </style:style>
    <style:style style:name="T2363" style:family="text">
      <style:text-properties officeooo:rsid="0933f002"/>
    </style:style>
    <style:style style:name="T2364" style:family="text">
      <style:text-properties officeooo:rsid="0934c9a1"/>
    </style:style>
    <style:style style:name="T2365" style:family="text">
      <style:text-properties officeooo:rsid="0938b480"/>
    </style:style>
    <style:style style:name="T2366" style:family="text">
      <style:text-properties officeooo:rsid="09351a9a"/>
    </style:style>
    <style:style style:name="T2367" style:family="text">
      <style:text-properties officeooo:rsid="0936a76b"/>
    </style:style>
    <style:style style:name="T2368" style:family="text">
      <style:text-properties officeooo:rsid="093820e2"/>
    </style:style>
    <style:style style:name="T2369" style:family="text">
      <style:text-properties officeooo:rsid="09385f47"/>
    </style:style>
    <style:style style:name="T2370" style:family="text">
      <style:text-properties officeooo:rsid="09387455"/>
    </style:style>
    <style:style style:name="T2371" style:family="text">
      <style:text-properties officeooo:rsid="093a3b7b"/>
    </style:style>
    <style:style style:name="T2372" style:family="text">
      <style:text-properties officeooo:rsid="093c2850"/>
    </style:style>
    <style:style style:name="T2373" style:family="text">
      <style:text-properties officeooo:rsid="093df1fa"/>
    </style:style>
    <style:style style:name="T2374" style:family="text">
      <style:text-properties officeooo:rsid="093e4b2a"/>
    </style:style>
    <style:style style:name="T2375" style:family="text">
      <style:text-properties officeooo:rsid="093e9e69"/>
    </style:style>
    <style:style style:name="T2376" style:family="text">
      <style:text-properties officeooo:rsid="093f5488"/>
    </style:style>
    <style:style style:name="T2377" style:family="text">
      <style:text-properties officeooo:rsid="093fdfc5"/>
    </style:style>
    <style:style style:name="T2378" style:family="text">
      <style:text-properties officeooo:rsid="09400049"/>
    </style:style>
    <style:style style:name="T2379" style:family="text">
      <style:text-properties officeooo:rsid="09411d3f"/>
    </style:style>
    <style:style style:name="T2380" style:family="text">
      <style:text-properties officeooo:rsid="0942543d"/>
    </style:style>
    <style:style style:name="T2381" style:family="text">
      <style:text-properties officeooo:rsid="09437f63"/>
    </style:style>
    <style:style style:name="T2382" style:family="text">
      <style:text-properties officeooo:rsid="09442a4f"/>
    </style:style>
    <style:style style:name="T2383" style:family="text">
      <style:text-properties officeooo:rsid="09462689"/>
    </style:style>
    <style:style style:name="T2384" style:family="text">
      <style:text-properties officeooo:rsid="0947466a"/>
    </style:style>
    <style:style style:name="T2385" style:family="text">
      <style:text-properties officeooo:rsid="0947a108"/>
    </style:style>
    <style:style style:name="T2386" style:family="text">
      <style:text-properties officeooo:rsid="0947de42"/>
    </style:style>
    <style:style style:name="T2387" style:family="text">
      <style:text-properties officeooo:rsid="09489e0b"/>
    </style:style>
    <style:style style:name="T2388" style:family="text">
      <style:text-properties officeooo:rsid="094913ff"/>
    </style:style>
    <style:style style:name="T2389" style:family="text">
      <style:text-properties officeooo:rsid="094a88ea"/>
    </style:style>
    <style:style style:name="T2390" style:family="text">
      <style:text-properties officeooo:rsid="094c7fc5"/>
    </style:style>
    <style:style style:name="T2391" style:family="text">
      <style:text-properties officeooo:rsid="094e5681"/>
    </style:style>
    <style:style style:name="T2392" style:family="text">
      <style:text-properties officeooo:rsid="094eda2a"/>
    </style:style>
    <style:style style:name="T2393" style:family="text">
      <style:text-properties officeooo:rsid="09502aca"/>
    </style:style>
    <style:style style:name="T2394" style:family="text">
      <style:text-properties officeooo:rsid="0950a186"/>
    </style:style>
    <style:style style:name="T2395" style:family="text">
      <style:text-properties officeooo:rsid="0951feb1"/>
    </style:style>
    <style:style style:name="T2396" style:family="text">
      <style:text-properties officeooo:rsid="0952cf57"/>
    </style:style>
    <style:style style:name="T2397" style:family="text">
      <style:text-properties officeooo:rsid="0954967e"/>
    </style:style>
    <style:style style:name="T2398" style:family="text">
      <style:text-properties officeooo:rsid="0956925e"/>
    </style:style>
    <style:style style:name="T2399" style:family="text">
      <style:text-properties officeooo:rsid="09585b20"/>
    </style:style>
    <style:style style:name="T2400" style:family="text">
      <style:text-properties officeooo:rsid="095a2fc1"/>
    </style:style>
    <style:style style:name="T2401" style:family="text">
      <style:text-properties officeooo:rsid="095bcafe"/>
    </style:style>
    <style:style style:name="T2402" style:family="text">
      <style:text-properties officeooo:rsid="095ce461"/>
    </style:style>
    <style:style style:name="T2403" style:family="text">
      <style:text-properties officeooo:rsid="095e648c"/>
    </style:style>
    <style:style style:name="T2404" style:family="text">
      <style:text-properties officeooo:rsid="095e8725"/>
    </style:style>
    <style:style style:name="T2405" style:family="text">
      <style:text-properties officeooo:rsid="095f3a49"/>
    </style:style>
    <style:style style:name="T2406" style:family="text">
      <style:text-properties officeooo:rsid="0960f303"/>
    </style:style>
    <style:style style:name="T2407" style:family="text">
      <style:text-properties officeooo:rsid="0961961d"/>
    </style:style>
    <style:style style:name="T2408" style:family="text">
      <style:text-properties officeooo:rsid="0962a918"/>
    </style:style>
    <style:style style:name="T2409" style:family="text">
      <style:text-properties officeooo:rsid="09630d81"/>
    </style:style>
    <style:style style:name="T2410" style:family="text">
      <style:text-properties officeooo:rsid="0963d78d"/>
    </style:style>
    <style:style style:name="T2411" style:family="text">
      <style:text-properties officeooo:rsid="09650776"/>
    </style:style>
    <style:style style:name="T2412" style:family="text">
      <style:text-properties officeooo:rsid="09657769"/>
    </style:style>
    <style:style style:name="T2413" style:family="text">
      <style:text-properties officeooo:rsid="09659155"/>
    </style:style>
    <style:style style:name="T2414" style:family="text">
      <style:text-properties officeooo:rsid="0965f762"/>
    </style:style>
    <style:style style:name="T2415" style:family="text">
      <style:text-properties officeooo:rsid="096787e6"/>
    </style:style>
    <style:style style:name="T2416" style:family="text">
      <style:text-properties officeooo:rsid="09688770"/>
    </style:style>
    <style:style style:name="T2417" style:family="text">
      <style:text-properties officeooo:rsid="0969a27d"/>
    </style:style>
    <style:style style:name="T2418" style:family="text">
      <style:text-properties officeooo:rsid="096ad0c9"/>
    </style:style>
    <style:style style:name="T2419" style:family="text">
      <style:text-properties officeooo:rsid="096bfc1b"/>
    </style:style>
    <style:style style:name="T2420" style:family="text">
      <style:text-properties officeooo:rsid="096c8ef3"/>
    </style:style>
    <style:style style:name="T2421" style:family="text">
      <style:text-properties officeooo:rsid="096e20cf"/>
    </style:style>
    <style:style style:name="T2422" style:family="text">
      <style:text-properties officeooo:rsid="096fa1d9"/>
    </style:style>
    <style:style style:name="T2423" style:family="text">
      <style:text-properties officeooo:rsid="0970b334"/>
    </style:style>
    <style:style style:name="T2424" style:family="text">
      <style:text-properties officeooo:rsid="0970f10a"/>
    </style:style>
    <style:style style:name="T2425" style:family="text">
      <style:text-properties officeooo:rsid="09715e2e"/>
    </style:style>
    <style:style style:name="T2426" style:family="text">
      <style:text-properties officeooo:rsid="09734174"/>
    </style:style>
    <style:style style:name="T2427" style:family="text">
      <style:text-properties officeooo:rsid="0973e6c0"/>
    </style:style>
    <style:style style:name="T2428" style:family="text">
      <style:text-properties officeooo:rsid="097556da"/>
    </style:style>
    <style:style style:name="T2429" style:family="text">
      <style:text-properties officeooo:rsid="09765753"/>
    </style:style>
    <style:style style:name="T2430" style:family="text">
      <style:text-properties officeooo:rsid="09767d52"/>
    </style:style>
    <style:style style:name="T2431" style:family="text">
      <style:text-properties officeooo:rsid="097789d0"/>
    </style:style>
    <style:style style:name="T2432" style:family="text">
      <style:text-properties officeooo:rsid="0978c105"/>
    </style:style>
    <style:style style:name="T2433" style:family="text">
      <style:text-properties officeooo:rsid="09785604"/>
    </style:style>
    <style:style style:name="T2434" style:family="text">
      <style:text-properties officeooo:rsid="0979d562"/>
    </style:style>
    <style:style style:name="T2435" style:family="text">
      <style:text-properties officeooo:rsid="097b99ef"/>
    </style:style>
    <style:style style:name="T2436" style:family="text">
      <style:text-properties officeooo:rsid="097d2ccf"/>
    </style:style>
    <style:style style:name="T2437" style:family="text">
      <style:text-properties officeooo:rsid="097d5b75"/>
    </style:style>
    <style:style style:name="T2438" style:family="text">
      <style:text-properties officeooo:rsid="097e6b8a"/>
    </style:style>
    <style:style style:name="T2439" style:family="text">
      <style:text-properties officeooo:rsid="097ef081"/>
    </style:style>
    <style:style style:name="T2440" style:family="text">
      <style:text-properties officeooo:rsid="0980340a"/>
    </style:style>
    <style:style style:name="T2441" style:family="text">
      <style:text-properties officeooo:rsid="0980e2a9"/>
    </style:style>
    <style:style style:name="T2442" style:family="text">
      <style:text-properties officeooo:rsid="0981544d"/>
    </style:style>
    <style:style style:name="T2443" style:family="text">
      <style:text-properties officeooo:rsid="098288be"/>
    </style:style>
    <style:style style:name="T2444" style:family="text">
      <style:text-properties officeooo:rsid="0982a245"/>
    </style:style>
    <style:style style:name="T2445" style:family="text">
      <style:text-properties officeooo:rsid="09836bd5"/>
    </style:style>
    <style:style style:name="T2446" style:family="text">
      <style:text-properties officeooo:rsid="0984aab9"/>
    </style:style>
    <style:style style:name="T2447" style:family="text">
      <style:text-properties officeooo:rsid="09861a2e"/>
    </style:style>
    <style:style style:name="T2448" style:family="text">
      <style:text-properties officeooo:rsid="09868564"/>
    </style:style>
    <style:style style:name="T2449" style:family="text">
      <style:text-properties officeooo:rsid="0986c6cc"/>
    </style:style>
    <style:style style:name="T2450" style:family="text">
      <style:text-properties officeooo:rsid="09870036"/>
    </style:style>
    <style:style style:name="T2451" style:family="text">
      <style:text-properties officeooo:rsid="0987d417"/>
    </style:style>
    <style:style style:name="T2452" style:family="text">
      <style:text-properties officeooo:rsid="098aff6c"/>
    </style:style>
    <style:style style:name="T2453" style:family="text">
      <style:text-properties officeooo:rsid="098bf8a0"/>
    </style:style>
    <style:style style:name="T2454" style:family="text">
      <style:text-properties officeooo:rsid="098cca6a"/>
    </style:style>
    <style:style style:name="T2455" style:family="text">
      <style:text-properties officeooo:rsid="098df9d0"/>
    </style:style>
    <style:style style:name="T2456" style:family="text">
      <style:text-properties officeooo:rsid="098ee7ae"/>
    </style:style>
    <style:style style:name="T2457" style:family="text">
      <style:text-properties officeooo:rsid="098f56c2"/>
    </style:style>
    <style:style style:name="T2458" style:family="text">
      <style:text-properties officeooo:rsid="098f5fcb"/>
    </style:style>
    <style:style style:name="T2459" style:family="text">
      <style:text-properties officeooo:rsid="099053ac"/>
    </style:style>
    <style:style style:name="T2460" style:family="text">
      <style:text-properties officeooo:rsid="0990d5c1"/>
    </style:style>
    <style:style style:name="T2461" style:family="text">
      <style:text-properties officeooo:rsid="0991f247"/>
    </style:style>
    <style:style style:name="T2462" style:family="text">
      <style:text-properties officeooo:rsid="0992eebf"/>
    </style:style>
    <style:style style:name="T2463" style:family="text">
      <style:text-properties officeooo:rsid="09942205"/>
    </style:style>
    <style:style style:name="T2464" style:family="text">
      <style:text-properties officeooo:rsid="0994d99c"/>
    </style:style>
    <style:style style:name="T2465" style:family="text">
      <style:text-properties officeooo:rsid="0996b45d"/>
    </style:style>
    <style:style style:name="T2466" style:family="text">
      <style:text-properties officeooo:rsid="09994b1d"/>
    </style:style>
    <style:style style:name="T2467" style:family="text">
      <style:text-properties officeooo:rsid="099a89b2"/>
    </style:style>
    <style:style style:name="T2468" style:family="text">
      <style:text-properties officeooo:rsid="099beef4"/>
    </style:style>
    <style:style style:name="T2469" style:family="text">
      <style:text-properties officeooo:rsid="099c0fd9"/>
    </style:style>
    <style:style style:name="T2470" style:family="text">
      <style:text-properties officeooo:rsid="099ddf66"/>
    </style:style>
    <style:style style:name="T2471" style:family="text">
      <style:text-properties officeooo:rsid="099e781a"/>
    </style:style>
    <style:style style:name="T2472" style:family="text">
      <style:text-properties officeooo:rsid="09a15159"/>
    </style:style>
    <style:style style:name="T2473" style:family="text">
      <style:text-properties officeooo:rsid="09a319ae"/>
    </style:style>
    <style:style style:name="T2474" style:family="text">
      <style:text-properties officeooo:rsid="09a48f9e"/>
    </style:style>
    <style:style style:name="T2475" style:family="text">
      <style:text-properties officeooo:rsid="09a5b63a"/>
    </style:style>
    <style:style style:name="T2476" style:family="text">
      <style:text-properties officeooo:rsid="09a5f85e"/>
    </style:style>
    <style:style style:name="T2477" style:family="text">
      <style:text-properties officeooo:rsid="09a76624"/>
    </style:style>
    <style:style style:name="T2478" style:family="text">
      <style:text-properties officeooo:rsid="09a93434"/>
    </style:style>
    <style:style style:name="T2479" style:family="text">
      <style:text-properties officeooo:rsid="09ab1660"/>
    </style:style>
    <style:style style:name="T2480" style:family="text">
      <style:text-properties officeooo:rsid="09abc64a"/>
    </style:style>
    <style:style style:name="T2481" style:family="text">
      <style:text-properties officeooo:rsid="09ad9b21"/>
    </style:style>
    <style:style style:name="T2482" style:family="text">
      <style:text-properties officeooo:rsid="09ae207a"/>
    </style:style>
    <style:style style:name="T2483" style:family="text">
      <style:text-properties officeooo:rsid="09af5881"/>
    </style:style>
    <style:style style:name="T2484" style:family="text">
      <style:text-properties officeooo:rsid="09b02a37"/>
    </style:style>
    <style:style style:name="T2485" style:family="text">
      <style:text-properties officeooo:rsid="09b0f36c"/>
    </style:style>
    <style:style style:name="T2486" style:family="text">
      <style:text-properties officeooo:rsid="09b28032"/>
    </style:style>
    <style:style style:name="T2487" style:family="text">
      <style:text-properties officeooo:rsid="09b47b47"/>
    </style:style>
    <style:style style:name="T2488" style:family="text">
      <style:text-properties officeooo:rsid="09b62323"/>
    </style:style>
    <style:style style:name="T2489" style:family="text">
      <style:text-properties officeooo:rsid="09b7619c"/>
    </style:style>
    <style:style style:name="T2490" style:family="text">
      <style:text-properties officeooo:rsid="09b7b85a"/>
    </style:style>
    <style:style style:name="T2491" style:family="text">
      <style:text-properties officeooo:rsid="09b86a76"/>
    </style:style>
    <style:style style:name="T2492" style:family="text">
      <style:text-properties officeooo:rsid="09b91e44"/>
    </style:style>
    <style:style style:name="T2493" style:family="text">
      <style:text-properties officeooo:rsid="09baaa78"/>
    </style:style>
    <style:style style:name="T2494" style:family="text">
      <style:text-properties officeooo:rsid="09bc0d43"/>
    </style:style>
    <style:style style:name="T2495" style:family="text">
      <style:text-properties officeooo:rsid="09bddce0"/>
    </style:style>
    <style:style style:name="T2496" style:family="text">
      <style:text-properties officeooo:rsid="09bf47f6"/>
    </style:style>
    <style:style style:name="T2497" style:family="text">
      <style:text-properties officeooo:rsid="09bfabec"/>
    </style:style>
    <style:style style:name="T2498" style:family="text">
      <style:text-properties officeooo:rsid="09c02061"/>
    </style:style>
    <style:style style:name="T2499" style:family="text">
      <style:text-properties officeooo:rsid="09c16a9b"/>
    </style:style>
    <style:style style:name="T2500" style:family="text">
      <style:text-properties officeooo:rsid="09c23878"/>
    </style:style>
    <style:style style:name="T2501" style:family="text">
      <style:text-properties officeooo:rsid="09c428a7"/>
    </style:style>
    <style:style style:name="T2502" style:family="text">
      <style:text-properties officeooo:rsid="09c4b0dd"/>
    </style:style>
    <style:style style:name="T2503" style:family="text">
      <style:text-properties officeooo:rsid="09c5d848"/>
    </style:style>
    <style:style style:name="T2504" style:family="text">
      <style:text-properties officeooo:rsid="09c6d793"/>
    </style:style>
    <style:style style:name="T2505" style:family="text">
      <style:text-properties officeooo:rsid="09ca6695"/>
    </style:style>
    <style:style style:name="T2506" style:family="text">
      <style:text-properties officeooo:rsid="09cb905a"/>
    </style:style>
    <style:style style:name="T2507" style:family="text">
      <style:text-properties officeooo:rsid="09cd3e45"/>
    </style:style>
    <style:style style:name="T2508" style:family="text">
      <style:text-properties officeooo:rsid="09cde88f"/>
    </style:style>
    <style:style style:name="T2509" style:family="text">
      <style:text-properties officeooo:rsid="09cd7922"/>
    </style:style>
    <style:style style:name="T2510" style:family="text">
      <style:text-properties officeooo:rsid="09cfe504"/>
    </style:style>
    <style:style style:name="T2511" style:family="text">
      <style:text-properties officeooo:rsid="09d05a71"/>
    </style:style>
    <style:style style:name="T2512" style:family="text">
      <style:text-properties officeooo:rsid="09d1a8b3"/>
    </style:style>
    <style:style style:name="T2513" style:family="text">
      <style:text-properties officeooo:rsid="09d342b6"/>
    </style:style>
    <style:style style:name="T2514" style:family="text">
      <style:text-properties officeooo:rsid="09d35f1a"/>
    </style:style>
    <style:style style:name="T2515" style:family="text">
      <style:text-properties officeooo:rsid="09d436cb"/>
    </style:style>
    <style:style style:name="T2516" style:family="text">
      <style:text-properties officeooo:rsid="09d564b9"/>
    </style:style>
    <style:style style:name="T2517" style:family="text">
      <style:text-properties officeooo:rsid="09d6fc30"/>
    </style:style>
    <style:style style:name="T2518" style:family="text">
      <style:text-properties officeooo:rsid="09d88397"/>
    </style:style>
    <style:style style:name="T2519" style:family="text">
      <style:text-properties officeooo:rsid="09da3d39"/>
    </style:style>
    <style:style style:name="T2520" style:family="text">
      <style:text-properties officeooo:rsid="09db7946"/>
    </style:style>
    <style:style style:name="T2521" style:family="text">
      <style:text-properties officeooo:rsid="09dd2860"/>
    </style:style>
    <style:style style:name="T2522" style:family="text">
      <style:text-properties officeooo:rsid="09ddbb81"/>
    </style:style>
    <style:style style:name="T2523" style:family="text">
      <style:text-properties officeooo:rsid="09ddfec9"/>
    </style:style>
    <style:style style:name="T2524"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text:span text:style-name="amh_5f_dev_5f_abbr">us</text:span>: <text:span text:style-name="amh_5f_lettre_5f_rubriquee">I</text:span>ncipit tractat<text:span text:style-name="amh_5f_dev_5f_abbr">us</text:span> de <text:span text:style-name="amh_5f_dev_5f_abbr">par</text:span>tibus ultramarinis maxi<text:span text:style-name="amh_5f_dev_5f_abbr">m</text:span>e aut<text:span text:style-name="amh_5f_dev_5f_abbr">em</text:span> de hiis q<text:span text:style-name="amh_5f_dev_5f_abbr">ue</text:span> in terra s<text:span text:style-name="amh_5f_dev_5f_abbr">an</text:span>cta sunt</text:h>
      <text:h text:style-name="P2" text:outline-level="1"><text:span text:style-name="amh_5f_lettrine">S</text:span>icut audiuim<text:span text:style-name="amh_5f_dev_5f_abbr">us</text:span> et uidim<text:span text:style-name="amh_5f_dev_5f_abbr">us</text:span> <text:span text:style-name="T2">i</text:span><text:span text:style-name="amh_5f_dev_5f_abbr"><text:span text:style-name="T2">n</text:span></text:span><text:span text:style-name="T2"> ciuitate Dei n</text:span><text:span text:style-name="amh_5f_dev_5f_abbr"><text:span text:style-name="T2">ost</text:span></text:span><text:span text:style-name="T2">r</text:span><text:span text:style-name="T3">i</text:span><text:span text:style-name="T2"> ac D</text:span><text:span text:style-name="amh_5f_dev_5f_abbr"><text:span text:style-name="T2">omi</text:span></text:span><text:span text:style-name="T2">ni uirtutu</text:span><text:span text:style-name="amh_5f_dev_5f_abbr"><text:span text:style-name="T2">m</text:span></text:span><text:span text:style-name="T2">, </text:span><text:span text:style-name="T4">De</text:span><text:span text:style-name="amh_5f_dev_5f_abbr"><text:span text:style-name="T4">us</text:span></text:span><text:span text:style-name="T4"> fu</text:span><text:span text:style-name="amh_5f_dev_5f_abbr"><text:span text:style-name="T4">n</text:span></text:span><text:span text:style-name="T4">dauit ea</text:span><text:span text:style-name="amh_5f_dev_5f_abbr"><text:span text:style-name="T4">m</text:span></text:span><text:span text:style-name="T4"> </text:span><text:span text:style-name="T5">i</text:span><text:span text:style-name="amh_5f_dev_5f_abbr"><text:span text:style-name="T5">n</text:span></text:span><text:span text:style-name="T5"> </text:span><office:annotation office:name="__Annotation__91067_244145427" loext:resolved="false"><dc:creator>Alexandre Moret Houplon</dc:creator><dc:date>2026-02-26T13:26:32.7478396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p><text:p text:style-name="Comment"/></office:annotation><text:span text:style-name="T5">et</text:span><text:span text:style-name="amh_5f_dev_5f_abbr"><text:span text:style-name="T5">er</text:span></text:span><text:span text:style-name="T5">nu</text:span><text:span text:style-name="amh_5f_dev_5f_abbr"><text:span text:style-name="T5">m</text:span></text:span><office:annotation-end office:name="__Annotation__91067_244145427"/><text:span text:style-name="amh_5f_dev_5f_abbr"><text:span text:style-name="T5"><text:note text:id="ftn1" text:note-class="footnote"><text:note-citation>1</text:note-citation><text:note-body><text:p text:style-name="amh_5f_note_5f_apparat"><text:span text:style-name="amh_5f_apparat_5f_lemme">Sicut audiuimus… in eternum</text:span> <text:span text:style-name="amh_5f_apparat_5f_commentaire">(Ps. 47, 9)</text:span></text:p></text:note-body></text:note></text:span></text:span><text:span text:style-name="T5">.</text:span><text:span text:style-name="T5"><office:annotation loext:resolved="false"><dc:creator>Alexandre Moret Houplon</dc:creator><dc:date>2026-02-26T11:01:44.7934407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s/></text:p></office:annotation></text:span><text:span text:style-name="T5"> Q</text:span><text:span text:style-name="amh_5f_dev_5f_abbr"><text:span text:style-name="T5">u</text:span></text:span><text:span text:style-name="T5">a</text:span><text:span text:style-name="amh_5f_dev_5f_abbr"><text:span text:style-name="T5">m</text:span></text:span><text:span text:style-name="T5">uis </text:span><text:span text:style-name="T6">« </text:span><office:annotation office:name="__Annotation__91068_244145427" loext:resolved="false"><dc:creator>Alexandre Moret Houplon</dc:creator><dc:date>2026-02-26T13:27:10.373929800</dc:date><meta:creator-initials>AMH</meta:creator-initials><text:p text:style-name="Comment"><text:a xlink:href="https://gloss-e.irht.cnrs.fr/php/editions_chapitre.php?id=biblia&amp;numLivre=26&amp;chapitre=26_23#glo_cap23_versetI" xlink:type="simple">https://gloss-e.irht.cnrs.fr/php/editions_chapitre.php?id=biblia&amp;numLivre=26&amp;chapitre=26_23#glo_cap23_versetI</text:a></text:p><text:p text:style-name="Comment"/></office:annotation><text:span text:style-name="T5">D</text:span><text:span text:style-name="amh_5f_dev_5f_abbr"><text:span text:style-name="T5">omi</text:span></text:span><text:span text:style-name="T5">ni sit t</text:span><text:span text:style-name="amh_5f_dev_5f_abbr"><text:span text:style-name="T5">er</text:span></text:span><text:span text:style-name="T5">ra</text:span><office:annotation-end office:name="__Annotation__91068_244145427"/><text:span text:style-name="T5"> et plenitudo ei</text:span><text:span text:style-name="amh_5f_dev_5f_abbr"><text:span text:style-name="T5">us</text:span></text:span><text:span text:style-name="T5"> orbis t</text:span><text:span text:style-name="amh_5f_dev_5f_abbr"><text:span text:style-name="T5">er</text:span></text:span><text:span text:style-name="T5">rar</text:span><text:span text:style-name="amh_5f_dev_5f_abbr"><text:span text:style-name="T5">um</text:span></text:span><text:span text:style-name="T5"> </text:span><text:span text:style-name="T7">et uniu</text:span><text:span text:style-name="amh_5f_dev_5f_abbr"><text:span text:style-name="T7">er</text:span></text:span><text:span text:style-name="T7">si q</text:span><text:span text:style-name="amh_5f_dev_5f_abbr"><text:span text:style-name="T7">u</text:span></text:span><text:span text:style-name="T7">i h</text:span><text:span text:style-name="amh_5f_dev_5f_abbr"><text:span text:style-name="T7">ab</text:span></text:span><text:span text:style-name="T7">itant in ea</text:span><text:span text:style-name="T6"> »</text:span><text:span text:style-name="T7"><text:note text:id="ftn2" text:note-class="footnote"><text:note-citation>2</text:note-citation><text:note-body><text:p text:style-name="amh_5f_note_5f_apparat"><text:span text:style-name="amh_5f_apparat_5f_lemme">Domini sit terra et plenitudo eius orbis terrarum et uniuersi qui habitant in ea</text:span> <text:span text:style-name="amh_5f_apparat_5f_commentaire"><text:span text:style-name="T8">(Ps. 23,1)</text:span></text:span></text:p></text:note-body></text:note></text:span><text:span text:style-name="T7">, t</text:span><text:span text:style-name="amh_5f_dev_5f_abbr"><text:span text:style-name="T7">ame</text:span></text:span><text:span text:style-name="T7">n </text:span><text:span text:style-name="T9">Ih</text:span><text:span text:style-name="amh_5f_dev_5f_abbr"><text:span text:style-name="T9">e</text:span></text:span><text:span text:style-name="T9">r</text:span><text:span text:style-name="amh_5f_dev_5f_abbr"><text:span text:style-name="T9">usa</text:span></text:span><text:span text:style-name="T9">l</text:span><text:span text:style-name="amh_5f_dev_5f_abbr"><text:span text:style-name="T9">e</text:span></text:span><text:span text:style-name="T9">m </text:span><text:span text:style-name="T10">ciuitas dei sp</text:span><text:span text:style-name="amh_5f_dev_5f_abbr"><text:span text:style-name="T10">eci</text:span></text:span><text:span text:style-name="T10">al</text:span><text:span text:style-name="amh_5f_dev_5f_abbr"><text:span text:style-name="T10">ite</text:span></text:span><text:span text:style-name="T10">r d</text:span><text:span text:style-name="amh_5f_dev_5f_abbr"><text:span text:style-name="T10">icitu</text:span></text:span><text:span text:style-name="T10">r, et termini </text:span><text:span text:style-name="T11">ei</text:span><text:span text:style-name="amh_5f_dev_5f_abbr"><text:span text:style-name="T11">us</text:span></text:span><text:span text:style-name="T11"> </text:span><text:span text:style-name="T12">he</text:span><text:span text:style-name="amh_5f_dev_5f_abbr"><text:span text:style-name="T12">re</text:span></text:span><text:span text:style-name="T12">ditas sp</text:span><text:span text:style-name="amh_5f_dev_5f_abbr"><text:span text:style-name="T12">eci</text:span></text:span><text:span text:style-name="T12">al</text:span><text:span text:style-name="amh_5f_dev_5f_abbr"><text:span text:style-name="T12">it</text:span></text:span><text:span text:style-name="T12">er appellatur. </text:span><text:span text:style-name="amh_5f_lettre_5f_rubriquee">Q</text:span><text:span text:style-name="T12">ui priuilegio gr</text:span><text:span text:style-name="amh_5f_dev_5f_abbr"><text:span text:style-name="T12">ati</text:span></text:span><text:span text:style-name="T12">e sp</text:span><text:span text:style-name="amh_5f_dev_5f_abbr"><text:span text:style-name="T12">eci</text:span></text:span><text:span text:style-name="T12">al</text:span><text:span text:style-name="amh_5f_dev_5f_abbr"><text:span text:style-name="T12">ite</text:span></text:span><text:span text:style-name="T12">r hee </text:span><text:span text:style-name="amh_5f_dev_5f_abbr"><text:span text:style-name="T12">par</text:span></text:span><text:span text:style-name="T12">tes a Deo p</text:span><text:span text:style-name="amh_5f_dev_5f_abbr"><text:span text:style-name="T12">re</text:span></text:span><text:span text:style-name="T12">electe </text:span><text:span text:style-name="T13">su</text:span><text:span text:style-name="amh_5f_dev_5f_abbr"><text:span text:style-name="T13">n</text:span></text:span><text:span text:style-name="T13">t, filiis isr</text:span><text:span text:style-name="amh_5f_dev_5f_abbr"><text:span text:style-name="T13">ae</text:span></text:span><text:span text:style-name="T13">l </text:span><text:span text:style-name="T14">ab ip</text:span><text:span text:style-name="amh_5f_dev_5f_abbr"><text:span text:style-name="T14">s</text:span></text:span><text:span text:style-name="T14">o he</text:span><text:span text:style-name="amh_5f_dev_5f_abbr"><text:span text:style-name="T14">re</text:span></text:span><text:span text:style-name="T14">dib</text:span><text:span text:style-name="amh_5f_dev_5f_abbr"><text:span text:style-name="T14">us</text:span></text:span><text:span text:style-name="T14"> adoptatis </text:span><text:span text:style-name="T15">et a p</text:span><text:span text:style-name="amh_5f_dev_5f_abbr"><text:span text:style-name="T15">ri</text:span></text:span><text:span text:style-name="T15">ncipio re</text:span><text:span text:style-name="amh_5f_dev_5f_abbr"><text:span text:style-name="T15">pro</text:span></text:span><text:span text:style-name="T15">misse, et ta</text:span><text:span text:style-name="amh_5f_dev_5f_abbr"><text:span text:style-name="T15">n</text:span></text:span><text:span text:style-name="T15">dem donata est ta</text:span><text:span text:style-name="amh_5f_dev_5f_abbr"><text:span text:style-name="T15">m</text:span></text:span><text:span text:style-name="T15">q</text:span><text:span text:style-name="amh_5f_dev_5f_abbr"><text:span text:style-name="T15">u</text:span></text:span><text:span text:style-name="T15">a</text:span><text:span text:style-name="amh_5f_dev_5f_abbr"><text:span text:style-name="T15">m</text:span></text:span><text:span text:style-name="T15"> p</text:span><text:span text:style-name="amh_5f_dev_5f_abbr"><text:span text:style-name="T15">ate</text:span></text:span><text:span text:style-name="T15">rna </text:span><text:span text:style-name="T16">he</text:span><text:span text:style-name="amh_5f_dev_5f_abbr"><text:span text:style-name="T16">re</text:span></text:span><text:span text:style-name="T16">ditas libere possidere. </text:span><text:span text:style-name="T17">« </text:span><office:annotation office:name="__Annotation__91066_244145427" loext:resolved="false"><dc:creator>Alexandre Moret Houplon</dc:creator><dc:date>2026-02-26T13:25:51.244889000</dc:date><meta:creator-initials>AMH</meta:creator-initials><text:p text:style-name="Comment"><text:a xlink:href="https://gloss-e.irht.cnrs.fr/php/editions_chapitre.php?id=biblia&amp;numLivre=26&amp;chapitre=26_131#glo_cap131_verset13" xlink:type="simple">https://gloss-e.irht.cnrs.fr/php/editions_chapitre.php?id=biblia&amp;numLivre=26&amp;chapitre=26_131#glo_cap131_verset13</text:a></text:p><text:p text:style-name="Comment"/></office:annotation><text:span text:style-name="T16">Elegit eni</text:span><text:span text:style-name="amh_5f_dev_5f_abbr"><text:span text:style-name="T16">m</text:span></text:span><text:span text:style-name="T16"> </text:span><text:span text:style-name="T18">D</text:span><text:span text:style-name="amh_5f_dev_5f_abbr"><text:span text:style-name="T18">omi</text:span></text:span><text:span text:style-name="T18">n</text:span><text:span text:style-name="amh_5f_dev_5f_abbr"><text:span text:style-name="T18">u</text:span></text:span><text:span text:style-name="T18">s </text:span><text:span text:style-name="T19">Sion, elegit ea</text:span><text:span text:style-name="amh_5f_dev_5f_abbr"><text:span text:style-name="T19">m</text:span></text:span><text:span text:style-name="T19"> i</text:span><text:span text:style-name="amh_5f_dev_5f_abbr"><text:span text:style-name="T19">n</text:span></text:span><text:span text:style-name="T19"> he</text:span><text:span text:style-name="amh_5f_dev_5f_abbr"><text:span text:style-name="T19">re</text:span></text:span><text:span text:style-name="T19">ditate</text:span><text:span text:style-name="amh_5f_dev_5f_abbr"><text:span text:style-name="T19">m</text:span></text:span><text:span text:style-name="T19"> </text:span><text:span text:style-name="T20">sibi</text:span><office:annotation-end office:name="__Annotation__91066_244145427"/><text:span text:style-name="T17"> »</text:span><text:span text:style-name="T17"><text:note text:id="ftn3" text:note-class="footnote"><text:note-citation>3</text:note-citation><text:note-body><text:p text:style-name="amh_5f_note_5f_apparat"><text:span text:style-name="amh_5f_apparat_5f_lemme">Elegit enim Dominus Sion, elegit eam in hereditatem sibi</text:span> <text:span text:style-name="amh_5f_apparat_5f_commentaire">(Ps. 131,13)</text:span></text:p></text:note-body></text:note></text:span><text:span text:style-name="T20">, in t</text:span><text:span text:style-name="amh_5f_dev_5f_abbr"><text:span text:style-name="T20">antu</text:span></text:span><text:span text:style-name="T20">m uidel</text:span><text:span text:style-name="amh_5f_dev_5f_abbr"><text:span text:style-name="T20">icet</text:span></text:span><text:span text:style-name="T20"> ut etia</text:span><text:span text:style-name="amh_5f_dev_5f_abbr"><text:span text:style-name="T20">m</text:span></text:span><text:span text:style-name="T20"> s</text:span><text:span text:style-name="amh_5f_dev_5f_abbr"><text:span text:style-name="T20">u</text:span></text:span><text:span text:style-name="T20">biu</text:span><text:span text:style-name="amh_5f_dev_5f_abbr"><text:span text:style-name="T20">n</text:span></text:span><text:span text:style-name="T20">xerit : « </text:span><office:annotation office:name="__Annotation__91065_244145427" loext:resolved="false"><dc:creator>Alexandre Moret Houplon</dc:creator><dc:date>2026-02-26T13:25:26.198779400</dc:date><meta:creator-initials>AMH</meta:creator-initials><text:p text:style-name="Comment"><text:a xlink:href="https://gloss-e.irht.cnrs.fr/php/editions_chapitre.php?id=biblia&amp;numLivre=26&amp;chapitre=26_131#glo_cap131_verset14" xlink:type="simple">https://gloss-e.irht.cnrs.fr/php/editions_chapitre.php?id=biblia&amp;numLivre=26&amp;chapitre=26_131#glo_cap131_verset14</text:a></text:p><text:p text:style-name="Comment"/></office:annotation><text:span text:style-name="T20">Hec req</text:span><text:span text:style-name="amh_5f_dev_5f_abbr"><text:span text:style-name="T20">u</text:span></text:span><text:span text:style-name="T20">ies </text:span><text:span text:style-name="T21">mea i</text:span><text:span text:style-name="amh_5f_dev_5f_abbr"><text:span text:style-name="T21">n</text:span></text:span><text:span text:style-name="T21"> s</text:span><text:span text:style-name="amh_5f_dev_5f_abbr"><text:span text:style-name="T21">e</text:span></text:span><text:span text:style-name="T21">c</text:span><text:span text:style-name="amh_5f_dev_5f_abbr"><text:span text:style-name="T21">u</text:span></text:span><text:span text:style-name="T21">l</text:span><text:span text:style-name="amh_5f_dev_5f_abbr"><text:span text:style-name="T21">u</text:span></text:span><text:span text:style-name="T21">m </text:span><text:span text:style-name="T22">s</text:span><text:span text:style-name="amh_5f_dev_5f_abbr"><text:span text:style-name="T22">e</text:span></text:span><text:span text:style-name="T22">c</text:span><text:span text:style-name="amh_5f_dev_5f_abbr"><text:span text:style-name="T22">u</text:span></text:span><text:span text:style-name="T22">li, hic habitabo q</text:span><text:span text:style-name="amh_5f_dev_5f_abbr"><text:span text:style-name="T22">uonia</text:span></text:span><text:span text:style-name="T22">m elegi ea</text:span><text:span text:style-name="amh_5f_dev_5f_abbr"><text:span text:style-name="T22">m</text:span></text:span><office:annotation-end office:name="__Annotation__91065_244145427"/><text:span text:style-name="T22"> »</text:span><text:span text:style-name="T22"><text:note text:id="ftn4" text:note-class="footnote"><text:note-citation>4</text:note-citation><text:note-body><text:p text:style-name="amh_5f_note_5f_apparat"><text:span text:style-name="amh_5f_apparat_5f_lemme">Hec requies mea in seculum seculi, hic habitabo quoniam elegi eam</text:span> <text:span text:style-name="amh_5f_apparat_5f_commentaire">(Ps. 131,14)</text:span></text:p></text:note-body></text:note></text:span><text:span text:style-name="T22">.</text:span></text:h>
      <text:h text:style-name="P3" text:outline-level="1">Licet e<text:span text:style-name="amh_5f_dev_5f_abbr">ni</text:span>m sp<text:span text:style-name="amh_5f_dev_5f_abbr">irit</text:span>uales s<text:span text:style-name="amh_5f_dev_5f_abbr">u</text:span>b<text:span text:style-name="amh_5f_dev_5f_abbr">stanti</text:span>e loco non ci<text:span text:style-name="amh_5f_dev_5f_abbr">r</text:span>cu<text:span text:style-name="amh_5f_dev_5f_abbr">m</text:span>scribant<text:span text:style-name="amh_5f_dev_5f_abbr">u</text:span>r nec loco det<text:span text:style-name="amh_5f_dev_5f_abbr">er</text:span>mine<text:span text:style-name="amh_5f_dev_5f_abbr"><text:span text:style-name="T23">n</text:span></text:span>t<text:span text:style-name="amh_5f_dev_5f_abbr">u</text:span>r, illic t<text:span text:style-name="amh_5f_dev_5f_abbr">ame</text:span>n potissimu<text:span text:style-name="amh_5f_dev_5f_abbr">m</text:span> dicu<text:span text:style-name="amh_5f_dev_5f_abbr">n</text:span>tur <text:span text:style-name="T24">e</text:span><text:span text:style-name="amh_5f_dev_5f_abbr"><text:span text:style-name="T24">ss</text:span></text:span><text:span text:style-name="T24">e, et ille </text:span><text:span text:style-name="amh_5f_dev_5f_abbr"><text:span text:style-name="T24">par</text:span></text:span><text:span text:style-name="T24">tes sibi maxi</text:span><text:span text:style-name="amh_5f_dev_5f_abbr"><text:span text:style-name="T24">m</text:span></text:span><text:span text:style-name="T24">e deputant</text:span><text:span text:style-name="amh_5f_dev_5f_abbr"><text:span text:style-name="T24">u</text:span></text:span><text:span text:style-name="T24">r </text:span><text:span text:style-name="T25">ubi </text:span><text:span text:style-name="T26">et i</text:span><text:span text:style-name="amh_5f_dev_5f_abbr"><text:span text:style-name="T26">n</text:span></text:span><text:span text:style-name="T26"> q</text:span><text:span text:style-name="amh_5f_dev_5f_abbr"><text:span text:style-name="T26">u</text:span></text:span><text:span text:style-name="T26">ib</text:span><text:span text:style-name="amh_5f_dev_5f_abbr"><text:span text:style-name="T26">us</text:span></text:span><text:span text:style-name="T26"> o</text:span><text:span text:style-name="amh_5f_dev_5f_abbr"><text:span text:style-name="T26">per</text:span></text:span><text:span text:style-name="T26">at</text:span><text:span text:style-name="amh_5f_dev_5f_abbr"><text:span text:style-name="T26">i</text:span></text:span><text:span text:style-name="T26">o</text:span><text:span text:style-name="amh_5f_dev_5f_abbr"><text:span text:style-name="T26">n</text:span></text:span><text:span text:style-name="T26">e</text:span><text:span text:style-name="T27">s et effect</text:span><text:span text:style-name="amh_5f_dev_5f_abbr"><text:span text:style-name="T27">us</text:span></text:span><text:span text:style-name="T27"> uirtutis earu</text:span><text:span text:style-name="amh_5f_dev_5f_abbr"><text:span text:style-name="T27">m</text:span></text:span><text:span text:style-name="T27"> magis apparet.</text:span></text:h>
      <text:h text:style-name="P4" text:outline-level="1"><text:span text:style-name="T28">E</text:span>t q<text:span text:style-name="amh_5f_dev_5f_abbr">u</text:span>ia <text:span text:style-name="amh_5f_dev_5f_abbr">i</text:span>g<text:span text:style-name="amh_5f_dev_5f_abbr">itur</text:span> <text:span text:style-name="T28">diuinitatis o</text:span><text:span text:style-name="amh_5f_dev_5f_abbr"><text:span text:style-name="T28">per</text:span></text:span><text:span text:style-name="T28">a, q</text:span><text:span text:style-name="amh_5f_dev_5f_abbr"><text:span text:style-name="T28">u</text:span></text:span><text:span text:style-name="T28">a</text:span><text:span text:style-name="amh_5f_dev_5f_abbr"><text:span text:style-name="T28">m</text:span></text:span><text:span text:style-name="T28"> t</text:span><text:span text:style-name="amh_5f_dev_5f_abbr"><text:span text:style-name="T28">em</text:span></text:span><text:span text:style-name="T28">p</text:span><text:span text:style-name="amh_5f_dev_5f_abbr"><text:span text:style-name="T28">or</text:span></text:span><text:span text:style-name="T28">e </text:span><text:span text:style-name="T29">legis na</text:span><text:span text:style-name="amh_5f_dev_5f_abbr"><text:span text:style-name="T29">tur</text:span></text:span><text:span text:style-name="T29">alis q</text:span><text:span text:style-name="amh_5f_dev_5f_abbr"><text:span text:style-name="T29">u</text:span></text:span><text:span text:style-name="T29">a</text:span><text:span text:style-name="amh_5f_dev_5f_abbr"><text:span text:style-name="T29">m</text:span></text:span><text:span text:style-name="T29"> mosaice legis et gr</text:span><text:span text:style-name="amh_5f_dev_5f_abbr"><text:span text:style-name="T29">ati</text:span></text:span><text:span text:style-name="T29">e </text:span><text:span text:style-name="T30">euangelice, in p</text:span><text:span text:style-name="amh_5f_dev_5f_abbr"><text:span text:style-name="T30">re</text:span></text:span><text:span text:style-name="T30">dictis </text:span><text:span text:style-name="amh_5f_dev_5f_abbr"><text:span text:style-name="T30">par</text:span></text:span><text:span text:style-name="T30">tibus, ultra na</text:span><text:span text:style-name="amh_5f_dev_5f_abbr"><text:span text:style-name="T30">tur</text:span></text:span><text:span text:style-name="T30">e cursu</text:span><text:span text:style-name="amh_5f_dev_5f_abbr"><text:span text:style-name="T30">m</text:span></text:span><text:span text:style-name="T30"> sp</text:span><text:span text:style-name="amh_5f_dev_5f_abbr"><text:span text:style-name="T30">eci</text:span></text:span><text:span text:style-name="T30">ali</text:span><text:span text:style-name="amh_5f_dev_5f_abbr"><text:span text:style-name="T30">ter</text:span></text:span><text:span text:style-name="T30">, q</text:span><text:span text:style-name="amh_5f_dev_5f_abbr"><text:span text:style-name="T30">uia</text:span></text:span><text:span text:style-name="T30"> adoptatu</text:span><text:span text:style-name="amh_5f_dev_5f_abbr"><text:span text:style-name="T30">m</text:span></text:span><text:span text:style-name="T30"> hu</text:span><text:span text:style-name="amh_5f_dev_5f_abbr"><text:span text:style-name="T30">m</text:span></text:span><text:span text:style-name="T30">ano g</text:span><text:span text:style-name="amh_5f_dev_5f_abbr"><text:span text:style-name="T30">e</text:span></text:span><text:span text:style-name="T30">n</text:span><text:span text:style-name="amh_5f_dev_5f_abbr"><text:span text:style-name="T30">er</text:span></text:span><text:span text:style-name="T30">i </text:span><text:span text:style-name="T31">ad salute</text:span><text:span text:style-name="amh_5f_dev_5f_abbr"><text:span text:style-name="T31">m</text:span></text:span><text:span text:style-name="T31"> </text:span><text:span text:style-name="T32">et lege</text:span><text:span text:style-name="amh_5f_dev_5f_abbr"><text:span text:style-name="T32">m</text:span></text:span><text:span text:style-name="T32"> </text:span><text:span text:style-name="amh_5f_dev_5f_abbr"><text:span text:style-name="T33">pro</text:span></text:span><text:span text:style-name="T33">ficua, </text:span><text:span text:style-name="T34">gratiose a </text:span><text:span text:style-name="T35">D</text:span><text:span text:style-name="T34">eo </text:span><text:span text:style-name="T36">su</text:span><text:span text:style-name="amh_5f_dev_5f_abbr"><text:span text:style-name="T36">n</text:span></text:span><text:span text:style-name="T36">t </text:span><text:span text:style-name="T37">exibita </text:span><text:span text:style-name="T38">non i</text:span><text:span text:style-name="amh_5f_dev_5f_abbr"><text:span text:style-name="T38">m</text:span></text:span><text:span text:style-name="T38">m</text:span><text:span text:style-name="amh_5f_dev_5f_abbr"><text:span text:style-name="T38">er</text:span></text:span><text:span text:style-name="T38">ito </text:span><text:span text:style-name="T39">uis he</text:span><text:span text:style-name="amh_5f_dev_5f_abbr"><text:span text:style-name="T39">re</text:span></text:span><text:span text:style-name="T39">ditatis Dei et nomen sortite su</text:span><text:span text:style-name="amh_5f_dev_5f_abbr"><text:span text:style-name="T39">n</text:span></text:span><text:span text:style-name="T39">t et ip</text:span><text:span text:style-name="amh_5f_dev_5f_abbr"><text:span text:style-name="T39">s</text:span></text:span><text:span text:style-name="T39">as singulariter Deu</text:span><text:span text:style-name="amh_5f_dev_5f_abbr"><text:span text:style-name="T39">m</text:span></text:span><text:span text:style-name="T39"> </text:span><text:span text:style-name="T40">i</text:span><text:span text:style-name="amh_5f_dev_5f_abbr"><text:span text:style-name="T40">n</text:span></text:span><text:span text:style-name="T40">habitasse en in he</text:span><text:span text:style-name="amh_5f_dev_5f_abbr"><text:span text:style-name="T40">re</text:span></text:span><text:span text:style-name="T40">ditate</text:span><text:span text:style-name="amh_5f_dev_5f_abbr"><text:span text:style-name="T40">m</text:span></text:span><text:span text:style-name="T40"> mirab</text:span><text:span text:style-name="amh_5f_dev_5f_abbr"><text:span text:style-name="T40">i</text:span></text:span><text:span text:style-name="T40">l</text:span><text:span text:style-name="amh_5f_dev_5f_abbr"><text:span text:style-name="T40">ite</text:span></text:span><text:span text:style-name="T40">r ad fine</text:span><text:span text:style-name="amh_5f_dev_5f_abbr"><text:span text:style-name="T41">m</text:span></text:span><text:span text:style-name="T40"> </text:span><text:span text:style-name="T42">s</text:span><text:span text:style-name="amh_5f_dev_5f_abbr"><text:span text:style-name="T42">e</text:span></text:span><text:span text:style-name="T42">c</text:span><text:span text:style-name="amh_5f_dev_5f_abbr"><text:span text:style-name="T42">u</text:span></text:span><text:span text:style-name="T42">li </text:span><text:span text:style-name="T43">su</text:span><text:span text:style-name="amh_5f_dev_5f_abbr"><text:span text:style-name="T43">m</text:span></text:span><text:span text:style-name="T43">psisse </text:span><text:span text:style-name="amh_5f_dev_5f_abbr"><text:span text:style-name="T44">pro</text:span></text:span><text:span text:style-name="T44">fitemur.</text:span></text:h>
      <text:h text:style-name="P5" text:outline-level="1"><text:span text:style-name="amh_5f_lettre_5f_rubriquee">C</text:span>u<text:span text:style-name="amh_5f_dev_5f_abbr">m</text:span> <text:span text:style-name="amh_5f_dev_5f_abbr">i</text:span>g<text:span text:style-name="amh_5f_dev_5f_abbr">itur</text:span> <text:span text:style-name="T45">tanto </text:span><text:span text:style-name="amh_5f_dev_5f_abbr"><text:span text:style-name="T45">per</text:span></text:span><text:span text:style-name="T45">fectiores </text:span><text:span text:style-name="T46">sim</text:span><text:span text:style-name="amh_5f_dev_5f_abbr"><text:span text:style-name="T46">u</text:span></text:span><text:span text:style-name="T46">s </text:span><text:span text:style-name="T47">q</text:span><text:span text:style-name="amh_5f_dev_5f_abbr"><text:span text:style-name="T47">u</text:span></text:span><text:span text:style-name="T47">a</text:span><text:span text:style-name="amh_5f_dev_5f_abbr"><text:span text:style-name="T47">n</text:span></text:span><text:span text:style-name="T47">to </text:span><text:span text:style-name="T48">Dei imitatores fu</text:span><text:span text:style-name="amh_5f_dev_5f_abbr"><text:span text:style-name="T48">e</text:span></text:span><text:span text:style-name="T48">rim</text:span><text:span text:style-name="amh_5f_dev_5f_abbr"><text:span text:style-name="T48">us</text:span></text:span><text:span text:style-name="T48">, et p</text:span><text:span text:style-name="amh_5f_dev_5f_abbr"><text:span text:style-name="T48">re</text:span></text:span><text:span text:style-name="T48">cipue </text:span><text:span text:style-name="T49">cu</text:span><text:span text:style-name="amh_5f_dev_5f_abbr"><text:span text:style-name="T49">m</text:span></text:span><text:span text:style-name="T49"> adhoc De</text:span><text:span text:style-name="amh_5f_dev_5f_abbr"><text:span text:style-name="T49">u</text:span></text:span><text:span text:style-name="T49">s imissus sit ut ei</text:span><text:span text:style-name="amh_5f_dev_5f_abbr"><text:span text:style-name="T49">us</text:span></text:span><text:span text:style-name="T49"> u</text:span><text:span text:style-name="amh_5f_dev_5f_abbr"><text:span text:style-name="T49">e</text:span></text:span><text:span text:style-name="T49">rba </text:span><text:span text:style-name="T50">seq</text:span><text:span text:style-name="amh_5f_dev_5f_abbr"><text:span text:style-name="T50">u</text:span></text:span><text:span text:style-name="T50">amur, s</text:span><text:span text:style-name="amh_5f_dev_5f_abbr"><text:span text:style-name="T50">an</text:span></text:span><text:span text:style-name="T50">ctam ciuitate</text:span><text:span text:style-name="amh_5f_dev_5f_abbr"><text:span text:style-name="T50">m</text:span></text:span><text:span text:style-name="T50"> p</text:span><text:span text:style-name="amh_5f_dev_5f_abbr"><text:span text:style-name="T50">re</text:span></text:span><text:span text:style-name="T50">dicta</text:span><text:span text:style-name="amh_5f_dev_5f_abbr"><text:span text:style-name="T50">m</text:span></text:span><text:span text:style-name="T50"> ip</text:span><text:span text:style-name="amh_5f_dev_5f_abbr"><text:span text:style-name="T50">s</text:span></text:span><text:span text:style-name="T50">am </text:span><text:span text:style-name="T51">scil</text:span><text:span text:style-name="amh_5f_dev_5f_abbr"><text:span text:style-name="T51">icet</text:span></text:span><text:span text:style-name="T51"> </text:span><text:span text:style-name="T52">he</text:span><text:span text:style-name="amh_5f_dev_5f_abbr"><text:span text:style-name="T52">re</text:span></text:span><text:span text:style-name="T52">ditatem Dei et t</text:span><text:span text:style-name="amh_5f_dev_5f_abbr"><text:span text:style-name="T52">er</text:span></text:span><text:span text:style-name="T52">ra</text:span><text:span text:style-name="amh_5f_dev_5f_abbr"><text:span text:style-name="T52">m</text:span></text:span><text:span text:style-name="T52"> in qua </text:span><text:span text:style-name="amh_5f_dev_5f_abbr"><text:span text:style-name="T52">Verbum</text:span></text:span><text:span text:style-name="T52"> </text:span><text:span text:style-name="T53">caro </text:span><text:span text:style-name="T54">factu</text:span><text:span text:style-name="amh_5f_dev_5f_abbr"><text:span text:style-name="T54">m</text:span></text:span><text:span text:style-name="T54"> est filiusq</text:span><text:span text:style-name="amh_5f_dev_5f_abbr"><text:span text:style-name="T54">ue</text:span></text:span><text:span text:style-name="T54"> Dei ip</text:span><text:span text:style-name="amh_5f_dev_5f_abbr"><text:span text:style-name="T54">s</text:span></text:span><text:span text:style-name="T54">e </text:span><text:span text:style-name="T55">idem </text:span><text:span text:style-name="T56">De</text:span><text:span text:style-name="amh_5f_dev_5f_abbr"><text:span text:style-name="T56">us</text:span></text:span><text:span text:style-name="T56"> </text:span><text:span text:style-name="T57">uisus et </text:span><text:span text:style-name="amh_5f_dev_5f_abbr"><text:span text:style-name="T57">cum</text:span></text:span><text:span text:style-name="T57"> </text:span><text:span text:style-name="T58">ho</text:span><text:span text:style-name="amh_5f_dev_5f_abbr"><text:span text:style-name="T58">m</text:span></text:span><text:span text:style-name="T58">inibus co</text:span><text:span text:style-name="amh_5f_dev_5f_abbr"><text:span text:style-name="T58">n</text:span></text:span><text:span text:style-name="T58">uersatus est, ex corde </text:span><text:span text:style-name="T59">toto pre cu</text:span><text:span text:style-name="amh_5f_dev_5f_abbr"><text:span text:style-name="T59">n</text:span></text:span><text:span text:style-name="T59">ctis </text:span><text:span text:style-name="T60">aliis affectiua dilectio</text:span><text:span text:style-name="T61">ne preelige</text:span><text:span text:style-name="amh_5f_dev_5f_abbr"><text:span text:style-name="T61">re</text:span></text:span><text:span text:style-name="T61"> debem</text:span><text:span text:style-name="amh_5f_dev_5f_abbr"><text:span text:style-name="T61">u</text:span></text:span><text:span text:style-name="T61">s, et cu</text:span><text:span text:style-name="amh_5f_dev_5f_abbr"><text:span text:style-name="T61">m</text:span></text:span><text:span text:style-name="T61"> </text:span><text:span text:style-name="amh_5f_dev_5f_abbr"><text:span text:style-name="T61">pro</text:span></text:span><text:span text:style-name="T61">pheta co</text:span><text:span text:style-name="amh_5f_dev_5f_abbr"><text:span text:style-name="T61">n</text:span></text:span><text:span text:style-name="T61">tinue </text:span><text:span text:style-name="T62">dice</text:span><text:span text:style-name="amh_5f_dev_5f_abbr"><text:span text:style-name="T62">re</text:span></text:span><text:span text:style-name="T62"> ad ip</text:span><text:span text:style-name="amh_5f_dev_5f_abbr"><text:span text:style-name="T62">s</text:span></text:span><text:span text:style-name="T62">am cupidius </text:span><text:span text:style-name="T63">aspirantes : « </text:span><office:annotation office:name="__Annotation__91062_244145427" loext:resolved="false"><dc:creator>Alexandre Moret Houplon</dc:creator><dc:date>2026-02-26T13:24:21.121988200</dc:date><meta:creator-initials>AMH</meta:creator-initials><text:p text:style-name="Comment"><text:a xlink:href="https://gloss-e.irht.cnrs.fr/php/editions_chapitre.php?id=biblia&amp;numLivre=26&amp;chapitre=26_131#glo_cap131_verset7" xlink:type="simple">https://gloss-e.irht.cnrs.fr/php/editions_chapitre.php?id=biblia&amp;numLivre=26&amp;chapitre=26_131#glo_cap131_verset7</text:a></text:p><text:p text:style-name="Comment"/></office:annotation><text:span text:style-name="T63">Adorabim</text:span><text:span text:style-name="amh_5f_dev_5f_abbr"><text:span text:style-name="T63">us</text:span></text:span><text:span text:style-name="T63"> in loco ubi </text:span><text:span text:style-name="T64">steteru</text:span><text:span text:style-name="amh_5f_dev_5f_abbr"><text:span text:style-name="T64">n</text:span></text:span><text:span text:style-name="T64">t </text:span><text:span text:style-name="T65">pedes ei</text:span><text:span text:style-name="amh_5f_dev_5f_abbr"><text:span text:style-name="T65">us</text:span></text:span><office:annotation-end office:name="__Annotation__91062_244145427"/><text:span text:style-name="T66"> »</text:span><text:span text:style-name="T66"><text:note text:id="ftn5" text:note-class="footnote"><text:note-citation>5</text:note-citation><text:note-body><text:p text:style-name="amh_5f_note_5f_apparat"><text:span text:style-name="amh_5f_apparat_5f_lemme">Adorabimus in loco ubi steterunt pedes eius</text:span> <text:span text:style-name="amh_5f_apparat_5f_commentaire"><text:span text:style-name="T67">(Ps. 131,7)</text:span></text:span></text:p></text:note-body></text:note></text:span><text:span text:style-name="T66">.</text:span></text:h>
      <text:h text:style-name="P6" text:outline-level="1">Un<text:span text:style-name="amh_5f_dev_5f_abbr">de</text:span> <text:span text:style-name="T68">multi ge</text:span><text:span text:style-name="amh_5f_dev_5f_abbr"><text:span text:style-name="T68">n</text:span></text:span><text:span text:style-name="T68">tiliu</text:span><text:span text:style-name="amh_5f_dev_5f_abbr"><text:span text:style-name="T68">m</text:span></text:span><text:span text:style-name="T68"> </text:span><text:span text:style-name="T69">an</text:span><text:span text:style-name="amh_5f_dev_5f_abbr"><text:span text:style-name="T69">te</text:span></text:span><text:span text:style-name="T69"> </text:span><text:span text:style-name="amh_5f_dev_5f_abbr"><text:span text:style-name="T69">Christ</text:span></text:span><text:span text:style-name="T69">i aduentu</text:span><text:span text:style-name="amh_5f_dev_5f_abbr"><text:span text:style-name="T69">m</text:span></text:span><text:span text:style-name="T69">, et p</text:span><text:span text:style-name="amh_5f_dev_5f_abbr"><text:span text:style-name="T69">ost</text:span></text:span><text:span text:style-name="T69">ea etia</text:span><text:span text:style-name="amh_5f_dev_5f_abbr"><text:span text:style-name="T69">m</text:span></text:span><text:span text:style-name="T69"> i</text:span><text:span text:style-name="amh_5f_dev_5f_abbr"><text:span text:style-name="T69">n</text:span></text:span><text:span text:style-name="T69">fideles, q</text:span><text:span text:style-name="amh_5f_dev_5f_abbr"><text:span text:style-name="T69">u</text:span></text:span><text:span text:style-name="T69">i t</text:span><text:span text:style-name="amh_5f_dev_5f_abbr"><text:span text:style-name="T69">ame</text:span></text:span><text:span text:style-name="T69">n sc</text:span><text:span text:style-name="amh_5f_dev_5f_abbr"><text:span text:style-name="T69">r</text:span></text:span><text:span text:style-name="T69">iptura a</text:span><text:span text:style-name="amh_5f_dev_5f_abbr"><text:span text:style-name="T69">ut</text:span></text:span><text:span text:style-name="T69"> uniu</text:span><text:span text:style-name="amh_5f_dev_5f_abbr"><text:span text:style-name="T69">er</text:span></text:span><text:span text:style-name="T69">sali fama aliq</text:span><text:span text:style-name="amh_5f_dev_5f_abbr"><text:span text:style-name="T69">u</text:span></text:span><text:span text:style-name="T69">id potu</text:span><text:span text:style-name="amh_5f_dev_5f_abbr"><text:span text:style-name="T69">er</text:span></text:span><text:span text:style-name="T69">unt disce</text:span><text:span text:style-name="amh_5f_dev_5f_abbr"><text:span text:style-name="T69">re</text:span></text:span><text:span text:style-name="T69">, loca p</text:span><text:span text:style-name="amh_5f_dev_5f_abbr"><text:span text:style-name="T69">re</text:span></text:span><text:span text:style-name="T69">dicta ta</text:span><text:span text:style-name="amh_5f_dev_5f_abbr"><text:span text:style-name="T69">m</text:span></text:span><text:span text:style-name="T69">q</text:span><text:span text:style-name="amh_5f_dev_5f_abbr"><text:span text:style-name="T69">u</text:span></text:span><text:span text:style-name="T69">am Dei singulare do</text:span><text:span text:style-name="T70">n</text:span><text:span text:style-name="T69">u</text:span><text:span text:style-name="amh_5f_dev_5f_abbr"><text:span text:style-name="T69">m</text:span></text:span><text:span text:style-name="T69"> et ei</text:span><text:span text:style-name="amh_5f_dev_5f_abbr"><text:span text:style-name="T69">us</text:span></text:span><text:span text:style-name="T69"> </text:span><text:span text:style-name="amh_5f_dev_5f_abbr"><text:span text:style-name="T69">electum</text:span></text:span><text:span text:style-name="T69"> h</text:span><text:span text:style-name="amh_5f_dev_5f_abbr"><text:span text:style-name="T69">a</text:span></text:span><text:span text:style-name="T69">bitac</text:span><text:span text:style-name="amh_5f_dev_5f_abbr"><text:span text:style-name="T69">u</text:span></text:span><text:span text:style-name="T69">l</text:span><text:span text:style-name="amh_5f_dev_5f_abbr"><text:span text:style-name="T69">u</text:span></text:span><text:span text:style-name="T69">m deuotissime colueru</text:span><text:span text:style-name="amh_5f_dev_5f_abbr"><text:span text:style-name="T69">n</text:span></text:span><text:span text:style-name="T69">t uisitaru</text:span><text:span text:style-name="amh_5f_dev_5f_abbr"><text:span text:style-name="T69">n</text:span></text:span><text:span text:style-name="T69">tq</text:span><text:span text:style-name="amh_5f_dev_5f_abbr"><text:span text:style-name="T69">ue</text:span></text:span><text:span text:style-name="T69"> et co</text:span><text:span text:style-name="amh_5f_dev_5f_abbr"><text:span text:style-name="T69">n</text:span></text:span><text:span text:style-name="T69">tinue uisitant et i</text:span><text:span text:style-name="amh_5f_dev_5f_abbr"><text:span text:style-name="T69">n</text:span></text:span><text:span text:style-name="T69">colu</text:span><text:span text:style-name="amh_5f_dev_5f_abbr"><text:span text:style-name="T69">n</text:span></text:span><text:span text:style-name="T69">t, q</text:span><text:span text:style-name="amh_5f_dev_5f_abbr"><text:span text:style-name="T69">u</text:span></text:span><text:span text:style-name="T69">asi su</text:span><text:span text:style-name="amh_5f_dev_5f_abbr"><text:span text:style-name="T69">m</text:span></text:span><text:span text:style-name="T69">pniantes </text:span><text:span text:style-name="T71">q</text:span><text:span text:style-name="amh_5f_dev_5f_abbr"><text:span text:style-name="T71">uod</text:span></text:span><text:span text:style-name="T71"> hiis in terris n</text:span><text:span text:style-name="amh_5f_dev_5f_abbr"><text:span text:style-name="T71">o</text:span></text:span><text:span text:style-name="T71">s</text:span><text:span text:style-name="amh_5f_dev_5f_abbr"><text:span text:style-name="T71">tr</text:span></text:span><text:span text:style-name="T71">am </text:span><text:span text:style-name="T72">salute</text:span><text:span text:style-name="amh_5f_dev_5f_abbr"><text:span text:style-name="T72">m</text:span></text:span><text:span text:style-name="T72"> De</text:span><text:span text:style-name="amh_5f_dev_5f_abbr"><text:span text:style-name="T72">us</text:span></text:span><text:span text:style-name="T72"> </text:span><text:span text:style-name="T73">ab initio </text:span><text:span text:style-name="T74">fragilitatis n</text:span><text:span text:style-name="amh_5f_dev_5f_abbr"><text:span text:style-name="T74">ost</text:span></text:span><text:span text:style-name="T74">re figural</text:span><text:span text:style-name="amh_5f_dev_5f_abbr"><text:span text:style-name="T74">ite</text:span></text:span><text:span text:style-name="T74">r </text:span><text:span text:style-name="T75">i</text:span><text:span text:style-name="amh_5f_dev_5f_abbr"><text:span text:style-name="T75">n</text:span></text:span><text:span text:style-name="T75">choauit et i</text:span><text:span text:style-name="amh_5f_dev_5f_abbr"><text:span text:style-name="T75">n</text:span></text:span><text:span text:style-name="T75"> fine te</text:span><text:span text:style-name="amh_5f_dev_5f_abbr"><text:span text:style-name="T75">m</text:span></text:span><text:span text:style-name="T75">p</text:span><text:span text:style-name="amh_5f_dev_5f_abbr"><text:span text:style-name="T75">oru</text:span></text:span><text:span text:style-name="T75">m, </text:span><text:span text:style-name="T76">uelo abducto figure </text:span><text:span text:style-name="T77">ip</text:span><text:span text:style-name="amh_5f_dev_5f_abbr"><text:span text:style-name="T77">s</text:span></text:span><text:span text:style-name="T77">am felicitate</text:span><text:span text:style-name="amh_5f_dev_5f_abbr"><text:span text:style-name="T77">m</text:span></text:span><text:span text:style-name="T77"> </text:span><text:span text:style-name="amh_5f_dev_5f_abbr"><text:span text:style-name="T78">con</text:span></text:span><text:span text:style-name="T78">su</text:span><text:span text:style-name="amh_5f_dev_5f_abbr"><text:span text:style-name="T79">m</text:span></text:span><text:span text:style-name="T78">mauit, </text:span><text:span text:style-name="amh_5f_dev_5f_abbr"><text:span text:style-name="T80">Christ</text:span></text:span><text:span text:style-name="T80">o </text:span><text:span text:style-name="T81">Dei </text:span><text:soft-page-break/><text:span text:style-name="T81">Filio hoc attesta</text:span><text:span text:style-name="amh_5f_dev_5f_abbr"><text:span text:style-name="T81">n</text:span></text:span><text:span text:style-name="T81">te i</text:span><text:span text:style-name="amh_5f_dev_5f_abbr"><text:span text:style-name="T81">n</text:span></text:span><text:span text:style-name="T81"> cruce </text:span><text:span text:style-name="T82">cu</text:span><text:span text:style-name="amh_5f_dev_5f_abbr"><text:span text:style-name="T82">m</text:span></text:span><text:span text:style-name="T82"> </text:span><text:span text:style-name="T83">e uestigio spiritum ad premissum </text:span><text:span text:style-name="amh_5f_dev_5f_abbr"><text:span text:style-name="T83">con</text:span></text:span><text:span text:style-name="T83">dice</text:span><text:span text:style-name="amh_5f_dev_5f_abbr"><text:span text:style-name="T83">re</text:span></text:span><text:span text:style-name="T83">t : </text:span><office:annotation office:name="__Annotation__90823_244145427" loext:resolved="false"><dc:creator>Alexandre Moret Houplon</dc:creator><dc:date>2026-02-26T13:21:47.460844800</dc:date><meta:creator-initials>AMH</meta:creator-initials><text:p text:style-name="Comment"><text:a xlink:href="https://gloss-e.irht.cnrs.fr/php/editions_chapitre.php?id=biblia&amp;numLivre=58&amp;chapitre=58_19#glo_cap19_verset30" xlink:type="simple">https://gloss-e.irht.cnrs.fr/php/editions_chapitre.php?id=biblia&amp;numLivre=58&amp;chapitre=58_19#glo_cap19_verset30</text:a></text:p><text:p text:style-name="Comment"/></office:annotation><text:span text:style-name="T67">« </text:span><text:span text:style-name="T84">co</text:span><text:span text:style-name="amh_5f_dev_5f_abbr"><text:span text:style-name="T84">n</text:span></text:span><text:span text:style-name="T84">su</text:span><text:span text:style-name="amh_5f_dev_5f_abbr"><text:span text:style-name="T84">m</text:span></text:span><text:span text:style-name="T79">m</text:span><text:span text:style-name="T84">atum est</text:span><text:span text:style-name="T67"> »</text:span><office:annotation-end office:name="__Annotation__90823_244145427"/><text:span text:style-name="T67"><text:note text:id="ftn6" text:note-class="footnote"><text:note-citation>6</text:note-citation><text:note-body><text:p text:style-name="amh_5f_note_5f_apparat"><text:span text:style-name="amh_5f_apparat_5f_lemme">consummatum est</text:span> <text:span text:style-name="amh_5f_apparat_5f_commentaire"><text:span text:style-name="T85">(Io. 19,30)</text:span></text:span></text:p></text:note-body></text:note></text:span><text:span text:style-name="T84">, cu</text:span><text:span text:style-name="amh_5f_dev_5f_abbr"><text:span text:style-name="T84">m</text:span></text:span><text:span text:style-name="T84"> nichil circa salute</text:span><text:span text:style-name="amh_5f_dev_5f_abbr"><text:span text:style-name="T84">m</text:span></text:span><text:span text:style-name="T84"> n</text:span><text:span text:style-name="amh_5f_dev_5f_abbr"><text:span text:style-name="T84">ost</text:span></text:span><text:span text:style-name="T84">ram </text:span><text:span text:style-name="T86">obmitte</text:span><text:span text:style-name="amh_5f_dev_5f_abbr"><text:span text:style-name="T86">re</text:span></text:span><text:span text:style-name="T86">t s</text:span><text:span text:style-name="amh_5f_dev_5f_abbr"><text:span text:style-name="T86">ed</text:span></text:span><text:span text:style-name="T86"> si</text:span><text:span text:style-name="amh_5f_dev_5f_abbr"><text:span text:style-name="T86">n</text:span></text:span><text:span text:style-name="T86">gula </text:span><text:span text:style-name="T87">ad ea</text:span><text:span text:style-name="amh_5f_dev_5f_abbr"><text:span text:style-name="T87">m</text:span></text:span><text:span text:style-name="T87"> opportuna remedia </text:span><text:span text:style-name="T88">co</text:span><text:span text:style-name="amh_5f_dev_5f_abbr"><text:span text:style-name="T88">n</text:span></text:span><text:span text:style-name="T88">uenientissime adhibe</text:span><text:span text:style-name="amh_5f_dev_5f_abbr"><text:span text:style-name="T88">re</text:span></text:span><text:span text:style-name="T88">t.</text:span></text:h>
      <text:h text:style-name="P7" text:outline-level="1">Et etia<text:span text:style-name="amh_5f_dev_5f_abbr">m</text:span> <text:span text:style-name="T89">cu</text:span><text:span text:style-name="amh_5f_dev_5f_abbr"><text:span text:style-name="T89">m</text:span></text:span><text:span text:style-name="T89"> ip</text:span><text:span text:style-name="amh_5f_dev_5f_abbr"><text:span text:style-name="T89">s</text:span></text:span><text:span text:style-name="T89">e tamq</text:span><text:span text:style-name="amh_5f_dev_5f_abbr"><text:span text:style-name="T89">u</text:span></text:span><text:span text:style-name="T89">a</text:span><text:span text:style-name="amh_5f_dev_5f_abbr"><text:span text:style-name="T89">m</text:span></text:span><text:span text:style-name="T89"> g</text:span><text:span text:style-name="amh_5f_dev_5f_abbr"><text:span text:style-name="T89">e</text:span></text:span><text:span text:style-name="T89">n</text:span><text:span text:style-name="amh_5f_dev_5f_abbr"><text:span text:style-name="T89">er</text:span></text:span><text:span text:style-name="T89">at</text:span><text:span text:style-name="amh_5f_dev_5f_abbr"><text:span text:style-name="T89">i</text:span></text:span><text:span text:style-name="T89">o</text:span><text:span text:style-name="amh_5f_dev_5f_abbr"><text:span text:style-name="T89">n</text:span></text:span><text:span text:style-name="T89">is et originis </text:span><text:span text:style-name="T90">p</text:span><text:span text:style-name="amh_5f_dev_5f_abbr"><text:span text:style-name="T90">ri</text:span></text:span><text:span text:style-name="T90">ncipiu</text:span><text:span text:style-name="amh_5f_dev_5f_abbr"><text:span text:style-name="T90">m</text:span></text:span><text:span text:style-name="T90"> ab o</text:span><text:span text:style-name="amh_5f_dev_5f_abbr"><text:span text:style-name="T90">mn</text:span></text:span><text:span text:style-name="T90">ib</text:span><text:span text:style-name="amh_5f_dev_5f_abbr"><text:span text:style-name="T90">us</text:span></text:span><text:span text:style-name="T90"> </text:span><text:span text:style-name="T91">diligat</text:span><text:span text:style-name="amh_5f_dev_5f_abbr"><text:span text:style-name="T91">u</text:span></text:span><text:span text:style-name="T91">r na</text:span><text:span text:style-name="amh_5f_dev_5f_abbr"><text:span text:style-name="T91">tur</text:span></text:span><text:span text:style-name="T91">al</text:span><text:span text:style-name="amh_5f_dev_5f_abbr"><text:span text:style-name="T91">ite</text:span></text:span><text:span text:style-name="T91">r </text:span><text:span text:style-name="T92">et i</text:span><text:span text:style-name="amh_5f_dev_5f_abbr"><text:span text:style-name="T92">n</text:span></text:span><text:span text:style-name="T92"> t</text:span><text:span text:style-name="amh_5f_dev_5f_abbr"><text:span text:style-name="T92">antu</text:span></text:span><text:span text:style-name="T92">m </text:span><text:span text:style-name="T93">diligi debeat, </text:span><text:span text:style-name="T94">ut s</text:span><text:span text:style-name="amh_5f_dev_5f_abbr"><text:span text:style-name="T94">e</text:span></text:span><text:span text:style-name="T94">c</text:span><text:span text:style-name="amh_5f_dev_5f_abbr"><text:span text:style-name="T94">un</text:span></text:span><text:span text:style-name="T94">d</text:span><text:span text:style-name="amh_5f_dev_5f_abbr"><text:span text:style-name="T94">u</text:span></text:span><text:span text:style-name="T94">m </text:span><text:span text:style-name="T95">sapientis </text:span><text:span text:style-name="T96">auctoritate</text:span><text:span text:style-name="amh_5f_dev_5f_abbr"><text:span text:style-name="T96">m</text:span></text:span><text:span text:style-name="T96"> pugna sit pro salute ip</text:span><text:span text:style-name="amh_5f_dev_5f_abbr"><text:span text:style-name="T96">s</text:span></text:span><text:span text:style-name="T96">i</text:span><text:span text:style-name="amh_5f_dev_5f_abbr"><text:span text:style-name="T96">us</text:span></text:span><text:span text:style-name="T96"> uirilit</text:span><text:span text:style-name="amh_5f_dev_5f_abbr"><text:span text:style-name="T96">er</text:span></text:span><text:span text:style-name="T96"> et laudabilit</text:span><text:span text:style-name="amh_5f_dev_5f_abbr"><text:span text:style-name="T96">er</text:span></text:span><text:span text:style-name="T96"> assume</text:span><text:span text:style-name="amh_5f_dev_5f_abbr"><text:span text:style-name="T96">n</text:span></text:span><text:span text:style-name="T96">da, </text:span><text:span text:style-name="T97">non i</text:span><text:span text:style-name="amh_5f_dev_5f_abbr"><text:span text:style-name="T97">m</text:span></text:span><text:span text:style-name="T97">m</text:span><text:span text:style-name="amh_5f_dev_5f_abbr"><text:span text:style-name="T97">er</text:span></text:span><text:span text:style-name="T97">ito </text:span><text:span text:style-name="T98">quilibet </text:span><text:span text:style-name="amh_5f_dev_5f_abbr"><text:span text:style-name="T98">christ</text:span></text:span><text:span text:style-name="T98">ian</text:span><text:span text:style-name="amh_5f_dev_5f_abbr"><text:span text:style-name="T98">us</text:span></text:span><text:span text:style-name="T98"> tenet</text:span><text:span text:style-name="amh_5f_dev_5f_abbr"><text:span text:style-name="T98">u</text:span></text:span><text:span text:style-name="T98">r </text:span><text:span text:style-name="T99">ha</text:span><text:span text:style-name="amh_5f_dev_5f_abbr"><text:span text:style-name="T99">n</text:span></text:span><text:span text:style-name="T99">c </text:span><text:span text:style-name="T100">T</text:span><text:span text:style-name="T101">erra</text:span><text:span text:style-name="amh_5f_dev_5f_abbr"><text:span text:style-name="T101">m</text:span></text:span><text:span text:style-name="T101"> s</text:span><text:span text:style-name="amh_5f_dev_5f_abbr"><text:span text:style-name="T101">an</text:span></text:span><text:span text:style-name="T101">ctam </text:span><text:span text:style-name="T100">et a Deo p</text:span><text:span text:style-name="amh_5f_dev_5f_abbr"><text:span text:style-name="T100">re</text:span></text:span><text:span text:style-name="T100">electa</text:span><text:span text:style-name="amh_5f_dev_5f_abbr"><text:span text:style-name="T100">m</text:span></text:span><text:span text:style-name="T100"> a</text:span><text:span text:style-name="amh_5f_dev_5f_abbr"><text:span text:style-name="T100">m</text:span></text:span><text:span text:style-name="T100">pliori </text:span><text:span text:style-name="T102">amore q</text:span><text:span text:style-name="amh_5f_dev_5f_abbr"><text:span text:style-name="T102">u</text:span></text:span><text:span text:style-name="T102">a</text:span><text:span text:style-name="amh_5f_dev_5f_abbr"><text:span text:style-name="T102">m</text:span></text:span><text:span text:style-name="T102"> propria</text:span><text:span text:style-name="amh_5f_dev_5f_abbr"><text:span text:style-name="T102">m</text:span></text:span><text:span text:style-name="T102"> </text:span><text:span text:style-name="T103">si t</text:span><text:span text:style-name="amh_5f_dev_5f_abbr"><text:span text:style-name="T103">ame</text:span></text:span><text:span text:style-name="T103">n </text:span><text:span text:style-name="amh_5f_dev_5f_abbr"><text:span text:style-name="T103">pro</text:span></text:span><text:span text:style-name="T103">pria</text:span><text:span text:style-name="amh_5f_dev_5f_abbr"><text:span text:style-name="T103">m</text:span></text:span><text:span text:style-name="T103"> habet dilige</text:span><text:span text:style-name="amh_5f_dev_5f_abbr"><text:span text:style-name="T103">re</text:span></text:span><text:span text:style-name="T103"> </text:span><text:span text:style-name="T104">et tueri. </text:span><text:span text:style-name="T105">Q</text:span><text:span text:style-name="amh_5f_dev_5f_abbr"><text:span text:style-name="T105">u</text:span></text:span><text:span text:style-name="T105">ia </text:span><text:span text:style-name="T106">sic</text:span><text:span text:style-name="amh_5f_dev_5f_abbr"><text:span text:style-name="T106">ut</text:span></text:span><text:span text:style-name="T106"> uni</text:span><text:span text:style-name="amh_5f_dev_5f_abbr"><text:span text:style-name="T106">us</text:span></text:span><text:span text:style-name="T106">cui</text:span><text:span text:style-name="amh_5f_dev_5f_abbr"><text:span text:style-name="T106">us</text:span></text:span><text:span text:style-name="T107">q</text:span><text:span text:style-name="amh_5f_dev_5f_abbr"><text:span text:style-name="T107">ue</text:span></text:span><text:span text:style-name="T107"> ex sua prop</text:span><text:span text:style-name="amh_5f_dev_5f_abbr"><text:span text:style-name="T107">ri</text:span></text:span><text:span text:style-name="T107">a patria </text:span><text:span text:style-name="amh_5f_dev_5f_abbr"><text:span text:style-name="T108">pro</text:span></text:span><text:span text:style-name="T108">cessit </text:span><text:span text:style-name="T109">g</text:span><text:span text:style-name="amh_5f_dev_5f_abbr"><text:span text:style-name="T109">e</text:span></text:span><text:span text:style-name="T109">n</text:span><text:span text:style-name="amh_5f_dev_5f_abbr"><text:span text:style-name="T109">er</text:span></text:span><text:span text:style-name="T109">atio i</text:span><text:span text:style-name="amh_5f_dev_5f_abbr"><text:span text:style-name="T109">n</text:span></text:span><text:span text:style-name="T109"> e</text:span><text:span text:style-name="amh_5f_dev_5f_abbr"><text:span text:style-name="T109">ss</text:span></text:span><text:span text:style-name="T109">e nature, </text:span><text:span text:style-name="T110">sic ex illa o</text:span><text:span text:style-name="amh_5f_dev_5f_abbr"><text:span text:style-name="T110">mn</text:span></text:span><text:span text:style-name="T110">i</text:span><text:span text:style-name="amh_5f_dev_5f_abbr"><text:span text:style-name="T110">u</text:span></text:span><text:span text:style-name="T110">m </text:span><text:span text:style-name="T111">n</text:span><text:span text:style-name="amh_5f_dev_5f_abbr"><text:span text:style-name="T111">ost</text:span></text:span><text:span text:style-name="T111">r</text:span><text:span text:style-name="amh_5f_dev_5f_abbr"><text:span text:style-name="T111">oru</text:span></text:span><text:span text:style-name="T111">m </text:span><text:span text:style-name="amh_5f_dev_5f_abbr"><text:span text:style-name="T112">pro</text:span></text:span><text:span text:style-name="T112">cessit regen</text:span><text:span text:style-name="amh_5f_dev_5f_abbr"><text:span text:style-name="T112">er</text:span></text:span><text:span text:style-name="T112">atio i</text:span><text:span text:style-name="amh_5f_dev_5f_abbr"><text:span text:style-name="T112">n</text:span></text:span><text:span text:style-name="T112"> e</text:span><text:span text:style-name="amh_5f_dev_5f_abbr"><text:span text:style-name="T112">ss</text:span></text:span><text:span text:style-name="T112">e gratie. </text:span><text:span text:style-name="T113">Nobisq</text:span><text:span text:style-name="amh_5f_dev_5f_abbr"><text:span text:style-name="T113">ue</text:span></text:span><text:span text:style-name="T113"> </text:span><text:span text:style-name="amh_5f_dev_5f_abbr"><text:span text:style-name="T114">pro</text:span></text:span><text:span text:style-name="T114">cul dubio obe</text:span><text:span text:style-name="amh_5f_dev_5f_abbr"><text:span text:style-name="T114">ss</text:span></text:span><text:span text:style-name="T114">et g</text:span><text:span text:style-name="amh_5f_dev_5f_abbr"><text:span text:style-name="T114">e</text:span></text:span><text:span text:style-name="T114">n</text:span><text:span text:style-name="amh_5f_dev_5f_abbr"><text:span text:style-name="T114">er</text:span></text:span><text:span text:style-name="T114">a</text:span><text:span text:style-name="amh_5f_dev_5f_abbr"><text:span text:style-name="T114">ti</text:span></text:span><text:span text:style-name="T114">o, si regen</text:span><text:span text:style-name="amh_5f_dev_5f_abbr"><text:span text:style-name="T114">er</text:span></text:span><text:span text:style-name="T114">atio non ade</text:span><text:span text:style-name="amh_5f_dev_5f_abbr"><text:span text:style-name="T114">ss</text:span></text:span><text:span text:style-name="T114">et, non eni</text:span><text:span text:style-name="amh_5f_dev_5f_abbr"><text:span text:style-name="T114">m</text:span></text:span><text:span text:style-name="T114"> </text:span><text:span text:style-name="T115">ad hoc facti credimur </text:span><text:span text:style-name="T116">ut male ip</text:span><text:span text:style-name="amh_5f_dev_5f_abbr"><text:span text:style-name="T116">s</text:span></text:span><text:span text:style-name="T116">a corporis nulla </text:span><text:span text:style-name="T117">a brutis discret</text:span><text:span text:style-name="amh_5f_dev_5f_abbr"><text:span text:style-name="T117">i</text:span></text:span><text:span text:style-name="T117">o</text:span><text:span text:style-name="amh_5f_dev_5f_abbr"><text:span text:style-name="T117">n</text:span></text:span><text:span text:style-name="T117">e facta </text:span><text:span text:style-name="amh_5f_dev_5f_abbr"><text:span text:style-name="T117">uegetemur</text:span></text:span><text:span text:style-name="T117">, </text:span><text:span text:style-name="T118">s</text:span><text:span text:style-name="amh_5f_dev_5f_abbr"><text:span text:style-name="T118">e</text:span></text:span><text:span text:style-name="T118">d i</text:span><text:span text:style-name="amh_5f_dev_5f_abbr"><text:span text:style-name="T118">n</text:span></text:span><text:span text:style-name="T118"> sp</text:span><text:span text:style-name="amh_5f_dev_5f_abbr"><text:span text:style-name="T118">irit</text:span></text:span><text:span text:style-name="T118">u </text:span><text:span text:style-name="T119">uiuam</text:span><text:span text:style-name="amh_5f_dev_5f_abbr"><text:span text:style-name="T119">us</text:span></text:span><text:span text:style-name="T119">. </text:span><text:span text:style-name="T120">Q</text:span><text:span text:style-name="amh_5f_dev_5f_abbr"><text:span text:style-name="T120">u</text:span></text:span><text:span text:style-name="T120">are co</text:span><text:span text:style-name="amh_5f_dev_5f_abbr"><text:span text:style-name="T120">mmun</text:span></text:span><text:span text:style-name="T120">em </text:span><text:span text:style-name="amh_5f_dev_5f_abbr"><text:span text:style-name="T120">et</text:span></text:span><text:span text:style-name="T120"> ha</text:span><text:span text:style-name="amh_5f_dev_5f_abbr"><text:span text:style-name="T120">n</text:span></text:span><text:span text:style-name="T120">c </text:span><text:span text:style-name="amh_5f_dev_5f_abbr"><text:span text:style-name="T120">christ</text:span></text:span><text:span text:style-name="T120">ianoru</text:span><text:span text:style-name="amh_5f_dev_5f_abbr"><text:span text:style-name="T120">m</text:span></text:span><text:span text:style-name="T120"> </text:span><text:span text:style-name="T121">p</text:span><text:span text:style-name="amh_5f_dev_5f_abbr"><text:span text:style-name="T121">at</text:span></text:span><text:span text:style-name="T121">riam </text:span><text:span text:style-name="T122">diligam</text:span><text:span text:style-name="amh_5f_dev_5f_abbr"><text:span text:style-name="T122">us</text:span></text:span><text:span text:style-name="T122"> co</text:span><text:span text:style-name="amh_5f_dev_5f_abbr"><text:span text:style-name="T122">mmun</text:span></text:span><text:span text:style-name="T122">it</text:span><text:span text:style-name="amh_5f_dev_5f_abbr"><text:span text:style-name="T122">er</text:span></text:span><text:span text:style-name="T122"> </text:span><text:span text:style-name="amh_5f_dev_5f_abbr"><text:span text:style-name="T123">christ</text:span></text:span><text:span text:style-name="T123">iani, </text:span><text:span text:style-name="T124">scientes </text:span><text:span text:style-name="T125">q</text:span><text:span text:style-name="amh_5f_dev_5f_abbr"><text:span text:style-name="T125">u</text:span></text:span><text:span text:style-name="amh_5f_dev_5f_abbr"><text:span text:style-name="T126">a</text:span></text:span><text:span text:style-name="T126">m</text:span><text:span text:style-name="T125"> </text:span><text:span text:style-name="T127">bonu</text:span><text:span text:style-name="amh_5f_dev_5f_abbr"><text:span text:style-name="T127">m</text:span></text:span><text:span text:style-name="T127"> </text:span><text:span text:style-name="T128">q</text:span><text:span text:style-name="amh_5f_dev_5f_abbr"><text:span text:style-name="T128">u</text:span></text:span><text:span text:style-name="T128">a</text:span><text:span text:style-name="amh_5f_dev_5f_abbr"><text:span text:style-name="T128">n</text:span></text:span><text:span text:style-name="T128">to diuin</text:span><text:span text:style-name="T129">i</text:span><text:span text:style-name="amh_5f_dev_5f_abbr"><text:span text:style-name="T128">us</text:span></text:span><text:span text:style-name="T128"> optabili</text:span><text:span text:style-name="amh_5f_dev_5f_abbr"><text:span text:style-name="T128">us</text:span></text:span><text:span text:style-name="T128"> </text:span><text:span text:style-name="T126">est, </text:span><text:span text:style-name="T130">appetit</text:span><text:span text:style-name="amh_5f_dev_5f_abbr"><text:span text:style-name="T130">u</text:span></text:span><text:span text:style-name="T130">r </text:span><text:span text:style-name="T131">ordinato, q</text:span><text:span text:style-name="amh_5f_dev_5f_abbr"><text:span text:style-name="T131">u</text:span></text:span><text:span text:style-name="T131">are </text:span><text:span text:style-name="amh_5f_dev_5f_abbr"><text:span text:style-name="T131">pro</text:span></text:span><text:span text:style-name="T131">ph</text:span><text:span text:style-name="amh_5f_dev_5f_abbr"><text:span text:style-name="T131">et</text:span></text:span><text:span text:style-name="T131">a sing</text:span><text:span text:style-name="amh_5f_dev_5f_abbr"><text:span text:style-name="T131">u</text:span></text:span><text:span text:style-name="T131">larite</text:span><text:span text:style-name="T132">r</text:span><text:span text:style-name="T131"> </text:span><text:span text:style-name="T133">nos hortat</text:span><text:span text:style-name="amh_5f_dev_5f_abbr"><text:span text:style-name="T133">u</text:span></text:span><text:span text:style-name="T133">r </text:span><text:span text:style-name="T134">et dicit ut </text:span><office:annotation office:name="__Annotation__90824_244145427" loext:resolved="false"><dc:creator>Alexandre Moret Houplon</dc:creator><dc:date>2026-02-26T13:23:19.199215500</dc:date><meta:creator-initials>AMH</meta:creator-initials><text:p text:style-name="Comment"><text:a xlink:href="https://gloss-e.irht.cnrs.fr/php/editions_chapitre.php?id=biblia&amp;numLivre=26&amp;chapitre=26_121#glo_cap121_verset6" xlink:type="simple">https://gloss-e.irht.cnrs.fr/php/editions_chapitre.php?id=biblia&amp;numLivre=26&amp;chapitre=26_121#glo_cap121_verset6</text:a></text:p><text:p text:style-name="Comment"/></office:annotation><text:span text:style-name="T85">« </text:span><text:span text:style-name="T134">rogem</text:span><text:span text:style-name="amh_5f_dev_5f_abbr"><text:span text:style-name="T134">us</text:span></text:span><text:span text:style-name="T134"> </text:span><text:span text:style-name="T135">q</text:span><text:span text:style-name="amh_5f_dev_5f_abbr"><text:span text:style-name="T135">u</text:span></text:span><text:span text:style-name="T135">e ad pa</text:span><text:span text:style-name="T136">ce</text:span><text:span text:style-name="amh_5f_dev_5f_abbr"><text:span text:style-name="T136">m</text:span></text:span><text:span text:style-name="T136"> </text:span><text:span text:style-name="T137">su</text:span><text:span text:style-name="amh_5f_dev_5f_abbr"><text:span text:style-name="T137">n</text:span></text:span><text:span text:style-name="T137">t Ih</text:span><text:span text:style-name="amh_5f_dev_5f_abbr"><text:span text:style-name="T137">e</text:span></text:span><text:span text:style-name="T137">r</text:span><text:span text:style-name="amh_5f_dev_5f_abbr"><text:span text:style-name="T137">usa</text:span></text:span><text:span text:style-name="T137">l</text:span><text:span text:style-name="amh_5f_dev_5f_abbr"><text:span text:style-name="T137">e</text:span></text:span><text:span text:style-name="T137">m</text:span><text:span text:style-name="T85"> »</text:span><office:annotation-end office:name="__Annotation__90824_244145427"/><text:span text:style-name="T85"><text:note text:id="ftn7" text:note-class="footnote"><text:note-citation>7</text:note-citation><text:note-body><text:p text:style-name="amh_5f_note_5f_apparat"><text:span text:style-name="amh_5f_apparat_5f_lemme">rogemus que ad pacem sunt Iherusalem</text:span> <text:span text:style-name="amh_5f_apparat_5f_commentaire"><text:span text:style-name="T138">(Ps. 121,6)</text:span></text:span></text:p></text:note-body></text:note></text:span><text:span text:style-name="T137"> </text:span><text:span text:style-name="T139">et cet</text:span><text:span text:style-name="amh_5f_dev_5f_abbr"><text:span text:style-name="T139">er</text:span></text:span><text:span text:style-name="T139">a </text:span><text:span text:style-name="T140">q</text:span><text:span text:style-name="amh_5f_dev_5f_abbr"><text:span text:style-name="T140">ue</text:span></text:span><text:span text:style-name="T140"> s</text:span><text:span text:style-name="T141">e</text:span><text:span text:style-name="T140">quu</text:span><text:span text:style-name="amh_5f_dev_5f_abbr"><text:span text:style-name="T140">n</text:span></text:span><text:span text:style-name="T140">t</text:span><text:span text:style-name="amh_5f_dev_5f_abbr"><text:span text:style-name="T140">u</text:span></text:span><text:span text:style-name="T140">r.</text:span></text:h>
      <text:h text:style-name="P8" text:outline-level="1">Ha<text:span text:style-name="amh_5f_dev_5f_abbr">n</text:span>c benedicta<text:span text:style-name="amh_5f_dev_5f_abbr"><text:span text:style-name="T142">m</text:span></text:span> <text:span text:style-name="T142">t</text:span><text:span text:style-name="amh_5f_dev_5f_abbr"><text:span text:style-name="T142">er</text:span></text:span><text:span text:style-name="T142">ra</text:span><text:span text:style-name="amh_5f_dev_5f_abbr"><text:span text:style-name="T142">m</text:span></text:span><text:span text:style-name="T142"> </text:span><text:span text:style-name="amh_5f_dev_5f_abbr"><text:span text:style-name="T142">Christu</text:span></text:span><text:span text:style-name="T142">s </text:span><text:span text:style-name="amh_5f_foliotation"><text:span text:style-name="T143">[f. 236v]</text:span></text:span><text:span text:style-name="T143"> </text:span><text:span text:style-name="T144">moriens nobis mortis testamento reliquit, et asce</text:span><text:span text:style-name="amh_5f_dev_5f_abbr"><text:span text:style-name="T144">n</text:span></text:span><text:span text:style-name="T144">dens in celu</text:span><text:span text:style-name="amh_5f_dev_5f_abbr"><text:span text:style-name="T144">m</text:span></text:span><text:span text:style-name="T144">, eleuat</text:span><text:span text:style-name="amh_5f_dev_5f_abbr"><text:span text:style-name="T144">us</text:span></text:span><text:span text:style-name="T144"> su</text:span><text:span text:style-name="amh_5f_dev_5f_abbr"><text:span text:style-name="T144">per</text:span></text:span><text:span text:style-name="T144"> ea</text:span><text:span text:style-name="amh_5f_dev_5f_abbr"><text:span text:style-name="T144">m</text:span></text:span><text:span text:style-name="T144"> </text:span><text:span text:style-name="T145">manib</text:span><text:span text:style-name="amh_5f_dev_5f_abbr"><text:span text:style-name="T145">us</text:span></text:span><text:span text:style-name="T145">, </text:span><text:span text:style-name="T146">ta</text:span><text:span text:style-name="amh_5f_dev_5f_abbr"><text:span text:style-name="T146">m</text:span></text:span><text:span text:style-name="T146">q</text:span><text:span text:style-name="amh_5f_dev_5f_abbr"><text:span text:style-name="T146">u</text:span></text:span><text:span text:style-name="T146">a</text:span><text:span text:style-name="amh_5f_dev_5f_abbr"><text:span text:style-name="T146">m</text:span></text:span><text:span text:style-name="T146"> fidei Abrahe </text:span><text:span text:style-name="T147">filiis, que</text:span><text:span text:style-name="amh_5f_dev_5f_abbr"><text:span text:style-name="T147">m</text:span></text:span><text:span text:style-name="T147"> Deus ad hanc terra</text:span><text:span text:style-name="amh_5f_dev_5f_abbr"><text:span text:style-name="T147">m</text:span></text:span><text:span text:style-name="T147"> uenire iusserat ea</text:span><text:span text:style-name="amh_5f_dev_5f_abbr"><text:span text:style-name="T147">m</text:span></text:span><text:span text:style-name="T147"> i</text:span><text:span text:style-name="amh_5f_dev_5f_abbr"><text:span text:style-name="T147">n</text:span></text:span><text:span text:style-name="T147">habitare, co</text:span><text:span text:style-name="amh_5f_dev_5f_abbr"><text:span text:style-name="T147">n</text:span></text:span><text:span text:style-name="T147">firmauit. Ea</text:span><text:span text:style-name="amh_5f_dev_5f_abbr"><text:span text:style-name="T147">m</text:span></text:span><text:span text:style-name="T147"> </text:span><text:span text:style-name="amh_5f_dev_5f_abbr"><text:span text:style-name="T147">i</text:span></text:span><text:span text:style-name="T147">g</text:span><text:span text:style-name="amh_5f_dev_5f_abbr"><text:span text:style-name="T147">itur</text:span></text:span><text:span text:style-name="T147">, </text:span><text:span text:style-name="T148">ta</text:span><text:span text:style-name="amh_5f_dev_5f_abbr"><text:span text:style-name="T148">m</text:span></text:span><text:span text:style-name="T148">q</text:span><text:span text:style-name="amh_5f_dev_5f_abbr"><text:span text:style-name="T148">u</text:span></text:span><text:span text:style-name="T148">a</text:span><text:span text:style-name="amh_5f_dev_5f_abbr"><text:span text:style-name="T148">m</text:span></text:span><text:span text:style-name="T148"> </text:span><text:span text:style-name="T149">patria</text:span><text:span text:style-name="amh_5f_dev_5f_abbr"><text:span text:style-name="T149">m</text:span></text:span><text:span text:style-name="T149"> et he</text:span><text:span text:style-name="amh_5f_dev_5f_abbr"><text:span text:style-name="T149">re</text:span></text:span><text:span text:style-name="T149">ditate</text:span><text:span text:style-name="amh_5f_dev_5f_abbr"><text:span text:style-name="T149">m</text:span></text:span><text:span text:style-name="T149"> </text:span><text:span text:style-name="T150">ex fide </text:span><text:span text:style-name="amh_5f_dev_5f_abbr"><text:span text:style-name="T150">Christ</text:span></text:span><text:span text:style-name="T150">i michi ut et ceteris debita</text:span><text:span text:style-name="amh_5f_dev_5f_abbr"><text:span text:style-name="T150">m</text:span></text:span><text:span text:style-name="T150">, uisitare diu adhuc q</text:span><text:span text:style-name="amh_5f_dev_5f_abbr"><text:span text:style-name="T150">ue</text:span></text:span><text:span text:style-name="T150"> puer optaui ut uide</text:span><text:span text:style-name="amh_5f_dev_5f_abbr"><text:span text:style-name="T150">re</text:span></text:span><text:span text:style-name="T150">nt testes oculi </text:span><text:span text:style-name="T151">q</text:span><text:span text:style-name="amh_5f_dev_5f_abbr"><text:span text:style-name="T151">uo</text:span></text:span><text:span text:style-name="T151">d sepius flagrans sermo </text:span><text:span text:style-name="T152">dedit auri, </text:span><text:span text:style-name="amh_5f_dev_5f_abbr"><text:span text:style-name="T152">et</text:span></text:span><text:span text:style-name="T152"> ut cu</text:span><text:span text:style-name="amh_5f_dev_5f_abbr"><text:span text:style-name="T152">m</text:span></text:span><text:span text:style-name="T152"> </text:span><text:span text:style-name="amh_5f_dev_5f_abbr"><text:span text:style-name="T152">pro</text:span></text:span><text:span text:style-name="T152">ph</text:span><text:span text:style-name="amh_5f_dev_5f_abbr"><text:span text:style-name="T152">et</text:span></text:span><text:span text:style-name="T152">a uerb</text:span><text:span text:style-name="T153">a</text:span><text:span text:style-name="T152"> </text:span><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 text:style-name="T152">p</text:span><text:span text:style-name="amh_5f_dev_5f_abbr"><text:span text:style-name="T152">r</text:span></text:span><text:span text:style-name="T152">a</text:span><text:span text:style-name="amh_5f_dev_5f_abbr"><text:span text:style-name="T152">e</text:span></text:span><text:span text:style-name="T152">legata</text:span><office:annotation-end office:name="__Annotation__92788_3194605602"/><text:span text:style-name="T152"> possem tandem </text:span><text:span text:style-name="T154">exclamare </text:span><text:span text:style-name="T155">uotiue </text:span><text:span text:style-name="T156">et co</text:span><text:span text:style-name="amh_5f_dev_5f_abbr"><text:span text:style-name="T156">n</text:span></text:span><text:span text:style-name="T156">fidenter</text:span><text:span text:style-name="T157"> </text:span><text:span text:style-name="T156">: </text:span><text:span text:style-name="T157">Sic</text:span><text:span text:style-name="amh_5f_dev_5f_abbr"><text:span text:style-name="T157">ut</text:span></text:span><text:span text:style-name="T157"> audiuim</text:span><text:span text:style-name="amh_5f_dev_5f_abbr"><text:span text:style-name="T157">us</text:span></text:span><text:span text:style-name="T157"> sic uidem</text:span><text:span text:style-name="amh_5f_dev_5f_abbr"><text:span text:style-name="T157">us</text:span></text:span><text:span text:style-name="T157"> </text:span><text:span text:style-name="amh_5f_dev_5f_abbr"><text:span text:style-name="T157">et</text:span></text:span><text:span text:style-name="T157"> c</text:span><text:span text:style-name="amh_5f_dev_5f_abbr"><text:span text:style-name="T157">eter</text:span></text:span><text:span text:style-name="T157">a.</text:span></text:h>
      <text:h text:style-name="P9" text:outline-level="1">Ea <text:span text:style-name="amh_5f_dev_5f_abbr">i</text:span>g<text:span text:style-name="amh_5f_dev_5f_abbr">itur</text:span> <text:span text:style-name="T158">q</text:span><text:span text:style-name="amh_5f_dev_5f_abbr"><text:span text:style-name="T158">ue</text:span></text:span><text:span text:style-name="T158"> uidim</text:span><text:span text:style-name="amh_5f_dev_5f_abbr"><text:span text:style-name="T158">us</text:span></text:span><text:span text:style-name="T158"> ac locoru</text:span><text:span text:style-name="amh_5f_dev_5f_abbr"><text:span text:style-name="T158">m</text:span></text:span><text:span text:style-name="T158"> ordine</text:span><text:span text:style-name="amh_5f_dev_5f_abbr"><text:span text:style-name="T158">m</text:span></text:span><text:span text:style-name="T158"> </text:span><text:span text:style-name="T159">que</text:span><text:span text:style-name="amh_5f_dev_5f_abbr"><text:span text:style-name="T159">m</text:span></text:span><text:span text:style-name="T159"> </text:span><text:span text:style-name="T160">michi </text:span><text:span text:style-name="T161">casus </text:span><text:span text:style-name="amh_5f_dev_5f_abbr"><text:span text:style-name="T162">per</text:span></text:span><text:span text:style-name="T162">egrinat</text:span><text:span text:style-name="amh_5f_dev_5f_abbr"><text:span text:style-name="T162">i</text:span></text:span><text:span text:style-name="T162">o</text:span><text:span text:style-name="amh_5f_dev_5f_abbr"><text:span text:style-name="T162">n</text:span></text:span><text:span text:style-name="T162">is </text:span><text:span text:style-name="T163">mee obtulit, </text:span><text:span text:style-name="T164">diuina </text:span><text:span text:style-name="T165">si dederit </text:span><text:span text:style-name="T166">cleme</text:span><text:span text:style-name="amh_5f_dev_5f_abbr"><text:span text:style-name="T166">n</text:span></text:span><text:span text:style-name="T166">tia, uob</text:span><text:span text:style-name="amh_5f_dev_5f_abbr"><text:span text:style-name="T166">is</text:span></text:span><text:span text:style-name="T166"> p</text:span><text:span text:style-name="amh_5f_dev_5f_abbr"><text:span text:style-name="T166">ate</text:span></text:span><text:span text:style-name="T166">r ac reue</text:span><text:span text:style-name="amh_5f_dev_5f_abbr"><text:span text:style-name="T166">re</text:span></text:span><text:span text:style-name="T166">ndissime D</text:span><text:span text:style-name="amh_5f_dev_5f_abbr"><text:span text:style-name="T166">omi</text:span></text:span><text:span text:style-name="T166">ne </text:span><text:span text:style-name="T167">fidel</text:span><text:span text:style-name="amh_5f_dev_5f_abbr"><text:span text:style-name="T167">ite</text:span></text:span><text:span text:style-name="T167">r </text:span><text:span text:style-name="T168">expona</text:span><text:span text:style-name="amh_5f_dev_5f_abbr"><text:span text:style-name="T168">m</text:span></text:span><text:span text:style-name="T168">, </text:span><text:span text:style-name="T169">ut a me uestra </text:span><text:span text:style-name="T170">p</text:span><text:span text:style-name="amh_5f_dev_5f_abbr"><text:span text:style-name="T170">re</text:span></text:span><text:span text:style-name="T170">clara ad Deu</text:span><text:span text:style-name="amh_5f_dev_5f_abbr"><text:span text:style-name="T170">m</text:span></text:span><text:span text:style-name="T170"> </text:span><text:span text:style-name="T171">et ad terra</text:span><text:span text:style-name="amh_5f_dev_5f_abbr"><text:span text:style-name="T171">m</text:span></text:span><text:span text:style-name="T171"> ip</text:span><text:span text:style-name="amh_5f_dev_5f_abbr"><text:span text:style-name="T171">s</text:span></text:span><text:span text:style-name="T171">i</text:span><text:span text:style-name="amh_5f_dev_5f_abbr"><text:span text:style-name="T171">us</text:span></text:span><text:span text:style-name="T171"> </text:span><text:span text:style-name="T172">deuotio req</text:span><text:span text:style-name="amh_5f_dev_5f_abbr"><text:span text:style-name="T172">u</text:span></text:span><text:span text:style-name="T172">isiuit, si</text:span><text:span text:style-name="amh_5f_dev_5f_abbr"><text:span text:style-name="T172">n</text:span></text:span><text:span text:style-name="T172">gulaq</text:span><text:span text:style-name="amh_5f_dev_5f_abbr"><text:span text:style-name="T172">ue</text:span></text:span><text:span text:style-name="T172"> </text:span><text:span text:style-name="amh_5f_dev_5f_abbr"><text:span text:style-name="T172">pro</text:span></text:span><text:span text:style-name="T172">currens potissimu</text:span><text:span text:style-name="amh_5f_dev_5f_abbr"><text:span text:style-name="T172">m</text:span></text:span><text:span text:style-name="T172"> in hiis q</text:span><text:span text:style-name="amh_5f_dev_5f_abbr"><text:span text:style-name="T172">ue</text:span></text:span><text:span text:style-name="T172"> </text:span><text:span text:style-name="amh_5f_dev_5f_abbr"><text:span text:style-name="T172">per</text:span></text:span><text:span text:style-name="T172">egrinat</text:span><text:span text:style-name="amh_5f_dev_5f_abbr"><text:span text:style-name="T172">i</text:span></text:span><text:span text:style-name="T172">o</text:span><text:span text:style-name="amh_5f_dev_5f_abbr"><text:span text:style-name="T172">n</text:span></text:span><text:span text:style-name="T172">is ac deuot</text:span><text:span text:style-name="amh_5f_dev_5f_abbr"><text:span text:style-name="T172">i</text:span></text:span><text:span text:style-name="T172">o</text:span><text:span text:style-name="amh_5f_dev_5f_abbr"><text:span text:style-name="T172">n</text:span></text:span><text:span text:style-name="T172">is su</text:span><text:span text:style-name="amh_5f_dev_5f_abbr"><text:span text:style-name="T172">n</text:span></text:span><text:span text:style-name="T172">t reb</text:span><text:span text:style-name="amh_5f_dev_5f_abbr"><text:span text:style-name="T172">us</text:span></text:span><text:span text:style-name="T172"> uersabor.</text:span></text:h>
      <text:h text:style-name="P10" text:outline-level="1"><text:bookmark-start text:name="de-itinere-uersus-siriam-cuius-terra-sancta-est-pars."/><text:span text:style-name="T173">De </text:span><text:span text:style-name="amh_5f_ancre_5f_glossaire">Iter</text:span><text:span text:style-name="T173">itinere u</text:span><text:span text:style-name="amh_5f_dev_5f_abbr"><text:span text:style-name="T173">er</text:span></text:span><text:span text:style-name="T173">sus </text:span><text:span text:style-name="amh_5f_ancre_5f_index_5f_locorum"><text:span text:style-name="T173">Siria</text:span></text:span><text:span text:style-name="T173">Siriam cui</text:span><text:span text:style-name="amh_5f_dev_5f_abbr"><text:span text:style-name="T173">us</text:span></text:span><text:span text:style-name="T173"> </text:span><text:span text:style-name="amh_5f_ancre_5f_glossaire">Terra</text:span><text:span text:style-name="T173">t</text:span><text:span text:style-name="amh_5f_dev_5f_abbr"><text:span text:style-name="T173">er</text:span></text:span><text:span text:style-name="T173">ra </text:span><text:span text:style-name="amh_5f_ancre_5f_glossaire">Sanctus</text:span><text:span text:style-name="T173">sancta est </text:span><text:span text:style-name="amh_5f_ancre_5f_glossaire">Pars</text:span><text:span text:style-name="T173">pars.</text:span><text:bookmark-end text:name="de-itinere-uersus-siriam-cuius-terra-sancta-est-pars."/></text:h>
      <text:h text:style-name="amh_5f_premier_5f_paragraphe" text:outline-level="1"><text:span text:style-name="amh_5f_ancre_5f_glossaire"><text:span text:style-name="T174">E</text:span></text:span><text:span text:style-name="amh_5f_ancre_5f_glossaire">gredior</text:span><text:span text:style-name="amh_5f_lettrine"><text:span text:style-name="T175">E</text:span></text:span><text:span text:style-name="T173">gressus </text:span><text:span text:style-name="T176">ego</text:span><text:span text:style-name="T176"><text:note text:id="ftn8" text:note-class="footnote"><text:note-citation>8</text:note-citation><text:note-body><text:p text:style-name="amh_5f_note_5f_apparat"><text:span text:style-name="amh_5f_apparat_5f_lemme">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73"> de </text:span><text:span text:style-name="amh_5f_ancre_5f_index_5f_locorum"><text:span text:style-name="T173">Alemannia</text:span></text:span><text:span text:style-name="T173">Alema</text:span><text:span text:style-name="amh_5f_dev_5f_abbr"><text:span text:style-name="T173">n</text:span></text:span><text:span text:style-name="T173">nia, </text:span><text:span text:style-name="amh_5f_ancre_5f_glossaire">Terra</text:span><text:span text:style-name="T173">t</text:span><text:span text:style-name="amh_5f_dev_5f_abbr"><text:span text:style-name="T173">er</text:span></text:span><text:span text:style-name="T173">ra </text:span><text:span text:style-name="amh_5f_ancre_5f_glossaire">Natiuitas</text:span><text:span text:style-name="T173">nati</text:span><text:span text:style-name="amh_5f_dev_5f_abbr"><text:span text:style-name="T173">ui</text:span></text:span><text:span text:style-name="T173">tatis mee, et </text:span><text:span text:style-name="amh_5f_ancre_5f_index_5f_locorum"><text:span text:style-name="T173">Lombardia</text:span></text:span><text:span text:style-name="T173">L</text:span><text:span text:style-name="T177">o</text:span><text:span text:style-name="amh_5f_dev_5f_abbr"><text:span text:style-name="T173">m</text:span></text:span><text:span text:style-name="T173">bardia</text:span><text:span text:style-name="amh_5f_dev_5f_abbr"><text:span text:style-name="T173">m</text:span></text:span><text:span text:style-name="T173"> </text:span><text:span text:style-name="amh_5f_ancre_5f_glossaire">Transeo</text:span><text:span text:style-name="T173">t</text:span><text:span text:style-name="amh_5f_dev_5f_abbr"><text:span text:style-name="T173">ra</text:span></text:span><text:span text:style-name="T173">nsiens</text:span><text:span text:style-name="T173"><text:note text:id="ftn9" text:note-class="footnote"><text:note-citation>9</text:note-citation><text:note-body><text:p text:style-name="amh_5f_note_5f_apparat"><text:span text:style-name="amh_5f_apparat_5f_lemme">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78">,</text:span><text:span text:style-name="T173"> ad </text:span><text:span text:style-name="amh_5f_ancre_5f_glossaire">Littus</text:span><text:span text:style-name="T173">litt</text:span><text:span text:style-name="amh_5f_dev_5f_abbr"><text:span text:style-name="T173">us</text:span></text:span><text:span text:style-name="T173"> </text:span><text:span text:style-name="amh_5f_ancre_5f_index_5f_locorum"><text:span text:style-name="T173">Mediterraneum </text:span></text:span><text:span text:style-name="amh_5f_ancre_5f_index_5f_locorum"><text:span text:style-name="T179">(mare)</text:span></text:span><text:span text:style-name="T173">Medit</text:span><text:span text:style-name="amh_5f_dev_5f_abbr"><text:span text:style-name="T173">er</text:span></text:span><text:span text:style-name="T173">ranei </text:span><text:span text:style-name="amh_5f_ancre_5f_glossaire">Mare</text:span><text:span text:style-name="T173">maris, </text:span><text:span text:style-name="amh_5f_dev_5f_abbr"><text:span text:style-name="T173">pro</text:span></text:span><text:span text:style-name="T173">pe </text:span><text:span text:style-name="amh_5f_ancre_5f_glossaire">Ciuitas</text:span><text:span text:style-name="T173">ciuitat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index_5f_locorum"><text:span text:style-name="T173">Naulum</text:span></text:span><text:span text:style-name="T173">Naulu</text:span><text:span text:style-name="amh_5f_dev_5f_abbr"><text:span text:style-name="T173">m</text:span></text:span><text:span text:style-name="T173"> </text:span><text:span text:style-name="amh_5f_ancre_5f_glossaire"><text:span text:style-name="T180">D</text:span></text:span><text:span text:style-name="amh_5f_ancre_5f_glossaire">ico</text:span><text:span text:style-name="T173">d</text:span><text:span text:style-name="amh_5f_dev_5f_abbr"><text:span text:style-name="T173">icitu</text:span></text:span><text:span text:style-name="T173">r, in </text:span><text:span text:style-name="amh_5f_ancre_5f_glossaire">Ripa</text:span><text:span text:style-name="T173">ripis </text:span><text:span text:style-name="amh_5f_ancre_5f_index_5f_locorum"><text:span text:style-name="T173">Ianua</text:span></text:span><text:span text:style-name="T173">Ian</text:span><text:span text:style-name="amh_5f_corr_5f_ed"><text:span text:style-name="T181">u</text:span></text:span><text:span text:style-name="T173">e </text:span><text:span text:style-name="amh_5f_ancre_5f_glossaire">Si</text:span><text:span text:style-name="amh_5f_ancre_5f_glossaire"><text:span text:style-name="T182">no</text:span></text:span><text:span text:style-name="T173">sita</text:span><text:span text:style-name="amh_5f_dev_5f_abbr"><text:span text:style-name="T173">m</text:span></text:span><text:span text:style-name="T173"><text:note text:id="ftn10" text:note-class="footnote"><text:note-citation>10</text:note-citation><text:note-body><text:p text:style-name="amh_5f_note_5f_apparat"><text:span text:style-name="amh_5f_apparat_5f_lemme">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83"> </text:span><text:span text:style-name="amh_5f_apparat_5f_commentaire"><text:span text:style-name="T184">(lectio </text:span></text:span><text:span text:style-name="amh_5f_apparat_5f_commentaire"><text:span text:style-name="T185">corrupt</text:span></text:span><text:span text:style-name="amh_5f_apparat_5f_commentaire"><text:span text:style-name="T184">a)</text:span></text:span><text:span text:style-name="T183"> </text:span>| <text:span text:style-name="amh_5f_apparat_5f_variante">in ripariis Ianue situatam</text:span> <text:span text:style-name="amh_5f_apparat_5f_témoin">Deluz</text:span></text:p></text:note-body></text:note></text:span><text:span text:style-name="T173"> </text:span><text:span text:style-name="amh_5f_ancre_5f_glossaire">Prospere</text:span><text:span text:style-name="amh_5f_dev_5f_abbr"><text:span text:style-name="T173">pro</text:span></text:span><text:span text:style-name="T173">spere q</text:span><text:span text:style-name="amh_5f_dev_5f_abbr"><text:span text:style-name="T173">ua</text:span></text:span><text:span text:style-name="T173">mu</text:span><text:span text:style-name="amh_5f_dev_5f_abbr"><text:span text:style-name="T173">is</text:span></text:span><text:span text:style-name="T173"> </text:span><text:span text:style-name="amh_5f_ancre_5f_glossaire">Peruenio</text:span><text:span text:style-name="amh_5f_dev_5f_abbr"><text:span text:style-name="T173">per</text:span></text:span><text:span text:style-name="T173">ueni</text:span><text:span text:style-name="T178">,</text:span><text:span text:style-name="T173"> et ubi </text:span><text:span text:style-name="amh_5f_ancre_5f_glossaire">Galea</text:span><text:span text:style-name="T173">galea</text:span><text:span text:style-name="amh_5f_dev_5f_abbr"><text:span text:style-name="T173">m</text:span></text:span><text:span text:style-name="amh_5f_dev_5f_abbr"><text:span text:style-name="T173"><text:note text:id="ftn11" text:note-class="footnote"><text:note-citation>11</text:note-citation><text:note-body><text:p text:style-name="amh_5f_note_5f_apparat"><text:span text:style-name="amh_5f_apparat_5f_lemme">galeam</text:span> <text:span text:style-name="amh_5f_apparat_5f_témoin">Li Wo Deluz</text:span> : <text:span text:style-name="amh_5f_apparat_5f_variante">galeiam</text:span> <text:span text:style-name="amh_5f_apparat_5f_témoin">U</text:span></text:p></text:note-body></text:note></text:span></text:span><text:span text:style-name="T173"> </text:span><text:span text:style-name="amh_5f_ancre_5f_glossaire">Bene</text:span><text:span text:style-name="T173">b</text:span><text:span text:style-name="amh_5f_dev_5f_abbr"><text:span text:style-name="T173">e</text:span></text:span><text:span text:style-name="T173">n</text:span><text:span text:style-name="amh_5f_dev_5f_abbr"><text:span text:style-name="T173">e</text:span></text:span><text:span text:style-name="T173"> </text:span><text:span text:style-name="amh_5f_ancre_5f_glossaire">Armo</text:span><text:span text:style-name="T173">armata</text:span><text:span text:style-name="amh_5f_dev_5f_abbr"><text:span text:style-name="T173">m</text:span></text:span><text:span text:style-name="T173"> et ad </text:span><text:span text:style-name="amh_5f_ancre_5f_glossaire">Omnis</text:span><text:span text:style-name="T173">o</text:span><text:span text:style-name="amh_5f_dev_5f_abbr"><text:span text:style-name="T173">mn</text:span></text:span><text:span text:style-name="T173">ia </text:span><text:span text:style-name="amh_5f_ancre_5f_glossaire">Munio</text:span><text:span text:style-name="T173">munit</text:span><text:span text:style-name="T186">a</text:span><text:span text:style-name="T186"><text:note text:id="ftn12" text:note-class="footnote"><text:note-citation>12</text:note-citation><text:note-body><text:p text:style-name="amh_5f_note_5f_apparat"><text:span text:style-name="amh_5f_apparat_5f_lemme">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73"> </text:span><text:span text:style-name="amh_5f_ancre_5f_glossaire">Ascendo</text:span><text:span text:style-name="T173">asce</text:span><text:span text:style-name="amh_5f_dev_5f_abbr"><text:span text:style-name="T173">n</text:span></text:span><text:span text:style-name="T173">di, et, ad </text:span><text:span text:style-name="amh_5f_ancre_5f_glossaire">Prosequor</text:span><text:span text:style-name="amh_5f_dev_5f_abbr"><text:span text:style-name="T173">pro</text:span></text:span><text:span text:style-name="T173">seq</text:span><text:span text:style-name="amh_5f_dev_5f_abbr"><text:span text:style-name="T173">ue</text:span></text:span><text:span text:style-name="T173">ndu</text:span><text:span text:style-name="amh_5f_dev_5f_abbr"><text:span text:style-name="T173">m</text:span></text:span><text:span text:style-name="T173"> </text:span><text:span text:style-name="amh_5f_ancre_5f_glossaire">Iter</text:span><text:span text:style-name="T173">iter </text:span><text:span text:style-name="amh_5f_ancre_5f_glossaire">Ultramarinus</text:span><text:span text:style-name="T173">ultramarinum</text:span><text:span text:style-name="T173"><text:note text:id="ftn13" text:note-class="footnote"><text:note-citation>13</text:note-citation><text:note-body><text:p text:style-name="amh_5f_note_5f_apparat"><text:span text:style-name="amh_5f_apparat_5f_lemme">ad prosequendum iter ultramarinum</text:span> <text:span text:style-name="amh_5f_apparat_5f_témoin">Li Wo Deluz</text:span> : <text:span text:style-name="amh_5f_apparat_5f_variante">ad iter ultramarinum</text:span><text:span text:style-name="T187"> </text:span><text:span text:style-name="amh_5f_apparat_5f_témoin">U</text:span><text:span text:style-name="T187"> </text:span><text:span text:style-name="amh_5f_apparat_5f_paleo"><text:span text:style-name="T187">(</text:span></text:span><text:span text:style-name="amh_5f_apparat_5f_paleo">prosequendum ultra</text:span><text:span text:style-name="amh_5f_apparat_5f_paleo"><text:span text:style-name="T187"> script. et ras., deinde </text:span></text:span><text:span text:style-name="amh_5f_apparat_5f_paleo">iter ultramarinum</text:span><text:span text:style-name="amh_5f_apparat_5f_paleo"><text:span text:style-name="T187"> script.)</text:span></text:span></text:p></text:note-body></text:note></text:span><text:span text:style-name="T173">, </text:span><text:span text:style-name="amh_5f_ancre_5f_glossaire">Nauta</text:span><text:span text:style-name="T173">naute </text:span><text:span text:style-name="amh_5f_ancre_5f_glossaire">Remus</text:span><text:span text:style-name="T173">remis </text:span><text:span text:style-name="T188">et</text:span><text:span text:style-name="T173"> </text:span><text:span text:style-name="amh_5f_ancre_5f_glossaire">Velum</text:span><text:span text:style-name="T173">uelo </text:span><text:span text:style-name="amh_5f_ancre_5f_glossaire">Puppis</text:span><text:span text:style-name="T173">puppi</text:span><text:span text:style-name="T173"><text:note text:id="ftn14" text:note-class="footnote"><text:note-citation>14</text:note-citation><text:note-body><text:p text:style-name="amh_5f_note_5f_apparat"><text:span text:style-name="amh_5f_apparat_5f_lemme">et uelo puppi</text:span> <text:span text:style-name="amh_5f_apparat_5f_correction">corr. ed.</text:span> : <text:span text:style-name="amh_5f_apparat_5f_lemme">uelo puppi</text:span><text:span text:style-name="T189"> </text:span><text:span text:style-name="amh_5f_apparat_5f_témoin">Li</text:span><text:span text:style-name="T189"> |</text:span> <text:span text:style-name="amh_5f_apparat_5f_variante">ac uelo sollicite</text:span><text:span text:style-name="T189"> </text:span><text:span text:style-name="amh_5f_apparat_5f_témoin">U</text:span><text:span text:style-name="T189"> |</text:span> <text:span text:style-name="amh_5f_apparat_5f_variante">et uolo solliciti</text:span> <text:span text:style-name="amh_5f_apparat_5f_témoin">Wo</text:span> <text:span text:style-name="amh_5f_apparat_5f_commentaire"><text:span text:style-name="T184">(lectio </text:span></text:span><text:span text:style-name="amh_5f_apparat_5f_commentaire"><text:span text:style-name="T185">corrupt</text:span></text:span><text:span text:style-name="amh_5f_apparat_5f_commentaire"><text:span text:style-name="T184">a)</text:span></text:span> | <text:span text:style-name="amh_5f_apparat_5f_variante">et uelo solliciti</text:span> <text:span text:style-name="amh_5f_apparat_5f_témoin">Deluz</text:span></text:p></text:note-body></text:note></text:span><text:span text:style-name="T173"> </text:span><text:span text:style-name="amh_5f_ancre_5f_glossaire">Insisto</text:span><text:span text:style-name="T173">i</text:span><text:span text:style-name="amh_5f_dev_5f_abbr"><text:span text:style-name="T173">n</text:span></text:span><text:span text:style-name="T173">sistebant.</text:span></text:h>
      <text:p text:style-name="P11"><text:span text:style-name="amh_5f_ancre_5f_glossaire">Dico</text:span><text:span text:style-name="T173">Dicitur aut</text:span><text:span text:style-name="amh_5f_dev_5f_abbr"><text:span text:style-name="T173">em</text:span></text:span><text:span text:style-name="amh_5f_dev_5f_abbr"><text:span text:style-name="T173"><text:note text:id="ftn15" text:note-class="footnote"><text:note-citation>15</text:note-citation><text:note-body><text:p text:style-name="amh_5f_note_5f_apparat"><text:span text:style-name="amh_5f_apparat_5f_lemme">autem</text:span> <text:span text:style-name="amh_5f_apparat_5f_témoin">Li</text:span> : <text:span text:style-name="amh_5f_apparat_5f_omission">om.</text:span> <text:span text:style-name="amh_5f_apparat_5f_témoin">U Wo Deluz</text:span></text:p></text:note-body></text:note></text:span></text:span><text:span text:style-name="T173"> hoc </text:span><text:span text:style-name="amh_5f_ancre_5f_glossaire">Mare</text:span><text:span text:style-name="T173">mare </text:span><text:span text:style-name="amh_5f_ancre_5f_index_5f_locorum"><text:span text:style-name="T173">Mediterraneum</text:span></text:span><text:span text:style-name="T173">Medit</text:span><text:span text:style-name="amh_5f_dev_5f_abbr"><text:span text:style-name="T173">er</text:span></text:span><text:span text:style-name="T173">raneu</text:span><text:span text:style-name="amh_5f_dev_5f_abbr"><text:span text:style-name="T173">m</text:span></text:span><text:span text:style-name="T173"> q</text:span><text:span text:style-name="amh_5f_dev_5f_abbr"><text:span text:style-name="T173">u</text:span></text:span><text:span text:style-name="T173">ia </text:span><text:span text:style-name="amh_5f_ancre_5f_glossaire">Principalis</text:span><text:span text:style-name="T173">p</text:span><text:span text:style-name="amh_5f_dev_5f_abbr"><text:span text:style-name="T173">r</text:span></text:span><text:span text:style-name="T173">incipalib</text:span><text:span text:style-name="amh_5f_dev_5f_abbr"><text:span text:style-name="T173">us</text:span></text:span><text:span text:style-name="T173"> </text:span><text:span text:style-name="amh_5f_ancre_5f_glossaire">Mundus</text:span><text:span text:style-name="T173">mu</text:span><text:span text:style-name="amh_5f_dev_5f_abbr"><text:span text:style-name="T173">n</text:span></text:span><text:span text:style-name="T173">di </text:span><text:span text:style-name="amh_5f_ancre_5f_glossaire">Pars</text:span><text:span text:style-name="amh_5f_dev_5f_abbr"><text:span text:style-name="T173">par</text:span></text:span><text:span text:style-name="T173">tib</text:span><text:span text:style-name="amh_5f_dev_5f_abbr"><text:span text:style-name="T173">us</text:span></text:span><text:span text:style-name="amh_5f_dev_5f_abbr"><text:span text:style-name="T173"><text:note text:id="ftn16" text:note-class="footnote"><text:note-citation>16</text:note-citation><text:note-body><text:p text:style-name="amh_5f_note_5f_apparat"><text:span text:style-name="amh_5f_apparat_5f_lemme">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73">, </text:span><text:span text:style-name="amh_5f_ancre_5f_glossaire">Videlicet</text:span><text:span text:style-name="T173">uidel</text:span><text:span text:style-name="amh_5f_dev_5f_abbr"><text:span text:style-name="T173">icet</text:span></text:span><text:span text:style-name="amh_5f_dev_5f_abbr"><text:span text:style-name="T173"><text:note text:id="ftn17" text:note-class="footnote"><text:note-citation>17</text:note-citation><text:note-body><text:p text:style-name="amh_5f_note_5f_apparat"><text:span text:style-name="amh_5f_apparat_5f_lemme">uidelicet</text:span> <text:span text:style-name="amh_5f_apparat_5f_témoin">Li</text:span> : <text:span text:style-name="amh_5f_apparat_5f_variante">scilicet</text:span> <text:span text:style-name="amh_5f_apparat_5f_témoin">U Wo Deluz</text:span></text:p></text:note-body></text:note></text:span></text:span><text:span text:style-name="T173"> </text:span><text:span text:style-name="amh_5f_ancre_5f_index_5f_locorum"><text:span text:style-name="T173">Asia</text:span></text:span><text:span text:style-name="T173">Asie, </text:span><text:span text:style-name="amh_5f_ancre_5f_index_5f_locorum"><text:span text:style-name="T173">Europa</text:span></text:span><text:span text:style-name="T173">Europe et </text:span><text:span text:style-name="amh_5f_ancre_5f_index_5f_locorum"><text:span text:style-name="T173">Affrica</text:span></text:span><text:span text:style-name="T173">Affrice, </text:span><text:span text:style-name="amh_5f_ancre_5f_glossaire">Interiaceo</text:span><text:span text:style-name="T173">int</text:span><text:span text:style-name="amh_5f_dev_5f_abbr"><text:span text:style-name="T173">er</text:span></text:span><text:span text:style-name="T173">iacet, ip</text:span><text:span text:style-name="amh_5f_dev_5f_abbr"><text:span text:style-name="T173">s</text:span></text:span><text:span text:style-name="T173">as se </text:span><text:span text:style-name="amh_5f_dev_5f_abbr"><text:span text:style-name="T173">et</text:span></text:span><text:span text:style-name="T173"> suis </text:span><text:span text:style-name="amh_5f_ancre_5f_glossaire">Bracium</text:span><text:span text:style-name="T173">braciis </text:span><text:span text:style-name="amh_5f_ancre_5f_glossaire">Abinuicem</text:span><text:span text:style-name="T173">abi</text:span><text:span text:style-name="amh_5f_dev_5f_abbr"><text:span text:style-name="T173">n</text:span></text:span><text:span text:style-name="T173">uicem </text:span><text:span text:style-name="amh_5f_ancre_5f_glossaire">Distermino</text:span><text:span text:style-name="T190">dist</text:span><text:span text:style-name="amh_5f_dev_5f_abbr"><text:span text:style-name="T190">er</text:span></text:span><text:span text:style-name="T190">minans</text:span><text:span text:style-name="T190"><text:note text:id="ftn18" text:note-class="footnote"><text:note-citation>18</text:note-citation><text:note-body><text:p text:style-name="amh_5f_note_5f_apparat"><text:span text:style-name="amh_5f_apparat_5f_lemme">abinuicem disterminans</text:span> <text:span text:style-name="amh_5f_apparat_5f_témoin">Li</text:span> : <text:span text:style-name="amh_5f_apparat_5f_variante">abinuicem separans et distinguens</text:span> <text:span text:style-name="amh_5f_apparat_5f_témoin">U Wo</text:span> <text:span text:style-name="T191">| </text:span><text:span text:style-name="amh_5f_apparat_5f_variante">ad inuicem separans et distinguens</text:span><text:span text:style-name="T191"> </text:span><text:span text:style-name="amh_5f_apparat_5f_témoin">Deluz</text:span></text:p></text:note-body></text:note></text:span><text:span text:style-name="T178">.</text:span><text:span text:style-name="T173"> </text:span><text:span text:style-name="amh_5f_ancre_5f_glossaire">Habeo</text:span><text:span text:style-name="T178">H</text:span><text:span text:style-name="amh_5f_dev_5f_abbr"><text:span text:style-name="T173">abe</text:span></text:span><text:span text:style-name="T173">t eni</text:span><text:span text:style-name="amh_5f_dev_5f_abbr"><text:span text:style-name="T173">m</text:span></text:span><text:span text:style-name="T173"> a </text:span><text:span text:style-name="amh_5f_ancre_5f_glossaire">Septentrio</text:span><text:span text:style-name="T173">septe</text:span><text:span text:style-name="amh_5f_dev_5f_abbr"><text:span text:style-name="T173">n</text:span></text:span><text:span text:style-name="T173">trione </text:span><text:span text:style-name="amh_5f_dev_5f_abbr"><text:span text:style-name="T173">et</text:span></text:span><text:span text:style-name="T173"> </text:span><text:span text:style-name="amh_5f_ancre_5f_glossaire">Occidens</text:span><text:span text:style-name="T173">occide</text:span><text:span text:style-name="amh_5f_dev_5f_abbr"><text:span text:style-name="T173">n</text:span></text:span><text:span text:style-name="T173">te</text:span><text:span text:style-name="T173"><text:note text:id="ftn19" text:note-class="footnote"><text:note-citation>19</text:note-citation><text:note-body><text:p text:style-name="amh_5f_note_5f_apparat"><text:span text:style-name="amh_5f_apparat_5f_lemme">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73"> </text:span><text:span text:style-name="amh_5f_ancre_5f_index_5f_locorum"><text:span text:style-name="T173">Europa</text:span></text:span><text:span text:style-name="T173">Europa</text:span><text:span text:style-name="amh_5f_dev_5f_abbr"><text:span text:style-name="T173">m</text:span></text:span><text:span text:style-name="T173">, ad </text:span><text:span text:style-name="amh_5f_ancre_5f_glossaire">Oriens</text:span><text:span text:style-name="T173">oriente</text:span><text:span text:style-name="amh_5f_dev_5f_abbr"><text:span text:style-name="T173">m</text:span></text:span><text:span text:style-name="T173"> </text:span><text:span text:style-name="amh_5f_ancre_5f_index_5f_locorum"><text:span text:style-name="T173">Asia</text:span></text:span><text:span text:style-name="T173">Asiam et ad </text:span><text:span text:style-name="amh_5f_ancre_5f_glossaire">Austra</text:span><text:span text:style-name="T173">austra</text:span><text:span text:style-name="amh_5f_dev_5f_abbr"><text:span text:style-name="T173">m</text:span></text:span><text:span text:style-name="T173"> </text:span><text:span text:style-name="amh_5f_ancre_5f_index_5f_locorum"><text:span text:style-name="T173">Affrica</text:span></text:span><text:span text:style-name="T173">Affrica</text:span><text:span text:style-name="amh_5f_dev_5f_abbr"><text:span text:style-name="T173">m</text:span></text:span><text:span text:style-name="T173">, et uno q</text:span><text:span text:style-name="amh_5f_dev_5f_abbr"><text:span text:style-name="T173">u</text:span></text:span><text:span text:style-name="T173">idem </text:span><text:span text:style-name="amh_5f_ancre_5f_glossaire">Bracium</text:span><text:span text:style-name="T173">bracio q</text:span><text:span text:style-name="amh_5f_dev_5f_abbr"><text:span text:style-name="T173">u</text:span></text:span><text:span text:style-name="T173">o </text:span><text:span text:style-name="amh_5f_ancre_5f_glossaire">Attingo</text:span><text:span text:style-name="T173">atti</text:span><text:span text:style-name="amh_5f_dev_5f_abbr"><text:span text:style-name="T173">n</text:span></text:span><text:span text:style-name="T173">git </text:span><text:span text:style-name="amh_5f_ancre_5f_index_5f_locorum"><text:span text:style-name="T173">Hispania</text:span></text:span><text:span text:style-name="T173">Hispania</text:span><text:span text:style-name="amh_5f_dev_5f_abbr"><text:span text:style-name="T173">m,</text:span></text:span><text:span text:style-name="T173"> et </text:span><text:span text:style-name="amh_5f_ancre_5f_glossaire">Strictus</text:span><text:span text:style-name="T173">strictu</text:span><text:span text:style-name="amh_5f_dev_5f_abbr"><text:span text:style-name="T173">m</text:span></text:span><text:span text:style-name="T173"> q</text:span><text:span text:style-name="amh_5f_dev_5f_abbr"><text:span text:style-name="T173">uo</text:span></text:span><text:span text:style-name="T173">d q</text:span><text:span text:style-name="amh_5f_dev_5f_abbr"><text:span text:style-name="T173">u</text:span></text:span><text:span text:style-name="T173">idem de </text:span><text:span text:style-name="amh_5f_ancre_5f_index_5f_locorum"><text:span text:style-name="T173">Marroch</text:span></text:span><text:span text:style-name="T173">Marroch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Voco</text:span><text:span text:style-name="T173">uocat</text:span><text:span text:style-name="amh_5f_dev_5f_abbr"><text:span text:style-name="T173">ur</text:span></text:span><text:span text:style-name="amh_5f_dev_5f_abbr"><text:span text:style-name="T173"><text:note text:id="ftn20" text:note-class="footnote"><text:note-citation>20</text:note-citation><text:note-body><text:p text:style-name="amh_5f_note_5f_apparat"><text:span text:style-name="amh_5f_apparat_5f_lemme">et strictum quod quidem de Marroch uulgariter uocatur</text:span><text:span text:style-name="T192"> </text:span><text:span text:style-name="amh_5f_apparat_5f_témoin">Li</text:span><text:span text:style-name="T192"> : </text:span><text:span text:style-name="amh_5f_apparat_5f_variante">strictum de Maroch</text:span><text:span text:style-name="T192"> </text:span><text:span text:style-name="amh_5f_apparat_5f_témoin">U</text:span><text:span text:style-name="T192"> | </text:span><text:span text:style-name="amh_5f_apparat_5f_variante">et strictum de Marroch quod uulgariter dicitur</text:span><text:span text:style-name="T192"> </text:span><text:span text:style-name="amh_5f_apparat_5f_témoin">Wo</text:span><text:span text:style-name="T192"> </text:span><text:span text:style-name="T193">| </text:span><text:span text:style-name="amh_5f_apparat_5f_variante">et strictum de Maroch uulgariter dicitur</text:span><text:span text:style-name="T193"> </text:span><text:span text:style-name="amh_5f_apparat_5f_témoin">Deluz</text:span></text:p></text:note-body></text:note></text:span></text:span><text:span text:style-name="T173">, </text:span><text:span text:style-name="amh_5f_ancre_5f_glossaire">Continuo</text:span><text:span text:style-name="T173">continuatur hoc </text:span><text:span text:style-name="amh_5f_ancre_5f_glossaire">Mare</text:span><text:span text:style-name="T173">mare </text:span><text:span text:style-name="amh_5f_ancre_5f_index_5f_locorum"><text:span text:style-name="T173">Meditteraneum </text:span></text:span><text:span text:style-name="amh_5f_ancre_5f_index_5f_locorum"><text:span text:style-name="T179">(mare)</text:span></text:span><text:span text:style-name="T194">M</text:span><text:span text:style-name="T173">editerraneum cum </text:span><text:span text:style-name="amh_5f_ancre_5f_index_5f_locorum"><text:span text:style-name="T173">Occeanus</text:span></text:span><text:span text:style-name="T194">O</text:span><text:span text:style-name="T173">cceano </text:span><text:span text:style-name="amh_5f_ancre_5f_glossaire">Mare</text:span><text:span text:style-name="T173">mari </text:span><text:span text:style-name="amh_5f_ancre_5f_glossaire">Scilicet</text:span><text:span text:style-name="T173">scilicet </text:span><text:span text:style-name="amh_5f_ancre_5f_glossaire">Magnus</text:span><text:span text:style-name="T173">maximo quod </text:span><text:span text:style-name="amh_5f_ancre_5f_glossaire">Orbis</text:span><text:span text:style-name="T173">orbem </text:span><text:span text:style-name="amh_5f_ancre_5f_glossaire">Circumfluo</text:span><text:span text:style-name="T173">circumfluit</text:span><text:span text:style-name="T173"><text:note text:id="ftn21" text:note-class="footnote"><text:note-citation>21</text:note-citation><text:note-body><text:p text:style-name="amh_5f_note_5f_apparat"><text:span text:style-name="amh_5f_apparat_5f_lemme">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73">. Altero uero eius </text:span><text:span text:style-name="amh_5f_ancre_5f_glossaire">Bracium</text:span><text:span text:style-name="T173">brachio</text:span><text:span text:style-name="T195">,</text:span><text:span text:style-name="T173"> quod </text:span><text:span text:style-name="amh_5f_ancre_5f_index_5f_locorum"><text:span text:style-name="T173">Ellespontus</text:span></text:span><text:span text:style-name="T173">Ellespontus seu </text:span><text:span text:style-name="amh_5f_ancre_5f_glossaire">Bracium</text:span><text:span text:style-name="T173">brachium </text:span><text:span text:style-name="amh_5f_ancre_5f_index_5f_locorum"><text:span text:style-name="T173">Bracium sancti Georgii</text:span></text:span><text:span text:style-name="T173">sancti Georgii </text:span><text:span text:style-name="amh_5f_ancre_5f_glossaire">Dico</text:span><text:span text:style-name="T173">dicitur</text:span><text:span text:style-name="T173"><text:note text:id="ftn22" text:note-class="footnote"><text:note-citation>22</text:note-citation><text:note-body><text:p text:style-name="amh_5f_note_5f_apparat"><text:span text:style-name="amh_5f_apparat_5f_lemme">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73">, </text:span><text:span text:style-name="amh_5f_ancre_5f_glossaire">Continuo</text:span><text:span text:style-name="T173">continuatur cum </text:span><text:soft-page-break/><text:span text:style-name="amh_5f_ancre_5f_glossaire">Magnus</text:span><text:span text:style-name="T173">magno </text:span><text:span text:style-name="amh_5f_ancre_5f_glossaire">Mare</text:span><text:span text:style-name="T173">mari </text:span><text:span text:style-name="amh_5f_ancre_5f_index_5f_locorum"><text:span text:style-name="T173">Ponticum (mare)</text:span></text:span><text:span text:style-name="T173">Pontico</text:span><text:span text:style-name="T173"><text:note text:id="ftn23" text:note-class="footnote"><text:note-citation>23</text:note-citation><text:note-body><text:p text:style-name="amh_5f_note_5f_apparat"><text:span text:style-name="amh_5f_apparat_5f_lemme">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73">, quod quasi nullam </text:span><text:span text:style-name="amh_5f_ancre_5f_glossaire">Habeo</text:span><text:span text:style-name="T173">habet </text:span><text:span text:style-name="amh_5f_ancre_5f_glossaire">Insula</text:span><text:span text:style-name="T173">insulam unde et </text:span><text:span text:style-name="amh_5f_ancre_5f_glossaire">Mare</text:span><text:span text:style-name="T173">mare </text:span><text:span text:style-name="amh_5f_ancre_5f_index_5f_locorum"><text:span text:style-name="T173">Maius (mare)</text:span></text:span><text:span text:style-name="T173">Maius </text:span><text:span text:style-name="amh_5f_ancre_5f_glossaire">Communiter</text:span><text:span text:style-name="T173">communiter </text:span><text:span text:style-name="amh_5f_ancre_5f_glossaire">Voco</text:span><text:span text:style-name="T173">uocatur</text:span><text:span text:style-name="T173"><text:note text:id="ftn24" text:note-class="footnote"><text:note-citation>24</text:note-citation><text:note-body><text:p text:style-name="amh_5f_note_5f_apparat"><text:span text:style-name="amh_5f_apparat_5f_lemme">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73">.</text:span></text:p>
      <text:p text:style-name="P12"><text:span text:style-name="T173">In hoc </text:span><text:span text:style-name="amh_5f_dev_5f_abbr"><text:span text:style-name="T196">i</text:span></text:span><text:span text:style-name="T196">g</text:span><text:span text:style-name="amh_5f_dev_5f_abbr"><text:span text:style-name="T196">itu</text:span></text:span><text:span text:style-name="T196">r</text:span><text:span text:style-name="T196"><text:note text:id="ftn25" text:note-class="footnote"><text:note-citation>25</text:note-citation><text:note-body><text:p text:style-name="amh_5f_note_5f_apparat"><text:span text:style-name="amh_5f_apparat_5f_lemme">igitur</text:span> <text:span text:style-name="amh_5f_apparat_5f_témoin">Li</text:span> : <text:span text:style-name="amh_5f_apparat_5f_omission">om.</text:span><text:span text:style-name="T197"> </text:span><text:span text:style-name="amh_5f_apparat_5f_témoin">Wo Deluz</text:span><text:span text:style-name="T197"> | </text:span><text:span text:style-name="amh_5f_apparat_5f_variante">Et</text:span><text:span text:style-name="T197"> </text:span><text:span text:style-name="amh_5f_apparat_5f_témoin">U</text:span><text:span text:style-name="T197"> </text:span><text:span text:style-name="amh_5f_apparat_5f_commentaire"><text:span text:style-name="T197">(script. ante </text:span></text:span><text:span text:style-name="amh_5f_apparat_5f_commentaire">in hoc)</text:span></text:p></text:note-body></text:note></text:span><text:span text:style-name="T173"> </text:span><text:span text:style-name="amh_5f_ancre_5f_glossaire">Mare</text:span><text:span text:style-name="T173">mari </text:span><text:span text:style-name="amh_5f_ancre_5f_glossaire">Beatus</text:span><text:span text:style-name="T173">beat</text:span><text:span text:style-name="amh_5f_dev_5f_abbr"><text:span text:style-name="T173">us</text:span></text:span><text:span text:style-name="T173"> </text:span><text:span text:style-name="amh_5f_ancre_5f_index_5f_nominum"><text:span text:style-name="T173">Clemens</text:span></text:span><text:span text:style-name="T173">Clemens </text:span><text:span text:style-name="amh_5f_ancre_5f_glossaire">Papa</text:span><text:span text:style-name="T173">papa </text:span><text:span text:style-name="amh_5f_ancre_5f_glossaire">Submergo</text:span><text:span text:style-name="T173">sub</text:span><text:span text:style-name="T198">m</text:span><text:span text:style-name="amh_5f_dev_5f_abbr"><text:span text:style-name="T173">er</text:span></text:span><text:span text:style-name="T173">sus fuit</text:span><text:span text:style-name="T173"><text:note text:id="ftn26" text:note-class="footnote"><text:note-citation>26</text:note-citation><text:note-body><text:p text:style-name="amh_5f_note_5f_apparat"><text:span text:style-name="amh_5f_apparat_5f_lemme">submersus fuit</text:span> <text:span text:style-name="amh_5f_apparat_5f_témoin">Li U Wo</text:span> : <text:span text:style-name="amh_5f_apparat_5f_variante">submergitur</text:span><text:span text:style-name="T197"> </text:span><text:span text:style-name="amh_5f_apparat_5f_témoin">Deluz</text:span></text:p></text:note-body></text:note></text:span><text:span text:style-name="T173"> </text:span><text:span text:style-name="amh_5f_dev_5f_abbr"><text:span text:style-name="T173">pro</text:span></text:span><text:span text:style-name="T173">pe </text:span><text:span text:style-name="amh_5f_ancre_5f_index_5f_locorum"><text:span text:style-name="T173">Cersona</text:span></text:span><text:span text:style-name="T173">Cersonam</text:span><text:span text:style-name="T173"><text:note text:id="ftn27" text:note-class="footnote"><text:note-citation>27</text:note-citation><text:note-body><text:p text:style-name="amh_5f_note_5f_apparat"><text:span text:style-name="amh_5f_apparat_5f_lemme">Cersonam</text:span> <text:span text:style-name="amh_5f_apparat_5f_témoin">Li U Deluz</text:span> : <text:span text:style-name="amh_5f_apparat_5f_variante">Tersonam</text:span> <text:span text:style-name="amh_5f_apparat_5f_témoin">Wo</text:span></text:p></text:note-body></text:note></text:span><text:span text:style-name="T173">, et </text:span><text:span text:style-name="amh_5f_ancre_5f_glossaire">Habitaculum</text:span><text:span text:style-name="T173">h</text:span><text:span text:style-name="amh_5f_dev_5f_abbr"><text:span text:style-name="T173">ab</text:span></text:span><text:span text:style-name="T173">itaculu</text:span><text:span text:style-name="amh_5f_dev_5f_abbr"><text:span text:style-name="T173">m</text:span></text:span><text:span text:style-name="T173"> </text:span><text:span text:style-name="amh_5f_ancre_5f_glossaire">Martir</text:span><text:span text:style-name="T173">mart</text:span><text:span text:style-name="T199">i</text:span><text:span text:style-name="T173">ri in </text:span><text:span text:style-name="amh_5f_ancre_5f_glossaire">Modus</text:span><text:span text:style-name="T173">modu</text:span><text:span text:style-name="amh_5f_dev_5f_abbr"><text:span text:style-name="T173">m</text:span></text:span><text:span text:style-name="T173"> </text:span><text:span text:style-name="amh_5f_ancre_5f_glossaire">Templum</text:span><text:span text:style-name="T173">te</text:span><text:span text:style-name="amh_5f_dev_5f_abbr"><text:span text:style-name="T173">m</text:span></text:span><text:span text:style-name="T173">pli </text:span><text:span text:style-name="amh_5f_ancre_5f_glossaire">Marmoreus</text:span><text:span text:style-name="T173">marmorei </text:span><text:span text:style-name="amh_5f_ancre_5f_glossaire">Manus</text:span><text:span text:style-name="T173">manib</text:span><text:span text:style-name="amh_5f_dev_5f_abbr"><text:span text:style-name="T173">us</text:span></text:span><text:span text:style-name="T173"> </text:span><text:span text:style-name="amh_5f_ancre_5f_glossaire">Angelicus</text:span><text:span text:style-name="T173">a</text:span><text:span text:style-name="amh_5f_dev_5f_abbr"><text:span text:style-name="T173">n</text:span></text:span><text:span text:style-name="T173">gelicis</text:span><text:span text:style-name="T173"><text:note text:id="ftn28" text:note-class="footnote"><text:note-citation>28</text:note-citation><text:note-body><text:p text:style-name="amh_5f_note_5f_apparat"><text:span text:style-name="amh_5f_apparat_5f_lemme">manibus angelicis</text:span> <text:span text:style-name="amh_5f_apparat_5f_témoin">Li U Wo</text:span> : <text:span text:style-name="amh_5f_apparat_5f_variante">angelicis manibus</text:span><text:span text:style-name="T200"> </text:span><text:span text:style-name="amh_5f_apparat_5f_témoin">Deluz</text:span></text:p></text:note-body></text:note></text:span><text:span text:style-name="T173"> </text:span><text:span text:style-name="amh_5f_ancre_5f_glossaire">Construo</text:span><text:span text:style-name="T173">co</text:span><text:span text:style-name="amh_5f_dev_5f_abbr"><text:span text:style-name="T173">n</text:span></text:span><text:span text:style-name="T173">structu</text:span><text:span text:style-name="amh_5f_dev_5f_abbr"><text:span text:style-name="T173">m</text:span></text:span><text:span text:style-name="T173"> est</text:span><text:span text:style-name="T173"><text:note text:id="ftn29" text:note-class="footnote"><text:note-citation>29</text:note-citation><text:note-body><text:p text:style-name="amh_5f_note_5f_apparat"><text:span text:style-name="amh_5f_apparat_5f_lemme">constructum est</text:span> <text:span text:style-name="amh_5f_apparat_5f_témoin">Li</text:span> : <text:span text:style-name="amh_5f_apparat_5f_variante">preparatum est Deo iubente</text:span><text:span text:style-name="T201"> </text:span><text:span text:style-name="amh_5f_apparat_5f_témoin">U</text:span><text:span text:style-name="T201"> | </text:span><text:span text:style-name="amh_5f_apparat_5f_variante">preparatur</text:span><text:span text:style-name="T200"> </text:span><text:span text:style-name="amh_5f_apparat_5f_témoin">Wo Deluz</text:span></text:p></text:note-body></text:note></text:span><text:span text:style-name="T173">. </text:span><text:span text:style-name="amh_5f_lettre_5f_rubriquee"><text:span text:style-name="T173">E</text:span></text:span><text:span text:style-name="T202">st</text:span><text:span text:style-name="T173"> aliud </text:span><text:span text:style-name="amh_5f_ancre_5f_glossaire">Mare</text:span><text:span text:style-name="T173">mare uersus </text:span><text:span text:style-name="amh_5f_ancre_5f_glossaire">Oriens</text:span><text:span text:style-name="T173">oriente</text:span><text:span text:style-name="amh_5f_dev_5f_abbr"><text:span text:style-name="T173">m</text:span></text:span><text:span text:style-name="T173"> ultra </text:span><text:span text:style-name="amh_5f_ancre_5f_glossaire">Ciuitas</text:span><text:span text:style-name="T173">ciuitate</text:span><text:span text:style-name="amh_5f_dev_5f_abbr"><text:span text:style-name="T173">m</text:span></text:span><text:span text:style-name="T173"> </text:span><text:span text:style-name="amh_5f_ancre_5f_index_5f_locorum"><text:span text:style-name="T173">Sara</text:span></text:span><text:span text:style-name="T173">Sara, qua</text:span><text:span text:style-name="amh_5f_dev_5f_abbr"><text:span text:style-name="T173">m</text:span></text:span><text:span text:style-name="T173"> </text:span><text:span text:style-name="amh_5f_ancre_5f_glossaire">Teneo</text:span><text:span text:style-name="T173">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73">Guinama</text:span></text:span><text:span text:style-name="T173">Guinama</text:span><office:annotation-end office:name="__Annotation__15558_2972721066"/><text:span text:style-name="T173"><text:note text:id="ftn30" text:note-class="footnote"><text:note-citation>30</text:note-citation><text:note-body><text:p text:style-name="amh_5f_note_5f_apparat"><text:span text:style-name="amh_5f_apparat_5f_lemme">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73">, </text:span><text:span text:style-name="amh_5f_dev_5f_abbr"><text:span text:style-name="T173">et</text:span></text:span><text:span text:style-name="T173"> </text:span><text:span text:style-name="amh_5f_ancre_5f_glossaire">Dico</text:span><text:span text:style-name="T173">di</text:span><text:span text:style-name="amh_5f_dev_5f_abbr"><text:span text:style-name="T173">citur</text:span></text:span><text:span text:style-name="T173"> </text:span><text:span text:style-name="amh_5f_ancre_5f_glossaire">Mare</text:span><text:span text:style-name="T173">mare </text:span><text:span text:style-name="amh_5f_ancre_5f_index_5f_locorum"><text:span text:style-name="T173">Caspium</text:span></text:span><text:span text:style-name="amh_5f_ancre_5f_index_5f_locorum"><text:span text:style-name="T203">(mare)</text:span></text:span><text:span text:style-name="T173">Caspiu</text:span><text:span text:style-name="amh_5f_dev_5f_abbr"><text:span text:style-name="T173">m</text:span></text:span><text:span text:style-name="amh_5f_dev_5f_abbr"><text:span text:style-name="T173"><text:note text:id="ftn31" text:note-class="footnote"><text:note-citation>31</text:note-citation><text:note-body><text:p text:style-name="amh_5f_note_5f_apparat"><text:span text:style-name="amh_5f_apparat_5f_lemme">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73">, q</text:span><text:span text:style-name="amh_5f_dev_5f_abbr"><text:span text:style-name="T173">uo</text:span></text:span><text:span text:style-name="T173">d</text:span><text:span text:style-name="T173"><text:note text:id="ftn32" text:note-class="footnote"><text:note-citation>32</text:note-citation><text:note-body><text:p text:style-name="amh_5f_note_5f_apparat"><text:span text:style-name="amh_5f_apparat_5f_lemme">quod</text:span> <text:span text:style-name="amh_5f_apparat_5f_témoin">Li</text:span> : <text:span text:style-name="amh_5f_apparat_5f_lemme">hoc</text:span> <text:span text:style-name="amh_5f_apparat_5f_témoin">Wo</text:span></text:p></text:note-body></text:note></text:span><text:span text:style-name="T173"> nec </text:span><text:span text:style-name="amh_5f_ancre_5f_index_5f_locorum"><text:span text:style-name="T173">Occeanus</text:span></text:span><text:span text:style-name="T202">O</text:span><text:span text:style-name="T173">cceano, nec </text:span><text:span text:style-name="amh_5f_ancre_5f_index_5f_locorum"><text:span text:style-name="T173">Mediterraneum </text:span></text:span><text:span text:style-name="amh_5f_ancre_5f_index_5f_locorum"><text:span text:style-name="T179">(mare)</text:span></text:span><text:span text:style-name="T173">Medit</text:span><text:span text:style-name="amh_5f_dev_5f_abbr"><text:span text:style-name="T173">er</text:span></text:span><text:span text:style-name="T173">raneo, nec </text:span><text:span text:style-name="amh_5f_ancre_5f_index_5f_locorum"><text:span text:style-name="T173">Ponticum </text:span></text:span><text:span text:style-name="amh_5f_ancre_5f_index_5f_locorum"><text:span text:style-name="T179">(mare)</text:span></text:span><text:span text:style-name="T173">Po</text:span><text:span text:style-name="amh_5f_dev_5f_abbr"><text:span text:style-name="T173">n</text:span></text:span><text:span text:style-name="T173">tico </text:span><text:span text:style-name="amh_5f_ancre_5f_glossaire">Mare</text:span><text:span text:style-name="T173">mari aliquo </text:span><text:span text:style-name="amh_5f_ancre_5f_glossaire">Appareo</text:span><text:span text:style-name="T173">appare</text:span><text:span text:style-name="amh_5f_dev_5f_abbr"><text:span text:style-name="T173">n</text:span></text:span><text:span text:style-name="T173">ti </text:span><text:span text:style-name="amh_5f_ancre_5f_glossaire">Bracius</text:span><text:span text:style-name="T173">bracio </text:span><text:span text:style-name="amh_5f_ancre_5f_glossaire">Copulo</text:span><text:span text:style-name="T173">copulatur. </text:span><text:span text:style-name="amh_5f_ancre_5f_glossaire">Assero</text:span><text:span text:style-name="T173">Asseru</text:span><text:span text:style-name="amh_5f_dev_5f_abbr"><text:span text:style-name="T173">n</text:span></text:span><text:span text:style-name="T173">t t</text:span><text:span text:style-name="amh_5f_dev_5f_abbr"><text:span text:style-name="T173">ame</text:span></text:span><text:span text:style-name="T173">n aliqui q</text:span><text:span text:style-name="amh_5f_dev_5f_abbr"><text:span text:style-name="T173">u</text:span></text:span><text:span text:style-name="T173">ibusda</text:span><text:span text:style-name="amh_5f_dev_5f_abbr"><text:span text:style-name="T173">m</text:span></text:span><text:span text:style-name="T173"> </text:span><text:span text:style-name="amh_5f_ancre_5f_glossaire">Nitor</text:span><text:span text:style-name="T173">nixi </text:span><text:span text:style-name="amh_5f_ancre_5f_glossaire">Experientia</text:span><text:span text:style-name="T173">experie</text:span><text:span text:style-name="amh_5f_dev_5f_abbr"><text:span text:style-name="T173">n</text:span></text:span><text:span text:style-name="T173">tis</text:span><text:span text:style-name="T173"><text:note text:id="ftn33" text:note-class="footnote"><text:note-citation>33</text:note-citation><text:note-body><text:p text:style-name="amh_5f_note_5f_apparat"><text:span text:style-name="amh_5f_apparat_5f_lemme">Asserunt tamen aliqui quibusdam nixi experientis</text:span> <text:span text:style-name="amh_5f_apparat_5f_témoin">Li</text:span><text:span text:style-name="T204"> </text:span>: <text:span text:style-name="amh_5f_apparat_5f_variante">Asserunt tamen quidam</text:span> <text:span text:style-name="amh_5f_apparat_5f_témoin">Wo Deluz</text:span></text:p></text:note-body></text:note></text:span><text:span text:style-name="T173"> q</text:span><text:span text:style-name="amh_5f_dev_5f_abbr"><text:span text:style-name="T173">uod</text:span></text:span><text:span text:style-name="T173">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73">subterratu</text:span><text:span text:style-name="amh_5f_dev_5f_abbr"><text:span text:style-name="T173">m</text:span></text:span><office:annotation-end office:name="__Annotation__15559_2972721066"/><text:span text:style-name="T173"> </text:span><text:span text:style-name="amh_5f_ancre_5f_glossaire">Gurges</text:span><text:span text:style-name="T173">gurgite</text:span><text:span text:style-name="amh_5f_dev_5f_abbr"><text:span text:style-name="T173">m</text:span></text:span><text:span text:style-name="T173"><text:note text:id="ftn34" text:note-class="footnote"><text:note-citation>34</text:note-citation><text:note-body><text:p text:style-name="amh_5f_note_5f_apparat"><text:span text:style-name="amh_5f_apparat_5f_lemme">per subterratum gurgitem</text:span> <text:span text:style-name="amh_5f_apparat_5f_témoin">Li</text:span><text:span text:style-name="T204"> </text:span>: <text:span text:style-name="amh_5f_apparat_5f_variante">per gurgitem subterraneam</text:span> <text:span text:style-name="amh_5f_apparat_5f_témoin">Wo Deluz</text:span></text:p></text:note-body></text:note></text:span><text:span text:style-name="T173"> </text:span><text:span text:style-name="amh_5f_ancre_5f_index_5f_locorum"><text:span text:style-name="T173">Ponticum </text:span></text:span><text:span text:style-name="amh_5f_ancre_5f_index_5f_locorum"><text:span text:style-name="T179">(mare)</text:span></text:span><text:span text:style-name="T173">Po</text:span><text:span text:style-name="amh_5f_dev_5f_abbr"><text:span text:style-name="T173">n</text:span></text:span><text:span text:style-name="T173">tico</text:span><text:span text:style-name="T173"><text:note text:id="ftn35" text:note-class="footnote"><text:note-citation>35</text:note-citation><text:note-body><text:p text:style-name="amh_5f_note_5f_apparat"><text:span text:style-name="amh_5f_apparat_5f_lemme">Pontico</text:span> <text:span text:style-name="amh_5f_apparat_5f_témoin">Li</text:span> : <text:span text:style-name="amh_5f_apparat_5f_variante">mari Pontico</text:span> <text:span text:style-name="amh_5f_apparat_5f_témoin">Wo Deluz</text:span></text:p></text:note-body></text:note></text:span><text:span text:style-name="T173">, q</text:span><text:span text:style-name="amh_5f_dev_5f_abbr"><text:span text:style-name="T173">uo</text:span></text:span><text:span text:style-name="T173">d sibi </text:span><text:span text:style-name="amh_5f_ancre_5f_glossaire">Propinque</text:span><text:span text:style-name="amh_5f_dev_5f_abbr"><text:span text:style-name="T173">pro</text:span></text:span><text:span text:style-name="T173">pi</text:span><text:span text:style-name="amh_5f_dev_5f_abbr"><text:span text:style-name="T173">n</text:span></text:span><text:span text:style-name="T173">qui</text:span><text:span text:style-name="amh_5f_dev_5f_abbr"><text:span text:style-name="T173">us</text:span></text:span><text:span text:style-name="T173"><text:note text:id="ftn36" text:note-class="footnote"><text:note-citation>36</text:note-citation><text:note-body><text:p text:style-name="amh_5f_note_5f_apparat"><text:span text:style-name="amh_5f_apparat_5f_lemme">propinquius</text:span> <text:span text:style-name="amh_5f_apparat_5f_témoin">Li Deluz</text:span> : <text:span text:style-name="amh_5f_apparat_5f_variante">propinquus</text:span> <text:span text:style-name="amh_5f_apparat_5f_témoin">Wo</text:span></text:p></text:note-body></text:note></text:span><text:span text:style-name="T173"> est et </text:span><text:span text:style-name="amh_5f_dev_5f_abbr"><text:span text:style-name="T173">per</text:span></text:span><text:span text:style-name="T173"> </text:span><text:span text:style-name="amh_5f_ancre_5f_glossaire">Consequens</text:span><text:span text:style-name="amh_5f_dev_5f_abbr"><text:span text:style-name="T173">conseque</text:span></text:span><text:span text:style-name="T173">ns aliis </text:span><text:span text:style-name="amh_5f_ancre_5f_glossaire">Mare</text:span><text:span text:style-name="T173">marib</text:span><text:span text:style-name="amh_5f_dev_5f_abbr"><text:span text:style-name="T173">us</text:span></text:span><text:span text:style-name="T173"><text:note text:id="ftn37" text:note-class="footnote"><text:note-citation>37</text:note-citation><text:note-body><text:p text:style-name="amh_5f_note_5f_apparat"><text:span text:style-name="amh_5f_apparat_5f_lemme">aliis maribus</text:span> <text:span text:style-name="amh_5f_apparat_5f_témoin">Li</text:span> : <text:span text:style-name="amh_5f_apparat_5f_variante">ceteris maribus</text:span> <text:span text:style-name="amh_5f_apparat_5f_témoin">Wo Deluz</text:span></text:p></text:note-body></text:note></text:span><text:span text:style-name="T173"> </text:span><text:span text:style-name="amh_5f_ancre_5f_glossaire">Continuo</text:span><text:span text:style-name="T173">co</text:span><text:span text:style-name="amh_5f_dev_5f_abbr"><text:span text:style-name="T173">n</text:span></text:span><text:span text:style-name="T173">tinuat</text:span><text:span text:style-name="amh_5f_dev_5f_abbr"><text:span text:style-name="T173">ur</text:span></text:span><text:span text:style-name="T173"><text:note text:id="ftn38" text:note-class="footnote"><text:note-citation>38</text:note-citation><text:note-body><text:p text:style-name="amh_5f_note_5f_apparat"><text:span text:style-name="amh_5f_apparat_5f_lemme">est aliud mare uersus orientem… continuatur</text:span> <text:span text:style-name="amh_5f_apparat_5f_témoin">Li</text:span><text:span text:style-name="T204"> </text:span>: <text:span text:style-name="amh_5f_apparat_5f_omission">om</text:span>. <text:span text:style-name="amh_5f_apparat_5f_témoin">U</text:span><text:span text:style-name="T205"> </text:span><text:span text:style-name="T204">| </text:span><text:span text:style-name="amh_5f_apparat_5f_variante">continuetur</text:span><text:span text:style-name="T204"> </text:span><text:span text:style-name="amh_5f_apparat_5f_témoin">Wo Deluz</text:span></text:p></text:note-body></text:note></text:span><text:span text:style-name="T173">.</text:span></text:p>
      <text:p text:style-name="P13"><text:span text:style-name="T173">Hoc </text:span><text:span text:style-name="amh_5f_ancre_5f_glossaire">Bracium</text:span><text:span text:style-name="T173">braciu</text:span><text:span text:style-name="amh_5f_dev_5f_abbr"><text:span text:style-name="T173">m </text:span></text:span><text:span text:style-name="amh_5f_ancre_5f_index_5f_locorum"><text:span text:style-name="T173">Bracium sancti Georgii</text:span></text:span><text:span text:style-name="T173">s</text:span><text:span text:style-name="amh_5f_dev_5f_abbr"><text:span text:style-name="T173">an</text:span></text:span><text:span text:style-name="T173">cti Georgii, q</text:span><text:span text:style-name="amh_5f_dev_5f_abbr"><text:span text:style-name="T173">uo</text:span></text:span><text:span text:style-name="T173">d </text:span><text:span text:style-name="amh_5f_ancre_5f_glossaire"><text:span text:style-name="T180">D</text:span></text:span><text:span text:style-name="amh_5f_ancre_5f_glossaire">ico</text:span><text:span text:style-name="T173">diximus</text:span><text:span text:style-name="T173"><text:note text:id="ftn39" text:note-class="footnote"><text:note-citation>39</text:note-citation><text:note-body><text:p text:style-name="amh_5f_note_5f_apparat"><text:span text:style-name="amh_5f_apparat_5f_lemme">quod diximus</text:span> <text:span text:style-name="amh_5f_apparat_5f_témoin">Li</text:span> : <text:span text:style-name="amh_5f_apparat_5f_variante">de quo dixi</text:span> <text:span text:style-name="amh_5f_apparat_5f_témoin">Wo Deluz</text:span><text:span text:style-name="T206"> </text:span><text:span text:style-name="T207">| </text:span><text:span text:style-name="amh_5f_apparat_5f_omission">om.</text:span><text:span text:style-name="T207"> </text:span><text:span text:style-name="amh_5f_apparat_5f_témoin">U</text:span></text:p></text:note-body></text:note></text:span><text:span text:style-name="T173">, </text:span><text:span text:style-name="amh_5f_ancre_5f_glossaire">Diuido</text:span><text:span text:style-name="T173">diuidit </text:span><text:span text:style-name="amh_5f_ancre_5f_index_5f_locorum"><text:span text:style-name="T173">Europa</text:span></text:span><text:span text:style-name="T173">Europa</text:span><text:span text:style-name="amh_5f_dev_5f_abbr"><text:span text:style-name="T173">m</text:span></text:span><text:span text:style-name="T173"> </text:span><text:span text:style-name="amh_5f_dev_5f_abbr"><text:span text:style-name="T173">et</text:span></text:span><text:span text:style-name="T173"> </text:span><text:span text:style-name="amh_5f_ancre_5f_index_5f_locorum"><text:span text:style-name="T173">Asia minor</text:span></text:span><text:span text:style-name="T173">Asia</text:span><text:span text:style-name="amh_5f_dev_5f_abbr"><text:span text:style-name="T173">m</text:span></text:span><text:span text:style-name="T173"> minor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glossaire">Profecto</text:span><text:span text:style-name="amh_5f_dev_5f_abbr"><text:span text:style-name="T173">pro</text:span></text:span><text:span text:style-name="T173">fecto ut </text:span><text:span text:style-name="amh_5f_ancre_5f_glossaire">Cronica</text:span><text:span text:style-name="T208">cronice</text:span><text:span text:style-name="T173"> </text:span><text:span text:style-name="amh_5f_ancre_5f_glossaire">Sepe</text:span><text:span text:style-name="T173">sepe </text:span><text:span text:style-name="amh_5f_ancre_5f_glossaire">Tango</text:span><text:span text:style-name="T173">ta</text:span><text:span text:style-name="amh_5f_dev_5f_abbr"><text:span text:style-name="T173">n</text:span></text:span><text:span text:style-name="T173">gunt</text:span><text:span text:style-name="T173"><text:note text:id="ftn40" text:note-class="footnote"><text:note-citation>40</text:note-citation><text:note-body><text:p text:style-name="amh_5f_note_5f_apparat"><text:span text:style-name="amh_5f_apparat_5f_lemme">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73">, maioris Asie </text:span><text:span text:style-name="amh_5f_ancre_5f_glossaire">Prouincia</text:span><text:span text:style-name="amh_5f_dev_5f_abbr"><text:span text:style-name="T173">pro</text:span></text:span><text:span text:style-name="T173">uincia est. Hoc aut</text:span><text:span text:style-name="amh_5f_dev_5f_abbr"><text:span text:style-name="T173">em</text:span></text:span><text:span text:style-name="T173"> </text:span><text:span text:style-name="amh_5f_ancre_5f_index_5f_locorum"><text:span text:style-name="T173">Bracium sancti Georgii</text:span></text:span><text:span text:style-name="T173">braciu</text:span><text:span text:style-name="amh_5f_dev_5f_abbr"><text:span text:style-name="T173">m</text:span></text:span><text:span text:style-name="T173">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Bucca</text:span><text:span text:style-name="T173">bucca Co</text:span><text:span text:style-name="amh_5f_dev_5f_abbr"><text:span text:style-name="T173">n</text:span></text:span><text:span text:style-name="T173">stantinopolitana </text:span><text:span text:style-name="amh_5f_ancre_5f_glossaire"><text:span text:style-name="T180">D</text:span></text:span><text:span text:style-name="amh_5f_ancre_5f_glossaire">ico</text:span><text:span text:style-name="T173">di</text:span><text:span text:style-name="amh_5f_dev_5f_abbr"><text:span text:style-name="T173">citur</text:span></text:span><text:span text:style-name="T173">, eo q</text:span><text:span text:style-name="amh_5f_dev_5f_abbr"><text:span text:style-name="T173">uod</text:span></text:span><text:span text:style-name="T173"> su</text:span><text:span text:style-name="amh_5f_dev_5f_abbr"><text:span text:style-name="T173">per</text:span></text:span><text:span text:style-name="T173"> ipsu</text:span><text:span text:style-name="amh_5f_dev_5f_abbr"><text:span text:style-name="T173">m</text:span></text:span><text:span text:style-name="T173"> in </text:span><text:span text:style-name="amh_5f_ancre_5f_glossaire">Littus</text:span><text:span text:style-name="T173">littore </text:span><text:span text:style-name="amh_5f_ancre_5f_index_5f_locorum"><text:span text:style-name="T173">Europa</text:span></text:span><text:span text:style-name="T173">Europe egregia </text:span><text:span text:style-name="amh_5f_ancre_5f_glossaire">Metropolis</text:span><text:span text:style-name="T173">metropolis </text:span><text:span text:style-name="amh_5f_ancre_5f_index_5f_locorum"><text:span text:style-name="T173">Constantinopolis</text:span></text:span><text:span text:style-name="T173">Co</text:span><text:span text:style-name="amh_5f_dev_5f_abbr"><text:span text:style-name="T173">n</text:span></text:span><text:span text:style-name="T173">stantinopol</text:span><text:span text:style-name="amh_5f_dev_5f_abbr"><text:span text:style-name="T173">is</text:span></text:span><text:span text:style-name="T173"> </text:span><text:span text:style-name="amh_5f_ancre_5f_glossaire">Sino</text:span><text:span text:style-name="T173">sita est, q</text:span><text:span text:style-name="amh_5f_dev_5f_abbr"><text:span text:style-name="T173">ue</text:span></text:span><text:span text:style-name="T173"> et </text:span><text:span text:style-name="amh_5f_ancre_5f_glossaire">Nouus</text:span><text:span text:style-name="T173">noua </text:span><text:span text:style-name="amh_5f_ancre_5f_index_5f_locorum"><text:span text:style-name="T173">Roma</text:span></text:span><text:span text:style-name="T173">Roma </text:span><text:span text:style-name="amh_5f_ancre_5f_glossaire">Dico</text:span><text:span text:style-name="T173">di</text:span><text:span text:style-name="amh_5f_dev_5f_abbr"><text:span text:style-name="T173">citur</text:span></text:span><text:span text:style-name="T173"><text:note text:id="ftn41" text:note-class="footnote"><text:note-citation>41</text:note-citation><text:note-body><text:p text:style-name="amh_5f_note_5f_apparat"><text:span text:style-name="amh_5f_apparat_5f_lemme">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209"> </text:span><text:span text:style-name="amh_5f_apparat_5f_témoin">Deluz</text:span></text:p></text:note-body></text:note></text:span><text:span text:style-name="T173">.</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73"> </text:span><office:annotation-end office:name="__Annotation__15557_2972721066"/><text:span text:style-name="T173">Hec </text:span><text:span text:style-name="amh_5f_ancre_5f_glossaire">Ciuitas</text:span><text:span text:style-name="T173">ciuitas </text:span><text:span text:style-name="amh_5f_ancre_5f_glossaire">Solempnis</text:span><text:span text:style-name="T173">sole</text:span><text:span text:style-name="amh_5f_dev_5f_abbr"><text:span text:style-name="T173">m</text:span></text:span><text:span text:style-name="T173">pnissima</text:span><text:span text:style-name="T173"><text:note text:id="ftn42" text:note-class="footnote"><text:note-citation>42</text:note-citation><text:note-body><text:p text:style-name="amh_5f_note_5f_apparat"><text:span text:style-name="amh_5f_apparat_5f_lemme">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73"> in </text:span><text:span text:style-name="amh_5f_ancre_5f_glossaire">Bonus</text:span><text:span text:style-name="T173">optimo </text:span><text:span text:style-name="amh_5f_ancre_5f_glossaire">Mundus</text:span><text:span text:style-name="T173">mu</text:span><text:span text:style-name="amh_5f_dev_5f_abbr"><text:span text:style-name="T173">n</text:span></text:span><text:span text:style-name="T173">di </text:span><text:span text:style-name="amh_5f_ancre_5f_glossaire">Locus</text:span><text:span text:style-name="T173">loco, ta</text:span><text:span text:style-name="amh_5f_dev_5f_abbr"><text:span text:style-name="T173">m</text:span></text:span><text:span text:style-name="T173"> </text:span><text:span text:style-name="amh_5f_ancre_5f_glossaire">Ratio</text:span><text:span text:style-name="T173">ra</text:span><text:span text:style-name="amh_5f_dev_5f_abbr"><text:span text:style-name="T173">tione</text:span></text:span><text:span text:style-name="T173"> </text:span><text:span text:style-name="amh_5f_ancre_5f_glossaire">Aer</text:span><text:span text:style-name="T173">aeris, </text:span><text:span text:style-name="amh_5f_ancre_5f_glossaire">Mare</text:span><text:span text:style-name="T173">maris, </text:span><text:span text:style-name="amh_5f_ancre_5f_glossaire">Terra</text:span><text:span text:style-name="T173">t</text:span><text:span text:style-name="amh_5f_dev_5f_abbr"><text:span text:style-name="T173">er</text:span></text:span><text:span text:style-name="T173">re</text:span><text:span text:style-name="T173"><text:note text:id="ftn43" text:note-class="footnote"><text:note-citation>43</text:note-citation><text:note-body><text:p text:style-name="amh_5f_note_5f_apparat"><text:span text:style-name="amh_5f_apparat_5f_lemme">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73">, </text:span><text:span text:style-name="amh_5f_ancre_5f_glossaire">Vinum</text:span><text:span text:style-name="T173">uinoru</text:span><text:span text:style-name="amh_5f_dev_5f_abbr"><text:span text:style-name="T173">m</text:span></text:span><text:span text:style-name="T173"> </text:span><text:span text:style-name="amh_5f_ancre_5f_glossaire">Bonus</text:span><text:span text:style-name="T173">bonoru</text:span><text:span text:style-name="amh_5f_dev_5f_abbr"><text:span text:style-name="T173">m</text:span></text:span><text:span text:style-name="T173">q</text:span><text:span text:style-name="amh_5f_dev_5f_abbr"><text:span text:style-name="T173">ue</text:span></text:span><text:span text:style-name="T173"> </text:span><text:span text:style-name="amh_5f_ancre_5f_glossaire">Omnis</text:span><text:span text:style-name="T173">omn</text:span><text:span text:style-name="amh_5f_dev_5f_abbr"><text:span text:style-name="T173">ium</text:span></text:span><text:span text:style-name="T173"><text:note text:id="ftn44" text:note-class="footnote"><text:note-citation>44</text:note-citation><text:note-body><text:p text:style-name="amh_5f_note_5f_apparat"><text:span text:style-name="amh_5f_apparat_5f_lemme">uinorum bonorumque omnium</text:span><text:span text:style-name="T210"> </text:span><text:span text:style-name="amh_5f_apparat_5f_témoin">Li</text:span><text:span text:style-name="T210"> : </text:span><text:span text:style-name="amh_5f_apparat_5f_omission">om.</text:span><text:span text:style-name="T210"> </text:span><text:span text:style-name="amh_5f_apparat_5f_témoin">U Wo Deluz</text:span></text:p></text:note-body></text:note></text:span><text:span text:style-name="T173"> </text:span><text:span text:style-name="amh_5f_ancre_5f_glossaire">Confluentia</text:span><text:span text:style-name="T173">co</text:span><text:span text:style-name="amh_5f_dev_5f_abbr"><text:span text:style-name="T173">n</text:span></text:span><text:span text:style-name="T173">fluentia </text:span><text:span text:style-name="amh_5f_ancre_5f_glossaire">Loco</text:span><text:span text:style-name="T173">locata est</text:span><text:span text:style-name="T173"><text:note text:id="ftn45" text:note-class="footnote"><text:note-citation>45</text:note-citation><text:note-body><text:p text:style-name="amh_5f_note_5f_apparat"><text:span text:style-name="amh_5f_apparat_5f_lemme">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73">, </text:span><text:span text:style-name="amh_5f_ancre_5f_glossaire">Portus</text:span><text:span text:style-name="T173">portu</text:span><text:span text:style-name="amh_5f_dev_5f_abbr"><text:span text:style-name="T173">m</text:span></text:span><text:span text:style-name="T173"> </text:span><text:span text:style-name="amh_5f_ancre_5f_glossaire">Habeo</text:span><text:span text:style-name="T211">h</text:span><text:span text:style-name="T212">a</text:span><text:span text:style-name="amh_5f_dev_5f_abbr"><text:span text:style-name="T212">be</text:span></text:span><text:span text:style-name="T212">t</text:span><text:span text:style-name="T212"><text:note text:id="ftn46" text:note-class="footnote"><text:note-citation>46</text:note-citation><text:note-body><text:p text:style-name="amh_5f_note_5f_apparat"><text:span text:style-name="amh_5f_apparat_5f_lemme">habet</text:span> <text:span text:style-name="amh_5f_apparat_5f_témoin">Li Deluz</text:span> : <text:span text:style-name="amh_5f_apparat_5f_variante">habens</text:span> <text:span text:style-name="amh_5f_apparat_5f_témoin">U Wo</text:span> </text:p></text:note-body></text:note></text:span><text:span text:style-name="T173"> </text:span><text:soft-page-break/><text:span text:style-name="amh_5f_ancre_5f_glossaire">Bonus</text:span><text:span text:style-name="T173">optimu</text:span><text:span text:style-name="amh_5f_dev_5f_abbr"><text:span text:style-name="T173">m</text:span></text:span><text:span text:style-name="T173"> et </text:span><text:span text:style-name="amh_5f_ancre_5f_glossaire">Magnus</text:span><text:span text:style-name="T173">maxi</text:span><text:span text:style-name="amh_5f_dev_5f_abbr"><text:span text:style-name="T173">mu</text:span></text:span><text:span text:style-name="T173">m, </text:span><text:span text:style-name="amh_5f_ancre_5f_glossaire">Murus</text:span><text:span text:style-name="T173">muris </text:span><text:span text:style-name="amh_5f_ancre_5f_glossaire">Validus</text:span><text:span text:style-name="T173">ualidissimis </text:span><text:span text:style-name="amh_5f_ancre_5f_glossaire">cingo</text:span><text:span text:style-name="T173">ci</text:span><text:span text:style-name="amh_5f_dev_5f_abbr"><text:span text:style-name="T173">n</text:span></text:span><text:span text:style-name="T173">gitur</text:span><text:span text:style-name="T173"><text:note text:id="ftn47" text:note-class="footnote"><text:note-citation>47</text:note-citation><text:note-body><text:p text:style-name="P14"><text:span text:style-name="amh_5f_apparat_5f_lemme">muris ualidissimis cingitur</text:span> <text:span text:style-name="amh_5f_apparat_5f_témoin">Li</text:span> : <text:span text:style-name="amh_5f_apparat_5f_variante">muris fortissimis coniungitur</text:span><text:span text:style-name="T213"> </text:span><text:span text:style-name="amh_5f_apparat_5f_témoin">U Wo</text:span><text:span text:style-name="T213"> | </text:span><text:span text:style-name="amh_5f_apparat_5f_variante">muris fortissimis cingitur</text:span><text:span text:style-name="T213"> </text:span><text:span text:style-name="amh_5f_apparat_5f_témoin">Deluz</text:span></text:p></text:note-body></text:note></text:span><text:span text:style-name="T173">, </text:span><text:span text:style-name="amh_5f_ancre_5f_glossaire">Figura</text:span><text:span text:style-name="T173">figura </text:span><text:span text:style-name="amh_5f_ancre_5f_glossaire">Pango</text:span><text:span text:style-name="T173">pacens </text:span><text:span text:style-name="amh_5f_ancre_5f_glossaire">Triangularis</text:span><text:span text:style-name="T173">triangulari</text:span><text:span text:style-name="T173"><text:note text:id="ftn48" text:note-class="footnote"><text:note-citation>48</text:note-citation><text:note-body><text:p text:style-name="P15"><text:span text:style-name="amh_5f_apparat_5f_lemme">figura pacens triangulari</text:span> <text:span text:style-name="amh_5f_apparat_5f_témoin">Li</text:span> : <text:span text:style-name="amh_5f_apparat_5f_variante">figuram habet trianguli</text:span><text:span text:style-name="T214"> </text:span><text:span text:style-name="amh_5f_apparat_5f_témoin">U Wo Deluz</text:span></text:p></text:note-body></text:note></text:span><text:span text:style-name="T173">, cui</text:span><text:span text:style-name="amh_5f_dev_5f_abbr"><text:span text:style-name="T173">us</text:span></text:span><text:span text:style-name="T173"> duo </text:span><text:span text:style-name="amh_5f_ancre_5f_glossaire">Latus</text:span><text:span text:style-name="T173">latera </text:span><text:span text:style-name="T211">u</text:span><text:span text:style-name="amh_5f_dev_5f_abbr"><text:span text:style-name="T211">e</text:span></text:span><text:span text:style-name="T211">r</text:span><text:span text:style-name="T173">sus </text:span><text:span text:style-name="amh_5f_ancre_5f_glossaire">Mare</text:span><text:span text:style-name="T173">mare </text:span><text:span text:style-name="amh_5f_ancre_5f_glossaire">Sum</text:span><text:span text:style-name="T173">su</text:span><text:span text:style-name="amh_5f_dev_5f_abbr"><text:span text:style-name="T173">n</text:span></text:span><text:span text:style-name="T173">t et t</text:span><text:span text:style-name="amh_5f_dev_5f_abbr"><text:span text:style-name="T173">er</text:span></text:span><text:span text:style-name="T173">tiu</text:span><text:span text:style-name="amh_5f_dev_5f_abbr"><text:span text:style-name="T173">m</text:span></text:span><text:span text:style-name="T173"><text:note text:id="ftn49" text:note-class="footnote"><text:note-citation>49</text:note-citation><text:note-body><text:p text:style-name="amh_5f_note_5f_apparat"><text:span text:style-name="amh_5f_apparat_5f_lemme">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215"> ; </text:span><text:span text:style-name="amh_5f_apparat_5f_paleo"><text:span text:style-name="T215">in </text:span></text:span><text:span text:style-name="amh_5f_apparat_5f_témoin">U</text:span><text:span text:style-name="amh_5f_apparat_5f_paleo"> t rubricat</text:span><text:span text:style-name="amh_5f_apparat_5f_paleo"><text:span text:style-name="T215">um</text:span></text:span>)</text:p></text:note-body></text:note></text:span><text:span text:style-name="T173"> uersus </text:span><text:span text:style-name="amh_5f_ancre_5f_glossaire">Terra</text:span><text:span text:style-name="T173">terra</text:span><text:span text:style-name="amh_5f_dev_5f_abbr"><text:span text:style-name="T173">m</text:span></text:span><text:span text:style-name="T173">.</text:span></text:p>
      <text:p text:style-name="P16"><text:span text:style-name="T173">I</text:span><text:span text:style-name="amh_5f_dev_5f_abbr"><text:span text:style-name="T173">n</text:span></text:span><text:span text:style-name="T173"> hac </text:span><text:span text:style-name="amh_5f_ancre_5f_glossaire">Ciuitas</text:span><text:span text:style-name="T173">ciuitate</text:span><text:span text:style-name="T173"><text:note text:id="ftn50" text:note-class="footnote"><text:note-citation>50</text:note-citation><text:note-body><text:p text:style-name="amh_5f_note_5f_apparat"><text:span text:style-name="amh_5f_apparat_5f_lemme">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73"> mult</text:span><text:span text:style-name="T216">e</text:span><text:span text:style-name="T173"> </text:span><text:span text:style-name="amh_5f_ancre_5f_glossaire">Sum</text:span><text:span text:style-name="T173">s</text:span><text:span text:style-name="T211">u</text:span><text:span text:style-name="amh_5f_dev_5f_abbr"><text:span text:style-name="T211">n</text:span></text:span><text:span text:style-name="T173">t </text:span><text:span text:style-name="amh_5f_ancre_5f_glossaire">Ecclesia</text:span><text:span text:style-name="T173">ecclesie et </text:span><text:span text:style-name="amh_5f_ancre_5f_glossaire">Sum</text:span><text:span text:style-name="T173">fuer</text:span><text:span text:style-name="T211">u</text:span><text:span text:style-name="amh_5f_dev_5f_abbr"><text:span text:style-name="T211">n</text:span></text:span><text:span text:style-name="T173">t plures ultra</text:span><text:span text:style-name="T173"><text:note text:id="ftn51" text:note-class="footnote"><text:note-citation>51</text:note-citation><text:note-body><text:p text:style-name="amh_5f_note_5f_apparat"><text:span text:style-name="amh_5f_apparat_5f_lemme"><text:span text:style-name="T217">u</text:span></text:span><text:span text:style-name="amh_5f_apparat_5f_lemme">ltra</text:span> <text:span text:style-name="amh_5f_apparat_5f_témoin">Li</text:span> : <text:span text:style-name="amh_5f_apparat_5f_variante">supra</text:span> <text:span text:style-name="amh_5f_apparat_5f_témoin">U Wo Deluz</text:span></text:p></text:note-body></text:note></text:span><text:span text:style-name="T173"> mod</text:span><text:span text:style-name="T211">u</text:span><text:span text:style-name="amh_5f_dev_5f_abbr"><text:span text:style-name="T211">m</text:span></text:span><text:span text:style-name="T173"> pulcre, opere musa</text:span><text:span text:style-name="T218">ï</text:span><text:span text:style-name="T173">co</text:span><text:span text:style-name="T173"><text:note text:id="ftn52" text:note-class="footnote"><text:note-citation>52</text:note-citation><text:note-body><text:p text:style-name="amh_5f_note_5f_apparat"><text:span text:style-name="amh_5f_apparat_5f_lemme">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73">, marmorib</text:span><text:span text:style-name="amh_5f_dev_5f_abbr"><text:span text:style-name="T173">us</text:span></text:span><text:span text:style-name="T173"> et singulari modo c</text:span><text:span text:style-name="T211">o</text:span><text:span text:style-name="amh_5f_dev_5f_abbr"><text:span text:style-name="T211">n</text:span></text:span><text:span text:style-name="T173">structure</text:span><text:span text:style-name="T173"><text:note text:id="ftn53" text:note-class="footnote"><text:note-citation>53</text:note-citation><text:note-body><text:p text:style-name="P17"><text:span text:style-name="amh_5f_apparat_5f_lemme">constructure</text:span> <text:span text:style-name="amh_5f_apparat_5f_témoin">Li</text:span> : <text:span text:style-name="amh_5f_apparat_5f_variante">construendi</text:span> <text:span text:style-name="amh_5f_apparat_5f_témoin">U Wo Deluz</text:span></text:p></text:note-body></text:note></text:span><text:span text:style-name="T173"> mirabil</text:span><text:span text:style-name="T211">e</text:span><text:span text:style-name="T173">s, pluraq</text:span><text:span text:style-name="amh_5f_dev_5f_abbr"><text:span text:style-name="T211">ue</text:span></text:span><text:span text:style-name="T173"> </text:span><text:span text:style-name="amh_5f_ancre_5f_glossaire">Sum</text:span><text:span text:style-name="T173">s</text:span><text:span text:style-name="T211">un</text:span><text:span text:style-name="T173">t palatia p</text:span><text:span text:style-name="amh_5f_dev_5f_abbr"><text:span text:style-name="T211">u</text:span></text:span><text:span text:style-name="T211">l</text:span><text:span text:style-name="T219">c</text:span><text:span text:style-name="amh_5f_dev_5f_abbr"><text:span text:style-name="T219">er</text:span></text:span><text:span text:style-name="T173">rima </text:span><text:span text:style-name="T219">i</text:span><text:span text:style-name="amh_5f_dev_5f_abbr"><text:span text:style-name="T219">n</text:span></text:span><text:span text:style-name="T173"> eadem</text:span><text:span text:style-name="T173"><text:note text:id="ftn54" text:note-class="footnote"><text:note-citation>54</text:note-citation><text:note-body><text:p text:style-name="P18"><text:span text:style-name="amh_5f_apparat_5f_lemme">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20">a</text:span></text:span><text:span text:style-name="amh_5f_apparat_5f_paleo">nte palatia)</text:span></text:p></text:note-body></text:note></text:span><text:span text:style-name="T173">. </text:span><text:span text:style-name="amh_5f_ancre_5f_glossaire">Teneo</text:span><text:span text:style-name="T221">T</text:span><text:span text:style-name="T173">enet t</text:span><text:span text:style-name="amh_5f_dev_5f_abbr"><text:span text:style-name="T219">ame</text:span></text:span><text:span text:style-name="T219">n</text:span><text:span text:style-name="T173"> p</text:span><text:span text:style-name="amh_5f_dev_5f_abbr"><text:span text:style-name="T219">r</text:span></text:span><text:span text:style-name="T219">i</text:span><text:span text:style-name="T173">ncipatum </text:span><text:span text:style-name="T219">i</text:span><text:span text:style-name="amh_5f_dev_5f_abbr"><text:span text:style-name="T219">n</text:span></text:span><text:span text:style-name="T173"> ip</text:span><text:span text:style-name="amh_5f_dev_5f_abbr"><text:span text:style-name="T219">s</text:span></text:span><text:span text:style-name="T173">a ciuitate </text:span><text:span text:style-name="amh_5f_ancre_5f_glossaire">Ecclesia</text:span><text:span text:style-name="T173">eccl</text:span><text:span text:style-name="amh_5f_dev_5f_abbr"><text:span text:style-name="T219">esi</text:span></text:span><text:span text:style-name="T173">a </text:span><text:span text:style-name="amh_5f_ancre_5f_index_5f_locorum"><text:span text:style-name="T173">Ecclesia Sancte Sophie</text:span></text:span><text:span text:style-name="T173">s</text:span><text:span text:style-name="amh_5f_dev_5f_abbr"><text:span text:style-name="T219">an</text:span></text:span><text:span text:style-name="T173">cte Sophie, </text:span><text:span text:style-name="T219">id </text:span><text:span text:style-name="amh_5f_ancre_5f_glossaire">Sum</text:span><text:span text:style-name="T219">est</text:span><text:span text:style-name="T173"> sapi</text:span><text:span text:style-name="T219">e</text:span><text:span text:style-name="amh_5f_dev_5f_abbr"><text:span text:style-name="T219">n</text:span></text:span><text:span text:style-name="T173">tie q</text:span><text:span text:style-name="amh_5f_dev_5f_abbr"><text:span text:style-name="T219">u</text:span></text:span><text:span text:style-name="T218">e</text:span><text:span text:style-name="T173"> </text:span><text:span text:style-name="amh_5f_ancre_5f_index_5f_nominum"><text:span text:style-name="T173">Iesus Christus</text:span></text:span><text:span text:style-name="amh_5f_dev_5f_abbr"><text:span text:style-name="T219">Christu</text:span></text:span><text:span text:style-name="T173">s </text:span><text:span text:style-name="amh_5f_ancre_5f_glossaire">Sum</text:span><text:span text:style-name="T173">est. </text:span><text:span text:style-name="T219">Q</text:span><text:span text:style-name="T173">u</text:span><text:span text:style-name="T219">a</text:span><text:span text:style-name="amh_5f_dev_5f_abbr"><text:span text:style-name="T219">m</text:span></text:span><text:span text:style-name="T173"> </text:span><text:span text:style-name="amh_5f_ancre_5f_index_5f_nominum"><text:span text:style-name="T173">Iustinianus</text:span></text:span><text:span text:style-name="T173">Iustinian</text:span><text:span text:style-name="amh_5f_dev_5f_abbr"><text:span text:style-name="T173">u</text:span></text:span><text:span text:style-name="T173">s imperator sanctissim</text:span><text:span text:style-name="amh_5f_dev_5f_abbr"><text:span text:style-name="T173">us</text:span></text:span><text:span text:style-name="amh_5f_dev_5f_abbr"><text:span text:style-name="T173"><text:note text:id="ftn55" text:note-class="footnote"><text:note-citation>55</text:note-citation><text:note-body><text:p text:style-name="P19"><text:span text:style-name="amh_5f_apparat_5f_lemme">sanctissimus</text:span> <text:span text:style-name="amh_5f_apparat_5f_témoin">Li U Wo</text:span> <text:span text:style-name="amh_5f_apparat_5f_paleo"><text:span text:style-name="T222">(in U script. ante </text:span></text:span><text:span text:style-name="amh_5f_apparat_5f_paleo">imperator</text:span><text:span text:style-name="amh_5f_apparat_5f_paleo"><text:span text:style-name="T222">)</text:span></text:span> : <text:span text:style-name="amh_5f_apparat_5f_variante">sacratissimus</text:span> <text:span text:style-name="amh_5f_apparat_5f_témoin">Deluz</text:span></text:p></text:note-body></text:note></text:span></text:span><text:span text:style-name="T173"> </text:span><text:span text:style-name="amh_5f_ancre_5f_glossaire">Fundo</text:span><text:span text:style-name="T173">f</text:span><text:span text:style-name="T219">u</text:span><text:span text:style-name="amh_5f_dev_5f_abbr"><text:span text:style-name="T219">n</text:span></text:span><text:span text:style-name="T173">dauit et mirab</text:span><text:span text:style-name="amh_5f_dev_5f_abbr"><text:span text:style-name="T219">i</text:span></text:span><text:span text:style-name="T173">l</text:span><text:span text:style-name="amh_5f_dev_5f_abbr"><text:span text:style-name="T219">ite</text:span></text:span><text:span text:style-name="T173">r </text:span><text:span text:style-name="T218">s</text:span><text:span text:style-name="T219">i</text:span><text:span text:style-name="amh_5f_dev_5f_abbr"><text:span text:style-name="T219">n</text:span></text:span><text:span text:style-name="T173">gularib</text:span><text:span text:style-name="amh_5f_dev_5f_abbr"><text:span text:style-name="T173">us</text:span></text:span><text:span text:style-name="T173"> p</text:span><text:span text:style-name="amh_5f_dev_5f_abbr"><text:span text:style-name="T219">re</text:span></text:span><text:span text:style-name="T173">rogatiuis </text:span><text:span text:style-name="amh_5f_corr_5f_ed"><text:span text:style-name="T219">et</text:span></text:span><text:span text:style-name="amh_5f_corr_5f_ed"><text:span text:style-name="T219"><text:note text:id="ftn56" text:note-class="footnote"><text:note-citation>56</text:note-citation><text:note-body><text:p text:style-name="P20"><text:span text:style-name="amh_5f_apparat_5f_lemme">et</text:span> <text:span text:style-name="amh_5f_apparat_5f_témoin">Li U</text:span> : <text:span text:style-name="amh_5f_apparat_5f_variante">ac</text:span> <text:span text:style-name="amh_5f_apparat_5f_témoin">Wo Deluz</text:span></text:p></text:note-body></text:note></text:span></text:span><text:span text:style-name="T173"> p</text:span><text:span text:style-name="amh_5f_dev_5f_abbr"><text:span text:style-name="T219">re</text:span></text:span><text:span text:style-name="T173">coniis </text:span><text:span text:style-name="amh_5f_ancre_5f_glossaire">Decoro</text:span><text:span text:style-name="T173">decorauit</text:span><text:span text:style-name="T221">.</text:span><text:span text:style-name="T173"> </text:span><text:span text:style-name="T219">Arbitror</text:span><text:span text:style-name="T219"><text:note text:id="ftn57" text:note-class="footnote"><text:note-citation>57</text:note-citation><text:note-body><text:p text:style-name="amh_5f_note_5f_apparat"><text:span text:style-name="amh_5f_apparat_5f_lemme">Arbitror</text:span> <text:span text:style-name="amh_5f_apparat_5f_témoin">Li</text:span> : <text:span text:style-name="amh_5f_apparat_5f_variante">Credo</text:span> <text:span text:style-name="amh_5f_apparat_5f_témoin">U Wo Deluz</text:span></text:p></text:note-body></text:note></text:span><text:span text:style-name="T173"> aut</text:span><text:span text:style-name="amh_5f_dev_5f_abbr"><text:span text:style-name="T219">em</text:span></text:span><text:span text:style-name="amh_5f_dev_5f_abbr"><text:span text:style-name="T219"><text:note text:id="ftn58" text:note-class="footnote"><text:note-citation>58</text:note-citation><text:note-body><text:p text:style-name="amh_5f_note_5f_apparat"><text:span text:style-name="amh_5f_apparat_5f_lemme">autem</text:span> Li : <text:span text:style-name="amh_5f_apparat_5f_omission">om.</text:span> <text:span text:style-name="amh_5f_apparat_5f_témoin">U Wo Deluz</text:span></text:p></text:note-body></text:note></text:span></text:span><text:span text:style-name="T173"> q</text:span><text:span text:style-name="amh_5f_dev_5f_abbr"><text:span text:style-name="T219">uod</text:span></text:span><text:span text:style-name="T173"> sub celo, a c</text:span><text:span text:style-name="T219">o</text:span><text:span text:style-name="amh_5f_dev_5f_abbr"><text:span text:style-name="T219">n</text:span></text:span><text:span text:style-name="T173">dito orbe</text:span><text:span text:style-name="T173"><text:note text:id="ftn59" text:note-class="footnote"><text:note-citation>59</text:note-citation><text:note-body><text:p text:style-name="P21"><text:span text:style-name="amh_5f_apparat_5f_lemme">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73">, non fuit tale edifici</text:span><text:span text:style-name="T219">u</text:span><text:span text:style-name="amh_5f_dev_5f_abbr"><text:span text:style-name="T219">m</text:span></text:span><text:span text:style-name="T173"> c</text:span><text:span text:style-name="T219">o</text:span><text:span text:style-name="amh_5f_dev_5f_abbr"><text:span text:style-name="T219">m</text:span></text:span><text:span text:style-name="T173">plet</text:span><text:span text:style-name="T219">u</text:span><text:span text:style-name="amh_5f_dev_5f_abbr"><text:span text:style-name="T219">m</text:span></text:span><text:span text:style-name="T173"> in nobilitate uidel</text:span><text:span text:style-name="amh_5f_dev_5f_abbr"><text:span text:style-name="T173">ic</text:span></text:span><text:span text:style-name="amh_5f_dev_5f_abbr"><text:span text:style-name="T219">et</text:span></text:span><text:span text:style-name="T173"> et magnitudine</text:span><text:span text:style-name="T173"><text:note text:id="ftn60" text:note-class="footnote"><text:note-citation>60</text:note-citation><text:note-body><text:p text:style-name="P22"><text:span text:style-name="amh_5f_apparat_5f_lemme">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73">, cet</text:span><text:span text:style-name="amh_5f_dev_5f_abbr"><text:span text:style-name="T223">er</text:span></text:span><text:span text:style-name="T173">is parib</text:span><text:span text:style-name="amh_5f_dev_5f_abbr"><text:span text:style-name="T173">u</text:span></text:span><text:span text:style-name="amh_5f_dev_5f_abbr"><text:span text:style-name="T223">s</text:span></text:span><text:span text:style-name="T223">,</text:span><text:span text:style-name="T173"> </text:span><text:span text:style-name="T223">equ</text:span><text:span text:style-name="amh_5f_dev_5f_abbr"><text:span text:style-name="T223">es</text:span></text:span><text:span text:style-name="T173"> parandum</text:span><text:span text:style-name="T173"><text:note text:id="ftn61" text:note-class="footnote"><text:note-citation>61</text:note-citation><text:note-body><text:p text:style-name="P23"><text:span text:style-name="amh_5f_apparat_5f_lemme"><text:span text:style-name="T224">c</text:span></text:span><text:span text:style-name="amh_5f_apparat_5f_lemme">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73">. </text:span><text:span text:style-name="amh_5f_foliotation">[f.</text:span><text:span text:style-name="amh_5f_foliotation"><text:span text:style-name="T225"> </text:span></text:span><text:span text:style-name="amh_5f_foliotation">237r]</text:span><text:span text:style-name="T173">In ista</text:span><text:span text:style-name="T173"><text:note text:id="ftn62" text:note-class="footnote"><text:note-citation>62</text:note-citation><text:note-body><text:p text:style-name="P24"><text:span text:style-name="amh_5f_apparat_5f_lemme">In ista</text:span> <text:span text:style-name="amh_5f_apparat_5f_témoin">Li U Wo</text:span> : <text:span text:style-name="amh_5f_apparat_5f_variante">Coram ista</text:span> <text:span text:style-name="amh_5f_apparat_5f_témoin">Deluz</text:span></text:p></text:note-body></text:note></text:span><text:span text:style-name="T173"> </text:span><text:span text:style-name="T226">er</text:span><text:span text:style-name="T173">g</text:span><text:span text:style-name="T226">o</text:span><text:span text:style-name="T226"><text:note text:id="ftn63" text:note-class="footnote"><text:note-citation>63</text:note-citation><text:note-body><text:p text:style-name="P25"><text:span text:style-name="amh_5f_apparat_5f_lemme">ergo</text:span> <text:span text:style-name="amh_5f_apparat_5f_témoin">Li</text:span> : <text:span text:style-name="amh_5f_apparat_5f_omission">om.</text:span> <text:span text:style-name="amh_5f_apparat_5f_témoin">U Wo Deluz</text:span></text:p></text:note-body></text:note></text:span><text:span text:style-name="T173"> p</text:span><text:span text:style-name="amh_5f_dev_5f_abbr"><text:span text:style-name="T226">re</text:span></text:span><text:span text:style-name="T173">tiosissima eccl</text:span><text:span text:style-name="amh_5f_dev_5f_abbr"><text:span text:style-name="T226">esi</text:span></text:span><text:span text:style-name="T173">a est</text:span><text:span text:style-name="T173"><text:note text:id="ftn64" text:note-class="footnote"><text:note-citation>64</text:note-citation><text:note-body><text:p text:style-name="amh_5f_note_5f_apparat"><text:span text:style-name="amh_5f_apparat_5f_lemme">est</text:span> <text:span text:style-name="amh_5f_apparat_5f_témoin">Li</text:span> : <text:span text:style-name="amh_5f_apparat_5f_variante">stat</text:span> <text:span text:style-name="amh_5f_apparat_5f_témoin">U Wo Deluz</text:span></text:p></text:note-body></text:note></text:span><text:span text:style-name="T173"> ymago im</text:span><text:span text:style-name="amh_5f_dev_5f_abbr"><text:span text:style-name="T226">per</text:span></text:span><text:span text:style-name="T173">atoris </text:span><text:span text:style-name="amh_5f_ancre_5f_index_5f_nominum"><text:span text:style-name="T173">Iustinianus</text:span></text:span><text:span text:style-name="T173">Iustiniani, eques </text:span><text:span text:style-name="amh_5f_dev_5f_abbr"><text:span text:style-name="T226">et</text:span></text:span><text:span text:style-name="amh_5f_dev_5f_abbr"><text:span text:style-name="T226"><text:note text:id="ftn65" text:note-class="footnote"><text:note-citation>65</text:note-citation><text:note-body><text:p text:style-name="P26"><text:span text:style-name="amh_5f_apparat_5f_lemme">et</text:span> Li : <text:span text:style-name="amh_5f_apparat_5f_omission">om.</text:span> <text:span text:style-name="amh_5f_apparat_5f_témoin">U Wo Deluz</text:span></text:p></text:note-body></text:note></text:span></text:span><text:span text:style-name="T173"> de ere fusa, im</text:span><text:span text:style-name="amh_5f_dev_5f_abbr"><text:span text:style-name="T226">per</text:span></text:span><text:span text:style-name="T173">iali eminens</text:span><text:span text:style-name="T173"><text:note text:id="ftn66" text:note-class="footnote"><text:note-citation>66</text:note-citation><text:note-body><text:p text:style-name="P27"><text:span text:style-name="amh_5f_apparat_5f_lemme">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73"> dignitate, corona deaurata</text:span><text:span text:style-name="T173"><text:note text:id="ftn67" text:note-class="footnote"><text:note-citation>67</text:note-citation><text:note-body><text:p text:style-name="P27"><text:span text:style-name="amh_5f_apparat_5f_lemme">deaurata</text:span> <text:span text:style-name="amh_5f_apparat_5f_témoin">Li</text:span> : <text:span text:style-name="amh_5f_apparat_5f_variante">tota deaurata</text:span> <text:span text:style-name="amh_5f_apparat_5f_témoin">U Wo Deluz</text:span></text:p></text:note-body></text:note></text:span><text:span text:style-name="T173"> max</text:span><text:span text:style-name="T226">i</text:span><text:span text:style-name="amh_5f_dev_5f_abbr"><text:span text:style-name="T226">m</text:span></text:span><text:span text:style-name="T173">e q</text:span><text:span text:style-name="amh_5f_dev_5f_abbr"><text:span text:style-name="T226">u</text:span></text:span><text:span text:style-name="T226">a</text:span><text:span text:style-name="T173">ntitatis </text:span><text:span text:style-name="T226">i</text:span><text:span text:style-name="amh_5f_dev_5f_abbr"><text:span text:style-name="T226">n</text:span></text:span><text:span text:style-name="T173">signita</text:span><text:span text:style-name="T173"><text:note text:id="ftn68" text:note-class="footnote"><text:note-citation>68</text:note-citation><text:note-body><text:p text:style-name="amh_5f_note_5f_apparat"/></text:note-body></text:note></text:span><text:span text:style-name="T173">, in manu sinistra</text:span><text:span text:style-name="T173"><text:note text:id="ftn69" text:note-class="footnote"><text:note-citation>69</text:note-citation><text:note-body><text:p text:style-name="amh_5f_note_5f_apparat"/></text:note-body></text:note></text:span><text:span text:style-name="T173"> pom</text:span><text:span text:style-name="T226">u</text:span><text:span text:style-name="amh_5f_dev_5f_abbr"><text:span text:style-name="T226">m</text:span></text:span><text:span text:style-name="T173"> q</text:span><text:span text:style-name="amh_5f_dev_5f_abbr"><text:span text:style-name="T226">uo</text:span></text:span><text:span text:style-name="T173">d orb</text:span><text:span text:style-name="T226">e</text:span><text:span text:style-name="amh_5f_dev_5f_abbr"><text:span text:style-name="T226">m</text:span></text:span><text:span text:style-name="T173"> rep</text:span><text:span text:style-name="amh_5f_dev_5f_abbr"><text:span text:style-name="T226">res</text:span></text:span><text:span text:style-name="amh_5f_dev_5f_abbr"><text:span text:style-name="T173">e</text:span></text:span><text:span text:style-name="T173">ntat, cruce su</text:span><text:span text:style-name="amh_5f_dev_5f_abbr"><text:span text:style-name="T226">per</text:span></text:span><text:span text:style-name="T173">posita, tenens, dext</text:span><text:span text:style-name="amh_5f_dev_5f_abbr"><text:span text:style-name="T226">e</text:span></text:span><text:span text:style-name="T173">r</text:span><text:span text:style-name="T226">a</text:span><text:span text:style-name="amh_5f_dev_5f_abbr"><text:span text:style-name="T226">m</text:span></text:span><text:span text:style-name="T173">q</text:span><text:span text:style-name="amh_5f_dev_5f_abbr"><text:span text:style-name="T226">ue</text:span></text:span><text:span text:style-name="T173"> c</text:span><text:span text:style-name="T226">o</text:span><text:span text:style-name="amh_5f_dev_5f_abbr"><text:span text:style-name="T226">n</text:span></text:span><text:span text:style-name="T173">tra orient</text:span><text:span text:style-name="T226">e</text:span><text:span text:style-name="amh_5f_dev_5f_abbr"><text:span text:style-name="T226">m</text:span></text:span><text:span text:style-name="T173"> leuans ad mod</text:span><text:span text:style-name="T226">u</text:span><text:span text:style-name="amh_5f_dev_5f_abbr"><text:span text:style-name="T226">m</text:span></text:span><text:span text:style-name="T173"> p</text:span><text:span text:style-name="amh_5f_dev_5f_abbr"><text:span text:style-name="T226">r</text:span></text:span><text:span text:style-name="T226">i</text:span><text:span text:style-name="T173">ncip</text:span><text:span text:style-name="T226">i</text:span><text:span text:style-name="T173">s minas rebellib</text:span><text:span text:style-name="amh_5f_dev_5f_abbr"><text:span text:style-name="T173">us</text:span></text:span><text:span text:style-name="T173"> appon</text:span><text:span text:style-name="T227">e</text:span><text:span text:style-name="amh_5f_dev_5f_abbr"><text:span text:style-name="T227">n</text:span></text:span><text:span text:style-name="T173">tis. </text:span><text:span text:style-name="T228">S</text:span><text:span text:style-name="T173">tatua, su</text:span><text:span text:style-name="amh_5f_dev_5f_abbr"><text:span text:style-name="T227">per</text:span></text:span><text:span text:style-name="T173"> qu</text:span><text:span text:style-name="T227">a</text:span><text:span text:style-name="amh_5f_dev_5f_abbr"><text:span text:style-name="T227">m</text:span></text:span><text:span text:style-name="T173"> ymago posita est, altissima existit ex petris magnis et cernento fortissimo glutinata.</text:span></text:p>
      <text:p text:style-name="amh_5f_paragraphe"><text:span text:style-name="T173">In hac sa</text:span><text:span text:style-name="amh_5f_dev_5f_abbr"><text:span text:style-name="T173">n</text:span></text:span><text:span text:style-name="T173">ctissima urbe, uidi</text:span><text:span text:style-name="T218">,</text:span><text:span text:style-name="T173"> de lice</text:span><text:span text:style-name="amh_5f_dev_5f_abbr"><text:span text:style-name="T173">n</text:span></text:span><text:span text:style-name="T173">tia </text:span><text:span text:style-name="amh_5f_dev_5f_abbr"><text:span text:style-name="T173">et</text:span></text:span><text:span text:style-name="T173"> p</text:span><text:span text:style-name="amh_5f_dev_5f_abbr"><text:span text:style-name="T173">re</text:span></text:span><text:span text:style-name="T173">cepto i</text:span><text:span text:style-name="amh_5f_dev_5f_abbr"><text:span text:style-name="T173">mper</text:span></text:span><text:span text:style-name="T173">atoris, magna</text:span><text:span text:style-name="amh_5f_dev_5f_abbr"><text:span text:style-name="T173">m</text:span></text:span><text:span text:style-name="T173"> </text:span><text:span text:style-name="amh_5f_dev_5f_abbr"><text:span text:style-name="T173">par</text:span></text:span><text:span text:style-name="T173">te</text:span><text:span text:style-name="amh_5f_dev_5f_abbr"><text:span text:style-name="T173">m</text:span></text:span><text:span text:style-name="T173"> crucis d</text:span><text:span text:style-name="amh_5f_dev_5f_abbr"><text:span text:style-name="T173">omi</text:span></text:span><text:span text:style-name="T173">nice et tunica</text:span><text:span text:style-name="amh_5f_dev_5f_abbr"><text:span text:style-name="T173">m</text:span></text:span><text:span text:style-name="T173"> D</text:span><text:span text:style-name="amh_5f_dev_5f_abbr"><text:span text:style-name="T173">omi</text:span></text:span><text:span text:style-name="T173">ni i</text:span><text:span text:style-name="amh_5f_dev_5f_abbr"><text:span text:style-name="T173">ncon</text:span></text:span><text:span text:style-name="T173">sutile</text:span><text:span text:style-name="amh_5f_dev_5f_abbr"><text:span text:style-name="T173">m</text:span></text:span><text:span text:style-name="amh_5f_dev_5f_abbr"><text:span text:style-name="T173"><text:note text:id="ftn70" text:note-class="footnote"><text:note-citation>70</text:note-citation><text:note-body><text:p text:style-name="amh_5f_note_5f_apparat">tunicam Domini inconsutilem (Io. 19, 23)</text:p></text:note-body></text:note></text:span></text:span><text:span text:style-name="T173">. Item spongia</text:span><text:span text:style-name="amh_5f_dev_5f_abbr"><text:span text:style-name="T173">m,</text:span></text:span><text:span text:style-name="T173"> calamu</text:span><text:span text:style-name="amh_5f_dev_5f_abbr"><text:span text:style-name="T173">m</text:span></text:span><text:span text:style-name="amh_5f_dev_5f_abbr"><text:span text:style-name="T173"><text:note text:id="ftn71" text:note-class="footnote"><text:note-citation>71</text:note-citation><text:note-body><text:p text:style-name="amh_5f_note_5f_apparat"><text:span text:style-name="amh_5f_apparat_5f_lemme">spongiam, calamum</text:span> <text:span text:style-name="amh_5f_apparat_5f_commentaire">(Io. 19,29 ; Mt. 27,48 ; Mc. 15,36)</text:span></text:p></text:note-body></text:note></text:span></text:span><text:span text:style-name="amh_5f_dev_5f_abbr"><text:span text:style-name="T173">,</text:span></text:span><text:span text:style-name="T173"> unu</text:span><text:span text:style-name="amh_5f_dev_5f_abbr"><text:span text:style-name="T173">m</text:span></text:span><text:span text:style-name="T173"> clauu</text:span><text:span text:style-name="amh_5f_dev_5f_abbr"><text:span text:style-name="T173">m</text:span></text:span><text:span text:style-name="T173"> </text:span><text:span text:style-name="T218">D</text:span><text:span text:style-name="amh_5f_dev_5f_abbr"><text:span text:style-name="T173">omi</text:span></text:span><text:span text:style-name="T173">ni et corp</text:span><text:span text:style-name="amh_5f_dev_5f_abbr"><text:span text:style-name="T173">us</text:span></text:span><text:span text:style-name="T173"> b</text:span><text:span text:style-name="amh_5f_dev_5f_abbr"><text:span text:style-name="T173">ea</text:span></text:span><text:span text:style-name="T173">ti </text:span><text:span text:style-name="amh_5f_ancre_5f_index_5f_nominum"><text:span text:style-name="T173">Iohannes Crisostomi</text:span></text:span><text:span text:style-name="T173">Ioh</text:span><text:span text:style-name="amh_5f_dev_5f_abbr"><text:span text:style-name="T173">ann</text:span></text:span><text:span text:style-name="T173">is Crisostomi et plures alias s</text:span><text:span text:style-name="amh_5f_dev_5f_abbr"><text:span text:style-name="T173">an</text:span></text:span><text:span text:style-name="T173">ctoru</text:span><text:span text:style-name="amh_5f_dev_5f_abbr"><text:span text:style-name="T173">m</text:span></text:span><text:span text:style-name="T173"> uen</text:span><text:span text:style-name="amh_5f_dev_5f_abbr"><text:span text:style-name="T173">er</text:span></text:span><text:span text:style-name="T229">a</text:span><text:span text:style-name="T173">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30">(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31">i</text:span>a illa a<text:span text:style-name="amh_5f_dev_5f_abbr">n</text:span>tiqua et potens ciuitas <text:span text:style-name="amh_5f_dev_5f_abbr">con</text:span>stituta. <text:span text:style-name="T231">P</text:span><text:span text:style-name="amh_5f_dev_5f_abbr"><text:span text:style-name="T231">u</text:span></text:span><text:span text:style-name="T231">lcru</text:span><text:span text:style-name="amh_5f_dev_5f_abbr"><text:span text:style-name="T231">m</text:span></text:span><text:span text:style-name="T231"> locu</text:span><text:span text:style-name="amh_5f_dev_5f_abbr"><text:span text:style-name="T231">m</text:span></text:span><text:span text:style-name="T231"> h</text:span><text:span text:style-name="amh_5f_dev_5f_abbr"><text:span text:style-name="T231">ab</text:span></text:span><text:span text:style-name="T231">ebat et planu</text:span><text:span text:style-name="amh_5f_dev_5f_abbr"><text:span text:style-name="T231">m,</text:span></text:span><text:span text:style-name="T231"> </text:span><text:span text:style-name="amh_5f_dev_5f_abbr"><text:span text:style-name="T231">et</text:span></text:span><text:span text:style-name="T231"> aspectu</text:span><text:span text:style-name="amh_5f_dev_5f_abbr"><text:span text:style-name="T231">m</text:span></text:span><text:span text:style-name="T231"> u</text:span><text:span text:style-name="amh_5f_dev_5f_abbr"><text:span text:style-name="T231">er</text:span></text:span><text:span text:style-name="T231">sus maris latitudine</text:span><text:span text:style-name="amh_5f_dev_5f_abbr"><text:span text:style-name="T231">m</text:span></text:span><text:span text:style-name="T231"> </text:span>gra<text:span text:style-name="T232">tiosu</text:span><text:span text:style-name="amh_5f_dev_5f_abbr"><text:span text:style-name="T232">m</text:span></text:span><text:span text:style-name="T232">.</text:span><text:span text:style-name="T231"> </text:span><text:span text:style-name="T232">P</text:span><text:span text:style-name="T231">ortu</text:span><text:span text:style-name="amh_5f_dev_5f_abbr"><text:span text:style-name="T231">m</text:span></text:span><text:span text:style-name="T231"> bonu</text:span><text:span text:style-name="amh_5f_dev_5f_abbr"><text:span text:style-name="T231">m</text:span></text:span><text:span text:style-name="T231"> non u</text:span><text:span text:style-name="amh_5f_dev_5f_abbr"><text:span text:style-name="T231">idetu</text:span></text:span><text:span text:style-name="T231">r h</text:span><text:span text:style-name="amh_5f_dev_5f_abbr"><text:span text:style-name="T231">ab</text:span></text:span><text:span text:style-name="T231">uisse s</text:span><text:span text:style-name="amh_5f_dev_5f_abbr"><text:span text:style-name="T231">ed</text:span></text:span><text:span text:style-name="T231"> i</text:span><text:span text:style-name="amh_5f_dev_5f_abbr"><text:span text:style-name="T231">n</text:span></text:span><text:span text:style-name="T231"> quoda</text:span><text:span text:style-name="amh_5f_dev_5f_abbr"><text:span text:style-name="T231">m</text:span></text:span><text:span text:style-name="T231"> </text:span><text:soft-page-break/><text:span text:style-name="T231">fluuius, mare contra ipsu</text:span><text:span text:style-name="amh_5f_dev_5f_abbr"><text:span text:style-name="T231">m</text:span></text:span><text:span text:style-name="T231"> i</text:span><text:span text:style-name="amh_5f_dev_5f_abbr"><text:span text:style-name="T231">n</text:span></text:span><text:span text:style-name="T231">fluens, aliqua nauigia pot</text:span><text:span text:style-name="amh_5f_dev_5f_abbr"><text:span text:style-name="T231">er</text:span></text:span><text:span text:style-name="T231">ant </text:span><text:span text:style-name="amh_5f_dev_5f_abbr"><text:span text:style-name="T231">con</text:span></text:span><text:span text:style-name="T231">seruari. </text:span><text:span text:style-name="amh_5f_dev_5f_abbr"><text:span text:style-name="T232">P</text:span></text:span><text:span text:style-name="amh_5f_dev_5f_abbr"><text:span text:style-name="T231">ro</text:span></text:span><text:span text:style-name="T231">pt</text:span><text:span text:style-name="amh_5f_dev_5f_abbr"><text:span text:style-name="T231">er</text:span></text:span><text:span text:style-name="T231"> uetustate</text:span><text:span text:style-name="amh_5f_dev_5f_abbr"><text:span text:style-name="T231">m</text:span></text:span><text:span text:style-name="T231"> t</text:span><text:span text:style-name="amh_5f_dev_5f_abbr"><text:span text:style-name="T231">em</text:span></text:span><text:span text:style-name="T231">p</text:span><text:span text:style-name="amh_5f_dev_5f_abbr"><text:span text:style-name="T231">or</text:span></text:span><text:span text:style-name="T231">is tante ta</text:span><text:span text:style-name="amh_5f_dev_5f_abbr"><text:span text:style-name="T231">m</text:span></text:span><text:span text:style-name="T231"> famose</text:span><text:span text:style-name="T233">q</text:span><text:span text:style-name="amh_5f_dev_5f_abbr"><text:span text:style-name="T233">ue</text:span></text:span><text:span text:style-name="T233"> ciuitatis aliqua uestigia uix su</text:span><text:span text:style-name="amh_5f_dev_5f_abbr"><text:span text:style-name="T233">per</text:span></text:span><text:span text:style-name="T233">su</text:span><text:span text:style-name="amh_5f_dev_5f_abbr"><text:span text:style-name="T233">n</text:span></text:span><text:span text:style-name="T233">t. Sic </text:span><text:span text:style-name="amh_5f_dev_5f_abbr">i</text:span>g<text:span text:style-name="amh_5f_dev_5f_abbr">itu</text:span>r<text:span text:style-name="T233"> </text:span><text:span text:style-name="amh_5f_dev_5f_abbr"><text:span text:style-name="T233">pro</text:span></text:span><text:span text:style-name="T233">spero nauigio </text:span><text:span text:style-name="T234">annuente</text:span><text:span text:style-name="T234"><text:note text:id="ftn72" text:note-class="footnote"><text:note-citation>72</text:note-citation><text:note-body><text:p text:style-name="amh_5f_note_5f_apparat"/></text:note-body></text:note></text:span><text:span text:style-name="T234"> </text:span><text:span text:style-name="T233">ac nimi</text:span><text:span text:style-name="T234">r</text:span><text:span text:style-name="T233">u</text:span><text:span text:style-name="amh_5f_dev_5f_abbr"><text:span text:style-name="T233">m</text:span></text:span><text:span text:style-name="T233"> dirigente d</text:span><text:span text:style-name="amh_5f_dev_5f_abbr"><text:span text:style-name="T233">omi</text:span></text:span><text:span text:style-name="T233">no ad has p</text:span><text:span text:style-name="amh_5f_dev_5f_abbr"><text:span text:style-name="T233">ar</text:span></text:span><text:span text:style-name="T233">tes </text:span><text:span text:style-name="amh_5f_ancre_5f_index_5f_locorum">Troia</text:span><text:span text:style-name="T233">Troie </text:span><text:span text:style-name="amh_5f_dev_5f_abbr"><text:span text:style-name="T233">per</text:span></text:span><text:span text:style-name="T233">ueni, postq</text:span><text:span text:style-name="amh_5f_dev_5f_abbr"><text:span text:style-name="T233">u</text:span></text:span><text:span text:style-name="T233">a</text:span><text:span text:style-name="amh_5f_dev_5f_abbr"><text:span text:style-name="T233">m</text:span></text:span><text:span text:style-name="T233"> de ciuitate </text:span><text:span text:style-name="amh_5f_ancre_5f_index_5f_locorum">Naulum</text:span><text:span text:style-name="T233">Nauli </text:span><text:span text:style-name="amh_5f_dev_5f_abbr"><text:span text:style-name="T233">pro</text:span></text:span><text:span text:style-name="T233">cedendo </text:span><text:span text:style-name="amh_5f_dev_5f_abbr"><text:span text:style-name="T233">per</text:span></text:span><text:span text:style-name="T233">lustraui littora </text:span><text:span text:style-name="amh_5f_ancre_5f_index_5f_locorum">Lombardia</text:span><text:span text:style-name="T235">L</text:span><text:span text:style-name="T233">ombardie, </text:span><text:span text:style-name="amh_5f_ancre_5f_index_5f_locorum">Tuscia</text:span><text:span text:style-name="T233">Tuscia, </text:span><text:span text:style-name="amh_5f_ancre_5f_index_5f_locorum">Campania</text:span><text:span text:style-name="T233">Ca</text:span><text:span text:style-name="amh_5f_dev_5f_abbr"><text:span text:style-name="T233">m</text:span></text:span><text:span text:style-name="T233">panie, </text:span><text:span text:style-name="amh_5f_ancre_5f_index_5f_locorum">Calabria</text:span><text:span text:style-name="T233">Calabrie, </text:span><text:span text:style-name="amh_5f_ancre_5f_index_5f_locorum">Apulia</text:span><text:span text:style-name="T233">Apulie, et tra</text:span><text:span text:style-name="amh_5f_dev_5f_abbr"><text:span text:style-name="T233">n</text:span></text:span><text:span text:style-name="T233">siui famosas </text:span><text:span text:style-name="amh_5f_ancre_5f_index_5f_locorum">Italia</text:span><text:span text:style-name="T233">Italie i</text:span><text:span text:style-name="amh_5f_dev_5f_abbr"><text:span text:style-name="T233">n</text:span></text:span><text:span text:style-name="T233">sulas </text:span><text:span text:style-name="amh_5f_ancre_5f_index_5f_locorum">Corsica</text:span><text:span text:style-name="T233">Corsica</text:span><text:span text:style-name="amh_5f_dev_5f_abbr"><text:span text:style-name="T233">s,</text:span></text:span><text:span text:style-name="T233"> </text:span><text:span text:style-name="amh_5f_ancre_5f_index_5f_locorum">Sardinia</text:span><text:span text:style-name="T233">Sardinia</text:span><text:span text:style-name="amh_5f_dev_5f_abbr"><text:span text:style-name="T233">m</text:span></text:span><text:span text:style-name="T233"> et </text:span><text:span text:style-name="amh_5f_ancre_5f_index_5f_locorum"><text:span text:style-name="T236">Sicilia</text:span></text:span><text:span text:style-name="T237">S</text:span><text:span text:style-name="T233">iciliam.</text:span></text:p>
      <text:p text:style-name="amh_5f_paragraphe"><text:span text:style-name="T238">E</text:span><text:span text:style-name="T239">t postq</text:span><text:span text:style-name="amh_5f_dev_5f_abbr"><text:span text:style-name="T239">u</text:span></text:span><text:span text:style-name="T239">a</text:span><text:span text:style-name="amh_5f_dev_5f_abbr"><text:span text:style-name="T239">m</text:span></text:span><text:span text:style-name="T239"> tra</text:span><text:span text:style-name="amh_5f_dev_5f_abbr"><text:span text:style-name="T239">n</text:span></text:span><text:span text:style-name="T239">siui sinu</text:span><text:span text:style-name="amh_5f_dev_5f_abbr"><text:span text:style-name="T239">m</text:span></text:span><text:span text:style-name="T239"> seu mare </text:span><text:span text:style-name="amh_5f_ancre_5f_index_5f_locorum"><text:span text:style-name="T173">Adriaticum</text:span></text:span><text:span text:style-name="T239">Adriaticu</text:span><text:span text:style-name="amh_5f_dev_5f_abbr"><text:span text:style-name="T239">m</text:span></text:span><text:span text:style-name="T239">, q</text:span><text:span text:style-name="amh_5f_dev_5f_abbr"><text:span text:style-name="T239">uo</text:span></text:span><text:span text:style-name="T239">d </text:span><text:span text:style-name="T240">h</text:span><text:span text:style-name="T239">odie gulfis </text:span><text:span text:style-name="amh_5f_ancre_5f_index_5f_locorum"><text:span text:style-name="T173">Venetiae</text:span></text:span><text:span text:style-name="T241">V</text:span><text:span text:style-name="T239">enetiaru</text:span><text:span text:style-name="amh_5f_dev_5f_abbr"><text:span text:style-name="T239">m</text:span></text:span><text:span text:style-name="T239"> d</text:span><text:span text:style-name="amh_5f_dev_5f_abbr"><text:span text:style-name="T239">icitu</text:span></text:span><text:span text:style-name="T239">r, qui sin</text:span><text:span text:style-name="amh_5f_dev_5f_abbr"><text:span text:style-name="T239">us</text:span></text:span><text:span text:style-name="T239"> admodu</text:span><text:span text:style-name="amh_5f_dev_5f_abbr"><text:span text:style-name="T239">m</text:span></text:span><text:span text:style-name="T239"> te</text:span><text:span text:style-name="amh_5f_dev_5f_abbr"><text:span text:style-name="T239">m</text:span></text:span><text:span text:style-name="T239">pestuosus, diuidens </text:span><text:span text:style-name="amh_5f_ancre_5f_index_5f_locorum"><text:span text:style-name="T173">Italia</text:span></text:span><text:span text:style-name="T239">Italia</text:span><text:span text:style-name="amh_5f_dev_5f_abbr"><text:span text:style-name="T239">m</text:span></text:span><text:span text:style-name="T239"> </text:span><text:span text:style-name="amh_5f_dev_5f_abbr"><text:span text:style-name="T239">et</text:span></text:span><text:span text:style-name="T239"> </text:span><text:span text:style-name="amh_5f_ancre_5f_index_5f_locorum"><text:span text:style-name="T173">Grecia</text:span></text:span><text:span text:style-name="T239">Grecia</text:span><text:span text:style-name="amh_5f_dev_5f_abbr"><text:span text:style-name="T239">m</text:span></text:span><text:span text:style-name="T239"> i</text:span><text:span text:style-name="amh_5f_dev_5f_abbr"><text:span text:style-name="T239">n</text:span></text:span><text:span text:style-name="T239"> hac parte. </text:span><text:span text:style-name="T240">E</text:span><text:span text:style-name="T239">t postq</text:span><text:span text:style-name="amh_5f_dev_5f_abbr"><text:span text:style-name="T239">u</text:span></text:span><text:span text:style-name="T239">a</text:span><text:span text:style-name="amh_5f_dev_5f_abbr"><text:span text:style-name="T239">m</text:span></text:span><text:span text:style-name="T239">, certa littora </text:span><text:span text:style-name="amh_5f_ancre_5f_index_5f_locorum"><text:span text:style-name="T173">Grecia</text:span></text:span><text:span text:style-name="T242">G</text:span><text:span text:style-name="T239">recie n</text:span><text:span text:style-name="T242">a</text:span><text:span text:style-name="T239">uiga</text:span><text:span text:style-name="amh_5f_dev_5f_abbr"><text:span text:style-name="T239">n</text:span></text:span><text:span text:style-name="T239">do, lustraui </text:span><text:span text:style-name="amh_5f_ancre_5f_index_5f_locorum"><text:span text:style-name="T173">Achaia</text:span></text:span><text:span text:style-name="T241">A</text:span><text:span text:style-name="T243">chaiam </text:span><text:span text:style-name="amh_5f_ancre_5f_index_5f_locorum"><text:span text:style-name="T173">Athenae</text:span></text:span><text:span text:style-name="T241">A</text:span><text:span text:style-name="T243">thenaru</text:span><text:span text:style-name="amh_5f_dev_5f_abbr"><text:span text:style-name="T243">m</text:span></text:span><text:span text:style-name="T243">q</text:span><text:span text:style-name="amh_5f_dev_5f_abbr"><text:span text:style-name="T243">ue</text:span></text:span><text:span text:style-name="T243"> </text:span><text:span text:style-name="amh_5f_dev_5f_abbr"><text:span text:style-name="T243">pro</text:span></text:span><text:span text:style-name="T243">uincia</text:span><text:span text:style-name="amh_5f_dev_5f_abbr"><text:span text:style-name="T241">m</text:span></text:span><text:span text:style-name="T243">, philosophie matre</text:span><text:span text:style-name="amh_5f_dev_5f_abbr"><text:span text:style-name="T243">m,</text:span></text:span><text:span text:style-name="T243"> et </text:span><text:span text:style-name="amh_5f_ancre_5f_index_5f_locorum"><text:span text:style-name="T173">Macedonia</text:span></text:span><text:span text:style-name="T243">Macedoniam cet</text:span><text:span text:style-name="amh_5f_dev_5f_abbr"><text:span text:style-name="T243">er</text:span></text:span><text:span text:style-name="T243">asq</text:span><text:span text:style-name="amh_5f_dev_5f_abbr"><text:span text:style-name="T243">ue</text:span></text:span><text:span text:style-name="T243"> partes </text:span><text:span text:style-name="amh_5f_ancre_5f_index_5f_locorum"><text:span text:style-name="T173">Grecia</text:span></text:span><text:span text:style-name="T243">Grecie, q</text:span><text:span text:style-name="amh_5f_dev_5f_abbr"><text:span text:style-name="T243">ue</text:span></text:span><text:span text:style-name="T243"> </text:span><text:span text:style-name="amh_5f_ancre_5f_index_5f_locorum"><text:span text:style-name="T173">Romania</text:span></text:span><text:span text:style-name="T243">Romania uulgarit</text:span><text:span text:style-name="amh_5f_dev_5f_abbr"><text:span text:style-name="T243">er</text:span></text:span><text:span text:style-name="T243"> appelant</text:span><text:span text:style-name="amh_5f_dev_5f_abbr"><text:span text:style-name="T243">u</text:span></text:span><text:span text:style-name="T243">r. Post hec, </text:span><text:span text:style-name="amh_5f_dev_5f_abbr"><text:span text:style-name="T243">pro</text:span></text:span><text:span text:style-name="T243">cedens de </text:span><text:span text:style-name="amh_5f_ancre_5f_index_5f_locorum"><text:span text:style-name="T173">Troia</text:span></text:span><text:span text:style-name="T243">Troie </text:span><text:span text:style-name="amh_5f_dev_5f_abbr"><text:span text:style-name="T243">par</text:span></text:span><text:span text:style-name="T243">tib</text:span><text:span text:style-name="amh_5f_dev_5f_abbr"><text:span text:style-name="T243">us</text:span></text:span><text:span text:style-name="T243">, i</text:span><text:span text:style-name="amh_5f_dev_5f_abbr"><text:span text:style-name="T243">n</text:span></text:span><text:span text:style-name="T243">sulas </text:span><text:span text:style-name="T242">G</text:span><text:span text:style-name="T243">recaru</text:span><text:span text:style-name="amh_5f_dev_5f_abbr"><text:span text:style-name="T243">m</text:span></text:span><text:span text:style-name="T243">, </text:span><text:span text:style-name="amh_5f_ancre_5f_index_5f_locorum"><text:span text:style-name="T173">Asia</text:span></text:span><text:span text:style-name="T243">Asie et littora </text:span><text:span text:style-name="amh_5f_ancre_5f_index_5f_locorum"><text:span text:style-name="T173">Asia minor</text:span></text:span><text:span text:style-name="T243">Minoris Asie dilige</text:span><text:span text:style-name="amh_5f_dev_5f_abbr"><text:span text:style-name="T243">n</text:span></text:span><text:span text:style-name="T243">tius </text:span><text:span text:style-name="amh_5f_dev_5f_abbr"><text:span text:style-name="T243">per</text:span></text:span><text:span text:style-name="T243">lustraui, ueniq</text:span><text:span text:style-name="amh_5f_dev_5f_abbr"><text:span text:style-name="T243">ue</text:span></text:span><text:span text:style-name="T243"> ad i</text:span><text:span text:style-name="amh_5f_dev_5f_abbr"><text:span text:style-name="T243">n</text:span></text:span><text:span text:style-name="T243">sula</text:span><text:span text:style-name="amh_5f_dev_5f_abbr"><text:span text:style-name="T243">m</text:span></text:span><text:span text:style-name="T243"> </text:span><text:span text:style-name="amh_5f_ancre_5f_index_5f_locorum"><text:span text:style-name="T173">Syo</text:span></text:span><text:span text:style-name="T243">Syo, ubi mastix crescit et ut d</text:span><text:span text:style-name="amh_5f_dev_5f_abbr"><text:span text:style-name="T243">icitu</text:span></text:span><text:span text:style-name="T243">r nusq</text:span><text:span text:style-name="amh_5f_dev_5f_abbr"><text:span text:style-name="T243">u</text:span></text:span><text:span text:style-name="T243">a</text:span><text:span text:style-name="amh_5f_dev_5f_abbr"><text:span text:style-name="T243">m</text:span></text:span><text:span text:style-name="T243"> alias. </text:span><text:span text:style-name="T244">Gu</text:span><text:span text:style-name="amh_5f_dev_5f_abbr"><text:span text:style-name="T245">m</text:span></text:span><text:span text:style-name="T244">mi</text:span><text:span text:style-name="T243"> est fluens de arborib</text:span><text:span text:style-name="amh_5f_dev_5f_abbr"><text:span text:style-name="T243">us</text:span></text:span><text:span text:style-name="T243"> </text:span><text:span text:style-name="amh_5f_dev_5f_abbr"><text:span text:style-name="T243">par</text:span></text:span><text:span text:style-name="T243">uulis, pu</text:span><text:span text:style-name="amh_5f_dev_5f_abbr"><text:span text:style-name="T243">n</text:span></text:span><text:span text:style-name="T243">ctura certi i</text:span><text:span text:style-name="amh_5f_dev_5f_abbr"><text:span text:style-name="T243">n</text:span></text:span><text:span text:style-name="T243">strume</text:span><text:span text:style-name="amh_5f_dev_5f_abbr"><text:span text:style-name="T243">n</text:span></text:span><text:span text:style-name="T243">ti i</text:span><text:span text:style-name="amh_5f_dev_5f_abbr"><text:span text:style-name="T243">n</text:span></text:span><text:span text:style-name="T243"> cortice apertis t</text:span><text:span text:style-name="amh_5f_dev_5f_abbr"><text:span text:style-name="T243">em</text:span></text:span><text:span text:style-name="T243">p</text:span><text:span text:style-name="amh_5f_dev_5f_abbr"><text:span text:style-name="T243">or</text:span></text:span><text:span text:style-name="T243">e opportuno.</text:span></text:p>
      <text:p text:style-name="amh_5f_paragraphe"><text:span text:style-name="T246">Post hec ueni ad i</text:span><text:span text:style-name="amh_5f_dev_5f_abbr"><text:span text:style-name="T246">n</text:span></text:span><text:span text:style-name="T246">sula</text:span><text:span text:style-name="amh_5f_dev_5f_abbr"><text:span text:style-name="T246">m</text:span></text:span><text:span text:style-name="T246"> </text:span><text:span text:style-name="amh_5f_ancre_5f_index_5f_locorum">Pathmos</text:span><text:span text:style-name="T246">Pathmos, ubi a dilectissimus </text:span><text:span text:style-name="amh_5f_ancre_5f_index_5f_nominum">Christus</text:span><text:span text:style-name="amh_5f_dev_5f_abbr"><text:span text:style-name="T246">Christ</text:span></text:span><text:span text:style-name="T246">i discip</text:span><text:span text:style-name="amh_5f_dev_5f_abbr"><text:span text:style-name="T246">u</text:span></text:span><text:span text:style-name="T246">lo ibi relegato </text:span><office:annotation office:name="__Annotation__9940_2972721066" loext:resolved="false"><dc:creator>Alexandre Moret Houplon</dc:creator><dc:date>2026-01-08T21:01:34.981499800</dc:date><meta:creator-initials>AMH</meta:creator-initials><text:p text:style-name="Comment"><text:a xlink:href="https://gloss-e.irht.cnrs.fr/php/editions_chapitre.php?id=biblia&amp;numLivre=83&amp;chapitre=83_1#glo_cap1_verset9" xlink:type="simple">https://gloss-e.irht.cnrs.fr/php/editions_chapitre.php?id=biblia&amp;numLivre=83&amp;chapitre=83_1#glo_cap1_verset9</text:a></text:p><text:p text:style-name="Comment">Je devrais peut-être faire une table des références bibliques ?</text:p></office:annotation><text:span text:style-name="T247">A</text:span><text:span text:style-name="T248">pocalipsis</text:span><office:annotation-end office:name="__Annotation__9940_2972721066"/><text:span text:style-name="T246"> sc</text:span><text:span text:style-name="amh_5f_dev_5f_abbr"><text:span text:style-name="T246">r</text:span></text:span><text:span text:style-name="T246">ibit</text:span><text:span text:style-name="amh_5f_dev_5f_abbr"><text:span text:style-name="T246">u</text:span></text:span><text:span text:style-name="T246">r</text:span><text:span text:style-name="T246"><text:note text:id="ftn73" text:note-class="footnote"><text:note-citation>73</text:note-citation><text:note-body><text:p text:style-name="amh_5f_note_5f_apparat"><text:span text:style-name="amh_5f_apparat_5f_lemme"><text:span text:style-name="T249">Post hec ueni ad insulam Pathmos</text:span></text:span><text:span text:style-name="amh_5f_apparat_5f_lemme">… Apocalipsis scribitur</text:span> <text:span text:style-name="amh_5f_apparat_5f_commentaire">(Apoc. 1,9)</text:span></text:p></text:note-body></text:note></text:span><text:span text:style-name="T246">. </text:span><text:span text:style-name="T250">Postea </text:span><text:span text:style-name="amh_5f_dev_5f_abbr"><text:span text:style-name="T250">per</text:span></text:span><text:span text:style-name="T250">ueni ad </text:span><text:span text:style-name="amh_5f_ancre_5f_index_5f_locorum">Ephesus</text:span><text:span text:style-name="T250">Ephesu</text:span><text:span text:style-name="amh_5f_dev_5f_abbr"><text:span text:style-name="T251">m</text:span></text:span><text:span text:style-name="T251">,</text:span><text:span text:style-name="T250"> ubi b</text:span><text:span text:style-name="amh_5f_dev_5f_abbr"><text:span text:style-name="T250">ea</text:span></text:span><text:span text:style-name="T250">tissim</text:span><text:span text:style-name="amh_5f_dev_5f_abbr"><text:span text:style-name="T250">us</text:span></text:span><text:span text:style-name="T250"> p</text:span><text:span text:style-name="amh_5f_dev_5f_abbr"><text:span text:style-name="T250">re</text:span></text:span><text:span text:style-name="T250">dictus ap</text:span><text:span text:style-name="amh_5f_dev_5f_abbr"><text:span text:style-name="T250">osto</text:span></text:span><text:span text:style-name="T250">l</text:span><text:span text:style-name="amh_5f_dev_5f_abbr"><text:span text:style-name="T250">u</text:span></text:span><text:span text:style-name="T250">s </text:span><text:span text:style-name="amh_5f_dev_5f_abbr"><text:span text:style-name="T250">et</text:span></text:span><text:span text:style-name="T250"> eu</text:span><text:span text:style-name="amh_5f_dev_5f_abbr"><text:span text:style-name="T250">a</text:span></text:span><text:span text:style-name="amh_5f_dev_5f_abbr"><text:span text:style-name="T252">n</text:span></text:span><text:span text:style-name="T250">g</text:span><text:span text:style-name="amh_5f_dev_5f_abbr"><text:span text:style-name="T250">elis</text:span></text:span><text:span text:style-name="T250">ta </text:span><text:span text:style-name="amh_5f_ancre_5f_index_5f_nominum">Iohannes Crisostomi</text:span><text:span text:style-name="T252">Ioh</text:span><text:span text:style-name="amh_5f_dev_5f_abbr"><text:span text:style-name="T252">ann</text:span></text:span><text:span text:style-name="T252">es se deposuit i</text:span><text:span text:style-name="amh_5f_dev_5f_abbr"><text:span text:style-name="T252">n</text:span></text:span><text:span text:style-name="T252"> monume</text:span><text:span text:style-name="amh_5f_dev_5f_abbr"><text:span text:style-name="T252">n</text:span></text:span><text:span text:style-name="T252">to uiuus, </text:span><text:span text:style-name="T251">i</text:span><text:span text:style-name="amh_5f_dev_5f_abbr"><text:span text:style-name="T252">n</text:span></text:span><text:span text:style-name="T252"> q</text:span><text:span text:style-name="amh_5f_dev_5f_abbr"><text:span text:style-name="T252">u</text:span></text:span><text:span text:style-name="T252">o loco sup</text:span><text:span text:style-name="amh_5f_dev_5f_abbr"><text:span text:style-name="T252">r</text:span></text:span><text:span text:style-name="T252">a monume</text:span><text:span text:style-name="amh_5f_dev_5f_abbr"><text:span text:style-name="T252">n</text:span></text:span><text:span text:style-name="T252">tu</text:span><text:span text:style-name="amh_5f_dev_5f_abbr"><text:span text:style-name="T252">m</text:span></text:span><text:span text:style-name="T252"> ei</text:span><text:span text:style-name="amh_5f_dev_5f_abbr"><text:span text:style-name="T252">us</text:span></text:span><text:span text:style-name="T252"> p</text:span><text:span text:style-name="amh_5f_dev_5f_abbr"><text:span text:style-name="T252">u</text:span></text:span><text:span text:style-name="T252">lcerrima et magna eccl</text:span><text:span text:style-name="amh_5f_dev_5f_abbr"><text:span text:style-name="T252">esi</text:span></text:span><text:span text:style-name="T252">a est </text:span><text:span text:style-name="amh_5f_dev_5f_abbr"><text:span text:style-name="T252">con</text:span></text:span><text:span text:style-name="T252">structa, plu</text:span><text:span text:style-name="amh_5f_dev_5f_abbr"><text:span text:style-name="T252">m</text:span></text:span><text:span text:style-name="T252">bo cooperta, ad modu</text:span><text:span text:style-name="amh_5f_dev_5f_abbr"><text:span text:style-name="T252">m</text:span></text:span><text:span text:style-name="T252"> crucis </text:span><text:span text:style-name="T253">extensa, o</text:span><text:span text:style-name="amh_5f_dev_5f_abbr"><text:span text:style-name="T253">per</text:span></text:span><text:span text:style-name="T253">e musa</text:span><text:span text:style-name="T225">ï</text:span><text:span text:style-name="T253">co et marmorib</text:span><text:span text:style-name="amh_5f_dev_5f_abbr"><text:span text:style-name="T253">us</text:span></text:span><text:span text:style-name="T253"> solle</text:span><text:span text:style-name="amh_5f_dev_5f_abbr"><text:span text:style-name="T253">m</text:span></text:span><text:span text:style-name="T253">pnit</text:span><text:span text:style-name="amh_5f_dev_5f_abbr"><text:span text:style-name="T253">er</text:span></text:span><text:span text:style-name="T253"> decorata. Est aut</text:span><text:span text:style-name="amh_5f_dev_5f_abbr"><text:span text:style-name="T253">em</text:span></text:span><text:span text:style-name="T253">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53">Ephesi</text:span><office:annotation-end office:name="__Annotation__9942_2972721066"/><text:span text:style-name="T253"> i</text:span><text:span text:style-name="amh_5f_dev_5f_abbr"><text:span text:style-name="T253">n</text:span></text:span><text:span text:style-name="T253"> loco pulcro forti ac fertili collocata, distans q</text:span><text:span text:style-name="amh_5f_dev_5f_abbr"><text:span text:style-name="T253">u</text:span></text:span><text:span text:style-name="T253">idem a mari ad pauca miliaria. </text:span><text:span text:style-name="amh_5f_ancre_5f_index_5f_locorum">Sarracen</text:span><text:span text:style-name="amh_5f_ancre_5f_index_5f_locorum"><text:span text:style-name="T254">us</text:span></text:span><text:span text:style-name="T253">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55">Asiani</text:span><office:annotation-end office:name="__Annotation__9943_2972721066"/><text:span text:style-name="T255">,</text:span><text:span text:style-name="amh_5f_dev_5f_abbr"><text:span text:style-name="T253"> Christ</text:span></text:span><text:span text:style-name="T253">ianis </text:span><text:span text:style-name="T251">inde </text:span><text:span text:style-name="T253">expulsis ac occisis et i</text:span><text:span text:style-name="amh_5f_dev_5f_abbr"><text:span text:style-name="T253">n</text:span></text:span><text:span text:style-name="T253"> s</text:span><text:span text:style-name="amh_5f_dev_5f_abbr"><text:span text:style-name="T253">er</text:span></text:span><text:span text:style-name="T253">uitut</text:span><text:span text:style-name="T256">em</text:span><text:span text:style-name="T253"> redactis, ecclesiis de q</text:span><text:span text:style-name="amh_5f_dev_5f_abbr"><text:span text:style-name="T253">u</text:span></text:span><text:span text:style-name="T253">ib</text:span><text:span text:style-name="amh_5f_dev_5f_abbr"><text:span text:style-name="T253">us</text:span></text:span><text:span text:style-name="T253"> fit mensio in </text:span><office:annotation office:name="__Annotation__9944_2972721066" loext:resolved="false"><dc:creator>Alexandre Moret Houplon</dc:creator><dc:date>2026-01-08T21:07:51.363685900</dc:date><meta:creator-initials>AMH</meta:creator-initials><text:p text:style-name="Comment"><text:a xlink:href="https://gloss-e.irht.cnrs.fr/php/editions_chapitre.php?id=biblia&amp;numLivre=83&amp;chapitre=83_2#glo_cap2_verset1" xlink:type="simple">https://gloss-e.irht.cnrs.fr/php/editions_chapitre.php?id=biblia&amp;numLivre=83&amp;chapitre=83_2#glo_cap2_verset1</text:a></text:p><text:p text:style-name="Comment"/></office:annotation><text:span text:style-name="T255">Apocalipsi</text:span><text:span text:style-name="T255"><text:note text:id="ftn74" text:note-class="footnote"><text:note-citation>74</text:note-citation><text:note-body><text:p text:style-name="amh_5f_note_5f_apparat"><text:span text:style-name="amh_5f_apparat_5f_lemme">ecclesiis de quibus fit mension in Apocalipsi</text:span> <text:span text:style-name="amh_5f_apparat_5f_commentaire">(Apoc. 2,1)</text:span></text:p></text:note-body></text:note></text:span><office:annotation-end office:name="__Annotation__9944_2972721066"/><text:span text:style-name="T253"> pulc</text:span><text:span text:style-name="amh_5f_dev_5f_abbr"><text:span text:style-name="T253">er</text:span></text:span><text:span text:style-name="T253">rimis destructis, ip</text:span><text:span text:style-name="amh_5f_dev_5f_abbr"><text:span text:style-name="T253">s</text:span></text:span><text:span text:style-name="T253">am tenent </text:span><text:span text:style-name="T257">eccl</text:span><text:span text:style-name="amh_5f_dev_5f_abbr"><text:span text:style-name="T257">esi</text:span></text:span><text:span text:style-name="T257">a t</text:span><text:span text:style-name="amh_5f_dev_5f_abbr"><text:span text:style-name="T257">ame</text:span></text:span><text:span text:style-name="T257">n b</text:span><text:span text:style-name="amh_5f_dev_5f_abbr"><text:span text:style-name="T257">ea</text:span></text:span><text:span text:style-name="T257">ti </text:span><text:span text:style-name="amh_5f_ancre_5f_index_5f_nominum">Iohannes Crisostomi</text:span><text:span text:style-name="T257">Ioh</text:span><text:span text:style-name="amh_5f_dev_5f_abbr"><text:span text:style-name="T257">ann</text:span></text:span><text:span text:style-name="T257">is e</text:span><text:span text:style-name="T258">u</text:span><text:span text:style-name="amh_5f_dev_5f_abbr"><text:span text:style-name="T257">an</text:span></text:span><text:span text:style-name="T257">g</text:span><text:span text:style-name="amh_5f_dev_5f_abbr"><text:span text:style-name="T257">elis</text:span></text:span><text:span text:style-name="T257">te, i</text:span><text:span text:style-name="amh_5f_dev_5f_abbr"><text:span text:style-name="T257">n</text:span></text:span><text:span text:style-name="T257"> qua ei</text:span><text:span text:style-name="amh_5f_dev_5f_abbr"><text:span text:style-name="T257">us</text:span></text:span><text:span text:style-name="T257"> sep</text:span><text:span text:style-name="amh_5f_dev_5f_abbr"><text:span text:style-name="T257">u</text:span></text:span><text:span text:style-name="T257">lcru</text:span><text:span text:style-name="amh_5f_dev_5f_abbr"><text:span text:style-name="T257">m</text:span></text:span><text:span text:style-name="T257">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57">con</text:span></text:span><text:span text:style-name="T257">s</text:span><text:span text:style-name="amh_5f_dev_5f_abbr"><text:span text:style-name="T257">er</text:span></text:span><text:span text:style-name="T257">uatus</text:span><office:annotation-end office:name="__Annotation__2041_2944650079"/>,<text:span text:style-name="T257"> qu</text:span><text:span text:style-name="amh_5f_dev_5f_abbr"><text:span text:style-name="T257">i</text:span></text:span><text:span text:style-name="T257">a suo cultui ad usu</text:span><text:span text:style-name="amh_5f_dev_5f_abbr"><text:span text:style-name="T257">m</text:span></text:span><text:span text:style-name="T257"> </text:span><text:span text:style-name="amh_5f_ancre_5f_index_5f_nominum">Machometus</text:span><text:span text:style-name="T257">Machometi applicaru</text:span><text:span text:style-name="amh_5f_dev_5f_abbr"><text:span text:style-name="T257">n</text:span></text:span><text:span text:style-name="T257">t. </text:span><text:span text:style-name="T259">E</text:span><text:span text:style-name="T257">t postq</text:span><text:span text:style-name="amh_5f_dev_5f_abbr"><text:span text:style-name="T257">u</text:span></text:span><text:span text:style-name="T257">a</text:span><text:span text:style-name="amh_5f_dev_5f_abbr"><text:span text:style-name="T257">m</text:span></text:span><text:span text:style-name="T257"> </text:span><text:span text:style-name="amh_5f_ancre_5f_index_5f_locorum">Asia minor</text:span><text:span text:style-name="T257">minor </text:span><text:span text:style-name="T260">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61">Turgis</text:span><office:annotation-end office:name="__Annotation__9941_2972721066"/><text:span text:style-name="T260"> </text:span><text:span text:style-name="T262">capta est, nomen pristinu</text:span><text:span text:style-name="amh_5f_dev_5f_abbr"><text:span text:style-name="T262">m</text:span></text:span><text:span text:style-name="T262"> amisit et g</text:span><text:span text:style-name="amh_5f_dev_5f_abbr"><text:span text:style-name="T262">ener</text:span></text:span><text:span text:style-name="T262">al</text:span><text:span text:style-name="amh_5f_dev_5f_abbr"><text:span text:style-name="T262">ite</text:span></text:span><text:span text:style-name="T262">r </text:span><text:span text:style-name="amh_5f_ancre_5f_index_5f_locorum">Turquia</text:span><text:span text:style-name="T262">Turquia ab iniq</text:span><text:span text:style-name="amh_5f_dev_5f_abbr"><text:span text:style-name="T262">u</text:span></text:span><text:span text:style-name="T262">is ei</text:span><text:span text:style-name="amh_5f_dev_5f_abbr"><text:span text:style-name="T262">us</text:span></text:span><text:span text:style-name="T262"> i</text:span><text:span text:style-name="amh_5f_dev_5f_abbr"><text:span text:style-name="T262">n</text:span></text:span><text:span text:style-name="T262">habitatorib</text:span><text:span text:style-name="amh_5f_dev_5f_abbr"><text:span text:style-name="T262">us</text:span></text:span><text:span text:style-name="T262">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63">de multe i</text:span><text:span text:style-name="amh_5f_dev_5f_abbr"><text:span text:style-name="T263">n</text:span></text:span><text:span text:style-name="T263">sule in hac maris parte su</text:span><text:span text:style-name="amh_5f_dev_5f_abbr"><text:span text:style-name="T263">n</text:span></text:span><text:span text:style-name="T263">t, quondam h</text:span><text:span text:style-name="amh_5f_dev_5f_abbr"><text:span text:style-name="T263">ab</text:span></text:span><text:span text:style-name="T263">itate </text:span><text:span text:style-name="amh_5f_dev_5f_abbr"><text:span text:style-name="T263">et</text:span></text:span><text:span text:style-name="T263"> diuitiis h</text:span><text:span text:style-name="amh_5f_dev_5f_abbr"><text:span text:style-name="T263">abu</text:span></text:span><text:span text:style-name="T263">ndantes s</text:span><text:span text:style-name="amh_5f_dev_5f_abbr"><text:span text:style-name="T263">ed</text:span></text:span><text:span text:style-name="T263"> nu</text:span><text:span text:style-name="amh_5f_dev_5f_abbr"><text:span text:style-name="T263">n</text:span></text:span><text:span text:style-name="T263">c </text:span><text:span text:style-name="amh_5f_dev_5f_abbr"><text:span text:style-name="T263">per</text:span></text:span><text:span text:style-name="T263"> Turquos pl</text:span><text:span text:style-name="amh_5f_dev_5f_abbr"><text:span text:style-name="T263">ur</text:span></text:span><text:span text:style-name="T263">imu</text:span><text:span text:style-name="amh_5f_dev_5f_abbr"><text:span text:style-name="T263">m</text:span></text:span><text:span text:style-name="T263"> deserte, </text:span><text:span text:style-name="amh_5f_dev_5f_abbr"><text:span text:style-name="T263">per</text:span></text:span><text:span text:style-name="T263">ueni i</text:span><text:span text:style-name="amh_5f_dev_5f_abbr"><text:span text:style-name="T263">n</text:span></text:span><text:span text:style-name="T263"> ip</text:span><text:span text:style-name="amh_5f_dev_5f_abbr"><text:span text:style-name="T263">s</text:span></text:span><text:span text:style-name="T263">a </text:span><text:span text:style-name="amh_5f_ancre_5f_index_5f_locorum">Asia minor</text:span><text:span text:style-name="T263">Minori Asia </text:span><text:span text:style-name="amh_5f_dev_5f_abbr"><text:span text:style-name="T263">pro</text:span></text:span><text:span text:style-name="T263">pe litt</text:span><text:span text:style-name="amh_5f_dev_5f_abbr"><text:span text:style-name="T263">us</text:span></text:span><text:span text:style-name="T263"> maris ad urbem </text:span><text:span text:style-name="amh_5f_ancre_5f_index_5f_locorum">Parthera</text:span><text:span text:style-name="T263">Parthera</text:span><text:span text:style-name="amh_5f_dev_5f_abbr"><text:span text:style-name="T263">m</text:span></text:span><text:span text:style-name="T263"> unde beat</text:span><text:span text:style-name="amh_5f_dev_5f_abbr"><text:span text:style-name="T263">us</text:span></text:span><text:span text:style-name="T263"> </text:span><text:span text:style-name="amh_5f_ancre_5f_index_5f_nominum">Nicholaus</text:span><text:span text:style-name="T263">Nichola</text:span><text:span text:style-name="amh_5f_dev_5f_abbr"><text:span text:style-name="T263">us</text:span></text:span><text:span text:style-name="T263"> extraxit origine</text:span><text:span text:style-name="amh_5f_dev_5f_abbr"><text:span text:style-name="T263">m,</text:span></text:span><text:span text:style-name="T263"> et post </text:span><text:span text:style-name="amh_5f_ancre_5f_index_5f_locorum">Mirrea</text:span><text:span text:style-name="T263">Mirrea</text:span><text:span text:style-name="amh_5f_dev_5f_abbr"><text:span text:style-name="T263">m</text:span></text:span><text:span text:style-name="T263"> ciuitate</text:span><text:span text:style-name="amh_5f_dev_5f_abbr"><text:span text:style-name="T263">m,</text:span></text:span><text:span text:style-name="T263"> ubi d</text:span><text:span text:style-name="amh_5f_dev_5f_abbr"><text:span text:style-name="T263">o</text:span></text:span><text:span text:style-name="T263">m</text:span><text:span text:style-name="amh_5f_dev_5f_abbr"><text:span text:style-name="T263">ini</text:span></text:span><text:span text:style-name="T263">co nutu post modu</text:span><text:span text:style-name="amh_5f_dev_5f_abbr"><text:span text:style-name="T263">m</text:span></text:span><text:span text:style-name="T263"> fuit i</text:span><text:span text:style-name="amh_5f_dev_5f_abbr"><text:span text:style-name="T263">n</text:span></text:span><text:span text:style-name="T263"> </text:span><text:span text:style-name="T264">ep</text:span><text:span text:style-name="amh_5f_dev_5f_abbr"><text:span text:style-name="T264">i</text:span></text:span><text:span text:style-name="T264">sc</text:span><text:span text:style-name="amh_5f_dev_5f_abbr"><text:span text:style-name="T264">o</text:span></text:span><text:span text:style-name="T264">p</text:span><text:span text:style-name="amh_5f_dev_5f_abbr"><text:span text:style-name="T264">u</text:span></text:span><text:span text:style-name="T264">m</text:span><text:span text:style-name="T263"> ordinat</text:span><text:span text:style-name="amh_5f_dev_5f_abbr"><text:span text:style-name="T263">us</text:span></text:span><text:span text:style-name="T263">. Ha</text:span><text:span text:style-name="amh_5f_dev_5f_abbr"><text:span text:style-name="T263">n</text:span></text:span><text:span text:style-name="T263">c </text:span><text:span text:style-name="amh_5f_dev_5f_abbr"><text:span text:style-name="T263">pro</text:span></text:span><text:span text:style-name="T263">uincia</text:span><text:span text:style-name="amh_5f_dev_5f_abbr"><text:span text:style-name="T258">m</text:span></text:span><text:span text:style-name="T263"> ille beat</text:span><text:span text:style-name="amh_5f_dev_5f_abbr"><text:span text:style-name="T263">us</text:span></text:span><text:span text:style-name="T263"> </text:span><text:span text:style-name="amh_5f_dev_5f_abbr"><text:span text:style-name="T263">con</text:span></text:span><text:span text:style-name="T263">fessor miraculis i</text:span><text:span text:style-name="amh_5f_dev_5f_abbr"><text:span text:style-name="T263">n</text:span></text:span><text:span text:style-name="T263">numeris collustrauit. </text:span></text:p>
      <text:p text:style-name="P28"><text:span text:style-name="T265">E</text:span>t post hec uidi <text:span text:style-name="amh_5f_ancre_5f_index_5f_locorum">Creta</text:span>Creta<text:span text:style-name="amh_5f_dev_5f_abbr">m</text:span> <text:span text:style-name="amh_5f_foliotation"><text:span text:style-name="T266">[f.</text:span></text:span><text:span text:style-name="amh_5f_foliotation"><text:span text:style-name="T225"> </text:span></text:span><text:span text:style-name="amh_5f_foliotation"><text:span text:style-name="T266">237v]</text:span></text:span> <text:span text:style-name="T267">insula</text:span><text:span text:style-name="amh_5f_dev_5f_abbr"><text:span text:style-name="T267">m</text:span></text:span><text:span text:style-name="T267"> fam</text:span><text:span text:style-name="T268">o</text:span><text:span text:style-name="T267">sa</text:span><text:span text:style-name="amh_5f_dev_5f_abbr"><text:span text:style-name="T267">m</text:span></text:span><text:span text:style-name="T267"> atq</text:span><text:span text:style-name="amh_5f_dev_5f_abbr"><text:span text:style-name="T267">ue</text:span></text:span><text:span text:style-name="T267"> </text:span><text:span text:style-name="amh_5f_ancre_5f_index_5f_locorum">Rodus</text:span><text:span text:style-name="T267">Rodu</text:span><text:span text:style-name="amh_5f_dev_5f_abbr"><text:span text:style-name="T267">m</text:span></text:span><text:span text:style-name="T267">. </text:span><text:span text:style-name="amh_5f_ancre_5f_index_5f_locorum">Rodus</text:span><text:span text:style-name="T267">Rodu</text:span><text:span text:style-name="amh_5f_dev_5f_abbr"><text:span text:style-name="T267">m</text:span></text:span><text:span text:style-name="T267"> i</text:span><text:span text:style-name="amh_5f_dev_5f_abbr"><text:span text:style-name="T267">n</text:span></text:span><text:span text:style-name="T267">sula</text:span><text:span text:style-name="amh_5f_dev_5f_abbr"><text:span text:style-name="T267">m</text:span></text:span><text:span text:style-name="T267">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67">fr</text:span><text:span text:style-name="amh_5f_dev_5f_abbr"><text:span text:style-name="T267">atr</text:span></text:span><text:span text:style-name="T267">es hospitalis beati Ioh</text:span><text:span text:style-name="amh_5f_dev_5f_abbr"><text:span text:style-name="T267">ann</text:span></text:span><text:span text:style-name="T267">is Iherosolimitani</text:span><office:annotation-end office:name="__Annotation__4728_3118793757"/><text:span text:style-name="T267"> ui armoru</text:span><text:span text:style-name="amh_5f_dev_5f_abbr"><text:span text:style-name="T267">m</text:span></text:span><text:span text:style-name="T267"> </text:span><text:span text:style-name="T269">Co</text:span><text:span text:style-name="amh_5f_dev_5f_abbr"><text:span text:style-name="T269">n</text:span></text:span><text:span text:style-name="T269">stan</text:span><text:span text:style-name="T270">tinopolitano</text:span><text:span text:style-name="T267"> imperio abstuleru</text:span><text:span text:style-name="amh_5f_dev_5f_abbr"><text:span text:style-name="T267">n</text:span></text:span><text:span text:style-name="T267">t, ubi </text:span><text:soft-page-break/><text:span text:style-name="T267">nu</text:span><text:span text:style-name="amh_5f_dev_5f_abbr"><text:span text:style-name="T267">n</text:span></text:span><text:span text:style-name="T267">c maiore</text:span><text:span text:style-name="amh_5f_dev_5f_abbr"><text:span text:style-name="T267">m</text:span></text:span><text:span text:style-name="T267"> co</text:span><text:span text:style-name="amh_5f_dev_5f_abbr"><text:span text:style-name="T267">n</text:span></text:span><text:span text:style-name="T267">uentu</text:span><text:span text:style-name="amh_5f_dev_5f_abbr"><text:span text:style-name="T267">m</text:span></text:span><text:span text:style-name="T267"> suu</text:span><text:span text:style-name="amh_5f_dev_5f_abbr"><text:span text:style-name="T267">m</text:span></text:span><text:span text:style-name="T267"> tenet, et ipsa</text:span><text:span text:style-name="amh_5f_dev_5f_abbr"><text:span text:style-name="T267">m</text:span></text:span><text:span text:style-name="T267"> caput ordinis statueru</text:span><text:span text:style-name="amh_5f_dev_5f_abbr"><text:span text:style-name="T267">n</text:span></text:span><text:span text:style-name="T267">t. Locus est san</text:span><text:span text:style-name="amh_5f_dev_5f_abbr"><text:span text:style-name="T267">us</text:span></text:span><text:span text:style-name="T267"> q</text:span><text:span text:style-name="amh_5f_dev_5f_abbr"><text:span text:style-name="T267">u</text:span></text:span><text:span text:style-name="T267">idem </text:span><text:span text:style-name="amh_5f_dev_5f_abbr"><text:span text:style-name="T267">et</text:span></text:span><text:span text:style-name="T267"> </text:span><text:span text:style-name="T269">delectatus</text:span><text:span text:style-name="T267">, non multu</text:span><text:span text:style-name="amh_5f_dev_5f_abbr"><text:span text:style-name="T267">m</text:span></text:span><text:span text:style-name="T267"> a </text:span><text:span text:style-name="amh_5f_ancre_5f_index_5f_locorum">Turquia</text:span><text:span text:style-name="T267">Turquia </text:span><text:span text:style-name="amh_5f_dev_5f_abbr"><text:span text:style-name="T267">per</text:span></text:span><text:span text:style-name="T267"> braciu</text:span><text:span text:style-name="amh_5f_dev_5f_abbr"><text:span text:style-name="T267">m</text:span></text:span><text:span text:style-name="T267">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71">separatus</text:span><office:annotation-end office:name="__Annotation__2075_2944650079"/><text:span text:style-name="T272">.</text:span></text:p>
      <text:p text:style-name="amh_5f_paragraphe">Inde <text:span text:style-name="amh_5f_dev_5f_abbr">pro</text:span>cessi uersus <text:span text:style-name="amh_5f_ancre_5f_index_5f_locorum">Ciprus</text:span>Cipru<text:span text:style-name="amh_5f_dev_5f_abbr">m</text:span>. <text:span text:style-name="T273">H</text:span>ec insula uini <text:span text:style-name="amh_5f_dev_5f_abbr"><text:span text:style-name="T274">et</text:span></text:span> olei ferax <text:span text:style-name="T274">est, unde </text:span><text:span text:style-name="amh_5f_dev_5f_abbr"><text:span text:style-name="T274">et</text:span></text:span><text:span text:style-name="T274"> sponsa qua</text:span><text:span text:style-name="amh_5f_dev_5f_abbr"><text:span text:style-name="T274">m</text:span></text:span><text:span text:style-name="T274"> </text:span><text:span text:style-name="amh_5f_dev_5f_abbr"><text:span text:style-name="T274">et</text:span></text:span><text:span text:style-name="T274"> sponsu</text:span><text:span text:style-name="amh_5f_dev_5f_abbr"><text:span text:style-name="T274">m</text:span></text:span><text:span text:style-name="T274"> sapiens uineis </text:span><text:span text:style-name="T275">E</text:span><text:span text:style-name="T274">ngaddi uoluit co</text:span><text:span text:style-name="amh_5f_dev_5f_abbr"><text:span text:style-name="T274">m</text:span></text:span><text:span text:style-name="T274">parari. Hee uinee s</text:span><text:span text:style-name="T276">u</text:span><text:span text:style-name="amh_5f_dev_5f_abbr"><text:span text:style-name="T274">n</text:span></text:span><text:span text:style-name="T274">t in </text:span><text:span text:style-name="amh_5f_ancre_5f_index_5f_locorum">Ciprus</text:span><text:span text:style-name="T274">Cipro </text:span><text:span text:style-name="amh_5f_dev_5f_abbr"><text:span text:style-name="T274">pro</text:span></text:span><text:span text:style-name="T274">pe ciuitate</text:span><text:span text:style-name="amh_5f_dev_5f_abbr"><text:span text:style-name="T274">m</text:span></text:span><text:span text:style-name="T274">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77">Minosen</text:span><office:annotation-end office:name="__Annotation__10005_2972721066"/><text:span text:style-name="T274"> et hodie </text:span><text:span text:style-name="T275">E</text:span><text:span text:style-name="T274">ngaddia ab incolis uocatur. </text:span><text:span text:style-name="T276">Vina </text:span><text:span text:style-name="amh_5f_ancre_5f_index_5f_locorum">Ciprus</text:span><text:span text:style-name="T276">Cipri crescu</text:span><text:span text:style-name="amh_5f_dev_5f_abbr"><text:span text:style-name="T276">n</text:span></text:span><text:span text:style-name="T276">t rubea, s</text:span><text:span text:style-name="amh_5f_dev_5f_abbr"><text:span text:style-name="T276">ed</text:span></text:span><text:span text:style-name="T276"> post annu</text:span><text:span text:style-name="amh_5f_dev_5f_abbr"><text:span text:style-name="T276">m</text:span></text:span><text:span text:style-name="T276"> albescu</text:span><text:span text:style-name="amh_5f_dev_5f_abbr"><text:span text:style-name="T276">n</text:span></text:span><text:span text:style-name="T276">t et q</text:span><text:span text:style-name="amh_5f_dev_5f_abbr"><text:span text:style-name="T276">u</text:span></text:span><text:span text:style-name="T276">a</text:span><text:span text:style-name="amh_5f_dev_5f_abbr"><text:span text:style-name="T276">n</text:span></text:span><text:span text:style-name="T276">to magis uetera su</text:span><text:span text:style-name="amh_5f_dev_5f_abbr"><text:span text:style-name="T276">n</text:span></text:span><text:span text:style-name="T276">t, tanto magis clarescu</text:span><text:span text:style-name="amh_5f_dev_5f_abbr"><text:span text:style-name="T276">n</text:span></text:span><text:span text:style-name="T276">t </text:span><text:span text:style-name="amh_5f_dev_5f_abbr"><text:span text:style-name="T276">et</text:span></text:span><text:span text:style-name="T276"> redolent. Sana su</text:span><text:span text:style-name="amh_5f_dev_5f_abbr"><text:span text:style-name="T276">n</text:span></text:span><text:span text:style-name="T276">t et fortissima, s</text:span><text:span text:style-name="amh_5f_dev_5f_abbr"><text:span text:style-name="T276">in</text:span></text:span><text:span text:style-name="T276">e multa aq</text:span><text:span text:style-name="amh_5f_dev_5f_abbr"><text:span text:style-name="T276">ue</text:span></text:span><text:span text:style-name="T276"> apposit</text:span><text:span text:style-name="amh_5f_dev_5f_abbr"><text:span text:style-name="T276">ion</text:span></text:span><text:span text:style-name="T276">e </text:span><text:span text:style-name="T278">potui magis sana su</text:span><text:span text:style-name="amh_5f_dev_5f_abbr"><text:span text:style-name="T278">n</text:span></text:span><text:span text:style-name="T278">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79">m</text:span></text:span> in <text:span text:style-name="amh_5f_ancre_5f_index_5f_locorum">Ciprus</text:span>C<text:span text:style-name="T280">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81">s</text:span><text:span text:style-name="amh_5f_dev_5f_abbr"><text:span text:style-name="T281">an</text:span></text:span><text:span text:style-name="T281">ct</text:span><text:span text:style-name="amh_5f_dev_5f_abbr"><text:span text:style-name="T281">u</text:span></text:span><text:span text:style-name="T281">s, q</text:span><text:span text:style-name="amh_5f_dev_5f_abbr"><text:span text:style-name="T281">u</text:span></text:span><text:span text:style-name="T281">i Zozomio </text:span><text:span text:style-name="T282">d</text:span><text:span text:style-name="amh_5f_dev_5f_abbr"><text:span text:style-name="T282">icitu</text:span></text:span><text:span text:style-name="T282">r, in ea magna reu</text:span><text:span text:style-name="amh_5f_dev_5f_abbr"><text:span text:style-name="T282">er</text:span></text:span><text:span text:style-name="T282">entia habetur, cui</text:span><text:span text:style-name="amh_5f_dev_5f_abbr"><text:span text:style-name="T282">us</text:span></text:span><text:span text:style-name="T282"> caput in capella regia est</text:span><text:span text:style-name="T282"><text:note text:id="ftn75" text:note-class="footnote"><text:note-citation>75</text:note-citation><text:note-body><text:p text:style-name="amh_5f_note_5f_apparat">Conseruatur Wo U</text:p></text:note-body></text:note></text:span><text:span text:style-name="T282">. Beat</text:span><text:span text:style-name="amh_5f_dev_5f_abbr"><text:span text:style-name="T282">us</text:span></text:span><text:span text:style-name="T282"> etia</text:span><text:span text:style-name="amh_5f_dev_5f_abbr"><text:span text:style-name="T282">m</text:span></text:span><text:span text:style-name="T282"> </text:span><text:span text:style-name="amh_5f_ancre_5f_index_5f_nominum">Barnabas</text:span><text:span text:style-name="T282">Barnabas in ciuitate </text:span><text:span text:style-name="amh_5f_ancre_5f_index_5f_locorum">Salamia</text:span><text:span text:style-name="T282">Salamia siue Co</text:span><text:span text:style-name="amh_5f_dev_5f_abbr"><text:span text:style-name="T282">n</text:span></text:span><text:span text:style-name="T282">stantia, nu</text:span><text:span text:style-name="amh_5f_dev_5f_abbr"><text:span text:style-name="T282">n</text:span></text:span><text:span text:style-name="T282">c destructa, q</text:span><text:span text:style-name="amh_5f_dev_5f_abbr"><text:span text:style-name="T282">u</text:span></text:span><text:span text:style-name="T282">idem prope </text:span><text:span text:style-name="amh_5f_ancre_5f_index_5f_locorum">Famagusta</text:span><text:span text:style-name="T282">Famagustam in </text:span><text:span text:style-name="amh_5f_ancre_5f_index_5f_locorum">Ciprus</text:span><text:span text:style-name="T282">Cipro nat</text:span><text:span text:style-name="amh_5f_dev_5f_abbr"><text:span text:style-name="T282">us</text:span></text:span><text:span text:style-name="T282"> fuit. </text:span><text:span text:style-name="amh_5f_lettre_5f_rubriquee">S</text:span><text:span text:style-name="T282">unt etia</text:span><text:span text:style-name="amh_5f_dev_5f_abbr"><text:span text:style-name="T282">m</text:span></text:span><text:span text:style-name="T282"> in </text:span><text:span text:style-name="amh_5f_ancre_5f_index_5f_locorum">Ciprus</text:span><text:span text:style-name="T282">Cipri mo</text:span><text:span text:style-name="amh_5f_dev_5f_abbr"><text:span text:style-name="T282">n</text:span></text:span><text:span text:style-name="T282">tib</text:span><text:span text:style-name="amh_5f_dev_5f_abbr"><text:span text:style-name="T282">us</text:span></text:span><text:span text:style-name="T282"> siluatice </text:span><text:span text:style-name="T283">oues, in pilis si</text:span><text:span text:style-name="amh_5f_dev_5f_abbr"><text:span text:style-name="T283">mi</text:span></text:span><text:span text:style-name="T283">les et ceruis, q</text:span><text:span text:style-name="amh_5f_dev_5f_abbr"><text:span text:style-name="T283">ue</text:span></text:span><text:span text:style-name="T283"> nusq</text:span><text:span text:style-name="amh_5f_dev_5f_abbr"><text:span text:style-name="T283">u</text:span></text:span><text:span text:style-name="T283">a</text:span><text:span text:style-name="amh_5f_dev_5f_abbr"><text:span text:style-name="T283">m</text:span></text:span><text:span text:style-name="T283"> alias </text:span><text:span text:style-name="amh_5f_dev_5f_abbr"><text:span text:style-name="T283">per</text:span></text:span><text:span text:style-name="T283">hibent</text:span><text:span text:style-name="amh_5f_dev_5f_abbr"><text:span text:style-name="T283">u</text:span></text:span><text:span text:style-name="T283">r. Multu</text:span><text:span text:style-name="amh_5f_dev_5f_abbr"><text:span text:style-name="T283">m</text:span></text:span><text:span text:style-name="T283"> ueloces </text:span><text:span text:style-name="amh_5f_dev_5f_abbr"><text:span text:style-name="T283">et</text:span></text:span><text:span text:style-name="T283"> bonas carnes h</text:span><text:span text:style-name="amh_5f_dev_5f_abbr"><text:span text:style-name="T283">abe</text:span></text:span><text:span text:style-name="T283">nt. Plures etia</text:span><text:span text:style-name="amh_5f_dev_5f_abbr"><text:span text:style-name="T283">m</text:span></text:span><text:span text:style-name="T283"> capras uidi, ex</text:span><text:span text:style-name="amh_5f_dev_5f_abbr"><text:span text:style-name="T283">iste</text:span></text:span><text:span text:style-name="T283">ns in uenat</text:span><text:span text:style-name="amh_5f_dev_5f_abbr"><text:span text:style-name="T283">i</text:span></text:span><text:span text:style-name="T283">o</text:span><text:span text:style-name="amh_5f_dev_5f_abbr"><text:span text:style-name="T283">n</text:span></text:span><text:span text:style-name="T283">e, canibus, capi et maxi</text:span><text:span text:style-name="amh_5f_dev_5f_abbr"><text:span text:style-name="T283">m</text:span></text:span><text:span text:style-name="T283">e domesticis leopardis. De </text:span><text:span text:style-name="amh_5f_ancre_5f_index_5f_locorum">Ciprus</text:span><text:span text:style-name="T283">Cipro in die naturali perue</text:span><text:span text:style-name="amh_5f_dev_5f_abbr"><text:span text:style-name="T283">n</text:span></text:span><text:span text:style-name="T283">i </text:span><text:span text:style-name="amh_5f_ancre_5f_index_5f_locorum">Siria</text:span><text:span text:style-name="T283">Siria</text:span><text:span text:style-name="amh_5f_dev_5f_abbr"><text:span text:style-name="T283">m</text:span></text:span><text:span text:style-name="T283">, me ue</text:span><text:span text:style-name="amh_5f_dev_5f_abbr"><text:span text:style-name="T283">n</text:span></text:span><text:span text:style-name="T283">to </text:span><text:span text:style-name="amh_5f_dev_5f_abbr"><text:span text:style-name="T283">pro</text:span></text:span><text:span text:style-name="T283">s</text:span><text:span text:style-name="amh_5f_dev_5f_abbr"><text:span text:style-name="T283">per</text:span></text:span><text:span text:style-name="T283">o </text:span><text:span text:style-name="amh_5f_dev_5f_abbr"><text:span text:style-name="T283">per</text:span></text:span><text:span text:style-name="T283"> mare salubrit</text:span><text:span text:style-name="amh_5f_dev_5f_abbr"><text:span text:style-name="T283">er</text:span></text:span><text:span text:style-name="T283"> </text:span><text:span text:style-name="amh_5f_dev_5f_abbr"><text:span text:style-name="T283">pro</text:span></text:span><text:span text:style-name="T283">seq</text:span><text:span text:style-name="amh_5f_dev_5f_abbr"><text:span text:style-name="T283">ue</text:span></text:span><text:span text:style-name="T283">nte.</text:span><text:span text:style-name="T283"><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10"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84">m</text:span></text:span> <text:span text:style-name="amh_5f_dev_5f_abbr">et</text:span> <text:span text:style-name="amh_5f_ancre_5f_index_5f_locorum">Egiptus</text:span>Egiptu<text:span text:style-name="amh_5f_dev_5f_abbr">m</text:span></text:h>
      <text:h text:style-name="amh_5f_premier_5f_paragraphe" text:outline-level="1"><text:span text:style-name="amh_5f_lettrine">P</text:span>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54">us</text:span></text:span>Sarraceni custodiu<text:span text:style-name="amh_5f_dev_5f_abbr">n</text:span>t diligent<text:span text:style-name="amh_5f_dev_5f_abbr">er</text:span>. In corde maris sita est <text:span text:style-name="T285">;</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85">i</text:span>uitatis meminit <text:span text:style-name="amh_5f_dev_5f_abbr">pro</text:span>ph<text:span text:style-name="amh_5f_dev_5f_abbr">et</text:span>a in psalmo, dicens <text:span text:style-name="T286">« </text:span><office:annotation office:name="__Annotation__90595_244145427" loext:resolved="false"><dc:creator>Alexandre Moret Houplon</dc:creator><dc:date>2026-02-26T13:16:56.144426200</dc:date><meta:creator-initials>AMH</meta:creator-initials><text:p text:style-name="Comment"><text:a xlink:href="https://gloss-e.irht.cnrs.fr/php/editions_chapitre.php?id=biblia&amp;numLivre=26&amp;chapitre=26_44#glo_cap44_verset13" xlink:type="simple">https://gloss-e.irht.cnrs.fr/php/editions_chapitre.php?id=biblia&amp;numLivre=26&amp;chapitre=26_44#glo_cap44_verset13</text:a></text:p><text:p text:style-name="Comment"/></office:annotation>filii <text:span text:style-name="amh_5f_ancre_5f_index_5f_locorum">Tirus</text:span>Tiri in mun<text:span text:style-name="amh_5f_dev_5f_abbr">er</text:span>ibus<office:annotation-end office:name="__Annotation__90595_244145427"/><text:span text:style-name="T286"> »</text:span><text:span text:style-name="T286"><text:note text:id="ftn76" text:note-class="footnote"><text:note-citation>76</text:note-citation><text:note-body><text:p text:style-name="amh_5f_note_5f_apparat"><text:span text:style-name="amh_5f_apparat_5f_lemme">filii Tiri in muneribus</text:span> <text:span text:style-name="amh_5f_apparat_5f_commentaire"><text:span text:style-name="T286">(Ps. 44,13)</text:span></text:span></text:p></text:note-body></text:note></text:span> <text:span text:style-name="amh_5f_dev_5f_abbr"><text:span text:style-name="T287">et</text:span></text:span><text:span text:style-name="T287"> ce</text:span><text:span text:style-name="amh_5f_dev_5f_abbr"><text:span text:style-name="T287">tera</text:span></text:span><text:span text:style-name="T287"> et ab alio </text:span><text:span text:style-name="amh_5f_dev_5f_abbr"><text:span text:style-name="T287">pro</text:span></text:span><text:span text:style-name="T287">ph</text:span><text:span text:style-name="amh_5f_dev_5f_abbr"><text:span text:style-name="T287">et</text:span></text:span><text:span text:style-name="T287">a </text:span><office:annotation office:name="__Annotation__90821_244145427" loext:resolved="false"><dc:creator>Alexandre Moret Houplon</dc:creator><dc:date>2026-02-26T13:18:14.078247800</dc:date><meta:creator-initials>AMH</meta:creator-initials><text:p text:style-name="Comment"/><text:p text:style-name="Comment"><text:a xlink:href="https://gloss-e.irht.cnrs.fr/php/editions_chapitre.php?id=biblia&amp;numLivre=33&amp;chapitre=33_23#glo_cap23_verset8" xlink:type="simple">https://gloss-e.irht.cnrs.fr/php/editions_chapitre.php?id=biblia&amp;numLivre=33&amp;chapitre=33_23#glo_cap23_verset8</text:a></text:p><text:p text:style-name="Comment"/></office:annotation><text:span text:style-name="T286">« </text:span><text:span text:style-name="T287">institores ei</text:span><text:span text:style-name="amh_5f_dev_5f_abbr"><text:span text:style-name="T287">us</text:span></text:span><text:span text:style-name="T287"> p</text:span><text:span text:style-name="amh_5f_dev_5f_abbr"><text:span text:style-name="T287">r</text:span></text:span><text:span text:style-name="T287">incipes negotiatoresq</text:span><text:span text:style-name="amh_5f_dev_5f_abbr"><text:span text:style-name="T287">ue</text:span></text:span><text:span text:style-name="T287"> ei</text:span><text:span text:style-name="amh_5f_dev_5f_abbr"><text:span text:style-name="T287">us</text:span></text:span><text:span text:style-name="T287"> incliti t</text:span><text:span text:style-name="amh_5f_dev_5f_abbr"><text:span text:style-name="T287">er</text:span></text:span><text:span text:style-name="T287">re dicu</text:span><text:span text:style-name="amh_5f_dev_5f_abbr"><text:span text:style-name="T287">n</text:span></text:span><text:span text:style-name="T287">t</text:span><text:span text:style-name="amh_5f_dev_5f_abbr"><text:span text:style-name="T287">u</text:span></text:span><text:span text:style-name="T287">r</text:span><text:span text:style-name="T286"> »</text:span><office:annotation-end office:name="__Annotation__90821_244145427"/><text:span text:style-name="T287"><text:note text:id="ftn77" text:note-class="footnote"><text:note-citation>77</text:note-citation><text:note-body><text:p text:style-name="amh_5f_note_5f_apparat"><text:span text:style-name="amh_5f_apparat_5f_lemme">institores eius principes negotiatoresque eius incliti terre dicuntur</text:span> <text:span text:style-name="amh_5f_apparat_5f_commentaire"><text:span text:style-name="T288">(Is. 23,8)</text:span></text:span></text:p></text:note-body></text:note></text:span><text:span text:style-name="T287">. Et in pl</text:span><text:span text:style-name="amh_5f_dev_5f_abbr"><text:span text:style-name="T287">ur</text:span></text:span><text:span text:style-name="T287">ib</text:span><text:span text:style-name="amh_5f_dev_5f_abbr"><text:span text:style-name="T287">us</text:span></text:span><text:span text:style-name="T287"> locis sacre sc</text:span><text:span text:style-name="amh_5f_dev_5f_abbr"><text:span text:style-name="T287">r</text:span></text:span><text:span text:style-name="T287">ipture hui</text:span><text:span text:style-name="amh_5f_dev_5f_abbr"><text:span text:style-name="T287">us</text:span></text:span><text:span text:style-name="T287"> ciuitatis sit me</text:span><text:span text:style-name="amh_5f_dev_5f_abbr"><text:span text:style-name="T287">n</text:span></text:span><text:span text:style-name="T287">sio, </text:span><text:span text:style-name="amh_5f_dev_5f_abbr"><text:span text:style-name="T287">per</text:span></text:span><text:span text:style-name="T287"> qua</text:span><text:span text:style-name="amh_5f_dev_5f_abbr"><text:span text:style-name="T287">m</text:span></text:span><text:span text:style-name="T287"> </text:span><text:span text:style-name="amh_5f_dev_5f_abbr"><text:span text:style-name="T287">per</text:span></text:span><text:span text:style-name="T287">pendi p</text:span><text:span text:style-name="amh_5f_dev_5f_abbr"><text:span text:style-name="T287">otes</text:span></text:span><text:span text:style-name="T287">t ei</text:span><text:span text:style-name="amh_5f_dev_5f_abbr"><text:span text:style-name="T287">us</text:span></text:span><text:span text:style-name="T287"> nobilitas figularis.</text:span></text:h>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89">territorium multa ubertate rigantes. </text:span><text:span text:style-name="T290">Et loc</text:span><text:span text:style-name="amh_5f_dev_5f_abbr"><text:span text:style-name="T290">us</text:span></text:span><text:span text:style-name="T290"> ibi mo</text:span><text:span text:style-name="amh_5f_dev_5f_abbr"><text:span text:style-name="T290">n</text:span></text:span><text:span text:style-name="T290">strat</text:span><text:span text:style-name="amh_5f_dev_5f_abbr"><text:span text:style-name="T290">u</text:span></text:span><text:span text:style-name="T290">r ubi D</text:span><text:span text:style-name="amh_5f_dev_5f_abbr"><text:span text:style-name="T290">omi</text:span></text:span><text:span text:style-name="T290">n</text:span><text:span text:style-name="amh_5f_dev_5f_abbr"><text:span text:style-name="T290">u</text:span></text:span><text:span text:style-name="T290">s fideli Cananee mulieri misert</text:span><text:span text:style-name="amh_5f_dev_5f_abbr"><text:span text:style-name="T290">us</text:span></text:span><text:span text:style-name="T290"> est, et pro</text:span><text:span text:style-name="T291">pe eo loque</text:span><text:span text:style-name="amh_5f_dev_5f_abbr"><text:span text:style-name="T291">n</text:span></text:span><text:span text:style-name="T291">te ad turbas sibi dictu</text:span><text:span text:style-name="amh_5f_dev_5f_abbr"><text:span text:style-name="T291">m</text:span></text:span><text:span text:style-name="T291"> est </text:span><text:span text:style-name="T285">« </text:span><text:span text:style-name="T292">beatus uenter qui te portauit </text:span><text:span text:style-name="T293">et ubera</text:span><text:span text:style-name="T292">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94">q</text:span><text:span text:style-name="amh_5f_dev_5f_abbr"><text:span text:style-name="T294">u</text:span></text:span><text:span text:style-name="amh_5f_dev_5f_abbr"><text:span text:style-name="T293">e</text:span></text:span><text:span text:style-name="T294"> suxisti</text:span><office:annotation-end office:name="__Annotation__3915_1257965972"/> <office:annotation office:name="__Annotation__90822_244145427" loext:resolved="false"><dc:creator>Alexandre Moret Houplon</dc:creator><dc:date>2026-02-26T13:20:04.182045000</dc:date><meta:creator-initials>AMH</meta:creator-initials><text:p text:style-name="Comment"><text:a xlink:href="https://gloss-e.irht.cnrs.fr/php/editions_chapitre.php?id=biblia&amp;numLivre=57&amp;chapitre=57_11#glo_cap11_verset27" xlink:type="simple">https://gloss-e.irht.cnrs.fr/php/editions_chapitre.php?id=biblia&amp;numLivre=57&amp;chapitre=57_11#glo_cap11_verset27</text:a></text:p><text:p text:style-name="Comment"/></office:annotation>»<office:annotation-end office:name="__Annotation__90822_244145427"/><text:note text:id="ftn78" text:note-class="footnote"><text:note-citation>78</text:note-citation><text:note-body><text:p text:style-name="amh_5f_note_5f_apparat"><text:span text:style-name="amh_5f_apparat_5f_lemme">beatus uenter qui te portauit et ubera que suxisti</text:span> <text:span text:style-name="amh_5f_apparat_5f_commentaire"><text:span text:style-name="T295">(</text:span></text:span><text:span text:style-name="amh_5f_apparat_5f_commentaire">Lc. 11,27</text:span><text:span text:style-name="amh_5f_apparat_5f_commentaire"><text:span text:style-name="T295">)</text:span></text:span></text:p></text:note-body></text:note><text:span text:style-name="T294">.</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9" text:note-class="footnote"><text:note-citation>79</text:note-citation><text:note-body><text:p text:style-name="amh_5f_note_5f_apparat"><text:span text:style-name="amh_5f_apparat_5f_lemme">cuius meminit liber Machabeorum</text:span> <text:span text:style-name="amh_5f_apparat_5f_commentaire"><text:span text:style-name="T295">(</text:span></text:span><text:span text:style-name="amh_5f_apparat_5f_commentaire"><text:span text:style-name="T296">I Macc.</text:span></text:span><text:span text:style-name="amh_5f_apparat_5f_commentaire"><text:span text:style-name="T295">)</text:span></text:span></text:p></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97">re</text:span><text:span text:style-name="amh_5f_dev_5f_abbr"><text:span text:style-name="T297">par</text:span></text:span><text:span text:style-name="T297">ari. Co</text:span><text:span text:style-name="amh_5f_dev_5f_abbr"><text:span text:style-name="T297">n</text:span></text:span><text:span text:style-name="T297">ueniente</text:span><text:span text:style-name="amh_5f_dev_5f_abbr"><text:span text:style-name="T297">m</text:span></text:span><text:span text:style-name="T297"> portu</text:span><text:span text:style-name="amh_5f_dev_5f_abbr"><text:span text:style-name="T297">m</text:span></text:span><text:span text:style-name="T297"> h</text:span><text:span text:style-name="amh_5f_dev_5f_abbr"><text:span text:style-name="T297">abe</text:span></text:span><text:span text:style-name="T297">t, </text:span><text:span text:style-name="amh_5f_dev_5f_abbr"><text:span text:style-name="T297">per</text:span></text:span><text:span text:style-name="T297"> ruina</text:span><text:span text:style-name="amh_5f_dev_5f_abbr"><text:span text:style-name="T297">m</text:span></text:span><text:span text:style-name="T297"> t</text:span><text:span text:style-name="amh_5f_dev_5f_abbr"><text:span text:style-name="T297">ame</text:span></text:span><text:span text:style-name="T297">n ciuitatis aliq</text:span><text:span text:style-name="amh_5f_dev_5f_abbr"><text:span text:style-name="T297">u</text:span></text:span><text:span text:style-name="T297">a</text:span><text:span text:style-name="amh_5f_dev_5f_abbr"><text:span text:style-name="T297">n</text:span></text:span><text:span text:style-name="T297">tulu</text:span><text:span text:style-name="amh_5f_dev_5f_abbr"><text:span text:style-name="T297">m</text:span></text:span><text:span text:style-name="T297"> destructu</text:span><text:span text:style-name="amh_5f_dev_5f_abbr"><text:span text:style-name="T297">m</text:span></text:span><text:span text:style-name="T297"> et est hec ciuitas in </text:span><text:span text:style-name="amh_5f_ancre_5f_index_5f_locorum">Siria</text:span><text:span text:style-name="T297">Siria </text:span><text:span text:style-name="amh_5f_ancre_5f_index_5f_locorum">Fenicia</text:span><text:span text:style-name="T297">Fenicia sita et non in t</text:span><text:span text:style-name="amh_5f_dev_5f_abbr"><text:span text:style-name="T297">er</text:span></text:span><text:span text:style-name="T297">ra </text:span><text:span text:style-name="amh_5f_dev_5f_abbr"><text:span text:style-name="T297">Pro</text:span></text:span><text:span text:style-name="T297">missionis sic</text:span><text:span text:style-name="amh_5f_dev_5f_abbr"><text:span text:style-name="T297">ut</text:span></text:span><text:span text:style-name="T297"> </text:span><text:span text:style-name="amh_5f_dev_5f_abbr"><text:span text:style-name="T297">et</text:span></text:span><text:span text:style-name="T297"> </text:span><text:span text:style-name="amh_5f_ancre_5f_index_5f_locorum">Tirus</text:span><text:span text:style-name="T297">Tir</text:span><text:span text:style-name="amh_5f_dev_5f_abbr"><text:span text:style-name="T297">us</text:span></text:span><text:span text:style-name="T297">. </text:span><text:span text:style-name="amh_5f_dev_5f_abbr"><text:span text:style-name="T297">Per</text:span></text:span><text:span text:style-name="T297"> effusione</text:span><text:span text:style-name="amh_5f_dev_5f_abbr"><text:span text:style-name="T297">m</text:span></text:span><text:span text:style-name="T297"> t</text:span><text:span text:style-name="amh_5f_dev_5f_abbr"><text:span text:style-name="T297">ame</text:span></text:span><text:span text:style-name="T297">n </text:span><text:span text:style-name="amh_5f_dev_5f_abbr"><text:span text:style-name="T297">christi</text:span></text:span><text:span text:style-name="T297">ani sa</text:span><text:span text:style-name="amh_5f_dev_5f_abbr"><text:span text:style-name="T297">n</text:span></text:span><text:span text:style-name="T297">guis </text:span><text:span text:style-name="amh_5f_dev_5f_abbr"><text:span text:style-name="T297">pro</text:span></text:span><text:span text:style-name="T297"> fide </text:span><text:span text:style-name="amh_5f_dev_5f_abbr"><text:span text:style-name="T297">Christ</text:span></text:span><text:span text:style-name="T297">i morie</text:span><text:span text:style-name="amh_5f_dev_5f_abbr"><text:span text:style-name="T297">n</text:span></text:span><text:span text:style-name="T297">tiu</text:span><text:span text:style-name="amh_5f_dev_5f_abbr"><text:span text:style-name="T297">m</text:span></text:span><text:span text:style-name="T297"> co</text:span><text:span text:style-name="amh_5f_dev_5f_abbr"><text:span text:style-name="T297">n</text:span></text:span><text:span text:style-name="T297">secrata est et ta</text:span><text:span text:style-name="amh_5f_dev_5f_abbr"><text:span text:style-name="T297">m</text:span></text:span><text:span text:style-name="T297">q</text:span><text:span text:style-name="amh_5f_dev_5f_abbr"><text:span text:style-name="T297">u</text:span></text:span><text:span text:style-name="T297">a</text:span><text:span text:style-name="amh_5f_dev_5f_abbr"><text:span text:style-name="T297">m</text:span></text:span><text:span text:style-name="T297"> locus sacer merito </text:span><text:span text:style-name="amh_5f_dev_5f_abbr"><text:span text:style-name="T297">per</text:span></text:span><text:span text:style-name="T297"> uenera</text:span><text:span text:style-name="amh_5f_dev_5f_abbr"><text:span text:style-name="T297">n</text:span></text:span><text:span text:style-name="T297">da.</text:span></text:p>
      <text:p text:style-name="amh_5f_paragraphe"><text:span text:style-name="amh_5f_lettre_5f_rubriquee">D</text:span>e<text:span text:style-name="T298">in</text:span><text:span text:style-name="amh_5f_dev_5f_abbr"><text:span text:style-name="T298">de</text:span></text:span>, quatuor actis dieb<text:span text:style-name="amh_5f_dev_5f_abbr">us</text:span>, <text:span text:style-name="amh_5f_dev_5f_abbr">per</text:span> terram ueni i<text:span text:style-name="amh_5f_dev_5f_abbr">n</text:span> <text:span text:style-name="amh_5f_ancre_5f_index_5f_locorum">Gaza</text:span>Gaza<text:span text:style-name="amh_5f_dev_5f_abbr">m</text:span> ciuitate<text:span text:style-name="amh_5f_dev_5f_abbr">m</text:span> q<text:span text:style-name="amh_5f_dev_5f_abbr">u</text:span>onda<text:span text:style-name="amh_5f_dev_5f_abbr">m</text:span> Philistim, q<text:span text:style-name="amh_5f_dev_5f_abbr">u</text:span>ia circu<text:span text:style-name="amh_5f_dev_5f_abbr">m</text:span>iacens patria Philistinoru<text:span text:style-name="amh_5f_dev_5f_abbr">m</text:span> erat et dicebatur q<text:span text:style-name="amh_5f_dev_5f_abbr">u</text:span>ondam <text:span text:style-name="amh_5f_ancre_5f_index_5f_locorum">Palestina</text:span>Palestina i<text:span text:style-name="amh_5f_dev_5f_abbr">n</text:span> qua su<text:span text:style-name="amh_5f_dev_5f_abbr">n</text:span>t <text:span text:style-name="amh_5f_dev_5f_abbr">et</text:span> alie ciuitates Philistinoru<text:span text:style-name="amh_5f_dev_5f_abbr">m</text:span> quaru<text:span text:style-name="amh_5f_dev_5f_abbr">m</text:span> memi<text:span text:style-name="amh_5f_dev_5f_abbr">ni</text:span>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80" text:note-class="footnote"><text:note-citation>80</text:note-citation><text:note-body><text:p text:style-name="amh_5f_note_5f_apparat"><text:span text:style-name="amh_5f_apparat_5f_lemme">quarum meminit liber Regum</text:span> <text:span text:style-name="amh_5f_apparat_5f_commentaire"><text:span text:style-name="T299">(Reg.)</text:span></text:span></text:p></text:note-body></text:note><office:annotation-end office:name="__Annotation__15770_2972721066"/> q<text:span text:style-name="amh_5f_dev_5f_abbr">ue</text:span> modo ad castella mutatis forte <text:span text:style-name="T300">no</text:span><text:span text:style-name="amh_5f_dev_5f_abbr"><text:span text:style-name="T300">min</text:span></text:span><text:span text:style-name="T300">ib</text:span><text:span text:style-name="amh_5f_dev_5f_abbr"><text:span text:style-name="T300">us</text:span></text:span><text:span text:style-name="T300"> redacte su</text:span><text:span text:style-name="amh_5f_dev_5f_abbr"><text:span text:style-name="T300">n</text:span></text:span><text:span text:style-name="T300">t. Int</text:span><text:span text:style-name="amh_5f_dev_5f_abbr"><text:span text:style-name="T300">er</text:span></text:span><text:span text:style-name="T300"> </text:span><text:span text:style-name="amh_5f_ancre_5f_index_5f_locorum">Accon</text:span><text:span text:style-name="T300">Accon uero </text:span><text:span text:style-name="amh_5f_dev_5f_abbr"><text:span text:style-name="T300">et</text:span></text:span><text:span text:style-name="T300"> </text:span><text:span text:style-name="amh_5f_ancre_5f_index_5f_locorum">Gaza</text:span><text:span text:style-name="T300">Gazam p</text:span><text:span text:style-name="amh_5f_dev_5f_abbr"><text:span text:style-name="T300">re</text:span></text:span><text:span text:style-name="T300">dicta</text:span><text:span text:style-name="amh_5f_dev_5f_abbr"><text:span text:style-name="T301">m</text:span></text:span><text:span text:style-name="T300"> </text:span><text:span text:style-name="amh_5f_dev_5f_abbr"><text:span text:style-name="T300">pro</text:span></text:span><text:span text:style-name="T300">pe </text:span><text:span text:style-name="amh_5f_ancre_5f_index_5f_locorum">Accon</text:span><text:span text:style-name="T300">Accon ad q</text:span><text:span text:style-name="amh_5f_dev_5f_abbr"><text:span text:style-name="T300">u</text:span></text:span><text:span text:style-name="T300">atuor </text:span><text:span text:style-name="T302">a</text:span><text:span text:style-name="amh_5f_dev_5f_abbr"><text:span text:style-name="T301">ut</text:span></text:span><text:span text:style-name="T300"> q</text:span><text:span text:style-name="amh_5f_dev_5f_abbr"><text:span text:style-name="T300">u</text:span></text:span><text:span text:style-name="T300">a</text:span><text:span text:style-name="amh_5f_dev_5f_abbr"><text:span text:style-name="T300">s</text:span></text:span><text:span text:style-name="T300">i miliaria </text:span><text:span text:style-name="amh_5f_dev_5f_abbr"><text:span text:style-name="T300">pro</text:span></text:span><text:span text:style-name="T300">pe mare a dextris est mons Carmeli, non multu</text:span><text:span text:style-name="amh_5f_dev_5f_abbr"><text:span text:style-name="T300">m</text:span></text:span><text:span text:style-name="T300"> alt</text:span><text:span text:style-name="amh_5f_dev_5f_abbr"><text:span text:style-name="T300">us</text:span></text:span><text:span text:style-name="T300">, oblongus desu</text:span><text:span text:style-name="amh_5f_dev_5f_abbr"><text:span text:style-name="T300">per</text:span></text:span><text:span text:style-name="T300">, plan</text:span><text:span text:style-name="amh_5f_dev_5f_abbr"><text:span text:style-name="T300">us</text:span></text:span><text:span text:style-name="T300"> multu</text:span><text:span text:style-name="amh_5f_dev_5f_abbr"><text:span text:style-name="T300">m</text:span></text:span><text:span text:style-name="T300">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303">[f.</text:span></text:span><text:span text:style-name="amh_5f_foliotation"><text:span text:style-name="T304"> </text:span></text:span><text:span text:style-name="amh_5f_foliotation"><text:span text:style-name="T303">242r]</text:span></text:span><office:annotation-end office:name="__Annotation__15439_2972721066"/><text:span text:style-name="T303"> h</text:span><text:span text:style-name="amh_5f_dev_5f_abbr"><text:span text:style-name="T303">ab</text:span></text:span><text:span text:style-name="T303">itatio s</text:span><text:span text:style-name="amh_5f_dev_5f_abbr"><text:span text:style-name="T303">an</text:span></text:span><text:span text:style-name="T303">cti Helie, ubi et ordo Carmelitaru</text:span><text:span text:style-name="amh_5f_dev_5f_abbr"><text:span text:style-name="T303">m</text:span></text:span><text:span text:style-name="T303"> accepit exordium, pl</text:span><text:span text:style-name="amh_5f_dev_5f_abbr"><text:span text:style-name="T303">ur</text:span></text:span><text:span text:style-name="T303">es </text:span><text:span text:style-name="T305">habens</text:span><text:span text:style-name="T303"> eccl</text:span><text:span text:style-name="amh_5f_dev_5f_abbr"><text:span text:style-name="T303">esi</text:span></text:span><text:span text:style-name="T303">as deuotas et here</text:span><text:span text:style-name="T305">mos</text:span><text:span text:style-name="T303"> gratios</text:span><text:span text:style-name="T306">os</text:span><text:span text:style-name="T303">. I</text:span><text:span text:style-name="amh_5f_dev_5f_abbr"><text:span text:style-name="T303">n</text:span></text:span><text:span text:style-name="T303"> hui</text:span><text:span text:style-name="amh_5f_dev_5f_abbr"><text:span text:style-name="T303">us</text:span></text:span><text:span text:style-name="T303"> montis pede ciuitas q</text:span><text:span text:style-name="amh_5f_dev_5f_abbr"><text:span text:style-name="T303">u</text:span></text:span><text:span text:style-name="T303">onda</text:span><text:span text:style-name="amh_5f_dev_5f_abbr"><text:span text:style-name="T303">m</text:span></text:span><text:span text:style-name="T303"> fuit </text:span><text:span text:style-name="amh_5f_dev_5f_abbr"><text:span text:style-name="T303">christ</text:span></text:span><text:span text:style-name="T303">ianoru</text:span><text:span text:style-name="amh_5f_dev_5f_abbr"><text:span text:style-name="T303">m</text:span></text:span><text:span text:style-name="T303">, Caiphas no</text:span><text:span text:style-name="amh_5f_dev_5f_abbr"><text:span text:style-name="T303">m</text:span></text:span><text:span text:style-name="T303">i</text:span><text:span text:style-name="amh_5f_dev_5f_abbr"><text:span text:style-name="T303">n</text:span></text:span><text:span text:style-name="T303">e, nu</text:span><text:span text:style-name="amh_5f_dev_5f_abbr"><text:span text:style-name="T303">n</text:span></text:span><text:span text:style-name="T303">c destructa.</text:span></text:p>
      <text:p text:style-name="amh_5f_paragraphe"><text:soft-page-break/>Inde tra<text:span text:style-name="amh_5f_dev_5f_abbr">n</text:span>siens ab<text:span text:style-name="T307">ii ultra </text:span><text:span text:style-name="amh_5f_ancre_5f_index_5f_locorum">Cesaria</text:span><text:span text:style-name="T307">Cesaria</text:span><text:span text:style-name="amh_5f_dev_5f_abbr"><text:span text:style-name="T307">m</text:span></text:span><text:span text:style-name="T307"> </text:span><text:span text:style-name="amh_5f_ancre_5f_index_5f_locorum">Palestina</text:span><text:span text:style-name="T307">Palestina</text:span><text:span text:style-name="amh_5f_dev_5f_abbr"><text:span text:style-name="T307">m</text:span></text:span><text:span text:style-name="T307"> famosam urbem q</text:span><text:span text:style-name="amh_5f_dev_5f_abbr"><text:span text:style-name="T307">u</text:span></text:span><text:span text:style-name="T307">ondam et castru</text:span><text:span text:style-name="amh_5f_dev_5f_abbr"><text:span text:style-name="T307">m</text:span></text:span><text:span text:style-name="T307"> </text:span><text:span text:style-name="amh_5f_dev_5f_abbr"><text:span text:style-name="T307">per</text:span></text:span><text:span text:style-name="T307">egrinoru</text:span><text:span text:style-name="amh_5f_dev_5f_abbr"><text:span text:style-name="T307">m</text:span></text:span><text:span text:style-name="T307"> famosu</text:span><text:span text:style-name="amh_5f_dev_5f_abbr"><text:span text:style-name="T307">m</text:span></text:span><text:span text:style-name="T307"> a </text:span><text:span text:style-name="amh_5f_dev_5f_abbr"><text:span text:style-name="T307">christ</text:span></text:span><text:span text:style-name="T307">ianis </text:span><text:span text:style-name="amh_5f_dev_5f_abbr"><text:span text:style-name="T307">con</text:span></text:span><text:span text:style-name="T307">structu</text:span><text:span text:style-name="amh_5f_dev_5f_abbr"><text:span text:style-name="T307">m</text:span></text:span><text:span text:style-name="T307">. Item ciuitate</text:span><text:span text:style-name="amh_5f_dev_5f_abbr"><text:span text:style-name="T307">m</text:span></text:span><text:span text:style-name="T307"> Ascalonem quonda</text:span><text:span text:style-name="amh_5f_dev_5f_abbr"><text:span text:style-name="T307">m</text:span></text:span><text:span text:style-name="T307"> uigorosa</text:span><text:span text:style-name="amh_5f_dev_5f_abbr"><text:span text:style-name="T307">m</text:span></text:span><text:span text:style-name="T307"> et urbe</text:span><text:span text:style-name="amh_5f_dev_5f_abbr"><text:span text:style-name="T307">m</text:span></text:span><text:span text:style-name="T307"> </text:span><text:span text:style-name="amh_5f_ancre_5f_index_5f_locorum">Yoppen</text:span><text:span text:style-name="T307">Yoppensem vetustissima</text:span><text:span text:style-name="amh_5f_dev_5f_abbr"><text:span text:style-name="T307">m</text:span></text:span><text:span text:style-name="T307"> qua</text:span><text:span text:style-name="amh_5f_dev_5f_abbr"><text:span text:style-name="T307">m</text:span></text:span><text:span text:style-name="T307"> </text:span><text:span text:style-name="amh_5f_ancre_5f_index_5f_nominum">Iaphet</text:span><text:span text:style-name="T307">Iaphet filius </text:span><text:span text:style-name="amh_5f_ancre_5f_index_5f_nominum">Noe</text:span><text:span text:style-name="T307">N</text:span><text:span text:style-name="T308">oe</text:span><text:span text:style-name="T307"> famat</text:span><text:span text:style-name="amh_5f_dev_5f_abbr"><text:span text:style-name="T307">u</text:span></text:span><text:span text:style-name="T307">r co</text:span><text:span text:style-name="amh_5f_dev_5f_abbr"><text:span text:style-name="T307">n</text:span></text:span><text:span text:style-name="T307">didisse. Hec loca in rippa maris opti</text:span><text:span text:style-name="amh_5f_dev_5f_abbr"><text:span text:style-name="T307">m</text:span></text:span><text:span text:style-name="T307">e situata a </text:span><text:span text:style-name="amh_5f_ancre_5f_index_5f_locorum">Sarracenus</text:span><text:span text:style-name="T307">Sarracenis miserabilit</text:span><text:span text:style-name="amh_5f_dev_5f_abbr"><text:span text:style-name="T307">er</text:span></text:span><text:span text:style-name="T307"> su</text:span><text:span text:style-name="amh_5f_dev_5f_abbr"><text:span text:style-name="T307">n</text:span></text:span><text:span text:style-name="T307">t destructa.</text:span></text:p>
      <text:p text:style-name="amh_5f_paragraphe">P<text:span text:style-name="amh_5f_dev_5f_abbr">ro</text:span>pe <text:span text:style-name="amh_5f_ancre_5f_index_5f_locorum">Yoppen</text:span>Yoppen intra terra<text:span text:style-name="amh_5f_dev_5f_abbr">m</text:span> est p<text:span text:style-name="amh_5f_dev_5f_abbr">u</text:span>lcra ciuitas <text:span text:style-name="amh_5f_ancre_5f_index_5f_locorum">Rama</text:span>Rama no<text:span text:style-name="amh_5f_dev_5f_abbr">m</text:span>i<text:span text:style-name="amh_5f_dev_5f_abbr">n</text:span>e, q<text:span text:style-name="amh_5f_dev_5f_abbr">ue</text:span> optime h<text:span text:style-name="amh_5f_dev_5f_abbr">ab</text:span>itatur, loc<text:span text:style-name="amh_5f_dev_5f_abbr">us</text:span> delectabilis <text:span text:style-name="amh_5f_dev_5f_abbr">et</text:span> san<text:span text:style-name="amh_5f_dev_5f_abbr">us</text:span>. <text:span text:style-name="amh_5f_dev_5f_abbr">Pro</text:span>pe <text:span text:style-name="T309">ui</text:span>lla<text:span text:style-name="amh_5f_dev_5f_abbr">m</text:span> hanc a sinistris est ciuitas <text:span text:style-name="amh_5f_ancre_5f_index_5f_locorum">Diospolis</text:span>Diospolis, q<text:span text:style-name="amh_5f_dev_5f_abbr">ue</text:span> in <office:annotation office:name="__Annotation__15768_2972721066" loext:resolved="false"><dc:creator>Alexandre Moret Houplon</dc:creator><dc:date>2026-01-09T12:43:51.771022300</dc:date><meta:creator-initials>AMH</meta:creator-initials><text:p text:style-name="Comment"><text:a xlink:href="https://gloss-e.irht.cnrs.fr/php/editions_chapitre.php?id=biblia&amp;numLivre=74&amp;chapitre=74_9#glo_cap9_verset32" xlink:type="simple">https://gloss-e.irht.cnrs.fr/php/editions_chapitre.php?id=biblia&amp;numLivre=74&amp;chapitre=74_9#glo_cap9_verset32</text:a></text:p><text:p text:style-name="Comment"/></office:annotation>Actib<text:span text:style-name="amh_5f_dev_5f_abbr">us</text:span> Ap<text:span text:style-name="amh_5f_dev_5f_abbr">osto</text:span>loru<text:span text:style-name="amh_5f_dev_5f_abbr">m</text:span><office:annotation-end office:name="__Annotation__15768_2972721066"/> Lidda d<text:span text:style-name="amh_5f_dev_5f_abbr">icitu</text:span>r<text:note text:id="ftn81" text:note-class="footnote"><text:note-citation>81</text:note-citation><text:note-body><text:p text:style-name="amh_5f_note_5f_apparat"><text:span text:style-name="amh_5f_apparat_5f_lemme">que in Actibus Apostolorum Lidda dicitur</text:span> <text:span text:style-name="amh_5f_apparat_5f_commentaire"><text:span text:style-name="T310">(Act. 9,32–35)</text:span></text:span></text:p></text:note-body></text:note>, ubi beat<text:span text:style-name="amh_5f_dev_5f_abbr">us</text:span> <text:span text:style-name="amh_5f_ancre_5f_index_5f_nominum">Georgius</text:span>Georgi<text:span text:style-name="amh_5f_dev_5f_abbr">us</text:span> decapitat<text:span text:style-name="amh_5f_dev_5f_abbr">us</text:span> asserit<text:span text:style-name="amh_5f_dev_5f_abbr">u</text:span>r et loc<text:span text:style-name="amh_5f_dev_5f_abbr">us</text:span> adue<text:span text:style-name="amh_5f_dev_5f_abbr">n</text:span>ientib<text:span text:style-name="amh_5f_dev_5f_abbr">us</text:span> <text:span text:style-name="amh_5f_dev_5f_abbr">per</text:span>egrinis <text:span text:style-name="T311">o</text:span><text:span text:style-name="amh_5f_dev_5f_abbr"><text:span text:style-name="T311">ste</text:span></text:span><text:span text:style-name="T311">ndit</text:span><text:span text:style-name="amh_5f_dev_5f_abbr"><text:span text:style-name="T311">u</text:span></text:span><text:span text:style-name="T311">r</text:span><text:span text:style-name="T312"> in choro eccl</text:span><text:span text:style-name="amh_5f_dev_5f_abbr"><text:span text:style-name="T312">esi</text:span></text:span><text:span text:style-name="T312">e quondam freq</text:span><text:span text:style-name="amh_5f_dev_5f_abbr"><text:span text:style-name="T312">ue</text:span></text:span><text:span text:style-name="T312">ntis et pulcre. Et non multu</text:span><text:span text:style-name="amh_5f_dev_5f_abbr"><text:span text:style-name="T312">m</text:span></text:span><text:span text:style-name="T312"> </text:span><text:span text:style-name="T313">distanter </text:span><text:span text:style-name="T312">a monte Carmeli a sinistris est uilla Safra</text:span><text:span text:style-name="amh_5f_dev_5f_abbr"><text:span text:style-name="T312">m</text:span></text:span><text:span text:style-name="T312"> qua b</text:span><text:span text:style-name="amh_5f_dev_5f_abbr"><text:span text:style-name="T312">ea</text:span></text:span><text:span text:style-name="T312">ti </text:span><text:span text:style-name="amh_5f_ancre_5f_index_5f_nominum">Iacobus</text:span><text:span text:style-name="T312">Iacob</text:span><text:span text:style-name="amh_5f_dev_5f_abbr"><text:span text:style-name="T312">us</text:span></text:span><text:span text:style-name="T312"> </text:span><text:span text:style-name="amh_5f_dev_5f_abbr"><text:span text:style-name="T312">et</text:span></text:span><text:span text:style-name="T312"> </text:span><text:span text:style-name="amh_5f_ancre_5f_index_5f_nominum">Iohannes</text:span><text:span text:style-name="T312">Ioh</text:span><text:span text:style-name="amh_5f_dev_5f_abbr"><text:span text:style-name="T312">ann</text:span></text:span><text:span text:style-name="T312">es nati dicu</text:span><text:span text:style-name="amh_5f_dev_5f_abbr"><text:span text:style-name="T312">n</text:span></text:span><text:span text:style-name="T312">t</text:span><text:span text:style-name="amh_5f_dev_5f_abbr"><text:span text:style-name="T312">u</text:span></text:span><text:span text:style-name="T312">r, et i</text:span><text:span text:style-name="amh_5f_dev_5f_abbr"><text:span text:style-name="T312">n</text:span></text:span><text:span text:style-name="T312"> loco natiuitatis eoru</text:span><text:span text:style-name="amh_5f_dev_5f_abbr"><text:span text:style-name="T312">m</text:span></text:span><text:span text:style-name="T312"> p</text:span><text:span text:style-name="amh_5f_dev_5f_abbr"><text:span text:style-name="T312">u</text:span></text:span><text:span text:style-name="T312">lcra fuit eccl</text:span><text:span text:style-name="amh_5f_dev_5f_abbr"><text:span text:style-name="T312">esi</text:span></text:span><text:span text:style-name="T312">a </text:span><text:span text:style-name="amh_5f_dev_5f_abbr"><text:span text:style-name="T312">con</text:span></text:span><text:span text:style-name="T312">structa, qua</text:span><text:span text:style-name="amh_5f_dev_5f_abbr"><text:span text:style-name="T312">m</text:span></text:span><text:span text:style-name="T312"> etia</text:span><text:span text:style-name="amh_5f_dev_5f_abbr"><text:span text:style-name="T312">m</text:span></text:span><text:span text:style-name="T312"> </text:span><text:span text:style-name="amh_5f_dev_5f_abbr"><text:span text:style-name="T312">per</text:span></text:span><text:span text:style-name="T312">egrini deuotius uisitare co</text:span><text:span text:style-name="amh_5f_dev_5f_abbr"><text:span text:style-name="T312">n</text:span></text:span><text:span text:style-name="T312">sueru</text:span><text:span text:style-name="amh_5f_dev_5f_abbr"><text:span text:style-name="T312">n</text:span></text:span><text:span text:style-name="T312">t.</text:span></text:p>
      <text:p text:style-name="amh_5f_paragraphe">Hiis ergo uisis, ueni i<text:span text:style-name="amh_5f_dev_5f_abbr">n</text:span> <text:span text:style-name="amh_5f_ancre_5f_index_5f_locorum">Gaza</text:span>Gaza<text:span text:style-name="amh_5f_dev_5f_abbr">m</text:span> ciuitate<text:span text:style-name="amh_5f_dev_5f_abbr">m</text:span>, quam dix<text:span text:style-name="amh_5f_dev_5f_abbr">er</text:span>am satis magna<text:span text:style-name="amh_5f_dev_5f_abbr">m</text:span> <text:span text:style-name="amh_5f_dev_5f_abbr">et</text:span> satis pop<text:span text:style-name="amh_5f_dev_5f_abbr">u</text:span>lata<text:span text:style-name="amh_5f_dev_5f_abbr">m</text:span>, a mari [ali]q<text:span text:style-name="amh_5f_dev_5f_abbr">u</text:span>a<text:span text:style-name="amh_5f_dev_5f_abbr">n</text:span>tulum elongata<text:span text:style-name="amh_5f_dev_5f_abbr">m</text:span>. Hec est illa ciuitas cui<text:span text:style-name="amh_5f_dev_5f_abbr">us</text:span> portas <text:span text:style-name="amh_5f_ancre_5f_index_5f_nominum">Sanson</text:span>Sanson asportauit, cu<text:span text:style-name="amh_5f_dev_5f_abbr">m</text:span> i<text:span text:style-name="amh_5f_dev_5f_abbr">n</text:span> ea ca<text:span text:style-name="T293">pt</text:span><text:span text:style-name="amh_5f_dev_5f_abbr">us</text:span> e<text:span text:style-name="amh_5f_dev_5f_abbr">ss</text:span>et, monte<text:span text:style-name="amh_5f_dev_5f_abbr">m</text:span> su<text:span text:style-name="amh_5f_dev_5f_abbr">per</text:span> unu<text:span text:style-name="amh_5f_dev_5f_abbr">m</text:span> <text:span text:style-name="amh_5f_dev_5f_abbr">p</text:span><text:span text:style-name="amh_5f_dev_5f_abbr"><text:span text:style-name="T314">ar</text:span></text:span><text:span text:style-name="T314">uu</text:span><text:span text:style-name="amh_5f_dev_5f_abbr"><text:span text:style-name="T314">m</text:span></text:span><text:span text:style-name="T314"> ciuitati uicinu</text:span><text:span text:style-name="amh_5f_dev_5f_abbr"><text:span text:style-name="T314">m</text:span></text:span><text:span text:style-name="T314">, et ibi tot milia Philistinoru</text:span><text:span text:style-name="amh_5f_dev_5f_abbr"><text:span text:style-name="T314">m</text:span></text:span><text:span text:style-name="T314"> palatii, colu</text:span><text:span text:style-name="amh_5f_dev_5f_abbr"><text:span text:style-name="T314">m</text:span></text:span><text:span text:style-name="T314">pis </text:span><text:span text:style-name="T315">ex</text:span><text:span text:style-name="T314">cussis</text:span><text:span text:style-name="T314"><text:note text:id="ftn82" text:note-class="footnote"><text:note-citation>82</text:note-citation><text:note-body><text:p text:style-name="amh_5f_note_5f_apparat"><text:span text:style-name="amh_5f_apparat_5f_lemme">portas Sanson asportauit… columpis </text:span><text:span text:style-name="amh_5f_apparat_5f_lemme"><text:span text:style-name="T316">ex</text:span></text:span><text:span text:style-name="amh_5f_apparat_5f_lemme">cussis</text:span> <text:span text:style-name="amh_5f_apparat_5f_commentaire">(Iud. 16, 1-3 ; 21 ; 29-30)</text:span></text:p></text:note-body></text:note></text:span><text:span text:style-name="T314">, et se ipsu</text:span><text:span text:style-name="amh_5f_dev_5f_abbr"><text:span text:style-name="T314">m</text:span></text:span><text:span text:style-name="T314"> prius, t</text:span><text:span text:style-name="amh_5f_dev_5f_abbr"><text:span text:style-name="T314">ame</text:span></text:span><text:span text:style-name="T314">n excecatu</text:span><text:span text:style-name="amh_5f_dev_5f_abbr"><text:span text:style-name="T314">m</text:span></text:span><text:span text:style-name="T314">, contudit, sic</text:span><text:span text:style-name="amh_5f_dev_5f_abbr"><text:span text:style-name="T314">ut</text:span></text:span><text:span text:style-name="T314"> </text:span><text:span text:style-name="T293">B</text:span><text:span text:style-name="T314">iblia me</text:span><text:span text:style-name="amh_5f_dev_5f_abbr"><text:span text:style-name="T314">m</text:span></text:span><text:span text:style-name="T314">orat.</text:span></text:p>
      <text:p text:style-name="P29">Post hec ueni in castru<text:span text:style-name="amh_5f_dev_5f_abbr">m</text:span> <text:span text:style-name="amh_5f_ancre_5f_index_5f_locorum">Darum </text:span><text:span text:style-name="amh_5f_ancre_5f_index_5f_locorum"><text:span text:style-name="T317">(castrum)</text:span></text:span>Dar<text:span text:style-name="amh_5f_dev_5f_abbr">um</text:span>, q<text:span text:style-name="amh_5f_dev_5f_abbr">uo</text:span>d ultimu<text:span text:style-name="amh_5f_dev_5f_abbr">m</text:span> occ<text:span text:style-name="amh_5f_dev_5f_abbr">u</text:span>rit <text:span text:style-name="amh_5f_dev_5f_abbr">pre</text:span>cede<text:span text:style-name="amh_5f_dev_5f_abbr">n</text:span>tib<text:span text:style-name="amh_5f_dev_5f_abbr">us</text:span> de <text:span text:style-name="amh_5f_ancre_5f_index_5f_locorum">Siria</text:span>Siria in <text:span text:style-name="amh_5f_ancre_5f_index_5f_locorum">Egiptus</text:span>Egiptu<text:span text:style-name="amh_5f_dev_5f_abbr">m</text:span>. Et notandum quod eu<text:span text:style-name="amh_5f_dev_5f_abbr">n</text:span>do de <text:span text:style-name="amh_5f_ancre_5f_index_5f_locorum">Accon</text:span>Accon <text:span text:style-name="amh_5f_dev_5f_abbr">per</text:span> ha<text:span text:style-name="amh_5f_dev_5f_abbr">n</text:span>c uia<text:span text:style-name="amh_5f_dev_5f_abbr">m</text:span> dimisi s<text:span text:style-name="amh_5f_dev_5f_abbr">an</text:span>ctam ciuitate<text:span text:style-name="amh_5f_dev_5f_abbr">m</text:span> <text:span text:style-name="amh_5f_ancre_5f_index_5f_locorum">Iherusalem</text:span>Ih<text:span text:style-name="amh_5f_dev_5f_abbr">e</text:span>r<text:span text:style-name="amh_5f_dev_5f_abbr">usa</text:span>l<text:span text:style-name="amh_5f_dev_5f_abbr">e</text:span>m a sini<text:span text:style-name="T318">s</text:span>tris uix ad <text:span text:style-name="amh_5f_nombre_5f_romain">xx</text:span><text:span text:style-name="T319"> </text:span>miliaria uolens p<text:span text:style-name="amh_5f_dev_5f_abbr">r</text:span>ius uide<text:span text:style-name="amh_5f_dev_5f_abbr">re</text:span> <text:span text:style-name="amh_5f_ancre_5f_index_5f_locorum">Egiptus</text:span>Egiptu<text:span text:style-name="amh_5f_dev_5f_abbr">m</text:span> et <text:span text:style-name="amh_5f_ancre_5f_index_5f_locorum">Arabia</text:span>Arabia<text:span text:style-name="amh_5f_dev_5f_abbr">m</text:span> ut obtentis soldani l<text:span text:style-name="amh_5f_dev_5f_abbr">itte</text:span>ris possem reu<text:span text:style-name="amh_5f_dev_5f_abbr">er</text:span>tens commodius et tutius, Terra<text:span text:style-name="amh_5f_dev_5f_abbr">m</text:span> S<text:span text:style-name="amh_5f_dev_5f_abbr">an</text:span>ctam <text:span text:style-name="amh_5f_dev_5f_abbr">et</text:span> ei<text:span text:style-name="amh_5f_dev_5f_abbr">us</text:span> loca ad placitu<text:span text:style-name="amh_5f_dev_5f_abbr">m</text:span> <text:span text:style-name="amh_5f_dev_5f_abbr">et</text:span> cu<text:span text:style-name="amh_5f_dev_5f_abbr">m</text:span> pausa uisitare, ut patebit i<text:span text:style-name="amh_5f_dev_5f_abbr">n</text:span>ferius.</text:p>
      <text:h text:style-name="P10" text:outline-level="1">De deserto di<text:span text:style-name="amh_5f_dev_5f_abbr">ui</text:span>dente <text:span text:style-name="amh_5f_ancre_5f_index_5f_locorum">Siria</text:span>Siria<text:span text:style-name="amh_5f_dev_5f_abbr">m</text:span> <text:span text:style-name="amh_5f_dev_5f_abbr">et</text:span> <text:span text:style-name="amh_5f_ancre_5f_index_5f_locorum">Egiptus</text:span>Egiptu<text:span text:style-name="amh_5f_dev_5f_abbr">m</text:span> <text:span text:style-name="amh_5f_dev_5f_abbr">et</text:span> de <text:span text:style-name="amh_5f_ancre_5f_index_5f_locorum">Egiptus</text:span>Egipto</text:h>
      <text:h text:style-name="amh_5f_premier_5f_paragraphe" text:outline-level="1"><text:span text:style-name="amh_5f_lettrine">D</text:span>e castro q<text:span text:style-name="amh_5f_dev_5f_abbr">uo</text:span>d <text:span text:style-name="amh_5f_ancre_5f_index_5f_locorum">Darum </text:span><text:span text:style-name="amh_5f_ancre_5f_index_5f_locorum"><text:span text:style-name="T317">(castrum)</text:span></text:span>Daru<text:span text:style-name="amh_5f_dev_5f_abbr">m</text:span> d<text:span text:style-name="amh_5f_dev_5f_abbr">icitu</text:span>r u<text:span text:style-name="amh_5f_dev_5f_abbr">er</text:span>sus <text:span text:style-name="amh_5f_ancre_5f_index_5f_locorum">Egiptus</text:span>Egiptu<text:span text:style-name="amh_5f_dev_5f_abbr">m</text:span> <text:span text:style-name="amh_5f_dev_5f_abbr">per</text:span> des<text:span text:style-name="amh_5f_dev_5f_abbr">er</text:span>tu<text:span text:style-name="amh_5f_dev_5f_abbr">m</text:span> Arenosu<text:span text:style-name="amh_5f_dev_5f_abbr">m</text:span> in <text:span text:style-name="amh_5f_nombre_5f_romain"><text:span text:style-name="T320">vii</text:span></text:span><text:span text:style-name="T321"> </text:span>dieb<text:span text:style-name="amh_5f_dev_5f_abbr">us</text:span>. I<text:span text:style-name="amh_5f_dev_5f_abbr">n</text:span> quo deserto est penuria aq<text:span text:style-name="amh_5f_dev_5f_abbr">ue</text:span>, i<text:span text:style-name="amh_5f_dev_5f_abbr">de</text:span>oq<text:span text:style-name="amh_5f_dev_5f_abbr">ue</text:span> portaui uictualia et alia n<text:span text:style-name="amh_5f_dev_5f_abbr">e</text:span>c<text:span text:style-name="amh_5f_dev_5f_abbr">ess</text:span>aria. Su<text:span text:style-name="amh_5f_dev_5f_abbr">n</text:span>t t<text:span text:style-name="amh_5f_dev_5f_abbr">ame</text:span>n <text:span text:style-name="amh_5f_dev_5f_abbr">con</text:span>stituta <text:span text:style-name="amh_5f_dev_5f_abbr">per</text:span> <text:span text:style-name="amh_5f_ancre_5f_index_5f_locorum">Sarracenus</text:span>Sarracenos certa s<text:span text:style-name="amh_5f_dev_5f_abbr">ecundu</text:span>m dietas hospitia, i<text:span text:style-name="amh_5f_dev_5f_abbr">n</text:span> quib<text:span text:style-name="amh_5f_dev_5f_abbr">us</text:span> etia<text:span text:style-name="amh_5f_dev_5f_abbr">m</text:span> co<text:span text:style-name="amh_5f_dev_5f_abbr">m</text:span>periu<text:span text:style-name="amh_5f_dev_5f_abbr">n</text:span>t<text:span text:style-name="amh_5f_dev_5f_abbr">u</text:span>r n<text:span text:style-name="amh_5f_dev_5f_abbr">e</text:span>c<text:span text:style-name="amh_5f_dev_5f_abbr">ess</text:span>aria <text:span text:style-name="amh_5f_dev_5f_abbr">com</text:span>pete<text:span text:style-name="amh_5f_dev_5f_abbr">n</text:span>tia.</text:h>
      <text:p text:style-name="P30">Post ueni i<text:span text:style-name="amh_5f_dev_5f_abbr">n</text:span> <text:span text:style-name="amh_5f_ancre_5f_index_5f_locorum">Egiptus</text:span>Egiptu<text:span text:style-name="amh_5f_dev_5f_abbr">m</text:span>, ubi <text:span text:style-name="amh_5f_dev_5f_abbr">sunt</text:span> casalia p<text:span text:style-name="amh_5f_dev_5f_abbr">u</text:span>lc<text:span text:style-name="amh_5f_dev_5f_abbr">er</text:span>rima infinita, o<text:span text:style-name="amh_5f_dev_5f_abbr">mn</text:span>ib<text:span text:style-name="amh_5f_dev_5f_abbr">us</text:span> bonis t<text:span text:style-name="amh_5f_dev_5f_abbr">em</text:span>p<text:span text:style-name="amh_5f_dev_5f_abbr">or</text:span>alibus habu<text:span text:style-name="amh_5f_dev_5f_abbr">n</text:span>da<text:span text:style-name="amh_5f_dev_5f_abbr">n</text:span>tia, p<text:span text:style-name="amh_5f_dev_5f_abbr">re</text:span>t<text:span text:style-name="amh_5f_dev_5f_abbr">er</text:span>q<text:span text:style-name="amh_5f_dev_5f_abbr">u</text:span>a<text:span text:style-name="amh_5f_dev_5f_abbr">m</text:span>, in t<text:span text:style-name="amh_5f_dev_5f_abbr">er</text:span>ris <text:span text:style-name="amh_5f_ancre_5f_index_5f_locorum">Sarracenus</text:span>Sarracenoru<text:span text:style-name="amh_5f_dev_5f_abbr">m</text:span>, <text:span text:style-name="amh_5f_dev_5f_abbr">per</text:span> <text:span text:style-name="amh_5f_ancre_5f_index_5f_locorum">Sarracenos</text:span>Sarracenos uinee non colu<text:span text:style-name="amh_5f_dev_5f_abbr">n</text:span>t<text:span text:style-name="amh_5f_dev_5f_abbr">u</text:span>r nec porcos enutriu<text:span text:style-name="amh_5f_dev_5f_abbr">n</text:span>t. Hoc eni<text:span text:style-name="amh_5f_dev_5f_abbr">m</text:span> lege eoru<text:span text:style-name="amh_5f_dev_5f_abbr">m</text:span>, in libro que<text:span text:style-name="amh_5f_dev_5f_abbr">m</text:span> <office:annotation office:name="__Annotation__15832_2972721066" loext:resolved="false"><dc:creator>Alexandre Moret Houplon</dc:creator><dc:date>2026-01-09T12:52:26.468420700</dc:date><meta:creator-initials>AMH</meta:creator-initials><text:p text:style-name="Comment">Le Coran</text:p></office:annotation>Alcoranu<text:span text:style-name="amh_5f_dev_5f_abbr">m</text:span><office:annotation-end office:name="__Annotation__15832_2972721066"/> uoca<text:span text:style-name="amh_5f_dev_5f_abbr">n</text:span>t<text:note text:id="ftn83" text:note-class="footnote"><text:note-citation>83</text:note-citation><text:note-body><text:p text:style-name="amh_5f_note_5f_apparat"><text:span text:style-name="amh_5f_apparat_5f_lemme">in libro quem Alcoranum uocant</text:span> <text:span text:style-name="amh_5f_apparat_5f_commentaire"><text:span text:style-name="T322">(Cor. 5,3 ; 5,90–91)</text:span></text:span></text:p></text:note-body></text:note>, strictius i<text:span text:style-name="amh_5f_dev_5f_abbr">n</text:span>hibetur. P<text:span text:style-name="amh_5f_dev_5f_abbr">ri</text:span>mo <text:span text:style-name="amh_5f_dev_5f_abbr">i</text:span>g<text:span text:style-name="amh_5f_dev_5f_abbr">itur</text:span> <text:span text:style-name="amh_5f_dev_5f_abbr">pro</text:span>cedens u<text:span text:style-name="amh_5f_dev_5f_abbr">er</text:span>sus <text:span text:style-name="amh_5f_ancre_5f_index_5f_locorum">Babilonia</text:span>Babilonia<text:span text:style-name="amh_5f_dev_5f_abbr">m</text:span>, ueni ad uilla<text:span text:style-name="amh_5f_dev_5f_abbr">m</text:span> famosa<text:span text:style-name="amh_5f_dev_5f_abbr">m</text:span> et magna<text:span text:style-name="amh_5f_dev_5f_abbr">m</text:span>, q<text:span text:style-name="amh_5f_dev_5f_abbr">ue</text:span> <office:annotation office:name="__Annotation__177532_1790455224" loext:resolved="false"><dc:creator>Alexandre Moret Houplon</dc:creator><dc:date>2026-03-02T09:07:20.741872300</dc:date><meta:creator-initials>AMH</meta:creator-initials><text:p text:style-name="Comment">Li : Belleip</text:p></office:annotation>Belbeis<office:annotation-end office:name="__Annotation__177532_1790455224"/> appellat<text:span text:style-name="amh_5f_dev_5f_abbr">u</text:span>r. <text:span text:style-name="T323">Post hec, dimissis </text:span>a sinistris<text:span text:style-name="T323"> sup</text:span><text:span text:style-name="amh_5f_dev_5f_abbr"><text:span text:style-name="T323">r</text:span></text:span><text:span text:style-name="T323">a ripa</text:span><text:span text:style-name="amh_5f_dev_5f_abbr"><text:span text:style-name="T323">m</text:span></text:span><text:span text:style-name="T323"> maris </text:span><text:span text:style-name="amh_5f_ancre_5f_index_5f_locorum">Alexandria</text:span><text:span text:style-name="T323">Alexa</text:span><text:span text:style-name="amh_5f_dev_5f_abbr"><text:span text:style-name="T323">n</text:span></text:span><text:span text:style-name="T323">dria famossissima ciuitate et Dami</text:span><text:span text:style-name="T324">e</text:span><text:span text:style-name="T323">ta, </text:span><text:span text:style-name="amh_5f_dev_5f_abbr"><text:span text:style-name="T323">pro</text:span></text:span><text:span text:style-name="T323">pt</text:span><text:span text:style-name="amh_5f_dev_5f_abbr"><text:span text:style-name="T323">er</text:span></text:span><text:span text:style-name="T323"> co</text:span><text:span text:style-name="amh_5f_dev_5f_abbr"><text:span text:style-name="T323">n</text:span></text:span><text:span text:style-name="T323">ueniente</text:span><text:span text:style-name="amh_5f_dev_5f_abbr"><text:span text:style-name="T323">m</text:span></text:span><text:span text:style-name="T323"> portu</text:span><text:span text:style-name="amh_5f_dev_5f_abbr"><text:span text:style-name="T323">m</text:span></text:span><text:span text:style-name="T323"> nauigantib</text:span><text:span text:style-name="amh_5f_dev_5f_abbr"><text:span text:style-name="T323">us</text:span></text:span><text:span text:style-name="T323"> satis nota, </text:span><text:span text:style-name="amh_5f_dev_5f_abbr"><text:span text:style-name="T323">per</text:span></text:span><text:span text:style-name="T323">ueni ad </text:span><text:span text:style-name="amh_5f_ancre_5f_index_5f_locorum">Cadrum</text:span><text:span text:style-name="T323">Cadru</text:span><text:span text:style-name="amh_5f_dev_5f_abbr"><text:span text:style-name="T323">m</text:span></text:span><text:span text:style-name="T323"> et </text:span><text:span text:style-name="amh_5f_ancre_5f_index_5f_locorum">Babilonia</text:span><text:span text:style-name="T323">Babilonia</text:span><text:span text:style-name="amh_5f_dev_5f_abbr"><text:span text:style-name="T323">m</text:span></text:span><text:span text:style-name="T323"> metropoli</text:span><text:span text:style-name="amh_5f_dev_5f_abbr"><text:span text:style-name="T323">m</text:span></text:span><text:span text:style-name="T323"> </text:span><text:span text:style-name="amh_5f_ancre_5f_index_5f_locorum">Egiptus</text:span><text:span text:style-name="T323">Egipti, ubi est sedes soldani in uno castro p</text:span><text:span text:style-name="amh_5f_dev_5f_abbr"><text:span text:style-name="T323">u</text:span></text:span><text:span text:style-name="T308">l</text:span><text:span text:style-name="T323">c</text:span><text:span text:style-name="amh_5f_dev_5f_abbr"><text:span text:style-name="T323">er</text:span></text:span><text:span text:style-name="T323">ri</text:span><text:span text:style-name="amh_5f_dev_5f_abbr"><text:span text:style-name="T323">m</text:span></text:span><text:span text:style-name="T323">o </text:span><text:span text:style-name="amh_5f_dev_5f_abbr"><text:span text:style-name="T323">pro</text:span></text:span><text:span text:style-name="T323">pe </text:span><text:span text:style-name="amh_5f_ancre_5f_index_5f_locorum">Cadrum</text:span><text:span text:style-name="T323">Cadru</text:span><text:span text:style-name="amh_5f_dev_5f_abbr"><text:span text:style-name="T323">m</text:span></text:span><text:span text:style-name="T323">. Hoc castru</text:span><text:span text:style-name="amh_5f_dev_5f_abbr"><text:span text:style-name="T323">m</text:span></text:span><text:span text:style-name="T323"> in monte est non alto s</text:span><text:span text:style-name="amh_5f_dev_5f_abbr"><text:span text:style-name="T323">ed</text:span></text:span><text:span text:style-name="T323"> petroso, lato et ualde p</text:span><text:span text:style-name="amh_5f_dev_5f_abbr"><text:span text:style-name="T323">u</text:span></text:span><text:span text:style-name="T323">lcris palatiis decorat</text:span><text:span text:style-name="amh_5f_dev_5f_abbr"><text:span text:style-name="T323">u</text:span></text:span><text:span text:style-name="T323">r. D</text:span><text:span text:style-name="amh_5f_dev_5f_abbr"><text:span text:style-name="T323">icitu</text:span></text:span><text:span text:style-name="T323">r q</text:span><text:span text:style-name="amh_5f_dev_5f_abbr"><text:span text:style-name="T323">uod</text:span></text:span><text:span text:style-name="T323"> co</text:span><text:span text:style-name="amh_5f_dev_5f_abbr"><text:span text:style-name="T323">n</text:span></text:span><text:span text:style-name="T323">tinue, </text:span><text:span text:style-name="amh_5f_dev_5f_abbr"><text:span text:style-name="T323">per</text:span></text:span><text:span text:style-name="T323"> diu</text:span><text:span text:style-name="amh_5f_dev_5f_abbr"><text:span text:style-name="T323">er</text:span></text:span><text:span text:style-name="T323">sis ip</text:span><text:span text:style-name="amh_5f_dev_5f_abbr"><text:span text:style-name="T323">s</text:span></text:span><text:span text:style-name="T323">i</text:span><text:span text:style-name="amh_5f_dev_5f_abbr"><text:span text:style-name="T323">us</text:span></text:span><text:span text:style-name="T323"> soldani s</text:span><text:span text:style-name="amh_5f_dev_5f_abbr"><text:span text:style-name="T323">er</text:span></text:span><text:span text:style-name="T323">uitiis et custodia ei</text:span><text:span text:style-name="amh_5f_dev_5f_abbr"><text:span text:style-name="T323">us</text:span></text:span><text:span text:style-name="T323"> in ip</text:span><text:span text:style-name="amh_5f_dev_5f_abbr"><text:span text:style-name="T323">s</text:span></text:span><text:span text:style-name="T323">o castro, co</text:span><text:span text:style-name="amh_5f_dev_5f_abbr"><text:span text:style-name="T323">m</text:span></text:span><text:span text:style-name="T323">m</text:span><text:span text:style-name="T325">e</text:span><text:span text:style-name="amh_5f_dev_5f_abbr"><text:span text:style-name="T325">m</text:span></text:span><text:span text:style-name="T323">or</text:span><text:span text:style-name="T325">a</text:span><text:span text:style-name="T323">tur sex</text:span><text:span text:style-name="T325"> </text:span><text:span text:style-name="T323">mile</text:span><text:span text:style-name="T325"> </text:span><text:span text:style-name="T323">personaru</text:span><text:span text:style-name="amh_5f_dev_5f_abbr"><text:span text:style-name="T323">m</text:span></text:span><text:span text:style-name="T323"> q</text:span><text:span text:style-name="amh_5f_dev_5f_abbr"><text:span text:style-name="T323">ui</text:span></text:span><text:span text:style-name="T323">b</text:span><text:span text:style-name="amh_5f_dev_5f_abbr"><text:span text:style-name="T323">us</text:span></text:span><text:span text:style-name="T323"> cotidie </text:span><text:span text:style-name="T326">de uilla uictualia m</text:span><text:span text:style-name="amh_5f_dev_5f_abbr"><text:span text:style-name="T326">in</text:span></text:span><text:span text:style-name="T326">istrant</text:span><text:span text:style-name="amh_5f_dev_5f_abbr"><text:span text:style-name="T326">u</text:span></text:span><text:span text:style-name="T326">r. Cet</text:span><text:span text:style-name="amh_5f_dev_5f_abbr"><text:span text:style-name="T326">er</text:span></text:span><text:span text:style-name="T326">i u</text:span><text:span text:style-name="amh_5f_dev_5f_abbr"><text:span text:style-name="T326">er</text:span></text:span><text:span text:style-name="T326">o a</text:span><text:span text:style-name="amh_5f_dev_5f_abbr"><text:span text:style-name="T327">m</text:span></text:span><text:span text:style-name="T326">mirati </text:span><text:span text:style-name="T328">–</text:span><text:span text:style-name="T326"> i</text:span><text:span text:style-name="amh_5f_dev_5f_abbr"><text:span text:style-name="T326">d</text:span></text:span><text:span text:style-name="T326"> capitanei </text:span><text:span text:style-name="T328">–</text:span><text:span text:style-name="T326"> et gen</text:span><text:span text:style-name="amh_5f_dev_5f_abbr"><text:span text:style-name="T326">us</text:span></text:span><text:span text:style-name="T326"> armoru</text:span><text:span text:style-name="amh_5f_dev_5f_abbr"><text:span text:style-name="T326">m</text:span></text:span><text:span text:style-name="T326"> eq</text:span><text:span text:style-name="amh_5f_dev_5f_abbr"><text:span text:style-name="T326">u</text:span></text:span><text:span text:style-name="T326">ites, i</text:span><text:span text:style-name="amh_5f_dev_5f_abbr"><text:span text:style-name="T326">n</text:span></text:span><text:span text:style-name="T326"> maxi</text:span><text:span text:style-name="amh_5f_dev_5f_abbr"><text:span text:style-name="T326">m</text:span></text:span><text:span text:style-name="T326">a m</text:span><text:span text:style-name="amh_5f_dev_5f_abbr"><text:span text:style-name="T326">u</text:span></text:span><text:span text:style-name="T326">lti</text:span><text:span text:style-name="amh_5f_dev_5f_abbr"><text:span text:style-name="T326">tudi</text:span></text:span><text:span text:style-name="T326">ne sub castro i</text:span><text:span text:style-name="amh_5f_dev_5f_abbr"><text:span text:style-name="T326">n</text:span></text:span><text:span text:style-name="T326"> c</text:span><text:span text:style-name="amh_5f_dev_5f_abbr"><text:span text:style-name="T326">iu</text:span></text:span><text:span text:style-name="T326">itatib</text:span><text:span text:style-name="amh_5f_dev_5f_abbr"><text:span text:style-name="T326">us</text:span></text:span><text:span text:style-name="T326"> ordina</text:span><text:span text:style-name="amh_5f_dev_5f_abbr"><text:span text:style-name="T329">n</text:span></text:span><text:span text:style-name="T326">t</text:span><text:span text:style-name="amh_5f_dev_5f_abbr"><text:span text:style-name="T326">u</text:span></text:span><text:span text:style-name="T326">r </text:span><text:span text:style-name="amh_5f_dev_5f_abbr"><text:span text:style-name="T326">et</text:span></text:span><text:span text:style-name="T326"> co</text:span><text:span text:style-name="amh_5f_dev_5f_abbr"><text:span text:style-name="T326">m</text:span></text:span><text:span text:style-name="T326">mora</text:span><text:span text:style-name="amh_5f_dev_5f_abbr"><text:span text:style-name="T326">n</text:span></text:span><text:span text:style-name="T326">t</text:span><text:span text:style-name="amh_5f_dev_5f_abbr"><text:span text:style-name="T326">u</text:span></text:span><text:span text:style-name="T326">r, sub millenariis, ce</text:span><text:span text:style-name="amh_5f_dev_5f_abbr"><text:span text:style-name="T326">n</text:span></text:span><text:span text:style-name="T326">tenariis, q</text:span><text:span text:style-name="amh_5f_dev_5f_abbr"><text:span text:style-name="T326">u</text:span></text:span><text:span text:style-name="T326">i</text:span><text:span text:style-name="T293">n</text:span><text:span text:style-name="T326">q</text:span><text:span text:style-name="amh_5f_dev_5f_abbr"><text:span text:style-name="T326">u</text:span></text:span><text:span text:style-name="T326">agenariis ac decaniis, s</text:span><text:span text:style-name="amh_5f_dev_5f_abbr"><text:span text:style-name="T326">ecundu</text:span></text:span><text:span text:style-name="T326">m q</text:span><text:span text:style-name="amh_5f_dev_5f_abbr"><text:span text:style-name="T326">uod</text:span></text:span><text:span text:style-name="T326"> uisu</text:span><text:span text:style-name="amh_5f_dev_5f_abbr"><text:span text:style-name="T326">m</text:span></text:span><text:span text:style-name="T326"> fu</text:span><text:span text:style-name="amh_5f_dev_5f_abbr"><text:span text:style-name="T326">er</text:span></text:span><text:span text:style-name="T326">it expedire, q</text:span><text:span text:style-name="amh_5f_dev_5f_abbr"><text:span text:style-name="T326">u</text:span></text:span><text:span text:style-name="T326">ib</text:span><text:span text:style-name="amh_5f_dev_5f_abbr"><text:span text:style-name="T326">us</text:span></text:span><text:span text:style-name="T326"> </text:span><text:span text:style-name="amh_5f_dev_5f_abbr"><text:span text:style-name="T326">per</text:span></text:span><text:span text:style-name="T326"> soldanu</text:span><text:span text:style-name="amh_5f_dev_5f_abbr"><text:span text:style-name="T326">m</text:span></text:span><text:span text:style-name="T326"> s</text:span><text:span text:style-name="amh_5f_dev_5f_abbr"><text:span text:style-name="T326">ecundu</text:span></text:span><text:span text:style-name="T326">m grad</text:span><text:span text:style-name="amh_5f_dev_5f_abbr"><text:span text:style-name="T326">us</text:span></text:span><text:span text:style-name="T326"> suos stipe</text:span><text:span text:style-name="amh_5f_dev_5f_abbr"><text:span text:style-name="T326">n</text:span></text:span><text:span text:style-name="T326">dia dispe</text:span><text:span text:style-name="amh_5f_dev_5f_abbr"><text:span text:style-name="T326">n</text:span></text:span><text:span text:style-name="T326">sant</text:span><text:span text:style-name="amh_5f_dev_5f_abbr"><text:span text:style-name="T326">u</text:span></text:span><text:span text:style-name="T326">r.</text:span></text:p>
      <text:p text:style-name="amh_5f_paragraphe"><text:span text:style-name="amh_5f_lettre_5f_rubriquee">S</text:span>u<text:span text:style-name="amh_5f_dev_5f_abbr">n</text:span>t aut<text:span text:style-name="amh_5f_dev_5f_abbr">em</text:span> <office:annotation office:name="__Annotation__409255_1790455224" loext:resolved="false"><dc:creator>Alexandre Moret Houplon</dc:creator><dc:date>2026-03-02T09:24:38.871070200</dc:date><meta:creator-initials>AMH</meta:creator-initials><text:p text:style-name="Comment">Li : Caldrum</text:p></office:annotation><text:span text:style-name="amh_5f_ancre_5f_index_5f_locorum">Cadrum</text:span>Cadru<text:span text:style-name="amh_5f_dev_5f_abbr">m</text:span><office:annotation-end office:name="__Annotation__409255_1790455224"/> et <text:span text:style-name="amh_5f_ancre_5f_index_5f_locorum">Babilonia</text:span>Babilonia due ciuitat<text:span text:style-name="T330">e</text:span>s m<text:span text:style-name="amh_5f_dev_5f_abbr">u</text:span>ltu<text:span text:style-name="amh_5f_dev_5f_abbr">m</text:span> magne, paru<text:span text:style-name="amh_5f_dev_5f_abbr"><text:span text:style-name="T331">u</text:span></text:span><text:span text:style-name="amh_5f_dev_5f_abbr">m</text:span> <text:span text:style-name="T330">t</text:span><text:span text:style-name="amh_5f_dev_5f_abbr"><text:span text:style-name="T330">ame</text:span></text:span><text:span text:style-name="T330">n </text:span>dista<text:span text:style-name="amh_5f_dev_5f_abbr">n</text:span>tes <text:span text:style-name="amh_5f_dev_5f_abbr">et</text:span> q<text:span text:style-name="amh_5f_dev_5f_abbr">u</text:span>a<text:span text:style-name="amh_5f_dev_5f_abbr">s</text:span>i co<text:span text:style-name="amh_5f_dev_5f_abbr">n</text:span>tigue ; <text:span text:style-name="amh_5f_dev_5f_abbr">et</text:span> t<text:span text:style-name="amh_5f_dev_5f_abbr">ame</text:span>n minor <text:span text:style-name="T332">erat </text:span><text:span text:style-name="amh_5f_ancre_5f_index_5f_locorum">Cadrum</text:span><text:span text:style-name="T332">Cadru</text:span><text:span text:style-name="amh_5f_dev_5f_abbr"><text:span text:style-name="T332">m</text:span></text:span><text:span text:style-name="T332">, q</text:span><text:span text:style-name="amh_5f_dev_5f_abbr"><text:span text:style-name="T332">ue</text:span></text:span><text:span text:style-name="T332"> est u</text:span><text:span text:style-name="amh_5f_dev_5f_abbr"><text:span text:style-name="T332">er</text:span></text:span><text:span text:style-name="T332">sus des</text:span><text:span text:style-name="amh_5f_dev_5f_abbr"><text:span text:style-name="T332">er</text:span></text:span><text:span text:style-name="T332">tu</text:span><text:span text:style-name="amh_5f_dev_5f_abbr"><text:span text:style-name="T332">m</text:span></text:span><text:span text:style-name="T332"> </text:span><text:span text:style-name="amh_5f_ancre_5f_index_5f_locorum">Siria</text:span><text:span text:style-name="T332">Sirie, paru</text:span><text:span text:style-name="amh_5f_dev_5f_abbr"><text:span text:style-name="T332">um</text:span></text:span><text:span text:style-name="T332"> distans a </text:span><text:span text:style-name="amh_5f_ancre_5f_index_5f_locorum">Nilus</text:span><text:span text:style-name="T332">Nilo, fluuio </text:span><text:span text:style-name="amh_5f_dev_5f_abbr"><text:span text:style-name="T293">P</text:span></text:span><text:span text:style-name="amh_5f_dev_5f_abbr"><text:span text:style-name="T332">ar</text:span></text:span><text:span text:style-name="T332">adisi. </text:span><text:span text:style-name="amh_5f_ancre_5f_index_5f_locorum">Babilonia</text:span><text:span text:style-name="T332">Babilonia uero sita est su</text:span><text:span text:style-name="amh_5f_dev_5f_abbr"><text:span text:style-name="T332">per</text:span></text:span><text:span text:style-name="T332"> fluuiu</text:span><text:span text:style-name="amh_5f_dev_5f_abbr"><text:span text:style-name="T332">m</text:span></text:span><text:span text:style-name="T332"> ipsu</text:span><text:span text:style-name="amh_5f_dev_5f_abbr"><text:span text:style-name="T332">m</text:span></text:span><text:span text:style-name="T332"> sine medio. P</text:span><text:span text:style-name="amh_5f_dev_5f_abbr"><text:span text:style-name="T332">re</text:span></text:span><text:span text:style-name="T332">dicte due uille m</text:span><text:span text:style-name="amh_5f_dev_5f_abbr"><text:span text:style-name="T332">u</text:span></text:span><text:span text:style-name="T332">ltu</text:span><text:span text:style-name="amh_5f_dev_5f_abbr"><text:span text:style-name="T332">m</text:span></text:span><text:span text:style-name="T332"> su</text:span><text:span text:style-name="amh_5f_dev_5f_abbr"><text:span text:style-name="T332">n</text:span></text:span><text:span text:style-name="T332">t populose, p</text:span><text:span text:style-name="amh_5f_dev_5f_abbr"><text:span text:style-name="T332">u</text:span></text:span><text:span text:style-name="T332">lc</text:span><text:span text:style-name="amh_5f_dev_5f_abbr"><text:span text:style-name="T332">er</text:span></text:span><text:span text:style-name="T332">rimis edificiis </text:span><text:span text:style-name="amh_5f_dev_5f_abbr"><text:span text:style-name="T332">con</text:span></text:span><text:span text:style-name="T332">structe, </text:span><text:span text:style-name="T333">pl</text:span><text:span text:style-name="amh_5f_dev_5f_abbr"><text:span text:style-name="T333">us</text:span></text:span><text:span text:style-name="T333"> q</text:span><text:span text:style-name="amh_5f_dev_5f_abbr"><text:span text:style-name="T333">u</text:span></text:span><text:span text:style-name="T333">a</text:span><text:span text:style-name="amh_5f_dev_5f_abbr"><text:span text:style-name="T333">m</text:span></text:span><text:span text:style-name="T333"> de foris apparea</text:span><text:span text:style-name="amh_5f_dev_5f_abbr"><text:span text:style-name="T333">n</text:span></text:span><text:span text:style-name="T333">t q</text:span><text:span text:style-name="amh_5f_dev_5f_abbr"><text:span text:style-name="T333">u</text:span></text:span><text:span text:style-name="T333">ia orientales g</text:span><text:span text:style-name="amh_5f_dev_5f_abbr"><text:span text:style-name="T333">e</text:span></text:span><text:span text:style-name="T333">n</text:span><text:span text:style-name="amh_5f_dev_5f_abbr"><text:span text:style-name="T333">er</text:span></text:span><text:span text:style-name="T333">aliter plus int</text:span><text:span text:style-name="amh_5f_dev_5f_abbr"><text:span text:style-name="T333">us</text:span></text:span><text:span text:style-name="T333"> q</text:span><text:span text:style-name="amh_5f_dev_5f_abbr"><text:span text:style-name="T333">u</text:span></text:span><text:span text:style-name="T333">a</text:span><text:span text:style-name="amh_5f_dev_5f_abbr"><text:span text:style-name="T333">m</text:span></text:span><text:span text:style-name="T333"> de foris edificia sua marmore et musa</text:span><text:span text:style-name="T293">ï</text:span><text:span text:style-name="T333">co o</text:span><text:span text:style-name="amh_5f_dev_5f_abbr"><text:span text:style-name="T333">per</text:span></text:span><text:span text:style-name="T333">e mirab</text:span><text:span text:style-name="amh_5f_dev_5f_abbr"><text:span text:style-name="T333">i</text:span></text:span><text:span text:style-name="T333">liter </text:span><text:span text:style-name="amh_5f_foliotation"><text:span text:style-name="T333">[f.</text:span></text:span><text:span text:style-name="amh_5f_foliotation"><text:span text:style-name="T293"> </text:span></text:span><text:span text:style-name="amh_5f_foliotation"><text:span text:style-name="T333">242v]</text:span></text:span><text:span text:style-name="T333"> uenusta</text:span><text:span text:style-name="amh_5f_dev_5f_abbr"><text:span text:style-name="T333">n</text:span></text:span><text:span text:style-name="T333">t tam in parientib</text:span><text:span text:style-name="amh_5f_dev_5f_abbr"><text:span text:style-name="T333">us</text:span></text:span><text:span text:style-name="T333"> q</text:span><text:span text:style-name="amh_5f_dev_5f_abbr"><text:span text:style-name="T333">u</text:span></text:span><text:span text:style-name="T333">a</text:span><text:span text:style-name="amh_5f_dev_5f_abbr"><text:span text:style-name="T333">m</text:span></text:span><text:span text:style-name="T333"> in pauime</text:span><text:span text:style-name="amh_5f_dev_5f_abbr"><text:span text:style-name="T333">n</text:span></text:span><text:span text:style-name="T333">tis. </text:span><text:span text:style-name="amh_5f_lettre_5f_rubriquee">A</text:span><text:span text:style-name="T334">du</text:span><text:span text:style-name="amh_5f_dev_5f_abbr"><text:span text:style-name="T334">er</text:span></text:span><text:span text:style-name="T334">tendu</text:span><text:span text:style-name="amh_5f_dev_5f_abbr"><text:span text:style-name="T334">m</text:span></text:span><text:span text:style-name="T334"> t</text:span><text:span text:style-name="amh_5f_dev_5f_abbr"><text:span text:style-name="T334">ame</text:span></text:span><text:span text:style-name="T334">n q</text:span><text:span text:style-name="amh_5f_dev_5f_abbr"><text:span text:style-name="T334">uod</text:span></text:span><text:span text:style-name="T334"> hec Babilonia de q</text:span><text:span text:style-name="amh_5f_dev_5f_abbr"><text:span text:style-name="T334">u</text:span></text:span><text:span text:style-name="T334">a nu</text:span><text:span text:style-name="amh_5f_dev_5f_abbr"><text:span text:style-name="T334">n</text:span></text:span><text:span text:style-name="T334">c fit me</text:span><text:span text:style-name="amh_5f_dev_5f_abbr"><text:span text:style-name="T334">n</text:span></text:span><text:span text:style-name="T334">sio non est illa de qua a</text:span><text:span text:style-name="amh_5f_dev_5f_abbr"><text:span text:style-name="T334">n</text:span></text:span><text:span text:style-name="T334">tiq</text:span><text:span text:style-name="amh_5f_dev_5f_abbr"><text:span text:style-name="T334">u</text:span></text:span><text:span text:style-name="T334">itus fit mensio et i</text:span><text:span text:style-name="amh_5f_dev_5f_abbr"><text:span text:style-name="T334">n</text:span></text:span><text:span text:style-name="T334"> quam regnauit Nabugodonosor et ad qua</text:span><text:span text:style-name="amh_5f_dev_5f_abbr"><text:span text:style-name="T334">m</text:span></text:span><text:span text:style-name="T334"> filii Isr</text:span><text:span text:style-name="amh_5f_dev_5f_abbr"><text:span text:style-name="T334">ae</text:span></text:span><text:span text:style-name="T334">l captiui su</text:span><text:span text:style-name="amh_5f_dev_5f_abbr"><text:span text:style-name="T334">n</text:span></text:span><text:span text:style-name="T334">t ducti</text:span><text:span text:style-name="T334"><text:note text:id="ftn84" text:note-class="footnote"><text:note-citation>84</text:note-citation><text:note-body><text:p text:style-name="amh_5f_note_5f_apparat"><text:span text:style-name="amh_5f_apparat_5f_lemme">in quam regnauit Nabugodonosor… sunt ducti</text:span> <text:span text:style-name="amh_5f_apparat_5f_commentaire"><text:span text:style-name="T335">(IV Reg. 24-25)</text:span></text:span></text:p></text:note-body></text:note></text:span><text:span text:style-name="T334">, s</text:span><text:span text:style-name="amh_5f_dev_5f_abbr"><text:span text:style-name="T334">ed</text:span></text:span><text:span text:style-name="T334"> est hec noua Babilonia a</text:span><text:span text:style-name="amh_5f_dev_5f_abbr"><text:span text:style-name="T334">n</text:span></text:span><text:span text:style-name="T334">tiq</text:span><text:span text:style-name="amh_5f_dev_5f_abbr"><text:span text:style-name="T334">u</text:span></text:span><text:span text:style-name="T334">a </text:span><text:span text:style-name="amh_5f_dev_5f_abbr"><text:span text:style-name="T334">con</text:span></text:span><text:span text:style-name="T334">formis in n</text:span><text:span text:style-name="amh_5f_dev_5f_abbr"><text:span text:style-name="T334">om</text:span></text:span><text:span text:style-name="T334">i</text:span><text:span text:style-name="amh_5f_dev_5f_abbr"><text:span text:style-name="T334">n</text:span></text:span><text:span text:style-name="T334">e et q</text:span><text:span text:style-name="amh_5f_dev_5f_abbr"><text:span text:style-name="T334">u</text:span></text:span><text:span text:style-name="T334">oda</text:span><text:span text:style-name="amh_5f_dev_5f_abbr"><text:span text:style-name="T334">m</text:span></text:span><text:span text:style-name="T334">modo imitatrix in o</text:span><text:span text:style-name="amh_5f_dev_5f_abbr"><text:span text:style-name="T334">per</text:span></text:span><text:span text:style-name="T334">ibu</text:span><text:span text:style-name="T336">s</text:span><text:span text:style-name="T334"> q</text:span><text:span text:style-name="amh_5f_dev_5f_abbr"><text:span text:style-name="T334">u</text:span></text:span><text:span text:style-name="T334">ia, ut de cet</text:span><text:span text:style-name="amh_5f_dev_5f_abbr"><text:span text:style-name="T334">er</text:span></text:span><text:span text:style-name="T334">is tacea</text:span><text:span text:style-name="amh_5f_dev_5f_abbr"><text:span text:style-name="T334">m</text:span></text:span><text:span text:style-name="T334">, sic</text:span><text:span text:style-name="amh_5f_dev_5f_abbr"><text:span text:style-name="T334">ut</text:span></text:span><text:span text:style-name="T334"> a</text:span><text:span text:style-name="amh_5f_dev_5f_abbr"><text:span text:style-name="T334">n</text:span></text:span><text:span text:style-name="T334">tiq</text:span><text:span text:style-name="amh_5f_dev_5f_abbr"><text:span text:style-name="T334">u</text:span></text:span><text:span text:style-name="T334">a filiis Isr</text:span><text:span text:style-name="amh_5f_dev_5f_abbr"><text:span text:style-name="T334">ae</text:span></text:span><text:span text:style-name="T334">l, tu</text:span><text:span text:style-name="amh_5f_dev_5f_abbr"><text:span text:style-name="T334">n</text:span></text:span><text:span text:style-name="T334">c fidelib</text:span><text:span text:style-name="amh_5f_dev_5f_abbr"><text:span text:style-name="T334">us</text:span></text:span><text:span text:style-name="T334"> maxime, fuit i</text:span><text:span text:style-name="amh_5f_dev_5f_abbr"><text:span text:style-name="T334">n</text:span></text:span><text:span text:style-name="T334">festa sic </text:span><text:span text:style-name="amh_5f_dev_5f_abbr"><text:span text:style-name="T334">et</text:span></text:span><text:span text:style-name="T334"> nob</text:span><text:span text:style-name="amh_5f_dev_5f_abbr"><text:span text:style-name="T334">is</text:span></text:span><text:span text:style-name="T334"> </text:span><text:span text:style-name="amh_5f_dev_5f_abbr"><text:span text:style-name="T334">christ</text:span></text:span><text:span text:style-name="T334">ianis </text:span><text:span text:style-name="T337">ueris Israelitic</text:span><text:span text:style-name="T338">i</text:span><text:span text:style-name="T337">s </text:span><text:span text:style-name="T338">hec noua Babilonia cu</text:span><text:span text:style-name="amh_5f_dev_5f_abbr"><text:span text:style-name="T338">m</text:span></text:span><text:span text:style-name="T338"> suo capite q</text:span><text:span text:style-name="amh_5f_dev_5f_abbr"><text:span text:style-name="T338">uo</text:span></text:span><text:span text:style-name="T338">d soldan</text:span><text:span text:style-name="amh_5f_dev_5f_abbr"><text:span text:style-name="T338">us</text:span></text:span><text:span text:style-name="T338"> est maxi</text:span><text:span text:style-name="amh_5f_dev_5f_abbr"><text:span text:style-name="T338">m</text:span></text:span><text:span text:style-name="T338">e apponit</text:span><text:span text:style-name="amh_5f_dev_5f_abbr"><text:span text:style-name="T338">u</text:span></text:span><text:span text:style-name="T338">r int</text:span><text:span text:style-name="amh_5f_dev_5f_abbr"><text:span text:style-name="T338">er</text:span></text:span><text:span text:style-name="T338"> cet</text:span><text:span text:style-name="amh_5f_dev_5f_abbr"><text:span text:style-name="T338">er</text:span></text:span><text:span text:style-name="T338">os i</text:span><text:span text:style-name="amh_5f_dev_5f_abbr"><text:span text:style-name="T338">n</text:span></text:span><text:span text:style-name="T338">fideles utpote q</text:span><text:span text:style-name="amh_5f_dev_5f_abbr"><text:span text:style-name="T338">u</text:span></text:span><text:span text:style-name="T338">i p</text:span><text:span text:style-name="amh_5f_dev_5f_abbr"><text:span text:style-name="T338">ri</text:span></text:span><text:span text:style-name="T339">n</text:span><text:span text:style-name="T338">cipal</text:span><text:span text:style-name="amh_5f_dev_5f_abbr"><text:span text:style-name="T338">is</text:span></text:span><text:span text:style-name="T338"> </text:span><text:span text:style-name="amh_5f_dev_5f_abbr"><text:span text:style-name="T338">pro</text:span></text:span><text:span text:style-name="T338">pugnator et dilatator i</text:span><text:span text:style-name="amh_5f_dev_5f_abbr"><text:span text:style-name="T338">m</text:span></text:span><text:span text:style-name="T338">pie </text:span><text:span text:style-name="amh_5f_dev_5f_abbr"><text:span text:style-name="T338">per</text:span></text:span><text:span text:style-name="T338">fidie Macometi, cu</text:span><text:span text:style-name="amh_5f_dev_5f_abbr"><text:span text:style-name="T338">m</text:span></text:span><text:span text:style-name="T338"> de domo soldani ille me</text:span><text:span text:style-name="amh_5f_dev_5f_abbr"><text:span text:style-name="T338">n</text:span></text:span><text:span text:style-name="T338">dax nequa</text:span><text:span text:style-name="amh_5f_dev_5f_abbr"><text:span text:style-name="T338">m</text:span></text:span><text:span text:style-name="T338"> traxit origine</text:span><text:span text:style-name="amh_5f_dev_5f_abbr"><text:span text:style-name="T338">m</text:span></text:span><text:span text:style-name="T338"> et ibi p</text:span><text:span text:style-name="amh_5f_dev_5f_abbr"><text:span text:style-name="T338">ri</text:span></text:span><text:span text:style-name="T338">mo p</text:span><text:span text:style-name="amh_5f_dev_5f_abbr"><text:span text:style-name="T338">re</text:span></text:span><text:span text:style-name="T338">dicauit scilic</text:span><text:span text:style-name="amh_5f_dev_5f_abbr"><text:span text:style-name="T338">et</text:span></text:span><text:span text:style-name="T338"> i</text:span><text:span text:style-name="amh_5f_dev_5f_abbr"><text:span text:style-name="T338">n</text:span></text:span><text:span text:style-name="T338"> des</text:span><text:span text:style-name="amh_5f_dev_5f_abbr"><text:span text:style-name="T338">er</text:span></text:span><text:span text:style-name="T338">to Arabie ho</text:span><text:span text:style-name="amh_5f_dev_5f_abbr"><text:span text:style-name="T338">m</text:span></text:span><text:span text:style-name="T338">inibus bestialibus </text:span><text:span text:style-name="amh_5f_dev_5f_abbr"><text:span text:style-name="T338">et</text:span></text:span><text:span text:style-name="T338"> i</text:span><text:span text:style-name="amh_5f_dev_5f_abbr"><text:span text:style-name="T338">n</text:span></text:span><text:span text:style-name="T338">doctis lege</text:span><text:span text:style-name="amh_5f_dev_5f_abbr"><text:span text:style-name="T338">m</text:span></text:span><text:span text:style-name="T338">q</text:span><text:span text:style-name="amh_5f_dev_5f_abbr"><text:span text:style-name="T338">ue</text:span></text:span><text:span text:style-name="T338"> diabolica</text:span><text:span text:style-name="amh_5f_dev_5f_abbr"><text:span text:style-name="T338">m</text:span></text:span><text:span text:style-name="T338"> ip</text:span><text:span text:style-name="amh_5f_dev_5f_abbr"><text:span text:style-name="T338">s</text:span></text:span><text:span text:style-name="T338">is i</text:span><text:span text:style-name="amh_5f_dev_5f_abbr"><text:span text:style-name="T338">m</text:span></text:span><text:span text:style-name="T338">posuit et s</text:span><text:span text:style-name="amh_5f_dev_5f_abbr"><text:span text:style-name="T338">er</text:span></text:span><text:span text:style-name="T338">pe</text:span><text:span text:style-name="amh_5f_dev_5f_abbr"><text:span text:style-name="T338">n</text:span></text:span><text:span text:style-name="T338">tina astutia </text:span><text:span text:style-name="T340">fefellit, falsisq</text:span><text:span text:style-name="amh_5f_dev_5f_abbr"><text:span text:style-name="T340">ue</text:span></text:span><text:span text:style-name="T340"> miraculis uerius mirabilib</text:span><text:span text:style-name="amh_5f_dev_5f_abbr"><text:span text:style-name="T340">us</text:span></text:span><text:span text:style-name="T340"> sibi et p</text:span><text:span text:style-name="amh_5f_dev_5f_abbr"><text:span text:style-name="T340">at</text:span></text:span><text:span text:style-name="T340">ri et me</text:span><text:span text:style-name="amh_5f_dev_5f_abbr"><text:span text:style-name="T340">n</text:span></text:span><text:span text:style-name="T340">dacii </text:span><text:soft-page-break/><text:span text:style-name="T340">colligauit. Corp</text:span><text:span text:style-name="amh_5f_dev_5f_abbr"><text:span text:style-name="T340">us</text:span></text:span><text:span text:style-name="T340">q</text:span><text:span text:style-name="amh_5f_dev_5f_abbr"><text:span text:style-name="T340">ue</text:span></text:span><text:span text:style-name="T340"> ip</text:span><text:span text:style-name="amh_5f_dev_5f_abbr"><text:span text:style-name="T340">s</text:span></text:span><text:span text:style-name="T340">i</text:span><text:span text:style-name="amh_5f_dev_5f_abbr"><text:span text:style-name="T340">us</text:span></text:span><text:span text:style-name="T340"> perditissimi pseustis sub soldani diligentissima custodia i</text:span><text:span text:style-name="amh_5f_dev_5f_abbr"><text:span text:style-name="T340">n</text:span></text:span><text:span text:style-name="T340"> ciuitate q</text:span><text:span text:style-name="amh_5f_dev_5f_abbr"><text:span text:style-name="T340">ue</text:span></text:span><text:span text:style-name="T340"> Meca d</text:span><text:span text:style-name="amh_5f_dev_5f_abbr"><text:span text:style-name="T340">icitu</text:span></text:span><text:span text:style-name="T340">r sita in deserto Arabie, de Babilonia ci</text:span><text:span text:style-name="amh_5f_dev_5f_abbr"><text:span text:style-name="T340">r</text:span></text:span><text:span text:style-name="T340">ca </text:span><text:span text:style-name="amh_5f_nombre_5f_romain"><text:span text:style-name="T340">xxv</text:span></text:span><text:span text:style-name="T341"> </text:span><text:span text:style-name="T340">dietas </text:span><text:span text:style-name="amh_5f_dev_5f_abbr"><text:span text:style-name="T340">pro</text:span></text:span><text:span text:style-name="T340"> maxi</text:span><text:span text:style-name="amh_5f_dev_5f_abbr"><text:span text:style-name="T340">m</text:span></text:span><text:span text:style-name="T340">o sanctuario s</text:span><text:span text:style-name="amh_5f_dev_5f_abbr"><text:span text:style-name="T340">er</text:span></text:span><text:span text:style-name="T340">uatur in p</text:span><text:span text:style-name="amh_5f_dev_5f_abbr"><text:span text:style-name="T340">u</text:span></text:span><text:span text:style-name="T340">lcra eoru</text:span><text:span text:style-name="amh_5f_dev_5f_abbr"><text:span text:style-name="T340">m</text:span></text:span><text:span text:style-name="T340"> eccl</text:span><text:span text:style-name="amh_5f_dev_5f_abbr"><text:span text:style-name="T340">esi</text:span></text:span><text:span text:style-name="T340">a qua</text:span><text:span text:style-name="amh_5f_dev_5f_abbr"><text:span text:style-name="T340">m</text:span></text:span><text:span text:style-name="T340"> musket uulgariter dicu</text:span><text:span text:style-name="amh_5f_dev_5f_abbr"><text:span text:style-name="T340">n</text:span></text:span><text:span text:style-name="T340">t non q</text:span><text:span text:style-name="amh_5f_dev_5f_abbr"><text:span text:style-name="T340">uod</text:span></text:span><text:span text:style-name="T340"> pe</text:span><text:span text:style-name="amh_5f_dev_5f_abbr"><text:span text:style-name="T340">n</text:span></text:span><text:span text:style-name="T340">deat in aere per uirtute</text:span><text:span text:style-name="amh_5f_dev_5f_abbr"><text:span text:style-name="T340">m</text:span></text:span><text:span text:style-name="T340"> petre q</text:span><text:span text:style-name="amh_5f_dev_5f_abbr"><text:span text:style-name="T340">ue</text:span></text:span><text:span text:style-name="T340"> ferru</text:span><text:span text:style-name="amh_5f_dev_5f_abbr"><text:span text:style-name="T340">m</text:span></text:span><text:span text:style-name="T340"> trahit ut false diuulgatu</text:span><text:span text:style-name="amh_5f_dev_5f_abbr"><text:span text:style-name="T340">m</text:span></text:span><text:span text:style-name="T340"> est, s</text:span><text:span text:style-name="amh_5f_dev_5f_abbr"><text:span text:style-name="T340">ed</text:span></text:span><text:span text:style-name="T340"> alias in tu</text:span><text:span text:style-name="amh_5f_dev_5f_abbr"><text:span text:style-name="T342">m</text:span></text:span><text:span text:style-name="T340">ba eleuata et p</text:span><text:span text:style-name="amh_5f_dev_5f_abbr"><text:span text:style-name="T340">re</text:span></text:span><text:span text:style-name="T342">c</text:span><text:span text:style-name="T340">iosa ad maiore</text:span><text:span text:style-name="amh_5f_dev_5f_abbr"><text:span text:style-name="T340">m</text:span></text:span><text:span text:style-name="T340"> ip</text:span><text:span text:style-name="amh_5f_dev_5f_abbr"><text:span text:style-name="T340">s</text:span></text:span><text:span text:style-name="T340">i</text:span><text:span text:style-name="amh_5f_dev_5f_abbr"><text:span text:style-name="T340">us</text:span></text:span><text:span text:style-name="T340"> </text:span><text:span text:style-name="T342">mortui da</text:span><text:span text:style-name="amh_5f_dev_5f_abbr"><text:span text:style-name="T342">m</text:span></text:span><text:span text:style-name="T342">pnatione</text:span><text:span text:style-name="amh_5f_dev_5f_abbr"><text:span text:style-name="T342">m</text:span></text:span><text:span text:style-name="T342"> imo </text:span><text:span text:style-name="amh_5f_dev_5f_abbr"><text:span text:style-name="T342">per</text:span></text:span><text:span text:style-name="T342">petuam positu</text:span><text:span text:style-name="amh_5f_dev_5f_abbr"><text:span text:style-name="T342">m</text:span></text:span><text:span text:style-name="T342"> est, quo Sarraceni ex o</text:span><text:span text:style-name="amh_5f_dev_5f_abbr"><text:span text:style-name="T342">mn</text:span></text:span><text:span text:style-name="T342">ibus mu</text:span><text:span text:style-name="amh_5f_dev_5f_abbr"><text:span text:style-name="T342">n</text:span></text:span><text:span text:style-name="T342">di </text:span><text:span text:style-name="amh_5f_dev_5f_abbr"><text:span text:style-name="T342">par</text:span></text:span><text:span text:style-name="T342">t</text:span><text:span text:style-name="T343">i</text:span><text:span text:style-name="T342">b</text:span><text:span text:style-name="amh_5f_dev_5f_abbr"><text:span text:style-name="T342">us</text:span></text:span><text:span text:style-name="T342"> </text:span><text:span text:style-name="amh_5f_dev_5f_abbr"><text:span text:style-name="T342">con</text:span></text:span><text:span text:style-name="T342">ueniu</text:span><text:span text:style-name="amh_5f_dev_5f_abbr"><text:span text:style-name="T342">n</text:span></text:span><text:span text:style-name="T342">t, </text:span><text:span text:style-name="amh_5f_dev_5f_abbr"><text:span text:style-name="T342">per</text:span></text:span><text:span text:style-name="T342">egrinato</text:span><text:span text:style-name="amh_5f_dev_5f_abbr"><text:span text:style-name="T342">r</text:span></text:span><text:span text:style-name="T342">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342">ip</text:span><text:span text:style-name="amh_5f_dev_5f_abbr"><text:span text:style-name="T342">s</text:span></text:span><text:span text:style-name="T342">i</text:span><office:annotation-end office:name="__Annotation__7120_232900934"/><text:span text:style-name="T342"> ibidem </text:span><text:span text:style-name="T320">ad suu</text:span><text:span text:style-name="amh_5f_dev_5f_abbr"><text:span text:style-name="T320">m</text:span></text:span><text:span text:style-name="T320"> </text:span><text:span text:style-name="amh_5f_dev_5f_abbr"><text:span text:style-name="T320">pro</text:span></text:span><text:span text:style-name="T320">pheta</text:span><text:span text:style-name="amh_5f_dev_5f_abbr"><text:span text:style-name="T320">m</text:span></text:span><text:span text:style-name="T320"> deuotissima</text:span><text:span text:style-name="amh_5f_dev_5f_abbr"><text:span text:style-name="T320">m</text:span></text:span><text:span text:style-name="T320"> et solle</text:span><text:span text:style-name="amh_5f_dev_5f_abbr"><text:span text:style-name="T320">m</text:span></text:span><text:span text:style-name="T320">pnissima</text:span><text:span text:style-name="amh_5f_dev_5f_abbr"><text:span text:style-name="T320">m</text:span></text:span><text:span text:style-name="T320"> i</text:span><text:span text:style-name="amh_5f_dev_5f_abbr"><text:span text:style-name="T320">n</text:span></text:span><text:span text:style-name="T320">pe</text:span><text:span text:style-name="T344">nsuri et ob hoc maxim</text:span><text:span text:style-name="amh_5f_dev_5f_abbr"><text:span text:style-name="T344">us</text:span></text:span><text:span text:style-name="T344"> aduocat</text:span><text:span text:style-name="amh_5f_dev_5f_abbr"><text:span text:style-name="T344">us</text:span></text:span><text:span text:style-name="T344"> et deffensor a Sarracenis ip</text:span><text:span text:style-name="amh_5f_dev_5f_abbr"><text:span text:style-name="T344">s</text:span></text:span><text:span text:style-name="T344">oru</text:span><text:span text:style-name="amh_5f_dev_5f_abbr"><text:span text:style-name="T344">m</text:span></text:span><text:span text:style-name="T344"> </text:span><text:span text:style-name="amh_5f_dev_5f_abbr"><text:span text:style-name="T344">per</text:span></text:span><text:span text:style-name="T344">fidie tenet</text:span><text:span text:style-name="amh_5f_dev_5f_abbr"><text:span text:style-name="T344">u</text:span></text:span><text:span text:style-name="T344">r soldan</text:span><text:span text:style-name="amh_5f_dev_5f_abbr"><text:span text:style-name="T344">us</text:span></text:span><text:span text:style-name="T344"> hui</text:span><text:span text:style-name="amh_5f_dev_5f_abbr"><text:span text:style-name="T344">us</text:span></text:span><text:span text:style-name="T344">modi noue Babilonie q</text:span><text:span text:style-name="amh_5f_dev_5f_abbr"><text:span text:style-name="T344">ue</text:span></text:span><text:span text:style-name="T344"> </text:span><text:span text:style-name="amh_5f_dev_5f_abbr"><text:span text:style-name="T344">per</text:span></text:span><text:span text:style-name="T344">fidia in </text:span><text:span text:style-name="amh_5f_dev_5f_abbr"><text:span text:style-name="T344">christ</text:span></text:span><text:span text:style-name="T344">iana</text:span><text:span text:style-name="amh_5f_dev_5f_abbr"><text:span text:style-name="T344">m</text:span></text:span><text:span text:style-name="T344"> fide</text:span><text:span text:style-name="amh_5f_dev_5f_abbr"><text:span text:style-name="T344">m</text:span></text:span><text:span text:style-name="T344"> su</text:span><text:span text:style-name="amh_5f_dev_5f_abbr"><text:span text:style-name="T344">per</text:span></text:span><text:span text:style-name="T344"> om</text:span><text:span text:style-name="amh_5f_dev_5f_abbr"><text:span text:style-name="T344">ne</text:span></text:span><text:span text:style-name="T344">s errores existit maxi</text:span><text:span text:style-name="amh_5f_dev_5f_abbr"><text:span text:style-name="T344">m</text:span></text:span><text:span text:style-name="T344">e munita. </text:span><text:span text:style-name="amh_5f_lettre_5f_rubriquee">D</text:span><text:span text:style-name="T344">istat u</text:span><text:span text:style-name="amh_5f_dev_5f_abbr"><text:span text:style-name="T344">er</text:span></text:span><text:span text:style-name="T344">o a</text:span><text:span text:style-name="amh_5f_dev_5f_abbr"><text:span text:style-name="T344">n</text:span></text:span><text:span text:style-name="T344">tiqua Babilonia ab hac int</text:span><text:span text:style-name="amh_5f_dev_5f_abbr"><text:span text:style-name="T344">er</text:span></text:span><text:span text:style-name="T344"> septe</text:span><text:span text:style-name="amh_5f_dev_5f_abbr"><text:span text:style-name="T344">n</text:span></text:span><text:span text:style-name="T344">trione</text:span><text:span text:style-name="amh_5f_dev_5f_abbr"><text:span text:style-name="T344">m</text:span></text:span><text:span text:style-name="T344"> et oriente</text:span><text:span text:style-name="amh_5f_dev_5f_abbr"><text:span text:style-name="T344">m</text:span></text:span><text:span text:style-name="T344"> </text:span><text:span text:style-name="amh_5f_dev_5f_abbr"><text:span text:style-name="T344">per</text:span></text:span><text:span text:style-name="T344"> dietas</text:span><text:span text:style-name="T341"> </text:span><text:span text:style-name="amh_5f_nombre_5f_romain"><text:span text:style-name="T344">xxv</text:span></text:span><text:span text:style-name="T344"> in Caldea et illi</text:span><text:span text:style-name="amh_5f_dev_5f_abbr"><text:span text:style-name="T344">us</text:span></text:span><text:span text:style-name="T344"> pat</text:span><text:span text:style-name="amh_5f_dev_5f_abbr"><text:span text:style-name="T344">r</text:span></text:span><text:span text:style-name="T344">ie d</text:span><text:span text:style-name="amh_5f_dev_5f_abbr"><text:span text:style-name="T344">omi</text:span></text:span><text:span text:style-name="T344">n</text:span><text:span text:style-name="amh_5f_dev_5f_abbr"><text:span text:style-name="T344">u</text:span></text:span><text:span text:style-name="T344">s nu</text:span><text:span text:style-name="amh_5f_dev_5f_abbr"><text:span text:style-name="T344">n</text:span></text:span><text:span text:style-name="T344">c est Chan, i</text:span><text:span text:style-name="amh_5f_dev_5f_abbr"><text:span text:style-name="T344">d</text:span></text:span><text:span text:style-name="T344"> </text:span><text:span text:style-name="amh_5f_dev_5f_abbr"><text:span text:style-name="T344">est</text:span></text:span><text:span text:style-name="T344"> i</text:span><text:span text:style-name="amh_5f_dev_5f_abbr"><text:span text:style-name="T344">mper</text:span></text:span><text:span text:style-name="T344">ator tartaroru</text:span><text:span text:style-name="amh_5f_dev_5f_abbr"><text:span text:style-name="T344">m</text:span></text:span><text:span text:style-name="T344"> de Persia. </text:span><text:span text:style-name="T345">Dicu</text:span><text:span text:style-name="amh_5f_dev_5f_abbr"><text:span text:style-name="T345">n</text:span></text:span><text:span text:style-name="T345">t aliq</text:span><text:span text:style-name="amh_5f_dev_5f_abbr"><text:span text:style-name="T345">u</text:span></text:span><text:span text:style-name="T345">i q</text:span><text:span text:style-name="amh_5f_dev_5f_abbr"><text:span text:style-name="T345">uod</text:span></text:span><text:span text:style-name="T345"> ciuitas q</text:span><text:span text:style-name="amh_5f_dev_5f_abbr"><text:span text:style-name="T345">ue</text:span></text:span><text:span text:style-name="T345"> nu</text:span><text:span text:style-name="amh_5f_dev_5f_abbr"><text:span text:style-name="T345">n</text:span></text:span><text:span text:style-name="T345">c Baldacu</text:span><text:span text:style-name="amh_5f_dev_5f_abbr"><text:span text:style-name="T345">m</text:span></text:span><text:span text:style-name="T345"> d</text:span><text:span text:style-name="amh_5f_dev_5f_abbr"><text:span text:style-name="T345">icitu</text:span></text:span><text:span text:style-name="T345">r sit ip</text:span><text:span text:style-name="amh_5f_dev_5f_abbr"><text:span text:style-name="T345">s</text:span></text:span><text:span text:style-name="T345">a a</text:span><text:span text:style-name="amh_5f_dev_5f_abbr"><text:span text:style-name="T345">n</text:span></text:span><text:span text:style-name="T345">tiqua Babilonia q</text:span><text:span text:style-name="amh_5f_dev_5f_abbr"><text:span text:style-name="T345">ue</text:span></text:span><text:span text:style-name="T345"> sita est s</text:span><text:span text:style-name="amh_5f_dev_5f_abbr"><text:span text:style-name="T345">upe</text:span></text:span><text:span text:style-name="T345">r flume</text:span><text:span text:style-name="amh_5f_dev_5f_abbr"><text:span text:style-name="T345">n</text:span></text:span><text:span text:style-name="T345"> Eufrate</text:span><text:span text:style-name="amh_5f_dev_5f_abbr"><text:span text:style-name="T345">m</text:span></text:span><text:span text:style-name="T345">. Alii aut</text:span><text:span text:style-name="amh_5f_dev_5f_abbr"><text:span text:style-name="T345">em</text:span></text:span><text:span text:style-name="T345"> asseru</text:span><text:span text:style-name="amh_5f_dev_5f_abbr"><text:span text:style-name="T345">n</text:span></text:span><text:span text:style-name="T345">t </text:span><text:span text:style-name="amh_5f_dev_5f_abbr"><text:span text:style-name="T345">pro</text:span></text:span><text:span text:style-name="T345">pe Baldacu</text:span><text:span text:style-name="amh_5f_dev_5f_abbr"><text:span text:style-name="T345">m</text:span></text:span><text:span text:style-name="T345"> ip</text:span><text:span text:style-name="amh_5f_dev_5f_abbr"><text:span text:style-name="T345">s</text:span></text:span><text:span text:style-name="T345">am fuisse et destructa</text:span><text:span text:style-name="amh_5f_dev_5f_abbr"><text:span text:style-name="T345">m</text:span></text:span><text:span text:style-name="T345">, hoc per ruinas de </text:span><text:span text:style-name="amh_5f_dev_5f_abbr"><text:span text:style-name="T345">pro</text:span></text:span><text:span text:style-name="T345">pe copiosas </text:span><text:span text:style-name="amh_5f_dev_5f_abbr"><text:span text:style-name="T346">com</text:span></text:span><text:span text:style-name="T345">probantes. Turris etia</text:span><text:span text:style-name="amh_5f_dev_5f_abbr"><text:span text:style-name="T345">m</text:span></text:span><text:span text:style-name="T345"> Babel a filiis Noe recepta i</text:span><text:span text:style-name="amh_5f_dev_5f_abbr"><text:span text:style-name="T345">n</text:span></text:span><text:span text:style-name="T345"> loco </text:span><text:span text:style-name="amh_5f_dev_5f_abbr"><text:span text:style-name="T345">pro</text:span></text:span><text:span text:style-name="T345">pi</text:span><text:span text:style-name="amh_5f_dev_5f_abbr"><text:span text:style-name="T345">n</text:span></text:span><text:span text:style-name="T345">quo asserit</text:span><text:span text:style-name="amh_5f_dev_5f_abbr"><text:span text:style-name="T345">u</text:span></text:span><text:span text:style-name="T345">r, ubi hu</text:span><text:span text:style-name="amh_5f_dev_5f_abbr"><text:span text:style-name="T345">m</text:span></text:span><text:span text:style-name="T345">anu</text:span><text:span text:style-name="amh_5f_dev_5f_abbr"><text:span text:style-name="T345">m</text:span></text:span><text:span text:style-name="T345"> labiu</text:span><text:span text:style-name="amh_5f_dev_5f_abbr"><text:span text:style-name="T345">m</text:span></text:span><text:span text:style-name="T345"> co</text:span><text:span text:style-name="amh_5f_dev_5f_abbr"><text:span text:style-name="T345">n</text:span></text:span><text:span text:style-name="T345">fusu</text:span><text:span text:style-name="amh_5f_dev_5f_abbr"><text:span text:style-name="T345">m</text:span></text:span><text:span text:style-name="T345"> est</text:span><text:span text:style-name="T345"><text:note text:id="ftn85" text:note-class="footnote"><text:note-citation>85</text:note-citation><text:note-body><text:p text:style-name="amh_5f_note_5f_apparat"><text:span text:style-name="amh_5f_apparat_5f_lemme">Turris etiam Babel… ubi humanum labium confusum est</text:span> <text:span text:style-name="amh_5f_apparat_5f_commentaire">(Gn. 11, 7-9)</text:span></text:p></text:note-body></text:note></text:span><text:span text:style-name="T345">. Loc</text:span><text:span text:style-name="amh_5f_dev_5f_abbr"><text:span text:style-name="T345">us</text:span></text:span><text:span text:style-name="T345"> nu</text:span><text:span text:style-name="amh_5f_dev_5f_abbr"><text:span text:style-name="T345">n</text:span></text:span><text:span text:style-name="T345">c desert</text:span><text:span text:style-name="amh_5f_dev_5f_abbr"><text:span text:style-name="T345">us</text:span></text:span><text:span text:style-name="T345"> d</text:span><text:span text:style-name="amh_5f_dev_5f_abbr"><text:span text:style-name="T345">icitu</text:span></text:span><text:span text:style-name="T345">r et q</text:span><text:span text:style-name="amh_5f_dev_5f_abbr"><text:span text:style-name="T345">u</text:span></text:span><text:span text:style-name="T345">a</text:span><text:span text:style-name="amh_5f_dev_5f_abbr"><text:span text:style-name="T345">s</text:span></text:span><text:span text:style-name="T345">i i</text:span><text:span text:style-name="amh_5f_dev_5f_abbr"><text:span text:style-name="T345">n</text:span></text:span><text:span text:style-name="T345">accessibilis </text:span><text:span text:style-name="amh_5f_dev_5f_abbr"><text:span text:style-name="T345">pro</text:span></text:span><text:span text:style-name="T345">pter feraru</text:span><text:span text:style-name="amh_5f_dev_5f_abbr"><text:span text:style-name="T345">m</text:span></text:span><text:span text:style-name="T345">, crudeliu</text:span><text:span text:style-name="amh_5f_dev_5f_abbr"><text:span text:style-name="T345">m</text:span></text:span><text:span text:style-name="T345"> et uenenos</text:span><text:span text:style-name="T346">or</text:span><text:span text:style-name="T345">u</text:span><text:span text:style-name="amh_5f_dev_5f_abbr"><text:span text:style-name="T345">m</text:span></text:span><text:span text:style-name="T345"> a</text:span><text:span text:style-name="amh_5f_dev_5f_abbr"><text:span text:style-name="T345">n</text:span></text:span><text:span text:style-name="T345">i</text:span><text:span text:style-name="amh_5f_dev_5f_abbr"><text:span text:style-name="T345">m</text:span></text:span><text:span text:style-name="T345">aliu</text:span><text:span text:style-name="amh_5f_dev_5f_abbr"><text:span text:style-name="T345">m</text:span></text:span><text:span text:style-name="T345">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45">co</text:span><text:span text:style-name="amh_5f_dev_5f_abbr"><text:span text:style-name="T347">m</text:span></text:span><text:span text:style-name="T347">mora</text:span><text:span text:style-name="amh_5f_dev_5f_abbr"><text:span text:style-name="T347">n</text:span></text:span><text:span text:style-name="T347">tiu</text:span><text:span text:style-name="amh_5f_dev_5f_abbr"><text:span text:style-name="T347">m</text:span></text:span><office:annotation-end office:name="__Annotation__7374_232900934"/><text:span text:style-name="T347"> </text:span><text:span text:style-name="T348">m</text:span><text:span text:style-name="amh_5f_dev_5f_abbr"><text:span text:style-name="T348">u</text:span></text:span><text:span text:style-name="T348">ltitudine</text:span><text:span text:style-name="amh_5f_dev_5f_abbr"><text:span text:style-name="T348">m</text:span></text:span><text:span text:style-name="T348"> i</text:span><text:span text:style-name="amh_5f_dev_5f_abbr"><text:span text:style-name="T348">n</text:span></text:span><text:span text:style-name="T348">nu</text:span><text:span text:style-name="amh_5f_dev_5f_abbr"><text:span text:style-name="T348">mer</text:span></text:span><text:span text:style-name="T348">osam. Hec hacten</text:span><text:span text:style-name="amh_5f_dev_5f_abbr"><text:span text:style-name="T348">us</text:span></text:span><text:span text:style-name="T348"> dicta su</text:span><text:span text:style-name="amh_5f_dev_5f_abbr"><text:span text:style-name="T348">n</text:span></text:span><text:span text:style-name="T348">t q</text:span><text:span text:style-name="amh_5f_dev_5f_abbr"><text:span text:style-name="T348">u</text:span></text:span><text:span text:style-name="T348">ia gaudem</text:span><text:span text:style-name="amh_5f_dev_5f_abbr"><text:span text:style-name="T348">us</text:span></text:span><text:span text:style-name="T348"> </text:span><text:span text:style-name="amh_5f_dev_5f_abbr"><text:span text:style-name="T348">et</text:span></text:span><text:span text:style-name="T348"> </text:span><text:span text:style-name="T349">q</text:span><text:span text:style-name="amh_5f_dev_5f_abbr"><text:span text:style-name="T349">ue</text:span></text:span><text:span text:style-name="T349">rim</text:span><text:span text:style-name="amh_5f_dev_5f_abbr"><text:span text:style-name="T349">us</text:span></text:span><text:span text:style-name="T349"> scire sic eni</text:span><text:span text:style-name="amh_5f_dev_5f_abbr"><text:span text:style-name="T349">m</text:span></text:span><text:span text:style-name="T349"> h</text:span><text:span text:style-name="amh_5f_dev_5f_abbr"><text:span text:style-name="T349">ab</text:span></text:span><text:span text:style-name="T349">et</text:span><text:span text:style-name="amh_5f_dev_5f_abbr"><text:span text:style-name="T349">u</text:span></text:span><text:span text:style-name="T349">r </text:span><text:span text:style-name="T350">d</text:span><text:span text:style-name="amh_5f_dev_5f_abbr"><text:span text:style-name="T350">isc</text:span></text:span><text:span text:style-name="T350">r</text:span><text:span text:style-name="amh_5f_dev_5f_abbr"><text:span text:style-name="T350">eti</text:span></text:span><text:span text:style-name="T351">a</text:span><text:span text:style-name="T350"> noue ac uet</text:span><text:span text:style-name="amh_5f_dev_5f_abbr"><text:span text:style-name="T350">er</text:span></text:span><text:span text:style-name="T350">is Babilonie q</text:span><text:span text:style-name="amh_5f_dev_5f_abbr"><text:span text:style-name="T350">u</text:span></text:span><text:span text:style-name="T350">aru</text:span><text:span text:style-name="amh_5f_dev_5f_abbr"><text:span text:style-name="T350">m</text:span></text:span><text:span text:style-name="T350"> noua i</text:span><text:span text:style-name="amh_5f_dev_5f_abbr"><text:span text:style-name="T350">n</text:span></text:span><text:span text:style-name="T350"> o</text:span><text:span text:style-name="amh_5f_dev_5f_abbr"><text:span text:style-name="T350">per</text:span></text:span><text:span text:style-name="T350">e hoc p</text:span><text:span text:style-name="amh_5f_dev_5f_abbr"><text:span text:style-name="T350">ri</text:span></text:span><text:span text:style-name="T350">ncipal</text:span><text:span text:style-name="amh_5f_dev_5f_abbr"><text:span text:style-name="T350">ite</text:span></text:span><text:span text:style-name="T350">r est recole</text:span><text:span text:style-name="amh_5f_dev_5f_abbr"><text:span text:style-name="T350">n</text:span></text:span><text:span text:style-name="T350">da.</text:span></text:p>
      <text:p text:style-name="P31"><text:span text:style-name="amh_5f_dev_5f_abbr">I</text:span>g<text:span text:style-name="amh_5f_dev_5f_abbr">itu</text:span>r Fluui<text:span text:style-name="amh_5f_dev_5f_abbr">us</text:span> <text:span text:style-name="amh_5f_dev_5f_abbr"><text:span text:style-name="T352">P</text:span></text:span><text:span text:style-name="amh_5f_dev_5f_abbr">ar</text:span>adisi, id est Nilus, noua<text:span text:style-name="amh_5f_dev_5f_abbr">m</text:span> Babilonia<text:span text:style-name="amh_5f_dev_5f_abbr">m</text:span> p<text:span text:style-name="amh_5f_dev_5f_abbr">re</text:span>t<text:span text:style-name="amh_5f_dev_5f_abbr">er</text:span><text:span text:style-name="T353">lab</text:span>ens ac terra<text:span text:style-name="amh_5f_dev_5f_abbr">m</text:span> Egipti irrigans et fecu<text:span text:style-name="amh_5f_dev_5f_abbr">n</text:span>dans et o<text:span text:style-name="amh_5f_dev_5f_abbr">mn</text:span>ib<text:span text:style-name="amh_5f_dev_5f_abbr">us</text:span> bonis habu<text:span text:style-name="amh_5f_dev_5f_abbr">n</text:span>dare faciens. Gion in Gen<text:span text:style-name="amh_5f_dev_5f_abbr">es</text:span>i appelatur<text:span text:style-name="T354"><text:note text:id="ftn86" text:note-class="footnote"><text:note-citation>86</text:note-citation><text:note-body><text:p text:style-name="amh_5f_note_5f_apparat"><text:span text:style-name="amh_5f_apparat_5f_lemme">Gion in Genesi appelatur</text:span> <text:span text:style-name="amh_5f_apparat_5f_commentaire"><text:span text:style-name="T354">(</text:span></text:span><text:span text:style-name="amh_5f_apparat_5f_commentaire">Gn. 2,13</text:span><text:span text:style-name="amh_5f_apparat_5f_commentaire"><text:span text:style-name="T354">)</text:span></text:span></text:p></text:note-body></text:note></text:span><text:span text:style-name="T354"><office:annotation loext:resolved="false"><dc:creator>Alexandre Moret Houplon</dc:creator><dc:date>2026-02-26T13:12:30.802735000</dc:date><meta:creator-initials>AMH</meta:creator-initials><text:p text:style-name="Comment"><text:a xlink:href="https://gloss-e.irht.cnrs.fr/php/editions_chapitre.php?id=biblia&amp;numLivre=03&amp;chapitre=03_2#glo_cap2_verset13" xlink:type="simple">https://gloss-e.irht.cnrs.fr/php/editions_chapitre.php?id=biblia&amp;numLivre=03&amp;chapitre=03_2#glo_cap2_verset13</text:a></text:p><text:p text:style-name="Comment"/></office:annotation></text:span>. Q<text:span text:style-name="amh_5f_dev_5f_abbr">u</text:span>ida<text:span text:style-name="amh_5f_dev_5f_abbr">m</text:span> t<text:span text:style-name="amh_5f_dev_5f_abbr">ame</text:span>n dicu<text:span text:style-name="amh_5f_dev_5f_abbr">n</text:span>t q<text:span text:style-name="amh_5f_dev_5f_abbr">uod</text:span> Gion <text:span text:style-name="T355">et Fizon i</text:span><text:span text:style-name="amh_5f_dev_5f_abbr"><text:span text:style-name="T355">n</text:span></text:span><text:span text:style-name="T355"> su</text:span><text:span text:style-name="amh_5f_dev_5f_abbr"><text:span text:style-name="T355">per</text:span></text:span><text:span text:style-name="T355">iorib</text:span><text:span text:style-name="amh_5f_dev_5f_abbr"><text:span text:style-name="T355">us</text:span></text:span><text:span text:style-name="T355"> Ethiopie </text:span><text:span text:style-name="amh_5f_dev_5f_abbr"><text:span text:style-name="T355">con</text:span></text:span><text:span text:style-name="T355">iu</text:span><text:span text:style-name="amh_5f_dev_5f_abbr"><text:span text:style-name="T355">n</text:span></text:span><text:span text:style-name="T355">gant</text:span><text:span text:style-name="amh_5f_dev_5f_abbr"><text:span text:style-name="T355">u</text:span></text:span><text:span text:style-name="T355">r et sic iu</text:span><text:span text:style-name="amh_5f_dev_5f_abbr"><text:span text:style-name="T355">n</text:span></text:span><text:span text:style-name="T355">cti unu</text:span><text:span text:style-name="amh_5f_dev_5f_abbr"><text:span text:style-name="T355">m</text:span></text:span><text:span text:style-name="T355"> alueu</text:span><text:span text:style-name="amh_5f_dev_5f_abbr"><text:span text:style-name="T355">m</text:span></text:span><text:span text:style-name="T355"> </text:span><text:span text:style-name="amh_5f_dev_5f_abbr"><text:span text:style-name="T355">con</text:span></text:span><text:span text:style-name="T355">tinuant </text:span><text:span text:style-name="amh_5f_dev_5f_abbr"><text:span text:style-name="T355">et</text:span></text:span><text:span text:style-name="T355"> co</text:span><text:span text:style-name="amh_5f_dev_5f_abbr"><text:span text:style-name="T355">n</text:span></text:span><text:span text:style-name="T355">s</text:span><text:span text:style-name="amh_5f_dev_5f_abbr"><text:span text:style-name="T355">er</text:span></text:span><text:span text:style-name="T355">uant. I</text:span><text:span text:style-name="amh_5f_dev_5f_abbr"><text:span text:style-name="T355">n</text:span></text:span><text:span text:style-name="T355">sulas aut</text:span><text:span text:style-name="amh_5f_dev_5f_abbr"><text:span text:style-name="T355">em</text:span></text:span><text:span text:style-name="T355"> pl</text:span><text:span text:style-name="amh_5f_dev_5f_abbr"><text:span text:style-name="T355">ur</text:span></text:span><text:span text:style-name="T355">es h</text:span><text:span text:style-name="amh_5f_dev_5f_abbr"><text:span text:style-name="T355">abe</text:span></text:span><text:span text:style-name="T355">t p</text:span><text:span text:style-name="amh_5f_dev_5f_abbr"><text:span text:style-name="T355">re</text:span></text:span><text:span text:style-name="T355">dict</text:span><text:span text:style-name="amh_5f_dev_5f_abbr"><text:span text:style-name="T355">us</text:span></text:span><text:span text:style-name="T355"> fluui</text:span><text:span text:style-name="amh_5f_dev_5f_abbr"><text:span text:style-name="T355">us</text:span></text:span><text:span text:style-name="T355"> i</text:span><text:span text:style-name="amh_5f_dev_5f_abbr"><text:span text:style-name="T355">n</text:span></text:span><text:span text:style-name="T355"> Egipto, umbrinas et apricas diuisus et iteru</text:span><text:span text:style-name="amh_5f_dev_5f_abbr"><text:span text:style-name="T355">m</text:span></text:span><text:span text:style-name="T355"> recollectis et diuisus diuisus ta</text:span><text:span text:style-name="amh_5f_dev_5f_abbr"><text:span text:style-name="T355">n</text:span></text:span><text:span text:style-name="T355">dem i</text:span><text:span text:style-name="amh_5f_dev_5f_abbr"><text:span text:style-name="T355">n</text:span></text:span><text:span text:style-name="T355"> mare Mediterraneu</text:span><text:span text:style-name="amh_5f_dev_5f_abbr"><text:span text:style-name="T355">m</text:span></text:span><text:span text:style-name="T355"> cadit </text:span><text:span text:style-name="amh_5f_dev_5f_abbr"><text:span text:style-name="T355">pro</text:span></text:span><text:span text:style-name="T355">pe Alexa</text:span><text:span text:style-name="amh_5f_dev_5f_abbr"><text:span text:style-name="T355">n</text:span></text:span><text:span text:style-name="T355">dria</text:span><text:span text:style-name="amh_5f_dev_5f_abbr"><text:span text:style-name="T355">m</text:span></text:span><text:span text:style-name="T355"> c</text:span><text:span text:style-name="amh_5f_dev_5f_abbr"><text:span text:style-name="T355">iu</text:span></text:span><text:span text:style-name="T355">itate</text:span><text:span text:style-name="amh_5f_dev_5f_abbr"><text:span text:style-name="T355">m</text:span></text:span><text:span text:style-name="T355"> de q</text:span><text:span text:style-name="amh_5f_dev_5f_abbr"><text:span text:style-name="T355">u</text:span></text:span><text:span text:style-name="T355">a sup</text:span><text:span text:style-name="amh_5f_dev_5f_abbr"><text:span text:style-name="T355">r</text:span></text:span><text:span text:style-name="T355">a me</text:span><text:span text:style-name="amh_5f_dev_5f_abbr"><text:span text:style-name="T355">n</text:span></text:span><text:span text:style-name="T355">sione</text:span><text:span text:style-name="amh_5f_dev_5f_abbr"><text:span text:style-name="T355">m</text:span></text:span><text:span text:style-name="T355"> feci. P</text:span><text:span text:style-name="amh_5f_dev_5f_abbr"><text:span text:style-name="T355">re</text:span></text:span><text:span text:style-name="T355">dicti fluuii aq</text:span><text:span text:style-name="amh_5f_dev_5f_abbr"><text:span text:style-name="T355">u</text:span></text:span><text:span text:style-name="T355">a sapida est </text:span><text:span text:style-name="amh_5f_dev_5f_abbr"><text:span text:style-name="T355">et</text:span></text:span><text:span text:style-name="T355"> sanissima </text:span><text:span text:style-name="T356">ad bibendu</text:span><text:span text:style-name="amh_5f_dev_5f_abbr"><text:span text:style-name="T356">m</text:span></text:span><text:span text:style-name="T356">, cibos digerit, bonos pisces h</text:span><text:span text:style-name="amh_5f_dev_5f_abbr"><text:span text:style-name="T356">abe</text:span></text:span><text:span text:style-name="T356">t i</text:span><text:span text:style-name="amh_5f_dev_5f_abbr"><text:span text:style-name="T356">n</text:span></text:span><text:span text:style-name="T356"> magna copia. I</text:span><text:span text:style-name="amh_5f_dev_5f_abbr"><text:span text:style-name="T356">n</text:span></text:span><text:span text:style-name="T356">uenit</text:span><text:span text:style-name="amh_5f_dev_5f_abbr"><text:span text:style-name="T356">u</text:span></text:span><text:span text:style-name="T356">rq</text:span><text:span text:style-name="amh_5f_dev_5f_abbr"><text:span text:style-name="T356">ue</text:span></text:span><text:span text:style-name="T356"> i</text:span><text:span text:style-name="amh_5f_dev_5f_abbr"><text:span text:style-name="T356">n</text:span></text:span><text:span text:style-name="T356"> eo et ci</text:span><text:span text:style-name="amh_5f_dev_5f_abbr"><text:span text:style-name="T356">r</text:span></text:span><text:span text:style-name="T356">ca ipsu</text:span><text:span text:style-name="amh_5f_dev_5f_abbr"><text:span text:style-name="T356">m</text:span></text:span><text:span text:style-name="T356"> lignu</text:span><text:span text:style-name="amh_5f_dev_5f_abbr"><text:span text:style-name="T356">m</text:span></text:span><text:span text:style-name="T356"> alo</text:span><text:span text:style-name="T357">e</text:span><text:span text:style-name="T356">s, et cipressi coloris </text:span><office:annotation office:name="__Annotation__7843_232900934" loext:resolved="false"><dc:creator>Alexandre Moret Houplon</dc:creator><dc:date>2026-02-10T18:48:15.165299100</dc:date><meta:creator-initials>AMH</meta:creator-initials><text:p text:style-name="Comment">Deluz: corneoli</text:p></office:annotation><text:span text:style-name="T356">corne</text:span><text:span text:style-name="T358">a</text:span><text:span text:style-name="T356">li</text:span><text:span text:style-name="T358">s</text:span><text:span text:style-name="T356">.</text:span></text:p>
      <text:p text:style-name="P32"><text:span text:style-name="T359">In Cadro </text:span><text:span text:style-name="amh_5f_dev_5f_abbr"><text:span text:style-name="T359">et</text:span></text:span><office:annotation-end office:name="__Annotation__7843_232900934"/> <text:span text:style-name="T359">Babilonia </text:span><text:span text:style-name="T360">p</text:span><text:span text:style-name="amh_5f_dev_5f_abbr"><text:span text:style-name="T360">u</text:span></text:span><text:span text:style-name="T360">lcre eccl</text:span><text:span text:style-name="amh_5f_dev_5f_abbr"><text:span text:style-name="T360">esi</text:span></text:span><text:span text:style-name="T360">e pl</text:span><text:span text:style-name="amh_5f_dev_5f_abbr"><text:span text:style-name="T360">ur</text:span></text:span><text:span text:style-name="T360">es su</text:span><text:span text:style-name="amh_5f_dev_5f_abbr"><text:span text:style-name="T360">n</text:span></text:span><text:span text:style-name="T360">t </text:span><text:span text:style-name="T361">int</text:span><text:span text:style-name="amh_5f_dev_5f_abbr"><text:span text:style-name="T361">er</text:span></text:span><text:span text:style-name="T361"> q</text:span><text:span text:style-name="amh_5f_dev_5f_abbr"><text:span text:style-name="T361">u</text:span></text:span><text:span text:style-name="T361">as magis famose su</text:span><text:span text:style-name="amh_5f_dev_5f_abbr"><text:span text:style-name="T361">n</text:span></text:span><text:span text:style-name="T361">t eccl</text:span><text:span text:style-name="amh_5f_dev_5f_abbr"><text:span text:style-name="T361">esi</text:span></text:span><text:span text:style-name="T361">a b</text:span><text:span text:style-name="amh_5f_dev_5f_abbr"><text:span text:style-name="T361">ea</text:span></text:span><text:span text:style-name="T361">te V</text:span><text:span text:style-name="amh_5f_dev_5f_abbr"><text:span text:style-name="T361">ir</text:span></text:span><text:span text:style-name="T361">ginis i</text:span><text:span text:style-name="amh_5f_dev_5f_abbr"><text:span text:style-name="T361">n</text:span></text:span><text:span text:style-name="T361"> Babilonia ubi ip</text:span><text:span text:style-name="amh_5f_dev_5f_abbr"><text:span text:style-name="T361">s</text:span></text:span><text:span text:style-name="T361">a cu</text:span><text:span text:style-name="amh_5f_dev_5f_abbr"><text:span text:style-name="T361">m</text:span></text:span><text:span text:style-name="T361"> </text:span><text:span text:style-name="amh_5f_dev_5f_abbr"><text:span text:style-name="T361">Christ</text:span></text:span><text:span text:style-name="T361">o </text:span><text:span text:style-name="amh_5f_dev_5f_abbr"><text:span text:style-name="T361">et</text:span></text:span><text:span text:style-name="T361"> Ioseph, q</text:span><text:span text:style-name="amh_5f_dev_5f_abbr"><text:span text:style-name="T361">ua</text:span></text:span><text:span text:style-name="T361">n</text:span><text:span text:style-name="amh_5f_dev_5f_abbr"><text:span text:style-name="T361">do</text:span></text:span><text:span text:style-name="T361"> p</text:span><text:span text:style-name="amh_5f_dev_5f_abbr"><text:span text:style-name="T361">re</text:span></text:span><text:span text:style-name="T361">cepto a</text:span><text:span text:style-name="amh_5f_dev_5f_abbr"><text:span text:style-name="T361">n</text:span></text:span><text:span text:style-name="T361">gelico Herode</text:span><text:span text:style-name="amh_5f_dev_5f_abbr"><text:span text:style-name="T361">m</text:span></text:span><text:span text:style-name="T361"> de Iudea caue</text:span><text:span text:style-name="amh_5f_dev_5f_abbr"><text:span text:style-name="T361">n</text:span></text:span><text:span text:style-name="T361">tes aliq</text:span><text:span text:style-name="amh_5f_dev_5f_abbr"><text:span text:style-name="T361">u</text:span></text:span><text:span text:style-name="T361">a</text:span><text:span text:style-name="amh_5f_dev_5f_abbr"><text:span text:style-name="T361">m</text:span></text:span><text:span text:style-name="T361">diu dicu</text:span><text:span text:style-name="amh_5f_dev_5f_abbr"><text:span text:style-name="T361">n</text:span></text:span><text:span text:style-name="T361">tur h</text:span><text:span text:style-name="amh_5f_dev_5f_abbr"><text:span text:style-name="T361">ab</text:span></text:span><text:span text:style-name="T361">itasse. Ite</text:span><text:span text:style-name="amh_5f_dev_5f_abbr"><text:span text:style-name="T361">m</text:span></text:span><text:span text:style-name="T361"> alia ecclesia b</text:span><text:span text:style-name="amh_5f_dev_5f_abbr"><text:span text:style-name="T361">ea</text:span></text:span><text:span text:style-name="T361">te Barbare uirginis, i</text:span><text:span text:style-name="amh_5f_dev_5f_abbr"><text:span text:style-name="T361">n</text:span></text:span><text:span text:style-name="T361"> q</text:span><text:span text:style-name="amh_5f_dev_5f_abbr"><text:span text:style-name="T361">u</text:span></text:span><text:span text:style-name="T361">a corpus ip</text:span><text:span text:style-name="amh_5f_dev_5f_abbr"><text:span text:style-name="T361">s</text:span></text:span><text:span text:style-name="T361">i</text:span><text:span text:style-name="amh_5f_dev_5f_abbr"><text:span text:style-name="T361">us</text:span></text:span><text:span text:style-name="T361"> in paruo monume</text:span><text:span text:style-name="amh_5f_dev_5f_abbr"><text:span text:style-name="T361">n</text:span></text:span><text:span text:style-name="T361">to marmoreo co</text:span><text:span text:style-name="amh_5f_dev_5f_abbr"><text:span text:style-name="T361">n</text:span></text:span><text:span text:style-name="T361">seruat</text:span><text:span text:style-name="amh_5f_dev_5f_abbr"><text:span text:style-name="T361">u</text:span></text:span><text:span text:style-name="T361">r.</text:span></text:p>
      <text:p text:style-name="P33">Sciend<text:span text:style-name="amh_5f_dev_5f_abbr">um</text:span> aut<text:span text:style-name="amh_5f_dev_5f_abbr">em</text:span> q<text:span text:style-name="amh_5f_dev_5f_abbr">uod</text:span> Egipt<text:span text:style-name="amh_5f_dev_5f_abbr">us</text:span> <text:span text:style-name="T362">longa patria est, hoc est oblonga, et i</text:span><text:span text:style-name="amh_5f_dev_5f_abbr"><text:span text:style-name="T362">n</text:span></text:span><text:span text:style-name="T362"> aliq</text:span><text:span text:style-name="amh_5f_dev_5f_abbr"><text:span text:style-name="T362">u</text:span></text:span><text:span text:style-name="T362">ib</text:span><text:span text:style-name="amh_5f_dev_5f_abbr"><text:span text:style-name="T362">us</text:span></text:span><text:span text:style-name="T362"> </text:span><text:span text:style-name="amh_5f_dev_5f_abbr"><text:span text:style-name="T362">par</text:span></text:span><text:span text:style-name="T362">tib</text:span><text:span text:style-name="amh_5f_dev_5f_abbr"><text:span text:style-name="T362">us</text:span></text:span><text:span text:style-name="T362"> stricta </text:span><text:span text:style-name="amh_5f_dev_5f_abbr"><text:span text:style-name="T362">pro</text:span></text:span><text:span text:style-name="T362">pt</text:span><text:span text:style-name="amh_5f_dev_5f_abbr"><text:span text:style-name="T362">er</text:span></text:span><text:span text:style-name="T362"> desertu</text:span><text:span text:style-name="amh_5f_dev_5f_abbr"><text:span text:style-name="T362">m</text:span></text:span><text:span text:style-name="T362"> siccu</text:span><text:span text:style-name="amh_5f_dev_5f_abbr"><text:span text:style-name="T362">m</text:span></text:span><text:span text:style-name="T362"> littora ip</text:span><text:span text:style-name="amh_5f_dev_5f_abbr"><text:span text:style-name="T362">s</text:span></text:span><text:span text:style-name="T362">i</text:span><text:span text:style-name="amh_5f_dev_5f_abbr"><text:span text:style-name="T362">us</text:span></text:span><text:span text:style-name="T362"> ambiens et co</text:span><text:span text:style-name="amh_5f_dev_5f_abbr"><text:span text:style-name="T362">m</text:span></text:span><text:span text:style-name="T362">primens, de cui</text:span><text:span text:style-name="amh_5f_dev_5f_abbr"><text:span text:style-name="T362">us</text:span></text:span><text:span text:style-name="T362"> etia</text:span><text:span text:style-name="amh_5f_dev_5f_abbr"><text:span text:style-name="T362">m</text:span></text:span><text:span text:style-name="T362"> natura ip</text:span><text:span text:style-name="amh_5f_dev_5f_abbr"><text:span text:style-name="T362">s</text:span></text:span><text:span text:style-name="T362">a Egipt</text:span><text:span text:style-name="amh_5f_dev_5f_abbr"><text:span text:style-name="T362">us</text:span></text:span><text:span text:style-name="T362"> </text:span><text:soft-page-break/><text:span text:style-name="T362">est, nisi q</text:span><text:span text:style-name="amh_5f_dev_5f_abbr"><text:span text:style-name="T362">uod</text:span></text:span><text:span text:style-name="T362"> i</text:span><text:span text:style-name="amh_5f_dev_5f_abbr"><text:span text:style-name="T362">n</text:span></text:span><text:span text:style-name="T362"> q</text:span><text:span text:style-name="amh_5f_dev_5f_abbr"><text:span text:style-name="T362">u</text:span></text:span><text:span text:style-name="T362">a</text:span><text:span text:style-name="amh_5f_dev_5f_abbr"><text:span text:style-name="T362">n</text:span></text:span><text:span text:style-name="T362">tu</text:span><text:span text:style-name="amh_5f_dev_5f_abbr"><text:span text:style-name="T362">m</text:span></text:span><text:span text:style-name="T362"> exubera</text:span><text:span text:style-name="amh_5f_dev_5f_abbr"><text:span text:style-name="T362">n</text:span></text:span><text:span text:style-name="T362">te fluuio uel artificialiter uel natural</text:span><text:span text:style-name="amh_5f_dev_5f_abbr"><text:span text:style-name="T362">ite</text:span></text:span><text:span text:style-name="T362">r </text:span><text:span text:style-name="amh_5f_dev_5f_abbr"><text:span text:style-name="T362">con</text:span></text:span><text:span text:style-name="T362">ducto uisibiliter fertilis efficit</text:span><text:span text:style-name="amh_5f_dev_5f_abbr"><text:span text:style-name="T362">u</text:span></text:span><text:span text:style-name="T362">r et delectabilib</text:span><text:span text:style-name="amh_5f_dev_5f_abbr"><text:span text:style-name="T362">us</text:span></text:span><text:span text:style-name="T362"> ho</text:span><text:span text:style-name="amh_5f_dev_5f_abbr"><text:span text:style-name="T362">m</text:span></text:span><text:span text:style-name="T362">i</text:span><text:span text:style-name="amh_5f_dev_5f_abbr"><text:span text:style-name="T362">nu</text:span></text:span><text:span text:style-name="T362">m uisib</text:span><text:span text:style-name="amh_5f_dev_5f_abbr"><text:span text:style-name="T362">us</text:span></text:span><text:span text:style-name="T362"> et usib</text:span><text:span text:style-name="amh_5f_dev_5f_abbr"><text:span text:style-name="T362">us</text:span></text:span><text:span text:style-name="T362"> coaptatur. Paru</text:span><text:span text:style-name="amh_5f_dev_5f_abbr"><text:span text:style-name="T362">m</text:span></text:span><text:span text:style-name="T362"> pluit in ea quia </text:span><text:span text:style-name="amh_5f_foliotation"><text:span text:style-name="T362">[f. 243r]</text:span></text:span><text:span text:style-name="T362"> regio de se sicca est et fortis ardor solis humores </text:span><text:span text:style-name="amh_5f_dev_5f_abbr"><text:span text:style-name="T362">con</text:span></text:span><text:span text:style-name="T362">sumit su</text:span><text:span text:style-name="amh_5f_dev_5f_abbr"><text:span text:style-name="T362">per</text:span></text:span><text:span text:style-name="T362"> ea</text:span><text:span text:style-name="amh_5f_dev_5f_abbr"><text:span text:style-name="T362">m</text:span></text:span><text:span text:style-name="T362"> eleuatos facilit</text:span><text:span text:style-name="amh_5f_dev_5f_abbr"><text:span text:style-name="T362">er</text:span></text:span><text:span text:style-name="T362">. Vn</text:span><text:span text:style-name="amh_5f_dev_5f_abbr"><text:span text:style-name="T362">de</text:span></text:span><text:span text:style-name="T362"> in longu</text:span><text:span text:style-name="amh_5f_dev_5f_abbr"><text:span text:style-name="T362">m</text:span></text:span><text:span text:style-name="T362"> </text:span><text:span text:style-name="amh_5f_dev_5f_abbr"><text:span text:style-name="T363">pro</text:span></text:span><text:span text:style-name="T363">te</text:span><text:span text:style-name="amh_5f_dev_5f_abbr"><text:span text:style-name="T363">n</text:span></text:span><text:span text:style-name="T363">ditur ab Ethiopia s</text:span><text:span text:style-name="amh_5f_dev_5f_abbr"><text:span text:style-name="T363">ecundu</text:span></text:span><text:span text:style-name="T363">m fluuii cursu</text:span><text:span text:style-name="amh_5f_dev_5f_abbr"><text:span text:style-name="T363">m</text:span></text:span><text:span text:style-name="T363">, usq</text:span><text:span text:style-name="amh_5f_dev_5f_abbr"><text:span text:style-name="T363">ue</text:span></text:span><text:span text:style-name="T363"> </text:span><text:span text:style-name="T364">ad Alexandria</text:span><text:span text:style-name="amh_5f_dev_5f_abbr"><text:span text:style-name="T364">m</text:span></text:span><text:span text:style-name="T364"> </text:span><text:span text:style-name="T365">et mare Mediteraneu</text:span><text:span text:style-name="amh_5f_dev_5f_abbr"><text:span text:style-name="T365">m</text:span></text:span><text:span text:style-name="T365">, t</text:span><text:span text:style-name="amh_5f_dev_5f_abbr"><text:span text:style-name="T365">antu</text:span></text:span><text:span text:style-name="T365">m h</text:span><text:span text:style-name="amh_5f_dev_5f_abbr"><text:span text:style-name="T365">abe</text:span></text:span><text:span text:style-name="T365">ns latitudi</text:span><text:span text:style-name="amh_5f_dev_5f_abbr"><text:span text:style-name="T365">ni</text:span></text:span><text:span text:style-name="T365">s </text:span><text:span text:style-name="amh_5f_dev_5f_abbr"><text:span text:style-name="T365">pro</text:span></text:span><text:span text:style-name="T365">ut fluui</text:span><text:span text:style-name="amh_5f_dev_5f_abbr"><text:span text:style-name="T365">us</text:span></text:span><text:span text:style-name="T365">, s</text:span><text:span text:style-name="amh_5f_dev_5f_abbr"><text:span text:style-name="T365">ecundu</text:span></text:span><text:span text:style-name="T365">m dispositione</text:span><text:span text:style-name="amh_5f_dev_5f_abbr"><text:span text:style-name="T365">m</text:span></text:span><text:span text:style-name="T365"> </text:span><text:span text:style-name="T366">t</text:span><text:span text:style-name="amh_5f_dev_5f_abbr"><text:span text:style-name="T366">er</text:span></text:span><text:span text:style-name="T366">re hinc inde et ho</text:span><text:span text:style-name="amh_5f_dev_5f_abbr"><text:span text:style-name="T366">m</text:span></text:span><text:span text:style-name="T366">i</text:span><text:span text:style-name="amh_5f_dev_5f_abbr"><text:span text:style-name="T366">nu</text:span></text:span><text:span text:style-name="T366">m diligentia elargari p</text:span><text:span text:style-name="amh_5f_dev_5f_abbr"><text:span text:style-name="T366">oteri</text:span></text:span><text:span text:style-name="T366">t.</text:span></text:p>
      <text:p text:style-name="P34"><text:span text:style-name="T367">Vidi ego in Cadro tres elefantos uiuos. </text:span><text:span text:style-name="T368">Est aut</text:span><text:span text:style-name="amh_5f_dev_5f_abbr"><text:span text:style-name="T368">em</text:span></text:span><text:span text:style-name="T368"> elephas a</text:span><text:span text:style-name="amh_5f_dev_5f_abbr"><text:span text:style-name="T368">n</text:span></text:span><text:span text:style-name="T368">i</text:span><text:span text:style-name="amh_5f_dev_5f_abbr"><text:span text:style-name="T368">m</text:span></text:span><text:span text:style-name="T368">al admodu</text:span><text:span text:style-name="amh_5f_dev_5f_abbr"><text:span text:style-name="T368">m</text:span></text:span><text:span text:style-name="T368"> magnu</text:span><text:span text:style-name="amh_5f_dev_5f_abbr"><text:span text:style-name="T368">m</text:span></text:span><text:span text:style-name="T368"> h</text:span><text:span text:style-name="amh_5f_dev_5f_abbr"><text:span text:style-name="T368">abe</text:span></text:span><text:span text:style-name="T368">ns pelle</text:span><text:span text:style-name="amh_5f_dev_5f_abbr"><text:span text:style-name="T368">m</text:span></text:span><text:span text:style-name="T368"> dura</text:span><text:span text:style-name="amh_5f_dev_5f_abbr"><text:span text:style-name="T368">m</text:span></text:span><text:span text:style-name="T368"> s</text:span><text:span text:style-name="amh_5f_dev_5f_abbr"><text:span text:style-name="T368">ecundu</text:span></text:span><text:span text:style-name="T368">m modu</text:span><text:span text:style-name="amh_5f_dev_5f_abbr"><text:span text:style-name="T368">m</text:span></text:span><text:span text:style-name="T368">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68">scamaru</text:span><text:span text:style-name="amh_5f_dev_5f_abbr"><text:span text:style-name="T368">m</text:span></text:span><office:annotation-end office:name="__Annotation__8857_232900934"/><text:span text:style-name="T368"> piscis ualde disciplinabilis ad sonu</text:span><text:span text:style-name="amh_5f_dev_5f_abbr"><text:span text:style-name="T368">m</text:span></text:span><text:span text:style-name="T368"> i</text:span><text:span text:style-name="amh_5f_dev_5f_abbr"><text:span text:style-name="T368">n</text:span></text:span><text:span text:style-name="T368">stru</text:span><text:span text:style-name="amh_5f_dev_5f_abbr"><text:span text:style-name="T368">men</text:span></text:span><text:span text:style-name="T368">ti musici corruscat, corisat et saltat. </text:span><text:span text:style-name="T369">Dentes de ore exeu</text:span><text:span text:style-name="amh_5f_dev_5f_abbr"><text:span text:style-name="T369">n</text:span></text:span><text:span text:style-name="T369">t admodu</text:span><text:span text:style-name="amh_5f_dev_5f_abbr"><text:span text:style-name="T369">m</text:span></text:span><text:span text:style-name="T369"> apri ualde longi, sup</text:span><text:span text:style-name="amh_5f_dev_5f_abbr"><text:span text:style-name="T369">r</text:span></text:span><text:span text:style-name="T369">a os h</text:span><text:span text:style-name="amh_5f_dev_5f_abbr"><text:span text:style-name="T369">abe</text:span></text:span><text:span text:style-name="T369">t </text:span><office:annotation office:name="__Annotation__2428848_1790455224" loext:resolved="false"><dc:creator>Alexandre Moret Houplon</dc:creator><dc:date>2026-03-02T12:05:22.704708000</dc:date><meta:creator-initials>AMH</meta:creator-initials><text:p text:style-name="Comment">Chercher promucida dans Du Cange.<text:line-break/>Du Cange explique que c’est une altération de proboscis</text:p></office:annotation><text:span text:style-name="amh_5f_dev_5f_abbr"><text:span text:style-name="T370">pro</text:span></text:span><text:span text:style-name="T370">mu</text:span><text:span text:style-name="T369">scida</text:span><text:span text:style-name="amh_5f_dev_5f_abbr"><text:span text:style-name="T369">m</text:span></text:span><office:annotation-end office:name="__Annotation__2428848_1790455224"/><text:span text:style-name="T369"> longa</text:span><text:span text:style-name="amh_5f_dev_5f_abbr"><text:span text:style-name="T369">m</text:span></text:span><text:span text:style-name="T369"> admodu</text:span><text:span text:style-name="amh_5f_dev_5f_abbr"><text:span text:style-name="T369">m</text:span></text:span><text:span text:style-name="T369"> sacci rotondi p</text:span><text:span text:style-name="amh_5f_dev_5f_abbr"><text:span text:style-name="T369">e</text:span></text:span><text:span text:style-name="T369">racuta </text:span><text:span text:style-name="amh_5f_dev_5f_abbr"><text:span text:style-name="T369">et</text:span></text:span><text:span text:style-name="T369"> cartilaginosa</text:span><text:span text:style-name="amh_5f_dev_5f_abbr"><text:span text:style-name="T369">m</text:span></text:span><text:span text:style-name="T369"> ad o</text:span><text:span text:style-name="amh_5f_dev_5f_abbr"><text:span text:style-name="T369">mn</text:span></text:span><text:span text:style-name="T369">em parte</text:span><text:span text:style-name="amh_5f_dev_5f_abbr"><text:span text:style-name="T369">m</text:span></text:span><text:span text:style-name="T369"> flexibile</text:span><text:span text:style-name="amh_5f_dev_5f_abbr"><text:span text:style-name="T369">m</text:span></text:span><text:span text:style-name="T369">, qua utit</text:span><text:span text:style-name="amh_5f_dev_5f_abbr"><text:span text:style-name="T369">u</text:span></text:span><text:span text:style-name="T369">r loco man</text:span><text:span text:style-name="amh_5f_dev_5f_abbr"><text:span text:style-name="T369">us</text:span></text:span><text:span text:style-name="T369">, et cibu</text:span><text:span text:style-name="amh_5f_dev_5f_abbr"><text:span text:style-name="T369">m</text:span></text:span><text:span text:style-name="T369"> </text:span><text:span text:style-name="amh_5f_dev_5f_abbr"><text:span text:style-name="T369">per</text:span></text:span><text:span text:style-name="T369"> ea</text:span><text:span text:style-name="amh_5f_dev_5f_abbr"><text:span text:style-name="T369">m</text:span></text:span><text:span text:style-name="T369"> sumit i</text:span><text:span text:style-name="amh_5f_dev_5f_abbr"><text:span text:style-name="T369">n</text:span></text:span><text:span text:style-name="T369">cur</text:span><text:span text:style-name="T371">r</text:span><text:span text:style-name="T369">a</text:span><text:span text:style-name="amh_5f_dev_5f_abbr"><text:span text:style-name="T370">n</text:span></text:span><text:span text:style-name="T369">doq</text:span><text:span text:style-name="amh_5f_dev_5f_abbr"><text:span text:style-name="T369">ue</text:span></text:span><text:span text:style-name="T369"> subt</text:span><text:span text:style-name="amh_5f_dev_5f_abbr"><text:span text:style-name="T369">us</text:span></text:span><text:span text:style-name="T369"> i</text:span><text:span text:style-name="amh_5f_dev_5f_abbr"><text:span text:style-name="T369">n</text:span></text:span><text:span text:style-name="T369"> os mittit, eaq</text:span><text:span text:style-name="amh_5f_dev_5f_abbr"><text:span text:style-name="T369">ue</text:span></text:span><text:span text:style-name="T369"> plura recipit </text:span><text:span text:style-name="amh_5f_dev_5f_abbr"><text:span text:style-name="T369">et</text:span></text:span><text:span text:style-name="T369"> distribuit. Solaciat</text:span><text:span text:style-name="amh_5f_dev_5f_abbr"><text:span text:style-name="T369">u</text:span></text:span><text:span text:style-name="T369">r </text:span><text:span text:style-name="amh_5f_dev_5f_abbr"><text:span text:style-name="T369">et</text:span></text:span><text:span text:style-name="T369"> ludit, se </text:span><text:span text:style-name="amh_5f_dev_5f_abbr"><text:span text:style-name="T369">pro</text:span></text:span><text:span text:style-name="T369">sternit </text:span><text:span text:style-name="amh_5f_dev_5f_abbr"><text:span text:style-name="T369">et</text:span></text:span><text:span text:style-name="T369">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69">q</text:span><text:span text:style-name="amh_5f_dev_5f_abbr"><text:span text:style-name="T369">u</text:span></text:span><text:span text:style-name="T369">are</text:span><office:annotation-end office:name="__Annotation__8930_232900934"/><text:span text:style-name="T369"> </text:span><text:span text:style-name="T372">ueru</text:span><text:span text:style-name="amh_5f_dev_5f_abbr"><text:span text:style-name="T372">m</text:span></text:span><text:span text:style-name="T372"> non est q</text:span><text:span text:style-name="amh_5f_dev_5f_abbr"><text:span text:style-name="T372">uod</text:span></text:span><text:span text:style-name="T372"> hec iacens de se uno erigi non possit. Ad p</text:span><text:span text:style-name="amh_5f_dev_5f_abbr"><text:span text:style-name="T372">re</text:span></text:span><text:span text:style-name="T372">ceptu</text:span><text:span text:style-name="amh_5f_dev_5f_abbr"><text:span text:style-name="T372">m</text:span></text:span><text:span text:style-name="T372"> magistri adue</text:span><text:span text:style-name="amh_5f_dev_5f_abbr"><text:span text:style-name="T372">n</text:span></text:span><text:span text:style-name="T372">ientib</text:span><text:span text:style-name="amh_5f_dev_5f_abbr"><text:span text:style-name="T372">us</text:span></text:span><text:span text:style-name="T372"> alludit, caput i</text:span><text:span text:style-name="amh_5f_dev_5f_abbr"><text:span text:style-name="T372">n</text:span></text:span><text:span text:style-name="T372">clina</text:span><text:span text:style-name="amh_5f_dev_5f_abbr"><text:span text:style-name="T372">n</text:span></text:span><text:span text:style-name="T372">do, genua flecte</text:span><text:span text:style-name="amh_5f_dev_5f_abbr"><text:span text:style-name="T372">n</text:span></text:span><text:span text:style-name="T372">do, t</text:span><text:span text:style-name="amh_5f_dev_5f_abbr"><text:span text:style-name="T372">er</text:span></text:span><text:span text:style-name="T372">ra</text:span><text:span text:style-name="amh_5f_dev_5f_abbr"><text:span text:style-name="T372">m</text:span></text:span><text:span text:style-name="T372"> deoscula</text:span><text:span text:style-name="amh_5f_dev_5f_abbr"><text:span text:style-name="T372">n</text:span></text:span><text:span text:style-name="T372">do, </text:span><text:span text:style-name="T373">q</text:span><text:span text:style-name="amh_5f_dev_5f_abbr"><text:span text:style-name="T373">u</text:span></text:span><text:span text:style-name="T373">i</text:span><text:span text:style-name="amh_5f_dev_5f_abbr"><text:span text:style-name="T373">a</text:span></text:span><text:span text:style-name="T373"> hic mod</text:span><text:span text:style-name="amh_5f_dev_5f_abbr"><text:span text:style-name="T373">us</text:span></text:span><text:span text:style-name="T373"> honora</text:span><text:span text:style-name="amh_5f_dev_5f_abbr"><text:span text:style-name="T373">n</text:span></text:span><text:span text:style-name="T373">di in t</text:span><text:span text:style-name="amh_5f_dev_5f_abbr"><text:span text:style-name="T373">er</text:span></text:span><text:span text:style-name="T373">ra illa </text:span><text:span text:style-name="amh_5f_dev_5f_abbr"><text:span text:style-name="T373">commun</text:span></text:span><text:span text:style-name="T373">iter co</text:span><text:span text:style-name="amh_5f_dev_5f_abbr"><text:span text:style-name="T373">n</text:span></text:span><text:span text:style-name="T373">suet</text:span><text:span text:style-name="amh_5f_dev_5f_abbr"><text:span text:style-name="T373">us</text:span></text:span><text:span text:style-name="T373"> est. </text:span><text:span text:style-name="T374">Vidi </text:span><text:span text:style-name="amh_5f_dev_5f_abbr"><text:span text:style-name="T374">et</text:span></text:span><text:span text:style-name="T374"> i</text:span><text:span text:style-name="amh_5f_dev_5f_abbr"><text:span text:style-name="T374">n</text:span></text:span><text:span text:style-name="T374"> Cadro a</text:span><text:span text:style-name="amh_5f_dev_5f_abbr"><text:span text:style-name="T374">n</text:span></text:span><text:span text:style-name="T374">i</text:span><text:span text:style-name="amh_5f_dev_5f_abbr"><text:span text:style-name="T374">m</text:span></text:span><text:span text:style-name="T374">al I</text:span><text:span text:style-name="amh_5f_dev_5f_abbr"><text:span text:style-name="T374">n</text:span></text:span><text:span text:style-name="T374">die, ieraffa</text:span><text:span text:style-name="T375">n</text:span><text:span text:style-name="T374"> no</text:span><text:span text:style-name="amh_5f_dev_5f_abbr"><text:span text:style-name="T374">m</text:span></text:span><text:span text:style-name="T374">i</text:span><text:span text:style-name="amh_5f_dev_5f_abbr"><text:span text:style-name="T374">n</text:span></text:span><text:span text:style-name="T374">e, i</text:span><text:span text:style-name="amh_5f_dev_5f_abbr"><text:span text:style-name="T374">n</text:span></text:span><text:span text:style-name="T374"> a</text:span><text:span text:style-name="amh_5f_dev_5f_abbr"><text:span text:style-name="T374">n</text:span></text:span><text:span text:style-name="T374">t</text:span><text:span text:style-name="amh_5f_dev_5f_abbr"><text:span text:style-name="T374">er</text:span></text:span><text:span text:style-name="T374">ior</text:span><text:span text:style-name="T375">i</text:span><text:span text:style-name="T374"> </text:span><text:span text:style-name="amh_5f_dev_5f_abbr"><text:span text:style-name="T374">par</text:span></text:span><text:span text:style-name="T374">te m</text:span><text:span text:style-name="amh_5f_dev_5f_abbr"><text:span text:style-name="T374">u</text:span></text:span><text:span text:style-name="T374">ltu</text:span><text:span text:style-name="amh_5f_dev_5f_abbr"><text:span text:style-name="T374">m</text:span></text:span><text:span text:style-name="T374"> eleuatu</text:span><text:span text:style-name="amh_5f_dev_5f_abbr"><text:span text:style-name="T374">m</text:span></text:span><text:span text:style-name="T374"> lo</text:span><text:span text:style-name="amh_5f_dev_5f_abbr"><text:span text:style-name="T374">n</text:span></text:span><text:span text:style-name="T374">gissimu</text:span><text:span text:style-name="amh_5f_dev_5f_abbr"><text:span text:style-name="T374">m</text:span></text:span><text:span text:style-name="T374"> collu</text:span><text:span text:style-name="amh_5f_dev_5f_abbr"><text:span text:style-name="T374">m</text:span></text:span><text:span text:style-name="T374"> h</text:span><text:span text:style-name="amh_5f_dev_5f_abbr"><text:span text:style-name="T374">abe</text:span></text:span><text:span text:style-name="T374">ns, ita ut de tecto dom</text:span><text:span text:style-name="amh_5f_dev_5f_abbr"><text:span text:style-name="T374">us</text:span></text:span><text:span text:style-name="T374"> </text:span><text:span text:style-name="T376">co</text:span><text:span text:style-name="amh_5f_dev_5f_abbr"><text:span text:style-name="T376">mmun</text:span></text:span><text:span text:style-name="T376">is altitudi</text:span><text:span text:style-name="amh_5f_dev_5f_abbr"><text:span text:style-name="T376">ni</text:span></text:span><text:span text:style-name="T376">s comedere possit, retro ita demissu</text:span><text:span text:style-name="amh_5f_dev_5f_abbr"><text:span text:style-name="T376">m</text:span></text:span><text:span text:style-name="T376"> est ut dorsu</text:span><text:span text:style-name="amh_5f_dev_5f_abbr"><text:span text:style-name="T376">m</text:span></text:span><text:span text:style-name="T376"> ei</text:span><text:span text:style-name="amh_5f_dev_5f_abbr"><text:span text:style-name="T376">us</text:span></text:span><text:span text:style-name="T376"> manu ho</text:span><text:span text:style-name="amh_5f_dev_5f_abbr"><text:span text:style-name="T376">min</text:span></text:span><text:span text:style-name="T376">is tangi possit. Non est aut</text:span><text:span text:style-name="amh_5f_dev_5f_abbr"><text:span text:style-name="T376">em</text:span></text:span><text:span text:style-name="T376"> fer</text:span><text:span text:style-name="T377">o</text:span><text:span text:style-name="T376">x a</text:span><text:span text:style-name="amh_5f_dev_5f_abbr"><text:span text:style-name="T376">n</text:span></text:span><text:span text:style-name="T376">i</text:span><text:span text:style-name="amh_5f_dev_5f_abbr"><text:span text:style-name="T376">m</text:span></text:span><text:span text:style-name="T376">al, s</text:span><text:span text:style-name="amh_5f_dev_5f_abbr"><text:span text:style-name="T376">ed</text:span></text:span><text:span text:style-name="T376"> ad modu</text:span><text:span text:style-name="amh_5f_dev_5f_abbr"><text:span text:style-name="T376">m</text:span></text:span><text:span text:style-name="T376"> iume</text:span><text:span text:style-name="amh_5f_dev_5f_abbr"><text:span text:style-name="T376">n</text:span></text:span><text:span text:style-name="T376">ti pacificu</text:span><text:span text:style-name="amh_5f_dev_5f_abbr"><text:span text:style-name="T376">m</text:span></text:span><text:span text:style-name="T376"> colore albo </text:span><text:span text:style-name="amh_5f_dev_5f_abbr"><text:span text:style-name="T376">et</text:span></text:span><text:span text:style-name="T376"> rubeo pelle</text:span><text:span text:style-name="amh_5f_dev_5f_abbr"><text:span text:style-name="T376">m</text:span></text:span><text:span text:style-name="T376"> h</text:span><text:span text:style-name="amh_5f_dev_5f_abbr"><text:span text:style-name="T376">abe</text:span></text:span><text:span text:style-name="T376">ns ordinatissime decorata</text:span><text:span text:style-name="amh_5f_dev_5f_abbr"><text:span text:style-name="T377">m</text:span></text:span><text:span text:style-name="T376">. Vidi </text:span><text:span text:style-name="T378">pl</text:span><text:span text:style-name="amh_5f_dev_5f_abbr"><text:span text:style-name="T378">ur</text:span></text:span><text:span text:style-name="T378">es catos ma</text:span><text:span text:style-name="T377">y</text:span><text:span text:style-name="T378">mones, psitacos mirab</text:span><text:span text:style-name="amh_5f_dev_5f_abbr"><text:span text:style-name="T378">i</text:span></text:span><text:span text:style-name="T378">l</text:span><text:span text:style-name="amh_5f_dev_5f_abbr"><text:span text:style-name="T378">ite</text:span></text:span><text:span text:style-name="T378">r i</text:span><text:span text:style-name="amh_5f_dev_5f_abbr"><text:span text:style-name="T378">n</text:span></text:span><text:span text:style-name="T378">structos gestib</text:span><text:span text:style-name="amh_5f_dev_5f_abbr"><text:span text:style-name="T378">us</text:span></text:span><text:span text:style-name="T378"> suis ho</text:span><text:span text:style-name="amh_5f_dev_5f_abbr"><text:span text:style-name="T378">m</text:span></text:span><text:span text:style-name="T378">i</text:span><text:span text:style-name="amh_5f_dev_5f_abbr"><text:span text:style-name="T378">n</text:span></text:span><text:span text:style-name="T378">es multiplicit</text:span><text:span text:style-name="amh_5f_dev_5f_abbr"><text:span text:style-name="T378">er</text:span></text:span><text:span text:style-name="T378"> ad deductione</text:span><text:span text:style-name="amh_5f_dev_5f_abbr"><text:span text:style-name="T378">m</text:span></text:span><text:span text:style-name="T378"> </text:span><text:span text:style-name="amh_5f_dev_5f_abbr"><text:span text:style-name="T378">et</text:span></text:span><text:span text:style-name="T378"> solatia </text:span><text:span text:style-name="amh_5f_dev_5f_abbr"><text:span text:style-name="T378">pro</text:span></text:span><text:span text:style-name="T378">uoca</text:span><text:span text:style-name="amh_5f_dev_5f_abbr"><text:span text:style-name="T378">n</text:span></text:span><text:span text:style-name="T378">tes. </text:span><text:span text:style-name="T379">I</text:span><text:span text:style-name="amh_5f_dev_5f_abbr"><text:span text:style-name="T379">n</text:span></text:span><text:span text:style-name="T379">uenit</text:span><text:span text:style-name="amh_5f_dev_5f_abbr"><text:span text:style-name="T379">u</text:span></text:span><text:span text:style-name="T379">r</text:span> <text:span text:style-name="amh_5f_dev_5f_abbr">et</text:span>eni<text:span text:style-name="amh_5f_dev_5f_abbr">m</text:span> <office:annotation office:name="__Annotation__2717213_1790455224" loext:resolved="false"><dc:creator>Alexandre Moret Houplon</dc:creator><dc:date>2026-03-02T13:32:46.067534900</dc:date><meta:creator-initials>AMH</meta:creator-initials><text:p text:style-name="Comment">J’ai un doute sur la résolution</text:p></office:annotation>q<text:span text:style-name="amh_5f_dev_5f_abbr">uo</text:span>n<text:span text:style-name="amh_5f_dev_5f_abbr">iam</text:span><office:annotation-end office:name="__Annotation__2717213_1790455224"/><text:span text:style-name="T380"> psitacus q</text:span><text:span text:style-name="amh_5f_dev_5f_abbr"><text:span text:style-name="T380">u</text:span></text:span><text:span text:style-name="T380">i </text:span><text:span text:style-name="amh_5f_dev_5f_abbr"><text:span text:style-name="T380">pro</text:span></text:span><text:span text:style-name="T380"> centu</text:span><text:span text:style-name="amh_5f_dev_5f_abbr"><text:span text:style-name="T380">m</text:span></text:span><text:span text:style-name="T380"> aureis non daret</text:span><text:span text:style-name="amh_5f_dev_5f_abbr"><text:span text:style-name="T380">u</text:span></text:span><text:span text:style-name="T380">r, </text:span><text:span text:style-name="T381">q</text:span><text:span text:style-name="amh_5f_dev_5f_abbr"><text:span text:style-name="T381">u</text:span></text:span><text:span text:style-name="T381">ia in hiis </text:span><text:span text:style-name="amh_5f_dev_5f_abbr"><text:span text:style-name="T381">par</text:span></text:span><text:span text:style-name="T381">tib</text:span><text:span text:style-name="amh_5f_dev_5f_abbr"><text:span text:style-name="T381">us</text:span></text:span><text:span text:style-name="T381"> su</text:span><text:span text:style-name="amh_5f_dev_5f_abbr"><text:span text:style-name="T381">n</text:span></text:span><text:span text:style-name="T381">t ho</text:span><text:span text:style-name="amh_5f_dev_5f_abbr"><text:span text:style-name="T381">m</text:span></text:span><text:span text:style-name="T381">i</text:span><text:span text:style-name="amh_5f_dev_5f_abbr"><text:span text:style-name="T381">n</text:span></text:span><text:span text:style-name="T381">es ultra modu</text:span><text:span text:style-name="amh_5f_dev_5f_abbr"><text:span text:style-name="T381">m</text:span></text:span><text:span text:style-name="T381"> delicati et corporalia solatia diligentes.</text:span></text:p>
      <text:p text:style-name="P35">In s<text:span text:style-name="amh_5f_dev_5f_abbr">upe</text:span>riorib<text:span text:style-name="amh_5f_dev_5f_abbr">us</text:span> Egipti est <text:span text:style-name="T382">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82">m</text:span>ar<text:span text:style-name="T382">ag</text:span>d<text:span text:style-name="T382">i</text:span>na<office:annotation-end office:name="__Annotation__9912_232900934"/><text:note text:id="ftn87" text:note-class="footnote"><text:note-citation>87</text:note-citation><text:note-body><text:p text:style-name="Footnote"/></text:note-body></text:note> un<text:span text:style-name="amh_5f_dev_5f_abbr">de</text:span>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82">g</text:span>di<office:annotation-end office:name="__Annotation__9918_232900934"/><text:note text:id="ftn88" text:note-class="footnote"><text:note-citation>88</text:note-citation><text:note-body><text:p text:style-name="Footnote"/></text:note-body></text:note> in meliori foro h<text:span text:style-name="amh_5f_dev_5f_abbr">abe</text:span>ntur, <text:span text:style-name="T383">q</text:span><text:span text:style-name="amh_5f_dev_5f_abbr"><text:span text:style-name="T383">u</text:span></text:span><text:span text:style-name="T383">a</text:span><text:span text:style-name="amh_5f_dev_5f_abbr"><text:span text:style-name="T383">m</text:span></text:span><text:span text:style-name="T383"> alia parte mu</text:span><text:span text:style-name="amh_5f_dev_5f_abbr"><text:span text:style-name="T383">n</text:span></text:span><text:span text:style-name="T383">di. </text:span><text:span text:style-name="T384">Su</text:span><text:span text:style-name="amh_5f_dev_5f_abbr"><text:span text:style-name="T384">n</text:span></text:span><text:span text:style-name="T384">t i</text:span><text:span text:style-name="amh_5f_dev_5f_abbr"><text:span text:style-name="T384">n</text:span></text:span><text:span text:style-name="T384"> Siria et i</text:span><text:span text:style-name="amh_5f_dev_5f_abbr"><text:span text:style-name="T384">n</text:span></text:span><text:span text:style-name="T384">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84">paradisi</text:span><office:annotation-end office:name="__Annotation__10082_232900934"/><text:span text:style-name="T384">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84">nu</text:span><text:span text:style-name="amh_5f_dev_5f_abbr"><text:span text:style-name="T384">n</text:span></text:span><text:span text:style-name="T384">cupatur,</text:span><office:annotation-end office:name="__Annotation__10083_232900934"/><text:span text:style-name="T384"> optim</text:span><text:span text:style-name="T385">i saporis mollia et i</text:span><text:span text:style-name="amh_5f_dev_5f_abbr"><text:span text:style-name="T385">n</text:span></text:span><text:span text:style-name="T385"> ore cito l</text:span><text:span text:style-name="T386">iq</text:span><text:span text:style-name="amh_5f_dev_5f_abbr"><text:span text:style-name="T386">ue</text:span></text:span><text:span text:style-name="T386">scu</text:span><text:span text:style-name="amh_5f_dev_5f_abbr"><text:span text:style-name="T386">n</text:span></text:span><text:span text:style-name="T386">t </text:span><text:span text:style-name="T387">per tra</text:span><text:span text:style-name="amh_5f_dev_5f_abbr"><text:span text:style-name="T387">n</text:span></text:span><text:span text:style-name="T387">suersu</text:span><text:span text:style-name="amh_5f_dev_5f_abbr"><text:span text:style-name="T387">m</text:span></text:span><text:span text:style-name="T387"> q</text:span><text:span text:style-name="amh_5f_dev_5f_abbr"><text:span text:style-name="T387">u</text:span></text:span><text:span text:style-name="T387">omodocu</text:span><text:span text:style-name="amh_5f_dev_5f_abbr"><text:span text:style-name="T387">mque</text:span></text:span><text:span text:style-name="T387"> diuiseris i</text:span><text:span text:style-name="amh_5f_dev_5f_abbr"><text:span text:style-name="T387">n</text:span></text:span><text:span text:style-name="T387">uenies crucifixu</text:span><text:span text:style-name="amh_5f_dev_5f_abbr"><text:span text:style-name="T387">m</text:span></text:span><text:span text:style-name="T387">, i</text:span><text:span text:style-name="amh_5f_dev_5f_abbr"><text:span text:style-name="T387">n</text:span></text:span><text:span text:style-name="T387"> t</text:span><text:span text:style-name="amh_5f_dev_5f_abbr"><text:span text:style-name="T387">antu</text:span></text:span><text:span text:style-name="T387">m ut aliq</text:span><text:span text:style-name="amh_5f_dev_5f_abbr"><text:span text:style-name="T387">u</text:span></text:span><text:span text:style-name="T387">otiens faciei </text:span><text:span text:style-name="T388">et alioru</text:span><text:span text:style-name="amh_5f_dev_5f_abbr"><text:span text:style-name="T388">m</text:span></text:span><text:span text:style-name="T388"> me</text:span><text:span text:style-name="amh_5f_dev_5f_abbr"><text:span text:style-name="T388">m</text:span></text:span><text:span text:style-name="T388">broru</text:span><text:span text:style-name="amh_5f_dev_5f_abbr"><text:span text:style-name="T388">m</text:span></text:span><text:span text:style-name="T388"> liniame</text:span><text:span text:style-name="amh_5f_dev_5f_abbr"><text:span text:style-name="T388">n</text:span></text:span><text:span text:style-name="T388">ta possis </text:span><text:span text:style-name="amh_5f_dev_5f_abbr"><text:span text:style-name="T389">per</text:span></text:span><text:span text:style-name="T389">pende</text:span><text:span text:style-name="amh_5f_dev_5f_abbr"><text:span text:style-name="T389">re</text:span></text:span><text:span text:style-name="T389"> </text:span><text:span text:style-name="T390">co</text:span><text:span text:style-name="amh_5f_dev_5f_abbr"><text:span text:style-name="T390">m</text:span></text:span><text:span text:style-name="T390">pete</text:span><text:span text:style-name="T391">n</text:span><text:span text:style-name="T390">t</text:span><text:span text:style-name="amh_5f_dev_5f_abbr"><text:span text:style-name="T390">er</text:span></text:span><text:span text:style-name="T390">. </text:span><text:span text:style-name="T392">Diu non dura</text:span><text:span text:style-name="amh_5f_dev_5f_abbr"><text:span text:style-name="T392">n</text:span></text:span><text:span text:style-name="T392">t q</text:span><text:span text:style-name="amh_5f_dev_5f_abbr"><text:span text:style-name="T392">u</text:span></text:span><text:span text:style-name="T392">are </text:span><text:span text:style-name="amh_5f_dev_5f_abbr"><text:span text:style-name="T392">per</text:span></text:span><text:span text:style-name="T392"> mare ad </text:span><text:span text:style-name="amh_5f_dev_5f_abbr"><text:span text:style-name="T392">par</text:span></text:span><text:span text:style-name="T392">tes n</text:span><text:span text:style-name="amh_5f_dev_5f_abbr"><text:span text:style-name="T392">ost</text:span></text:span><text:span text:style-name="T392">ras duci non </text:span><text:span text:style-name="T393">possu</text:span><text:span text:style-name="amh_5f_dev_5f_abbr"><text:span text:style-name="T393">n</text:span></text:span><text:span text:style-name="T393">t</text:span><text:span text:style-name="T392"> i</text:span><text:span text:style-name="amh_5f_dev_5f_abbr"><text:span text:style-name="T392">n</text:span></text:span><text:span text:style-name="T392">corrupta. Succaru</text:span><text:span text:style-name="amh_5f_dev_5f_abbr"><text:span text:style-name="T392">m</text:span></text:span><text:span text:style-name="T392"> opti</text:span><text:span text:style-name="amh_5f_dev_5f_abbr"><text:span text:style-name="T392">mum</text:span></text:span><text:span text:style-name="T392"> ibi crscit </text:span><text:span text:style-name="amh_5f_dev_5f_abbr"><text:span text:style-name="T392">et</text:span></text:span><text:span text:style-name="T392"> alia terre nasce</text:span><text:span text:style-name="amh_5f_dev_5f_abbr"><text:span text:style-name="T392">n</text:span></text:span><text:span text:style-name="T392">tia ap</text:span><text:span text:style-name="amh_5f_dev_5f_abbr"><text:span text:style-name="T392">u</text:span></text:span><text:span text:style-name="T392">d nos non assueta </text:span><text:span text:style-name="amh_5f_dev_5f_abbr"><text:span text:style-name="T392">et</text:span></text:span><text:span text:style-name="T392"> co</text:span><text:span text:style-name="amh_5f_dev_5f_abbr"><text:span text:style-name="T392">n</text:span></text:span><text:span text:style-name="T392">sueta ibidem </text:span><text:span text:style-name="T394">tu</text:span><text:span text:style-name="amh_5f_dev_5f_abbr"><text:span text:style-name="T394">m</text:span></text:span><text:span text:style-name="T395"> </text:span><text:span text:style-name="amh_5f_dev_5f_abbr"><text:span text:style-name="T395">et</text:span></text:span><text:span text:style-name="T395"> m</text:span><text:span text:style-name="amh_5f_dev_5f_abbr"><text:span text:style-name="T395">u</text:span></text:span><text:span text:style-name="T395">lto a</text:span><text:span text:style-name="amh_5f_dev_5f_abbr"><text:span text:style-name="T395">m</text:span></text:span><text:span text:style-name="T395">plius virtuosa.</text:span></text:p>
      <text:p text:style-name="P36"><text:span text:style-name="amh_5f_lettre_5f_rubriquee">E</text:span>st i<text:span text:style-name="amh_5f_dev_5f_abbr">n</text:span> Cadro dom<text:span text:style-name="amh_5f_dev_5f_abbr">us</text:span> alta et i<text:span text:style-name="amh_5f_dev_5f_abbr">n</text:span> modu<text:span text:style-name="amh_5f_dev_5f_abbr">m</text:span> stape d<text:span text:style-name="T396">i</text:span>missa, i<text:span text:style-name="amh_5f_dev_5f_abbr">n</text:span> qua su<text:span text:style-name="amh_5f_dev_5f_abbr">n</text:span>t m<text:span text:style-name="amh_5f_dev_5f_abbr">u</text:span>lte fornaces, etia<text:span text:style-name="amh_5f_dev_5f_abbr">m</text:span> d<text:span text:style-name="T396">i</text:span>misse in quas ponu<text:span text:style-name="amh_5f_dev_5f_abbr">n</text:span>t<text:span text:style-name="amh_5f_dev_5f_abbr">u</text:span>r oua i<text:span text:style-name="amh_5f_dev_5f_abbr">n</text:span> palea q<text:span text:style-name="amh_5f_dev_5f_abbr">u</text:span>a<text:span text:style-name="amh_5f_dev_5f_abbr">n</text:span>ta q<text:span text:style-name="amh_5f_dev_5f_abbr">u</text:span>ilibet apportare uolu<text:span text:style-name="amh_5f_dev_5f_abbr">er</text:span>it et s<text:span text:style-name="amh_5f_dev_5f_abbr">i</text:span>n<text:span text:style-name="amh_5f_dev_5f_abbr">e</text:span> gallinaru<text:span text:style-name="amh_5f_dev_5f_abbr">m</text:span> cubatione naturali certo te<text:span text:style-name="amh_5f_dev_5f_abbr">m</text:span>perame<text:span text:style-name="amh_5f_dev_5f_abbr">n</text:span>to ignis i<text:span text:style-name="amh_5f_dev_5f_abbr">n</text:span> fornacib<text:span text:style-name="amh_5f_dev_5f_abbr">us</text:span> fet<text:span text:style-name="amh_5f_dev_5f_abbr">us</text:span> maturatur i<text:span text:style-name="amh_5f_dev_5f_abbr">n</text:span> ouis et pulli exeu<text:span text:style-name="amh_5f_dev_5f_abbr">n</text:span>t suo t<text:span text:style-name="amh_5f_dev_5f_abbr">em</text:span>p<text:span text:style-name="amh_5f_dev_5f_abbr">or</text:span>e, <text:soft-page-break/>arte natur<text:span text:style-name="T397">a</text:span><text:span text:style-name="amh_5f_dev_5f_abbr"><text:span text:style-name="T397">m</text:span></text:span> mirab<text:span text:style-name="amh_5f_dev_5f_abbr">i</text:span>l<text:span text:style-name="amh_5f_dev_5f_abbr">ite</text:span>r i<text:span text:style-name="amh_5f_dev_5f_abbr">n</text:span>seq<text:span text:style-name="amh_5f_dev_5f_abbr">ue</text:span>nte. Et statim ut pulli oua <text:span text:style-name="T398">exiurerint, dant</text:span><text:span text:style-name="amh_5f_dev_5f_abbr"><text:span text:style-name="T398">u</text:span></text:span><text:span text:style-name="T398">r d</text:span><text:span text:style-name="amh_5f_dev_5f_abbr"><text:span text:style-name="T398">omi</text:span></text:span><text:span text:style-name="T398">nis q</text:span><text:span text:style-name="amh_5f_dev_5f_abbr"><text:span text:style-name="T398">u</text:span></text:span><text:span text:style-name="T398">oru</text:span><text:span text:style-name="amh_5f_dev_5f_abbr"><text:span text:style-name="T398">m</text:span></text:span><text:span text:style-name="T398"> oua fueru</text:span><text:span text:style-name="amh_5f_dev_5f_abbr"><text:span text:style-name="T398">n</text:span></text:span><text:span text:style-name="T398">t asportatiq</text:span><text:span text:style-name="amh_5f_dev_5f_abbr"><text:span text:style-name="T398">ue</text:span></text:span><text:span text:style-name="T398"> nutriu</text:span><text:span text:style-name="amh_5f_dev_5f_abbr"><text:span text:style-name="T398">n</text:span></text:span><text:span text:style-name="T398">t</text:span><text:span text:style-name="amh_5f_dev_5f_abbr"><text:span text:style-name="T397">u</text:span></text:span><text:span text:style-name="T397">r</text:span><text:span text:style-name="T398">. Quare i</text:span><text:span text:style-name="amh_5f_dev_5f_abbr"><text:span text:style-name="T398">n</text:span></text:span><text:span text:style-name="T398"> </text:span><text:span text:style-name="amh_5f_dev_5f_abbr"><text:span text:style-name="T398">par</text:span></text:span><text:span text:style-name="T398">tib</text:span><text:span text:style-name="amh_5f_dev_5f_abbr"><text:span text:style-name="T398">us</text:span></text:span><text:span text:style-name="T398"> illis est maxi</text:span><text:span text:style-name="amh_5f_dev_5f_abbr"><text:span text:style-name="T398">m</text:span></text:span><text:span text:style-name="T398">a c</text:span><text:span text:style-name="T399">o</text:span><text:span text:style-name="T398">pia gallinaru</text:span><text:span text:style-name="amh_5f_dev_5f_abbr"><text:span text:style-name="T398">m</text:span></text:span><text:span text:style-name="T398">. Hoc mirabili</text:span><text:span text:style-name="amh_5f_dev_5f_abbr"><text:span text:style-name="T398">us</text:span></text:span><text:span text:style-name="T398"> reputo o</text:span><text:span text:style-name="amh_5f_dev_5f_abbr"><text:span text:style-name="T398">mn</text:span></text:span><text:span text:style-name="T398">ib</text:span><text:span text:style-name="amh_5f_dev_5f_abbr"><text:span text:style-name="T398">us</text:span></text:span><text:span text:style-name="T398"> uiderimq</text:span><text:span text:style-name="amh_5f_dev_5f_abbr"><text:span text:style-name="T398">ue</text:span></text:span><text:span text:style-name="T398"> ho</text:span><text:span text:style-name="amh_5f_dev_5f_abbr"><text:span text:style-name="T398">m</text:span></text:span><text:span text:style-name="T398">i</text:span><text:span text:style-name="amh_5f_dev_5f_abbr"><text:span text:style-name="T398">n</text:span></text:span><text:span text:style-name="T398">es </text:span><text:span text:style-name="T400">et femine in partib</text:span><text:span text:style-name="amh_5f_dev_5f_abbr"><text:span text:style-name="T400">us</text:span></text:span><text:span text:style-name="T400"> illis ue</text:span><text:span text:style-name="amh_5f_dev_5f_abbr"><text:span text:style-name="T400">n</text:span></text:span><text:span text:style-name="T400">dunt</text:span><text:span text:style-name="amh_5f_dev_5f_abbr"><text:span text:style-name="T400">u</text:span></text:span><text:span text:style-name="T400">r si si</text:span><text:span text:style-name="amh_5f_dev_5f_abbr"><text:span text:style-name="T400">n</text:span></text:span><text:span text:style-name="T400">t alt</text:span><text:span text:style-name="amh_5f_dev_5f_abbr"><text:span text:style-name="T400">er</text:span></text:span><text:span text:style-name="T400">i</text:span><text:span text:style-name="amh_5f_dev_5f_abbr"><text:span text:style-name="T400">us</text:span></text:span><text:span text:style-name="T400"> fidei uel secte q</text:span><text:span text:style-name="amh_5f_dev_5f_abbr"><text:span text:style-name="T400">u</text:span></text:span><text:span text:style-name="T400">a</text:span><text:span text:style-name="amh_5f_dev_5f_abbr"><text:span text:style-name="T400">m</text:span></text:span><text:span text:style-name="T400"> ue</text:span><text:span text:style-name="amh_5f_dev_5f_abbr"><text:span text:style-name="T400">n</text:span></text:span><text:span text:style-name="T400">dentes </text:span><text:span text:style-name="T401">uel ementes et sic i</text:span><text:span text:style-name="amh_5f_dev_5f_abbr"><text:span text:style-name="T401">n</text:span></text:span><text:span text:style-name="T401"> s</text:span><text:span text:style-name="amh_5f_dev_5f_abbr"><text:span text:style-name="T401">er</text:span></text:span><text:span text:style-name="T401">uitute</text:span><text:span text:style-name="amh_5f_dev_5f_abbr"><text:span text:style-name="T401">m</text:span></text:span><text:span text:style-name="T401"> redigu</text:span><text:span text:style-name="amh_5f_dev_5f_abbr"><text:span text:style-name="T401">n</text:span></text:span><text:span text:style-name="T401">tur, </text:span><text:span text:style-name="T402">et s</text:span><text:span text:style-name="amh_5f_dev_5f_abbr"><text:span text:style-name="T402">ecundu</text:span></text:span><text:span text:style-name="T402">m iuue</text:span><text:span text:style-name="amh_5f_dev_5f_abbr"><text:span text:style-name="T402">n</text:span></text:span><text:span text:style-name="T402">tute</text:span><text:span text:style-name="amh_5f_dev_5f_abbr"><text:span text:style-name="T402">m</text:span></text:span><text:span text:style-name="T402">, forti</text:span><text:span text:style-name="amh_5f_dev_5f_abbr"><text:span text:style-name="T402">tudi</text:span></text:span><text:span text:style-name="T402">nem etate</text:span><text:span text:style-name="amh_5f_dev_5f_abbr"><text:span text:style-name="T402">m</text:span></text:span><text:span text:style-name="T402">, arte</text:span><text:span text:style-name="amh_5f_dev_5f_abbr"><text:span text:style-name="T402">m</text:span></text:span><text:span text:style-name="T402">, </text:span><text:span text:style-name="T403">sanitate</text:span><text:span text:style-name="amh_5f_dev_5f_abbr"><text:span text:style-name="T403">m</text:span></text:span><text:span text:style-name="T403">,</text:span><text:span text:style-name="T404"> p</text:span><text:span text:style-name="amh_5f_dev_5f_abbr"><text:span text:style-name="T404">u</text:span></text:span><text:span text:style-name="T404">lcritudine</text:span><text:span text:style-name="amh_5f_dev_5f_abbr"><text:span text:style-name="T404">m</text:span></text:span><text:span text:style-name="T404"> </text:span><text:span text:style-name="amh_5f_dev_5f_abbr"><text:span text:style-name="T405">et</text:span></text:span><text:span text:style-name="T405"> hui</text:span><text:span text:style-name="amh_5f_dev_5f_abbr"><text:span text:style-name="T405">us</text:span></text:span><text:span text:style-name="T405">modi precio nu</text:span><text:span text:style-name="amh_5f_dev_5f_abbr"><text:span text:style-name="T405">mer</text:span></text:span><text:span text:style-name="T405">ant</text:span><text:span text:style-name="amh_5f_dev_5f_abbr"><text:span text:style-name="T405">u</text:span></text:span><text:span text:style-name="T405">r.</text:span></text:p>
      <text:p text:style-name="P37">Infra Babilonia<text:span text:style-name="amh_5f_dev_5f_abbr">m</text:span> est q<text:span text:style-name="amh_5f_dev_5f_abbr">ue</text:span>dam co<text:span text:style-name="amh_5f_dev_5f_abbr">n</text:span>tracta si<text:span text:style-name="amh_5f_dev_5f_abbr">n</text:span>gulat<text:span text:style-name="amh_5f_dev_5f_abbr">er</text:span> fertilis <text:span text:style-name="T406">et bonis uberrimis opule</text:span><text:span text:style-name="amh_5f_dev_5f_abbr"><text:span text:style-name="T406">n</text:span></text:span><text:span text:style-name="T406">ta, q</text:span><text:span text:style-name="amh_5f_dev_5f_abbr"><text:span text:style-name="T406">ue</text:span></text:span><text:span text:style-name="T406"> d</text:span><text:span text:style-name="amh_5f_dev_5f_abbr"><text:span text:style-name="T406">icitu</text:span></text:span><text:span text:style-name="T406">r e</text:span><text:span text:style-name="amh_5f_dev_5f_abbr"><text:span text:style-name="T406">ss</text:span></text:span><text:span text:style-name="T406">e tota Iessen, qua</text:span><text:span text:style-name="amh_5f_dev_5f_abbr"><text:span text:style-name="T406">m</text:span></text:span><text:span text:style-name="T406"> filii Isr</text:span><text:span text:style-name="amh_5f_dev_5f_abbr"><text:span text:style-name="T406">ae</text:span></text:span><text:span text:style-name="T406">l </text:span><text:span text:style-name="amh_5f_dev_5f_abbr"><text:span text:style-name="T406">con</text:span></text:span><text:span text:style-name="T406">se</text:span><text:span text:style-name="amh_5f_dev_5f_abbr"><text:span text:style-name="T406">n</text:span></text:span><text:span text:style-name="T406">su faraonis ob m</text:span><text:span text:style-name="amh_5f_dev_5f_abbr"><text:span text:style-name="T406">er</text:span></text:span><text:span text:style-name="T406">ita Ioseph et pat</text:span><text:span text:style-name="amh_5f_dev_5f_abbr"><text:span text:style-name="T406">r</text:span></text:span><text:span text:style-name="T406">is b</text:span><text:span text:style-name="amh_5f_dev_5f_abbr"><text:span text:style-name="T406">ea</text:span></text:span><text:span text:style-name="T406">ti Iacob pa</text:span><text:span text:style-name="amh_5f_dev_5f_abbr"><text:span text:style-name="T406">t</text:span></text:span><text:span text:style-name="T406">riarce </text:span><text:span text:style-name="T407">instantiam i</text:span><text:span text:style-name="amh_5f_dev_5f_abbr"><text:span text:style-name="T407">n</text:span></text:span><text:span text:style-name="T407">h</text:span><text:span text:style-name="amh_5f_dev_5f_abbr"><text:span text:style-name="T407">ab</text:span></text:span><text:span text:style-name="T407">itantis de diuina </text:span><text:span text:style-name="amh_5f_dev_5f_abbr"><text:span text:style-name="T407">per</text:span></text:span><text:span text:style-name="T407">eg</text:span><text:span text:style-name="amh_5f_dev_5f_abbr"><text:span text:style-name="T407">r</text:span></text:span><text:span text:style-name="T407">inat</text:span><text:span text:style-name="amh_5f_dev_5f_abbr"><text:span text:style-name="T407">i</text:span></text:span><text:span text:style-name="T407">o</text:span><text:span text:style-name="amh_5f_dev_5f_abbr"><text:span text:style-name="T407">n</text:span></text:span><text:span text:style-name="T407">e</text:span><text:span text:style-name="amh_5f_dev_5f_abbr"><text:span text:style-name="T407"> </text:span></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amh_5f_dev_5f_abbr"><text:span text:style-name="T408">con</text:span></text:span><text:span text:style-name="T408">tessa</text:span><office:annotation-end office:name="__Annotation__11957_232900934"/><text:span text:style-name="T408"> dati su</text:span><text:span text:style-name="amh_5f_dev_5f_abbr"><text:span text:style-name="T408">n</text:span></text:span><text:span text:style-name="T408">t i</text:span><text:span text:style-name="amh_5f_dev_5f_abbr"><text:span text:style-name="T408">n</text:span></text:span><text:span text:style-name="T408"> Egipto. Q</text:span><text:span text:style-name="amh_5f_dev_5f_abbr"><text:span text:style-name="T408">ue</text:span></text:span><text:span text:style-name="T408"> aut</text:span><text:span text:style-name="amh_5f_dev_5f_abbr"><text:span text:style-name="T408">em</text:span></text:span><text:span text:style-name="T408"> miracula ac mirabilia De</text:span><text:span text:style-name="amh_5f_dev_5f_abbr"><text:span text:style-name="T408">us</text:span></text:span><text:span text:style-name="T408"> in Egipto o</text:span><text:span text:style-name="amh_5f_dev_5f_abbr"><text:span text:style-name="T408">per</text:span></text:span><text:span text:style-name="T408">at</text:span><text:span text:style-name="amh_5f_dev_5f_abbr"><text:span text:style-name="T408">us</text:span></text:span><text:span text:style-name="T408"> sit in libro Moisi satis apparet.</text:span></text:p>
      <text:p text:style-name="P38"><text:span text:style-name="amh_5f_lettre_5f_rubriquee">E</text:span>t <text:span text:style-name="amh_5f_dev_5f_abbr">pro</text:span>pe Cadrum u<text:span text:style-name="amh_5f_dev_5f_abbr">er</text:span>sus plaga<text:span text:style-name="amh_5f_dev_5f_abbr">m</text:span> Sirie deserti <text:span text:style-name="T409">est</text:span> ortus balsami si<text:span text:style-name="amh_5f_dev_5f_abbr">n</text:span>gularis, non aut<text:span text:style-name="amh_5f_dev_5f_abbr">em</text:span> est multu<text:span text:style-name="amh_5f_dev_5f_abbr">m</text:span> magn<text:span text:style-name="amh_5f_dev_5f_abbr">us</text:span> nec forti sepe nec muro <text:span text:style-name="T410">ci</text:span><text:span text:style-name="amh_5f_dev_5f_abbr"><text:span text:style-name="T410">r</text:span></text:span><text:span text:style-name="T410">cu</text:span><text:span text:style-name="amh_5f_dev_5f_abbr"><text:span text:style-name="T410">m</text:span></text:span><text:span text:style-name="T410">dat</text:span><text:span text:style-name="amh_5f_dev_5f_abbr"><text:span text:style-name="T410">us</text:span></text:span><text:span text:style-name="T410">. De q</text:span><text:span text:style-name="amh_5f_dev_5f_abbr"><text:span text:style-name="T410">u</text:span></text:span><text:span text:style-name="T410">o pl</text:span><text:span text:style-name="amh_5f_dev_5f_abbr"><text:span text:style-name="T410">ur</text:span></text:span><text:span text:style-name="T410">imu</text:span><text:span text:style-name="amh_5f_dev_5f_abbr"><text:span text:style-name="T410">m</text:span></text:span><text:span text:style-name="T410"> admirabar, locu</text:span><text:span text:style-name="amh_5f_dev_5f_abbr"><text:span text:style-name="T410">m</text:span></text:span><text:span text:style-name="T410"> scil</text:span><text:span text:style-name="amh_5f_dev_5f_abbr"><text:span text:style-name="T410">icet</text:span></text:span><text:span text:style-name="T410"> ta</text:span><text:span text:style-name="amh_5f_dev_5f_abbr"><text:span text:style-name="T410">m</text:span></text:span><text:span text:style-name="T410"> nobile</text:span><text:span text:style-name="amh_5f_dev_5f_abbr"><text:span text:style-name="T410">m</text:span></text:span><text:span text:style-name="T410"> et uirtuosu</text:span><text:span text:style-name="amh_5f_dev_5f_abbr"><text:span text:style-name="T410">m</text:span></text:span><text:span text:style-name="T410"> </text:span><text:span text:style-name="T411">non fortius </text:span><office:annotation office:name="__Annotation__3053993_1790455224" loext:resolved="false"><dc:creator>Alexandre Moret Houplon</dc:creator><dc:date>2026-03-02T14:02:20.970198900</dc:date><meta:creator-initials>AMH</meta:creator-initials><text:p text:style-name="Comment">Correction de Deluz pour immuniri</text:p></office:annotation><text:span text:style-name="T412">munitum</text:span><office:annotation-end office:name="__Annotation__3053993_1790455224"/><text:span text:style-name="T411">. </text:span><text:span text:style-name="T413">Arbusta </text:span><text:span text:style-name="T414">balsami </text:span><text:span text:style-name="T415">grossa nont su</text:span><text:span text:style-name="amh_5f_dev_5f_abbr"><text:span text:style-name="T415">n</text:span></text:span><text:span text:style-name="T415">t, aut</text:span><text:span text:style-name="amh_5f_dev_5f_abbr"><text:span text:style-name="T415">em</text:span></text:span><text:span text:style-name="T415"> alta, s</text:span><text:span text:style-name="amh_5f_dev_5f_abbr"><text:span text:style-name="T415">ed</text:span></text:span><text:span text:style-name="T415"> </text:span><text:span text:style-name="T416">ad modu</text:span><text:span text:style-name="amh_5f_dev_5f_abbr"><text:span text:style-name="T416">m</text:span></text:span><text:span text:style-name="T416"> </text:span><text:span text:style-name="T417">uitis </text:span><text:span text:style-name="T418">ramusculi </text:span><text:span text:style-name="T419">mediocres. </text:span><text:span text:style-name="T420">I</text:span><text:span text:style-name="T421">rrigant</text:span><text:span text:style-name="amh_5f_dev_5f_abbr"><text:span text:style-name="T421">u</text:span></text:span><text:span text:style-name="T421">r </text:span><text:span text:style-name="T420">h</text:span><text:span text:style-name="T421">ic ortus fonte </text:span><text:span text:style-name="T422">q</text:span><text:span text:style-name="amh_5f_dev_5f_abbr"><text:span text:style-name="T422">u</text:span></text:span><text:span text:style-name="T422">odam </text:span><text:span text:style-name="T423">paruo in medio ex</text:span><text:span text:style-name="amh_5f_dev_5f_abbr"><text:span text:style-name="T423">ista</text:span></text:span><text:span text:style-name="T423">nte, </text:span><text:span text:style-name="T424">nitet </text:span><text:span text:style-name="T425">i</text:span><text:span text:style-name="amh_5f_dev_5f_abbr"><text:span text:style-name="T425">n</text:span></text:span><text:span text:style-name="T425"> q</text:span><text:span text:style-name="amh_5f_dev_5f_abbr"><text:span text:style-name="T425">u</text:span></text:span><text:span text:style-name="T425">o Virgine</text:span><text:span text:style-name="amh_5f_dev_5f_abbr"><text:span text:style-name="T425">m</text:span></text:span><text:span text:style-name="T425"> </text:span><text:span text:style-name="T426">pueru</text:span><text:span text:style-name="amh_5f_dev_5f_abbr"><text:span text:style-name="T426">m</text:span></text:span><text:span text:style-name="T426"> Ih</text:span><text:span text:style-name="amh_5f_dev_5f_abbr"><text:span text:style-name="T426">esu</text:span></text:span><text:span text:style-name="T426">m balneasse </text:span><text:span text:style-name="amh_5f_foliotation"><text:span text:style-name="T427">[f. </text:span></text:span><text:span text:style-name="amh_5f_foliotation"><text:span text:style-name="T428">243v</text:span></text:span><text:span text:style-name="amh_5f_foliotation"><text:span text:style-name="T427">]</text:span></text:span><text:span text:style-name="T427"> </text:span><text:span text:style-name="T429">sepius ac uestes </text:span><text:span text:style-name="T430">pa</text:span><text:span text:style-name="amh_5f_dev_5f_abbr"><text:span text:style-name="T430">n</text:span></text:span><text:span text:style-name="T430">niculosq</text:span><text:span text:style-name="amh_5f_dev_5f_abbr"><text:span text:style-name="T430">ue</text:span></text:span><text:span text:style-name="T430"> ei</text:span><text:span text:style-name="amh_5f_dev_5f_abbr"><text:span text:style-name="T430">us</text:span></text:span><text:span text:style-name="T430"> lauasse asseru</text:span><text:span text:style-name="amh_5f_dev_5f_abbr"><text:span text:style-name="T430">n</text:span></text:span><text:span text:style-name="T430">t </text:span><text:span text:style-name="amh_5f_dev_5f_abbr"><text:span text:style-name="T430">christ</text:span></text:span><text:span text:style-name="T430">iani, et ex hinc aiu</text:span><text:span text:style-name="amh_5f_dev_5f_abbr"><text:span text:style-name="T430">n</text:span></text:span><text:span text:style-name="T430">t fonte</text:span><text:span text:style-name="amh_5f_dev_5f_abbr"><text:span text:style-name="T430">m</text:span></text:span><text:span text:style-name="T430"> uirtute</text:span><text:span text:style-name="amh_5f_dev_5f_abbr"><text:span text:style-name="T430">m</text:span></text:span><text:span text:style-name="T430"> </text:span><text:span text:style-name="T431">co</text:span><text:span text:style-name="amh_5f_dev_5f_abbr"><text:span text:style-name="T431">n</text:span></text:span><text:span text:style-name="T431">traxisse ut terra, hac aqua irrigata, balsamu</text:span><text:span text:style-name="amh_5f_dev_5f_abbr"><text:span text:style-name="T431">m</text:span></text:span><text:span text:style-name="T431"> </text:span><text:span text:style-name="T432">germinet </text:span><text:span text:style-name="amh_5f_dev_5f_abbr"><text:span text:style-name="T432">et</text:span></text:span><text:span text:style-name="T432"> </text:span><text:span text:style-name="amh_5f_dev_5f_abbr"><text:span text:style-name="T432">pro</text:span></text:span><text:span text:style-name="T432">ducat.</text:span></text:p>
      <text:p text:style-name="P39">Vltra <text:span text:style-name="T433">Babilonia</text:span><text:span text:style-name="amh_5f_dev_5f_abbr"><text:span text:style-name="T424">m</text:span></text:span><text:span text:style-name="T433"> </text:span><text:span text:style-name="amh_5f_dev_5f_abbr"><text:span text:style-name="T433">et</text:span></text:span><text:span text:style-name="T433"> fluuiu</text:span><text:span text:style-name="amh_5f_dev_5f_abbr"><text:span text:style-name="T433">m</text:span></text:span><text:span text:style-name="T433"> </text:span><text:span text:style-name="amh_5f_dev_5f_abbr"><text:span text:style-name="T433">par</text:span></text:span><text:span text:style-name="T433">adisi, uersus desertu</text:span><text:span text:style-name="amh_5f_dev_5f_abbr"><text:span text:style-name="T433">m</text:span></text:span><text:span text:style-name="T433"> q</text:span><text:span text:style-name="amh_5f_dev_5f_abbr"><text:span text:style-name="T433">uo</text:span></text:span><text:span text:style-name="T433">d est int</text:span><text:span text:style-name="amh_5f_dev_5f_abbr"><text:span text:style-name="T433">er</text:span></text:span><text:span text:style-name="T433"> Egiptu</text:span><text:span text:style-name="amh_5f_dev_5f_abbr"><text:span text:style-name="T433">m</text:span></text:span><text:span text:style-name="T433"> </text:span><text:span text:style-name="amh_5f_dev_5f_abbr"><text:span text:style-name="T433">et</text:span></text:span><text:span text:style-name="T433"> Affrica</text:span><text:span text:style-name="amh_5f_dev_5f_abbr"><text:span text:style-name="T433">m</text:span></text:span><text:span text:style-name="T433">, </text:span><text:span text:style-name="T434">su</text:span><text:span text:style-name="amh_5f_dev_5f_abbr"><text:span text:style-name="T434">n</text:span></text:span><text:span text:style-name="T434">t plura a</text:span><text:span text:style-name="amh_5f_dev_5f_abbr"><text:span text:style-name="T434">n</text:span></text:span><text:span text:style-name="T434">tiquoru</text:span><text:span text:style-name="amh_5f_dev_5f_abbr"><text:span text:style-name="T434">m</text:span></text:span><text:span text:style-name="T434"> monume</text:span><text:span text:style-name="amh_5f_dev_5f_abbr"><text:span text:style-name="T434">n</text:span></text:span><text:span text:style-name="T434">ta figure piramidalis, </text:span><text:span text:style-name="T435">int</text:span><text:span text:style-name="amh_5f_dev_5f_abbr"><text:span text:style-name="T435">er</text:span></text:span><text:span text:style-name="T435"> q</text:span><text:span text:style-name="amh_5f_dev_5f_abbr"><text:span text:style-name="T435">ue</text:span></text:span><text:span text:style-name="T435"> su</text:span><text:span text:style-name="amh_5f_dev_5f_abbr"><text:span text:style-name="T435">n</text:span></text:span><text:span text:style-name="T435">t duo mire magnitudinis </text:span><text:span text:style-name="T436">de lapidib</text:span><text:span text:style-name="amh_5f_dev_5f_abbr"><text:span text:style-name="T436">us</text:span></text:span><text:span text:style-name="T436"> maximis </text:span><text:span text:style-name="amh_5f_dev_5f_abbr"><text:span text:style-name="T436">et</text:span></text:span><text:span text:style-name="T436"> politis, i</text:span><text:span text:style-name="amh_5f_dev_5f_abbr"><text:span text:style-name="T436">n</text:span></text:span><text:span text:style-name="T436"> q</text:span><text:span text:style-name="amh_5f_dev_5f_abbr"><text:span text:style-name="T436">u</text:span></text:span><text:span text:style-name="T436">ibus i</text:span><text:span text:style-name="amh_5f_dev_5f_abbr"><text:span text:style-name="T436">n</text:span></text:span><text:span text:style-name="T436">ueni sc</text:span><text:span text:style-name="amh_5f_dev_5f_abbr"><text:span text:style-name="T436">r</text:span></text:span><text:span text:style-name="T436">ipturas diu</text:span><text:span text:style-name="amh_5f_dev_5f_abbr"><text:span text:style-name="T436">er</text:span></text:span><text:span text:style-name="T436">sor</text:span><text:span text:style-name="amh_5f_dev_5f_abbr"><text:span text:style-name="T436">um</text:span></text:span><text:span text:style-name="T436"> </text:span><text:span text:style-name="T437">idiomatu</text:span><text:span text:style-name="amh_5f_dev_5f_abbr"><text:span text:style-name="T437">m</text:span></text:span><text:span text:style-name="T437">. </text:span><text:span text:style-name="T438">I</text:span><text:span text:style-name="amh_5f_dev_5f_abbr"><text:span text:style-name="T438">n</text:span></text:span><text:span text:style-name="T438"> uno </text:span><text:span text:style-name="T439">t</text:span><text:span text:style-name="amh_5f_dev_5f_abbr"><text:span text:style-name="T439">ame</text:span></text:span><text:span text:style-name="T439">n i</text:span><text:span text:style-name="amh_5f_dev_5f_abbr"><text:span text:style-name="T439">n</text:span></text:span><text:span text:style-name="T439">ueni </text:span><text:span text:style-name="T440">hos u</text:span><text:span text:style-name="amh_5f_dev_5f_abbr"><text:span text:style-name="T440">er</text:span></text:span><text:span text:style-name="T440">sus </text:span><text:span text:style-name="T441">latinos petris i</text:span><text:span text:style-name="amh_5f_dev_5f_abbr"><text:span text:style-name="T441">n</text:span></text:span><text:span text:style-name="T441">sculptos, </text:span><text:span text:style-name="T442">ut scil</text:span><text:span text:style-name="amh_5f_dev_5f_abbr"><text:span text:style-name="T442">icet</text:span></text:span><text:span text:style-name="T442"> seq</text:span><text:span text:style-name="amh_5f_dev_5f_abbr"><text:span text:style-name="T442">u</text:span></text:span><text:span text:style-name="T442">it</text:span><text:span text:style-name="amh_5f_dev_5f_abbr"><text:span text:style-name="T442">u</text:span></text:span><text:span text:style-name="T442">r :</text:span></text:p>
      <text:p text:style-name="amh_5f_vers">Vidi piram<text:span text:style-name="T443">i</text:span>das s<text:span text:style-name="amh_5f_dev_5f_abbr">i</text:span>n<text:span text:style-name="amh_5f_dev_5f_abbr">e</text:span> te dulcissime frat<text:span text:style-name="amh_5f_dev_5f_abbr">er</text:span></text:p>
      <text:p text:style-name="amh_5f_vers">Et tibi q<text:span text:style-name="amh_5f_dev_5f_abbr">uod</text:span> potui lac<text:span text:style-name="amh_5f_dev_5f_abbr">r</text:span>imas hic mesta refudi</text:p>
      <text:p text:style-name="P40">Et nostri me<text:span text:style-name="amh_5f_dev_5f_abbr">m</text:span>orem luct<text:span text:style-name="amh_5f_dev_5f_abbr">us</text:span> ha<text:span text:style-name="amh_5f_dev_5f_abbr">n</text:span>c sculpto q<text:span text:style-name="amh_5f_dev_5f_abbr">ue</text:span>rela<text:span text:style-name="amh_5f_dev_5f_abbr">m</text:span>.</text:p>
      <text:p text:style-name="P40">Sit nomen deci<text:span text:style-name="amh_5f_dev_5f_abbr">m</text:span>i centi an<text:span text:style-name="amh_5f_dev_5f_abbr">n</text:span>i p<text:span text:style-name="T444">i</text:span>ramide i<text:span text:style-name="amh_5f_dev_5f_abbr">n</text:span> alta</text:p>
      <text:p text:style-name="P40">Pontificis comitisq<text:span text:style-name="amh_5f_dev_5f_abbr">ue</text:span> tuis <text:span text:style-name="T444">T</text:span>raiane triu<text:span text:style-name="amh_5f_dev_5f_abbr">m</text:span>phis</text:p>
      <text:p text:style-name="P40">Lustra sex infra ce<text:span text:style-name="amh_5f_dev_5f_abbr">n</text:span>soru<text:span text:style-name="amh_5f_dev_5f_abbr">m</text:span> co<text:span text:style-name="amh_5f_dev_5f_abbr">n</text:span>sulis e<text:span text:style-name="amh_5f_dev_5f_abbr">ss</text:span>e.</text:p>
      <text:p text:style-name="P41"><text:span text:style-name="T443">Horu</text:span><text:span text:style-name="amh_5f_dev_5f_abbr"><text:span text:style-name="T443">m</text:span></text:span><text:span text:style-name="T443"> u</text:span><text:span text:style-name="amh_5f_dev_5f_abbr"><text:span text:style-name="T443">er</text:span></text:span><text:span text:style-name="T443">su</text:span><text:span text:style-name="amh_5f_dev_5f_abbr"><text:span text:style-name="T443">m</text:span></text:span><text:span text:style-name="T443"> obscura expo</text:span><text:span text:style-name="amh_5f_dev_5f_abbr"><text:span text:style-name="T443">sitio</text:span></text:span><text:span text:style-name="T443"> q</text:span><text:span text:style-name="amh_5f_dev_5f_abbr"><text:span text:style-name="T443">u</text:span></text:span><text:span text:style-name="T443">a</text:span><text:span text:style-name="amh_5f_dev_5f_abbr"><text:span text:style-name="T443">n</text:span></text:span><text:span text:style-name="T443">tulu</text:span><text:span text:style-name="amh_5f_dev_5f_abbr"><text:span text:style-name="T443">m</text:span></text:span><text:span text:style-name="T443"> me tenebat. Dicu</text:span><text:span text:style-name="amh_5f_dev_5f_abbr"><text:span text:style-name="T443">n</text:span></text:span><text:span text:style-name="T443">t si</text:span><text:span text:style-name="amh_5f_dev_5f_abbr"><text:span text:style-name="T443">m</text:span></text:span><text:span text:style-name="T443">plices hec maxi</text:span><text:span text:style-name="amh_5f_dev_5f_abbr"><text:span text:style-name="T443">m</text:span></text:span><text:span text:style-name="T443">a monume</text:span><text:span text:style-name="amh_5f_dev_5f_abbr"><text:span text:style-name="T443">n</text:span></text:span><text:span text:style-name="T443">ta granaria regis pharaonis extitisse et sic ea</text:span><text:span text:style-name="amh_5f_dev_5f_abbr"><text:span text:style-name="T443">m</text:span></text:span><text:span text:style-name="T443"> suo uulgari uoca</text:span><text:span text:style-name="T444">n</text:span><text:span text:style-name="T443">t q</text:span><text:span text:style-name="amh_5f_dev_5f_abbr"><text:span text:style-name="T443">uo</text:span></text:span><text:span text:style-name="T443">d nullo apparet, q</text:span><text:span text:style-name="amh_5f_dev_5f_abbr"><text:span text:style-name="T443">u</text:span></text:span><text:span text:style-name="T443">ia nec ad i</text:span><text:span text:style-name="amh_5f_dev_5f_abbr"><text:span text:style-name="T443">m</text:span></text:span><text:span text:style-name="T443">pone</text:span><text:span text:style-name="amh_5f_dev_5f_abbr"><text:span text:style-name="T443">n</text:span></text:span><text:span text:style-name="T443">dum grana nec ad extrahe</text:span><text:span text:style-name="amh_5f_dev_5f_abbr"><text:span text:style-name="T443">n</text:span></text:span><text:span text:style-name="T443">du</text:span><text:span text:style-name="amh_5f_dev_5f_abbr"><text:span text:style-name="T443">m</text:span></text:span><text:span text:style-name="T443"> nec ad </text:span><text:span text:style-name="amh_5f_dev_5f_abbr"><text:span text:style-name="T443">con</text:span></text:span><text:span text:style-name="T443">s</text:span><text:span text:style-name="amh_5f_dev_5f_abbr"><text:span text:style-name="T443">er</text:span></text:span><text:span text:style-name="T443">ua</text:span><text:span text:style-name="amh_5f_dev_5f_abbr"><text:span text:style-name="T443">n</text:span></text:span><text:span text:style-name="T443">du</text:span><text:span text:style-name="amh_5f_dev_5f_abbr"><text:span text:style-name="T443">m</text:span></text:span><text:span text:style-name="T443"> annonam a</text:span><text:span text:style-name="amh_5f_dev_5f_abbr"><text:span text:style-name="T443">ut</text:span></text:span><text:span text:style-name="T443"> frume</text:span><text:span text:style-name="amh_5f_dev_5f_abbr"><text:span text:style-name="T443">n</text:span></text:span><text:span text:style-name="T443">tu</text:span><text:span text:style-name="amh_5f_dev_5f_abbr"><text:span text:style-name="T443">m</text:span></text:span><text:span text:style-name="T443"> loc</text:span><text:span text:style-name="amh_5f_dev_5f_abbr"><text:span text:style-name="T443">us</text:span></text:span><text:span text:style-name="T443"> i</text:span><text:span text:style-name="amh_5f_dev_5f_abbr"><text:span text:style-name="T443">n</text:span></text:span><text:span text:style-name="T443"> ip</text:span><text:span text:style-name="amh_5f_dev_5f_abbr"><text:span text:style-name="T443">s</text:span></text:span><text:span text:style-name="T443">is piramidib</text:span><text:span text:style-name="amh_5f_dev_5f_abbr"><text:span text:style-name="T443">us</text:span></text:span><text:span text:style-name="T443"> </text:span><text:span text:style-name="T445">aptus deprehenditur</text:span><text:span text:style-name="T445"><text:note text:id="ftn89" text:note-class="footnote"><text:note-citation>89</text:note-citation><text:note-body><text:p text:style-name="amh_5f_note_5f_apparat"><text:span text:style-name="amh_5f_apparat_5f_lemme">aptus deprehenditur</text:span> <text:span text:style-name="amh_5f_apparat_5f_témoin">U Deluz</text:span> <text:span text:style-name="T446">| </text:span><text:span text:style-name="amh_5f_apparat_5f_variante">aptus deprehenditur deprehenditur</text:span><text:span text:style-name="T446"> </text:span><text:span text:style-name="amh_5f_apparat_5f_témoin">Wo</text:span><text:span text:style-name="T446"> | </text:span><text:span text:style-name="amh_5f_apparat_5f_variante">comprehensus endet</text:span><text:span text:style-name="T446"> </text:span><text:span text:style-name="amh_5f_apparat_5f_témoin">Li</text:span><text:span text:style-name="amh_5f_apparat_5f_commentaire"> </text:span><text:span text:style-name="amh_5f_apparat_5f_commentaire"><text:span text:style-name="T184">(lectio </text:span></text:span><text:span text:style-name="amh_5f_apparat_5f_commentaire"><text:span text:style-name="T447">corrupt</text:span></text:span><text:span text:style-name="amh_5f_apparat_5f_commentaire"><text:span text:style-name="T184">a)</text:span></text:span></text:p></text:note-body></text:note></text:span> <text:span text:style-name="T448">maxi</text:span><text:span text:style-name="amh_5f_dev_5f_abbr"><text:span text:style-name="T448">m</text:span></text:span><text:span text:style-name="T448">e q</text:span><text:span text:style-name="amh_5f_dev_5f_abbr"><text:span text:style-name="T448">u</text:span></text:span><text:span text:style-name="T448">ia a su</text:span><text:span text:style-name="amh_5f_dev_5f_abbr"><text:span text:style-name="T448">m</text:span></text:span><text:span text:style-name="T448">mo ad deorsu</text:span><text:span text:style-name="amh_5f_dev_5f_abbr"><text:span text:style-name="T448">m</text:span></text:span><text:span text:style-name="T448"> plene su</text:span><text:span text:style-name="amh_5f_dev_5f_abbr"><text:span text:style-name="T448">n</text:span></text:span><text:span text:style-name="T448">t maxi</text:span><text:span text:style-name="amh_5f_dev_5f_abbr"><text:span text:style-name="T448">mi</text:span></text:span><text:span text:style-name="T448">s lapidibus i</text:span><text:span text:style-name="amh_5f_dev_5f_abbr"><text:span text:style-name="T448">n</text:span></text:span><text:span text:style-name="T448">uicem b</text:span><text:span text:style-name="amh_5f_dev_5f_abbr"><text:span text:style-name="T448">e</text:span></text:span><text:span text:style-name="T448">n</text:span><text:span text:style-name="amh_5f_dev_5f_abbr"><text:span text:style-name="T448">e</text:span></text:span><text:span text:style-name="T448"> iu</text:span><text:span text:style-name="amh_5f_dev_5f_abbr"><text:span text:style-name="T448">n</text:span></text:span><text:span text:style-name="T448">ctis, nisi q</text:span><text:span text:style-name="amh_5f_dev_5f_abbr"><text:span text:style-name="T448">uod</text:span></text:span><text:span text:style-name="T448"> porta b</text:span><text:span text:style-name="amh_5f_dev_5f_abbr"><text:span text:style-name="T448">e</text:span></text:span><text:span text:style-name="T448">n</text:span><text:span text:style-name="amh_5f_dev_5f_abbr"><text:span text:style-name="T448">e</text:span></text:span><text:span text:style-name="T448"> </text:span><text:span text:style-name="amh_5f_dev_5f_abbr"><text:span text:style-name="T448">par</text:span></text:span><text:span text:style-name="T448">uula a terr</text:span><text:span text:style-name="T449">a</text:span><text:span text:style-name="T448"> eleuata b</text:span><text:span text:style-name="amh_5f_dev_5f_abbr"><text:span text:style-name="T448">e</text:span></text:span><text:span text:style-name="T448">n</text:span><text:span text:style-name="amh_5f_dev_5f_abbr"><text:span text:style-name="T448">e</text:span></text:span><text:span text:style-name="T448"> rema</text:span><text:span text:style-name="amh_5f_dev_5f_abbr"><text:span text:style-name="T448">n</text:span></text:span><text:span text:style-name="T448">sit, et uia </text:span><text:soft-page-break/><text:span text:style-name="T450">stricta et tenebrosa </text:span><text:span text:style-name="amh_5f_dev_5f_abbr"><text:span text:style-name="T450">per</text:span></text:span><text:span text:style-name="T450"> qua</text:span><text:span text:style-name="amh_5f_dev_5f_abbr"><text:span text:style-name="T450">m</text:span></text:span><text:span text:style-name="T450"> desce</text:span><text:span text:style-name="amh_5f_dev_5f_abbr"><text:span text:style-name="T450">n</text:span></text:span><text:span text:style-name="T450">ditur </text:span><text:span text:style-name="T451">ad certu</text:span><text:span text:style-name="amh_5f_dev_5f_abbr"><text:span text:style-name="T451">m</text:span></text:span><text:span text:style-name="T451"> spatiu</text:span><text:span text:style-name="amh_5f_dev_5f_abbr"><text:span text:style-name="T451">m</text:span></text:span><text:span text:style-name="T451"> i</text:span><text:span text:style-name="amh_5f_dev_5f_abbr"><text:span text:style-name="T451">n</text:span></text:span><text:span text:style-name="T451"> eisdem, nulla i</text:span><text:span text:style-name="amh_5f_dev_5f_abbr"><text:span text:style-name="T451">n</text:span></text:span><text:span text:style-name="T451"> ip</text:span><text:span text:style-name="amh_5f_dev_5f_abbr"><text:span text:style-name="T451">s</text:span></text:span><text:span text:style-name="T451">is reperta </text:span><text:span text:style-name="T452">lati</text:span><text:span text:style-name="amh_5f_dev_5f_abbr"><text:span text:style-name="T452">tudi</text:span></text:span><text:span text:style-name="T452">ne spatiosa. </text:span><text:span text:style-name="T453">Veru</text:span><text:span text:style-name="amh_5f_dev_5f_abbr"><text:span text:style-name="T453">m</text:span></text:span><text:span text:style-name="T453"> q</text:span><text:span text:style-name="amh_5f_dev_5f_abbr"><text:span text:style-name="T453">uod</text:span></text:span><text:span text:style-name="T453"> monu</text:span><text:span text:style-name="amh_5f_dev_5f_abbr"><text:span text:style-name="T453">men</text:span></text:span><text:span text:style-name="T453">ta fu</text:span><text:span text:style-name="amh_5f_dev_5f_abbr"><text:span text:style-name="T453">er</text:span></text:span><text:span text:style-name="T453">unt u</text:span><text:span text:style-name="amh_5f_dev_5f_abbr"><text:span text:style-name="T453">er</text:span></text:span><text:span text:style-name="T453">s</text:span><text:span text:style-name="amh_5f_dev_5f_abbr"><text:span text:style-name="T453">us</text:span></text:span><text:span text:style-name="T453"> p</text:span><text:span text:style-name="amh_5f_dev_5f_abbr"><text:span text:style-name="T453">re</text:span></text:span><text:span text:style-name="T453">d</text:span><text:span text:style-name="amh_5f_dev_5f_abbr"><text:span text:style-name="T453">i</text:span></text:span><text:span text:style-name="T453">cti testa</text:span><text:span text:style-name="amh_5f_dev_5f_abbr"><text:span text:style-name="T453">n</text:span></text:span><text:span text:style-name="T453">t</text:span><text:span text:style-name="amh_5f_dev_5f_abbr"><text:span text:style-name="T453">u</text:span></text:span><text:span text:style-name="T453">r m</text:span><text:span text:style-name="amh_5f_dev_5f_abbr"><text:span text:style-name="T453">u</text:span></text:span><text:span text:style-name="T453">ltaq</text:span><text:span text:style-name="amh_5f_dev_5f_abbr"><text:span text:style-name="T453">ue</text:span></text:span><text:span text:style-name="T453"> alia intuenti.</text:span></text:p>
      <text:p text:style-name="P10">De itine<text:span text:style-name="amh_5f_dev_5f_abbr">re</text:span> u<text:span text:style-name="amh_5f_dev_5f_abbr">er</text:span>s<text:span text:style-name="amh_5f_dev_5f_abbr">us</text:span> mo<text:span text:style-name="amh_5f_dev_5f_abbr">n</text:span>tem Sinai <text:span text:style-name="amh_5f_dev_5f_abbr">et</text:span> Arabia<text:span text:style-name="amh_5f_dev_5f_abbr">m</text:span> <text:span text:style-name="amh_5f_dev_5f_abbr">et</text:span> s<text:span text:style-name="amh_5f_dev_5f_abbr">an</text:span>ctis locis i<text:span text:style-name="amh_5f_dev_5f_abbr">n</text:span> eis usq<text:span text:style-name="amh_5f_dev_5f_abbr">ue</text:span> p<text:span text:style-name="amh_5f_dev_5f_abbr">ri</text:span>ncip<text:span text:style-name="T454">iu</text:span><text:span text:style-name="amh_5f_dev_5f_abbr"><text:span text:style-name="T454">m</text:span></text:span> t<text:span text:style-name="amh_5f_dev_5f_abbr">er</text:span>re <text:span text:style-name="amh_5f_dev_5f_abbr">pro</text:span>missionis</text:p>
      <text:h text:style-name="amh_5f_premier_5f_paragraphe" text:outline-level="1"><text:span text:style-name="amh_5f_lettrine">D</text:span>e Cadro <text:span text:style-name="amh_5f_dev_5f_abbr">et</text:span> Babilonia recedens partib<text:span text:style-name="amh_5f_dev_5f_abbr">us</text:span>q<text:span text:style-name="amh_5f_dev_5f_abbr">ue</text:span> Egipti, i<text:span text:style-name="amh_5f_dev_5f_abbr">n</text:span> Arabiam ueni et ad monte<text:span text:style-name="amh_5f_dev_5f_abbr">m</text:span> Sinai <text:span text:style-name="amh_5f_nombre_5f_romain">x</text:span> dieb<text:span text:style-name="amh_5f_dev_5f_abbr">us</text:span>. Via media tota <office:annotation office:name="__Annotation__3454964_1790455224" loext:resolved="false"><dc:creator>Alexandre Moret Houplon</dc:creator><dc:date>2026-03-02T15:32:17.535051000</dc:date><meta:creator-initials>AMH</meta:creator-initials><text:p text:style-name="Comment">Est sous entendu</text:p></office:annotation>des<text:span text:style-name="amh_5f_dev_5f_abbr">er</text:span>ta<office:annotation-end office:name="__Annotation__3454964_1790455224"/>. Eques ueni asserebantq<text:span text:style-name="amh_5f_dev_5f_abbr">ue</text:span><text:note text:id="ftn90" text:note-class="footnote"><text:note-citation>90</text:note-citation><text:note-body><text:p text:style-name="amh_5f_note_5f_apparat"/></text:note-body></text:note> monaci mo<text:span text:style-name="amh_5f_dev_5f_abbr">n</text:span>tis Sinai ueteres et estimo ueraces <text:span text:style-name="T455">se nu</text:span><text:span text:style-name="amh_5f_dev_5f_abbr"><text:span text:style-name="T455">n</text:span></text:span><text:span text:style-name="T455">q</text:span><text:span text:style-name="amh_5f_dev_5f_abbr"><text:span text:style-name="T455">u</text:span></text:span><text:span text:style-name="T455">a</text:span><text:span text:style-name="amh_5f_dev_5f_abbr"><text:span text:style-name="T455">m</text:span></text:span><text:span text:style-name="T455"> uidisse illuc uenisse </text:span><text:span text:style-name="amh_5f_dev_5f_abbr"><text:span text:style-name="T455">christ</text:span></text:span><text:span text:style-name="T455">ianum eq</text:span><text:span text:style-name="amh_5f_dev_5f_abbr"><text:span text:style-name="T455">u</text:span></text:span><text:span text:style-name="T455">item </text:span><text:span text:style-name="amh_5f_dev_5f_abbr"><text:span text:style-name="T455">per</text:span></text:span><text:span text:style-name="T455">egrinu</text:span><text:span text:style-name="amh_5f_dev_5f_abbr"><text:span text:style-name="T455">m</text:span></text:span><text:span text:style-name="T455"> p</text:span><text:span text:style-name="amh_5f_dev_5f_abbr"><text:span text:style-name="T455">re</text:span></text:span><text:span text:style-name="T455">t</text:span><text:span text:style-name="amh_5f_dev_5f_abbr"><text:span text:style-name="T455">er</text:span></text:span><text:span text:style-name="T455"> me, q</text:span><text:span text:style-name="amh_5f_dev_5f_abbr"><text:span text:style-name="T455">u</text:span></text:span><text:span text:style-name="T455">ia in camelis soleba</text:span><text:span text:style-name="amh_5f_dev_5f_abbr"><text:span text:style-name="T455">n</text:span></text:span><text:span text:style-name="T455">t uenire ceteri </text:span><text:span text:style-name="amh_5f_dev_5f_abbr"><text:span text:style-name="T455">christ</text:span></text:span><text:span text:style-name="T455">iani </text:span><text:span text:style-name="amh_5f_dev_5f_abbr"><text:span text:style-name="T455">per</text:span></text:span><text:span text:style-name="T455">eg</text:span><text:span text:style-name="amh_5f_dev_5f_abbr"><text:span text:style-name="T455">r</text:span></text:span><text:span text:style-name="T455">ini. Camel</text:span><text:span text:style-name="amh_5f_dev_5f_abbr"><text:span text:style-name="T455">us</text:span></text:span><text:span text:style-name="T455"> na</text:span><text:span text:style-name="amh_5f_dev_5f_abbr"><text:span text:style-name="T455">m</text:span></text:span><text:span text:style-name="T455">q</text:span><text:span text:style-name="amh_5f_dev_5f_abbr"><text:span text:style-name="T455">ue</text:span></text:span><text:span text:style-name="T455"> comedit spinas et t</text:span><text:span text:style-name="amh_5f_dev_5f_abbr"><text:span text:style-name="T455">r</text:span></text:span><text:span text:style-name="T455">ibulos quos i</text:span><text:span text:style-name="amh_5f_dev_5f_abbr"><text:span text:style-name="T455">n</text:span></text:span><text:span text:style-name="T455">uenit i</text:span><text:span text:style-name="amh_5f_dev_5f_abbr"><text:span text:style-name="T455">n</text:span></text:span><text:span text:style-name="T455"> deserto, absq</text:span><text:span text:style-name="amh_5f_dev_5f_abbr"><text:span text:style-name="T455">ue</text:span></text:span><text:span text:style-name="T455"> potu aliq</text:span><text:span text:style-name="amh_5f_dev_5f_abbr"><text:span text:style-name="T455">uotie</text:span></text:span><text:span text:style-name="T455">n</text:span><text:span text:style-name="amh_5f_dev_5f_abbr"><text:span text:style-name="T455">s</text:span></text:span><text:span text:style-name="T455"> </text:span><text:span text:style-name="amh_5f_dev_5f_abbr"><text:span text:style-name="T455">per</text:span></text:span><text:span text:style-name="T455"> duos dies i</text:span><text:span text:style-name="amh_5f_dev_5f_abbr"><text:span text:style-name="T455">n</text:span></text:span><text:span text:style-name="T455">tegros usq</text:span><text:span text:style-name="amh_5f_dev_5f_abbr"><text:span text:style-name="T455">ue</text:span></text:span><text:span text:style-name="T455"> ad tertiu</text:span><text:span text:style-name="amh_5f_dev_5f_abbr"><text:span text:style-name="T455">m</text:span></text:span><text:span text:style-name="T455"> manens, </text:span><text:span text:style-name="T456">fabasq</text:span><text:span text:style-name="amh_5f_dev_5f_abbr"><text:span text:style-name="T456">ue</text:span></text:span><text:span text:style-name="T456"> siccas portaba</text:span><text:span text:style-name="amh_5f_dev_5f_abbr"><text:span text:style-name="T456">n</text:span></text:span><text:span text:style-name="T456">t camela</text:span><text:span text:style-name="T457">rii </text:span><text:span text:style-name="amh_5f_dev_5f_abbr"><text:span text:style-name="T457">per</text:span></text:span><text:span text:style-name="T457"> desertu</text:span><text:span text:style-name="amh_5f_dev_5f_abbr"><text:span text:style-name="T457">m</text:span></text:span><text:span text:style-name="T457"> et du</text:span><text:span text:style-name="amh_5f_dev_5f_abbr"><text:span text:style-name="T457">m</text:span></text:span><text:span text:style-name="T457"> camelos bene uolu</text:span><text:span text:style-name="amh_5f_dev_5f_abbr"><text:span text:style-name="T457">n</text:span></text:span><text:span text:style-name="T457">t refice</text:span><text:span text:style-name="amh_5f_dev_5f_abbr"><text:span text:style-name="T457">re</text:span></text:span><text:span text:style-name="T457"> dant eis de fabis hui</text:span><text:span text:style-name="amh_5f_dev_5f_abbr"><text:span text:style-name="T457">us</text:span></text:span><text:span text:style-name="T457">modi i</text:span><text:span text:style-name="amh_5f_dev_5f_abbr"><text:span text:style-name="T457">n</text:span></text:span><text:span text:style-name="T457"> modica q</text:span><text:span text:style-name="amh_5f_dev_5f_abbr"><text:span text:style-name="T457">u</text:span></text:span><text:span text:style-name="T457">a</text:span><text:span text:style-name="amh_5f_dev_5f_abbr"><text:span text:style-name="T457">n</text:span></text:span><text:span text:style-name="T457">titate et sic honusti grauit</text:span><text:span text:style-name="amh_5f_dev_5f_abbr"><text:span text:style-name="T457">er</text:span></text:span><text:span text:style-name="T457"> tota die labora</text:span><text:span text:style-name="amh_5f_dev_5f_abbr"><text:span text:style-name="T457">n</text:span></text:span><text:span text:style-name="T457">do in itine</text:span><text:span text:style-name="amh_5f_dev_5f_abbr"><text:span text:style-name="T457">re</text:span></text:span><text:span text:style-name="T457"> </text:span><text:span text:style-name="amh_5f_dev_5f_abbr"><text:span text:style-name="T457">per</text:span></text:span><text:span text:style-name="T457">seu</text:span><text:span text:style-name="amh_5f_dev_5f_abbr"><text:span text:style-name="T457">er</text:span></text:span><text:span text:style-name="T457">ant. Equ</text:span><text:span text:style-name="amh_5f_dev_5f_abbr"><text:span text:style-name="T457">us</text:span></text:span><text:span text:style-name="T457"> tali labore </text:span><text:span text:style-name="amh_5f_dev_5f_abbr"><text:span text:style-name="T457">et</text:span></text:span><text:span text:style-name="T457"> ui</text:span><text:span text:style-name="T458">c</text:span><text:span text:style-name="T457">tu d</text:span><text:span text:style-name="T458">efice</text:span><text:span text:style-name="amh_5f_dev_5f_abbr"><text:span text:style-name="T458">re</text:span></text:span><text:span text:style-name="T458">t, </text:span><text:span text:style-name="T459">quare pabulu</text:span><text:span text:style-name="amh_5f_dev_5f_abbr"><text:span text:style-name="T459">m</text:span></text:span><text:span text:style-name="T459"> </text:span><text:span text:style-name="amh_5f_dev_5f_abbr"><text:span text:style-name="T459">con</text:span></text:span><text:span text:style-name="T459">ue</text:span><text:span text:style-name="amh_5f_dev_5f_abbr"><text:span text:style-name="T459">n</text:span></text:span><text:span text:style-name="T459">iens et aqua</text:span><text:span text:style-name="amh_5f_dev_5f_abbr"><text:span text:style-name="T459">m</text:span></text:span><text:span text:style-name="T459"> i</text:span><text:span text:style-name="amh_5f_dev_5f_abbr"><text:span text:style-name="T459">n</text:span></text:span><text:span text:style-name="T459"> utrib</text:span><text:span text:style-name="amh_5f_dev_5f_abbr"><text:span text:style-name="T459">us</text:span></text:span><text:span text:style-name="T459"> portari feci pro eq</text:span><text:span text:style-name="amh_5f_dev_5f_abbr"><text:span text:style-name="T459">u</text:span></text:span><text:span text:style-name="T459">is meis. </text:span></text:h>
      <text:p text:style-name="P42">Sic <text:span text:style-name="amh_5f_dev_5f_abbr">i</text:span>g<text:span text:style-name="amh_5f_dev_5f_abbr">itur</text:span> recede<text:span text:style-name="amh_5f_dev_5f_abbr">n</text:span>do de Cadro <text:span text:style-name="T460">p</text:span><text:span text:style-name="amh_5f_dev_5f_abbr"><text:span text:style-name="T460">r</text:span></text:span><text:span text:style-name="T460">imo ueni ad mare rubru</text:span><text:span text:style-name="amh_5f_dev_5f_abbr"><text:span text:style-name="T460">m</text:span></text:span><text:span text:style-name="T460"> q</text:span><text:span text:style-name="amh_5f_dev_5f_abbr"><text:span text:style-name="T460">uo</text:span></text:span><text:span text:style-name="T460">d est q</text:span><text:span text:style-name="amh_5f_dev_5f_abbr"><text:span text:style-name="T460">uo</text:span></text:span><text:span text:style-name="T460">ddam braciu</text:span><text:span text:style-name="amh_5f_dev_5f_abbr"><text:span text:style-name="T460">m</text:span></text:span><text:span text:style-name="T460"> occeani Indici, strictu</text:span><text:span text:style-name="amh_5f_dev_5f_abbr"><text:span text:style-name="T460">m</text:span></text:span><text:span text:style-name="T460"> q</text:span><text:span text:style-name="amh_5f_dev_5f_abbr"><text:span text:style-name="T460">u</text:span></text:span><text:span text:style-name="T460">idem u</text:span><text:span text:style-name="amh_5f_dev_5f_abbr"><text:span text:style-name="T460">er</text:span></text:span><text:span text:style-name="T460">sus plaga</text:span><text:span text:style-name="amh_5f_dev_5f_abbr"><text:span text:style-name="T460">m</text:span></text:span><text:span text:style-name="T460"> Egipti, s</text:span><text:span text:style-name="amh_5f_dev_5f_abbr"><text:span text:style-name="T460">ed</text:span></text:span><text:span text:style-name="T460"> plus et plus uersus mare magnu</text:span><text:span text:style-name="amh_5f_dev_5f_abbr"><text:span text:style-name="T460">m</text:span></text:span><text:span text:style-name="T460"> incipit elargari. Supra ipsu</text:span><text:span text:style-name="amh_5f_dev_5f_abbr"><text:span text:style-name="T460">m</text:span></text:span><text:span text:style-name="T460"> mare rubru</text:span><text:span text:style-name="amh_5f_dev_5f_abbr"><text:span text:style-name="T460">m</text:span></text:span><text:span text:style-name="T460"> ueni ad locu</text:span><text:span text:style-name="amh_5f_dev_5f_abbr"><text:span text:style-name="T460">m</text:span></text:span><text:span text:style-name="T460"> ubi israelite sicco uestigio tra</text:span><text:span text:style-name="amh_5f_dev_5f_abbr"><text:span text:style-name="T460">n</text:span></text:span><text:span text:style-name="T460">siueru</text:span><text:span text:style-name="amh_5f_dev_5f_abbr"><text:span text:style-name="T460">n</text:span></text:span><text:span text:style-name="T460">t diuino miraculo, subm</text:span><text:span text:style-name="amh_5f_dev_5f_abbr"><text:span text:style-name="T460">er</text:span></text:span><text:span text:style-name="T460">sis in ip</text:span><text:span text:style-name="amh_5f_dev_5f_abbr"><text:span text:style-name="T460">s</text:span></text:span><text:span text:style-name="T460">os Egiptiis seq</text:span><text:span text:style-name="amh_5f_dev_5f_abbr"><text:span text:style-name="T460">ue</text:span></text:span><text:span text:style-name="T460">ntib</text:span><text:span text:style-name="amh_5f_dev_5f_abbr"><text:span text:style-name="T460">us</text:span></text:span><text:span text:style-name="T460">, sic</text:span><text:span text:style-name="amh_5f_dev_5f_abbr"><text:span text:style-name="T460">ut</text:span></text:span><text:span text:style-name="T460"> i</text:span><text:span text:style-name="amh_5f_dev_5f_abbr"><text:span text:style-name="T460">n</text:span></text:span><text:span text:style-name="T460"> Exodo Biblia h</text:span><text:span text:style-name="amh_5f_dev_5f_abbr"><text:span text:style-name="T460">abe</text:span></text:span><text:span text:style-name="T460">t</text:span><text:span text:style-name="T460"><text:note text:id="ftn91" text:note-class="footnote"><text:note-citation>91</text:note-citation><text:note-body><text:p text:style-name="amh_5f_note_5f_apparat"><text:span text:style-name="amh_5f_apparat_5f_lemme">israelite sicco uestigio transiuerunt… submersis Egiptiis</text:span> <text:span text:style-name="amh_5f_apparat_5f_lemme">(Ex. 14,21-22 ; 28)</text:span></text:p></text:note-body></text:note></text:span><text:span text:style-name="T460">. I</text:span><text:span text:style-name="amh_5f_dev_5f_abbr"><text:span text:style-name="T460">n</text:span></text:span><text:span text:style-name="T460"> hoc loco q</text:span><text:span text:style-name="amh_5f_dev_5f_abbr"><text:span text:style-name="T460">u</text:span></text:span><text:span text:style-name="T460">idem hoc mare largu</text:span><text:span text:style-name="amh_5f_dev_5f_abbr"><text:span text:style-name="T460">m</text:span></text:span><text:span text:style-name="T460"> non est, s</text:span><text:span text:style-name="amh_5f_dev_5f_abbr"><text:span text:style-name="T460">ed</text:span></text:span><text:span text:style-name="T460"> meo iudicio uix latitudo tra</text:span><text:span text:style-name="amh_5f_dev_5f_abbr"><text:span text:style-name="T460">n</text:span></text:span><text:span text:style-name="T460">situ</text:span><text:span text:style-name="amh_5f_dev_5f_abbr"><text:span text:style-name="T461">m</text:span></text:span><text:span text:style-name="T460"> ad q</text:span><text:span text:style-name="amh_5f_dev_5f_abbr"><text:span text:style-name="T460">u</text:span></text:span><text:span text:style-name="T460">inq</text:span><text:span text:style-name="amh_5f_dev_5f_abbr"><text:span text:style-name="T460">ue</text:span></text:span><text:span text:style-name="T461"> </text:span><text:span text:style-name="T460">miliaria se exte</text:span><text:span text:style-name="amh_5f_dev_5f_abbr"><text:span text:style-name="T460">n</text:span></text:span><text:span text:style-name="T460">dit. Non est aut</text:span><text:span text:style-name="amh_5f_dev_5f_abbr"><text:span text:style-name="T460">em</text:span></text:span><text:span text:style-name="T460"> hoc mare rubru</text:span><text:span text:style-name="amh_5f_dev_5f_abbr"><text:span text:style-name="T460">m</text:span></text:span><text:span text:style-name="T460"> in hac parte nec fund</text:span><text:span text:style-name="amh_5f_dev_5f_abbr"><text:span text:style-name="T460">us</text:span></text:span><text:span text:style-name="T460"> rube</text:span><text:span text:style-name="amh_5f_dev_5f_abbr"><text:span text:style-name="T460">us</text:span></text:span><text:span text:style-name="T460">, s</text:span><text:span text:style-name="amh_5f_dev_5f_abbr"><text:span text:style-name="T460">ed</text:span></text:span><text:span text:style-name="T460"> i</text:span><text:span text:style-name="amh_5f_dev_5f_abbr"><text:span text:style-name="T460">n</text:span></text:span><text:span text:style-name="T460"> o</text:span><text:span text:style-name="amh_5f_dev_5f_abbr"><text:span text:style-name="T460">mn</text:span></text:span><text:span text:style-name="T460">ibus assimilat</text:span><text:span text:style-name="amh_5f_dev_5f_abbr"><text:span text:style-name="T460">u</text:span></text:span><text:span text:style-name="T460">r ceteris marib</text:span><text:span text:style-name="amh_5f_dev_5f_abbr"><text:span text:style-name="T460">us</text:span></text:span><text:span text:style-name="T460">. P</text:span><text:span text:style-name="amh_5f_dev_5f_abbr"><text:span text:style-name="T460">otes</text:span></text:span><text:span text:style-name="T460">t t</text:span><text:span text:style-name="amh_5f_dev_5f_abbr"><text:span text:style-name="T460">ame</text:span></text:span><text:span text:style-name="T460">n e</text:span><text:span text:style-name="amh_5f_dev_5f_abbr"><text:span text:style-name="T460">ss</text:span></text:span><text:span text:style-name="T460">e ut i</text:span><text:span text:style-name="amh_5f_dev_5f_abbr"><text:span text:style-name="T460">n</text:span></text:span><text:span text:style-name="T460"> aliq</text:span><text:span text:style-name="amh_5f_dev_5f_abbr"><text:span text:style-name="T460">u</text:span></text:span><text:span text:style-name="T460">a parte, alibi ei</text:span><text:span text:style-name="amh_5f_dev_5f_abbr"><text:span text:style-name="T460">us</text:span></text:span><text:span text:style-name="T460"> </text:span><text:span text:style-name="T462">gleba rubea sit </text:span><text:span text:style-name="amh_5f_dev_5f_abbr"><text:span text:style-name="T462">et</text:span></text:span><text:span text:style-name="T462"> ob hoc totu</text:span><text:span text:style-name="amh_5f_dev_5f_abbr"><text:span text:style-name="T462">m</text:span></text:span><text:span text:style-name="T462"> aliud braciu</text:span><text:span text:style-name="amh_5f_dev_5f_abbr"><text:span text:style-name="T462">m</text:span></text:span><text:span text:style-name="T462"> mare rubru</text:span><text:span text:style-name="amh_5f_dev_5f_abbr"><text:span text:style-name="T462">m</text:span></text:span><text:span text:style-name="T462"> uocet</text:span><text:span text:style-name="amh_5f_dev_5f_abbr"><text:span text:style-name="T462">u</text:span></text:span><text:span text:style-name="T462">r. I</text:span><text:span text:style-name="amh_5f_dev_5f_abbr"><text:span text:style-name="T462">n</text:span></text:span><text:span text:style-name="T462"> littore hui</text:span><text:span text:style-name="amh_5f_dev_5f_abbr"><text:span text:style-name="T462">us</text:span></text:span><text:span text:style-name="T462"> maris </text:span><text:span text:style-name="amh_5f_dev_5f_abbr"><text:span text:style-name="T462">pro</text:span></text:span><text:span text:style-name="T462">cessi </text:span><text:span text:style-name="amh_5f_dev_5f_abbr"><text:span text:style-name="T462">per</text:span></text:span><text:span text:style-name="T462"> triduu</text:span><text:span text:style-name="amh_5f_dev_5f_abbr"><text:span text:style-name="T462">m</text:span></text:span><text:span text:style-name="T462">, et c</text:span><text:span text:style-name="amh_5f_dev_5f_abbr"><text:span text:style-name="T462">ir</text:span></text:span><text:span text:style-name="T462">ca ip</text:span><text:span text:style-name="amh_5f_dev_5f_abbr"><text:span text:style-name="T462">su</text:span></text:span><text:span text:style-name="T462">m itine</text:span><text:span text:style-name="amh_5f_dev_5f_abbr"><text:span text:style-name="T462">re</text:span></text:span><text:span text:style-name="T462"> ip</text:span><text:span text:style-name="amh_5f_dev_5f_abbr"><text:span text:style-name="T462">s</text:span></text:span><text:span text:style-name="T462">o mirabilia Dei c</text:span><text:span text:style-name="amh_5f_dev_5f_abbr"><text:span text:style-name="T462">ir</text:span></text:span><text:span text:style-name="T462">cu</text:span><text:span text:style-name="amh_5f_dev_5f_abbr"><text:span text:style-name="T462">m</text:span></text:span><text:span text:style-name="T462">spiciens et serenitate t</text:span><text:span text:style-name="amh_5f_dev_5f_abbr"><text:span text:style-name="T462">em</text:span></text:span><text:span text:style-name="T462">p</text:span><text:span text:style-name="amh_5f_dev_5f_abbr"><text:span text:style-name="T462">or</text:span></text:span><text:span text:style-name="T462">is arride</text:span><text:span text:style-name="amh_5f_dev_5f_abbr"><text:span text:style-name="T462">n</text:span></text:span><text:span text:style-name="T462">te pl</text:span><text:span text:style-name="amh_5f_dev_5f_abbr"><text:span text:style-name="T462">u</text:span></text:span><text:span text:style-name="T462">rimu</text:span><text:span text:style-name="amh_5f_dev_5f_abbr"><text:span text:style-name="T462">m</text:span></text:span><text:span text:style-name="T462"> delectabar, refociliabar eni</text:span><text:span text:style-name="amh_5f_dev_5f_abbr"><text:span text:style-name="T462">m</text:span></text:span><text:span text:style-name="T462"> pl</text:span><text:span text:style-name="amh_5f_dev_5f_abbr"><text:span text:style-name="T462">us</text:span></text:span><text:span text:style-name="T462"> q</text:span><text:span text:style-name="amh_5f_dev_5f_abbr"><text:span text:style-name="T462">u</text:span></text:span><text:span text:style-name="T462">a</text:span><text:span text:style-name="amh_5f_dev_5f_abbr"><text:span text:style-name="T462">m</text:span></text:span><text:span text:style-name="T462"> i</text:span><text:span text:style-name="amh_5f_dev_5f_abbr"><text:span text:style-name="T462">n</text:span></text:span><text:span text:style-name="T462"> deserto alio, ue</text:span><text:span text:style-name="amh_5f_dev_5f_abbr"><text:span text:style-name="T462">n</text:span></text:span><text:span text:style-name="T462">tor</text:span><text:span text:style-name="amh_5f_dev_5f_abbr"><text:span text:style-name="T462">um</text:span></text:span><text:span text:style-name="T462"> dulci </text:span><text:span text:style-name="T463">refregerio moderato. </text:span><text:span text:style-name="T464">Circa hoc mare i</text:span><text:span text:style-name="amh_5f_dev_5f_abbr"><text:span text:style-name="T464">n</text:span></text:span><text:span text:style-name="T464">uenit</text:span><text:span text:style-name="amh_5f_dev_5f_abbr"><text:span text:style-name="T464">u</text:span></text:span><text:span text:style-name="T464">r corall</text:span><text:span text:style-name="amh_5f_dev_5f_abbr"><text:span text:style-name="T464">us</text:span></text:span><text:span text:style-name="T464"> alb</text:span><text:span text:style-name="amh_5f_dev_5f_abbr"><text:span text:style-name="T464">us</text:span></text:span><text:span text:style-name="T464"> i</text:span><text:span text:style-name="amh_5f_dev_5f_abbr"><text:span text:style-name="T464">n</text:span></text:span><text:span text:style-name="T464"> h</text:span><text:span text:style-name="amh_5f_dev_5f_abbr"><text:span text:style-name="T464">abu</text:span></text:span><text:span text:style-name="T464">nda</text:span><text:span text:style-name="amh_5f_dev_5f_abbr"><text:span text:style-name="T464">n</text:span></text:span><text:span text:style-name="T464">tia et ramis multis p</text:span><text:span text:style-name="amh_5f_dev_5f_abbr"><text:span text:style-name="T464">u</text:span></text:span><text:span text:style-name="T464">lcris, </text:span><text:span text:style-name="T465">s</text:span><text:span text:style-name="amh_5f_dev_5f_abbr"><text:span text:style-name="T465">ed</text:span></text:span><text:span text:style-name="T465"> paru</text:span><text:span text:style-name="amh_5f_dev_5f_abbr"><text:span text:style-name="T465">m</text:span></text:span><text:span text:style-name="T465"> ualet q</text:span><text:span text:style-name="amh_5f_dev_5f_abbr"><text:span text:style-name="T465">u</text:span></text:span><text:span text:style-name="T465">ia nimis est fragilis. I</text:span><text:span text:style-name="amh_5f_dev_5f_abbr"><text:span text:style-name="T465">n</text:span></text:span><text:span text:style-name="T465">ueni </text:span><text:span text:style-name="T466">t</text:span><text:span text:style-name="amh_5f_dev_5f_abbr"><text:span text:style-name="T466">ame</text:span></text:span><text:span text:style-name="T466">n sine ramis duas a</text:span><text:span text:style-name="amh_5f_dev_5f_abbr"><text:span text:style-name="T466">ut</text:span></text:span><text:span text:style-name="T466"> tres petras duras ad modu</text:span><text:span text:style-name="amh_5f_dev_5f_abbr"><text:span text:style-name="T466">m</text:span></text:span><text:span text:style-name="T466"> eboris reluce</text:span><text:span text:style-name="amh_5f_dev_5f_abbr"><text:span text:style-name="T466">n</text:span></text:span><text:span text:style-name="T466">tes.</text:span></text:p>
      <text:p text:style-name="P43">Recedens ta<text:span text:style-name="amh_5f_dev_5f_abbr">n</text:span>dem de mari ueni ad fonte<text:span text:style-name="amh_5f_dev_5f_abbr">m</text:span> q<text:span text:style-name="amh_5f_dev_5f_abbr">u</text:span>i d<text:span text:style-name="amh_5f_dev_5f_abbr">icitu</text:span>r Marach ubi i<text:span text:style-name="amh_5f_dev_5f_abbr">n</text:span> tra<text:span text:style-name="amh_5f_dev_5f_abbr">n</text:span>situ Israelis aq<text:span text:style-name="amh_5f_dev_5f_abbr">ue</text:span> erant amare, q<text:span text:style-name="amh_5f_dev_5f_abbr">ue</text:span> t<text:span text:style-name="amh_5f_dev_5f_abbr">ame</text:span>n <text:span text:style-name="amh_5f_dev_5f_abbr">per</text:span> i<text:span text:style-name="amh_5f_dev_5f_abbr">m</text:span>missione<text:span text:style-name="amh_5f_dev_5f_abbr">m</text:span> ligni a Deo mo<text:span text:style-name="amh_5f_dev_5f_abbr">n</text:span>strati Mo<text:span text:style-name="T467">i</text:span>si dulces <text:span text:style-name="amh_5f_dev_5f_abbr">et</text:span> potabiles <text:span text:style-name="amh_5f_foliotation">[f. 244r]</text:span> <text:span text:style-name="T468">facte su</text:span><text:span text:style-name="amh_5f_dev_5f_abbr"><text:span text:style-name="T468">n</text:span></text:span><text:span text:style-name="T468">t</text:span><text:span text:style-name="T468"><text:note text:id="ftn92" text:note-class="footnote"><text:note-citation>92</text:note-citation><text:note-body><text:p text:style-name="amh_5f_note_5f_apparat"><text:span text:style-name="amh_5f_apparat_5f_lemme">Marach… aque erant amare… ligno dulces facte sunt</text:span> <text:span text:style-name="amh_5f_apparat_5f_commentaire">(Ex. 15, 23-25)</text:span></text:p></text:note-body></text:note></text:span><text:span text:style-name="T468">. </text:span><text:span text:style-name="amh_5f_lettre_5f_rubriquee">D</text:span><text:span text:style-name="T469">ein</text:span><text:span text:style-name="amh_5f_dev_5f_abbr"><text:span text:style-name="T469">de</text:span></text:span><text:span text:style-name="T469"> in </text:span><text:span text:style-name="T470">Helym locu</text:span><text:span text:style-name="amh_5f_dev_5f_abbr"><text:span text:style-name="T470">m</text:span></text:span><text:span text:style-name="T470"> ualde dectabile</text:span><text:span text:style-name="amh_5f_dev_5f_abbr"><text:span text:style-name="T470">m</text:span></text:span><text:span text:style-name="T470"> in deserto, ubi su</text:span><text:span text:style-name="amh_5f_dev_5f_abbr"><text:span text:style-name="T470">n</text:span></text:span><text:span text:style-name="T470">t </text:span><text:span text:style-name="amh_5f_nombre_5f_romain"><text:span text:style-name="T471">xii</text:span></text:span><text:span text:style-name="T472"> </text:span><text:span text:style-name="T471">fontes et </text:span><text:span text:style-name="amh_5f_nombre_5f_romain"><text:span text:style-name="T471">lxx</text:span></text:span><text:span text:style-name="T472"> </text:span><text:span text:style-name="T471">palme et una de stationib</text:span><text:span text:style-name="amh_5f_dev_5f_abbr"><text:span text:style-name="T471">us</text:span></text:span><text:span text:style-name="T471"> Isr</text:span><text:span text:style-name="amh_5f_dev_5f_abbr"><text:span text:style-name="T471">ae</text:span></text:span><text:span text:style-name="T471">l, sic</text:span><text:span text:style-name="amh_5f_dev_5f_abbr"><text:span text:style-name="T471">ut</text:span></text:span><text:span text:style-name="T471"> </text:span><text:span text:style-name="T473">in Exodo h</text:span><text:span text:style-name="amh_5f_dev_5f_abbr"><text:span text:style-name="T473">ab</text:span></text:span><text:span text:style-name="T473">e</text:span><text:span text:style-name="amh_5f_dev_5f_abbr"><text:span text:style-name="T473">n</text:span></text:span><text:span text:style-name="T473">tur</text:span><text:span text:style-name="T473"><text:note text:id="ftn93" text:note-class="footnote"><text:note-citation>93</text:note-citation><text:note-body><text:p text:style-name="amh_5f_note_5f_apparat"><text:span text:style-name="amh_5f_apparat_5f_lemme">in Helym… ubi sunt XII fontes et LXX palme… sicut in Exode habentur</text:span> <text:span text:style-name="amh_5f_apparat_5f_commentaire">(Ex. 15, 27)</text:span></text:p></text:note-body></text:note></text:span><text:span text:style-name="T473">. </text:span><text:span text:style-name="amh_5f_lettre_5f_rubriquee">P</text:span><text:span text:style-name="T473">ostea ueni in des</text:span><text:span text:style-name="amh_5f_dev_5f_abbr"><text:span text:style-name="T473">er</text:span></text:span><text:span text:style-name="T473">tu</text:span><text:span text:style-name="amh_5f_dev_5f_abbr"><text:span text:style-name="T473">m</text:span></text:span><text:span text:style-name="T473"> Syn ubi est mons de Sinai seu </text:span><text:span text:style-name="T474">O</text:span><text:span text:style-name="T473">reb</text:span><text:span text:style-name="T473"><text:note text:id="ftn94" text:note-class="footnote"><text:note-citation>94</text:note-citation><text:note-body><text:p text:style-name="amh_5f_note_5f_apparat"><text:span text:style-name="amh_5f_apparat_5f_lemme">ubi est mons de Sinai seu Oreb</text:span> <text:span text:style-name="amh_5f_apparat_5f_commentaire"><text:span text:style-name="T475">(Ex. 3,1)</text:span></text:span></text:p></text:note-body></text:note></text:span><text:span text:style-name="T473">, que</text:span><text:span text:style-name="amh_5f_dev_5f_abbr"><text:span text:style-name="T473">m</text:span></text:span><text:span text:style-name="T473"> quiete</text:span><text:span text:style-name="amh_5f_dev_5f_abbr"><text:span text:style-name="T473">m</text:span></text:span><text:span text:style-name="T473"> final</text:span><text:span text:style-name="amh_5f_dev_5f_abbr"><text:span text:style-name="T473">ite</text:span></text:span><text:span text:style-name="T473">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73">require</text:span><text:span text:style-name="amh_5f_dev_5f_abbr"><text:span text:style-name="T476">re</text:span></text:span><text:span text:style-name="T473"> deserto </text:span><text:span text:style-name="T476">statueram</text:span><office:annotation-end office:name="__Annotation__9326_1392656778"/><text:span text:style-name="T476">. In pede montis est ille locus </text:span><text:soft-page-break/><text:span text:style-name="T476">s</text:span><text:span text:style-name="amh_5f_dev_5f_abbr"><text:span text:style-name="T476">an</text:span></text:span><text:span text:style-name="T476">ctissim</text:span><text:span text:style-name="amh_5f_dev_5f_abbr"><text:span text:style-name="T476">us</text:span></text:span><text:span text:style-name="T476">, ubi Mo</text:span><text:span text:style-name="T477">i</text:span><text:span text:style-name="T476">ses uidit rubu</text:span><text:span text:style-name="amh_5f_dev_5f_abbr"><text:span text:style-name="T476">m</text:span></text:span><text:span text:style-name="T476"> ardente</text:span><text:span text:style-name="amh_5f_dev_5f_abbr"><text:span text:style-name="T476">m</text:span></text:span><text:span text:style-name="T476"> non co</text:span><text:span text:style-name="amh_5f_dev_5f_abbr"><text:span text:style-name="T476">n</text:span></text:span><text:span text:style-name="T476">sumi fla</text:span><text:span text:style-name="amh_5f_dev_5f_abbr"><text:span text:style-name="T476">m</text:span></text:span><text:span text:style-name="T476">mis</text:span><text:span text:style-name="T476"><text:note text:id="ftn95" text:note-class="footnote"><text:note-citation>95</text:note-citation><text:note-body><text:p text:style-name="amh_5f_note_5f_apparat"><text:span text:style-name="amh_5f_apparat_5f_lemme">ubi Mo</text:span><text:span text:style-name="amh_5f_apparat_5f_lemme"><text:span text:style-name="T478">i</text:span></text:span><text:span text:style-name="amh_5f_apparat_5f_lemme">ses uidit rubum ardentem non consumi flammis</text:span><text:span text:style-name="T479"> </text:span><text:span text:style-name="amh_5f_apparat_5f_commentaire"><text:span text:style-name="T479">(Ex. 3,2</text:span></text:span><text:span text:style-name="amh_5f_apparat_5f_commentaire">)</text:span></text:p></text:note-body></text:note></text:span><text:span text:style-name="T476">, et De</text:span><text:span text:style-name="amh_5f_dev_5f_abbr"><text:span text:style-name="T476">um</text:span></text:span><text:span text:style-name="T476"> in rubo loq</text:span><text:span text:style-name="amh_5f_dev_5f_abbr"><text:span text:style-name="T476">ue</text:span></text:span><text:span text:style-name="T476">nte</text:span><text:span text:style-name="amh_5f_dev_5f_abbr"><text:span text:style-name="T476">m</text:span></text:span><text:span text:style-name="T476"> sibi n</text:span><text:span text:style-name="amh_5f_dev_5f_abbr"><text:span text:style-name="T476">ost</text:span></text:span><text:span text:style-name="T476">re salutis, ordine</text:span><text:span text:style-name="amh_5f_dev_5f_abbr"><text:span text:style-name="T476">m</text:span></text:span><text:span text:style-name="T476"> figural</text:span><text:span text:style-name="amh_5f_dev_5f_abbr"><text:span text:style-name="T476">ite</text:span></text:span><text:span text:style-name="T476">r </text:span><text:span text:style-name="amh_5f_dev_5f_abbr"><text:span text:style-name="T476">con</text:span></text:span><text:span text:style-name="T476">uenientius inchoantis. In hoc loco p</text:span><text:span text:style-name="amh_5f_dev_5f_abbr"><text:span text:style-name="T476">u</text:span></text:span><text:span text:style-name="T476">lcru</text:span><text:span text:style-name="amh_5f_dev_5f_abbr"><text:span text:style-name="T476">m</text:span></text:span><text:span text:style-name="T476"> mo</text:span><text:span text:style-name="amh_5f_dev_5f_abbr"><text:span text:style-name="T476">n</text:span></text:span><text:span text:style-name="T476">ast</text:span><text:span text:style-name="amh_5f_dev_5f_abbr"><text:span text:style-name="T476">er</text:span></text:span><text:span text:style-name="T476">iu</text:span><text:span text:style-name="amh_5f_dev_5f_abbr"><text:span text:style-name="T476">m</text:span></text:span><text:span text:style-name="T476"> est satis magnu</text:span><text:span text:style-name="amh_5f_dev_5f_abbr"><text:span text:style-name="T476">m</text:span></text:span><text:span text:style-name="T476">, plu</text:span><text:span text:style-name="amh_5f_dev_5f_abbr"><text:span text:style-name="T476">m</text:span></text:span><text:span text:style-name="T476">bo coo</text:span><text:span text:style-name="amh_5f_dev_5f_abbr"><text:span text:style-name="T476">per</text:span></text:span><text:span text:style-name="T476">tu</text:span><text:span text:style-name="amh_5f_dev_5f_abbr"><text:span text:style-name="T476">m</text:span></text:span><text:span text:style-name="T476"> et claustru</text:span><text:span text:style-name="amh_5f_dev_5f_abbr"><text:span text:style-name="T476">m</text:span></text:span><text:span text:style-name="T476"> monachoru</text:span><text:span text:style-name="amh_5f_dev_5f_abbr"><text:span text:style-name="T476">m</text:span></text:span><text:span text:style-name="T476"> </text:span><text:span text:style-name="T480">b</text:span><text:span text:style-name="amh_5f_dev_5f_abbr"><text:span text:style-name="T480">e</text:span></text:span><text:span text:style-name="T480">n</text:span><text:span text:style-name="amh_5f_dev_5f_abbr"><text:span text:style-name="T480">e</text:span></text:span><text:span text:style-name="T480"> firmatu</text:span><text:span text:style-name="amh_5f_dev_5f_abbr"><text:span text:style-name="T480">m</text:span></text:span><text:span text:style-name="T480">, portaq</text:span><text:span text:style-name="amh_5f_dev_5f_abbr"><text:span text:style-name="T480">ue</text:span></text:span><text:span text:style-name="T480"> ferrea clausu</text:span><text:span text:style-name="amh_5f_dev_5f_abbr"><text:span text:style-name="T480">m</text:span></text:span><text:span text:style-name="T480">. </text:span><text:span text:style-name="T481">E</text:span><text:span text:style-name="T480">t i</text:span><text:span text:style-name="amh_5f_dev_5f_abbr"><text:span text:style-name="T480">n</text:span></text:span><text:span text:style-name="T480">habita</text:span><text:span text:style-name="amh_5f_dev_5f_abbr"><text:span text:style-name="T480">n</text:span></text:span><text:span text:style-name="T480">t mo</text:span><text:span text:style-name="amh_5f_dev_5f_abbr"><text:span text:style-name="T480">n</text:span></text:span><text:span text:style-name="T480">aci Arabes et pauci Greci si</text:span><text:span text:style-name="amh_5f_dev_5f_abbr"><text:span text:style-name="T480">mu</text:span></text:span><text:span text:style-name="T480">l, q</text:span><text:span text:style-name="amh_5f_dev_5f_abbr"><text:span text:style-name="T480">u</text:span></text:span><text:span text:style-name="T480">idem pace ac deuote uiuentes, archiep</text:span><text:span text:style-name="amh_5f_dev_5f_abbr"><text:span text:style-name="T480">iscop</text:span></text:span><text:span text:style-name="T480">o loci ac sui ordinis m</text:span><text:span text:style-name="amh_5f_dev_5f_abbr"><text:span text:style-name="T480">u</text:span></text:span><text:span text:style-name="T480">ltu</text:span><text:span text:style-name="amh_5f_dev_5f_abbr"><text:span text:style-name="T480">m</text:span></text:span><text:span text:style-name="T480"> obedientes </text:span><text:span text:style-name="T481">et uinum non bibentes nisi paucis festis anni, et tunc in certa mensura modice etiam q</text:span><text:span text:style-name="amh_5f_dev_5f_abbr"><text:span text:style-name="T481">u</text:span></text:span><text:span text:style-name="T481">a</text:span><text:span text:style-name="amh_5f_dev_5f_abbr"><text:span text:style-name="T481">n</text:span></text:span><text:span text:style-name="T481">titatis ; pisces raro co</text:span><text:span text:style-name="amh_5f_dev_5f_abbr"><text:span text:style-name="T481">m</text:span></text:span><text:span text:style-name="T481">edu</text:span><text:span text:style-name="amh_5f_dev_5f_abbr"><text:span text:style-name="T481">n</text:span></text:span><text:span text:style-name="T481">t, olerib</text:span><text:span text:style-name="amh_5f_dev_5f_abbr"><text:span text:style-name="T481">us</text:span></text:span><text:span text:style-name="T481"> dactilis legu</text:span><text:span text:style-name="amh_5f_dev_5f_abbr"><text:span text:style-name="T481">min</text:span></text:span><text:span text:style-name="T481">ib</text:span><text:span text:style-name="amh_5f_dev_5f_abbr"><text:span text:style-name="T481">us</text:span></text:span><text:span text:style-name="T481"> uita</text:span><text:span text:style-name="amh_5f_dev_5f_abbr"><text:span text:style-name="T481">m</text:span></text:span><text:span text:style-name="T481"> certis horis et locis si</text:span><text:span text:style-name="amh_5f_dev_5f_abbr"><text:span text:style-name="T481">mu</text:span></text:span><text:span text:style-name="T481">l q</text:span><text:span text:style-name="amh_5f_dev_5f_abbr"><text:span text:style-name="T481">u</text:span></text:span><text:span text:style-name="T481">ietissime sustentant. Diuinu</text:span><text:span text:style-name="amh_5f_dev_5f_abbr"><text:span text:style-name="T481">m</text:span></text:span><text:span text:style-name="T481"> officiu</text:span><text:span text:style-name="amh_5f_dev_5f_abbr"><text:span text:style-name="T481">m</text:span></text:span><text:span text:style-name="T481"> s</text:span><text:span text:style-name="amh_5f_dev_5f_abbr"><text:span text:style-name="T481">ecundu</text:span></text:span><text:span text:style-name="T481">m ip</text:span><text:span text:style-name="amh_5f_dev_5f_abbr"><text:span text:style-name="T481">s</text:span></text:span><text:span text:style-name="T481">oru</text:span><text:span text:style-name="amh_5f_dev_5f_abbr"><text:span text:style-name="T481">m</text:span></text:span><text:span text:style-name="T481"> co</text:span><text:span text:style-name="amh_5f_dev_5f_abbr"><text:span text:style-name="T481">n</text:span></text:span><text:span text:style-name="T481">suetudine</text:span><text:span text:style-name="amh_5f_dev_5f_abbr"><text:span text:style-name="T481">m</text:span></text:span><text:span text:style-name="T481"> deuotissime </text:span><text:span text:style-name="amh_5f_dev_5f_abbr"><text:span text:style-name="T481">per</text:span></text:span><text:span text:style-name="T481">agu</text:span><text:span text:style-name="amh_5f_dev_5f_abbr"><text:span text:style-name="T481">n</text:span></text:span><text:span text:style-name="T481">t in eccl</text:span><text:span text:style-name="amh_5f_dev_5f_abbr"><text:span text:style-name="T481">esi</text:span></text:span><text:span text:style-name="T481">a int</text:span><text:span text:style-name="amh_5f_dev_5f_abbr"><text:span text:style-name="T481">r</text:span></text:span><text:span text:style-name="T481">insec</text:span><text:span text:style-name="amh_5f_dev_5f_abbr"><text:span text:style-name="T481">us</text:span></text:span><text:span text:style-name="T481"> mu</text:span><text:span text:style-name="amh_5f_dev_5f_abbr"><text:span text:style-name="T481">n</text:span></text:span><text:span text:style-name="T481">dissime i</text:span><text:span text:style-name="amh_5f_dev_5f_abbr"><text:span text:style-name="T481">n</text:span></text:span><text:span text:style-name="T481">trantes et ualde multis lampadib</text:span><text:span text:style-name="amh_5f_dev_5f_abbr"><text:span text:style-name="T481">us</text:span></text:span><text:span text:style-name="T481"> et lu</text:span><text:span text:style-name="amh_5f_dev_5f_abbr"><text:span text:style-name="T481">m</text:span></text:span><text:span text:style-name="T481">i</text:span><text:span text:style-name="amh_5f_dev_5f_abbr"><text:span text:style-name="T481">n</text:span></text:span><text:span text:style-name="T481">aribus illustrantes. Ad locu</text:span><text:span text:style-name="amh_5f_dev_5f_abbr"><text:span text:style-name="T481">m</text:span></text:span><text:span text:style-name="T481"> ubi est mai</text:span><text:span text:style-name="amh_5f_dev_5f_abbr"><text:span text:style-name="T481">us</text:span></text:span><text:span text:style-name="T481"> altare discalciati i</text:span><text:span text:style-name="amh_5f_dev_5f_abbr"><text:span text:style-name="T481">n</text:span></text:span><text:span text:style-name="T481">trant </text:span><text:span text:style-name="amh_5f_dev_5f_abbr"><text:span text:style-name="T481">per</text:span></text:span><text:span text:style-name="T481">eg</text:span><text:span text:style-name="amh_5f_dev_5f_abbr"><text:span text:style-name="T481">r</text:span></text:span><text:span text:style-name="T481">inos i</text:span><text:span text:style-name="amh_5f_dev_5f_abbr"><text:span text:style-name="T481">n</text:span></text:span><text:span text:style-name="T481">trantes discalciari iubent, </text:span><text:span text:style-name="T482">i</text:span><text:span text:style-name="amh_5f_dev_5f_abbr"><text:span text:style-name="T482">de</text:span></text:span><text:span text:style-name="T482">o q</text:span><text:span text:style-name="amh_5f_dev_5f_abbr"><text:span text:style-name="T482">uod</text:span></text:span><text:span text:style-name="T482">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82">De</text:span><text:span text:style-name="amh_5f_dev_5f_abbr"><text:span text:style-name="T482">us</text:span></text:span><text:span text:style-name="T482"> dixit Moisi</text:span><office:annotation-end office:name="__Annotation__9727_1392656778"/><text:span text:style-name="T482"> ibidem ex</text:span><text:span text:style-name="amh_5f_dev_5f_abbr"><text:span text:style-name="T482">iste</text:span></text:span><text:span text:style-name="T482">nti : </text:span><text:span text:style-name="amh_5f_ancre_5f_index_5f_fontium"><text:span text:style-name="T483">E</text:span></text:span><text:span text:style-name="amh_5f_ancre_5f_index_5f_fontium"><text:span text:style-name="T484">X_003_005</text:span></text:span><text:span text:style-name="T482">« solue calciame</text:span><text:span text:style-name="amh_5f_dev_5f_abbr"><text:span text:style-name="T482">n</text:span></text:span><text:span text:style-name="T482">ta de pedib</text:span><text:span text:style-name="amh_5f_dev_5f_abbr"><text:span text:style-name="T482">us</text:span></text:span><text:span text:style-name="T482"> tuis, locus eni</text:span><text:span text:style-name="amh_5f_dev_5f_abbr"><text:span text:style-name="T482">m</text:span></text:span><text:span text:style-name="T482"> i</text:span><text:span text:style-name="amh_5f_dev_5f_abbr"><text:span text:style-name="T482">n</text:span></text:span><text:span text:style-name="T482"> quo stas, terra s</text:span><text:span text:style-name="amh_5f_dev_5f_abbr"><text:span text:style-name="T482">an</text:span></text:span><text:span text:style-name="T482">cta est »</text:span><text:span text:style-name="T482"><text:note text:id="ftn96" text:note-class="footnote"><text:note-citation>96</text:note-citation><text:note-body><text:p text:style-name="amh_5f_note_5f_apparat"><text:span text:style-name="amh_5f_apparat_5f_lemme">solue calciamenta de pedibus tuis… terra sancta est</text:span> <text:span text:style-name="amh_5f_apparat_5f_commentaire"><text:span text:style-name="T479">(</text:span></text:span><text:span text:style-name="amh_5f_apparat_5f_commentaire">Ex. 3,5</text:span><text:span text:style-name="amh_5f_apparat_5f_commentaire"><text:span text:style-name="T479">)</text:span></text:span></text:p></text:note-body></text:note></text:span><text:span text:style-name="T482">.</text:span></text:p>
      <text:p text:style-name="P44">Dieb<text:span text:style-name="amh_5f_dev_5f_abbr">us</text:span> plurib<text:span text:style-name="amh_5f_dev_5f_abbr">us</text:span> ap<text:span text:style-name="amh_5f_dev_5f_abbr">u</text:span>d eos fui et i<text:span text:style-name="amh_5f_dev_5f_abbr">n</text:span> claustro bono co<text:span text:style-name="amh_5f_dev_5f_abbr">m</text:span>modo assignato me benignissime <text:span text:style-name="amh_5f_dev_5f_abbr">per</text:span>tractau<text:span text:style-name="amh_5f_dev_5f_abbr">er</text:span>u<text:span text:style-name="amh_5f_dev_5f_abbr">n</text:span>t. I<text:span text:style-name="amh_5f_dev_5f_abbr">n</text:span> hoc mo<text:span text:style-name="amh_5f_dev_5f_abbr">n</text:span>ast<text:span text:style-name="amh_5f_dev_5f_abbr">er</text:span>io est aqua<text:span text:style-name="amh_5f_dev_5f_abbr"><text:span text:style-name="T485">m</text:span></text:span> i<text:span text:style-name="amh_5f_dev_5f_abbr">n</text:span>uenire qua<text:span text:style-name="amh_5f_dev_5f_abbr">m</text:span> <text:span text:style-name="amh_5f_dev_5f_abbr">per</text:span>cussione uirge p<text:span text:style-name="amh_5f_dev_5f_abbr">re</text:span>cepto Dei iussit Moises emanare. Aq<text:span text:style-name="amh_5f_dev_5f_abbr">u</text:span>a est opti<text:span text:style-name="amh_5f_dev_5f_abbr">m</text:span>a <text:span text:style-name="amh_5f_dev_5f_abbr">et</text:span> suauissima ad bibendu<text:span text:style-name="amh_5f_dev_5f_abbr">m</text:span>. In hoc mo<text:span text:style-name="amh_5f_dev_5f_abbr">n</text:span>ast<text:span text:style-name="amh_5f_dev_5f_abbr">er</text:span>io <text:span text:style-name="amh_5f_dev_5f_abbr">pro</text:span>pe altare mai<text:span text:style-name="amh_5f_dev_5f_abbr">us</text:span> a dextris in loco aliq<text:span text:style-name="amh_5f_dev_5f_abbr">u</text:span>a<text:span text:style-name="amh_5f_dev_5f_abbr">n</text:span>tulu<text:span text:style-name="amh_5f_dev_5f_abbr">m</text:span> emine<text:span text:style-name="amh_5f_dev_5f_abbr">n</text:span>ti est capsa marmorea alba, non longa nec alta, in qua ossa me<text:span text:style-name="amh_5f_dev_5f_abbr">m</text:span>broru<text:span text:style-name="amh_5f_dev_5f_abbr">m</text:span> non ordinata s<text:span text:style-name="amh_5f_dev_5f_abbr">ed</text:span> <text:span text:style-name="T486">mixtim, </text:span><text:span text:style-name="T487">de su</text:span><text:span text:style-name="amh_5f_dev_5f_abbr"><text:span text:style-name="T487">m</text:span></text:span><text:span text:style-name="T487">mitate mo</text:span><text:span text:style-name="amh_5f_dev_5f_abbr"><text:span text:style-name="T487">n</text:span></text:span><text:span text:style-name="T487">tis Sinai huc tra</text:span><text:span text:style-name="amh_5f_dev_5f_abbr"><text:span text:style-name="T487">n</text:span></text:span><text:span text:style-name="T487">slata, b</text:span><text:span text:style-name="amh_5f_dev_5f_abbr"><text:span text:style-name="T487">ea</text:span></text:span><text:span text:style-name="T487">tissime uirginis </text:span><text:span text:style-name="T488">K</text:span><text:span text:style-name="T487">aterine ac martiris su</text:span><text:span text:style-name="amh_5f_dev_5f_abbr"><text:span text:style-name="T487">n</text:span></text:span><text:span text:style-name="T487">t reclusa. Quod uas mo</text:span><text:span text:style-name="amh_5f_dev_5f_abbr"><text:span text:style-name="T487">n</text:span></text:span><text:span text:style-name="T487">aci p</text:span><text:span text:style-name="amh_5f_dev_5f_abbr"><text:span text:style-name="T487">re</text:span></text:span><text:span text:style-name="T487">dicti mo</text:span><text:span text:style-name="amh_5f_dev_5f_abbr"><text:span text:style-name="T487">n</text:span></text:span><text:span text:style-name="T487">asterii cu</text:span><text:span text:style-name="amh_5f_dev_5f_abbr"><text:span text:style-name="T487">m</text:span></text:span><text:span text:style-name="T487"> ministris ac debita sole</text:span><text:span text:style-name="amh_5f_dev_5f_abbr"><text:span text:style-name="T487">m</text:span></text:span><text:span text:style-name="T487">pnitate </text:span><text:span text:style-name="amh_5f_dev_5f_abbr"><text:span text:style-name="T487">per</text:span></text:span><text:span text:style-name="T487">egrinis aperiu</text:span><text:span text:style-name="amh_5f_dev_5f_abbr"><text:span text:style-name="T487">n</text:span></text:span><text:span text:style-name="T487">t, reliq</text:span><text:span text:style-name="amh_5f_dev_5f_abbr"><text:span text:style-name="T487">u</text:span></text:span><text:span text:style-name="T489">i</text:span><text:span text:style-name="T487">as oste</text:span><text:span text:style-name="amh_5f_dev_5f_abbr"><text:span text:style-name="T487">n</text:span></text:span><text:span text:style-name="T487">dentes. </text:span><text:span text:style-name="amh_5f_dev_5f_abbr"><text:span text:style-name="T487">Pre</text:span></text:span><text:span text:style-name="T487">lat</text:span><text:span text:style-name="amh_5f_dev_5f_abbr"><text:span text:style-name="T487">us</text:span></text:span><text:span text:style-name="T487"> uero maior, cu</text:span><text:span text:style-name="amh_5f_dev_5f_abbr"><text:span text:style-name="T487">m</text:span></text:span><text:span text:style-name="T487"> i</text:span><text:span text:style-name="amh_5f_dev_5f_abbr"><text:span text:style-name="T487">n</text:span></text:span><text:span text:style-name="T487">stru</text:span><text:span text:style-name="amh_5f_dev_5f_abbr"><text:span text:style-name="T487">men</text:span></text:span><text:span text:style-name="T487">to ad hoc facto argenteo, ossa fortissime fricat et liquore</text:span><text:span text:style-name="amh_5f_dev_5f_abbr"><text:span text:style-name="T487">m</text:span></text:span><text:span text:style-name="T487"> excedente</text:span><text:span text:style-name="amh_5f_dev_5f_abbr"><text:span text:style-name="T487">m</text:span></text:span><text:span text:style-name="T487"> ab eis diuino miraculo pete</text:span><text:span text:style-name="amh_5f_dev_5f_abbr"><text:span text:style-name="T487">n</text:span></text:span><text:span text:style-name="T487">tib</text:span><text:span text:style-name="amh_5f_dev_5f_abbr"><text:span text:style-name="T487">us</text:span></text:span><text:span text:style-name="T487"> impartitur, modice t</text:span><text:span text:style-name="amh_5f_dev_5f_abbr"><text:span text:style-name="T487">ame</text:span></text:span><text:span text:style-name="T487">n </text:span><text:span text:style-name="amh_5f_dev_5f_abbr"><text:span text:style-name="T487">per</text:span></text:span><text:span text:style-name="T487"> q</text:span><text:span text:style-name="amh_5f_dev_5f_abbr"><text:span text:style-name="T487">u</text:span></text:span><text:span text:style-name="T487">a</text:span><text:span text:style-name="amh_5f_dev_5f_abbr"><text:span text:style-name="T487">n</text:span></text:span><text:span text:style-name="T487">titate</text:span><text:span text:style-name="amh_5f_dev_5f_abbr"><text:span text:style-name="T487">m</text:span></text:span><text:span text:style-name="T487">, q</text:span><text:span text:style-name="amh_5f_dev_5f_abbr"><text:span text:style-name="T487">u</text:span></text:span><text:span text:style-name="T487">ia </text:span><text:span text:style-name="amh_5f_dev_5f_abbr"><text:span text:style-name="T487">per</text:span></text:span><text:span text:style-name="T487"> modu</text:span><text:span text:style-name="amh_5f_dev_5f_abbr"><text:span text:style-name="T487">m</text:span></text:span><text:span text:style-name="T487"> sudoris co</text:span><text:span text:style-name="amh_5f_dev_5f_abbr"><text:span text:style-name="T487">n</text:span></text:span><text:span text:style-name="T487">sueuit liquor hui</text:span><text:span text:style-name="amh_5f_dev_5f_abbr"><text:span text:style-name="T487">us</text:span></text:span><text:span text:style-name="T487">modi non t</text:span><text:span text:style-name="amh_5f_dev_5f_abbr"><text:span text:style-name="T487">ame</text:span></text:span><text:span text:style-name="T487">n </text:span><text:span text:style-name="amh_5f_dev_5f_abbr"><text:span text:style-name="T487">con</text:span></text:span><text:span text:style-name="T487">tinue ex ossib</text:span><text:span text:style-name="amh_5f_dev_5f_abbr"><text:span text:style-name="T487">us</text:span></text:span><text:span text:style-name="T487"> emanare. Q</text:span><text:span text:style-name="amh_5f_dev_5f_abbr"><text:span text:style-name="T487">u</text:span></text:span><text:span text:style-name="T487">i liquor obdurus aliq</text:span><text:span text:style-name="amh_5f_dev_5f_abbr"><text:span text:style-name="T487">u</text:span></text:span><text:span text:style-name="T487">a</text:span><text:span text:style-name="amh_5f_dev_5f_abbr"><text:span text:style-name="T487">n</text:span></text:span><text:span text:style-name="T487">tulu</text:span><text:span text:style-name="amh_5f_dev_5f_abbr"><text:span text:style-name="T487">m</text:span></text:span><text:span text:style-name="T487"> existit, et uere merito beate uirgi</text:span><text:span text:style-name="amh_5f_dev_5f_abbr"><text:span text:style-name="T487">ni</text:span></text:span><text:span text:style-name="T487">s </text:span><text:span text:style-name="T488">Kat</text:span><text:span text:style-name="amh_5f_dev_5f_abbr"><text:span text:style-name="T488">er</text:span></text:span><text:span text:style-name="T488">ine </text:span><text:span text:style-name="T490">donu</text:span><text:span text:style-name="amh_5f_dev_5f_abbr"><text:span text:style-name="T490">m</text:span></text:span><text:span text:style-name="T490"> Dei credit</text:span><text:span text:style-name="amh_5f_dev_5f_abbr"><text:span text:style-name="T490">u</text:span></text:span><text:span text:style-name="T490">r, </text:span><text:span text:style-name="T491">q</text:span><text:span text:style-name="amh_5f_dev_5f_abbr"><text:span text:style-name="T491">u</text:span></text:span><text:span text:style-name="T491">ia nulla balsami, nec olei, nec alicui</text:span><text:span text:style-name="amh_5f_dev_5f_abbr"><text:span text:style-name="T491">us</text:span></text:span><text:span text:style-name="T491"> </text:span><text:span text:style-name="T492">humoris naturalis specie</text:span><text:span text:style-name="amh_5f_dev_5f_abbr"><text:span text:style-name="T492">m</text:span></text:span><text:span text:style-name="T492"> sortit</text:span><text:span text:style-name="amh_5f_dev_5f_abbr"><text:span text:style-name="T492">u</text:span></text:span><text:span text:style-name="T492">r, </text:span><text:span text:style-name="T493">q</text:span><text:span text:style-name="amh_5f_dev_5f_abbr"><text:span text:style-name="T493">u</text:span></text:span><text:span text:style-name="T493">o donu</text:span><text:span text:style-name="amh_5f_dev_5f_abbr"><text:span text:style-name="T493">m</text:span></text:span><text:span text:style-name="T493"> Tra</text:span><text:span text:style-name="amh_5f_dev_5f_abbr"><text:span text:style-name="T493">n</text:span></text:span><text:span text:style-name="T493">scendens natura</text:span><text:span text:style-name="amh_5f_dev_5f_abbr"><text:span text:style-name="T493">m</text:span></text:span><text:span text:style-name="T493"> merito co</text:span><text:span text:style-name="amh_5f_dev_5f_abbr"><text:span text:style-name="T493">mpro</text:span></text:span><text:span text:style-name="T493">batur. </text:span><text:span text:style-name="T494">I</text:span><text:span text:style-name="amh_5f_dev_5f_abbr"><text:span text:style-name="T494">n</text:span></text:span><text:span text:style-name="T494"> hoc </text:span><text:span text:style-name="T495">eni</text:span><text:span text:style-name="amh_5f_dev_5f_abbr"><text:span text:style-name="T495">m</text:span></text:span><text:span text:style-name="T494"> mo</text:span><text:span text:style-name="amh_5f_dev_5f_abbr"><text:span text:style-name="T494">n</text:span></text:span><text:span text:style-name="T494">asterio plures </text:span><text:span text:style-name="amh_5f_dev_5f_abbr"><text:span text:style-name="T494">et</text:span></text:span><text:span text:style-name="T494"> diu</text:span><text:span text:style-name="amh_5f_dev_5f_abbr"><text:span text:style-name="T494">er</text:span></text:span><text:span text:style-name="T494">se alie reliquie </text:span><text:span text:style-name="T496">nobis </text:span><text:span text:style-name="T497">su</text:span><text:span text:style-name="amh_5f_dev_5f_abbr"><text:span text:style-name="T497">n</text:span></text:span><text:span text:style-name="T497">t ostense. </text:span><text:span text:style-name="T498">Inter septa loci hui</text:span><text:span text:style-name="amh_5f_dev_5f_abbr"><text:span text:style-name="T498">us</text:span></text:span><text:span text:style-name="T498">, nec musce, nec pulices, aut hui</text:span><text:span text:style-name="amh_5f_dev_5f_abbr"><text:span text:style-name="T498">us</text:span></text:span><text:span text:style-name="T498">modi i</text:span><text:span text:style-name="amh_5f_dev_5f_abbr"><text:span text:style-name="T498">m</text:span></text:span><text:span text:style-name="T498">mu</text:span><text:span text:style-name="amh_5f_dev_5f_abbr"><text:span text:style-name="T498">n</text:span></text:span><text:span text:style-name="T498">dicie possu</text:span><text:span text:style-name="amh_5f_dev_5f_abbr"><text:span text:style-name="T498">n</text:span></text:span><text:span text:style-name="T498">t e</text:span><text:span text:style-name="amh_5f_dev_5f_abbr"><text:span text:style-name="T498">ss</text:span></text:span><text:span text:style-name="T498">e, cu</text:span><text:span text:style-name="amh_5f_dev_5f_abbr"><text:span text:style-name="T498">m</text:span></text:span><text:span text:style-name="T498"> t</text:span><text:span text:style-name="amh_5f_dev_5f_abbr"><text:span text:style-name="T498">ame</text:span></text:span><text:span text:style-name="T498">n extra </text:span><text:span text:style-name="amh_5f_dev_5f_abbr"><text:span text:style-name="T498">per</text:span></text:span><text:span text:style-name="T498"> desertu</text:span><text:span text:style-name="amh_5f_dev_5f_abbr"><text:span text:style-name="T498">m</text:span></text:span><text:span text:style-name="T498"> molestant pl</text:span><text:span text:style-name="amh_5f_dev_5f_abbr"><text:span text:style-name="T498">ur</text:span></text:span><text:span text:style-name="T498">imu</text:span><text:span text:style-name="amh_5f_dev_5f_abbr"><text:span text:style-name="T498">m</text:span></text:span><text:span text:style-name="T498"> transeu</text:span><text:span text:style-name="amh_5f_dev_5f_abbr"><text:span text:style-name="T498">n</text:span></text:span><text:span text:style-name="T498">tes et non int</text:span><text:span text:style-name="amh_5f_dev_5f_abbr"><text:span text:style-name="T498">us</text:span></text:span><text:span text:style-name="T498"> utiq</text:span><text:span text:style-name="amh_5f_dev_5f_abbr"><text:span text:style-name="T498">ue</text:span></text:span><text:span text:style-name="T498">. De quo cu</text:span><text:span text:style-name="amh_5f_dev_5f_abbr"><text:span text:style-name="T498">m</text:span></text:span><text:span text:style-name="T498"> mirarer, et oculis uidissem meis q</text:span><text:span text:style-name="amh_5f_dev_5f_abbr"><text:span text:style-name="T498">uod</text:span></text:span><text:span text:style-name="T498"> hui</text:span><text:span text:style-name="amh_5f_dev_5f_abbr"><text:span text:style-name="T498">us</text:span></text:span><text:span text:style-name="T498">modi a</text:span><text:span text:style-name="amh_5f_dev_5f_abbr"><text:span text:style-name="T498">n</text:span></text:span><text:span text:style-name="T498">i</text:span><text:span text:style-name="amh_5f_dev_5f_abbr"><text:span text:style-name="T498">m</text:span></text:span><text:span text:style-name="T498">alia </text:span><text:span text:style-name="T499">ibi uerta moriebant</text:span><text:span text:style-name="amh_5f_dev_5f_abbr"><text:span text:style-name="T499">u</text:span></text:span><text:span text:style-name="T499">r, informat</text:span><text:span text:style-name="amh_5f_dev_5f_abbr"><text:span text:style-name="T499">us</text:span></text:span><text:span text:style-name="T499"> fui q</text:span><text:span text:style-name="amh_5f_dev_5f_abbr"><text:span text:style-name="T499">uo</text:span></text:span><text:span text:style-name="T499">d olim or</text:span><text:span text:style-name="amh_5f_dev_5f_abbr"><text:span text:style-name="T499">ati</text:span></text:span><text:span text:style-name="T499">o</text:span><text:span text:style-name="amh_5f_dev_5f_abbr"><text:span text:style-name="T499">n</text:span></text:span><text:span text:style-name="T499">ib</text:span><text:span text:style-name="amh_5f_dev_5f_abbr"><text:span text:style-name="T499">us</text:span></text:span><text:span text:style-name="T499"> sa</text:span><text:span text:style-name="amh_5f_dev_5f_abbr"><text:span text:style-name="T499">n</text:span></text:span><text:span text:style-name="T499">ctoru</text:span><text:span text:style-name="amh_5f_dev_5f_abbr"><text:span text:style-name="T499">m</text:span></text:span><text:span text:style-name="T499"> </text:span><text:span text:style-name="T500">in eode</text:span><text:span text:style-name="amh_5f_dev_5f_abbr"><text:span text:style-name="T500">m</text:span></text:span><text:span text:style-name="T500"> loco co</text:span><text:span text:style-name="amh_5f_dev_5f_abbr"><text:span text:style-name="T500">m</text:span></text:span><text:span text:style-name="T500">mora</text:span><text:span text:style-name="amh_5f_dev_5f_abbr"><text:span text:style-name="T500">n</text:span></text:span><text:span text:style-name="T500">tiu</text:span><text:span text:style-name="amh_5f_dev_5f_abbr"><text:span text:style-name="T500">m</text:span></text:span><text:span text:style-name="T500"> </text:span><text:span text:style-name="T501">q</text:span><text:span text:style-name="amh_5f_dev_5f_abbr"><text:span text:style-name="T501">u</text:span></text:span><text:span text:style-name="T501">i in t</text:span><text:span text:style-name="amh_5f_dev_5f_abbr"><text:span text:style-name="T501">antu</text:span></text:span><text:span text:style-name="T501">m hui</text:span><text:span text:style-name="amh_5f_dev_5f_abbr"><text:span text:style-name="T501">us</text:span></text:span><text:span text:style-name="T501">modi uexabant</text:span><text:span text:style-name="amh_5f_dev_5f_abbr"><text:span text:style-name="T501">u</text:span></text:span><text:span text:style-name="T501">r </text:span><text:span text:style-name="T502">pecudib</text:span><text:span text:style-name="amh_5f_dev_5f_abbr"><text:span text:style-name="T502">us</text:span></text:span><text:span text:style-name="T502"> ut locu</text:span><text:span text:style-name="amh_5f_dev_5f_abbr"><text:span text:style-name="T502">m</text:span></text:span><text:span text:style-name="T502"> dimitt</text:span><text:span text:style-name="amh_5f_dev_5f_abbr"><text:span text:style-name="T502">er</text:span></text:span><text:span text:style-name="T502">e cogitare</text:span><text:span text:style-name="amh_5f_dev_5f_abbr"><text:span text:style-name="T502">n</text:span></text:span><text:span text:style-name="T502">t, a pio </text:span><text:span text:style-name="T503">D</text:span><text:span text:style-name="T502">eo </text:span><text:span text:style-name="T503">factu</text:span><text:span text:style-name="amh_5f_dev_5f_abbr"><text:span text:style-name="T503">m</text:span></text:span><text:span text:style-name="T503"> est ut null</text:span><text:span text:style-name="amh_5f_dev_5f_abbr"><text:span text:style-name="T503">us</text:span></text:span><text:span text:style-name="T503"> tali tedio deinceps in dicto loco sa</text:span><text:span text:style-name="amh_5f_dev_5f_abbr"><text:span text:style-name="T503">n</text:span></text:span><text:span text:style-name="T503">ctissimo grauaretur.</text:span></text:p>
      <text:p text:style-name="P45">Monaci etia<text:span text:style-name="amh_5f_dev_5f_abbr">m</text:span> loci p<text:span text:style-name="amh_5f_dev_5f_abbr">re</text:span>dicti <text:span text:style-name="amh_5f_dev_5f_abbr"><text:span text:style-name="T504">per</text:span></text:span><text:span text:style-name="T504">egrinis </text:span><text:span text:style-name="T505">adue</text:span><text:span text:style-name="amh_5f_dev_5f_abbr"><text:span text:style-name="T505">n</text:span></text:span><text:span text:style-name="T505">ientib</text:span><text:span text:style-name="amh_5f_dev_5f_abbr"><text:span text:style-name="T505">us</text:span></text:span><text:span text:style-name="T505"> dant de uictualib</text:span><text:span text:style-name="amh_5f_dev_5f_abbr"><text:span text:style-name="T505">us</text:span></text:span><text:span text:style-name="T505">, </text:span><text:span text:style-name="T506">q</text:span><text:span text:style-name="amh_5f_dev_5f_abbr"><text:span text:style-name="T506">u</text:span></text:span><text:span text:style-name="T506">ib</text:span><text:span text:style-name="amh_5f_dev_5f_abbr"><text:span text:style-name="T506">us</text:span></text:span><text:span text:style-name="T506"> </text:span><text:span text:style-name="T507">ip</text:span><text:span text:style-name="amh_5f_dev_5f_abbr"><text:span text:style-name="T507">s</text:span></text:span><text:span text:style-name="T507">imet </text:span><text:span text:style-name="T508">utu</text:span><text:span text:style-name="amh_5f_dev_5f_abbr"><text:span text:style-name="T508">n</text:span></text:span><text:span text:style-name="T508">tur </text:span><text:span text:style-name="T509">q</text:span><text:span text:style-name="amh_5f_dev_5f_abbr"><text:span text:style-name="T509">u</text:span></text:span><text:span text:style-name="T509">a</text:span><text:span text:style-name="amh_5f_dev_5f_abbr"><text:span text:style-name="T509">n</text:span></text:span><text:span text:style-name="T509">tu</text:span><text:span text:style-name="amh_5f_dev_5f_abbr"><text:span text:style-name="T509">m</text:span></text:span><text:span text:style-name="T509"> diu stant i</text:span><text:span text:style-name="amh_5f_dev_5f_abbr"><text:span text:style-name="T509">n</text:span></text:span><text:span text:style-name="T509"> ip</text:span><text:span text:style-name="amh_5f_dev_5f_abbr"><text:span text:style-name="T509">s</text:span></text:span><text:span text:style-name="T509">oru</text:span><text:span text:style-name="amh_5f_dev_5f_abbr"><text:span text:style-name="T509">m</text:span></text:span><text:span text:style-name="T509"> </text:span><text:span text:style-name="T510">mo</text:span><text:span text:style-name="amh_5f_dev_5f_abbr"><text:span text:style-name="T510">n</text:span></text:span><text:span text:style-name="T510">asterio, </text:span><text:span text:style-name="T511">et iteru</text:span><text:span text:style-name="amh_5f_dev_5f_abbr"><text:span text:style-name="T511">m</text:span></text:span><text:span text:style-name="T511"> </text:span><text:span text:style-name="amh_5f_dev_5f_abbr"><text:span text:style-name="T512">pro</text:span></text:span><text:span text:style-name="T512"> itinere </text:span><text:span text:style-name="T513">uersus Siriam </text:span><text:span text:style-name="T514">s</text:span><text:span text:style-name="amh_5f_dev_5f_abbr"><text:span text:style-name="T514">ecundu</text:span></text:span><text:span text:style-name="T514">m </text:span><text:soft-page-break/><text:span text:style-name="T514">nu</text:span><text:span text:style-name="amh_5f_dev_5f_abbr"><text:span text:style-name="T514">meru</text:span></text:span><text:span text:style-name="T514">m dietaru</text:span><text:span text:style-name="amh_5f_dev_5f_abbr"><text:span text:style-name="T514">m</text:span></text:span><text:span text:style-name="T514"> qual</text:span><text:span text:style-name="amh_5f_dev_5f_abbr"><text:span text:style-name="T514">ite</text:span></text:span><text:span text:style-name="T514">r </text:span><text:span text:style-name="T515">o</text:span><text:span text:style-name="amh_5f_dev_5f_abbr"><text:span text:style-name="T515">mn</text:span></text:span><text:span text:style-name="T515">ibus, ita</text:span><text:span text:style-name="T513"> </text:span><text:span text:style-name="amh_5f_dev_5f_abbr"><text:span text:style-name="T515">per</text:span></text:span><text:span text:style-name="T515"> nos digne gratis p</text:span><text:span text:style-name="amh_5f_dev_5f_abbr"><text:span text:style-name="T515">re</text:span></text:span><text:span text:style-name="T515">ciu</text:span><text:span text:style-name="amh_5f_dev_5f_abbr"><text:span text:style-name="T515">m</text:span></text:span><text:span text:style-name="T515"> co</text:span><text:span text:style-name="amh_5f_dev_5f_abbr"><text:span text:style-name="T515">n</text:span></text:span><text:span text:style-name="T515">su</text:span><text:span text:style-name="amh_5f_dev_5f_abbr"><text:span text:style-name="T515">m</text:span></text:span><text:span text:style-name="T515">ptoru</text:span><text:span text:style-name="amh_5f_dev_5f_abbr"><text:span text:style-name="T515">m</text:span></text:span><text:span text:style-name="T515"> </text:span><text:span text:style-name="T516">si etiam offerat</text:span><text:span text:style-name="T517">ur</text:span><text:span text:style-name="T516"> respuentes.</text:span></text:p>
      <text:p text:style-name="amh_5f_paragraphe"><office:annotation office:name="__Annotation__439191_2370850649" loext:resolved="false"><dc:creator>Alexandre Moret Houplon</dc:creator><dc:date>2026-03-03T09:58:51.128834500</dc:date><meta:creator-initials>AMH</meta:creator-initials><text:p text:style-name="Comment">Élément d’intertextualité à noter</text:p></office:annotation><text:span text:style-name="T518">Su</text:span><text:span text:style-name="amh_5f_dev_5f_abbr"><text:span text:style-name="T518">per</text:span></text:span><text:span text:style-name="T518"> hu</text:span><text:span text:style-name="amh_5f_dev_5f_abbr"><text:span text:style-name="T518">n</text:span></text:span><text:span text:style-name="T518">c sacru</text:span><text:span text:style-name="amh_5f_dev_5f_abbr"><text:span text:style-name="T518">m</text:span></text:span><text:span text:style-name="T518"> locu</text:span><text:span text:style-name="amh_5f_dev_5f_abbr"><text:span text:style-name="T518">m</text:span></text:span><text:span text:style-name="T518"> de quo iam multa </text:span><office:annotation office:name="__Annotation__4345045_1790455224" loext:resolved="false"><dc:creator>Alexandre Moret Houplon</dc:creator><dc:date>2026-03-02T16:39:38.529415800</dc:date><meta:creator-initials>AMH</meta:creator-initials><text:p text:style-name="Comment">Eminet Deluz</text:p></office:annotation><text:span text:style-name="T519">i</text:span><text:span text:style-name="amh_5f_dev_5f_abbr"><text:span text:style-name="T519">m</text:span></text:span><text:span text:style-name="T519">minet</text:span><office:annotation-end office:name="__Annotation__4345045_1790455224"/><text:span text:style-name="T519"><text:note text:id="ftn97" text:note-class="footnote"><text:note-citation>97</text:note-citation><text:note-body><text:p text:style-name="Footnote"/></text:note-body></text:note></text:span><text:span text:style-name="T518"> </text:span><text:span text:style-name="T520">mons Sinai, </text:span><text:span text:style-name="T521">satis magnis </text:span><text:span text:style-name="T522">et altis gradib</text:span><text:span text:style-name="amh_5f_dev_5f_abbr"><text:span text:style-name="T522">us</text:span></text:span><text:span text:style-name="T522"> multis </text:span><text:span text:style-name="T523">ad su</text:span><text:span text:style-name="amh_5f_dev_5f_abbr"><text:span text:style-name="T523">m</text:span></text:span><text:span text:style-name="T523">mitate</text:span><text:span text:style-name="amh_5f_dev_5f_abbr"><text:span text:style-name="T523">m</text:span></text:span><text:span text:style-name="T523"> ei</text:span><text:span text:style-name="amh_5f_dev_5f_abbr"><text:span text:style-name="T523">us</text:span></text:span><text:span text:style-name="T523"> asce</text:span><text:span text:style-name="amh_5f_dev_5f_abbr"><text:span text:style-name="T523">n</text:span></text:span><text:span text:style-name="T523">dit</text:span><text:span text:style-name="amh_5f_dev_5f_abbr"><text:span text:style-name="T523">u</text:span></text:span><text:span text:style-name="T523">r, </text:span><text:span text:style-name="T524">in su</text:span><text:span text:style-name="amh_5f_dev_5f_abbr"><text:span text:style-name="T524">m</text:span></text:span><text:span text:style-name="T524">mitate una capella beati Helie, </text:span><text:span text:style-name="T525">altera Moisi </text:span><text:span text:style-name="T526">su</text:span><text:span text:style-name="amh_5f_dev_5f_abbr"><text:span text:style-name="T526">n</text:span></text:span><text:span text:style-name="T526">t, gloria etia</text:span><text:span text:style-name="amh_5f_dev_5f_abbr"><text:span text:style-name="T526">m</text:span></text:span><text:span text:style-name="T526"> D</text:span><text:span text:style-name="amh_5f_dev_5f_abbr"><text:span text:style-name="T526">omi</text:span></text:span><text:span text:style-name="T526">ni </text:span><text:span text:style-name="T527">ibi apparuit, lege</text:span><text:span text:style-name="amh_5f_dev_5f_abbr"><text:span text:style-name="T527">m</text:span></text:span><text:span text:style-name="T527"> </text:span><text:span text:style-name="T528">dedit </text:span><text:span text:style-name="T529">et multis </text:span><text:span text:style-name="T530">aliis miraculis locu</text:span><text:span text:style-name="amh_5f_dev_5f_abbr"><text:span text:style-name="T530">m</text:span></text:span><text:span text:style-name="T530"> illu</text:span><text:span text:style-name="amh_5f_dev_5f_abbr"><text:span text:style-name="T531">m</text:span></text:span><text:span text:style-name="T530"> tu</text:span><text:span text:style-name="amh_5f_dev_5f_abbr"><text:span text:style-name="T530">n</text:span></text:span><text:span text:style-name="T530">c et alias illustrauit. Foramen etia</text:span><text:span text:style-name="amh_5f_dev_5f_abbr"><text:span text:style-name="T530">m</text:span></text:span><text:span text:style-name="T530"> in petra durissima o</text:span><text:span text:style-name="amh_5f_dev_5f_abbr"><text:span text:style-name="T530">ste</text:span></text:span><text:span text:style-name="T530">nditur ibidem, in quo De</text:span><text:span text:style-name="amh_5f_dev_5f_abbr"><text:span text:style-name="T530">us</text:span></text:span><text:span text:style-name="T530"> Moisem </text:span><text:span text:style-name="T532">posuit,</text:span><text:span text:style-name="T533"> dext</text:span><text:span text:style-name="amh_5f_dev_5f_abbr"><text:span text:style-name="T531">e</text:span></text:span><text:span text:style-name="amh_5f_dev_5f_abbr"><text:span text:style-name="T533">r</text:span></text:span><text:span text:style-name="T533">a sua </text:span><text:span text:style-name="T534">protex</text:span><text:span text:style-name="T533">it</text:span><text:span text:style-name="T533"><text:note text:id="ftn98" text:note-class="footnote"><text:note-citation>98</text:note-citation><text:note-body><text:p text:style-name="amh_5f_note_5f_apparat"><text:span text:style-name="amh_5f_apparat_5f_lemme">dextera sua protexit</text:span> <text:span text:style-name="amh_5f_apparat_5f_témoin">U Deluz</text:span> : <text:span text:style-name="amh_5f_apparat_5f_variante">et dextera sua porrexit</text:span> <text:span text:style-name="amh_5f_apparat_5f_témoin">Wo</text:span> | <text:span text:style-name="amh_5f_apparat_5f_variante">a dextera sua precepit</text:span> <text:span text:style-name="amh_5f_apparat_5f_témoin">Li</text:span> <text:span text:style-name="amh_5f_apparat_5f_commentaire"><text:span text:style-name="T534">(</text:span></text:span><text:span text:style-name="amh_5f_apparat_5f_commentaire">lectio corrupta</text:span><text:span text:style-name="amh_5f_apparat_5f_commentaire"><text:span text:style-name="T534">)</text:span></text:span></text:p></text:note-body></text:note></text:span><text:span text:style-name="T533">, </text:span><text:span text:style-name="T535">c</text:span><text:span text:style-name="T536">um in maiestate </text:span><text:span text:style-name="T535">pertransiret</text:span><text:span text:style-name="T535"><text:note text:id="ftn99" text:note-class="footnote"><text:note-citation>99</text:note-citation><text:note-body><text:p text:style-name="amh_5f_note_5f_apparat"><text:span text:style-name="amh_5f_apparat_5f_lemme">cum ipsum in maiestate pertransiret</text:span> <text:span text:style-name="amh_5f_apparat_5f_témoin">Wo Deluz</text:span> : <text:span text:style-name="amh_5f_apparat_5f_variante">cum ipsum in maiestate sua pertransiret</text:span> <text:span text:style-name="amh_5f_apparat_5f_témoin">U</text:span> | <text:span text:style-name="amh_5f_apparat_5f_variante">eum in maiestate pertansire</text:span> <text:span text:style-name="amh_5f_apparat_5f_témoin">Li</text:span> <text:span text:style-name="amh_5f_apparat_5f_commentaire">(lectio corrupta)</text:span> <text:span text:style-name="T537">·</text:span><text:span text:style-name="T538"> </text:span><text:span text:style-name="amh_5f_apparat_5f_lemme">Foramen etiam in petra… cum in maiestate pertransiret</text:span><text:span text:style-name="T537"> </text:span><text:span text:style-name="amh_5f_apparat_5f_commentaire"><text:span text:style-name="T539">(Ex. 33, 20-23)</text:span></text:span></text:p></text:note-body></text:note></text:span><text:span text:style-name="T535">, postea sibi o</text:span><text:span text:style-name="amh_5f_dev_5f_abbr"><text:span text:style-name="T535">ste</text:span></text:span><text:span text:style-name="T535">ndens </text:span><text:span text:style-name="T540">cu</text:span><text:span text:style-name="amh_5f_dev_5f_abbr"><text:span text:style-name="T540">m</text:span></text:span><text:span text:style-name="T540"> </text:span><text:span text:style-name="amh_5f_foliotation"><text:span text:style-name="T541">[f. 244v]</text:span></text:span><text:span text:style-name="T541"> </text:span><text:span text:style-name="T542">faciem </text:span><text:span text:style-name="T543">illius </text:span><text:span text:style-name="T544">nullaten</text:span><text:span text:style-name="amh_5f_dev_5f_abbr"><text:span text:style-name="T544">us</text:span></text:span><text:span text:style-name="T544"> </text:span><text:span text:style-name="T545">potu</text:span><text:span text:style-name="amh_5f_dev_5f_abbr"><text:span text:style-name="T545">er</text:span></text:span><text:span text:style-name="T545">it </text:span><text:span text:style-name="T546">intueri. </text:span><text:span text:style-name="T547">De hoc </text:span><text:span text:style-name="T548">et aliis magnalib</text:span><text:span text:style-name="amh_5f_dev_5f_abbr"><text:span text:style-name="T548">us</text:span></text:span><text:span text:style-name="T548"> Dei </text:span><text:span text:style-name="T549">in locis his factis ex libris sacre Sc</text:span><text:span text:style-name="amh_5f_dev_5f_abbr"><text:span text:style-name="T549">r</text:span></text:span><text:span text:style-name="T549">ipture </text:span><text:span text:style-name="T550">potest quilibet i</text:span><text:span text:style-name="amh_5f_dev_5f_abbr"><text:span text:style-name="T550">n</text:span></text:span><text:span text:style-name="T550">formari. Figura corporis Mo</text:span><text:span text:style-name="T551">i</text:span><text:span text:style-name="T550">si uidetur </text:span><text:span text:style-name="T552">quoda</text:span><text:span text:style-name="amh_5f_dev_5f_abbr"><text:span text:style-name="T552">m</text:span></text:span><text:span text:style-name="T552">modo petre p</text:span><text:span text:style-name="amh_5f_dev_5f_abbr"><text:span text:style-name="T552">re</text:span></text:span><text:span text:style-name="T552">dicte ta</text:span><text:span text:style-name="amh_5f_dev_5f_abbr"><text:span text:style-name="T552">m</text:span></text:span><text:span text:style-name="T552">q</text:span><text:span text:style-name="amh_5f_dev_5f_abbr"><text:span text:style-name="T552">u</text:span></text:span><text:span text:style-name="T552">a</text:span><text:span text:style-name="amh_5f_dev_5f_abbr"><text:span text:style-name="T552">m</text:span></text:span><text:span text:style-name="T552"> cere impressa, cu</text:span><text:span text:style-name="amh_5f_dev_5f_abbr"><text:span text:style-name="T552">m</text:span></text:span><text:span text:style-name="T552"> t</text:span><text:span text:style-name="amh_5f_dev_5f_abbr"><text:span text:style-name="T552">ame</text:span></text:span><text:span text:style-name="T552">n adeo sit dura ut instrume</text:span><text:span text:style-name="amh_5f_dev_5f_abbr"><text:span text:style-name="T552">n</text:span></text:span><text:span text:style-name="T552">tis fortissimis ferreis uix mei familiares potu</text:span><text:span text:style-name="amh_5f_dev_5f_abbr"><text:span text:style-name="T552">er</text:span></text:span><text:span text:style-name="T552">int</text:span><text:span text:style-name="T552"><text:note text:id="ftn100" text:note-class="footnote"><text:note-citation>100</text:note-citation><text:note-body><text:p text:style-name="amh_5f_note_5f_apparat"><text:span text:style-name="amh_5f_apparat_5f_lemme">potuerint</text:span> <text:span text:style-name="amh_5f_apparat_5f_témoin">Li</text:span> : <text:span text:style-name="amh_5f_apparat_5f_variante">potuerunt</text:span> <text:span text:style-name="amh_5f_apparat_5f_témoin">Wo Deluz</text:span> | <text:span text:style-name="amh_5f_apparat_5f_variante">poterant</text:span> <text:span text:style-name="amh_5f_apparat_5f_témoin">U</text:span> <text:span text:style-name="amh_5f_apparat_5f_commentaire">(lect</text:span><text:span text:style-name="amh_5f_apparat_5f_commentaire"><text:span text:style-name="T553">io</text:span></text:span><text:span text:style-name="amh_5f_apparat_5f_commentaire"> dub</text:span><text:span text:style-name="amh_5f_apparat_5f_commentaire"><text:span text:style-name="T553">ia</text:span></text:span><text:span text:style-name="amh_5f_apparat_5f_commentaire">)</text:span></text:p></text:note-body></text:note></text:span><text:span text:style-name="T552"> </text:span><text:span text:style-name="T554">aliq</text:span><text:span text:style-name="amh_5f_dev_5f_abbr"><text:span text:style-name="T554">u</text:span></text:span><text:span text:style-name="T554">id de ipsa etia</text:span><text:span text:style-name="amh_5f_dev_5f_abbr"><text:span text:style-name="T554">m</text:span></text:span><text:span text:style-name="T554"> in modu</text:span><text:span text:style-name="amh_5f_dev_5f_abbr"><text:span text:style-name="T554">m</text:span></text:span><text:span text:style-name="T554"> p</text:span><text:span text:style-name="amh_5f_dev_5f_abbr"><text:span text:style-name="T554">u</text:span></text:span><text:span text:style-name="T554">lueris amouere.</text:span><office:annotation-end office:name="__Annotation__439191_2370850649"/></text:p>
      <text:p text:style-name="amh_5f_paragraphe">In cacumi<text:span text:style-name="amh_5f_dev_5f_abbr">n</text:span>e <text:span text:style-name="T555">alt</text:span><text:span text:style-name="amh_5f_dev_5f_abbr"><text:span text:style-name="T555">er</text:span></text:span><text:span text:style-name="T555">i</text:span><text:span text:style-name="amh_5f_dev_5f_abbr"><text:span text:style-name="T555">us</text:span></text:span><text:span text:style-name="T555"> montis multu</text:span><text:span text:style-name="amh_5f_dev_5f_abbr"><text:span text:style-name="T555">m</text:span></text:span><text:span text:style-name="T555"> altioris, </text:span><text:span text:style-name="amh_5f_dev_5f_abbr"><text:span text:style-name="T555">pro</text:span></text:span><text:span text:style-name="T555">fu</text:span><text:span text:style-name="amh_5f_dev_5f_abbr"><text:span text:style-name="T555">n</text:span></text:span><text:span text:style-name="T555">da ualde ualle media ex</text:span><text:span text:style-name="amh_5f_dev_5f_abbr"><text:span text:style-name="T555">iste</text:span></text:span><text:span text:style-name="T555">nte, corp</text:span><text:span text:style-name="amh_5f_dev_5f_abbr"><text:span text:style-name="T555">us</text:span></text:span><text:span text:style-name="T555"> beate Kat</text:span><text:span text:style-name="amh_5f_dev_5f_abbr"><text:span text:style-name="T555">er</text:span></text:span><text:span text:style-name="T555">ine ab a</text:span><text:span text:style-name="amh_5f_dev_5f_abbr"><text:span text:style-name="T555">n</text:span></text:span><text:span text:style-name="T555">gelis portatu</text:span><text:span text:style-name="amh_5f_dev_5f_abbr"><text:span text:style-name="T555">m</text:span></text:span><text:span text:style-name="T555"> et ab ho</text:span><text:span text:style-name="amh_5f_dev_5f_abbr"><text:span text:style-name="T555">min</text:span></text:span><text:span text:style-name="T555">ibus </text:span><text:span text:style-name="T556">e</text:span><text:span text:style-name="amh_5f_dev_5f_abbr"><text:span text:style-name="T556">ss</text:span></text:span><text:span text:style-name="T556">e repertu</text:span><text:span text:style-name="amh_5f_dev_5f_abbr"><text:span text:style-name="T556">m</text:span></text:span><text:span text:style-name="T556"> dicitur </text:span><text:span text:style-name="T557">a monachis </text:span><text:span text:style-name="amh_5f_dev_5f_abbr"><text:span text:style-name="T557">et</text:span></text:span><text:span text:style-name="T557"> i</text:span><text:span text:style-name="amh_5f_dev_5f_abbr"><text:span text:style-name="T557">n</text:span></text:span><text:span text:style-name="T557">colis illaru</text:span><text:span text:style-name="amh_5f_dev_5f_abbr"><text:span text:style-name="T557">m</text:span></text:span><text:span text:style-name="T557"> </text:span><text:span text:style-name="amh_5f_dev_5f_abbr"><text:span text:style-name="T557">par</text:span></text:span><text:span text:style-name="T557">tiu</text:span><text:span text:style-name="amh_5f_dev_5f_abbr"><text:span text:style-name="T557">m</text:span></text:span><text:span text:style-name="T557">, deuote et e</text:span><text:span text:style-name="T558">t</text:span><text:span text:style-name="T557">ia</text:span><text:span text:style-name="amh_5f_dev_5f_abbr"><text:span text:style-name="T557">m</text:span></text:span><text:span text:style-name="T557"> a </text:span><text:span text:style-name="amh_5f_dev_5f_abbr"><text:span text:style-name="T557">christ</text:span></text:span><text:span text:style-name="T557">ia</text:span><text:span text:style-name="T559">nis </text:span><text:span text:style-name="T560">hec su</text:span><text:span text:style-name="amh_5f_dev_5f_abbr"><text:span text:style-name="T560">m</text:span></text:span><text:span text:style-name="T560">mitas laboriosius </text:span><text:span text:style-name="T561">freq</text:span><text:span text:style-name="amh_5f_dev_5f_abbr"><text:span text:style-name="T561">ue</text:span></text:span><text:span text:style-name="T561">ntatur. </text:span><text:span text:style-name="T562">I</text:span><text:span text:style-name="amh_5f_dev_5f_abbr"><text:span text:style-name="T562">n</text:span></text:span><text:span text:style-name="T562"> hac aut</text:span><text:span text:style-name="amh_5f_dev_5f_abbr"><text:span text:style-name="T562">em</text:span></text:span><text:span text:style-name="T562"> su</text:span><text:span text:style-name="amh_5f_dev_5f_abbr"><text:span text:style-name="T562">m</text:span></text:span><text:span text:style-name="T562">mitate, nulla capella </text:span><text:span text:style-name="T563">est a</text:span><text:span text:style-name="amh_5f_dev_5f_abbr"><text:span text:style-name="T563">ut</text:span></text:span><text:span text:style-name="T563"> habitaculu</text:span><text:span text:style-name="amh_5f_dev_5f_abbr"><text:span text:style-name="T563">m</text:span></text:span><text:span text:style-name="T563">, </text:span><text:span text:style-name="T564">s</text:span><text:span text:style-name="amh_5f_dev_5f_abbr"><text:span text:style-name="T564">ed</text:span></text:span><text:span text:style-name="T564"> petris </text:span><text:span text:style-name="T565">et talibus </text:span><text:span text:style-name="T566">locus </text:span><text:span text:style-name="T567">i</text:span><text:span text:style-name="amh_5f_dev_5f_abbr"><text:span text:style-name="T567">n</text:span></text:span><text:span text:style-name="T567">ueni </text:span><text:span text:style-name="T568">corporis </text:span><text:span text:style-name="T569">est signat</text:span><text:span text:style-name="amh_5f_dev_5f_abbr"><text:span text:style-name="T569">us</text:span></text:span><text:span text:style-name="T569">. </text:span><text:span text:style-name="amh_5f_lettre_5f_rubriquee">C</text:span><text:span text:style-name="T570">u</text:span><text:span text:style-name="amh_5f_dev_5f_abbr"><text:span text:style-name="T570">m</text:span></text:span><text:span text:style-name="T570"> </text:span><text:span text:style-name="amh_5f_dev_5f_abbr"><text:span text:style-name="T570">i</text:span></text:span><text:span text:style-name="T570">g</text:span><text:span text:style-name="amh_5f_dev_5f_abbr"><text:span text:style-name="T570">itur</text:span></text:span><text:span text:style-name="T570"> dicit eccl</text:span><text:span text:style-name="amh_5f_dev_5f_abbr"><text:span text:style-name="T570">esi</text:span></text:span><text:span text:style-name="T570">a orans, in eode</text:span><text:span text:style-name="amh_5f_dev_5f_abbr"><text:span text:style-name="T570">m</text:span></text:span><text:span text:style-name="T570"> loco lege</text:span><text:span text:style-name="amh_5f_dev_5f_abbr"><text:span text:style-name="T570">m</text:span></text:span><text:span text:style-name="T570"> Mo</text:span><text:span text:style-name="T571">i</text:span><text:span text:style-name="T570">si datu</text:span><text:span text:style-name="amh_5f_dev_5f_abbr"><text:span text:style-name="T570">m</text:span></text:span><text:span text:style-name="T570"> et corpus b</text:span><text:span text:style-name="amh_5f_dev_5f_abbr"><text:span text:style-name="T570">ea</text:span></text:span><text:span text:style-name="T570">te Kat</text:span><text:span text:style-name="amh_5f_dev_5f_abbr"><text:span text:style-name="T570">er</text:span></text:span><text:span text:style-name="T570">ine collocatu</text:span><text:span text:style-name="amh_5f_dev_5f_abbr"><text:span text:style-name="T570">m</text:span></text:span><text:span text:style-name="T570"> intelligit</text:span><text:span text:style-name="amh_5f_dev_5f_abbr"><text:span text:style-name="T570">u</text:span></text:span><text:span text:style-name="T570">r idem non nu</text:span><text:span text:style-name="amh_5f_dev_5f_abbr"><text:span text:style-name="T570">mer</text:span></text:span><text:span text:style-name="T570">o s</text:span><text:span text:style-name="amh_5f_dev_5f_abbr"><text:span text:style-name="T570">ed</text:span></text:span><text:span text:style-name="T570"> sp</text:span><text:span text:style-name="amh_5f_dev_5f_abbr"><text:span text:style-name="T570">eci</text:span></text:span><text:span text:style-name="T570">e, </text:span><text:span text:style-name="T571">a</text:span><text:span text:style-name="amh_5f_dev_5f_abbr"><text:span text:style-name="T571">ut</text:span></text:span><text:span text:style-name="T570"> agregatu</text:span><text:span text:style-name="amh_5f_dev_5f_abbr"><text:span text:style-name="T570">m</text:span></text:span><text:span text:style-name="T570"> ex mo</text:span><text:span text:style-name="amh_5f_dev_5f_abbr"><text:span text:style-name="T570">n</text:span></text:span><text:span text:style-name="T570">tib</text:span><text:span text:style-name="amh_5f_dev_5f_abbr"><text:span text:style-name="T570">us</text:span></text:span><text:span text:style-name="T570"> illis </text:span><text:span text:style-name="amh_5f_dev_5f_abbr"><text:span text:style-name="T570">pro</text:span></text:span><text:span text:style-name="T570">pt</text:span><text:span text:style-name="amh_5f_dev_5f_abbr"><text:span text:style-name="T570">er pro</text:span></text:span><text:span text:style-name="T570">pinq</text:span><text:span text:style-name="amh_5f_dev_5f_abbr"><text:span text:style-name="T570">u</text:span></text:span><text:span text:style-name="T570">itate</text:span><text:span text:style-name="amh_5f_dev_5f_abbr"><text:span text:style-name="T570">m</text:span></text:span><text:span text:style-name="T570"> unu</text:span><text:span text:style-name="amh_5f_dev_5f_abbr"><text:span text:style-name="T571">m</text:span></text:span><text:span text:style-name="T570"> dictu</text:span><text:span text:style-name="amh_5f_dev_5f_abbr"><text:span text:style-name="T570">m</text:span></text:span><text:span text:style-name="T570"> est, </text:span><text:span text:style-name="T572">a</text:span><text:span text:style-name="amh_5f_dev_5f_abbr"><text:span text:style-name="T572">ut</text:span></text:span><text:span text:style-name="T570"> cu</text:span><text:span text:style-name="amh_5f_dev_5f_abbr"><text:span text:style-name="T570">m</text:span></text:span><text:span text:style-name="T570"> uirt</text:span><text:span text:style-name="amh_5f_dev_5f_abbr"><text:span text:style-name="T570">us</text:span></text:span><text:span text:style-name="T570"> maiestatis di</text:span><text:span text:style-name="amh_5f_dev_5f_abbr"><text:span text:style-name="T570">ui</text:span></text:span><text:span text:style-name="T570">ne </text:span><text:span text:style-name="T573">nullo </text:span><office:annotation office:name="__Annotation__173238_346522879" loext:resolved="false"><dc:creator>Alexandre Moret Houplon</dc:creator><dc:date>2026-03-03T12:33:57.180646200</dc:date><meta:creator-initials>AMH</meta:creator-initials><text:p text:style-name="Comment">Deluz determinata</text:p></office:annotation><text:span text:style-name="T573">t</text:span><text:span text:style-name="amh_5f_dev_5f_abbr"><text:span text:style-name="T573">er</text:span></text:span><text:span text:style-name="T573">minata</text:span><office:annotation-end office:name="__Annotation__173238_346522879"/><text:span text:style-name="T573"> sit, modo in uno mo</text:span><text:span text:style-name="amh_5f_dev_5f_abbr"><text:span text:style-name="T573">n</text:span></text:span><text:span text:style-name="T573">tis apice </text:span><text:span text:style-name="T574">loq</text:span><text:span text:style-name="amh_5f_dev_5f_abbr"><text:span text:style-name="T574">u</text:span></text:span><text:span text:style-name="T574">i Mo</text:span><text:span text:style-name="T575">i</text:span><text:span text:style-name="T574">si pot</text:span><text:span text:style-name="amh_5f_dev_5f_abbr"><text:span text:style-name="T574">er</text:span></text:span><text:span text:style-name="T574">at, nu</text:span><text:span text:style-name="amh_5f_dev_5f_abbr"><text:span text:style-name="T574">n</text:span></text:span><text:span text:style-name="T574">c </text:span><office:annotation office:name="__Annotation__185859_346522879" loext:resolved="false"><dc:creator>Alexandre Moret Houplon</dc:creator><dc:date>2026-03-03T12:36:07.435500500</dc:date><meta:creator-initials>AMH</meta:creator-initials><text:p text:style-name="Comment">Li de remotis</text:p></office:annotation><text:span text:style-name="T574">de remoto</text:span><office:annotation-end office:name="__Annotation__185859_346522879"/><text:span text:style-name="T574"> ea q</text:span><text:span text:style-name="amh_5f_dev_5f_abbr"><text:span text:style-name="T574">ue</text:span></text:span><text:span text:style-name="T574"> ipsu</text:span><text:span text:style-name="amh_5f_dev_5f_abbr"><text:span text:style-name="T574">m</text:span></text:span><text:span text:style-name="T574"> scire uolebat i</text:span><text:span text:style-name="amh_5f_dev_5f_abbr"><text:span text:style-name="T574">n</text:span></text:span><text:span text:style-name="T574">forma</text:span><text:span text:style-name="T575">r</text:span><text:span text:style-name="T574">e et sic idemptitas local</text:span><text:span text:style-name="amh_5f_dev_5f_abbr"><text:span text:style-name="T574">is</text:span></text:span><text:span text:style-name="T574"> non su</text:span><text:span text:style-name="amh_5f_dev_5f_abbr"><text:span text:style-name="T574">m</text:span></text:span><text:span text:style-name="T574">itur q</text:span><text:span text:style-name="amh_5f_dev_5f_abbr"><text:span text:style-name="T574">u</text:span></text:span><text:span text:style-name="T574">a</text:span><text:span text:style-name="amh_5f_dev_5f_abbr"><text:span text:style-name="T574">n</text:span></text:span><text:span text:style-name="T574">tu</text:span><text:span text:style-name="amh_5f_dev_5f_abbr"><text:span text:style-name="T574">m</text:span></text:span><text:span text:style-name="T574"> ad lege</text:span><text:span text:style-name="amh_5f_dev_5f_abbr"><text:span text:style-name="T574">m</text:span></text:span><text:span text:style-name="T574"> data</text:span><text:span text:style-name="amh_5f_dev_5f_abbr"><text:span text:style-name="T574">m</text:span></text:span><text:span text:style-name="T574"> et sepulcru</text:span><text:span text:style-name="amh_5f_dev_5f_abbr"><text:span text:style-name="T574">m</text:span></text:span><text:span text:style-name="T574"> cui</text:span><text:span text:style-name="amh_5f_dev_5f_abbr"><text:span text:style-name="T574">us</text:span></text:span><text:span text:style-name="T574"> auctoritas est in mo</text:span><text:span text:style-name="amh_5f_dev_5f_abbr"><text:span text:style-name="T574">n</text:span></text:span><text:span text:style-name="T574">tis Sinai su</text:span><text:span text:style-name="amh_5f_dev_5f_abbr"><text:span text:style-name="T574">m</text:span></text:span><text:span text:style-name="T574">mitate eade</text:span><text:span text:style-name="amh_5f_dev_5f_abbr"><text:span text:style-name="T574">m</text:span></text:span><text:span text:style-name="T574"> licet in loco det</text:span><text:span text:style-name="amh_5f_dev_5f_abbr"><text:span text:style-name="T574">er</text:span></text:span><text:span text:style-name="T574">minata non resple</text:span><text:span text:style-name="amh_5f_dev_5f_abbr"><text:span text:style-name="T574">n</text:span></text:span><text:span text:style-name="T574">duit </text:span><office:annotation office:name="__Annotation__214338_346522879" loext:resolved="false"><dc:creator>Alexandre Moret Houplon</dc:creator><dc:date>2026-03-03T12:38:47.153932300</dc:date><meta:creator-initials>AMH</meta:creator-initials><text:p text:style-name="Comment">Ajouté à posteriori par le copiste</text:p></office:annotation><text:span text:style-name="T574">i</text:span><text:span text:style-name="amh_5f_dev_5f_abbr"><text:span text:style-name="T574">n</text:span></text:span><office:annotation-end office:name="__Annotation__214338_346522879"/><text:span text:style-name="T574"> utrisq</text:span><text:span text:style-name="amh_5f_dev_5f_abbr"><text:span text:style-name="T574">ue</text:span></text:span><text:span text:style-name="T574">.</text:span></text:p>
      <text:p text:style-name="P46"><text:span text:style-name="amh_5f_lettre_5f_rubriquee">D</text:span>e monte <text:span text:style-name="amh_5f_dev_5f_abbr"><text:span text:style-name="T576">igitu</text:span></text:span><text:span text:style-name="T576">r Sinai desce</text:span><text:span text:style-name="amh_5f_dev_5f_abbr"><text:span text:style-name="T577">n</text:span></text:span><text:span text:style-name="T576">dens </text:span><text:span text:style-name="T578">u</text:span><text:span text:style-name="amh_5f_dev_5f_abbr"><text:span text:style-name="T578">er</text:span></text:span><text:span text:style-name="T578">sus Siria</text:span><text:span text:style-name="amh_5f_dev_5f_abbr"><text:span text:style-name="T578">m</text:span></text:span><text:span text:style-name="T578"> </text:span><office:annotation office:name="__Annotation__227035_346522879" loext:resolved="false"><dc:creator>Alexandre Moret Houplon</dc:creator><dc:date>2026-03-03T12:40:01.168864000</dc:date><meta:creator-initials>AMH</meta:creator-initials><text:p text:style-name="Comment">Écrit procedens raturé puis processi</text:p></office:annotation><text:span text:style-name="amh_5f_dev_5f_abbr"><text:span text:style-name="T579">pro</text:span></text:span><text:span text:style-name="T579">ce</text:span><text:span text:style-name="T580">ssi</text:span><office:annotation-end office:name="__Annotation__227035_346522879"/><text:span text:style-name="T580"> </text:span><text:span text:style-name="amh_5f_dev_5f_abbr"><text:span text:style-name="T580">per</text:span></text:span><text:span text:style-name="T580"> desertu</text:span><text:span text:style-name="amh_5f_dev_5f_abbr"><text:span text:style-name="T580">m</text:span></text:span><text:span text:style-name="T580"> </text:span><text:span text:style-name="amh_5f_nombre_5f_romain"><text:span text:style-name="T580">xiii</text:span></text:span><text:span text:style-name="T581"> </text:span><text:span text:style-name="T582">dieb</text:span><text:span text:style-name="amh_5f_dev_5f_abbr"><text:span text:style-name="T582">us</text:span></text:span><text:span text:style-name="T582">. Et i</text:span><text:span text:style-name="amh_5f_dev_5f_abbr"><text:span text:style-name="T582">llu</text:span></text:span><text:span text:style-name="T582">d </text:span><text:span text:style-name="T583">de quo memini int</text:span><text:span text:style-name="amh_5f_dev_5f_abbr"><text:span text:style-name="T583">er</text:span></text:span><text:span text:style-name="T583"> Cadru</text:span><text:span text:style-name="amh_5f_dev_5f_abbr"><text:span text:style-name="T583">m</text:span></text:span><text:span text:style-name="T583"> et monte</text:span><text:span text:style-name="amh_5f_dev_5f_abbr"><text:span text:style-name="T583">m</text:span></text:span><text:span text:style-name="T583"> Sinai, Arabia no</text:span><text:span text:style-name="amh_5f_dev_5f_abbr"><text:span text:style-name="T583">m</text:span></text:span><text:span text:style-name="T583">i</text:span><text:span text:style-name="amh_5f_dev_5f_abbr"><text:span text:style-name="T583">n</text:span></text:span><text:span text:style-name="T583">atur. In qua latissima q</text:span><text:span text:style-name="amh_5f_dev_5f_abbr"><text:span text:style-name="T583">u</text:span></text:span><text:span text:style-name="T583">idem morat</text:span><text:span text:style-name="amh_5f_dev_5f_abbr"><text:span text:style-name="T583">u</text:span></text:span><text:span text:style-name="T583">r infinita m</text:span><text:span text:style-name="amh_5f_dev_5f_abbr"><text:span text:style-name="T583">u</text:span></text:span><text:span text:style-name="T583">ltitudo ho</text:span><text:span text:style-name="amh_5f_dev_5f_abbr"><text:span text:style-name="T583">m</text:span></text:span><text:span text:style-name="T583">i</text:span><text:span text:style-name="amh_5f_dev_5f_abbr"><text:span text:style-name="T583">nu</text:span></text:span><text:span text:style-name="T583">m q</text:span><text:span text:style-name="amh_5f_dev_5f_abbr"><text:span text:style-name="T583">u</text:span></text:span><text:span text:style-name="T583">i dicu</text:span><text:span text:style-name="amh_5f_dev_5f_abbr"><text:span text:style-name="T583">n</text:span></text:span><text:span text:style-name="T583">t</text:span><text:span text:style-name="amh_5f_dev_5f_abbr"><text:span text:style-name="T583">u</text:span></text:span><text:span text:style-name="T583">r </text:span><text:span text:style-name="T584">alio no</text:span><text:span text:style-name="amh_5f_dev_5f_abbr"><text:span text:style-name="T584">m</text:span></text:span><text:span text:style-name="T584">i</text:span><text:span text:style-name="amh_5f_dev_5f_abbr"><text:span text:style-name="T584">n</text:span></text:span><text:span text:style-name="T584">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584">Bidimini</text:span><office:annotation-end office:name="__Annotation__17738_3324976588"/><text:span text:style-name="T584">, i</text:span><text:span text:style-name="amh_5f_dev_5f_abbr"><text:span text:style-name="T584">n</text:span></text:span><text:span text:style-name="T584"> locis scil</text:span><text:span text:style-name="amh_5f_dev_5f_abbr"><text:span text:style-name="T584">icet</text:span></text:span><text:span text:style-name="T584"> sepositis </text:span><text:span text:style-name="T585">ubi aqua</text:span><text:span text:style-name="amh_5f_dev_5f_abbr"><text:span text:style-name="T585">m</text:span></text:span><text:span text:style-name="T585"> hab</text:span><text:span text:style-name="amh_5f_dev_5f_abbr"><text:span text:style-name="T585">er</text:span></text:span><text:span text:style-name="T585">e possu</text:span><text:span text:style-name="amh_5f_dev_5f_abbr"><text:span text:style-name="T585">n</text:span></text:span><text:span text:style-name="T585">t, a</text:span><text:span text:style-name="amh_5f_dev_5f_abbr"><text:span text:style-name="T585">ut</text:span></text:span><text:span text:style-name="T585"> de fontib</text:span><text:span text:style-name="amh_5f_dev_5f_abbr"><text:span text:style-name="T585">us</text:span></text:span><text:span text:style-name="T585"> a</text:span><text:span text:style-name="amh_5f_dev_5f_abbr"><text:span text:style-name="T585">ut</text:span></text:span><text:span text:style-name="T585"> fluuiis uel puteis, </text:span><office:annotation office:name="__Annotation__318539_346522879" loext:resolved="false"><dc:creator>Alexandre Moret Houplon</dc:creator><dc:date>2026-03-03T12:46:44.112587600</dc:date><meta:creator-initials>AMH</meta:creator-initials><text:p text:style-name="Comment">Deluz : saltem</text:p></office:annotation><text:span text:style-name="T585">salt</text:span><text:span text:style-name="T586">i</text:span><text:span text:style-name="T585">m</text:span><office:annotation-end office:name="__Annotation__318539_346522879"/><text:span text:style-name="T585"> q</text:span><text:span text:style-name="amh_5f_dev_5f_abbr"><text:span text:style-name="T585">u</text:span></text:span><text:span text:style-name="T585">ia magna </text:span><text:span text:style-name="T587">aq</text:span><text:span text:style-name="amh_5f_dev_5f_abbr"><text:span text:style-name="T587">ue</text:span></text:span><text:span text:style-name="T587"> penuria </text:span><text:span text:style-name="T588">ibi est, ita ut </text:span><office:annotation office:name="__Annotation__341881_346522879" loext:resolved="false"><dc:creator>Alexandre Moret Houplon</dc:creator><dc:date>2026-03-03T12:48:21.622614200</dc:date><meta:creator-initials>AMH</meta:creator-initials><text:p text:style-name="Comment">D raturé puis ad dans Li</text:p></office:annotation><text:span text:style-name="T589">ad</text:span><office:annotation-end office:name="__Annotation__341881_346522879"/><text:span text:style-name="T589"> duas</text:span><text:span text:style-name="T590"> </text:span><text:span text:style-name="T589">dietas </text:span><text:span text:style-name="T591">uix possit aliqua</text:span><text:span text:style-name="amh_5f_dev_5f_abbr"><text:span text:style-name="T591">n</text:span></text:span><text:span text:style-name="T591">do </text:span><text:span text:style-name="T592">i</text:span><text:span text:style-name="amh_5f_dev_5f_abbr"><text:span text:style-name="T592">n</text:span></text:span><text:span text:style-name="T592">ueniri, et ibi uno t</text:span><text:span text:style-name="amh_5f_dev_5f_abbr"><text:span text:style-name="T592">em</text:span></text:span><text:span text:style-name="T592">p</text:span><text:span text:style-name="amh_5f_dev_5f_abbr"><text:span text:style-name="T592">or</text:span></text:span><text:span text:style-name="T592">e i</text:span><text:span text:style-name="amh_5f_dev_5f_abbr"><text:span text:style-name="T592">n</text:span></text:span><text:span text:style-name="T592">uenit</text:span><text:span text:style-name="amh_5f_dev_5f_abbr"><text:span text:style-name="T592">u</text:span></text:span><text:span text:style-name="T592">r </text:span><text:span text:style-name="T593">alio exsiccat</text:span><text:span text:style-name="amh_5f_dev_5f_abbr"><text:span text:style-name="T593">u</text:span></text:span><text:span text:style-name="T593">r. Mora</text:span><text:span text:style-name="amh_5f_dev_5f_abbr"><text:span text:style-name="T593">n</text:span></text:span><text:span text:style-name="T593">tur aut</text:span><text:span text:style-name="amh_5f_dev_5f_abbr"><text:span text:style-name="T593">em</text:span></text:span><text:span text:style-name="T593"> </text:span><text:span text:style-name="T594">hii ho</text:span><text:span text:style-name="amh_5f_dev_5f_abbr"><text:span text:style-name="T594">m</text:span></text:span><text:span text:style-name="T594">i</text:span><text:span text:style-name="amh_5f_dev_5f_abbr"><text:span text:style-name="T594">n</text:span></text:span><text:span text:style-name="T594">es </text:span><text:span text:style-name="T595">sub </text:span><text:span text:style-name="T596">tentoriis de filtris </text:span><text:span text:style-name="T597">et uiuu</text:span><text:span text:style-name="amh_5f_dev_5f_abbr"><text:span text:style-name="T597">n</text:span></text:span><text:span text:style-name="T597">t </text:span><text:span text:style-name="T598">maxime </text:span><text:span text:style-name="T599">de camelis et capris ; non seru</text:span><text:span text:style-name="amh_5f_dev_5f_abbr"><text:span text:style-name="T599">n</text:span></text:span><text:span text:style-name="T599">t, </text:span><text:span text:style-name="T600">non metu</text:span><text:span text:style-name="amh_5f_dev_5f_abbr"><text:span text:style-name="T600">n</text:span></text:span><text:span text:style-name="T600">t pane carentes eo non utunt</text:span><text:span text:style-name="amh_5f_dev_5f_abbr"><text:span text:style-name="T600">u</text:span></text:span><text:span text:style-name="T600">r nisi portent aliq</text:span><text:span text:style-name="amh_5f_dev_5f_abbr"><text:span text:style-name="T600">uotie</text:span></text:span><text:span text:style-name="T600">n</text:span><text:span text:style-name="amh_5f_dev_5f_abbr"><text:span text:style-name="T600">s</text:span></text:span><text:span text:style-name="T600"> de </text:span><text:span text:style-name="T601">S</text:span><text:span text:style-name="T600">iria </text:span><text:span text:style-name="amh_5f_dev_5f_abbr"><text:span text:style-name="T600">et</text:span></text:span><text:span text:style-name="T600"> Egipto. Bruni ho</text:span><text:span text:style-name="amh_5f_dev_5f_abbr"><text:span text:style-name="T600">m</text:span></text:span><text:span text:style-name="T600">i</text:span><text:span text:style-name="amh_5f_dev_5f_abbr"><text:span text:style-name="T600">n</text:span></text:span><text:span text:style-name="T600">es </text:span><text:span text:style-name="T602">su</text:span><text:span text:style-name="amh_5f_dev_5f_abbr"><text:span text:style-name="T602">n</text:span></text:span><text:span text:style-name="T602">t fortes </text:span><text:span text:style-name="amh_5f_dev_5f_abbr"><text:span text:style-name="T602">et</text:span></text:span><text:span text:style-name="T602"> ueloces, </text:span><text:span text:style-name="amh_5f_dev_5f_abbr"><text:span text:style-name="T603">pro</text:span></text:span><text:span text:style-name="T603"> armis </text:span><text:span text:style-name="T604">scutu</text:span><text:span text:style-name="amh_5f_dev_5f_abbr"><text:span text:style-name="T604">m</text:span></text:span><text:span text:style-name="T604"> </text:span><text:span text:style-name="T605">et lancea</text:span><text:span text:style-name="amh_5f_dev_5f_abbr"><text:span text:style-name="T605">m</text:span></text:span><text:span text:style-name="T605"> </text:span><text:span text:style-name="T606">portantes, camelis </text:span><office:annotation office:name="__Annotation__395860_346522879" loext:resolved="false"><dc:creator>Alexandre Moret Houplon</dc:creator><dc:date>2026-03-03T12:52:38.857041700</dc:date><meta:creator-initials>AMH</meta:creator-initials><text:p text:style-name="Comment">Insidentibus écrit avant puis raturé</text:p></office:annotation><text:span text:style-name="T606">a</text:span><text:span text:style-name="amh_5f_dev_5f_abbr"><text:span text:style-name="T606">m</text:span></text:span><text:span text:style-name="T606">bulantib</text:span><text:span text:style-name="amh_5f_dev_5f_abbr"><text:span text:style-name="T606">us</text:span></text:span><office:annotation-end office:name="__Annotation__395860_346522879"/><text:span text:style-name="T606"> insident </text:span><text:span text:style-name="T607">quos </text:span><text:soft-page-break/><text:span text:style-name="T607">dromedarios </text:span><text:span text:style-name="T608">dicim</text:span><text:span text:style-name="amh_5f_dev_5f_abbr"><text:span text:style-name="T608">us</text:span></text:span><text:span text:style-name="T608">, </text:span><text:span text:style-name="T609">uno die m</text:span><text:span text:style-name="amh_5f_dev_5f_abbr"><text:span text:style-name="T609">u</text:span></text:span><text:span text:style-name="T609">ltu</text:span><text:span text:style-name="amh_5f_dev_5f_abbr"><text:span text:style-name="T609">m</text:span></text:span><text:span text:style-name="T609"> </text:span><text:span text:style-name="T610">itineris, </text:span><text:span text:style-name="T611">si uolu</text:span><text:span text:style-name="amh_5f_dev_5f_abbr"><text:span text:style-name="T611">n</text:span></text:span><text:span text:style-name="T611">t </text:span><text:span text:style-name="amh_5f_dev_5f_abbr"><text:span text:style-name="T612">per</text:span></text:span><text:span text:style-name="T612">agentes. </text:span><text:span text:style-name="T613">Capu</text:span><text:span text:style-name="T614">t et collu</text:span><text:span text:style-name="amh_5f_dev_5f_abbr"><text:span text:style-name="T614">m</text:span></text:span><text:span text:style-name="T614"> </text:span><text:span text:style-name="T615">i</text:span><text:span text:style-name="amh_5f_dev_5f_abbr"><text:span text:style-name="T615">n</text:span></text:span><text:span text:style-name="T615">uoluu</text:span><text:span text:style-name="amh_5f_dev_5f_abbr"><text:span text:style-name="T615">n</text:span></text:span><text:span text:style-name="T615">t </text:span><text:span text:style-name="T616">pa</text:span><text:span text:style-name="amh_5f_dev_5f_abbr"><text:span text:style-name="T616">n</text:span></text:span><text:span text:style-name="T616">no lineo lo</text:span><text:span text:style-name="amh_5f_dev_5f_abbr"><text:span text:style-name="T616">n</text:span></text:span><text:span text:style-name="T616">gissimo, nec g</text:span><text:span text:style-name="amh_5f_dev_5f_abbr"><text:span text:style-name="T616">e</text:span></text:span><text:span text:style-name="T616">n</text:span><text:span text:style-name="amh_5f_dev_5f_abbr"><text:span text:style-name="T616">er</text:span></text:span><text:span text:style-name="T616">al</text:span><text:span text:style-name="amh_5f_dev_5f_abbr"><text:span text:style-name="T616">ite</text:span></text:span><text:span text:style-name="T616">r </text:span><text:span text:style-name="T617">utu</text:span><text:span text:style-name="amh_5f_dev_5f_abbr"><text:span text:style-name="T617">n</text:span></text:span><text:span text:style-name="T617">t</text:span><text:span text:style-name="amh_5f_dev_5f_abbr"><text:span text:style-name="T617">u</text:span></text:span><text:span text:style-name="T617">r </text:span><text:span text:style-name="T618">arcub</text:span><text:span text:style-name="amh_5f_dev_5f_abbr"><text:span text:style-name="T618">us</text:span></text:span><text:span text:style-name="T618"> </text:span><text:span text:style-name="T619">ut cet</text:span><text:span text:style-name="amh_5f_dev_5f_abbr"><text:span text:style-name="T619">er</text:span></text:span><text:span text:style-name="T619">i Sarraceni. </text:span><text:span text:style-name="T620">Paru</text:span><text:span text:style-name="amh_5f_dev_5f_abbr"><text:span text:style-name="T620">m</text:span></text:span><text:span text:style-name="T620"> curant de soldano ip</text:span><text:span text:style-name="amh_5f_dev_5f_abbr"><text:span text:style-name="T620">s</text:span></text:span><text:span text:style-name="T620">e t</text:span><text:span text:style-name="amh_5f_dev_5f_abbr"><text:span text:style-name="T620">ame</text:span></text:span><text:span text:style-name="T620">n caute capitaneos eoru</text:span><text:span text:style-name="amh_5f_dev_5f_abbr"><text:span text:style-name="T620">m</text:span></text:span><text:span text:style-name="T620"> </text:span><text:span text:style-name="T621">trahit </text:span><text:span text:style-name="T622">ad se mun</text:span><text:span text:style-name="amh_5f_dev_5f_abbr"><text:span text:style-name="T622">er</text:span></text:span><text:span text:style-name="T622">ib</text:span><text:span text:style-name="amh_5f_dev_5f_abbr"><text:span text:style-name="T622">us</text:span></text:span><text:span text:style-name="T622"> </text:span><text:span text:style-name="amh_5f_dev_5f_abbr"><text:span text:style-name="T623">et</text:span></text:span><text:span text:style-name="T623"> hui</text:span><text:span text:style-name="amh_5f_dev_5f_abbr"><text:span text:style-name="T623">us</text:span></text:span><text:span text:style-name="T623">modi q</text:span><text:span text:style-name="amh_5f_dev_5f_abbr"><text:span text:style-name="T623">u</text:span></text:span><text:span text:style-name="T623">ia, ut d</text:span><text:span text:style-name="amh_5f_dev_5f_abbr"><text:span text:style-name="T623">icitu</text:span></text:span><text:span text:style-name="T623">r, q</text:span><text:span text:style-name="amh_5f_dev_5f_abbr"><text:span text:style-name="T623">ua</text:span></text:span><text:span text:style-name="T623">n</text:span><text:span text:style-name="amh_5f_dev_5f_abbr"><text:span text:style-name="T623">do</text:span></text:span><text:span text:style-name="T623"> cultores hui</text:span><text:span text:style-name="amh_5f_dev_5f_abbr"><text:span text:style-name="T623">us</text:span></text:span><text:span text:style-name="T623"> des</text:span><text:span text:style-name="amh_5f_dev_5f_abbr"><text:span text:style-name="T623">er</text:span></text:span><text:span text:style-name="T623">ti </text:span><text:span text:style-name="T624">uellent </text:span><text:span text:style-name="T625">et e</text:span><text:span text:style-name="amh_5f_dev_5f_abbr"><text:span text:style-name="T625">ss</text:span></text:span><text:span text:style-name="T625">ent unanimes, </text:span><text:span text:style-name="T626">posse</text:span><text:span text:style-name="amh_5f_dev_5f_abbr"><text:span text:style-name="T626">n</text:span></text:span><text:span text:style-name="T626">t </text:span><text:span text:style-name="T627">Egiptu</text:span><text:span text:style-name="amh_5f_dev_5f_abbr"><text:span text:style-name="T627">m</text:span></text:span><text:span text:style-name="T627"> </text:span><text:span text:style-name="amh_5f_dev_5f_abbr"><text:span text:style-name="T628">et</text:span></text:span><text:span text:style-name="T628"> Siria</text:span><text:span text:style-name="amh_5f_dev_5f_abbr"><text:span text:style-name="T628">m</text:span></text:span><text:span text:style-name="T628"> facilit</text:span><text:span text:style-name="amh_5f_dev_5f_abbr"><text:span text:style-name="T628">er</text:span></text:span><text:span text:style-name="T628"> habere.</text:span></text:p>
      <text:p text:style-name="P10"><text:span text:style-name="amh_5f_lettre_5f_rubriquee">D</text:span>e q<text:span text:style-name="amh_5f_dev_5f_abbr">u</text:span>into t<text:span text:style-name="amh_5f_dev_5f_abbr">er</text:span>re <text:span text:style-name="amh_5f_dev_5f_abbr">pro</text:span>missionis q<text:span text:style-name="amh_5f_dev_5f_abbr">uo</text:span>d est u<text:span text:style-name="amh_5f_dev_5f_abbr">er</text:span>sus Bersabee u<text:span text:style-name="amh_5f_dev_5f_abbr">er</text:span>sus Arabiam <text:span text:style-name="T629">et locis s</text:span><text:span text:style-name="amh_5f_dev_5f_abbr"><text:span text:style-name="T629">an</text:span></text:span><text:span text:style-name="T629">ctis </text:span><text:span text:style-name="T630">usq</text:span><text:span text:style-name="amh_5f_dev_5f_abbr"><text:span text:style-name="T630">ue</text:span></text:span><text:span text:style-name="T630"> Ihe</text:span><text:span text:style-name="amh_5f_dev_5f_abbr"><text:span text:style-name="T630">rusa</text:span></text:span><text:span text:style-name="T630">l</text:span><text:span text:style-name="amh_5f_dev_5f_abbr"><text:span text:style-name="T630">e</text:span></text:span><text:span text:style-name="T630">m</text:span></text:p>
      <text:h text:style-name="amh_5f_premier_5f_paragraphe" text:outline-level="1"><text:span text:style-name="amh_5f_lettrine">P</text:span>rocedens <text:span text:style-name="amh_5f_dev_5f_abbr">i</text:span>g<text:span text:style-name="amh_5f_dev_5f_abbr">itur</text:span> de Arabia, ueni in Bersabee t<text:span text:style-name="amh_5f_dev_5f_abbr">er</text:span>re <text:span text:style-name="amh_5f_dev_5f_abbr">pro</text:span>missionis initiu<text:span text:style-name="amh_5f_dev_5f_abbr">m</text:span> uersus austru<text:span text:style-name="amh_5f_dev_5f_abbr">m</text:span>, et q<text:span text:style-name="amh_5f_dev_5f_abbr">u</text:span>ondam fuit uilla co<text:span text:style-name="amh_5f_dev_5f_abbr">m</text:span>petens et p<text:span text:style-name="amh_5f_dev_5f_abbr">u</text:span>lcras h<text:span text:style-name="amh_5f_dev_5f_abbr">abe</text:span>ns eccl<text:span text:style-name="amh_5f_dev_5f_abbr">esi</text:span>as quaru<text:span text:style-name="amh_5f_dev_5f_abbr">m</text:span> adhuc aliq<text:span text:style-name="amh_5f_dev_5f_abbr">ue</text:span> stant, p<text:span text:style-name="amh_5f_dev_5f_abbr">u</text:span>lce<text:span text:style-name="T631">r</text:span> ualde loc<text:span text:style-name="amh_5f_dev_5f_abbr">us</text:span> est atq<text:span text:style-name="amh_5f_dev_5f_abbr">ue</text:span> suauis. <text:span text:style-name="T632">In hac </text:span><text:span text:style-name="amh_5f_dev_5f_abbr"><text:span text:style-name="T632">i</text:span></text:span><text:span text:style-name="T632">g</text:span><text:span text:style-name="amh_5f_dev_5f_abbr"><text:span text:style-name="T632">itur</text:span></text:span><text:span text:style-name="T632"> uilla, </text:span><text:span text:style-name="T633">sanctus Abraham diu morat</text:span><text:span text:style-name="amh_5f_dev_5f_abbr"><text:span text:style-name="T633">us</text:span></text:span><text:span text:style-name="T633"> est, altare edificauit, co</text:span><text:span text:style-name="amh_5f_dev_5f_abbr"><text:span text:style-name="T633">n</text:span></text:span><text:span text:style-name="T633">templa</text:span><text:span text:style-name="amh_5f_dev_5f_abbr"><text:span text:style-name="T633">ti</text:span></text:span><text:span text:style-name="T633">o</text:span><text:span text:style-name="amh_5f_dev_5f_abbr"><text:span text:style-name="T633">n</text:span></text:span><text:span text:style-name="T633">i </text:span><text:span text:style-name="T634">studuit, nomen D</text:span><text:span text:style-name="amh_5f_dev_5f_abbr"><text:span text:style-name="T634">omi</text:span></text:span><text:span text:style-name="T634">ni </text:span><text:span text:style-name="T635">deuot</text:span><text:span text:style-name="amh_5f_dev_5f_abbr"><text:span text:style-name="T635">us</text:span></text:span><text:span text:style-name="T635"> i</text:span><text:span text:style-name="amh_5f_dev_5f_abbr"><text:span text:style-name="T635">n</text:span></text:span><text:span text:style-name="T635">uocando</text:span><text:span text:style-name="T635"><text:note text:id="ftn101" text:note-class="footnote"><text:note-citation>101</text:note-citation><text:note-body><text:p text:style-name="amh_5f_note_5f_apparat"><text:span text:style-name="amh_5f_apparat_5f_lemme"><text:span text:style-name="T636">altare edificauit… </text:span></text:span><text:span text:style-name="amh_5f_apparat_5f_lemme">nomen Domini </text:span><text:span text:style-name="amh_5f_apparat_5f_lemme"><text:span text:style-name="T636">deuotus</text:span></text:span><text:span text:style-name="amh_5f_apparat_5f_lemme"> inuocando</text:span> <text:span text:style-name="amh_5f_apparat_5f_commentaire"><text:span text:style-name="T637">(Gn. 12, 8)</text:span></text:span></text:p></text:note-body></text:note></text:span><text:span text:style-name="T635">, uocatoq</text:span><text:span text:style-name="amh_5f_dev_5f_abbr"><text:span text:style-name="T635">ue</text:span></text:span><text:span text:style-name="T635"> a </text:span><text:span text:style-name="T638">D</text:span><text:span text:style-name="T635">eo ma</text:span><text:span text:style-name="amh_5f_dev_5f_abbr"><text:span text:style-name="T635">n</text:span></text:span><text:span text:style-name="T635">datu</text:span><text:span text:style-name="amh_5f_dev_5f_abbr"><text:span text:style-name="T635">m</text:span></text:span><text:span text:style-name="T635"> accepit, ut filiu</text:span><text:span text:style-name="amh_5f_dev_5f_abbr"><text:span text:style-name="T635">m</text:span></text:span><text:span text:style-name="T635"> suu</text:span><text:span text:style-name="amh_5f_dev_5f_abbr"><text:span text:style-name="T635">m</text:span></text:span><text:span text:style-name="T635"> i</text:span><text:span text:style-name="amh_5f_dev_5f_abbr"><text:span text:style-name="T635">m</text:span></text:span><text:span text:style-name="T635">molaret</text:span><text:span text:style-name="T635"><text:note text:id="ftn102" text:note-class="footnote"><text:note-citation>102</text:note-citation><text:note-body><text:p text:style-name="amh_5f_note_5f_apparat"><text:span text:style-name="amh_5f_apparat_5f_lemme">a Deo mandatum accepit, ut filium suum immolaret</text:span><text:span text:style-name="T639"> </text:span><text:span text:style-name="amh_5f_apparat_5f_commentaire"><text:span text:style-name="T636">(Gn. 22, 2)</text:span></text:span></text:p></text:note-body></text:note></text:span><text:span text:style-name="T635">. </text:span><text:span text:style-name="amh_5f_lettre_5f_rubriquee">D</text:span><text:span text:style-name="T640">ein</text:span><text:span text:style-name="amh_5f_dev_5f_abbr"><text:span text:style-name="T640">de</text:span></text:span><text:span text:style-name="T640"> </text:span><text:span text:style-name="amh_5f_dev_5f_abbr"><text:span text:style-name="T641">pro</text:span></text:span><text:span text:style-name="T641">cedens in media die, ueni Ebron q</text:span><text:span text:style-name="amh_5f_dev_5f_abbr"><text:span text:style-name="T641">ue</text:span></text:span><text:span text:style-name="T641"> alio no</text:span><text:span text:style-name="amh_5f_dev_5f_abbr"><text:span text:style-name="T641">m</text:span></text:span><text:span text:style-name="T641">i</text:span><text:span text:style-name="amh_5f_dev_5f_abbr"><text:span text:style-name="T641">n</text:span></text:span><text:span text:style-name="T641">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641">uocat</text:span><text:span text:style-name="amh_5f_dev_5f_abbr"><text:span text:style-name="T641">u</text:span></text:span><text:span text:style-name="T641">r</text:span><office:annotation-end office:name="__Annotation__8580_2736550961"/><text:span text:style-name="T641">, </text:span><text:span text:style-name="T642">ubi beat</text:span><text:span text:style-name="amh_5f_dev_5f_abbr"><text:span text:style-name="T642">us</text:span></text:span><text:span text:style-name="T642"> D</text:span><text:span text:style-name="amh_5f_dev_5f_abbr"><text:span text:style-name="T642">aui</text:span></text:span><text:span text:style-name="T642">d regnauit </text:span><text:span text:style-name="amh_5f_dev_5f_abbr"><text:span text:style-name="T643">pro</text:span></text:span><text:span text:style-name="T643"> t</text:span><text:span text:style-name="amh_5f_dev_5f_abbr"><text:span text:style-name="T643">em</text:span></text:span><text:span text:style-name="T643">p</text:span><text:span text:style-name="amh_5f_dev_5f_abbr"><text:span text:style-name="T643">or</text:span></text:span><text:span text:style-name="T643">e, ubi etia</text:span><text:span text:style-name="amh_5f_dev_5f_abbr"><text:span text:style-name="T643">m</text:span></text:span><text:span text:style-name="T643"> sepulti su</text:span><text:span text:style-name="amh_5f_dev_5f_abbr"><text:span text:style-name="T643">n</text:span></text:span><text:span text:style-name="T643">t sa</text:span><text:span text:style-name="amh_5f_dev_5f_abbr"><text:span text:style-name="T643">n</text:span></text:span><text:span text:style-name="T643">ctissimi pat</text:span><text:span text:style-name="amh_5f_dev_5f_abbr"><text:span text:style-name="T643">r</text:span></text:span><text:span text:style-name="T643">iarce Abraham, Ysaac, </text:span><text:span text:style-name="amh_5f_dev_5f_abbr"><text:span text:style-name="T643">et</text:span></text:span><text:span text:style-name="T643"> Iacob, Sarra </text:span><text:span text:style-name="T644">q</text:span><text:span text:style-name="amh_5f_dev_5f_abbr"><text:span text:style-name="T644">u</text:span></text:span><text:span text:style-name="T644">o</text:span><text:span text:style-name="T643">q</text:span><text:span text:style-name="amh_5f_dev_5f_abbr"><text:span text:style-name="T643">ue</text:span></text:span><text:span text:style-name="T643">, </text:span><text:span text:style-name="T644">Rebecca atq</text:span><text:span text:style-name="amh_5f_dev_5f_abbr"><text:span text:style-name="T644">ue</text:span></text:span><text:span text:style-name="T644"> Lia, in spelu</text:span><text:span text:style-name="amh_5f_dev_5f_abbr"><text:span text:style-name="T644">n</text:span></text:span><text:span text:style-name="T644">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644">qua</text:span><text:span text:style-name="amh_5f_dev_5f_abbr"><text:span text:style-name="T644">m</text:span></text:span><text:span text:style-name="T644"> sep</text:span><text:span text:style-name="amh_5f_dev_5f_abbr"><text:span text:style-name="T644">u</text:span></text:span><text:span text:style-name="T644">ltura</text:span><text:span text:style-name="amh_5f_dev_5f_abbr"><text:span text:style-name="T644">m</text:span></text:span><text:span text:style-name="T644"> in genealogia re</text:span><text:span text:style-name="amh_5f_dev_5f_abbr"><text:span text:style-name="T644">per</text:span></text:span><text:span text:style-name="T644">im</text:span><text:span text:style-name="amh_5f_dev_5f_abbr"><text:span text:style-name="T644">us</text:span></text:span><office:annotation-end office:name="__Annotation__8932_2736550961"/><text:span text:style-name="T644">.</text:span></text:h>
      <text:p text:style-name="P47">I<text:span text:style-name="amh_5f_dev_5f_abbr">n</text:span> decliuio montis hui<text:span text:style-name="amh_5f_dev_5f_abbr">us</text:span> loc<text:span text:style-name="amh_5f_dev_5f_abbr">us</text:span> est i<text:span text:style-name="amh_5f_dev_5f_abbr">n</text:span> quo supra monume<text:span text:style-name="amh_5f_dev_5f_abbr">n</text:span>ta pat<text:span text:style-name="amh_5f_dev_5f_abbr">r</text:span>iarcaru<text:span text:style-name="amh_5f_dev_5f_abbr">m</text:span> ip<text:span text:style-name="amh_5f_dev_5f_abbr">s</text:span>oru<text:span text:style-name="amh_5f_dev_5f_abbr">m</text:span> <text:span text:style-name="T645">pulcra eccl</text:span><text:span text:style-name="amh_5f_dev_5f_abbr"><text:span text:style-name="T645">esi</text:span></text:span><text:span text:style-name="T645">a </text:span><text:span text:style-name="amh_5f_dev_5f_abbr"><text:span text:style-name="T645">con</text:span></text:span><text:span text:style-name="T645">structa est, ad modu</text:span><text:span text:style-name="amh_5f_dev_5f_abbr"><text:span text:style-name="T645">m</text:span></text:span><text:span text:style-name="T645"> castri munita, de lapidib</text:span><text:span text:style-name="amh_5f_dev_5f_abbr"><text:span text:style-name="T645">us</text:span></text:span><text:span text:style-name="T645"> magnis </text:span><text:span text:style-name="amh_5f_dev_5f_abbr"><text:span text:style-name="T645">et</text:span></text:span><text:span text:style-name="T645"> politis qua</text:span><text:span text:style-name="amh_5f_dev_5f_abbr"><text:span text:style-name="T645">m</text:span></text:span><text:span text:style-name="T645"> Sarraceni, h</text:span><text:span text:style-name="amh_5f_dev_5f_abbr"><text:span text:style-name="T645">abe</text:span></text:span><text:span text:style-name="T645">ntes in reu</text:span><text:span text:style-name="amh_5f_dev_5f_abbr"><text:span text:style-name="T645">er</text:span></text:span><text:span text:style-name="T645">encia ob merita </text:span><text:span text:style-name="amh_5f_foliotation"><text:span text:style-name="T646">[f. 245r]</text:span></text:span><text:span text:style-name="T646">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647">parentu</text:span><text:span text:style-name="amh_5f_dev_5f_abbr"><text:span text:style-name="T647">m</text:span></text:span><office:annotation-end office:name="__Annotation__9653_2736550961"/><text:span text:style-name="T647"> suoru</text:span><text:span text:style-name="amh_5f_dev_5f_abbr"><text:span text:style-name="T647">m</text:span></text:span><text:span text:style-name="T647"> quos aiu</text:span><text:span text:style-name="amh_5f_dev_5f_abbr"><text:span text:style-name="T647">n</text:span></text:span><text:span text:style-name="T647">t </text:span><text:span text:style-name="T648">extitisse p</text:span><text:span text:style-name="amh_5f_dev_5f_abbr"><text:span text:style-name="T648">r</text:span></text:span><text:span text:style-name="T648">edictos patriarcas, in </text:span><office:annotation office:name="__Annotation__9777_2736550961" loext:resolved="false"><dc:creator>Alexandre Moret Houplon</dc:creator><dc:date>2026-02-14T11:02:05.597868600</dc:date><meta:creator-initials>AMH</meta:creator-initials><text:p text:style-name="Comment">Li : ea</text:p><text:p text:style-name="P48">Correction eam (intrare vb de mouvement)</text:p></office:annotation><text:span text:style-name="T648">eam</text:span><office:annotation-end office:name="__Annotation__9777_2736550961"/><text:span text:style-name="T648">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648">sinu</text:span><text:span text:style-name="amh_5f_dev_5f_abbr"><text:span text:style-name="T648">n</text:span></text:span><text:span text:style-name="T648">t</text:span><office:annotation-end office:name="__Annotation__9778_2736550961"/><text:span text:style-name="T648"> aliquem </text:span><text:span text:style-name="amh_5f_dev_5f_abbr"><text:span text:style-name="T648">christ</text:span></text:span><text:span text:style-name="T648">ianu</text:span><text:span text:style-name="amh_5f_dev_5f_abbr"><text:span text:style-name="T648">m</text:span></text:span><text:span text:style-name="T648">, </text:span><text:span text:style-name="T649">s</text:span><text:span text:style-name="amh_5f_dev_5f_abbr"><text:span text:style-name="T649">ed</text:span></text:span><text:span text:style-name="T649"> si uolent ad hostiu</text:span><text:span text:style-name="amh_5f_dev_5f_abbr"><text:span text:style-name="T649">m</text:span></text:span><text:span text:style-name="T649"> eccl</text:span><text:span text:style-name="amh_5f_dev_5f_abbr"><text:span text:style-name="T649">esi</text:span></text:span><text:span text:style-name="T649">e poteru</text:span><text:span text:style-name="amh_5f_dev_5f_abbr"><text:span text:style-name="T649">n</text:span></text:span><text:span text:style-name="T649">t </text:span><text:span text:style-name="T650">adorare. </text:span><text:span text:style-name="amh_5f_lettre_5f_rubriquee">I</text:span><text:span text:style-name="T651">n hac sancta ualle Ebron locus </text:span><text:span text:style-name="T652">est i</text:span><text:span text:style-name="amh_5f_dev_5f_abbr"><text:span text:style-name="T652">n</text:span></text:span><text:span text:style-name="T652"> quo Abraham ad hostiu</text:span><text:span text:style-name="amh_5f_dev_5f_abbr"><text:span text:style-name="T652">m</text:span></text:span><text:span text:style-name="T652"> </text:span><text:span text:style-name="T653">sui tabernaculi </text:span><text:span text:style-name="T654">sedens in ip</text:span><text:span text:style-name="amh_5f_dev_5f_abbr"><text:span text:style-name="T654">s</text:span></text:span><text:span text:style-name="T654">o feruore diei tres uidit </text:span><text:span text:style-name="T655">et </text:span><office:annotation office:name="__Annotation__139417_3952936327" loext:resolved="false"><dc:creator>Alexandre Moret Houplon</dc:creator><dc:date>2026-03-03T15:59:14.624435497</dc:date><meta:creator-initials>AMH</meta:creator-initials><text:p text:style-name="Comment">Écrit au dessus d’un mot barré (trium ?) dans une encre différente (plus claire)</text:p></office:annotation><text:span text:style-name="T655">unu</text:span><text:span text:style-name="amh_5f_dev_5f_abbr"><text:span text:style-name="T655">m</text:span></text:span><office:annotation-end office:name="__Annotation__139417_3952936327"/><text:span text:style-name="T655"> adorauit, </text:span><text:span text:style-name="T656">caritate Dei </text:span><text:span text:style-name="T657">i</text:span><text:span text:style-name="amh_5f_dev_5f_abbr"><text:span text:style-name="T657">n</text:span></text:span><text:span text:style-name="T657">fla</text:span><text:span text:style-name="T658">m</text:span><text:span text:style-name="T657">mat</text:span><text:span text:style-name="amh_5f_dev_5f_abbr"><text:span text:style-name="T657">us</text:span></text:span><text:span text:style-name="T657"> et a passione mu</text:span><text:span text:style-name="amh_5f_dev_5f_abbr"><text:span text:style-name="T657">n</text:span></text:span><text:span text:style-name="T657">daliu</text:span><text:span text:style-name="amh_5f_dev_5f_abbr"><text:span text:style-name="T657">m</text:span></text:span><text:span text:style-name="T657"> q</text:span><text:span text:style-name="amh_5f_dev_5f_abbr"><text:span text:style-name="T657">ui</text:span></text:span><text:span text:style-name="T657">etatus </text:span><text:span text:style-name="T659">in deitate trinitate</text:span><text:span text:style-name="amh_5f_dev_5f_abbr"><text:span text:style-name="T659">m</text:span></text:span><text:span text:style-name="T659"> et unitate</text:span><text:span text:style-name="amh_5f_dev_5f_abbr"><text:span text:style-name="T659">m</text:span></text:span><text:span text:style-name="T659"> mistice recognouit. In hoc etia</text:span><text:span text:style-name="amh_5f_dev_5f_abbr"><text:span text:style-name="T659">m</text:span></text:span><text:span text:style-name="T659"> loco </text:span><text:span text:style-name="T660">uir Dei angelos hospicio </text:span><text:span text:style-name="T661">suscepit prandiu</text:span><text:span text:style-name="amh_5f_dev_5f_abbr"><text:span text:style-name="T661">m</text:span></text:span><text:span text:style-name="T661"> eis acceptabile p</text:span><text:span text:style-name="amh_5f_dev_5f_abbr"><text:span text:style-name="T661">ro</text:span></text:span><text:span text:style-name="T661">posita deuot</text:span><text:span text:style-name="amh_5f_dev_5f_abbr"><text:span text:style-name="T662">i</text:span></text:span><text:span text:style-name="T662">o</text:span><text:span text:style-name="amh_5f_dev_5f_abbr"><text:span text:style-name="T662">n</text:span></text:span><text:span text:style-name="T662">e</text:span><text:span text:style-name="T661"> me</text:span><text:span text:style-name="amh_5f_dev_5f_abbr"><text:span text:style-name="T658">iui</text:span></text:span><text:span text:style-name="T661">tis p</text:span><text:span text:style-name="amh_5f_dev_5f_abbr"><text:span text:style-name="T661">re</text:span></text:span><text:span text:style-name="T661">parari iussit heredes re</text:span><text:span text:style-name="amh_5f_dev_5f_abbr"><text:span text:style-name="T661">pro</text:span></text:span><text:span text:style-name="T661">missione</text:span><text:span text:style-name="amh_5f_dev_5f_abbr"><text:span text:style-name="T661">m</text:span></text:span><text:span text:style-name="T661"> de ueterana co</text:span><text:span text:style-name="amh_5f_dev_5f_abbr">n</text:span><text:span text:style-name="T661">iuge </text:span><text:span text:style-name="amh_5f_dev_5f_abbr">pro</text:span><text:span text:style-name="T661">meruit, q</text:span><text:span text:style-name="amh_5f_dev_5f_abbr"><text:span text:style-name="T661">uo</text:span></text:span><text:span text:style-name="T661">d s</text:span><text:span text:style-name="amh_5f_dev_5f_abbr"><text:span text:style-name="T661">ecundu</text:span></text:span><text:span text:style-name="T661">m cursu</text:span><text:span text:style-name="amh_5f_dev_5f_abbr"><text:span text:style-name="T661">m</text:span></text:span><text:span text:style-name="T661"> nature incredibile </text:span><text:span text:style-name="T663">uidebatur. </text:span><text:span text:style-name="amh_5f_dev_5f_abbr"><text:span text:style-name="T664">Pro</text:span></text:span><text:span text:style-name="T664">pe hu</text:span><text:span text:style-name="amh_5f_dev_5f_abbr"><text:span text:style-name="T664">n</text:span></text:span><text:span text:style-name="T664">c locu</text:span><text:span text:style-name="amh_5f_dev_5f_abbr"><text:span text:style-name="T664">m</text:span></text:span><text:span text:style-name="T664"> Abrahe pena Sodomoru</text:span><text:span text:style-name="amh_5f_dev_5f_abbr"><text:span text:style-name="T664">m</text:span></text:span><text:span text:style-name="T664"> </text:span><text:span text:style-name="T665">reuelat</text:span><text:span text:style-name="amh_5f_dev_5f_abbr"><text:span text:style-name="T665">u</text:span></text:span><text:span text:style-name="T665">r orat</text:span><text:span text:style-name="amh_5f_dev_5f_abbr"><text:span text:style-name="T665">i</text:span></text:span><text:span text:style-name="T665">o</text:span><text:span text:style-name="amh_5f_dev_5f_abbr"><text:span text:style-name="T665">n</text:span></text:span><text:span text:style-name="T665">eq</text:span><text:span text:style-name="amh_5f_dev_5f_abbr"><text:span text:style-name="T665">ue</text:span></text:span><text:span text:style-name="T665"> rationabili sibi uxori </text:span><text:span text:style-name="T666">sui </text:span><text:span text:style-name="amh_5f_dev_5f_abbr"><text:span text:style-name="T666">et</text:span></text:span><text:span text:style-name="T666"> familie ueniam ac salute</text:span><text:span text:style-name="amh_5f_dev_5f_abbr"><text:span text:style-name="T666">m</text:span></text:span><text:span text:style-name="T666"> instantis deadii impetrauit.</text:span></text:p>
      <text:p text:style-name="P49"><text:span text:style-name="amh_5f_lettre_5f_rubriquee">D</text:span>ein<text:span text:style-name="amh_5f_dev_5f_abbr">de</text:span> in die una ueni ad ciuitatem s<text:span text:style-name="amh_5f_dev_5f_abbr">an</text:span>ctam Bethleem, q<text:span text:style-name="amh_5f_dev_5f_abbr">ue</text:span> utiq<text:span text:style-name="amh_5f_dev_5f_abbr">ue</text:span> non debet in p<text:span text:style-name="amh_5f_dev_5f_abbr">ri</text:span>ncipib<text:span text:style-name="amh_5f_dev_5f_abbr">us</text:span> <text:span text:style-name="T667">Iu</text:span><text:span text:style-name="T668">da minima </text:span><text:span text:style-name="T667">reputari. Via media m</text:span><text:span text:style-name="amh_5f_dev_5f_abbr"><text:span text:style-name="T667">u</text:span></text:span><text:span text:style-name="T667">ltu</text:span><text:span text:style-name="amh_5f_dev_5f_abbr"><text:span text:style-name="T667">m</text:span></text:span><text:span text:style-name="T667"> delectabilis </text:span><text:span text:style-name="T669">et aliqua</text:span><text:span text:style-name="amh_5f_dev_5f_abbr"><text:span text:style-name="T669">n</text:span></text:span><text:span text:style-name="T669">tulu</text:span><text:span text:style-name="amh_5f_dev_5f_abbr"><text:span text:style-name="T669">m</text:span></text:span><text:span text:style-name="T669"> </text:span><text:span text:style-name="T670">nemorosa. </text:span><text:span text:style-name="T671">In hac s</text:span><text:span text:style-name="amh_5f_dev_5f_abbr"><text:span text:style-name="T671">an</text:span></text:span><text:span text:style-name="T671">cta ciuitate uersus oriente</text:span><text:span text:style-name="amh_5f_dev_5f_abbr">m</text:span><text:span text:style-name="T671"> in ultima ei</text:span><text:span text:style-name="amh_5f_dev_5f_abbr"><text:span text:style-name="T671">us</text:span></text:span><text:span text:style-name="T671"> parte </text:span><text:span text:style-name="T672">diu</text:span><text:span text:style-name="amh_5f_dev_5f_abbr"><text:span text:style-name="T672">er</text:span></text:span><text:span text:style-name="T672">soriu</text:span><text:span text:style-name="amh_5f_dev_5f_abbr"><text:span text:style-name="T672">m</text:span></text:span><text:span text:style-name="T672"> erat i</text:span><text:span text:style-name="amh_5f_dev_5f_abbr"><text:span text:style-name="T672">n</text:span></text:span><text:span text:style-name="T672"> quo puer </text:span><text:span text:style-name="amh_5f_dev_5f_abbr"><text:span text:style-name="T672">Christu</text:span></text:span><text:span text:style-name="T672">s nat</text:span><text:span text:style-name="amh_5f_dev_5f_abbr"><text:span text:style-name="T672">us</text:span></text:span><text:span text:style-name="T672"> est nobis de Virgine et fili</text:span><text:span text:style-name="amh_5f_dev_5f_abbr"><text:span text:style-name="T672">us</text:span></text:span><text:span text:style-name="T672"> dat</text:span><text:span text:style-name="amh_5f_dev_5f_abbr"><text:span text:style-name="T672">us</text:span></text:span><text:span text:style-name="T672"> est Patris eternis secreta pa</text:span><text:span text:style-name="amh_5f_dev_5f_abbr"><text:span text:style-name="T672">n</text:span></text:span><text:span text:style-name="T672">dens </text:span><text:span text:style-name="T673">miseris nobis et i</text:span><text:span text:style-name="amh_5f_dev_5f_abbr"><text:span text:style-name="T673">n</text:span></text:span><text:span text:style-name="T673">digentib</text:span><text:span text:style-name="amh_5f_dev_5f_abbr"><text:span text:style-name="T673">us</text:span></text:span><text:span text:style-name="T673">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673">agnus</text:span><office:annotation-end office:name="__Annotation__13134_2736550961"/><text:span text:style-name="T673"> magni co</text:span><text:span text:style-name="amh_5f_dev_5f_abbr"><text:span text:style-name="T673">n</text:span></text:span><text:span text:style-name="T673">silii </text:span><office:annotation office:name="__Annotation__457793_3952936327" loext:resolved="false"><dc:creator>Alexandre Moret Houplon</dc:creator><dc:date>2026-03-03T16:19:02.163589062</dc:date><meta:creator-initials>AMH</meta:creator-initials><text:p text:style-name="Comment">Deluz : destinatur</text:p></office:annotation><text:span text:style-name="T673">destinat</text:span><text:span text:style-name="amh_5f_dev_5f_abbr"><text:span text:style-name="T673">u</text:span></text:span><text:span text:style-name="amh_5f_dev_5f_abbr"><text:span text:style-name="T674">s</text:span></text:span><office:annotation-end office:name="__Annotation__457793_3952936327"/><text:span text:style-name="T673">. </text:span><text:span text:style-name="T675">In loco natiuitatis solis iusticie Ih</text:span><text:span text:style-name="amh_5f_dev_5f_abbr"><text:span text:style-name="T675">es</text:span></text:span><text:span text:style-name="T675">u </text:span><text:span text:style-name="amh_5f_dev_5f_abbr"><text:span text:style-name="T675">Christ</text:span></text:span><text:span text:style-name="T675">i Dei nostri ibidem orti, deuotissima </text:span><text:span text:style-name="amh_5f_dev_5f_abbr"><text:span text:style-name="T675">et</text:span></text:span><text:span text:style-name="T675"> p</text:span><text:span text:style-name="amh_5f_dev_5f_abbr"><text:span text:style-name="T675">u</text:span></text:span><text:span text:style-name="T675">lc</text:span><text:span text:style-name="amh_5f_dev_5f_abbr"><text:span text:style-name="T675">er</text:span></text:span><text:span text:style-name="T675">rima est eccl</text:span><text:span text:style-name="amh_5f_dev_5f_abbr"><text:span text:style-name="T675">esi</text:span></text:span><text:span text:style-name="T675">a sanis magna, plu</text:span><text:span text:style-name="amh_5f_dev_5f_abbr"><text:span text:style-name="T675">m</text:span></text:span><text:span text:style-name="T675">bo cooperta, marmorib</text:span><text:span text:style-name="amh_5f_dev_5f_abbr"><text:span text:style-name="T675">us</text:span></text:span><text:span text:style-name="T675"> et picturis genealogia</text:span><text:span text:style-name="amh_5f_dev_5f_abbr"><text:span text:style-name="T675">m</text:span></text:span><text:span text:style-name="T675"> </text:span><text:span text:style-name="amh_5f_dev_5f_abbr"><text:span text:style-name="T675">Christ</text:span></text:span><text:span text:style-name="T675">i exp</text:span><text:span text:style-name="amh_5f_dev_5f_abbr"><text:span text:style-name="T675">r</text:span></text:span><text:span text:style-name="T675">ime</text:span><text:span text:style-name="amh_5f_dev_5f_abbr"><text:span text:style-name="T675">n</text:span></text:span><text:span text:style-name="T675">tib</text:span><text:span text:style-name="amh_5f_dev_5f_abbr"><text:span text:style-name="T675">us</text:span></text:span><text:span text:style-name="T675"> egregie adornata. Apparet m</text:span><text:span text:style-name="amh_5f_dev_5f_abbr"><text:span text:style-name="T675">ih</text:span></text:span><text:span text:style-name="T675">i q</text:span><text:span text:style-name="amh_5f_dev_5f_abbr"><text:span text:style-name="T675">uod</text:span></text:span><text:span text:style-name="T675"> nu</text:span><text:span text:style-name="amh_5f_dev_5f_abbr"><text:span text:style-name="T675">m</text:span></text:span><text:span text:style-name="T675">q</text:span><text:span text:style-name="amh_5f_dev_5f_abbr"><text:span text:style-name="T675">u</text:span></text:span><text:span text:style-name="T675">a</text:span><text:span text:style-name="amh_5f_dev_5f_abbr"><text:span text:style-name="T675">m</text:span></text:span><text:span text:style-name="T675"> magis gratiosa</text:span><text:span text:style-name="amh_5f_dev_5f_abbr"><text:span text:style-name="T675">m</text:span></text:span><text:span text:style-name="T675"> uiderim eccl</text:span><text:span text:style-name="amh_5f_dev_5f_abbr"><text:span text:style-name="T675">esi</text:span></text:span><text:span text:style-name="T675">am ; erat b</text:span><text:span text:style-name="amh_5f_dev_5f_abbr"><text:span text:style-name="T675">e</text:span></text:span><text:span text:style-name="T675">n</text:span><text:span text:style-name="amh_5f_dev_5f_abbr"><text:span text:style-name="T675">e</text:span></text:span><text:span text:style-name="T675"> turrib</text:span><text:span text:style-name="amh_5f_dev_5f_abbr"><text:span text:style-name="T675">us</text:span></text:span><text:span text:style-name="T675"> et </text:span><text:span text:style-name="amh_5f_dev_5f_abbr"><text:span text:style-name="T675">pro</text:span></text:span><text:span text:style-name="T675">pugnaculis munita. </text:span><text:span text:style-name="T676">I</text:span><text:span text:style-name="amh_5f_dev_5f_abbr"><text:span text:style-name="T676">n</text:span></text:span><text:span text:style-name="T676"> ip</text:span><text:span text:style-name="amh_5f_dev_5f_abbr"><text:span text:style-name="T676">s</text:span></text:span><text:span text:style-name="T676">a </text:span><text:span text:style-name="T677">uero</text:span><text:span text:style-name="T676"> eccl</text:span><text:span text:style-name="amh_5f_dev_5f_abbr"><text:span text:style-name="T676">esi</text:span></text:span><text:span text:style-name="T676">a </text:span><text:span text:style-name="amh_5f_dev_5f_abbr"><text:span text:style-name="T677">pro</text:span></text:span><text:span text:style-name="T677">pe choru</text:span><text:span text:style-name="amh_5f_dev_5f_abbr"><text:span text:style-name="T677">m</text:span></text:span><text:span text:style-name="T677"> </text:span><text:span text:style-name="T678">a dextris desce</text:span><text:span text:style-name="amh_5f_dev_5f_abbr"><text:span text:style-name="T678">n</text:span></text:span><text:span text:style-name="T678">ditur </text:span><text:span text:style-name="amh_5f_dev_5f_abbr"><text:span text:style-name="T678">per</text:span></text:span><text:span text:style-name="T678"> paucos </text:span><text:span text:style-name="T679">grad</text:span><text:span text:style-name="amh_5f_dev_5f_abbr"><text:span text:style-name="T679">us</text:span></text:span><text:span text:style-name="T679"> ad locu</text:span><text:span text:style-name="amh_5f_dev_5f_abbr"><text:span text:style-name="T679">m</text:span></text:span><text:span text:style-name="T679"> presepii artis misterio, marmorib</text:span><text:span text:style-name="amh_5f_dev_5f_abbr"><text:span text:style-name="T679">us</text:span></text:span><text:span text:style-name="T679"> et o</text:span><text:span text:style-name="amh_5f_dev_5f_abbr"><text:span text:style-name="T679">per</text:span></text:span><text:span text:style-name="T679">e musaico decoratus. I</text:span><text:span text:style-name="amh_5f_dev_5f_abbr"><text:span text:style-name="T679">n</text:span></text:span><text:span text:style-name="T679"> loco aut</text:span><text:span text:style-name="amh_5f_dev_5f_abbr"><text:span text:style-name="T679">em</text:span></text:span><text:span text:style-name="T679"> hui</text:span><text:span text:style-name="amh_5f_dev_5f_abbr"><text:span text:style-name="T679">us</text:span></text:span><text:span text:style-name="T679">modi presepii panis angeloru</text:span><text:span text:style-name="amh_5f_dev_5f_abbr"><text:span text:style-name="T679">m</text:span></text:span><text:span text:style-name="T679"> nob</text:span><text:span text:style-name="amh_5f_dev_5f_abbr"><text:span text:style-name="T679">is</text:span></text:span><text:span text:style-name="T679"> </text:span><text:span text:style-name="amh_5f_dev_5f_abbr"><text:span text:style-name="T679">pro</text:span></text:span><text:span text:style-name="T679">ponit</text:span><text:span text:style-name="amh_5f_dev_5f_abbr"><text:span text:style-name="T679">u</text:span></text:span><text:span text:style-name="T679">r, q</text:span><text:span text:style-name="amh_5f_dev_5f_abbr"><text:span text:style-name="T679">uo</text:span></text:span><text:span text:style-name="T679"> magnitud</text:span><text:span text:style-name="amh_5f_dev_5f_abbr"><text:span text:style-name="T679">in</text:span></text:span><text:span text:style-name="T679">is </text:span><text:soft-page-break/><text:span text:style-name="T679">uirtutib</text:span><text:span text:style-name="amh_5f_dev_5f_abbr"><text:span text:style-name="T679">us</text:span></text:span><text:span text:style-name="T679"> et in angeloru</text:span><text:span text:style-name="amh_5f_dev_5f_abbr"><text:span text:style-name="T679">m</text:span></text:span><text:span text:style-name="T679"> quoda</text:span><text:span text:style-name="amh_5f_dev_5f_abbr"><text:span text:style-name="T679">m</text:span></text:span><text:span text:style-name="T679">modo honore cibu</text:span><text:span text:style-name="amh_5f_dev_5f_abbr"><text:span text:style-name="T679">m</text:span></text:span><text:span text:style-name="T679"> hui</text:span><text:span text:style-name="amh_5f_dev_5f_abbr"><text:span text:style-name="T679">us</text:span></text:span><text:span text:style-name="T679">modi in nostre carnis substancia</text:span><text:span text:style-name="amh_5f_dev_5f_abbr"><text:span text:style-name="T679">m</text:span></text:span><text:span text:style-name="T679">, s</text:span><text:span text:style-name="amh_5f_dev_5f_abbr"><text:span text:style-name="T679">ed</text:span></text:span><text:span text:style-name="T679"> potius in ipsu</text:span><text:span text:style-name="amh_5f_dev_5f_abbr"><text:span text:style-name="T679">m</text:span></text:span><text:span text:style-name="T679"> uiuaci ac deifica si</text:span><text:span text:style-name="amh_5f_dev_5f_abbr"><text:span text:style-name="T679">mi</text:span></text:span><text:span text:style-name="T679">litudi</text:span><text:span text:style-name="amh_5f_dev_5f_abbr"><text:span text:style-name="T679">n</text:span></text:span><text:span text:style-name="T679">e </text:span><text:span text:style-name="T680">tra</text:span><text:span text:style-name="amh_5f_dev_5f_abbr"><text:span text:style-name="T680">n</text:span></text:span><text:span text:style-name="T680">smutam</text:span><text:span text:style-name="amh_5f_dev_5f_abbr"><text:span text:style-name="T680">u</text:span></text:span><text:span text:style-name="T680">r. </text:span><text:span text:style-name="amh_5f_lettre_5f_rubriquee">I</text:span><text:span text:style-name="T681">n loco sa</text:span><text:span text:style-name="amh_5f_dev_5f_abbr"><text:span text:style-name="T681">n</text:span></text:span><text:span text:style-name="T681">ctissimo paupercule </text:span><text:span text:style-name="T682">uirginis </text:span><text:span text:style-name="T683">infantul</text:span><text:span text:style-name="amh_5f_dev_5f_abbr"><text:span text:style-name="T683">us</text:span></text:span><text:span text:style-name="T683"> a magis honorat</text:span><text:span text:style-name="amh_5f_dev_5f_abbr"><text:span text:style-name="T683">u</text:span></text:span><text:span text:style-name="T683">r, </text:span><text:span text:style-name="T684">misticis </text:span><text:span text:style-name="T685">m</text:span><text:span text:style-name="T684">u</text:span><text:span text:style-name="T685">n</text:span><text:span text:style-name="T684">erib</text:span><text:span text:style-name="amh_5f_dev_5f_abbr"><text:span text:style-name="T684">us</text:span></text:span><text:span text:style-name="T684"> </text:span><text:span text:style-name="T685">decoratur, stella duce demo</text:span><text:span text:style-name="amh_5f_dev_5f_abbr"><text:span text:style-name="T685">n</text:span></text:span><text:span text:style-name="T685">stratur </text:span><text:span text:style-name="amh_5f_dev_5f_abbr"><text:span text:style-name="T685">per</text:span></text:span><text:span text:style-name="T685"> mobile siq</text:span><text:span text:style-name="amh_5f_dev_5f_abbr"><text:span text:style-name="T685">u</text:span></text:span><text:span text:style-name="T685">idem, lumen i</text:span><text:span text:style-name="amh_5f_dev_5f_abbr"><text:span text:style-name="T685">m</text:span></text:span><text:span text:style-name="T685">mobile co</text:span><text:span text:style-name="amh_5f_dev_5f_abbr"><text:span text:style-name="T685">m</text:span></text:span><text:span text:style-name="T685">perit</text:span><text:span text:style-name="amh_5f_dev_5f_abbr"><text:span text:style-name="T685">u</text:span></text:span><text:span text:style-name="T685">r, ab angelis </text:span><text:span text:style-name="T686">pastorib</text:span><text:span text:style-name="amh_5f_dev_5f_abbr"><text:span text:style-name="T686">us</text:span></text:span><text:span text:style-name="T686"> a</text:span><text:span text:style-name="amh_5f_dev_5f_abbr"><text:span text:style-name="T686">n</text:span></text:span><text:span text:style-name="T686">nu</text:span><text:span text:style-name="amh_5f_dev_5f_abbr"><text:span text:style-name="T686">n</text:span></text:span><text:span text:style-name="T686">tiantib</text:span><text:span text:style-name="amh_5f_dev_5f_abbr"><text:span text:style-name="T686">us</text:span></text:span><text:span text:style-name="T686"> </text:span><text:span text:style-name="T687">preconiis </text:span><text:span text:style-name="T688">attolit</text:span><text:span text:style-name="amh_5f_dev_5f_abbr"><text:span text:style-name="T688">u</text:span></text:span><text:span text:style-name="T688">r euident</text:span><text:span text:style-name="amh_5f_dev_5f_abbr"><text:span text:style-name="T688">er</text:span></text:span><text:span text:style-name="T688">.</text:span></text:p>
      <text:p text:style-name="P50"><text:span text:style-name="amh_5f_lettre_5f_rubriquee">E</text:span>x hac s<text:span text:style-name="amh_5f_dev_5f_abbr">an</text:span>cta ciuitate Dauid <text:span text:style-name="T689">traxit origine</text:span><text:span text:style-name="amh_5f_dev_5f_abbr"><text:span text:style-name="T689">m</text:span></text:span><text:span text:style-name="T689">, </text:span><text:span text:style-name="T690">i</text:span><text:span text:style-name="amh_5f_dev_5f_abbr"><text:span text:style-name="T690">n</text:span></text:span><text:span text:style-name="T690"> qua et ei</text:span><text:span text:style-name="amh_5f_dev_5f_abbr"><text:span text:style-name="T690">us</text:span></text:span><text:span text:style-name="T690"> uniu</text:span><text:span text:style-name="amh_5f_dev_5f_abbr"><text:span text:style-name="T690">er</text:span></text:span><text:span text:style-name="T690">sis finib</text:span><text:span text:style-name="amh_5f_dev_5f_abbr"><text:span text:style-name="T690">us</text:span></text:span><text:span text:style-name="T690"> </text:span><text:span text:style-name="T691">impie </text:span><text:span text:style-name="T692">ultra modu</text:span><text:span text:style-name="amh_5f_dev_5f_abbr"><text:span text:style-name="T692">m</text:span></text:span><text:span text:style-name="T692"> </text:span><office:annotation office:name="__Annotation__872064_3952936327" loext:resolved="false"><dc:creator>Alexandre Moret Houplon</dc:creator><dc:date>2026-03-03T16:39:05.143476281</dc:date><meta:creator-initials>AMH</meta:creator-initials><text:p text:style-name="P51"><text:span text:style-name="T693">Référence biblique Mt 2,16-18</text:span></text:p></office:annotation><text:span text:style-name="T694">ne</text:span><text:span text:style-name="T692">cati </text:span><text:span text:style-name="T695">sunt innocentes primitie filioru</text:span><text:span text:style-name="amh_5f_dev_5f_abbr"><text:span text:style-name="T695">m</text:span></text:span><office:annotation-end office:name="__Annotation__872064_3952936327"/><text:span text:style-name="T695"> quas </text:span><text:span text:style-name="amh_5f_dev_5f_abbr"><text:span text:style-name="T695">Christu</text:span></text:span><text:span text:style-name="T695">s Deo </text:span><text:span text:style-name="T694">P</text:span><text:span text:style-name="T696">atri </text:span><text:span text:style-name="T695">obtulit </text:span><text:span text:style-name="T697">p</text:span><text:span text:style-name="amh_5f_dev_5f_abbr"><text:span text:style-name="T697">os</text:span></text:span><text:span text:style-name="T697">tq</text:span><text:span text:style-name="amh_5f_dev_5f_abbr"><text:span text:style-name="T697">u</text:span></text:span><text:span text:style-name="T697">a</text:span><text:span text:style-name="amh_5f_dev_5f_abbr"><text:span text:style-name="T697">m</text:span></text:span><text:span text:style-name="T697"> in hui</text:span><text:span text:style-name="amh_5f_dev_5f_abbr"><text:span text:style-name="T697">us</text:span></text:span><text:span text:style-name="T697"> mu</text:span><text:span text:style-name="amh_5f_dev_5f_abbr"><text:span text:style-name="T697">n</text:span></text:span><text:span text:style-name="T697">di </text:span><text:span text:style-name="T698">exilio </text:span><text:span text:style-name="amh_5f_dev_5f_abbr"><text:span text:style-name="T698">per</text:span></text:span><text:span text:style-name="T698">egrinare </text:span><text:span text:style-name="T699">uoluit. Beat</text:span><text:span text:style-name="amh_5f_dev_5f_abbr"><text:span text:style-name="T699">us</text:span></text:span><text:span text:style-name="T699"> Ieronim</text:span><text:span text:style-name="amh_5f_dev_5f_abbr"><text:span text:style-name="T699">us</text:span></text:span><text:span text:style-name="T699"> </text:span><text:span text:style-name="T700">in hoc loco morat</text:span><text:span text:style-name="amh_5f_dev_5f_abbr"><text:span text:style-name="T700">us</text:span></text:span><text:span text:style-name="T700"> est </text:span><text:span text:style-name="amh_5f_dev_5f_abbr"><text:span text:style-name="T701">et</text:span></text:span><text:span text:style-name="T701"> tandem defunctus ; </text:span><text:span text:style-name="T702">aliiq</text:span><text:span text:style-name="amh_5f_dev_5f_abbr"><text:span text:style-name="T702">ue</text:span></text:span><text:span text:style-name="T702"> plures </text:span><text:span text:style-name="T703">s</text:span><text:span text:style-name="amh_5f_dev_5f_abbr"><text:span text:style-name="T703">an</text:span></text:span><text:span text:style-name="T703">cti </text:span><text:span text:style-name="T704">pro loci reue</text:span><text:span text:style-name="amh_5f_dev_5f_abbr"><text:span text:style-name="T704">re</text:span></text:span><text:span text:style-name="T704">ncia </text:span><text:span text:style-name="T705">su</text:span><text:span text:style-name="amh_5f_dev_5f_abbr"><text:span text:style-name="T705">n</text:span></text:span><text:span text:style-name="T705">t deuotissime </text:span><text:span text:style-name="T706">adiu</text:span><text:span text:style-name="amh_5f_dev_5f_abbr"><text:span text:style-name="T706">n</text:span></text:span><text:span text:style-name="T706">cti.</text:span></text:p>
      <text:p text:style-name="P52">Est aut<text:span text:style-name="amh_5f_dev_5f_abbr">em</text:span> <text:span text:style-name="T707">ciuitas </text:span><text:span text:style-name="T708">Bethleem </text:span><text:span text:style-name="amh_5f_dev_5f_abbr"><text:span text:style-name="T709">par</text:span></text:span><text:span text:style-name="T709">uula </text:span><text:span text:style-name="T710">q</text:span><text:span text:style-name="amh_5f_dev_5f_abbr"><text:span text:style-name="T710">u</text:span></text:span><text:span text:style-name="T710">a</text:span><text:span text:style-name="amh_5f_dev_5f_abbr"><text:span text:style-name="T710">n</text:span></text:span><text:span text:style-name="T710">titate </text:span><text:span text:style-name="T711">loci, licet non dono </text:span><text:span text:style-name="T712">ministerii, </text:span><text:span text:style-name="T713">oblonga est </text:span><text:span text:style-name="amh_5f_dev_5f_abbr"><text:span text:style-name="T713">et</text:span></text:span><text:span text:style-name="T713"> strict</text:span><text:span text:style-name="T714">a a laterib</text:span><text:span text:style-name="amh_5f_dev_5f_abbr"><text:span text:style-name="T714">us</text:span></text:span><text:span text:style-name="T714"> </text:span><text:span text:style-name="T715">suis </text:span><text:span text:style-name="T716">natural</text:span><text:span text:style-name="amh_5f_dev_5f_abbr"><text:span text:style-name="T716">ite</text:span></text:span><text:span text:style-name="T716">r </text:span><text:span text:style-name="amh_5f_dev_5f_abbr"><text:span text:style-name="T717">pro</text:span></text:span><text:span text:style-name="T717">fu</text:span><text:span text:style-name="amh_5f_dev_5f_abbr"><text:span text:style-name="T717">n</text:span></text:span><text:span text:style-name="T717">dis </text:span><text:span text:style-name="T718">uallib</text:span><text:span text:style-name="amh_5f_dev_5f_abbr"><text:span text:style-name="T718">us</text:span></text:span><text:span text:style-name="T718"> </text:span><text:span text:style-name="T719">b</text:span><text:span text:style-name="amh_5f_dev_5f_abbr"><text:span text:style-name="T719">e</text:span></text:span><text:span text:style-name="T719">n</text:span><text:span text:style-name="amh_5f_dev_5f_abbr"><text:span text:style-name="T719">e</text:span></text:span><text:span text:style-name="T719"> munita. </text:span><text:span text:style-name="T720">H</text:span><text:span text:style-name="amh_5f_dev_5f_abbr"><text:span text:style-name="T720">ab</text:span></text:span><text:span text:style-name="T720">itato</text:span><text:span text:style-name="T721">re</text:span><text:span text:style-name="T720">s ei</text:span><text:span text:style-name="amh_5f_dev_5f_abbr"><text:span text:style-name="T720">us</text:span></text:span><text:span text:style-name="T720"> su</text:span><text:span text:style-name="amh_5f_dev_5f_abbr"><text:span text:style-name="T720">n</text:span></text:span><text:span text:style-name="T720">t co</text:span><text:span text:style-name="amh_5f_dev_5f_abbr"><text:span text:style-name="T720">mmun</text:span></text:span><text:span text:style-name="T720">iter </text:span><text:span text:style-name="amh_5f_dev_5f_abbr"><text:span text:style-name="T722">christ</text:span></text:span><text:span text:style-name="T722">iani </text:span><text:span text:style-name="T723">q</text:span><text:span text:style-name="amh_5f_dev_5f_abbr"><text:span text:style-name="T723">u</text:span></text:span><text:span text:style-name="T723">a</text:span><text:span text:style-name="amh_5f_dev_5f_abbr"><text:span text:style-name="T723">m</text:span></text:span><text:span text:style-name="T723">uis scismatici, quoru</text:span><text:span text:style-name="amh_5f_dev_5f_abbr"><text:span text:style-name="T723">m</text:span></text:span><text:span text:style-name="T723"> </text:span><text:span text:style-name="T724">territoriu</text:span><text:span text:style-name="amh_5f_dev_5f_abbr"><text:span text:style-name="T724">m</text:span></text:span><text:span text:style-name="T724"> </text:span><text:span text:style-name="T725">cultui </text:span><text:span text:style-name="T726">Bethleem </text:span><text:span text:style-name="T727">boni uini </text:span><text:span text:style-name="T728">copiam </text:span><text:span text:style-name="T729">a</text:span><text:span text:style-name="amh_5f_dev_5f_abbr"><text:span text:style-name="T729">d</text:span></text:span><text:span text:style-name="T729">ministrat. </text:span><text:span text:style-name="T730">In </text:span><text:span text:style-name="T731">felici loco natiuitatis </text:span><text:span text:style-name="amh_5f_dev_5f_abbr"><text:span text:style-name="T731">Christ</text:span></text:span><text:span text:style-name="T731">i </text:span><text:span text:style-name="T732">pulcra</text:span><text:span text:style-name="amh_5f_dev_5f_abbr"><text:span text:style-name="T733">m</text:span></text:span><text:span text:style-name="T732"> </text:span><text:span text:style-name="T734">feci cantare </text:span><text:span text:style-name="T735">missa</text:span><text:span text:style-name="amh_5f_dev_5f_abbr"><text:span text:style-name="T735">m</text:span></text:span><text:span text:style-name="T735"> et deuota</text:span><text:span text:style-name="amh_5f_dev_5f_abbr"><text:span text:style-name="T735">m</text:span></text:span><text:span text:style-name="T735"> </text:span><text:span text:style-name="T736">p</text:span><text:span text:style-name="T735">uer nob</text:span><text:span text:style-name="amh_5f_dev_5f_abbr"><text:span text:style-name="T735">is</text:span></text:span><text:span text:style-name="T735"> nat</text:span><text:span text:style-name="amh_5f_dev_5f_abbr"><text:span text:style-name="T735">us</text:span></text:span><text:span text:style-name="T735"> est </text:span><text:span text:style-name="amh_5f_dev_5f_abbr"><text:span text:style-name="T737">per</text:span></text:span><text:span text:style-name="T737"> sacerdote</text:span><text:span text:style-name="amh_5f_dev_5f_abbr"><text:span text:style-name="T737">m</text:span></text:span><text:span text:style-name="T737"> </text:span><text:span text:style-name="T738">unu</text:span><text:span text:style-name="amh_5f_dev_5f_abbr"><text:span text:style-name="T738">m</text:span></text:span><text:span text:style-name="T738"> </text:span><text:span text:style-name="T739">q</text:span><text:span text:style-name="amh_5f_dev_5f_abbr"><text:span text:style-name="T739">ue</text:span></text:span><text:span text:style-name="T739">m </text:span><text:span text:style-name="amh_5f_dev_5f_abbr"><text:span text:style-name="T739">per</text:span></text:span><text:span text:style-name="T739"> totu</text:span><text:span text:style-name="amh_5f_dev_5f_abbr"><text:span text:style-name="T739">m</text:span></text:span><text:span text:style-name="T739"> sanctu</text:span><text:span text:style-name="amh_5f_dev_5f_abbr"><text:span text:style-name="T739">m</text:span></text:span><text:span text:style-name="T739"> </text:span><text:span text:style-name="T740">iter meu</text:span><text:span text:style-name="amh_5f_dev_5f_abbr"><text:span text:style-name="T740">m</text:span></text:span><text:span text:style-name="T740"> </text:span><text:span text:style-name="T733">mecu</text:span><text:span text:style-name="amh_5f_dev_5f_abbr"><text:span text:style-name="T733">m</text:span></text:span><text:span text:style-name="T733"> </text:span><text:span text:style-name="T741">duxi, </text:span><text:span text:style-name="amh_5f_dev_5f_abbr"><text:span text:style-name="T742">et</text:span></text:span><text:span text:style-name="T742"> potuit in his locis licite celebrare </text:span><text:span text:style-name="T743">q</text:span><text:span text:style-name="amh_5f_dev_5f_abbr"><text:span text:style-name="T743">u</text:span></text:span><text:span text:style-name="T743">ia </text:span><text:span text:style-name="T744">de lice</text:span><text:span text:style-name="amh_5f_dev_5f_abbr"><text:span text:style-name="T744">n</text:span></text:span><text:span text:style-name="T744">tia su</text:span><text:span text:style-name="amh_5f_dev_5f_abbr"><text:span text:style-name="T744">m</text:span></text:span><text:span text:style-name="T744">mi pontificis hec loca sa</text:span><text:span text:style-name="amh_5f_dev_5f_abbr"><text:span text:style-name="T744">n</text:span></text:span><text:span text:style-name="T744">ctissima </text:span><text:span text:style-name="T745">uisitaui.</text:span></text:p>
      <text:p text:style-name="P53"><text:span text:style-name="amh_5f_lettre_5f_rubriquee">D</text:span>e Bethleem <text:span text:style-name="amh_5f_dev_5f_abbr"><text:span text:style-name="T746">pro</text:span></text:span><text:span text:style-name="T746">cessi </text:span><text:span text:style-name="T747">u</text:span><text:span text:style-name="amh_5f_dev_5f_abbr"><text:span text:style-name="T747">er</text:span></text:span><text:span text:style-name="T733">s</text:span><text:span text:style-name="T747">us Ih</text:span><text:span text:style-name="amh_5f_dev_5f_abbr"><text:span text:style-name="T747">e</text:span></text:span><text:span text:style-name="T747">r</text:span><text:span text:style-name="amh_5f_dev_5f_abbr"><text:span text:style-name="T747">usa</text:span></text:span><text:span text:style-name="T747">l</text:span><text:span text:style-name="amh_5f_dev_5f_abbr"><text:span text:style-name="T747">e</text:span></text:span><text:span text:style-name="T747">m </text:span><text:span text:style-name="T748">et est uia int</text:span><text:span text:style-name="amh_5f_dev_5f_abbr"><text:span text:style-name="T748">er</text:span></text:span><text:span text:style-name="T748">media fere </text:span><text:span text:style-name="T749">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749">miliarioru</text:span><text:span text:style-name="amh_5f_dev_5f_abbr"><text:span text:style-name="T749">m</text:span></text:span><office:annotation-end office:name="__Annotation__8113_2954975368"/><text:span text:style-name="T749"> </text:span><text:span text:style-name="T750">in qua uia a sinistris </text:span><text:span text:style-name="T751">est monume</text:span><text:span text:style-name="amh_5f_dev_5f_abbr"><text:span text:style-name="T751">n</text:span></text:span><text:span text:style-name="T751">tu</text:span><text:span text:style-name="amh_5f_dev_5f_abbr"><text:span text:style-name="T751">m</text:span></text:span><text:span text:style-name="T751"> beate </text:span><text:span text:style-name="T752">Racelis matris </text:span><text:span text:style-name="T753">Ioseph </text:span><text:span text:style-name="T754">sa</text:span><text:span text:style-name="amh_5f_dev_5f_abbr"><text:span text:style-name="T754">n</text:span></text:span><text:span text:style-name="T754">ctissimi </text:span><text:span text:style-name="T755">patriarce, </text:span><text:span text:style-name="T756">q</text:span><text:span text:style-name="amh_5f_dev_5f_abbr"><text:span text:style-name="T756">ue</text:span></text:span><text:span text:style-name="T756"> in </text:span><text:span text:style-name="amh_5f_dev_5f_abbr"><text:span text:style-name="T756">par</text:span></text:span><text:span text:style-name="T756">tu </text:span><text:span text:style-name="T757">Beniamin </text:span><text:span text:style-name="T758">moriens </text:span><text:span text:style-name="T759">a Iaco</text:span><text:span text:style-name="T760">b in uia que ducit Effratam </text:span><text:span text:style-name="T761">i</text:span><text:span text:style-name="amh_5f_dev_5f_abbr"><text:span text:style-name="T762">d est</text:span></text:span><text:span text:style-name="T763"> Bethleem </text:span><text:span text:style-name="T764">sepulta est, </text:span><text:span text:style-name="T765">lapid</text:span><text:span text:style-name="T766">es uero quos s</text:span><text:span text:style-name="amh_5f_dev_5f_abbr"><text:span text:style-name="T766">ecundu</text:span></text:span><text:span text:style-name="T766">m </text:span><text:span text:style-name="T767">nu</text:span><text:span text:style-name="amh_5f_dev_5f_abbr"><text:span text:style-name="T767">meru</text:span></text:span><text:span text:style-name="T767">m </text:span><text:span text:style-name="T768">filioru</text:span><text:span text:style-name="amh_5f_dev_5f_abbr"><text:span text:style-name="T768">m</text:span></text:span><text:span text:style-name="T768"> </text:span><text:span text:style-name="T769">sepulcro su</text:span><text:span text:style-name="amh_5f_dev_5f_abbr"><text:span text:style-name="T769">per</text:span></text:span><text:span text:style-name="T769">posuit adhuc apparent usq</text:span><text:span text:style-name="amh_5f_dev_5f_abbr"><text:span text:style-name="T769">ue</text:span></text:span><text:span text:style-name="T769"> hodie q</text:span><text:span text:style-name="amh_5f_dev_5f_abbr"><text:span text:style-name="T769">uo</text:span></text:span><text:span text:style-name="T769">d </text:span><text:span text:style-name="amh_5f_dev_5f_abbr"><text:span text:style-name="T769">et</text:span></text:span><text:span text:style-name="T769"> historia Gen</text:span><text:span text:style-name="amh_5f_dev_5f_abbr"><text:span text:style-name="T769">esis</text:span></text:span><text:span text:style-name="T769"> attestat</text:span><text:span text:style-name="amh_5f_dev_5f_abbr"><text:span text:style-name="T769">u</text:span></text:span><text:span text:style-name="T769">r. </text:span><text:span text:style-name="T770">Est et circa hanc uia</text:span><text:span text:style-name="amh_5f_dev_5f_abbr"><text:span text:style-name="T770">m</text:span></text:span><text:span text:style-name="T770"> locus ubi pastorib</text:span><text:span text:style-name="amh_5f_dev_5f_abbr"><text:span text:style-name="T770">us</text:span></text:span><text:span text:style-name="T770"> su</text:span><text:span text:style-name="amh_5f_dev_5f_abbr"><text:span text:style-name="T770">per</text:span></text:span><text:span text:style-name="T770"> grege</text:span><text:span text:style-name="amh_5f_dev_5f_abbr"><text:span text:style-name="T770">m</text:span></text:span><text:span text:style-name="T770"> </text:span><text:span text:style-name="T771">uigilias </text:span><text:span text:style-name="T772">noctis </text:span><text:span text:style-name="T773">facientib</text:span><text:span text:style-name="amh_5f_dev_5f_abbr"><text:span text:style-name="T773">us</text:span></text:span><text:span text:style-name="T773"> </text:span><text:span text:style-name="T774">angelic</text:span><text:span text:style-name="amh_5f_dev_5f_abbr"><text:span text:style-name="T774">us</text:span></text:span><text:span text:style-name="T774"> ex</text:span><text:span text:style-name="amh_5f_dev_5f_abbr"><text:span text:style-name="T774">er</text:span></text:span><text:span text:style-name="T774">cit</text:span><text:span text:style-name="amh_5f_dev_5f_abbr"><text:span text:style-name="T774">us</text:span></text:span><text:span text:style-name="T774"> </text:span><text:span text:style-name="T761">letior </text:span><text:span text:style-name="T775">apparuit </text:span><text:span text:style-name="T776">decantans in </text:span><text:span text:style-name="amh_5f_dev_5f_abbr"><text:span text:style-name="T776">Christ</text:span></text:span><text:span text:style-name="T776">i natiuitate gen</text:span><text:span text:style-name="amh_5f_dev_5f_abbr"><text:span text:style-name="T776">er</text:span></text:span><text:span text:style-name="T776">is hu</text:span><text:span text:style-name="amh_5f_dev_5f_abbr"><text:span text:style-name="T776">m</text:span></text:span><text:span text:style-name="T776">an</text:span><text:span text:style-name="amh_5f_dev_5f_abbr"><text:span text:style-name="T776">i</text:span></text:span><text:span text:style-name="T776">s <text:s/></text:span><text:span text:style-name="amh_5f_foliotation"><text:span text:style-name="T777">[f. 245v]</text:span></text:span><text:span text:style-name="T776"> saluberrime Gloria in excelsis Deo. </text:span><text:span text:style-name="T777">Dicit</text:span><text:span text:style-name="amh_5f_dev_5f_abbr"><text:span text:style-name="T777">u</text:span></text:span><text:span text:style-name="T777">r eti</text:span><text:span text:style-name="amh_5f_dev_5f_abbr"><text:span text:style-name="T777">am</text:span></text:span><text:span text:style-name="T777"> circa uia</text:span><text:span text:style-name="amh_5f_dev_5f_abbr"><text:span text:style-name="T777">m</text:span></text:span><text:span text:style-name="T777"> illa</text:span><text:span text:style-name="amh_5f_dev_5f_abbr"><text:span text:style-name="T777">m</text:span></text:span><text:span text:style-name="T777"> e</text:span><text:span text:style-name="amh_5f_dev_5f_abbr"><text:span text:style-name="T777">ss</text:span></text:span><text:span text:style-name="T777">e hec </text:span><text:span text:style-name="T778">cisterna </text:span><text:span text:style-name="T779">uet</text:span><text:span text:style-name="amh_5f_dev_5f_abbr"><text:span text:style-name="T779">us</text:span></text:span><text:span text:style-name="T779"> </text:span><text:span text:style-name="T780">in qua Ioseph missus est </text:span><text:span text:style-name="amh_5f_dev_5f_abbr"><text:span text:style-name="T780">per</text:span></text:span><text:span text:style-name="T780"> fr</text:span><text:span text:style-name="amh_5f_dev_5f_abbr"><text:span text:style-name="T780">atr</text:span></text:span><text:span text:style-name="T780">es </text:span><text:span text:style-name="T781">suos uendit</text:span><text:span text:style-name="amh_5f_dev_5f_abbr"><text:span text:style-name="T781">us</text:span></text:span><text:span text:style-name="T781"> et postea </text:span><text:span text:style-name="T782">m</text:span><text:span text:style-name="amh_5f_dev_5f_abbr"><text:span text:style-name="T782">er</text:span></text:span><text:span text:style-name="T782">catorib</text:span><text:span text:style-name="amh_5f_dev_5f_abbr"><text:span text:style-name="T782">us</text:span></text:span><text:span text:style-name="T782"> </text:span><text:span text:style-name="T783">i</text:span><text:span text:style-name="amh_5f_dev_5f_abbr"><text:span text:style-name="T783">n</text:span></text:span><text:span text:style-name="T783"> Egiptu</text:span><text:span text:style-name="amh_5f_dev_5f_abbr"><text:span text:style-name="T783">m</text:span></text:span><text:span text:style-name="T783"> eu</text:span><text:span text:style-name="amh_5f_dev_5f_abbr"><text:span text:style-name="T783">n</text:span></text:span><text:span text:style-name="T783">tib</text:span><text:span text:style-name="amh_5f_dev_5f_abbr"><text:span text:style-name="T783">us</text:span></text:span><text:span text:style-name="T783"> </text:span><text:span text:style-name="T784">expedit</text:span><text:span text:style-name="amh_5f_dev_5f_abbr"><text:span text:style-name="T784">us</text:span></text:span><text:span text:style-name="T784">. </text:span><text:span text:style-name="T785">Et breuiter </text:span><text:span text:style-name="T786">in uia hac su</text:span><text:span text:style-name="amh_5f_dev_5f_abbr"><text:span text:style-name="T786">n</text:span></text:span><text:span text:style-name="T786">t pl</text:span><text:span text:style-name="amh_5f_dev_5f_abbr"><text:span text:style-name="T786">ur</text:span></text:span><text:span text:style-name="T786">ima </text:span><text:span text:style-name="amh_5f_dev_5f_abbr"><text:span text:style-name="T787">christ</text:span></text:span><text:span text:style-name="T787">iano</text:span><text:span text:style-name="amh_5f_dev_5f_abbr"><text:span text:style-name="T787">rum</text:span></text:span><text:span text:style-name="T787"> </text:span><text:span text:style-name="T788">mo</text:span><text:span text:style-name="amh_5f_dev_5f_abbr"><text:span text:style-name="T788">n</text:span></text:span><text:span text:style-name="T788">ast</text:span><text:span text:style-name="amh_5f_dev_5f_abbr"><text:span text:style-name="T788">er</text:span></text:span><text:span text:style-name="T788">ia </text:span><text:span text:style-name="T789">g</text:span><text:span text:style-name="amh_5f_dev_5f_abbr"><text:span text:style-name="T789">r</text:span></text:span><text:span text:style-name="T789">aciosa </text:span><text:span text:style-name="amh_5f_dev_5f_abbr"><text:span text:style-name="T790">et</text:span></text:span><text:span text:style-name="T790"> </text:span><text:span text:style-name="T791">c</text:span><text:span text:style-name="amh_5f_dev_5f_abbr"><text:span text:style-name="T791">eter</text:span></text:span><text:span text:style-name="T791">a</text:span><text:span text:style-name="T790">.</text:span></text:p>
      <text:p text:style-name="P54"><text:span text:style-name="amh_5f_lettre_5f_rubriquee">D</text:span>e ci<text:span text:style-name="amh_5f_dev_5f_abbr">ui</text:span>tate s<text:span text:style-name="amh_5f_dev_5f_abbr">an</text:span>cta Ih<text:span text:style-name="amh_5f_dev_5f_abbr">e</text:span>r<text:span text:style-name="amh_5f_dev_5f_abbr">usa</text:span>l<text:span text:style-name="amh_5f_dev_5f_abbr">e</text:span>m <text:span text:style-name="amh_5f_dev_5f_abbr">et</text:span> locis sanctis i<text:span text:style-name="amh_5f_dev_5f_abbr">n</text:span> ea et de te<text:span text:style-name="amh_5f_dev_5f_abbr">m</text:span>plo D<text:span text:style-name="amh_5f_dev_5f_abbr">omi</text:span>ni et quibusdam aliis <text:span text:style-name="amh_5f_dev_5f_abbr"><text:span text:style-name="T792">et</text:span></text:span><text:span text:style-name="T792"> </text:span><text:span text:style-name="T793">c</text:span><text:span text:style-name="amh_5f_dev_5f_abbr"><text:span text:style-name="T793">eter</text:span></text:span><text:span text:style-name="T793">a</text:span></text:p>
      <text:h text:style-name="amh_5f_premier_5f_paragraphe" text:outline-level="1"><text:span text:style-name="amh_5f_lettrine">V</text:span><text:span text:style-name="T794">isitatis et quasi expeditis uiis </text:span><text:span text:style-name="amh_5f_dev_5f_abbr"><text:span text:style-name="T794">et</text:span></text:span><text:span text:style-name="T794"> locis predictis Dei mi</text:span><text:span text:style-name="amh_5f_dev_5f_abbr"><text:span text:style-name="T794">sericordi</text:span></text:span><text:span text:style-name="T794">a dirigente ciuitate</text:span><text:span text:style-name="amh_5f_dev_5f_abbr"><text:span text:style-name="T794">m</text:span></text:span><text:span text:style-name="T794"> s</text:span><text:span text:style-name="amh_5f_dev_5f_abbr"><text:span text:style-name="T794">an</text:span></text:span><text:span text:style-name="T794">ctam Ih</text:span><text:span text:style-name="amh_5f_dev_5f_abbr"><text:span text:style-name="T794">e</text:span></text:span><text:span text:style-name="T794">r</text:span><text:span text:style-name="amh_5f_dev_5f_abbr"><text:span text:style-name="T794">usa</text:span></text:span><text:span text:style-name="T794">l</text:span><text:span text:style-name="amh_5f_dev_5f_abbr"><text:span text:style-name="T794">e</text:span></text:span><text:span text:style-name="T794">m </text:span><text:span text:style-name="T795">die</text:span><text:span text:style-name="T794"> Iouis </text:span><text:span text:style-name="T796">post i</text:span><text:span text:style-name="amh_5f_dev_5f_abbr"><text:span text:style-name="T796">n</text:span></text:span><text:span text:style-name="T796">uentione</text:span><text:span text:style-name="amh_5f_dev_5f_abbr"><text:span text:style-name="T796">m</text:span></text:span><text:span text:style-name="T796"> s</text:span><text:span text:style-name="amh_5f_dev_5f_abbr"><text:span text:style-name="T796">an</text:span></text:span><text:span text:style-name="T796">cte Crucis </text:span><text:span text:style-name="T797">attigi. Hec est ciuitas regis magni </text:span><text:span text:style-name="T798">de qua </text:span><text:span text:style-name="T799">gloriosa dicta sunt maxime </text:span><text:span text:style-name="T800">q</text:span><text:span text:style-name="amh_5f_dev_5f_abbr"><text:span text:style-name="T800">u</text:span></text:span><text:span text:style-name="T800">ia </text:span><text:span text:style-name="T801">p</text:span><text:span text:style-name="amh_5f_dev_5f_abbr"><text:span text:style-name="T801">re</text:span></text:span><text:span text:style-name="T801">ciosissimo sa</text:span><text:span text:style-name="amh_5f_dev_5f_abbr"><text:span text:style-name="T801">n</text:span></text:span><text:span text:style-name="T801">gui</text:span><text:span text:style-name="amh_5f_dev_5f_abbr"><text:span text:style-name="T801">n</text:span></text:span><text:span text:style-name="T801">e agni i</text:span><text:span text:style-name="amh_5f_dev_5f_abbr"><text:span text:style-name="T801">m</text:span></text:span><text:span text:style-name="T801">maculati </text:span><text:span text:style-name="T802">q</text:span><text:span text:style-name="amh_5f_dev_5f_abbr"><text:span text:style-name="T802">u</text:span></text:span><text:span text:style-name="T802">i </text:span><text:span text:style-name="amh_5f_dev_5f_abbr"><text:span text:style-name="T802">Christu</text:span></text:span><text:span text:style-name="T802">s est salutifere est purpurata. </text:span><text:span text:style-name="amh_5f_lettre_5f_rubriquee">E</text:span><text:span text:style-name="T802">st autem Ih</text:span><text:span text:style-name="amh_5f_dev_5f_abbr"><text:span text:style-name="T802">e</text:span></text:span><text:span text:style-name="T802">r</text:span><text:span text:style-name="amh_5f_dev_5f_abbr"><text:span text:style-name="T802">usa</text:span></text:span><text:span text:style-name="T802">l</text:span><text:span text:style-name="amh_5f_dev_5f_abbr"><text:span text:style-name="T802">e</text:span></text:span><text:span text:style-name="T802">m </text:span><text:span text:style-name="T803">metropol</text:span><text:span text:style-name="amh_5f_dev_5f_abbr"><text:span text:style-name="T803">is</text:span></text:span><text:span text:style-name="T803"> terre </text:span><text:span text:style-name="amh_5f_dev_5f_abbr"><text:span text:style-name="T804">pro</text:span></text:span><text:span text:style-name="T804">missionis amplectens </text:span><text:span text:style-name="T805">dominiu</text:span><text:span text:style-name="amh_5f_dev_5f_abbr"><text:span text:style-name="T805">m</text:span></text:span><text:span text:style-name="T805"> </text:span><text:span text:style-name="T806">et in se</text:span><text:span text:style-name="amh_5f_dev_5f_abbr"><text:span text:style-name="T806">re</text:span></text:span><text:span text:style-name="T806">nissimo aere collocata riuis et fo</text:span><text:span text:style-name="amh_5f_dev_5f_abbr"><text:span text:style-name="T806">n</text:span></text:span><text:span text:style-name="T806">tib</text:span><text:span text:style-name="amh_5f_dev_5f_abbr"><text:span text:style-name="T806">us</text:span></text:span><text:span text:style-name="T806"> </text:span><text:span text:style-name="T807">carens </text:span><text:span text:style-name="T808">int</text:span><text:span text:style-name="amh_5f_dev_5f_abbr"><text:span text:style-name="T808">r</text:span></text:span><text:span text:style-name="T808">insecus </text:span><text:span text:style-name="T809">aqua</text:span><text:span text:style-name="amh_5f_dev_5f_abbr"><text:span text:style-name="T809">m</text:span></text:span><text:span text:style-name="T809"> </text:span><text:span text:style-name="T810">ministrant</text:span><text:span text:style-name="T811">e sibi</text:span><text:span text:style-name="T810"> artificial</text:span><text:span text:style-name="amh_5f_dev_5f_abbr"><text:span text:style-name="T810">ite</text:span></text:span><text:span text:style-name="T810">r ; </text:span><text:span text:style-name="T811">aque ductus</text:span><text:span text:style-name="T811"><text:note text:id="ftn103" text:note-class="footnote"><text:note-citation>103</text:note-citation><text:note-body><text:p text:style-name="amh_5f_note_5f_apparat"><text:span text:style-name="amh_5f_apparat_5f_lemme">ministrante… aque ductus</text:span><text:span text:style-name="T812"> </text:span><text:span text:style-name="amh_5f_apparat_5f_témoin">Deluz</text:span><text:span text:style-name="T812"> : </text:span><text:span text:style-name="amh_5f_apparat_5f_variante">ministrari artificialiter aqueductu faciunt</text:span><text:span text:style-name="T812"> </text:span><text:span text:style-name="amh_5f_apparat_5f_témoin">Wo</text:span><text:span text:style-name="T812"> | </text:span><text:span text:style-name="amh_5f_apparat_5f_variante">ministrante artificialiter aqueductu faciunt</text:span><text:span text:style-name="T812"> </text:span><text:span text:style-name="amh_5f_apparat_5f_témoin">U</text:span><text:span text:style-name="T812"> | </text:span><text:span text:style-name="amh_5f_apparat_5f_variante">ministrant… subductus</text:span><text:span text:style-name="T812"> </text:span><text:span text:style-name="amh_5f_apparat_5f_témoin">Li</text:span></text:p></text:note-body></text:note></text:span><text:span text:style-name="T810"> et cisterne </text:span><text:span text:style-name="T813">co</text:span><text:span text:style-name="amh_5f_dev_5f_abbr"><text:span text:style-name="T813">m</text:span></text:span><text:span text:style-name="T813">plures</text:span><text:span text:style-name="T813"><text:note text:id="ftn104" text:note-class="footnote"><text:note-citation>104</text:note-citation><text:note-body><text:p text:style-name="amh_5f_note_5f_apparat"><text:span text:style-name="amh_5f_apparat_5f_lemme">complures</text:span> <text:span text:style-name="amh_5f_apparat_5f_témoin">Li</text:span> | <text:span text:style-name="amh_5f_apparat_5f_variante">plures</text:span> <text:span text:style-name="amh_5f_apparat_5f_témoin">U Wo Deluz</text:span></text:p></text:note-body></text:note></text:span><text:span text:style-name="T813"> su</text:span><text:span text:style-name="amh_5f_dev_5f_abbr"><text:span text:style-name="T813">n</text:span></text:span><text:span text:style-name="T813">t i</text:span><text:span text:style-name="amh_5f_dev_5f_abbr"><text:span text:style-name="T813">n</text:span></text:span><text:span text:style-name="T813"> ea ciuitate </text:span><text:span text:style-name="amh_5f_dev_5f_abbr"><text:span text:style-name="T814">pro</text:span></text:span><text:span text:style-name="T814"> n</text:span><text:span text:style-name="amh_5f_dev_5f_abbr"><text:span text:style-name="T814">e</text:span></text:span><text:span text:style-name="T814">ce</text:span><text:span text:style-name="amh_5f_dev_5f_abbr"><text:span text:style-name="T814">ss</text:span></text:span><text:span text:style-name="T814">itate</text:span><text:span text:style-name="T814"><text:note text:id="ftn105" text:note-class="footnote"><text:note-citation>105</text:note-citation><text:note-body><text:p text:style-name="amh_5f_note_5f_apparat"><text:span text:style-name="amh_5f_apparat_5f_lemme">pro necessitate</text:span> <text:span text:style-name="amh_5f_apparat_5f_témoin">Li U</text:span> : <text:span text:style-name="amh_5f_apparat_5f_variante">pro necessitatibus</text:span> <text:span text:style-name="amh_5f_apparat_5f_témoin">Wo Deluz</text:span></text:p></text:note-body></text:note></text:span><text:span text:style-name="T814"> aqua</text:span><text:span text:style-name="amh_5f_dev_5f_abbr"><text:span text:style-name="T814">m</text:span></text:span><text:span text:style-name="T814"> </text:span><text:span text:style-name="T811">tribuentes</text:span><text:span text:style-name="T811"><text:note text:id="ftn106" text:note-class="footnote"><text:note-citation>106</text:note-citation><text:note-body><text:p text:style-name="amh_5f_note_5f_apparat"><text:span text:style-name="amh_5f_apparat_5f_lemme">tribuentes</text:span> <text:span text:style-name="amh_5f_apparat_5f_témoin">U Wo Deluz</text:span> : <text:span text:style-name="amh_5f_apparat_5f_variante">ministrantes</text:span> <text:span text:style-name="amh_5f_apparat_5f_témoin">Li</text:span></text:p></text:note-body></text:note></text:span><text:span text:style-name="T814">. </text:span><text:span text:style-name="T815">Conducit</text:span><text:span text:style-name="amh_5f_dev_5f_abbr"><text:span text:style-name="T815">u</text:span></text:span><text:span text:style-name="T815">r </text:span><text:span text:style-name="T816">aut</text:span><text:span text:style-name="amh_5f_dev_5f_abbr"><text:span text:style-name="T816">em</text:span></text:span><text:span text:style-name="T816"> aqua i</text:span><text:span text:style-name="amh_5f_dev_5f_abbr"><text:span text:style-name="T816">n</text:span></text:span><text:span text:style-name="T816"> Ih</text:span><text:span text:style-name="amh_5f_dev_5f_abbr"><text:span text:style-name="T816">e</text:span></text:span><text:span text:style-name="T816">r</text:span><text:span text:style-name="amh_5f_dev_5f_abbr"><text:span text:style-name="T816">usa</text:span></text:span><text:span text:style-name="T816">l</text:span><text:span text:style-name="amh_5f_dev_5f_abbr"><text:span text:style-name="T816">e</text:span></text:span><text:span text:style-name="T816">m </text:span><text:span text:style-name="T817">de partib</text:span><text:span text:style-name="amh_5f_dev_5f_abbr"><text:span text:style-name="T817">us</text:span></text:span><text:span text:style-name="T817"> </text:span><text:span text:style-name="T818">ci</text:span><text:span text:style-name="T817">rca Hebron </text:span><text:span text:style-name="T819">et </text:span><text:span text:style-name="amh_5f_dev_5f_abbr"><text:span text:style-name="T819">pro</text:span></text:span><text:span text:style-name="T819">pe </text:span><text:span text:style-name="T820">uia</text:span><text:span text:style-name="amh_5f_dev_5f_abbr"><text:span text:style-name="T820">m</text:span></text:span><text:span text:style-name="T820"> </text:span><text:span text:style-name="T821">eu</text:span><text:span text:style-name="amh_5f_dev_5f_abbr"><text:span text:style-name="T821">n</text:span></text:span><text:span text:style-name="T821">tibus </text:span><text:span text:style-name="T822">Hebron </text:span><text:span text:style-name="T823">ip</text:span><text:span text:style-name="amh_5f_dev_5f_abbr"><text:span text:style-name="T823">s</text:span></text:span><text:span text:style-name="T823">e co</text:span><text:span text:style-name="amh_5f_dev_5f_abbr"><text:span text:style-name="T823">n</text:span></text:span><text:span text:style-name="T823">duct</text:span><text:span text:style-name="amh_5f_dev_5f_abbr"><text:span text:style-name="T823">us</text:span></text:span><text:span text:style-name="T823"> </text:span><text:span text:style-name="T824">aq</text:span><text:span text:style-name="amh_5f_dev_5f_abbr"><text:span text:style-name="T824">ue</text:span></text:span><text:span text:style-name="T824"> est paru</text:span><text:span text:style-name="amh_5f_dev_5f_abbr"><text:span text:style-name="T824">m</text:span></text:span><text:span text:style-name="T824">, t</text:span><text:span text:style-name="amh_5f_dev_5f_abbr"><text:span text:style-name="T824">ame</text:span></text:span><text:span text:style-name="T824">n satis in ciuitate </text:span><text:span text:style-name="T825">mi</text:span><text:span text:style-name="amh_5f_dev_5f_abbr"><text:span text:style-name="T825">ni</text:span></text:span><text:span text:style-name="T825">strans.</text:span></text:h>
      <text:p text:style-name="P55"><text:span text:style-name="amh_5f_lettre_5f_rubriquee">V</text:span><text:span text:style-name="T826">t aut</text:span><text:span text:style-name="amh_5f_dev_5f_abbr"><text:span text:style-name="T826">em</text:span></text:span><text:span text:style-name="T826"> </text:span><text:span text:style-name="T827">de priorib</text:span><text:span text:style-name="amh_5f_dev_5f_abbr"><text:span text:style-name="T827">us</text:span></text:span><text:span text:style-name="T827"> </text:span><text:span text:style-name="T828">incipiam </text:span><text:span text:style-name="T829">est te</text:span><text:span text:style-name="amh_5f_dev_5f_abbr"><text:span text:style-name="T829">m</text:span></text:span><text:span text:style-name="T829">plu</text:span><text:span text:style-name="amh_5f_dev_5f_abbr"><text:span text:style-name="T829">m</text:span></text:span><text:span text:style-name="T829"> D</text:span><text:span text:style-name="amh_5f_dev_5f_abbr"><text:span text:style-name="T829">omi</text:span></text:span><text:span text:style-name="T829">ni non q</text:span><text:span text:style-name="amh_5f_dev_5f_abbr"><text:span text:style-name="T829">u</text:span></text:span><text:span text:style-name="T829">idem hoc q</text:span><text:span text:style-name="amh_5f_dev_5f_abbr"><text:span text:style-name="T829">uo</text:span></text:span><text:span text:style-name="T829">d </text:span><text:span text:style-name="T830">Salomon </text:span><text:span text:style-name="T831">co</text:span><text:span text:style-name="amh_5f_dev_5f_abbr"><text:span text:style-name="T831">n</text:span></text:span><text:span text:style-name="T831">struxit, </text:span><text:span text:style-name="T832">penit</text:span><text:span text:style-name="amh_5f_dev_5f_abbr"><text:span text:style-name="T832">us</text:span></text:span><text:span text:style-name="T832"> eteni</text:span><text:span text:style-name="amh_5f_dev_5f_abbr"><text:span text:style-name="T833">m</text:span></text:span><text:span text:style-name="T832"> demolitu</text:span><text:span text:style-name="amh_5f_dev_5f_abbr"><text:span text:style-name="T832">m</text:span></text:span><text:span text:style-name="T832"> est sc</text:span><text:span text:style-name="amh_5f_dev_5f_abbr"><text:span text:style-name="T832">r</text:span></text:span><text:span text:style-name="T832">iptura attesta</text:span><text:span text:style-name="amh_5f_dev_5f_abbr"><text:span text:style-name="T834">n</text:span></text:span><text:span text:style-name="T832">te, s</text:span><text:span text:style-name="amh_5f_dev_5f_abbr"><text:span text:style-name="T832">ed</text:span></text:span><text:span text:style-name="T832"> ali</text:span><text:span text:style-name="T833">u</text:span><text:span text:style-name="T832">d i</text:span><text:span text:style-name="amh_5f_dev_5f_abbr"><text:span text:style-name="T832">n</text:span></text:span><text:span text:style-name="T832"> eode</text:span><text:span text:style-name="amh_5f_dev_5f_abbr"><text:span text:style-name="T832">m</text:span></text:span><text:span text:style-name="T832"> loco </text:span><text:span text:style-name="T835">restauratu</text:span><text:span text:style-name="amh_5f_dev_5f_abbr"><text:span text:style-name="T835">m</text:span></text:span><text:span text:style-name="T835"> est rotondu</text:span><text:span text:style-name="amh_5f_dev_5f_abbr"><text:span text:style-name="T835">m</text:span></text:span><text:span text:style-name="T835"> figura satis largu</text:span><text:span text:style-name="amh_5f_dev_5f_abbr"><text:span text:style-name="T835">m</text:span></text:span><text:span text:style-name="T835"> in circuitu nulla </text:span><text:span text:style-name="T836">sibi a co</text:span><text:span text:style-name="amh_5f_dev_5f_abbr"><text:span text:style-name="T836">m</text:span></text:span><text:span text:style-name="T836">petenti </text:span><text:span text:style-name="T837">spatio ma</text:span><text:span text:style-name="amh_5f_dev_5f_abbr"><text:span text:style-name="T837">n</text:span></text:span><text:span text:style-name="T837">sione a</text:span><text:span text:style-name="amh_5f_dev_5f_abbr"><text:span text:style-name="T837">pro</text:span></text:span><text:span text:style-name="T837">pi</text:span><text:span text:style-name="amh_5f_dev_5f_abbr"><text:span text:style-name="T837">n</text:span></text:span><text:span text:style-name="T837">quante. </text:span><text:span text:style-name="amh_5f_lettre_5f_rubriquee">E</text:span><text:span text:style-name="T838">st aut</text:span><text:span text:style-name="amh_5f_dev_5f_abbr"><text:span text:style-name="T838">em</text:span></text:span><text:span text:style-name="T838"> et ip</text:span><text:span text:style-name="amh_5f_dev_5f_abbr"><text:span text:style-name="T838">su</text:span></text:span><text:span text:style-name="T838">m</text:span><text:span text:style-name="T838"><text:note text:id="ftn107" text:note-class="footnote"><text:note-citation>107</text:note-citation><text:note-body><text:p text:style-name="amh_5f_note_5f_apparat"><text:span text:style-name="amh_5f_apparat_5f_lemme">ipsum</text:span> <text:span text:style-name="amh_5f_apparat_5f_témoin">Li</text:span> : <text:span text:style-name="amh_5f_apparat_5f_variante">ipsum atrium</text:span> <text:span text:style-name="amh_5f_apparat_5f_témoin">U</text:span> <text:span text:style-name="amh_5f_apparat_5f_témoin">Wo</text:span> <text:span text:style-name="amh_5f_apparat_5f_témoin">Deluz</text:span></text:p></text:note-body></text:note></text:span><text:span text:style-name="T838"> </text:span><text:span text:style-name="T839">non coopertu</text:span><text:span text:style-name="amh_5f_dev_5f_abbr"><text:span text:style-name="T839">m</text:span></text:span><text:span text:style-name="T839"> </text:span><text:span text:style-name="T840">subter</text:span><text:span text:style-name="T840"><text:note text:id="ftn108" text:note-class="footnote"><text:note-citation>108</text:note-citation><text:note-body><text:p text:style-name="amh_5f_note_5f_apparat"><text:span text:style-name="amh_5f_apparat_5f_lemme">subter</text:span> <text:span text:style-name="amh_5f_apparat_5f_témoin">Li</text:span> : <text:span text:style-name="amh_5f_apparat_5f_variante">subtus</text:span> <text:span text:style-name="amh_5f_apparat_5f_témoin">U</text:span> <text:span text:style-name="amh_5f_apparat_5f_témoin">Wo</text:span> <text:span text:style-name="amh_5f_apparat_5f_témoin">Deluz</text:span></text:p></text:note-body></text:note></text:span><text:span text:style-name="T840"> </text:span><text:span text:style-name="T841">aut</text:span><text:span text:style-name="amh_5f_dev_5f_abbr"><text:span text:style-name="T841">em</text:span></text:span><text:span text:style-name="T841"> albo</text:span><text:span text:style-name="T841"><text:note text:id="ftn109" text:note-class="footnote"><text:note-citation>109</text:note-citation><text:note-body><text:p text:style-name="amh_5f_note_5f_apparat"><text:span text:style-name="amh_5f_apparat_5f_lemme">albo</text:span> <text:span text:style-name="amh_5f_apparat_5f_témoin">Li</text:span> <text:span text:style-name="amh_5f_apparat_5f_témoin">Wo</text:span> <text:span text:style-name="amh_5f_apparat_5f_témoin">Deluz</text:span> : <text:span text:style-name="amh_5f_apparat_5f_variante">alto</text:span> <text:span text:style-name="amh_5f_apparat_5f_témoin">U</text:span></text:p></text:note-body></text:note></text:span><text:span text:style-name="T841"> </text:span><text:span text:style-name="T842">marmore </text:span><text:span text:style-name="T843">bene structu</text:span><text:span text:style-name="amh_5f_dev_5f_abbr"><text:span text:style-name="T843">m</text:span></text:span><text:span text:style-name="T843"> </text:span><text:span text:style-name="T844">q</text:span><text:span text:style-name="amh_5f_dev_5f_abbr"><text:span text:style-name="T844">uo</text:span></text:span><text:span text:style-name="T844">d Sarraceni </text:span><text:span text:style-name="T845">familiari</text:span><text:span text:style-name="T845"><text:note text:id="ftn110" text:note-class="footnote"><text:note-citation>110</text:note-citation><text:note-body><text:p text:style-name="P56"><text:span text:style-name="amh_5f_apparat_5f_lemme">familiari</text:span> <text:span text:style-name="amh_5f_apparat_5f_témoin">Li</text:span> : <text:span text:style-name="amh_5f_apparat_5f_variante">in maxima habentes</text:span> <text:span text:style-name="amh_5f_apparat_5f_témoin">Wo</text:span> <text:span text:style-name="amh_5f_apparat_5f_témoin">Deluz</text:span> <text:span text:style-name="T846">| </text:span><text:span text:style-name="amh_5f_apparat_5f_variante">in magna</text:span><text:span text:style-name="T846"> </text:span><text:span text:style-name="amh_5f_apparat_5f_témoin">U</text:span></text:p></text:note-body></text:note></text:span><text:span text:style-name="T845"> </text:span><text:span text:style-name="T847">reue</text:span><text:span text:style-name="amh_5f_dev_5f_abbr"><text:span text:style-name="T847">re</text:span></text:span><text:span text:style-name="T847">ncia </text:span><text:span text:style-name="T848">cole</text:span><text:span text:style-name="amh_5f_dev_5f_abbr"><text:span text:style-name="T848">n</text:span></text:span><text:span text:style-name="T848">tes </text:span><text:span text:style-name="T849">mu</text:span><text:span text:style-name="amh_5f_dev_5f_abbr"><text:span text:style-name="T849">n</text:span></text:span><text:span text:style-name="T849">dissimu</text:span><text:span text:style-name="amh_5f_dev_5f_abbr"><text:span text:style-name="T849">m</text:span></text:span><text:span text:style-name="T849"> tene</text:span><text:span text:style-name="amh_5f_dev_5f_abbr"><text:span text:style-name="T849">n</text:span></text:span><text:span text:style-name="T849">t, nudis </text:span><text:span text:style-name="T850">pedib</text:span><text:span text:style-name="amh_5f_dev_5f_abbr"><text:span text:style-name="T850">us</text:span></text:span><text:span text:style-name="T850"> </text:span><text:span text:style-name="T851">adeu</text:span><text:span text:style-name="amh_5f_dev_5f_abbr"><text:span text:style-name="T851">n</text:span></text:span><text:span text:style-name="T851">t </text:span><text:span text:style-name="T852">et deosculant</text:span><text:span text:style-name="amh_5f_dev_5f_abbr"><text:span text:style-name="T852">u</text:span></text:span><text:span text:style-name="T852">r genuflexi m</text:span><text:span text:style-name="amh_5f_dev_5f_abbr"><text:span text:style-name="T852">u</text:span></text:span><text:span text:style-name="T852">ltotiens </text:span><text:span text:style-name="T853">nec </text:span><text:span text:style-name="amh_5f_dev_5f_abbr"><text:span text:style-name="T854">per</text:span></text:span><text:span text:style-name="T854">mittu</text:span><text:span text:style-name="amh_5f_dev_5f_abbr"><text:span text:style-name="T854">n</text:span></text:span><text:span text:style-name="T854">t alique</text:span><text:span text:style-name="amh_5f_dev_5f_abbr"><text:span text:style-name="T854">m</text:span></text:span><text:span text:style-name="T854"> </text:span><text:span text:style-name="amh_5f_dev_5f_abbr"><text:span text:style-name="T854">christ</text:span></text:span><text:span text:style-name="T854">ianu</text:span><text:span text:style-name="amh_5f_dev_5f_abbr"><text:span text:style-name="T854">m</text:span></text:span><text:span text:style-name="T854"> intrare atriu</text:span><text:span text:style-name="amh_5f_dev_5f_abbr"><text:span text:style-name="T854">m</text:span></text:span><text:span text:style-name="T854"> </text:span><text:span text:style-name="T855">et te</text:span><text:span text:style-name="amh_5f_dev_5f_abbr"><text:span text:style-name="T855">m</text:span></text:span><text:span text:style-name="T855">plu</text:span><text:span text:style-name="amh_5f_dev_5f_abbr"><text:span text:style-name="T855">m</text:span></text:span><text:span text:style-name="T855"> </text:span><text:span text:style-name="T856">dicentes ta</text:span><text:span text:style-name="amh_5f_dev_5f_abbr"><text:span text:style-name="T856">m</text:span></text:span><text:span text:style-name="T856"> s</text:span><text:span text:style-name="amh_5f_dev_5f_abbr"><text:span text:style-name="T856">an</text:span></text:span><text:span text:style-name="T856">ct</text:span><text:span text:style-name="amh_5f_dev_5f_abbr"><text:span text:style-name="T856">u</text:span></text:span><text:span text:style-name="T856">m locu</text:span><text:span text:style-name="amh_5f_dev_5f_abbr"><text:span text:style-name="T856">m</text:span></text:span><text:span text:style-name="T856">, </text:span><text:span text:style-name="T857">q</text:span><text:span text:style-name="amh_5f_dev_5f_abbr"><text:span text:style-name="T857">uem</text:span></text:span><text:span text:style-name="T857"> domu</text:span><text:span text:style-name="amh_5f_dev_5f_abbr"><text:span text:style-name="T857">m</text:span></text:span><text:span text:style-name="T857"> </text:span><text:span text:style-name="T858">Dei </text:span><text:span text:style-name="T859">singulare</text:span><text:span text:style-name="amh_5f_dev_5f_abbr"><text:span text:style-name="T859">m</text:span></text:span><text:span text:style-name="T859"> </text:span><text:span text:style-name="T860">a</text:span><text:span text:style-name="T861">ss</text:span><text:span text:style-name="T860">eru</text:span><text:span text:style-name="amh_5f_dev_5f_abbr"><text:span text:style-name="T860">n</text:span></text:span><text:span text:style-name="T860">t </text:span><text:span text:style-name="T862">et non debe</text:span><text:span text:style-name="amh_5f_dev_5f_abbr"><text:span text:style-name="T862">re</text:span></text:span><text:span text:style-name="T862"> </text:span><text:span text:style-name="T863">a </text:span><text:span text:style-name="amh_5f_dev_5f_abbr"><text:span text:style-name="T863">christ</text:span></text:span><text:span text:style-name="T863">ianis </text:span><text:span text:style-name="T864">a</text:span><text:span text:style-name="amh_5f_dev_5f_abbr"><text:span text:style-name="T864">ut</text:span></text:span><text:span text:style-name="T864"> </text:span><text:span text:style-name="T833">a </text:span><text:span text:style-name="T864">iudeis </text:span><text:span text:style-name="T865">q</text:span><text:span text:style-name="amh_5f_dev_5f_abbr"><text:span text:style-name="T865">u</text:span></text:span><text:span text:style-name="T865">os </text:span><text:span text:style-name="T866">c</text:span><text:span text:style-name="T865">anes </text:span><text:span text:style-name="T866">et i</text:span><text:span text:style-name="amh_5f_dev_5f_abbr"><text:span text:style-name="T866">n</text:span></text:span><text:span text:style-name="T866">fideles </text:span><text:span text:style-name="T867">reputant maculari.</text:span></text:p>
      <text:p text:style-name="P57"><text:span text:style-name="T868">Sane </text:span><text:span text:style-name="T869">i</text:span><text:span text:style-name="amh_5f_dev_5f_abbr"><text:span text:style-name="T869">n</text:span></text:span><text:span text:style-name="T869"> hoc loco templi</text:span><text:span text:style-name="T869"><text:note text:id="ftn111" text:note-class="footnote"><text:note-citation>111</text:note-citation><text:note-body><text:p text:style-name="P58"><text:span text:style-name="amh_5f_apparat_5f_lemme">templi</text:span> <text:span text:style-name="amh_5f_apparat_5f_témoin">Deluz</text:span> : <text:span text:style-name="amh_5f_apparat_5f_variante">temporali</text:span> <text:span text:style-name="amh_5f_apparat_5f_témoin">Li</text:span> <text:span text:style-name="amh_5f_apparat_5f_témoin">U</text:span> <text:span text:style-name="amh_5f_apparat_5f_témoin">Wo</text:span></text:p></text:note-body></text:note></text:span><text:span text:style-name="T869"> </text:span><text:span text:style-name="T870">plura</text:span><text:span text:style-name="T870"><text:note text:id="ftn112" text:note-class="footnote"><text:note-citation>112</text:note-citation><text:note-body><text:p text:style-name="amh_5f_note_5f_apparat"><text:span text:style-name="amh_5f_apparat_5f_lemme">plura</text:span> <text:span text:style-name="amh_5f_apparat_5f_témoin">Li</text:span> <text:span text:style-name="amh_5f_apparat_5f_témoin">Wo</text:span> <text:span text:style-name="amh_5f_apparat_5f_témoin">Deluz</text:span> : <text:span text:style-name="amh_5f_apparat_5f_variante">plurima</text:span><text:span text:style-name="T871"> </text:span><text:span text:style-name="amh_5f_apparat_5f_témoin">U</text:span></text:p></text:note-body></text:note></text:span><text:span text:style-name="T870"> magnalia </text:span><text:span text:style-name="amh_5f_dev_5f_abbr"><text:span text:style-name="T870">et</text:span></text:span><text:span text:style-name="T870"> mirifica </text:span><text:span text:style-name="T872">Dei </text:span><text:span text:style-name="T873">o</text:span><text:span text:style-name="amh_5f_dev_5f_abbr"><text:span text:style-name="T873">per</text:span></text:span><text:span text:style-name="T873">a </text:span><text:span text:style-name="T874">facta su</text:span><text:span text:style-name="amh_5f_dev_5f_abbr"><text:span text:style-name="T874">n</text:span></text:span><text:span text:style-name="T874">t, </text:span><text:span text:style-name="T875">sc</text:span><text:span text:style-name="amh_5f_dev_5f_abbr"><text:span text:style-name="T875">r</text:span></text:span><text:span text:style-name="T875">iptura ta</text:span><text:span text:style-name="amh_5f_dev_5f_abbr"><text:span text:style-name="T875">m</text:span></text:span><text:span text:style-name="T875"> </text:span><text:span text:style-name="T876">uet</text:span><text:span text:style-name="amh_5f_dev_5f_abbr"><text:span text:style-name="T876">er</text:span></text:span><text:span text:style-name="T876">is </text:span><text:span text:style-name="T877">q</text:span><text:span text:style-name="amh_5f_dev_5f_abbr"><text:span text:style-name="T877">u</text:span></text:span><text:span text:style-name="T877">a</text:span><text:span text:style-name="amh_5f_dev_5f_abbr"><text:span text:style-name="T877">m</text:span></text:span><text:span text:style-name="T877"> noui </text:span><text:span text:style-name="T878">T</text:span><text:span text:style-name="T879">estame</text:span><text:span text:style-name="amh_5f_dev_5f_abbr"><text:span text:style-name="T879">n</text:span></text:span><text:span text:style-name="T879">ti testante, </text:span><text:span text:style-name="T880">q</text:span><text:span text:style-name="amh_5f_dev_5f_abbr"><text:span text:style-name="T880">ue</text:span></text:span><text:span text:style-name="T880"> </text:span><text:span text:style-name="amh_5f_dev_5f_abbr"><text:span text:style-name="T880">per</text:span></text:span><text:span text:style-name="T880"> si</text:span><text:span text:style-name="amh_5f_dev_5f_abbr"><text:span text:style-name="T880">n</text:span></text:span><text:span text:style-name="T880">gula </text:span><text:span text:style-name="T881">ta</text:span><text:span text:style-name="amh_5f_dev_5f_abbr"><text:span text:style-name="T881">n</text:span></text:span><text:span text:style-name="T881">ge</text:span><text:span text:style-name="amh_5f_dev_5f_abbr"><text:span text:style-name="T881">re</text:span></text:span><text:span text:style-name="T881"> </text:span><text:span text:style-name="T882">longu</text:span><text:span text:style-name="amh_5f_dev_5f_abbr"><text:span text:style-name="T882">m</text:span></text:span><text:span text:style-name="T882"> e</text:span><text:span text:style-name="amh_5f_dev_5f_abbr"><text:span text:style-name="T882">ss</text:span></text:span><text:span text:style-name="T882">et. </text:span><text:span text:style-name="amh_5f_lettre_5f_rubriquee">I</text:span><text:span text:style-name="T883">n hoc loco </text:span><text:span text:style-name="T884">Dei sacerdos </text:span><text:span text:style-name="T885">Melcisedech </text:span><text:span text:style-name="T886">credit</text:span><text:span text:style-name="amh_5f_dev_5f_abbr"><text:span text:style-name="T886">u</text:span></text:span><text:span text:style-name="T886">r </text:span><text:span text:style-name="T887">pane</text:span><text:span text:style-name="amh_5f_dev_5f_abbr"><text:span text:style-name="T887">m</text:span></text:span><text:span text:style-name="T887"> et uinu</text:span><text:span text:style-name="amh_5f_dev_5f_abbr"><text:span text:style-name="T887">m</text:span></text:span><text:span text:style-name="T887"> </text:span><text:span text:style-name="T888">Deo mistice </text:span><text:span text:style-name="T889">primit</text:span><text:span text:style-name="amh_5f_dev_5f_abbr"><text:span text:style-name="T889">us</text:span></text:span><text:span text:style-name="T889"> </text:span><text:span text:style-name="T890">obtulisse. </text:span><text:span text:style-name="T891">Dicit</text:span><text:span text:style-name="amh_5f_dev_5f_abbr"><text:span text:style-name="T891">u</text:span></text:span><text:span text:style-name="T891">r etia</text:span><text:span text:style-name="amh_5f_dev_5f_abbr"><text:span text:style-name="T891">m</text:span></text:span><text:span text:style-name="T891"> </text:span><text:span text:style-name="T892">hic loc</text:span><text:span text:style-name="amh_5f_dev_5f_abbr"><text:span text:style-name="T892">us</text:span></text:span><text:span text:style-name="T892"> Abrahe </text:span><text:span text:style-name="T893">a Deo monstrat</text:span><text:span text:style-name="amh_5f_dev_5f_abbr"><text:span text:style-name="T893">us</text:span></text:span><text:span text:style-name="T893"> ut filium</text:span><text:span text:style-name="T893"><text:note text:id="ftn113" text:note-class="footnote"><text:note-citation>113</text:note-citation><text:note-body><text:p text:style-name="amh_5f_note_5f_apparat"><text:span text:style-name="amh_5f_apparat_5f_lemme">filium</text:span> <text:span text:style-name="amh_5f_apparat_5f_témoin">Li</text:span> <text:span text:style-name="amh_5f_apparat_5f_témoin">Wo</text:span> <text:span text:style-name="amh_5f_apparat_5f_témoin">Deluz</text:span> : <text:span text:style-name="amh_5f_apparat_5f_variante">filium suum dulcium Isaac</text:span> <text:span text:style-name="amh_5f_apparat_5f_témoin">U</text:span></text:p></text:note-body></text:note></text:span><text:span text:style-name="T893"> i</text:span><text:span text:style-name="amh_5f_dev_5f_abbr"><text:span text:style-name="T893">m</text:span></text:span><text:span text:style-name="T893">molaret, </text:span><text:span text:style-name="T894">quo p</text:span><text:span text:style-name="amh_5f_dev_5f_abbr"><text:span text:style-name="T894">re</text:span></text:span><text:span text:style-name="T894">cepto </text:span><text:span text:style-name="T895">angeli, illeso </text:span><text:span text:style-name="amh_5f_dev_5f_abbr"><text:span text:style-name="T896">per</text:span></text:span><text:span text:style-name="T896">mane</text:span><text:span text:style-name="amh_5f_dev_5f_abbr"><text:span text:style-name="T896">n</text:span></text:span><text:span text:style-name="T896">te, ariete</text:span><text:span text:style-name="amh_5f_dev_5f_abbr"><text:span text:style-name="T896">m</text:span></text:span><text:span text:style-name="T896"> here</text:span><text:span text:style-name="amh_5f_dev_5f_abbr"><text:span text:style-name="T896">n</text:span></text:span><text:span text:style-name="T896">tem </text:span><text:span text:style-name="T897">cornua </text:span><text:span text:style-name="T898">i</text:span><text:span text:style-name="amh_5f_dev_5f_abbr"><text:span text:style-name="T898">n</text:span></text:span><text:span text:style-name="T898"> ueprib</text:span><text:span text:style-name="amh_5f_dev_5f_abbr"><text:span text:style-name="T898">us</text:span></text:span><text:span text:style-name="T898"> </text:span><text:span text:style-name="T899">Abraham </text:span><text:span text:style-name="T900">loco </text:span><text:span text:style-name="T901">i</text:span><text:span text:style-name="amh_5f_dev_5f_abbr"><text:span text:style-name="T901">m</text:span></text:span><text:span text:style-name="T901">molauit filii, quo mi</text:span><text:span text:style-name="amh_5f_dev_5f_abbr"><text:span text:style-name="T902">ni</text:span></text:span><text:span text:style-name="T901">sterio</text:span><text:span text:style-name="T901"><text:note text:id="ftn114" text:note-class="footnote"><text:note-citation>114</text:note-citation><text:note-body><text:p text:style-name="P59"><text:span text:style-name="amh_5f_apparat_5f_lemme">ministerio</text:span> <text:span text:style-name="amh_5f_apparat_5f_témoin">Li</text:span> : <text:span text:style-name="amh_5f_apparat_5f_variante">sacrificio</text:span> <text:span text:style-name="amh_5f_apparat_5f_témoin">U Wo Deluz</text:span></text:p></text:note-body></text:note></text:span><text:span text:style-name="T901"> </text:span><text:span text:style-name="T902">p</text:span><text:span text:style-name="T901">assio </text:span><text:span text:style-name="amh_5f_dev_5f_abbr"><text:span text:style-name="T901">Christ</text:span></text:span><text:span text:style-name="T901">i Dei </text:span><text:span text:style-name="amh_5f_dev_5f_abbr"><text:span text:style-name="T903">et</text:span></text:span><text:span text:style-name="T903"> ho</text:span><text:span text:style-name="amh_5f_dev_5f_abbr"><text:span text:style-name="T903">min</text:span></text:span><text:span text:style-name="T903">is </text:span><text:span text:style-name="T904">clarissime </text:span><text:span text:style-name="amh_5f_dev_5f_abbr"><text:span text:style-name="T904">pro</text:span></text:span><text:span text:style-name="T904">phetat</text:span><text:span text:style-name="amh_5f_dev_5f_abbr"><text:span text:style-name="T904">u</text:span></text:span><text:span text:style-name="T904">r. </text:span><text:span text:style-name="T905">D</text:span><text:span text:style-name="amh_5f_dev_5f_abbr"><text:span text:style-name="T905">icitu</text:span></text:span><text:span text:style-name="T905">r </text:span><text:span text:style-name="T906">et hic loc</text:span><text:span text:style-name="amh_5f_dev_5f_abbr"><text:span text:style-name="T906">us</text:span></text:span><text:span text:style-name="T906"> e</text:span><text:span text:style-name="amh_5f_dev_5f_abbr"><text:span text:style-name="T906">ss</text:span></text:span><text:span text:style-name="T906">e ubi beat</text:span><text:span text:style-name="amh_5f_dev_5f_abbr"><text:span text:style-name="T906">us</text:span></text:span><text:span text:style-name="T906"> </text:span><text:span text:style-name="T907">patriarca </text:span><text:span text:style-name="T908">Iacob uidit </text:span><text:soft-page-break/><text:span text:style-name="T909">scala</text:span><text:span text:style-name="amh_5f_dev_5f_abbr"><text:span text:style-name="T909">m</text:span></text:span><text:span text:style-name="T909"> </text:span><text:span text:style-name="T910">recta</text:span><text:span text:style-name="amh_5f_dev_5f_abbr"><text:span text:style-name="T910">m</text:span></text:span><text:span text:style-name="T910"> cacumen </text:span><text:span text:style-name="T911">celi tangente</text:span><text:span text:style-name="amh_5f_dev_5f_abbr"><text:span text:style-name="T911">m</text:span></text:span><text:span text:style-name="T911"> </text:span><text:span text:style-name="amh_5f_dev_5f_abbr"><text:span text:style-name="T912">et</text:span></text:span><text:span text:style-name="T912"> angelos </text:span><text:span text:style-name="T913">ascensos </text:span><text:span text:style-name="amh_5f_dev_5f_abbr"><text:span text:style-name="T914">et</text:span></text:span><text:span text:style-name="T914"> desce</text:span><text:span text:style-name="amh_5f_dev_5f_abbr"><text:span text:style-name="T914">n</text:span></text:span><text:span text:style-name="T914">sos, </text:span><text:span text:style-name="T915">hui</text:span><text:span text:style-name="amh_5f_dev_5f_abbr"><text:span text:style-name="T915">us</text:span></text:span><text:span text:style-name="T915"> loci </text:span><text:span text:style-name="T916">sanctitate</text:span><text:span text:style-name="amh_5f_dev_5f_abbr"><text:span text:style-name="T916">m</text:span></text:span><text:span text:style-name="T916"> </text:span><text:span text:style-name="T917">nimiru</text:span><text:span text:style-name="amh_5f_dev_5f_abbr"><text:span text:style-name="T917">m</text:span></text:span><text:span text:style-name="T917"> clare </text:span><text:span text:style-name="T918">docentes. </text:span><text:span text:style-name="T919">In hoc </text:span><text:span text:style-name="T920">loco, uidit Dauid angelu</text:span><text:span text:style-name="amh_5f_dev_5f_abbr"><text:span text:style-name="T920">m</text:span></text:span><text:span text:style-name="T920"> </text:span><text:span text:style-name="T921">sedente</text:span><text:span text:style-name="amh_5f_dev_5f_abbr"><text:span text:style-name="T922">m</text:span></text:span><text:span text:style-name="T921"> </text:span><text:span text:style-name="T922">impos</text:span><text:span text:style-name="T921">uisse </text:span><text:span text:style-name="T923">gladiu</text:span><text:span text:style-name="amh_5f_dev_5f_abbr"><text:span text:style-name="T923">m</text:span></text:span><text:span text:style-name="T923"> cruentatu</text:span><text:span text:style-name="amh_5f_dev_5f_abbr"><text:span text:style-name="T923">m</text:span></text:span><text:span text:style-name="T923"> </text:span><text:span text:style-name="T924">in uagina</text:span><text:span text:style-name="amh_5f_dev_5f_abbr"><text:span text:style-name="T924">m</text:span></text:span><text:span text:style-name="T924">. </text:span><text:span text:style-name="T925">In hoc </text:span><text:span text:style-name="T926">etia</text:span><text:span text:style-name="amh_5f_dev_5f_abbr"><text:span text:style-name="T926">m</text:span></text:span><text:span text:style-name="T926"> loco, Salomon, </text:span><text:span text:style-name="T927">Deo amabilis, or</text:span><text:span text:style-name="amh_5f_dev_5f_abbr"><text:span text:style-name="T927">ati</text:span></text:span><text:span text:style-name="T927">o</text:span><text:span text:style-name="amh_5f_dev_5f_abbr"><text:span text:style-name="T927">n</text:span></text:span><text:span text:style-name="T927">em </text:span><text:span text:style-name="T928">deuota</text:span><text:span text:style-name="amh_5f_dev_5f_abbr"><text:span text:style-name="T928">m</text:span></text:span><text:span text:style-name="T928"> et loco co</text:span><text:span text:style-name="amh_5f_dev_5f_abbr"><text:span text:style-name="T928">n</text:span></text:span><text:span text:style-name="T928">ueniente</text:span><text:span text:style-name="amh_5f_dev_5f_abbr"><text:span text:style-name="T928">m</text:span></text:span><text:span text:style-name="T928"> ad Deu</text:span><text:span text:style-name="amh_5f_dev_5f_abbr"><text:span text:style-name="T928">m</text:span></text:span><text:span text:style-name="T928"> emisit, </text:span><text:span text:style-name="amh_5f_dev_5f_abbr"><text:span text:style-name="T928">et</text:span></text:span><text:span text:style-name="T928"> ipsu</text:span><text:span text:style-name="amh_5f_dev_5f_abbr"><text:span text:style-name="T928">m</text:span></text:span><text:span text:style-name="T928"> cu</text:span><text:span text:style-name="amh_5f_dev_5f_abbr"><text:span text:style-name="T928">m</text:span></text:span><text:span text:style-name="T928"> sacerdotib</text:span><text:span text:style-name="amh_5f_dev_5f_abbr"><text:span text:style-name="T928">us</text:span></text:span><text:span text:style-name="T928"> </text:span><text:span text:style-name="T929">mi</text:span><text:span text:style-name="amh_5f_dev_5f_abbr"><text:span text:style-name="T929">ni</text:span></text:span><text:span text:style-name="T929">stris </text:span><text:span text:style-name="T930">precelsa </text:span><text:span text:style-name="T931">solle</text:span><text:span text:style-name="amh_5f_dev_5f_abbr"><text:span text:style-name="T931">m</text:span></text:span><text:span text:style-name="T931">pnitate </text:span><text:span text:style-name="T932">instinctu </text:span><text:span text:style-name="T933">Dei atte</text:span><text:span text:style-name="amh_5f_dev_5f_abbr"><text:span text:style-name="T933">n</text:span></text:span><text:span text:style-name="T933">tissime </text:span><text:span text:style-name="T934">dedicauit. </text:span><text:span text:style-name="T935">In hoc loco, b</text:span><text:span text:style-name="amh_5f_dev_5f_abbr"><text:span text:style-name="T935">ea</text:span></text:span><text:span text:style-name="T935">ta Virgo </text:span><text:span text:style-name="T936">an</text:span><text:span text:style-name="amh_5f_dev_5f_abbr"><text:span text:style-name="T936">te</text:span></text:span><text:span text:style-name="T936"> desponsatione</text:span><text:span text:style-name="amh_5f_dev_5f_abbr"><text:span text:style-name="T936">m</text:span></text:span><text:span text:style-name="T936"> </text:span><text:span text:style-name="T937">ei</text:span><text:span text:style-name="amh_5f_dev_5f_abbr"><text:span text:style-name="T937">us</text:span></text:span><text:span text:style-name="T937"> d</text:span><text:span text:style-name="amh_5f_dev_5f_abbr"><text:span text:style-name="T937">icitu</text:span></text:span><text:span text:style-name="T937">r a pare</text:span><text:span text:style-name="amh_5f_dev_5f_abbr"><text:span text:style-name="T937">n</text:span></text:span><text:span text:style-name="T937">tib</text:span><text:span text:style-name="amh_5f_dev_5f_abbr"><text:span text:style-name="T937">us</text:span></text:span><text:span text:style-name="T937"> </text:span><text:span text:style-name="T938">Deo fuisse oblata, </text:span><text:span text:style-name="T939">ut te</text:span><text:span text:style-name="amh_5f_dev_5f_abbr"><text:span text:style-name="T939">m</text:span></text:span><text:span text:style-name="T939">pli pa</text:span><text:span text:style-name="amh_5f_dev_5f_abbr"><text:span text:style-name="T939">n</text:span></text:span><text:span text:style-name="T939">nos </text:span><text:span text:style-name="T940">abluendo </text:span><text:span text:style-name="T941">aliaq</text:span><text:span text:style-name="amh_5f_dev_5f_abbr"><text:span text:style-name="T941">ue</text:span></text:span><text:span text:style-name="T941"> officia uirginalia colendo diligent</text:span><text:span text:style-name="amh_5f_dev_5f_abbr"><text:span text:style-name="T941">er</text:span></text:span><text:span text:style-name="T941"> </text:span><text:span text:style-name="T942">s</text:span><text:span text:style-name="amh_5f_dev_5f_abbr"><text:span text:style-name="T942">er</text:span></text:span><text:span text:style-name="T942">uiciu</text:span><text:span text:style-name="amh_5f_dev_5f_abbr"><text:span text:style-name="T942">m</text:span></text:span><text:span text:style-name="T942"> </text:span><text:span text:style-name="T943">exiberet. </text:span><text:span text:style-name="T944">In hoc loco, </text:span><text:span text:style-name="T945">Virgo M</text:span><text:span text:style-name="amh_5f_dev_5f_abbr"><text:span text:style-name="T945">ate</text:span></text:span><text:span text:style-name="T945">r </text:span><text:span text:style-name="T946">Dei </text:span><text:span text:style-name="T947">et suu</text:span><text:span text:style-name="amh_5f_dev_5f_abbr"><text:span text:style-name="T947">m</text:span></text:span><text:span text:style-name="T947"> filiu</text:span><text:span text:style-name="amh_5f_dev_5f_abbr"><text:span text:style-name="T947">m</text:span></text:span><text:span text:style-name="T947"> </text:span><text:span text:style-name="T948">pueru</text:span><text:span text:style-name="amh_5f_dev_5f_abbr"><text:span text:style-name="T948">m</text:span></text:span><text:span text:style-name="T948"> </text:span><text:span text:style-name="T949">Ih</text:span><text:span text:style-name="amh_5f_dev_5f_abbr"><text:span text:style-name="T949">esu</text:span></text:span><text:span text:style-name="T949">m </text:span><text:span text:style-name="T950">p</text:span><text:span text:style-name="amh_5f_dev_5f_abbr"><text:span text:style-name="T950">rese</text:span></text:span><text:span text:style-name="T950">ntauit </text:span><text:span text:style-name="T951">s</text:span><text:span text:style-name="amh_5f_dev_5f_abbr"><text:span text:style-name="T951">ecundu</text:span></text:span><text:span text:style-name="T951">m </text:span><text:span text:style-name="T952">legis </text:span><text:span text:style-name="T953">p</text:span><text:span text:style-name="amh_5f_dev_5f_abbr"><text:span text:style-name="T953">re</text:span></text:span><text:span text:style-name="T953">ceptu</text:span><text:span text:style-name="amh_5f_dev_5f_abbr"><text:span text:style-name="T953">m</text:span></text:span><text:span text:style-name="T953">, </text:span><text:span text:style-name="amh_5f_dev_5f_abbr"><text:span text:style-name="T954">pro</text:span></text:span><text:span text:style-name="T954"> eo rede</text:span><text:span text:style-name="amh_5f_dev_5f_abbr"><text:span text:style-name="T954">m</text:span></text:span><text:span text:style-name="T954">ptione</text:span><text:span text:style-name="amh_5f_dev_5f_abbr"><text:span text:style-name="T954">m</text:span></text:span><text:span text:style-name="T954"> p</text:span><text:span text:style-name="amh_5f_dev_5f_abbr"><text:span text:style-name="T954">ri</text:span></text:span><text:span text:style-name="T954">mogeniti masculi </text:span><text:span text:style-name="T955">offerendo, </text:span><text:span text:style-name="T956">ubi </text:span><text:span text:style-name="T957">et beat</text:span><text:span text:style-name="amh_5f_dev_5f_abbr"><text:span text:style-name="T957">us</text:span></text:span><text:span text:style-name="T957"> Simeon </text:span><text:span text:style-name="amh_5f_dev_5f_abbr"><text:span text:style-name="T958">Christu</text:span></text:span><text:span text:style-name="T958">m </text:span><text:span text:style-name="T959">in ulnas </text:span><text:span text:style-name="T960">recipiens, </text:span><text:span text:style-name="T961">et beata </text:span><text:span text:style-name="amh_5f_dev_5f_abbr"><text:span text:style-name="T961">pro</text:span></text:span><text:span text:style-name="T961">phetia saluatione</text:span><text:span text:style-name="amh_5f_dev_5f_abbr"><text:span text:style-name="T961">m</text:span></text:span><text:span text:style-name="T961"> mu</text:span><text:span text:style-name="amh_5f_dev_5f_abbr"><text:span text:style-name="T961">n</text:span></text:span><text:span text:style-name="T961">di uenisse </text:span><text:span text:style-name="T962">clara uoce </text:span><text:span text:style-name="T963">instigatio</text:span><text:span text:style-name="amh_5f_dev_5f_abbr"><text:span text:style-name="T963">n</text:span></text:span><text:span text:style-name="T963">e</text:span><text:span text:style-name="amh_5f_dev_5f_abbr"><text:span text:style-name="T963">m</text:span></text:span><text:span text:style-name="T963"> </text:span><text:span text:style-name="T964">Sp</text:span><text:span text:style-name="amh_5f_dev_5f_abbr"><text:span text:style-name="T964">iritu</text:span></text:span><text:span text:style-name="T964">s S</text:span><text:span text:style-name="amh_5f_dev_5f_abbr"><text:span text:style-name="T964">an</text:span></text:span><text:span text:style-name="T964">cti </text:span><text:span text:style-name="T965">notificauit. </text:span><text:span text:style-name="amh_5f_lettre_5f_rubriquee">E</text:span><text:span text:style-name="T966">x hoc loco, </text:span><text:span text:style-name="amh_5f_dev_5f_abbr"><text:span text:style-name="T966">Christu</text:span></text:span><text:span text:style-name="T966">s uende</text:span><text:span text:style-name="amh_5f_dev_5f_abbr"><text:span text:style-name="T966">n</text:span></text:span><text:span text:style-name="T966">tes et ementes eiecit. </text:span><text:span text:style-name="T967">In hoc q</text:span><text:span text:style-name="amh_5f_dev_5f_abbr"><text:span text:style-name="T967">u</text:span></text:span><text:span text:style-name="T967">o</text:span><text:span text:style-name="amh_5f_dev_5f_abbr"><text:span text:style-name="T968">que</text:span></text:span><text:span text:style-name="T967"> loco, </text:span><text:span text:style-name="T969">sepius ip</text:span><text:span text:style-name="amh_5f_dev_5f_abbr"><text:span text:style-name="T969">s</text:span></text:span><text:span text:style-name="T969">e docuit, puerul</text:span><text:span text:style-name="amh_5f_dev_5f_abbr"><text:span text:style-name="T969">us</text:span></text:span><text:span text:style-name="T969"> disputauit, </text:span><text:span text:style-name="T970">q</text:span><text:span text:style-name="amh_5f_dev_5f_abbr"><text:span text:style-name="T970">ue</text:span></text:span><text:span text:style-name="T970">rentib</text:span><text:span text:style-name="amh_5f_dev_5f_abbr"><text:span text:style-name="T970">us</text:span></text:span><text:span text:style-name="T970"> </text:span><text:span text:style-name="T971">dulce </text:span><text:span text:style-name="T972">respo</text:span><text:span text:style-name="amh_5f_dev_5f_abbr"><text:span text:style-name="T972">n</text:span></text:span><text:span text:style-name="T972">su</text:span><text:span text:style-name="amh_5f_dev_5f_abbr"><text:span text:style-name="T972">m</text:span></text:span><text:span text:style-name="T972"> intulit, </text:span><text:span text:style-name="T973">multa </text:span><text:span text:style-name="T974">miracul</text:span><text:span text:style-name="T975">a </text:span><text:span text:style-name="T976">fecit, </text:span><text:span text:style-name="T977">et locu</text:span><text:span text:style-name="amh_5f_dev_5f_abbr"><text:span text:style-name="T977">m</text:span></text:span><text:span text:style-name="T977"> pl</text:span><text:span text:style-name="amh_5f_dev_5f_abbr"><text:span text:style-name="T977">ur</text:span></text:span><text:span text:style-name="T977">imu</text:span><text:span text:style-name="amh_5f_dev_5f_abbr"><text:span text:style-name="T977">m</text:span></text:span><text:span text:style-name="T977"> </text:span><text:span text:style-name="T978">co</text:span><text:span text:style-name="amh_5f_dev_5f_abbr"><text:span text:style-name="T978">m</text:span></text:span><text:span text:style-name="T978">me</text:span><text:span text:style-name="amh_5f_dev_5f_abbr"><text:span text:style-name="T978">n</text:span></text:span><text:span text:style-name="T978">dauit, </text:span><text:span text:style-name="T979">q</text:span><text:span text:style-name="amh_5f_dev_5f_abbr"><text:span text:style-name="T979">ue</text:span></text:span><text:span text:style-name="T979"> o</text:span><text:span text:style-name="amh_5f_dev_5f_abbr"><text:span text:style-name="T979">mn</text:span></text:span><text:span text:style-name="T979">ia sacris Eu</text:span><text:span text:style-name="T968">u</text:span><text:span text:style-name="T979">a</text:span><text:span text:style-name="amh_5f_dev_5f_abbr"><text:span text:style-name="T979">n</text:span></text:span><text:span text:style-name="T979">geliis h</text:span><text:span text:style-name="amh_5f_dev_5f_abbr"><text:span text:style-name="T979">abe</text:span></text:span><text:span text:style-name="T979">nt</text:span><text:span text:style-name="amh_5f_dev_5f_abbr"><text:span text:style-name="T979">u</text:span></text:span><text:span text:style-name="T979">r. </text:span><text:span text:style-name="T980">Supra pinaculu</text:span><text:span text:style-name="amh_5f_dev_5f_abbr"><text:span text:style-name="T980">m</text:span></text:span><text:span text:style-name="T980"> </text:span><text:span text:style-name="T981">hui</text:span><text:span text:style-name="amh_5f_dev_5f_abbr"><text:span text:style-name="T981">us</text:span></text:span><text:span text:style-name="T981"> te</text:span><text:span text:style-name="amh_5f_dev_5f_abbr"><text:span text:style-name="T981">m</text:span></text:span><text:span text:style-name="T981">pli, fili</text:span><text:span text:style-name="amh_5f_dev_5f_abbr"><text:span text:style-name="T981">us</text:span></text:span><text:span text:style-name="T981"> </text:span><text:span text:style-name="T982">Dei miss</text:span><text:span text:style-name="amh_5f_dev_5f_abbr"><text:span text:style-name="T982">u</text:span></text:span><text:span text:style-name="T982">s est ubi te</text:span><text:span text:style-name="amh_5f_dev_5f_abbr"><text:span text:style-name="T982">m</text:span></text:span><text:span text:style-name="T982">ptatione</text:span><text:span text:style-name="amh_5f_dev_5f_abbr"><text:span text:style-name="T982">m</text:span></text:span><text:span text:style-name="T982"> deifica uoce </text:span><text:span text:style-name="T983">non hu</text:span><text:span text:style-name="amh_5f_dev_5f_abbr"><text:span text:style-name="T983">m</text:span></text:span><text:span text:style-name="T983">ana </text:span><text:span text:style-name="T984">repulit </text:span><text:span text:style-name="T985">et ut decuit sacro misterio est potitus angelorum.</text:span></text:p>
      <text:p text:style-name="P60"><text:span text:style-name="amh_5f_lettre_5f_rubriquee">I</text:span>uxta hoc <text:span text:style-name="amh_5f_foliotation"><text:span text:style-name="T302">[f.</text:span></text:span><text:span text:style-name="amh_5f_foliotation"><text:span text:style-name="T304"> </text:span></text:span><text:span text:style-name="amh_5f_foliotation"><text:span text:style-name="T302">238r]</text:span></text:span><text:span text:style-name="T302"> templu</text:span><text:span text:style-name="amh_5f_dev_5f_abbr"><text:span text:style-name="T302">m</text:span></text:span><text:span text:style-name="T302"> </text:span><text:span text:style-name="T293">I</text:span><text:span text:style-name="T302">acob</text:span><text:span text:style-name="amh_5f_dev_5f_abbr"><text:span text:style-name="T302">us</text:span></text:span><text:span text:style-name="T302"> minor, q</text:span><text:span text:style-name="amh_5f_dev_5f_abbr"><text:span text:style-name="T302">u</text:span></text:span><text:span text:style-name="amh_5f_dev_5f_abbr"><text:span text:style-name="T986">i</text:span></text:span><text:span text:style-name="T302"> et frat</text:span><text:span text:style-name="amh_5f_dev_5f_abbr"><text:span text:style-name="T302">er</text:span></text:span><text:span text:style-name="T302"> </text:span><text:span text:style-name="T987">D</text:span><text:span text:style-name="amh_5f_dev_5f_abbr"><text:span text:style-name="T302">omi</text:span></text:span><text:span text:style-name="T302">ni d</text:span><text:span text:style-name="amh_5f_dev_5f_abbr"><text:span text:style-name="T302">ici</text:span></text:span><text:span text:style-name="amh_5f_dev_5f_abbr"><text:span text:style-name="T987">tu</text:span></text:span><text:span text:style-name="T987">r, </text:span><text:span text:style-name="T988">pertica </text:span><text:span text:style-name="T989">fulonis </text:span><text:span text:style-name="T990">exce</text:span><text:span text:style-name="amh_5f_dev_5f_abbr"><text:span text:style-name="T990">re</text:span></text:span><text:span text:style-name="T990">brat</text:span><text:span text:style-name="amh_5f_dev_5f_abbr"><text:span text:style-name="T990">us</text:span></text:span><text:span text:style-name="T990">, </text:span><text:span text:style-name="T991">felix martiriu</text:span><text:span text:style-name="amh_5f_dev_5f_abbr"><text:span text:style-name="T991">m</text:span></text:span><text:span text:style-name="T991"> consu</text:span><text:span text:style-name="amh_5f_dev_5f_abbr"><text:span text:style-name="T991">m</text:span></text:span><text:span text:style-name="T991">mauit. </text:span><text:span text:style-name="amh_5f_lettre_5f_rubriquee">I</text:span><text:span text:style-name="T992">uxta hoc te</text:span><text:span text:style-name="amh_5f_dev_5f_abbr"><text:span text:style-name="T992">m</text:span></text:span><text:span text:style-name="T992">plu</text:span><text:span text:style-name="amh_5f_dev_5f_abbr"><text:span text:style-name="T992">m</text:span></text:span><text:span text:style-name="T992"> etia</text:span><text:span text:style-name="amh_5f_dev_5f_abbr"><text:span text:style-name="T992">m</text:span></text:span><text:span text:style-name="T992"> a sinistris </text:span><text:span text:style-name="T993">est felix ille porta aurea, </text:span><text:span text:style-name="amh_5f_dev_5f_abbr"><text:span text:style-name="T994">et</text:span></text:span><text:span text:style-name="T994"> ciuitas atrii templi, </text:span><text:span text:style-name="T995">de qua sc</text:span><text:span text:style-name="amh_5f_dev_5f_abbr"><text:span text:style-name="T995">r</text:span></text:span><text:span text:style-name="T995">iptura fecit co</text:span><text:span text:style-name="amh_5f_dev_5f_abbr"><text:span text:style-name="T995">m</text:span></text:span><text:span text:style-name="T995">medabile</text:span><text:span text:style-name="amh_5f_dev_5f_abbr"><text:span text:style-name="T995">m</text:span></text:span><text:span text:style-name="T995"> me</text:span><text:span text:style-name="amh_5f_dev_5f_abbr"><text:span text:style-name="T995">n</text:span></text:span><text:span text:style-name="T995">sione</text:span><text:span text:style-name="amh_5f_dev_5f_abbr"><text:span text:style-name="T995">m</text:span></text:span><text:span text:style-name="T995">. </text:span><text:span text:style-name="T996">E</text:span><text:span text:style-name="T995">t </text:span><text:span text:style-name="amh_5f_dev_5f_abbr"><text:span text:style-name="T995">pro</text:span></text:span><text:span text:style-name="T995">pe te</text:span><text:span text:style-name="amh_5f_dev_5f_abbr"><text:span text:style-name="T995">m</text:span></text:span><text:span text:style-name="T995">plu</text:span><text:span text:style-name="amh_5f_dev_5f_abbr"><text:span text:style-name="T995">m</text:span></text:span><text:span text:style-name="T995"> </text:span><text:span text:style-name="T997">a dextris est ecclesia una oblonga, plu</text:span><text:span text:style-name="amh_5f_dev_5f_abbr"><text:span text:style-name="T997">m</text:span></text:span><text:span text:style-name="T997">bo </text:span><text:span text:style-name="T996">cooperta, </text:span><text:span text:style-name="T998">q</text:span><text:span text:style-name="amh_5f_dev_5f_abbr"><text:span text:style-name="T998">ue</text:span></text:span><text:span text:style-name="T998"> scola Salomonis </text:span><text:span text:style-name="T999">uulgo dicitur. </text:span><text:span text:style-name="T1000">Quida</text:span><text:span text:style-name="amh_5f_dev_5f_abbr"><text:span text:style-name="T1000">m</text:span></text:span><text:span text:style-name="T1000"> </text:span><text:span text:style-name="T1001">dicu</text:span><text:span text:style-name="amh_5f_dev_5f_abbr"><text:span text:style-name="T1001">n</text:span></text:span><text:span text:style-name="T1001">t </text:span><text:span text:style-name="T1002">ibi fuisse q</text:span><text:span text:style-name="amh_5f_dev_5f_abbr"><text:span text:style-name="T1002">uon</text:span></text:span><text:span text:style-name="T1002">dam </text:span><text:span text:style-name="T1003">h</text:span><text:span text:style-name="amh_5f_dev_5f_abbr"><text:span text:style-name="T1003">ab</text:span></text:span><text:span text:style-name="T1003">itulu</text:span><text:span text:style-name="amh_5f_dev_5f_abbr"><text:span text:style-name="T1003">m</text:span></text:span><text:span text:style-name="T1003"> </text:span><text:span text:style-name="T1004">et p</text:span><text:span text:style-name="amh_5f_dev_5f_abbr"><text:span text:style-name="T1004">r</text:span></text:span><text:span text:style-name="amh_5f_dev_5f_abbr"><text:span text:style-name="T1005">e</text:span></text:span><text:span text:style-name="T1005">c</text:span><text:span text:style-name="T1004">iosu</text:span><text:span text:style-name="amh_5f_dev_5f_abbr"><text:span text:style-name="T1004">m</text:span></text:span><text:span text:style-name="T1004"> porticu</text:span><text:span text:style-name="amh_5f_dev_5f_abbr"><text:span text:style-name="T1004">m</text:span></text:span><text:span text:style-name="T1004"> Salomonis. </text:span><text:span text:style-name="amh_5f_lettre_5f_rubriquee">N</text:span><text:span text:style-name="T1005">on longe aut</text:span><text:span text:style-name="amh_5f_dev_5f_abbr"><text:span text:style-name="T1005">em</text:span></text:span><text:span text:style-name="T1005"> u</text:span><text:span text:style-name="amh_5f_dev_5f_abbr"><text:span text:style-name="T1005">er</text:span></text:span><text:span text:style-name="T1005">sus </text:span><text:span text:style-name="T1006">aq</text:span><text:span text:style-name="amh_5f_dev_5f_abbr"><text:span text:style-name="T1006">u</text:span></text:span><text:span text:style-name="T1006">ilone</text:span><text:span text:style-name="amh_5f_dev_5f_abbr"><text:span text:style-name="T1006">m</text:span></text:span><text:span text:style-name="T1006"> </text:span><text:span text:style-name="T1007">est illa </text:span><text:span text:style-name="amh_5f_dev_5f_abbr"><text:span text:style-name="T1007">pro</text:span></text:span><text:span text:style-name="T1007">phetica piscina curatrix debiliu</text:span><text:span text:style-name="amh_5f_dev_5f_abbr"><text:span text:style-name="T1007">m</text:span></text:span><text:span text:style-name="T1007">, s</text:span><text:span text:style-name="amh_5f_dev_5f_abbr"><text:span text:style-name="T1007">ecundu</text:span></text:span><text:span text:style-name="T1007">m Euua</text:span><text:span text:style-name="amh_5f_dev_5f_abbr"><text:span text:style-name="T1007">n</text:span></text:span><text:span text:style-name="T1007">geliu</text:span><text:span text:style-name="amh_5f_dev_5f_abbr"><text:span text:style-name="T1007">m</text:span></text:span><text:span text:style-name="T1007">, in qua noctu angeli desce</text:span><text:span text:style-name="amh_5f_dev_5f_abbr"><text:span text:style-name="T1007">n</text:span></text:span><text:span text:style-name="T1007">du</text:span><text:span text:style-name="amh_5f_dev_5f_abbr"><text:span text:style-name="T1007">n</text:span></text:span><text:span text:style-name="T1007">t, et eccl</text:span><text:span text:style-name="amh_5f_dev_5f_abbr"><text:span text:style-name="T1007">esi</text:span></text:span><text:span text:style-name="T1007">a s</text:span><text:span text:style-name="amh_5f_dev_5f_abbr"><text:span text:style-name="T1007">an</text:span></text:span><text:span text:style-name="T1007">cte A</text:span><text:span text:style-name="amh_5f_dev_5f_abbr"><text:span text:style-name="T1007">n</text:span></text:span><text:span text:style-name="T1007">ne auie </text:span><text:span text:style-name="amh_5f_dev_5f_abbr"><text:span text:style-name="T1007">Christ</text:span></text:span><text:span text:style-name="T1007">i satis p</text:span><text:span text:style-name="amh_5f_dev_5f_abbr"><text:span text:style-name="T1007">u</text:span></text:span><text:span text:style-name="T1007">lcra eidem picine est co</text:span><text:span text:style-name="amh_5f_dev_5f_abbr"><text:span text:style-name="T1007">n</text:span></text:span><text:span text:style-name="T1007">tigua, ubi </text:span><text:span text:style-name="T1008">beata uirgo co</text:span><text:span text:style-name="amh_5f_dev_5f_abbr"><text:span text:style-name="T1008">n</text:span></text:span><text:span text:style-name="T1008">cepta et nata credit</text:span><text:span text:style-name="amh_5f_dev_5f_abbr"><text:span text:style-name="T1008">u</text:span></text:span><text:span text:style-name="T1008">r, </text:span><text:span text:style-name="T1009">sepulcraq</text:span><text:span text:style-name="amh_5f_dev_5f_abbr"><text:span text:style-name="T1009">ue</text:span></text:span><text:span text:style-name="T1009"> </text:span><text:span text:style-name="T1010">Ioachim </text:span><text:span text:style-name="T1011">et beate A</text:span><text:span text:style-name="amh_5f_dev_5f_abbr"><text:span text:style-name="T1011">n</text:span></text:span><text:span text:style-name="T1011">ne pare</text:span><text:span text:style-name="amh_5f_dev_5f_abbr"><text:span text:style-name="T1011">n</text:span></text:span><text:span text:style-name="T1011">tu</text:span><text:span text:style-name="amh_5f_dev_5f_abbr"><text:span text:style-name="T1011">m</text:span></text:span><text:span text:style-name="T1011"> </text:span><text:span text:style-name="T1012">ei</text:span><text:span text:style-name="amh_5f_dev_5f_abbr"><text:span text:style-name="T1012">us</text:span></text:span><text:span text:style-name="T1012"> </text:span><text:span text:style-name="T1013">in quadam cripta s</text:span><text:span text:style-name="amh_5f_dev_5f_abbr"><text:span text:style-name="T1013">ub</text:span></text:span><text:span text:style-name="T1013">t</text:span><text:span text:style-name="amh_5f_dev_5f_abbr"><text:span text:style-name="T1013">er</text:span></text:span><text:span text:style-name="T1013">ranea o</text:span><text:span text:style-name="amh_5f_dev_5f_abbr"><text:span text:style-name="T1013">ste</text:span></text:span><text:span text:style-name="T1013">ndu</text:span><text:span text:style-name="amh_5f_dev_5f_abbr"><text:span text:style-name="T1013">n</text:span></text:span><text:span text:style-name="T1013">t </text:span><text:span text:style-name="T1014">et non longe est loc</text:span><text:span text:style-name="amh_5f_dev_5f_abbr"><text:span text:style-name="T1014">us</text:span></text:span><text:span text:style-name="T1014"> ubi </text:span><text:span text:style-name="amh_5f_dev_5f_abbr"><text:span text:style-name="T1014">Christu</text:span></text:span><text:span text:style-name="T1014">s inuita</text:span><text:span text:style-name="T1015">t</text:span><text:span text:style-name="amh_5f_dev_5f_abbr"><text:span text:style-name="T1014">u</text:span></text:span><text:span text:style-name="amh_5f_dev_5f_abbr"><text:span text:style-name="T1015">s</text:span></text:span><text:span text:style-name="T1014"> cu</text:span><text:span text:style-name="amh_5f_dev_5f_abbr"><text:span text:style-name="T1014">m</text:span></text:span><text:span text:style-name="T1014"> Phariseo discubuit, illaq</text:span><text:span text:style-name="amh_5f_dev_5f_abbr"><text:span text:style-name="T1014">ue</text:span></text:span><text:span text:style-name="T1014"> </text:span><text:span text:style-name="T1016">tu</text:span><text:span text:style-name="amh_5f_dev_5f_abbr"><text:span text:style-name="T1016">n</text:span></text:span><text:span text:style-name="T1016">c m</text:span><text:span text:style-name="amh_5f_dev_5f_abbr"><text:span text:style-name="T1016">u</text:span></text:span><text:span text:style-name="T1016">lier </text:span><text:span text:style-name="T1017">peccatrix beata Maria Magdalene </text:span><text:span text:style-name="T1018">ue</text:span><text:span text:style-name="amh_5f_dev_5f_abbr"><text:span text:style-name="T1018">re</text:span></text:span><text:span text:style-name="T1018">cunde </text:span><text:span text:style-name="T1019">ac uite do</text:span><text:span text:style-name="T1015">l</text:span><text:span text:style-name="T1019">e</text:span><text:span text:style-name="T1015">r</text:span><text:span text:style-name="T1019">s ad co</text:span><text:span text:style-name="amh_5f_dev_5f_abbr"><text:span text:style-name="T1019">n</text:span></text:span><text:span text:style-name="T1019">uiuiu</text:span><text:span text:style-name="amh_5f_dev_5f_abbr"><text:span text:style-name="T1019">m</text:span></text:span><text:span text:style-name="T1019"> </text:span><text:span text:style-name="T1020">i</text:span><text:span text:style-name="amh_5f_dev_5f_abbr"><text:span text:style-name="T1020">n</text:span></text:span><text:span text:style-name="T1020">trans pedes Domini lac</text:span><text:span text:style-name="amh_5f_dev_5f_abbr"><text:span text:style-name="T1020">r</text:span></text:span><text:span text:style-name="T1020">imis </text:span><text:span text:style-name="T1021">lauit, capillis tersit </text:span><text:span text:style-name="amh_5f_dev_5f_abbr"><text:span text:style-name="T1022">et</text:span></text:span><text:span text:style-name="T1022"> remissione</text:span><text:span text:style-name="amh_5f_dev_5f_abbr"><text:span text:style-name="T1022">m</text:span></text:span><text:span text:style-name="T1022"> p</text:span><text:span text:style-name="amh_5f_dev_5f_abbr"><text:span text:style-name="T1022">ec</text:span></text:span><text:span text:style-name="T1022">c</text:span><text:span text:style-name="amh_5f_dev_5f_abbr"><text:span text:style-name="T1022">a</text:span></text:span><text:span text:style-name="T1022">toru</text:span><text:span text:style-name="amh_5f_dev_5f_abbr"><text:span text:style-name="T1022">m</text:span></text:span><text:span text:style-name="T1022"> </text:span><text:span text:style-name="T1023">tanta co</text:span><text:span text:style-name="amh_5f_dev_5f_abbr"><text:span text:style-name="T1023">n</text:span></text:span><text:span text:style-name="T1023">tric</text:span><text:span text:style-name="amh_5f_dev_5f_abbr"><text:span text:style-name="T1023">i</text:span></text:span><text:span text:style-name="T1023">o</text:span><text:span text:style-name="amh_5f_dev_5f_abbr"><text:span text:style-name="T1023">n</text:span></text:span><text:span text:style-name="T1023">e </text:span><text:span text:style-name="T1024">obtinuit. </text:span><text:span text:style-name="amh_5f_lettre_5f_rubriquee">E</text:span><text:span text:style-name="T1024">st etia</text:span><text:span text:style-name="amh_5f_dev_5f_abbr"><text:span text:style-name="T1024">m</text:span></text:span><text:span text:style-name="T1024"> in Iherosolimis </text:span><text:span text:style-name="T1025">loc</text:span><text:span text:style-name="amh_5f_dev_5f_abbr"><text:span text:style-name="T1025">us</text:span></text:span><text:span text:style-name="T1025"> ubi </text:span><text:span text:style-name="amh_5f_dev_5f_abbr"><text:span text:style-name="T1025">Christu</text:span></text:span><text:span text:style-name="T1025">s flagellat</text:span><text:span text:style-name="amh_5f_dev_5f_abbr"><text:span text:style-name="T1025">us</text:span></text:span><text:span text:style-name="T1025">, co</text:span><text:span text:style-name="amh_5f_dev_5f_abbr"><text:span text:style-name="T1025">n</text:span></text:span><text:span text:style-name="T1025">sput</text:span><text:span text:style-name="amh_5f_dev_5f_abbr"><text:span text:style-name="T1025">us</text:span></text:span><text:span text:style-name="T1025">, collaphisat</text:span><text:span text:style-name="amh_5f_dev_5f_abbr"><text:span text:style-name="T1025">us</text:span></text:span><text:span text:style-name="T1025">, illusus, </text:span><text:span text:style-name="T1026">co</text:span><text:span text:style-name="amh_5f_dev_5f_abbr"><text:span text:style-name="T1026">n</text:span></text:span><text:span text:style-name="T1026">dempnat</text:span><text:span text:style-name="amh_5f_dev_5f_abbr"><text:span text:style-name="T1026">us</text:span></text:span><text:span text:style-name="T1026">, </text:span><text:span text:style-name="T1027">spinis coronat</text:span><text:span text:style-name="amh_5f_dev_5f_abbr"><text:span text:style-name="T1027">us</text:span></text:span><text:span text:style-name="T1027">, </text:span><text:span text:style-name="T1028">cruce honerat</text:span><text:span text:style-name="amh_5f_dev_5f_abbr"><text:span text:style-name="T1028">us</text:span></text:span><text:span text:style-name="T1028"> est, ac passiones i</text:span><text:span text:style-name="amh_5f_dev_5f_abbr"><text:span text:style-name="T1028">n</text:span></text:span><text:span text:style-name="T1028">num</text:span><text:span text:style-name="amh_5f_dev_5f_abbr"><text:span text:style-name="T1028">er</text:span></text:span><text:span text:style-name="T1028">as </text:span><text:span text:style-name="amh_5f_dev_5f_abbr"><text:span text:style-name="T1028">pro</text:span></text:span><text:span text:style-name="T1028"> nob</text:span><text:span text:style-name="amh_5f_dev_5f_abbr"><text:span text:style-name="T1028">is</text:span></text:span><text:span text:style-name="T1028"> </text:span><text:span text:style-name="T1029">sustinuit </text:span><text:span text:style-name="T1030">ip</text:span><text:span text:style-name="amh_5f_dev_5f_abbr"><text:span text:style-name="T1030">s</text:span></text:span><text:span text:style-name="T1030">e </text:span><text:span text:style-name="T1031">i</text:span><text:span text:style-name="amh_5f_dev_5f_abbr"><text:span text:style-name="T1031">m</text:span></text:span><text:span text:style-name="T1031">passibilis </text:span><text:span text:style-name="T1032">D</text:span><text:span text:style-name="T1033">e</text:span><text:span text:style-name="amh_5f_dev_5f_abbr"><text:span text:style-name="T1033">us</text:span></text:span><text:span text:style-name="T1033"> </text:span><text:span text:style-name="T1032">admodu</text:span><text:span text:style-name="amh_5f_dev_5f_abbr"><text:span text:style-name="T1032">m</text:span></text:span><text:span text:style-name="T1032"> patienter.</text:span></text:p>
      <text:p text:style-name="P61"><text:span text:style-name="amh_5f_lettre_5f_rubriquee">D</text:span>e te<text:span text:style-name="amh_5f_dev_5f_abbr">m</text:span>plo <text:span text:style-name="T1034">D</text:span><text:span text:style-name="amh_5f_dev_5f_abbr"><text:span text:style-name="T1034">omi</text:span></text:span><text:span text:style-name="T1034">ni </text:span><text:span text:style-name="T1035">uersus </text:span><text:span text:style-name="T1036">meridiem </text:span><text:span text:style-name="T1037">est ille beat</text:span><text:span text:style-name="amh_5f_dev_5f_abbr"><text:span text:style-name="T1037">us</text:span></text:span><text:span text:style-name="T1037"> </text:span><text:span text:style-name="T1038">mons Sion int</text:span><text:span text:style-name="amh_5f_dev_5f_abbr"><text:span text:style-name="T1038">ra</text:span></text:span><text:span text:style-name="T1038"> ciuitate</text:span><text:span text:style-name="amh_5f_dev_5f_abbr"><text:span text:style-name="T1038">m</text:span></text:span><text:span text:style-name="T1038"> Ih</text:span><text:span text:style-name="amh_5f_dev_5f_abbr"><text:span text:style-name="T1038">e</text:span></text:span><text:span text:style-name="T1038">r</text:span><text:span text:style-name="amh_5f_dev_5f_abbr"><text:span text:style-name="T1038">u</text:span></text:span><text:span text:style-name="T1038">s</text:span><text:span text:style-name="amh_5f_dev_5f_abbr"><text:span text:style-name="T1038">a</text:span></text:span><text:span text:style-name="T1038">l</text:span><text:span text:style-name="amh_5f_dev_5f_abbr"><text:span text:style-name="T1038">em</text:span></text:span><text:span text:style-name="T1038"> </text:span><text:span text:style-name="T1039">cui</text:span><text:span text:style-name="amh_5f_dev_5f_abbr"><text:span text:style-name="T1039">us</text:span></text:span><text:span text:style-name="T1039"> </text:span><text:span text:style-name="T1040">porte s</text:span><text:span text:style-name="amh_5f_dev_5f_abbr"><text:span text:style-name="T1040">upe</text:span></text:span><text:span text:style-name="T1040">r </text:span><text:span text:style-name="T1041">o</text:span><text:span text:style-name="amh_5f_dev_5f_abbr"><text:span text:style-name="T1041">mn</text:span></text:span><text:span text:style-name="T1041">ia </text:span><text:span text:style-name="T1042">tabernacula </text:span><text:span text:style-name="T1043">Iacob </text:span><text:span text:style-name="T1044">a D</text:span><text:span text:style-name="amh_5f_dev_5f_abbr"><text:span text:style-name="T1044">omi</text:span></text:span><text:span text:style-name="T1044">no diligunt</text:span><text:span text:style-name="amh_5f_dev_5f_abbr"><text:span text:style-name="T1044">u</text:span></text:span><text:span text:style-name="T1044">r. </text:span><text:span text:style-name="T1045">Q</text:span><text:span text:style-name="amh_5f_dev_5f_abbr"><text:span text:style-name="T1045">u</text:span></text:span><text:span text:style-name="T1045">i Q</text:span><text:span text:style-name="amh_5f_dev_5f_abbr"><text:span text:style-name="T1045">u</text:span></text:span><text:span text:style-name="T1045">idem </text:span><text:span text:style-name="T1046">mons paru</text:span><text:span text:style-name="amh_5f_dev_5f_abbr"><text:span text:style-name="T1046">m</text:span></text:span><text:span text:style-name="T1046"> </text:span><text:span text:style-name="T1047">altior est cet</text:span><text:span text:style-name="amh_5f_dev_5f_abbr"><text:span text:style-name="T1047">er</text:span></text:span><text:span text:style-name="T1047">o </text:span><text:span text:style-name="T1048">situ </text:span><text:span text:style-name="T1049">ciuitatis, de ciuitate </text:span><text:span text:style-name="T1050">uidel</text:span><text:span text:style-name="amh_5f_dev_5f_abbr"><text:span text:style-name="T1050">icet</text:span></text:span><text:span text:style-name="T1050"> </text:span><text:span text:style-name="T1051">ad eu</text:span><text:span text:style-name="amh_5f_dev_5f_abbr"><text:span text:style-name="T1051">m</text:span></text:span><text:span text:style-name="T1051"> asce</text:span><text:span text:style-name="amh_5f_dev_5f_abbr"><text:span text:style-name="T1051">n</text:span></text:span><text:span text:style-name="T1051">dentib</text:span><text:span text:style-name="amh_5f_dev_5f_abbr"><text:span text:style-name="T1051">us</text:span></text:span><text:span text:style-name="T1051">, </text:span><text:span text:style-name="T1052">ueru</text:span><text:span text:style-name="amh_5f_dev_5f_abbr"><text:span text:style-name="T1052">m</text:span></text:span><text:span text:style-name="T1052"> </text:span><text:span text:style-name="T1053">ab </text:span><text:span text:style-name="T1054">ext</text:span><text:span text:style-name="amh_5f_dev_5f_abbr"><text:span text:style-name="T1054">r</text:span></text:span><text:span text:style-name="T1054">inseco </text:span><text:span text:style-name="amh_5f_dev_5f_abbr"><text:span text:style-name="T1055">pro</text:span></text:span><text:span text:style-name="T1055">fu</text:span><text:span text:style-name="amh_5f_dev_5f_abbr"><text:span text:style-name="T1055">n</text:span></text:span><text:span text:style-name="T1055">dis </text:span><text:span text:style-name="T1056">uallib</text:span><text:span text:style-name="amh_5f_dev_5f_abbr"><text:span text:style-name="T1056">us</text:span></text:span><text:span text:style-name="T1056"> </text:span><text:span text:style-name="T1057">cinct</text:span><text:span text:style-name="amh_5f_dev_5f_abbr"><text:span text:style-name="T1057">us</text:span></text:span><text:span text:style-name="T1057">. </text:span><text:span text:style-name="T1058">Fortior locus est urb</text:span><text:span text:style-name="amh_5f_dev_5f_abbr"><text:span text:style-name="T1058">is</text:span></text:span><text:span text:style-name="T1058"> et mons ciuitatis a D</text:span><text:span text:style-name="amh_5f_dev_5f_abbr"><text:span text:style-name="T1058">aui</text:span></text:span><text:span text:style-name="T1058">d </text:span><text:span text:style-name="T1059">in sc</text:span><text:span text:style-name="amh_5f_dev_5f_abbr"><text:span text:style-name="T1059">r</text:span></text:span><text:span text:style-name="T1059">iptura sepe uocat</text:span><text:span text:style-name="amh_5f_dev_5f_abbr"><text:span text:style-name="T1059">u</text:span></text:span><text:span text:style-name="T1059">r. </text:span><text:span text:style-name="T1060">I</text:span><text:span text:style-name="amh_5f_dev_5f_abbr"><text:span text:style-name="T1059">n</text:span></text:span><text:span text:style-name="T1059"> quo et ceter</text:span><text:span text:style-name="T1061">i</text:span><text:span text:style-name="T1059"> reges Ih</text:span><text:span text:style-name="amh_5f_dev_5f_abbr"><text:span text:style-name="T1059">e</text:span></text:span><text:span text:style-name="T1059">r</text:span><text:span text:style-name="amh_5f_dev_5f_abbr"><text:span text:style-name="T1059">usa</text:span></text:span><text:span text:style-name="T1059">l</text:span><text:span text:style-name="amh_5f_dev_5f_abbr"><text:span text:style-name="T1059">e</text:span></text:span><text:span text:style-name="T1059">m </text:span><text:span text:style-name="T1062">postea h</text:span><text:span text:style-name="amh_5f_dev_5f_abbr"><text:span text:style-name="T1062">ab</text:span></text:span><text:span text:style-name="T1062">itant, ubi D</text:span><text:span text:style-name="amh_5f_dev_5f_abbr"><text:span text:style-name="T1062">aui</text:span></text:span><text:span text:style-name="T1062">d </text:span><text:span text:style-name="amh_5f_dev_5f_abbr"><text:span text:style-name="T1063">et</text:span></text:span><text:span text:style-name="T1063"> </text:span><text:span text:style-name="T1062">Salomonis </text:span><text:span text:style-name="T1064">pl</text:span><text:span text:style-name="amh_5f_dev_5f_abbr"><text:span text:style-name="T1064">ur</text:span></text:span><text:span text:style-name="T1064">imoru</text:span><text:span text:style-name="amh_5f_dev_5f_abbr"><text:span text:style-name="T1064">m</text:span></text:span><text:span text:style-name="T1064">q</text:span><text:span text:style-name="amh_5f_dev_5f_abbr"><text:span text:style-name="T1064">ue</text:span></text:span><text:span text:style-name="T1064"> </text:span><text:span text:style-name="T1065">s</text:span><text:span text:style-name="amh_5f_dev_5f_abbr"><text:span text:style-name="T1065">an</text:span></text:span><text:span text:style-name="T1065">ctoru</text:span><text:span text:style-name="amh_5f_dev_5f_abbr"><text:span text:style-name="T1065">m</text:span></text:span><text:span text:style-name="T1065"> </text:span><text:span text:style-name="amh_5f_dev_5f_abbr"><text:span text:style-name="T1066">pro</text:span></text:span><text:span text:style-name="T1066">ph</text:span><text:span text:style-name="amh_5f_dev_5f_abbr"><text:span text:style-name="T1066">et</text:span></text:span><text:span text:style-name="T1066">a</text:span><text:span text:style-name="amh_5f_dev_5f_abbr"><text:span text:style-name="T1066">rum</text:span></text:span><text:span text:style-name="T1066"> </text:span><text:soft-page-break/><text:span text:style-name="T1067">ac regu</text:span><text:span text:style-name="amh_5f_dev_5f_abbr"><text:span text:style-name="T1067">m</text:span></text:span><text:span text:style-name="T1067"> Ih</text:span><text:span text:style-name="amh_5f_dev_5f_abbr"><text:span text:style-name="T1067">e</text:span></text:span><text:span text:style-name="T1067">r</text:span><text:span text:style-name="amh_5f_dev_5f_abbr"><text:span text:style-name="T1067">usa</text:span></text:span><text:span text:style-name="T1067">l</text:span><text:span text:style-name="amh_5f_dev_5f_abbr"><text:span text:style-name="T1067">e</text:span></text:span><text:span text:style-name="T1067">m </text:span><text:span text:style-name="T1068">corpora requiescu</text:span><text:span text:style-name="amh_5f_dev_5f_abbr"><text:span text:style-name="T1068">n</text:span></text:span><text:span text:style-name="T1068">t. </text:span><text:span text:style-name="T1069">In pede hui</text:span><text:span text:style-name="amh_5f_dev_5f_abbr"><text:span text:style-name="T1069">us</text:span></text:span><text:span text:style-name="T1069"> </text:span><text:span text:style-name="T1070">montis </text:span><text:span text:style-name="T1071">u</text:span><text:span text:style-name="amh_5f_dev_5f_abbr"><text:span text:style-name="T1071">er</text:span></text:span><text:span text:style-name="T1071">sus </text:span><text:span text:style-name="T1072">ciuitate</text:span><text:span text:style-name="amh_5f_dev_5f_abbr"><text:span text:style-name="T1072">m</text:span></text:span><text:span text:style-name="T1072"> soldan</text:span><text:span text:style-name="amh_5f_dev_5f_abbr"><text:span text:style-name="T1072">us</text:span></text:span><text:span text:style-name="T1072"> </text:span><text:span text:style-name="T1073">castru</text:span><text:span text:style-name="amh_5f_dev_5f_abbr"><text:span text:style-name="T1073">m</text:span></text:span><text:span text:style-name="T1073"> fecit q</text:span><text:span text:style-name="amh_5f_dev_5f_abbr"><text:span text:style-name="T1073">uo</text:span></text:span><text:span text:style-name="T1073">d a deputato castellano et s</text:span><text:span text:style-name="amh_5f_dev_5f_abbr"><text:span text:style-name="T1073">er</text:span></text:span><text:span text:style-name="T1073">uientib</text:span><text:span text:style-name="amh_5f_dev_5f_abbr"><text:span text:style-name="T1073">us</text:span></text:span><text:span text:style-name="T1073"> atte</text:span><text:span text:style-name="amh_5f_dev_5f_abbr"><text:span text:style-name="T1073">n</text:span></text:span><text:span text:style-name="T1073">tius </text:span><text:span text:style-name="T1074">custodit</text:span><text:span text:style-name="amh_5f_dev_5f_abbr"><text:span text:style-name="T1074">u</text:span></text:span><text:span text:style-name="T1074">r. Et breuiter </text:span><text:span text:style-name="T1075">in hoc monte s</text:span><text:span text:style-name="amh_5f_dev_5f_abbr"><text:span text:style-name="T1075">an</text:span></text:span><text:span text:style-name="T1075">ctissimo, freq</text:span><text:span text:style-name="amh_5f_dev_5f_abbr"><text:span text:style-name="T1075">ue</text:span></text:span><text:span text:style-name="T1075">ntat</text:span><text:span text:style-name="amh_5f_dev_5f_abbr"><text:span text:style-name="T1075">i</text:span></text:span><text:span text:style-name="T1075">o</text:span><text:span text:style-name="amh_5f_dev_5f_abbr"><text:span text:style-name="T1075">n</text:span></text:span><text:span text:style-name="T1075">e </text:span><text:span text:style-name="amh_5f_dev_5f_abbr"><text:span text:style-name="T1076">Christ</text:span></text:span><text:span text:style-name="T1076">i ac beate Matris ei</text:span><text:span text:style-name="amh_5f_dev_5f_abbr"><text:span text:style-name="T1076">us</text:span></text:span><text:span text:style-name="T1076"> </text:span><text:span text:style-name="T1077">discip</text:span><text:span text:style-name="amh_5f_dev_5f_abbr"><text:span text:style-name="T1077">u</text:span></text:span><text:span text:style-name="T1077">lor</text:span><text:span text:style-name="amh_5f_dev_5f_abbr"><text:span text:style-name="T1077">um</text:span></text:span><text:span text:style-name="T1078">q</text:span><text:span text:style-name="amh_5f_dev_5f_abbr"><text:span text:style-name="T1078">ue</text:span></text:span><text:span text:style-name="T1078">, plura loca sa</text:span><text:span text:style-name="amh_5f_dev_5f_abbr"><text:span text:style-name="T1078">n</text:span></text:span><text:span text:style-name="T1078">ctificata </text:span><text:span text:style-name="T1079">su</text:span><text:span text:style-name="amh_5f_dev_5f_abbr"><text:span text:style-name="T1079">n</text:span></text:span><text:span text:style-name="T1079">t, p</text:span><text:span text:style-name="amh_5f_dev_5f_abbr"><text:span text:style-name="T1079">re</text:span></text:span><text:span text:style-name="T1079">cipue </text:span><text:span text:style-name="T1080">q</text:span><text:span text:style-name="amh_5f_dev_5f_abbr"><text:span text:style-name="T1080">u</text:span></text:span><text:span text:style-name="T1080">ia </text:span><text:span text:style-name="T1081">in certo loco hui</text:span><text:span text:style-name="amh_5f_dev_5f_abbr"><text:span text:style-name="T1081">us</text:span></text:span><text:span text:style-name="T1081"> </text:span><text:span text:style-name="T1082">mo</text:span><text:span text:style-name="amh_5f_dev_5f_abbr"><text:span text:style-name="T1082">n</text:span></text:span><text:span text:style-name="T1082">tis fili</text:span><text:span text:style-name="amh_5f_dev_5f_abbr"><text:span text:style-name="T1082">us</text:span></text:span><text:span text:style-name="T1082"> Dei </text:span><text:span text:style-name="T1083">pasca cu</text:span><text:span text:style-name="amh_5f_dev_5f_abbr"><text:span text:style-name="T1083">m</text:span></text:span><text:span text:style-name="T1083"> discipulis suis celebrauit, </text:span><text:span text:style-name="T1084">sa</text:span><text:span text:style-name="amh_5f_dev_5f_abbr"><text:span text:style-name="T1084">n</text:span></text:span><text:span text:style-name="T1084">ctissimu</text:span><text:span text:style-name="amh_5f_dev_5f_abbr"><text:span text:style-name="T1084">m</text:span></text:span><text:span text:style-name="T1084"> suu</text:span><text:span text:style-name="amh_5f_dev_5f_abbr"><text:span text:style-name="T1084">m</text:span></text:span><text:span text:style-name="T1084"> corp</text:span><text:span text:style-name="amh_5f_dev_5f_abbr"><text:span text:style-name="T1084">us</text:span></text:span><text:span text:style-name="T1084"> et sanguine</text:span><text:span text:style-name="amh_5f_dev_5f_abbr"><text:span text:style-name="T1084">m</text:span></text:span><text:span text:style-name="T1084"> co</text:span><text:span text:style-name="amh_5f_dev_5f_abbr"><text:span text:style-name="T1084">n</text:span></text:span><text:span text:style-name="T1084">secratu</text:span><text:span text:style-name="amh_5f_dev_5f_abbr"><text:span text:style-name="T1084">m</text:span></text:span><text:span text:style-name="T1084"> discipulis tribuit, nouu</text:span><text:span text:style-name="amh_5f_dev_5f_abbr"><text:span text:style-name="T1084">m</text:span></text:span><text:span text:style-name="T1084"> testame</text:span><text:span text:style-name="amh_5f_dev_5f_abbr"><text:span text:style-name="T1084">n</text:span></text:span><text:span text:style-name="T1084">tu</text:span><text:span text:style-name="amh_5f_dev_5f_abbr"><text:span text:style-name="T1084">m</text:span></text:span><text:span text:style-name="T1084"> co</text:span><text:span text:style-name="amh_5f_dev_5f_abbr"><text:span text:style-name="T1084">n</text:span></text:span><text:span text:style-name="T1084">didit, et Iuda</text:span><text:span text:style-name="amh_5f_dev_5f_abbr"><text:span text:style-name="T1084">s</text:span></text:span><text:span text:style-name="T1084"> </text:span><text:span text:style-name="amh_5f_dev_5f_abbr"><text:span text:style-name="T1084">pro</text:span></text:span><text:span text:style-name="T1084">dito</text:span><text:span text:style-name="T1085">re</text:span><text:span text:style-name="amh_5f_dev_5f_abbr"><text:span text:style-name="T1085">m</text:span></text:span><text:span text:style-name="T1085"> </text:span><text:span text:style-name="T1086">sente</text:span><text:span text:style-name="amh_5f_dev_5f_abbr"><text:span text:style-name="T1086">n</text:span></text:span><text:span text:style-name="T1086">tiando notauit, dilectissim</text:span><text:span text:style-name="amh_5f_dev_5f_abbr"><text:span text:style-name="T1086">us</text:span></text:span><text:span text:style-name="T1086"> ille discipul</text:span><text:span text:style-name="amh_5f_dev_5f_abbr"><text:span text:style-name="T1086">us</text:span></text:span><text:span text:style-name="T1086"> supra pect</text:span><text:span text:style-name="amh_5f_dev_5f_abbr"><text:span text:style-name="T1086">us</text:span></text:span><text:span text:style-name="T1086"> d</text:span><text:span text:style-name="amh_5f_dev_5f_abbr"><text:span text:style-name="T1086">omi</text:span></text:span><text:span text:style-name="T1086">ni recubuit, ubi secretoru</text:span><text:span text:style-name="amh_5f_dev_5f_abbr"><text:span text:style-name="T1086">m</text:span></text:span><text:span text:style-name="T1086"> celestiu</text:span><text:span text:style-name="amh_5f_dev_5f_abbr"><text:span text:style-name="T1086">m</text:span></text:span><text:span text:style-name="T1086"> </text:span><text:span text:style-name="T1087">altas hausit sente</text:span><text:span text:style-name="amh_5f_dev_5f_abbr"><text:span text:style-name="T1087">n</text:span></text:span><text:span text:style-name="T1087">tias postmodu</text:span><text:span text:style-name="amh_5f_dev_5f_abbr"><text:span text:style-name="T1087">m</text:span></text:span><text:span text:style-name="T1087"> credentib</text:span><text:span text:style-name="amh_5f_dev_5f_abbr"><text:span text:style-name="T1087">us</text:span></text:span><text:span text:style-name="T1087"> fidelit</text:span><text:span text:style-name="amh_5f_dev_5f_abbr"><text:span text:style-name="T1087">er</text:span></text:span><text:span text:style-name="T1087"> et cautissime </text:span><text:span text:style-name="T1088">s</text:span><text:span text:style-name="amh_5f_dev_5f_abbr"><text:span text:style-name="T1088">ecundu</text:span></text:span><text:span text:style-name="T1088">m </text:span><text:span text:style-name="T1089">salutis n</text:span><text:span text:style-name="amh_5f_dev_5f_abbr"><text:span text:style-name="T1089">ost</text:span></text:span><text:span text:style-name="T1089">re exigentia</text:span><text:span text:style-name="amh_5f_dev_5f_abbr"><text:span text:style-name="T1089">m</text:span></text:span><text:span text:style-name="T1089"> </text:span><text:span text:style-name="T1090">diligendas. </text:span><text:span text:style-name="T1091">In hoc etia</text:span><text:span text:style-name="amh_5f_dev_5f_abbr"><text:span text:style-name="T1091">m</text:span></text:span><text:span text:style-name="T1091"> monte </text:span><text:span text:style-name="amh_5f_dev_5f_abbr"><text:span text:style-name="T1091">Christu</text:span></text:span><text:span text:style-name="T1091">s D</text:span><text:span text:style-name="amh_5f_dev_5f_abbr"><text:span text:style-name="T1091">omi</text:span></text:span><text:span text:style-name="T1091">n</text:span><text:span text:style-name="amh_5f_dev_5f_abbr"><text:span text:style-name="T1091">u</text:span></text:span><text:span text:style-name="T1091">s discipuloru</text:span><text:span text:style-name="amh_5f_dev_5f_abbr"><text:span text:style-name="T1091">m</text:span></text:span><text:span text:style-name="T1091"> magister pedes lauit et lintheo p</text:span><text:span text:style-name="amh_5f_dev_5f_abbr"><text:span text:style-name="T1091">re</text:span></text:span><text:span text:style-name="T1091">cinct</text:span><text:span text:style-name="amh_5f_dev_5f_abbr"><text:span text:style-name="T1091">us</text:span></text:span><text:span text:style-name="T1091"> tersit, i</text:span><text:span text:style-name="amh_5f_dev_5f_abbr"><text:span text:style-name="T1091">n</text:span></text:span><text:span text:style-name="T1091"> caritate ita fu</text:span><text:span text:style-name="amh_5f_dev_5f_abbr"><text:span text:style-name="T1091">n</text:span></text:span><text:span text:style-name="T1091">damentu</text:span><text:span text:style-name="amh_5f_dev_5f_abbr"><text:span text:style-name="T1091">m</text:span></text:span><text:span text:style-name="T1091"> </text:span><text:span text:style-name="amh_5f_dev_5f_abbr"><text:span text:style-name="T1091">et</text:span></text:span><text:span text:style-name="T1091"> </text:span><text:span text:style-name="amh_5f_dev_5f_abbr"><text:span text:style-name="T1091">con</text:span></text:span><text:span text:style-name="T1091">su</text:span><text:span text:style-name="amh_5f_dev_5f_abbr"><text:span text:style-name="T1091">m</text:span></text:span><text:span text:style-name="T1091">mat</text:span><text:span text:style-name="amh_5f_dev_5f_abbr"><text:span text:style-name="T1091">i</text:span></text:span><text:span text:style-name="T1091">o</text:span><text:span text:style-name="amh_5f_dev_5f_abbr"><text:span text:style-name="T1091">n</text:span></text:span><text:span text:style-name="T1091">em fidei </text:span><text:span text:style-name="T1092">solidauit. </text:span><text:span text:style-name="T1093">I</text:span><text:span text:style-name="amh_5f_dev_5f_abbr"><text:span text:style-name="T1093">n</text:span></text:span><text:span text:style-name="T1093"> hoc monte post morte</text:span><text:span text:style-name="amh_5f_dev_5f_abbr"><text:span text:style-name="T1093">m</text:span></text:span><text:span text:style-name="T1093"> </text:span><text:span text:style-name="amh_5f_dev_5f_abbr"><text:span text:style-name="T1093">Christ</text:span></text:span><text:span text:style-name="T1093">i </text:span><text:span text:style-name="T1094">discip</text:span><text:span text:style-name="amh_5f_dev_5f_abbr"><text:span text:style-name="T1094">u</text:span></text:span><text:span text:style-name="T1094">li cu</text:span><text:span text:style-name="amh_5f_dev_5f_abbr"><text:span text:style-name="T1094">m</text:span></text:span><text:span text:style-name="T1094"> Matre Ih</text:span><text:span text:style-name="amh_5f_dev_5f_abbr"><text:span text:style-name="T1094">es</text:span></text:span><text:span text:style-name="T1094">u deuotissime </text:span><text:span text:style-name="amh_5f_dev_5f_abbr"><text:span text:style-name="T1094">per</text:span></text:span><text:span text:style-name="T1094">sistebant in or</text:span><text:span text:style-name="amh_5f_dev_5f_abbr"><text:span text:style-name="T1094">ati</text:span></text:span><text:span text:style-name="T1094">o</text:span><text:span text:style-name="amh_5f_dev_5f_abbr"><text:span text:style-name="T1094">n</text:span></text:span><text:span text:style-name="T1094">ibus. </text:span><text:span text:style-name="T1095">E</text:span><text:span text:style-name="T1096">t i</text:span><text:span text:style-name="amh_5f_dev_5f_abbr"><text:span text:style-name="T1096">n</text:span></text:span><text:span text:style-name="T1096"> hoc </text:span><text:span text:style-name="T1097">monte post resurrectione</text:span><text:span text:style-name="amh_5f_dev_5f_abbr"><text:span text:style-name="T1097">m</text:span></text:span><text:span text:style-name="T1097"> </text:span><text:span text:style-name="amh_5f_dev_5f_abbr"><text:span text:style-name="T1097">Christu</text:span></text:span><text:span text:style-name="T1097">s discip</text:span><text:span text:style-name="amh_5f_dev_5f_abbr"><text:span text:style-name="T1097">u</text:span></text:span><text:span text:style-name="T1097">lis apparuit clausi</text:span><text:span text:style-name="T1098">s</text:span><text:span text:style-name="T1097"> ianuis </text:span><text:span text:style-name="amh_5f_dev_5f_abbr"><text:span text:style-name="T1098">et</text:span></text:span><text:span text:style-name="T1098"> i</text:span><text:span text:style-name="amh_5f_dev_5f_abbr"><text:span text:style-name="T1098">n</text:span></text:span><text:span text:style-name="T1098"> hoc se palpabile</text:span><text:span text:style-name="amh_5f_dev_5f_abbr"><text:span text:style-name="T1098">m</text:span></text:span><text:span text:style-name="T1098"> tribuit non credenti. </text:span><text:span text:style-name="T1099">In hoc etia</text:span><text:span text:style-name="amh_5f_dev_5f_abbr"><text:span text:style-name="T1099">m</text:span></text:span><text:span text:style-name="T1099"> </text:span><text:span text:style-name="T1100">monte</text:span><text:span text:style-name="T1099"> die Pe</text:span><text:span text:style-name="amh_5f_dev_5f_abbr"><text:span text:style-name="T1099">n</text:span></text:span><text:span text:style-name="T1099">tecostes, Sp</text:span><text:span text:style-name="amh_5f_dev_5f_abbr"><text:span text:style-name="T1099">iritu</text:span></text:span><text:span text:style-name="T1099">s S</text:span><text:span text:style-name="amh_5f_dev_5f_abbr"><text:span text:style-name="T1099">an</text:span></text:span><text:span text:style-name="T1099">ct</text:span><text:span text:style-name="amh_5f_dev_5f_abbr"><text:span text:style-name="T1099">u</text:span></text:span><text:span text:style-name="T1099">s in discipulos adue</text:span><text:span text:style-name="amh_5f_dev_5f_abbr"><text:span text:style-name="T1099">n</text:span></text:span><text:span text:style-name="T1099">it, </text:span><text:span text:style-name="T1101">linguis igneis </text:span><text:span text:style-name="T1102">dispertitis in ip</text:span><text:span text:style-name="amh_5f_dev_5f_abbr"><text:span text:style-name="T1102">s</text:span></text:span><text:span text:style-name="T1102">is ac dona carismatis </text:span><text:span text:style-name="T1103">diuini</text:span><text:span text:style-name="T1102"> i</text:span><text:span text:style-name="amh_5f_dev_5f_abbr"><text:span text:style-name="T1102">m</text:span></text:span><text:span text:style-name="T1102">partiens. </text:span><text:span text:style-name="T1104">In hoc monte post </text:span><text:span text:style-name="amh_5f_dev_5f_abbr"><text:span text:style-name="T1104">Christ</text:span></text:span><text:span text:style-name="T1104">i asce</text:span><text:span text:style-name="amh_5f_dev_5f_abbr"><text:span text:style-name="T1104">n</text:span></text:span><text:span text:style-name="T1104">sione</text:span><text:span text:style-name="amh_5f_dev_5f_abbr"><text:span text:style-name="T1104">m</text:span></text:span><text:span text:style-name="T1104">, </text:span><text:span text:style-name="T1105">beata Dei genitrix morata est et tandem ibi decedens in celeste soliu</text:span><text:span text:style-name="amh_5f_dev_5f_abbr"><text:span text:style-name="T1105">m</text:span></text:span><text:span text:style-name="T1105"> sp</text:span><text:span text:style-name="amh_5f_dev_5f_abbr"><text:span text:style-name="T1105">irit</text:span></text:span><text:span text:style-name="T1105">u </text:span><text:span text:style-name="amh_5f_dev_5f_abbr"><text:span text:style-name="T1105">et</text:span></text:span><text:span text:style-name="T1105"> corpore a filio assu</text:span><text:span text:style-name="amh_5f_dev_5f_abbr"><text:span text:style-name="T1105">m</text:span></text:span><text:span text:style-name="T1105">pta est.</text:span></text:p>
      <text:p text:style-name="P62">Item <text:span text:style-name="amh_5f_dev_5f_abbr">et</text:span> <text:span text:style-name="amh_5f_dev_5f_abbr">in</text:span> hoc <text:span text:style-name="T1106">monte lapis ille magn</text:span><text:span text:style-name="amh_5f_dev_5f_abbr"><text:span text:style-name="T1106">us</text:span></text:span><text:span text:style-name="T1106"> </text:span><text:span text:style-name="T1107">ualde </text:span><text:span text:style-name="T1108">ostendit</text:span><text:span text:style-name="amh_5f_dev_5f_abbr"><text:span text:style-name="T1108">u</text:span></text:span><text:span text:style-name="T1108">r, </text:span><text:span text:style-name="T1109">q</text:span><text:span text:style-name="amh_5f_dev_5f_abbr"><text:span text:style-name="T1109">u</text:span></text:span><text:span text:style-name="T1109">i deuolut</text:span><text:span text:style-name="amh_5f_dev_5f_abbr"><text:span text:style-name="T1109">us</text:span></text:span><text:span text:style-name="T1109"> erat ab hostio monumenti. </text:span><text:span text:style-name="amh_5f_lettre_5f_rubriquee">I</text:span><text:span text:style-name="T1110">n monte etia</text:span><text:span text:style-name="amh_5f_dev_5f_abbr"><text:span text:style-name="T1110">m</text:span></text:span><text:span text:style-name="T1110"> Sion Iacob</text:span><text:span text:style-name="amh_5f_dev_5f_abbr"><text:span text:style-name="T1110">us</text:span></text:span><text:span text:style-name="T1110"> maior decollat</text:span><text:span text:style-name="amh_5f_dev_5f_abbr"><text:span text:style-name="T1110">u</text:span></text:span><text:span text:style-name="T1110">r, ubi </text:span><text:span text:style-name="T1111">p</text:span><text:span text:style-name="amh_5f_dev_5f_abbr"><text:span text:style-name="T1111">u</text:span></text:span><text:span text:style-name="T1111">lcra est eccl</text:span><text:span text:style-name="amh_5f_dev_5f_abbr"><text:span text:style-name="T1111">esi</text:span></text:span><text:span text:style-name="T1111">a, </text:span><text:span text:style-name="T1112">et h</text:span><text:span text:style-name="T1113">e</text:span><text:span text:style-name="T1112">c sola est eccl</text:span><text:span text:style-name="amh_5f_dev_5f_abbr"><text:span text:style-name="T1112">esi</text:span></text:span><text:span text:style-name="T1112">a notabilis ad fide</text:span><text:span text:style-name="amh_5f_dev_5f_abbr"><text:span text:style-name="T1112">m</text:span></text:span><text:span text:style-name="T1112"> romane eccl</text:span><text:span text:style-name="amh_5f_dev_5f_abbr"><text:span text:style-name="T1112">esi</text:span></text:span><text:span text:style-name="T1112">e spectans, cu</text:span><text:span text:style-name="amh_5f_dev_5f_abbr"><text:span text:style-name="T1112">m</text:span></text:span><text:span text:style-name="T1112"> t</text:span><text:span text:style-name="amh_5f_dev_5f_abbr"><text:span text:style-name="T1112">ame</text:span></text:span><text:span text:style-name="T1112">n Ihrosolimis sint multe eccl</text:span><text:span text:style-name="amh_5f_dev_5f_abbr"><text:span text:style-name="T1112">esi</text:span></text:span><text:span text:style-name="T1112">e </text:span><text:span text:style-name="amh_5f_dev_5f_abbr"><text:span text:style-name="T1112">christ</text:span></text:span><text:span text:style-name="T1112">ianoru</text:span><text:span text:style-name="amh_5f_dev_5f_abbr"><text:span text:style-name="T1112">m</text:span></text:span><text:span text:style-name="T1112"> scismaticoru</text:span><text:span text:style-name="amh_5f_dev_5f_abbr"><text:span text:style-name="T1112">m</text:span></text:span><text:span text:style-name="T1112"> </text:span><text:span text:style-name="T1114">su</text:span><text:span text:style-name="amh_5f_dev_5f_abbr"><text:span text:style-name="T1114">m</text:span></text:span><text:span text:style-name="T1114">mo po</text:span><text:span text:style-name="amh_5f_dev_5f_abbr"><text:span text:style-name="T1114">n</text:span></text:span><text:span text:style-name="T1114">tific</text:span><text:span text:style-name="T1115">i</text:span><text:span text:style-name="T1114"> </text:span><text:span text:style-name="T1115">n</text:span><text:span text:style-name="T1116">on obedientes, et ip</text:span><text:span text:style-name="amh_5f_dev_5f_abbr"><text:span text:style-name="T1116">s</text:span></text:span><text:span text:style-name="T1116">i int</text:span><text:span text:style-name="amh_5f_dev_5f_abbr"><text:span text:style-name="T1116">er</text:span></text:span><text:span text:style-name="T1116"> se diu</text:span><text:span text:style-name="amh_5f_dev_5f_abbr"><text:span text:style-name="T1116">er</text:span></text:span><text:span text:style-name="T1116">sis he</text:span><text:span text:style-name="amh_5f_dev_5f_abbr"><text:span text:style-name="T1116">re</text:span></text:span><text:span text:style-name="T1116">sibus ac scismatib</text:span><text:span text:style-name="amh_5f_dev_5f_abbr"><text:span text:style-name="T1116">us</text:span></text:span><text:span text:style-name="T1116"> </text:span><text:span text:style-name="T1117">su</text:span><text:span text:style-name="amh_5f_dev_5f_abbr"><text:span text:style-name="T1117">n</text:span></text:span><text:span text:style-name="T1117">t diuisi. </text:span><text:span text:style-name="T1118">Secte </text:span><text:span text:style-name="amh_5f_dev_5f_abbr"><text:span text:style-name="T1118">et</text:span></text:span><text:span text:style-name="T1118"> eni</text:span><text:span text:style-name="amh_5f_dev_5f_abbr"><text:span text:style-name="T1118">m</text:span></text:span><text:span text:style-name="T1118"> m</text:span><text:span text:style-name="amh_5f_dev_5f_abbr"><text:span text:style-name="T1118">u</text:span></text:span><text:span text:style-name="T1118">lte </text:span><text:span text:style-name="T1119">su</text:span><text:span text:style-name="amh_5f_dev_5f_abbr"><text:span text:style-name="T1119">n</text:span></text:span><text:span text:style-name="T1119">t </text:span><text:span text:style-name="amh_5f_foliotation"><text:span text:style-name="T1120">[f. 238v]</text:span></text:span><text:span text:style-name="T1120"> </text:span><text:span text:style-name="amh_5f_dev_5f_abbr"><text:span text:style-name="T1121">christ</text:span></text:span><text:span text:style-name="T1121">ianoru</text:span><text:span text:style-name="amh_5f_dev_5f_abbr"><text:span text:style-name="T1121">m</text:span></text:span><text:span text:style-name="T1121"> </text:span><text:span text:style-name="T1122">in hiis ultramarinis </text:span><text:span text:style-name="T1123">partib</text:span><text:span text:style-name="amh_5f_dev_5f_abbr"><text:span text:style-name="T1123">us</text:span></text:span><text:span text:style-name="T1123"> </text:span><text:span text:style-name="T1124">ritib</text:span><text:span text:style-name="amh_5f_dev_5f_abbr"><text:span text:style-name="T1124">us</text:span></text:span><text:span text:style-name="T1124"> ac morib</text:span><text:span text:style-name="amh_5f_dev_5f_abbr"><text:span text:style-name="T1124">us</text:span></text:span><text:span text:style-name="T1124"> diu</text:span><text:span text:style-name="amh_5f_dev_5f_abbr"><text:span text:style-name="T1124">er</text:span></text:span><text:span text:style-name="T1125">s</text:span><text:span text:style-name="T1124">is discrepantes. </text:span><text:span text:style-name="T1126">Su</text:span><text:span text:style-name="amh_5f_dev_5f_abbr"><text:span text:style-name="T1126">n</text:span></text:span><text:span text:style-name="T1126">t eni</text:span><text:span text:style-name="amh_5f_dev_5f_abbr"><text:span text:style-name="T1126">m</text:span></text:span><text:span text:style-name="T1126"> Greci, Ariani, Suriani, </text:span><text:span text:style-name="T1127">nestorini, iacobite, </text:span><text:span text:style-name="amh_5f_dev_5f_abbr"><text:span text:style-name="T1127">christ</text:span></text:span><text:span text:style-name="T1127">iani ci</text:span><text:span text:style-name="amh_5f_dev_5f_abbr"><text:span text:style-name="T1127">n</text:span></text:span><text:span text:style-name="T1127">ct</text:span><text:span text:style-name="T1125">i</text:span><text:span text:style-name="T1128">n</text:span><text:span text:style-name="T1127">i, Nubiani, Ethiopes, Indici in</text:span><text:span text:style-name="T1129">ficeri</text:span><text:span text:style-name="T1127"> Ioha</text:span><text:span text:style-name="amh_5f_dev_5f_abbr"><text:span text:style-name="T1127">n</text:span></text:span><text:span text:style-name="T1127">ni</text:span><text:span text:style-name="T1129">s</text:span><text:span text:style-name="T1127">, fide</text:span><text:span text:style-name="amh_5f_dev_5f_abbr"><text:span text:style-name="T1127">m</text:span></text:span><text:span text:style-name="T1127"> tene</text:span><text:span text:style-name="amh_5f_dev_5f_abbr"><text:span text:style-name="T1127">n</text:span></text:span><text:span text:style-name="T1127">tes et Gorgiani q</text:span><text:span text:style-name="amh_5f_dev_5f_abbr"><text:span text:style-name="T1127">u</text:span></text:span><text:span text:style-name="T1127">oru</text:span><text:span text:style-name="amh_5f_dev_5f_abbr"><text:span text:style-name="T1127">m</text:span></text:span><text:span text:style-name="T1127"> </text:span><text:span text:style-name="T1130">fide</text:span><text:span text:style-name="amh_5f_dev_5f_abbr"><text:span text:style-name="T1130">m</text:span></text:span><text:span text:style-name="T1130"> modu</text:span><text:span text:style-name="amh_5f_dev_5f_abbr"><text:span text:style-name="T1130">m</text:span></text:span><text:span text:style-name="T1130">q</text:span><text:span text:style-name="amh_5f_dev_5f_abbr"><text:span text:style-name="T1130">ue</text:span></text:span><text:span text:style-name="T1130"> uiue</text:span><text:span text:style-name="amh_5f_dev_5f_abbr"><text:span text:style-name="T1130">n</text:span></text:span><text:span text:style-name="T1130">di ac errores </text:span><text:span text:style-name="T1131">describe</text:span><text:span text:style-name="amh_5f_dev_5f_abbr"><text:span text:style-name="T1131">re</text:span></text:span><text:span text:style-name="T1131"> longu</text:span><text:span text:style-name="amh_5f_dev_5f_abbr"><text:span text:style-name="T1131">m</text:span></text:span><text:span text:style-name="T1131"> </text:span><text:span text:style-name="T1132">e</text:span><text:span text:style-name="amh_5f_dev_5f_abbr"><text:span text:style-name="T1132">ss</text:span></text:span><text:span text:style-name="T1132">et, </text:span><text:span text:style-name="T1129">s</text:span><text:span text:style-name="amh_5f_dev_5f_abbr"><text:span text:style-name="T1129">ed</text:span></text:span><text:span text:style-name="T1133"> totu</text:span><text:span text:style-name="amh_5f_dev_5f_abbr"><text:span text:style-name="T1133">m</text:span></text:span><text:span text:style-name="T1133"> h</text:span><text:span text:style-name="amh_5f_dev_5f_abbr"><text:span text:style-name="T1133">ab</text:span></text:span><text:span text:style-name="T1133">etur in </text:span><office:annotation office:name="__Annotation__1220156_795745463" loext:resolved="false"><dc:creator>Alexandre Moret Houplon</dc:creator><dc:date>2026-03-10T09:41:17.243930400</dc:date><meta:creator-initials>AMH</meta:creator-initials><text:p text:style-name="Comment">Vérifier le mot dans les mss</text:p></office:annotation><text:span text:style-name="T1133">Decreto</text:span><office:annotation-end office:name="__Annotation__1220156_795745463"/><text:span text:style-name="T1134"> </text:span><text:span text:style-name="amh_5f_nombre_5f_romain"><text:span text:style-name="T1133">xx</text:span></text:span><text:span text:style-name="T1133">. </text:span><text:span text:style-name="T1135">Ceteru</text:span><text:span text:style-name="amh_5f_dev_5f_abbr"><text:span text:style-name="T1135">m</text:span></text:span><text:span text:style-name="T1135"> </text:span><text:span text:style-name="T1136">pauca </text:span><text:span text:style-name="T1137">q</text:span><text:span text:style-name="amh_5f_dev_5f_abbr"><text:span text:style-name="T1137">ue</text:span></text:span><text:span text:style-name="T1137"> in Ih</text:span><text:span text:style-name="amh_5f_dev_5f_abbr"><text:span text:style-name="T1137">e</text:span></text:span><text:span text:style-name="T1137">r</text:span><text:span text:style-name="amh_5f_dev_5f_abbr"><text:span text:style-name="T1137">usa</text:span></text:span><text:span text:style-name="T1137">l</text:span><text:span text:style-name="amh_5f_dev_5f_abbr"><text:span text:style-name="T1137">e</text:span></text:span><text:span text:style-name="T1137">m </text:span><text:span text:style-name="amh_5f_dev_5f_abbr"><text:span text:style-name="T1138">et</text:span></text:span><text:span text:style-name="T1138"> terra s</text:span><text:span text:style-name="amh_5f_dev_5f_abbr"><text:span text:style-name="T1138">an</text:span></text:span><text:span text:style-name="T1138">cta ab quinto a</text:span><text:span text:style-name="amh_5f_dev_5f_abbr"><text:span text:style-name="T1138">ut</text:span></text:span><text:span text:style-name="T1138"> </text:span><text:span text:style-name="amh_5f_dev_5f_abbr"><text:span text:style-name="T1138">Christ</text:span></text:span><text:span text:style-name="T1138">o usq</text:span><text:span text:style-name="amh_5f_dev_5f_abbr"><text:span text:style-name="T1138">ue</text:span></text:span><text:span text:style-name="T1138"> nu</text:span><text:span text:style-name="amh_5f_dev_5f_abbr"><text:span text:style-name="T1138">n</text:span></text:span><text:span text:style-name="T1138">c Dei dispe</text:span><text:span text:style-name="amh_5f_dev_5f_abbr"><text:span text:style-name="T1138">n</text:span></text:span><text:span text:style-name="T1138">sante </text:span><text:span text:style-name="amh_5f_dev_5f_abbr"><text:span text:style-name="T1138">pro</text:span></text:span><text:span text:style-name="T1138">uidentia facta su</text:span><text:span text:style-name="amh_5f_dev_5f_abbr"><text:span text:style-name="T1138">n</text:span></text:span><text:span text:style-name="T1138">t </text:span><text:span text:style-name="amh_5f_dev_5f_abbr"><text:span text:style-name="T1138">et</text:span></text:span><text:span text:style-name="T1138"> ostensa plus notabilia ob legentiu</text:span><text:span text:style-name="amh_5f_dev_5f_abbr"><text:span text:style-name="T1138">m</text:span></text:span><text:span text:style-name="T1138"> deuotione</text:span><text:span text:style-name="amh_5f_dev_5f_abbr"><text:span text:style-name="T1138">m</text:span></text:span><text:span text:style-name="T1138"> hic narro. Singula uero </text:span><text:span text:style-name="T1139">magnalia Dei q</text:span><text:span text:style-name="amh_5f_dev_5f_abbr"><text:span text:style-name="T1139">u</text:span></text:span><text:span text:style-name="T1139">i scire uolu</text:span><text:span text:style-name="amh_5f_dev_5f_abbr"><text:span text:style-name="T1139">er</text:span></text:span><text:span text:style-name="T1139">it, opportet ut latas sacre </text:span><text:span text:style-name="T1140">pagine </text:span><text:span text:style-name="T1141">historias </text:span><text:span text:style-name="T1142">scrutetur </text:span><text:span text:style-name="T1143">quia sub hac breuitate itineris </text:span><text:span text:style-name="T1144">mei et </text:span><text:span text:style-name="T1145">p</text:span><text:span text:style-name="amh_5f_dev_5f_abbr"><text:span text:style-name="T1145">re</text:span></text:span><text:span text:style-name="T1145">sentis </text:span><text:span text:style-name="T1146">opusc</text:span><text:span text:style-name="amh_5f_dev_5f_abbr"><text:span text:style-name="T1146">u</text:span></text:span><text:span text:style-name="T1146">li </text:span><text:span text:style-name="T1147">minime </text:span><text:span text:style-name="T1148">adduci </text:span><text:span text:style-name="T1149">possunt </text:span><text:span text:style-name="amh_5f_dev_5f_abbr"><text:span text:style-name="T1150">et</text:span></text:span><text:span text:style-name="T1150"> c</text:span><text:span text:style-name="amh_5f_dev_5f_abbr"><text:span text:style-name="T1150">eter</text:span></text:span><text:span text:style-name="T1150">a</text:span><text:span text:style-name="T1149">.</text:span></text:p>
      <text:p text:style-name="P10"><text:span text:style-name="amh_5f_lettre_5f_rubriquee">D</text:span>e mo<text:span text:style-name="amh_5f_dev_5f_abbr">n</text:span>te Caluarie <text:span text:style-name="amh_5f_dev_5f_abbr">et</text:span> sep<text:span text:style-name="amh_5f_dev_5f_abbr">u</text:span>lcro <text:span text:style-name="amh_5f_dev_5f_abbr">Christ</text:span>i atq<text:span text:style-name="amh_5f_dev_5f_abbr">ue</text:span> eccl<text:span text:style-name="amh_5f_dev_5f_abbr">esi</text:span>a sepulcri</text:p>
      <text:h text:style-name="amh_5f_premier_5f_paragraphe" text:outline-level="1"><text:span text:style-name="amh_5f_lettrine">L</text:span>ocis <text:span text:style-name="amh_5f_dev_5f_abbr">i</text:span>g<text:span text:style-name="amh_5f_dev_5f_abbr">itur</text:span> p<text:span text:style-name="amh_5f_dev_5f_abbr">re</text:span>dictis in Ih<text:span text:style-name="amh_5f_dev_5f_abbr">e</text:span>r<text:span text:style-name="amh_5f_dev_5f_abbr">usa</text:span>l<text:span text:style-name="amh_5f_dev_5f_abbr">e</text:span>m <text:span text:style-name="T1151">lustratis, </text:span><text:span text:style-name="T1152">restat </text:span><text:span text:style-name="amh_5f_dev_5f_abbr"><text:span text:style-name="T1153">et</text:span></text:span><text:span text:style-name="T1153"> m</text:span><text:span text:style-name="amh_5f_dev_5f_abbr"><text:span text:style-name="T1153">iser</text:span></text:span><text:span text:style-name="T1153">ito ut de monte Caluarie </text:span><text:span text:style-name="amh_5f_dev_5f_abbr"><text:span text:style-name="T1154">pro</text:span></text:span><text:span text:style-name="T1154">sequar et de sep</text:span><text:span text:style-name="amh_5f_dev_5f_abbr"><text:span text:style-name="T1154">u</text:span></text:span><text:span text:style-name="T1154">lcro </text:span><text:span text:style-name="amh_5f_dev_5f_abbr"><text:span text:style-name="T1154">Christ</text:span></text:span><text:span text:style-name="T1154">i q</text:span><text:span text:style-name="amh_5f_dev_5f_abbr"><text:span text:style-name="T1154">u</text:span></text:span><text:span text:style-name="amh_5f_dev_5f_abbr"><text:span text:style-name="T1155">o</text:span></text:span><text:span text:style-name="T1155">d</text:span><text:span text:style-name="T1154"> in hac ciuitate finalit</text:span><text:span text:style-name="amh_5f_dev_5f_abbr"><text:span text:style-name="T1154">er</text:span></text:span><text:span text:style-name="T1154"> requirebam. </text:span><text:span text:style-name="T1156">Su</text:span><text:span text:style-name="amh_5f_dev_5f_abbr"><text:span text:style-name="T1156">n</text:span></text:span><text:span text:style-name="T1156">t </text:span><text:span text:style-name="amh_5f_dev_5f_abbr"><text:span text:style-name="T1156">i</text:span></text:span><text:span text:style-name="T1156">g</text:span><text:span text:style-name="amh_5f_dev_5f_abbr"><text:span text:style-name="T1156">itur</text:span></text:span><text:span text:style-name="T1156"> </text:span><text:span text:style-name="T1157">loca</text:span><text:span text:style-name="T1157"><text:note text:id="ftn115" text:note-class="footnote"><text:note-citation>115</text:note-citation><text:note-body><text:p text:style-name="amh_5f_note_5f_apparat">loca Li : predicta loca <text:span text:style-name="T1158">U </text:span>Wo <text:span text:style-name="T1159">Deluz</text:span></text:p></text:note-body></text:note></text:span><text:span text:style-name="T1157"> hec infra ciuitate</text:span><text:span text:style-name="amh_5f_dev_5f_abbr"><text:span text:style-name="T1157">m</text:span></text:span><text:span text:style-name="T1157"> Ih</text:span><text:span text:style-name="amh_5f_dev_5f_abbr"><text:span text:style-name="T1157">e</text:span></text:span><text:span text:style-name="T1157">r</text:span><text:span text:style-name="amh_5f_dev_5f_abbr"><text:span text:style-name="T1157">usa</text:span></text:span><text:span text:style-name="T1157">l</text:span><text:span text:style-name="amh_5f_dev_5f_abbr"><text:span text:style-name="T1157">e</text:span></text:span><text:span text:style-name="T1157">m </text:span><text:span text:style-name="T1160">licet</text:span><text:span text:style-name="T1160"><text:note text:id="ftn116" text:note-class="footnote"><text:note-citation>116</text:note-citation><text:note-body><text:p text:style-name="amh_5f_note_5f_apparat">licet Li : quamuis <text:span text:style-name="T1158">U </text:span>Wo <text:span text:style-name="T1161">Deluz</text:span></text:p></text:note-body></text:note></text:span><text:span text:style-name="T1160"> t</text:span><text:span text:style-name="amh_5f_dev_5f_abbr"><text:span text:style-name="T1160">em</text:span></text:span><text:span text:style-name="T1160">p</text:span><text:span text:style-name="amh_5f_dev_5f_abbr"><text:span text:style-name="T1160">or</text:span></text:span><text:span text:style-name="T1160">e </text:span><text:span text:style-name="T1162">crucifixionis </text:span><text:span text:style-name="T1163">extra ciuitate</text:span><text:span text:style-name="amh_5f_dev_5f_abbr"><text:span text:style-name="T1163">m</text:span></text:span><text:span text:style-name="T1163"> </text:span><text:span text:style-name="T1164">e</text:span><text:span text:style-name="amh_5f_dev_5f_abbr"><text:span text:style-name="T1164">ss</text:span></text:span><text:span text:style-name="T1164">ent</text:span><text:span text:style-name="T1164"><text:note text:id="ftn117" text:note-class="footnote"><text:note-citation>117</text:note-citation><text:note-body><text:p text:style-name="amh_5f_note_5f_apparat">essent Li <text:span text:style-name="T1165">Deluz</text:span> : era<text:span text:style-name="T1166">n</text:span>t Wo <text:span text:style-name="T1158">| fuerunt U</text:span></text:p></text:note-body></text:note></text:span><text:span text:style-name="T1164">, </text:span><text:span text:style-name="T1167">q</text:span><text:span text:style-name="amh_5f_dev_5f_abbr"><text:span text:style-name="T1167">u</text:span></text:span><text:span text:style-name="T1167">ia post </text:span><text:span text:style-name="T1168">destructione</text:span><text:span text:style-name="amh_5f_dev_5f_abbr"><text:span text:style-name="T1168">m</text:span></text:span><text:span text:style-name="T1168"> </text:span><text:span text:style-name="T1169">ciuitatis</text:span><text:span text:style-name="T1169"><text:note text:id="ftn118" text:note-class="footnote"><text:note-citation>118</text:note-citation><text:note-body><text:p text:style-name="amh_5f_note_5f_apparat">destructionem ciuitatis Li : destructionem Iherusalem U <text:span text:style-name="T1170">Wo</text:span> Deluz</text:p></text:note-body></text:note></text:span><text:span text:style-name="T1169"> </text:span><text:span text:style-name="T1171">facta</text:span><text:span text:style-name="amh_5f_dev_5f_abbr"><text:span text:style-name="T1171">m</text:span></text:span><text:span text:style-name="T1171"> </text:span><text:span text:style-name="amh_5f_dev_5f_abbr"><text:span text:style-name="T1171">per</text:span></text:span><text:span text:style-name="T1171"> Titu</text:span><text:span text:style-name="amh_5f_dev_5f_abbr"><text:span text:style-name="T1171">m</text:span></text:span><text:span text:style-name="T1171"> </text:span><text:span text:style-name="amh_5f_dev_5f_abbr"><text:span text:style-name="T1171">et</text:span></text:span><text:span text:style-name="T1171"> Vespasianu</text:span><text:span text:style-name="amh_5f_dev_5f_abbr"><text:span text:style-name="T1171">m</text:span></text:span><text:span text:style-name="amh_5f_dev_5f_abbr"><text:span text:style-name="T1171"><text:note text:id="ftn119" text:note-class="footnote"><text:note-citation>119</text:note-citation><text:note-body><text:p text:style-name="amh_5f_note_5f_apparat">per Titum et Vespasianum Li Wo Deluz : principes Romanorum add. U</text:p></text:note-body></text:note></text:span></text:span><text:span text:style-name="T1171"> </text:span><text:span text:style-name="T1172">in ei</text:span><text:span text:style-name="amh_5f_dev_5f_abbr"><text:span text:style-name="T1172">us</text:span></text:span><text:span text:style-name="T1172"> </text:span><text:span text:style-name="T1173">restaurat</text:span><text:span text:style-name="amh_5f_dev_5f_abbr"><text:span text:style-name="T1173">i</text:span></text:span><text:span text:style-name="T1173">o</text:span><text:span text:style-name="amh_5f_dev_5f_abbr"><text:span text:style-name="T1173">n</text:span></text:span><text:span text:style-name="T1173">e</text:span><text:span text:style-name="T1173"><text:note text:id="ftn120" text:note-class="footnote"><text:note-citation>120</text:note-citation><text:note-body><text:p text:style-name="amh_5f_note_5f_apparat">In eius restauratione Li : in restauratione eius postmodum <text:span text:style-name="T1174">U </text:span>Wo <text:span text:style-name="T1165">Deluz</text:span></text:p></text:note-body></text:note></text:span><text:span text:style-name="T1173"> </text:span><text:span text:style-name="amh_5f_dev_5f_abbr"><text:span text:style-name="T1175">per</text:span></text:span><text:span text:style-name="T1175"> Heliu</text:span><text:span text:style-name="amh_5f_dev_5f_abbr"><text:span text:style-name="T1175">m</text:span></text:span><text:span text:style-name="T1175"> Adrianu</text:span><text:span text:style-name="amh_5f_dev_5f_abbr"><text:span text:style-name="T1175">m</text:span></text:span><text:span text:style-name="T1175"> </text:span><text:span text:style-name="T1176">hec loca</text:span><text:span text:style-name="T1176"><text:note text:id="ftn121" text:note-class="footnote"><text:note-citation>121</text:note-citation><text:note-body><text:p text:style-name="amh_5f_note_5f_apparat">hec loca Li : <text:span text:style-name="T1177">loca crucifixionis et sepulchri intra ciuitatem </text:span><text:span text:style-name="T1174">U </text:span><text:span text:style-name="T1177">Wo Deluz</text:span></text:p></text:note-body></text:note></text:span><text:span text:style-name="T1176">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178">in</text:span><text:span text:style-name="T1179">clusa</text:span><text:span text:style-name="T1179"><text:note text:id="ftn122" text:note-class="footnote"><text:note-citation>122</text:note-citation><text:note-body><text:p text:style-name="amh_5f_note_5f_apparat">inclusa U Wo Deluz : adclusa Li</text:p></text:note-body></text:note></text:span><office:annotation-end office:name="__Annotation__58882_2353137619"/><text:span text:style-name="T1179"> sunt, in urbe </text:span><text:span text:style-name="T1180">ad septe</text:span><text:span text:style-name="amh_5f_dev_5f_abbr"><text:span text:style-name="T1180">n</text:span></text:span><text:span text:style-name="T1180">trion</text:span><text:span text:style-name="T1181">al</text:span><text:span text:style-name="T1180">e</text:span><text:span text:style-name="amh_5f_dev_5f_abbr"><text:span text:style-name="T1180">m</text:span></text:span><text:span text:style-name="T1180"> </text:span><text:span text:style-name="T1182">partem</text:span><text:span text:style-name="T1182"><text:note text:id="ftn123" text:note-class="footnote"><text:note-citation>123</text:note-citation><text:note-body><text:p text:style-name="amh_5f_note_5f_apparat"><text:span text:style-name="T1183">a</text:span>d septentrionalem partem Li : <text:span text:style-name="T1184">ad australem plagam U | ad septentrionalem plagam </text:span><text:span text:style-name="T1183">Wo</text:span><text:span text:style-name="T1184"> Deluz</text:span></text:p></text:note-body></text:note></text:span><text:span text:style-name="T1182"> </text:span><text:span text:style-name="T1178">quod</text:span><text:span text:style-name="amh_5f_dev_5f_abbr"><text:span text:style-name="T1178">dammod</text:span></text:span><text:span text:style-name="T1178">o </text:span><office:annotation office:name="__Annotation__59021_2353137619" loext:resolved="false"><dc:creator>Alexandre Moret Houplon</dc:creator><dc:date>2026-02-15T16:08:52.170809100</dc:date><meta:creator-initials>AMH</meta:creator-initials><text:p text:style-name="Comment">Li Wo: delicate</text:p><text:p text:style-name="Comment">U : detracta</text:p></office:annotation><text:span text:style-name="T1185">dilatata</text:span><office:annotation-end office:name="__Annotation__59021_2353137619"/><text:note text:id="ftn124" text:note-class="footnote"><text:note-citation>124</text:note-citation><text:note-body><text:p text:style-name="P63"><text:span text:style-name="T1186">d</text:span>ilatata Deluz : delicate Li Wo | detracta U</text:p></text:note-body></text:note><text:span text:style-name="T1178">.</text:span></text:h>
      <text:p text:style-name="P64">Su<text:span text:style-name="amh_5f_dev_5f_abbr">per</text:span> hec loca a <text:span text:style-name="amh_5f_dev_5f_abbr">christ</text:span>ianis p<text:span text:style-name="amh_5f_dev_5f_abbr">u</text:span>lcra eccl<text:span text:style-name="amh_5f_dev_5f_abbr">esi</text:span>a facta est figura rotonda, <text:span text:style-name="T1187">choro </text:span><text:span text:style-name="T1188">uersus oriente</text:span><text:span text:style-name="amh_5f_dev_5f_abbr"><text:span text:style-name="T1188">m</text:span></text:span><text:span text:style-name="T1188"> in oblong</text:span><text:span text:style-name="T1189">u</text:span><text:span text:style-name="amh_5f_dev_5f_abbr"><text:span text:style-name="T1189">m</text:span></text:span><text:span text:style-name="T1188"> figure </text:span><text:span text:style-name="T1190">dicte </text:span><text:span text:style-name="T1191">circulari. </text:span><text:span text:style-name="T1192">Q</text:span><text:span text:style-name="amh_5f_dev_5f_abbr"><text:span text:style-name="T1193">ue</text:span></text:span><text:span text:style-name="T1193"> deuotissima eccl</text:span><text:span text:style-name="amh_5f_dev_5f_abbr"><text:span text:style-name="T1193">esi</text:span></text:span><text:span text:style-name="T1193">a </text:span><text:span text:style-name="T1194">plu</text:span><text:span text:style-name="amh_5f_dev_5f_abbr"><text:span text:style-name="T1194">m</text:span></text:span><text:span text:style-name="T1194">bo cooperta </text:span><text:span text:style-name="T1195">ad occidente</text:span><text:span text:style-name="amh_5f_dev_5f_abbr"><text:span text:style-name="T1195">m</text:span></text:span><text:span text:style-name="T1195"> </text:span><text:span text:style-name="T1192">de </text:span><text:span text:style-name="T1196">sectis lapidib</text:span><text:span text:style-name="amh_5f_dev_5f_abbr"><text:span text:style-name="T1196">us</text:span></text:span><text:span text:style-name="T1196"> </text:span><text:span text:style-name="T1197">turrim h</text:span><text:span text:style-name="amh_5f_dev_5f_abbr"><text:span text:style-name="T1197">abe</text:span></text:span><text:span text:style-name="T1197">t. </text:span><text:span text:style-name="amh_5f_lettre_5f_rubriquee">I</text:span><text:span text:style-name="T1198">n su</text:span><text:span text:style-name="amh_5f_dev_5f_abbr"><text:span text:style-name="T1198">m</text:span></text:span><text:span text:style-name="T1198">mitate </text:span><text:span text:style-name="T1199">uero </text:span><text:span text:style-name="T1200">ip</text:span><text:span text:style-name="amh_5f_dev_5f_abbr"><text:span text:style-name="T1200">s</text:span></text:span><text:span text:style-name="T1200">a </text:span><text:span text:style-name="T1201">eccl</text:span><text:span text:style-name="amh_5f_dev_5f_abbr"><text:span text:style-name="T1201">esi</text:span></text:span><text:span text:style-name="T1201">a </text:span><text:span text:style-name="T1202">uersus celu</text:span><text:span text:style-name="amh_5f_dev_5f_abbr"><text:span text:style-name="T1202">m</text:span></text:span><text:span text:style-name="T1202"> </text:span><text:span text:style-name="T1203">cooperta </text:span><text:span text:style-name="T1204">non est, circulo </text:span><text:span text:style-name="T1205">magno patulo ex</text:span><text:span text:style-name="amh_5f_dev_5f_abbr"><text:span text:style-name="T1205">iste</text:span></text:span><text:span text:style-name="T1205">nte </text:span><text:span text:style-name="T1206">celestis lu</text:span><text:span text:style-name="amh_5f_dev_5f_abbr"><text:span text:style-name="T1206">min</text:span></text:span><text:span text:style-name="T1206">is clariori </text:span><text:span text:style-name="T1207">reception</text:span><text:span text:style-name="T1208">i. </text:span><text:span text:style-name="T1209">Et sub </text:span><text:span text:style-name="T1210">hoc circulo </text:span><text:span text:style-name="T1189">i</text:span><text:span text:style-name="amh_5f_dev_5f_abbr"><text:span text:style-name="T1211">n</text:span></text:span><text:span text:style-name="T1211"> medio </text:span><text:span text:style-name="T1212">scilicet </text:span><text:span text:style-name="T1213">ecclesia </text:span><text:span text:style-name="T1214">parua </text:span><text:span text:style-name="T1215">domu</text:span><text:span text:style-name="amh_5f_dev_5f_abbr"><text:span text:style-name="T1215">n</text:span></text:span><text:span text:style-name="T1215">cula </text:span><text:span text:style-name="T1216">est in qua</text:span><text:span text:style-name="amh_5f_dev_5f_abbr"><text:span text:style-name="T1216">m</text:span></text:span><text:span text:style-name="T1216">, </text:span><text:span text:style-name="amh_5f_dev_5f_abbr"><text:span text:style-name="T1216">pro</text:span></text:span><text:span text:style-name="T1216">pt</text:span><text:span text:style-name="amh_5f_dev_5f_abbr"><text:span text:style-name="T1216">er</text:span></text:span><text:span text:style-name="T1216"> </text:span><text:span text:style-name="T1217">porte </text:span><text:span text:style-name="T1218">demissionem </text:span><text:span text:style-name="T1219">uersus </text:span><text:span text:style-name="T1220">oriente</text:span><text:span text:style-name="amh_5f_dev_5f_abbr"><text:span text:style-name="T1220">m</text:span></text:span><text:span text:style-name="T1220"> </text:span><text:span text:style-name="T1221">intrare </text:span><text:span text:style-name="T1222">oporte</text:span><text:span text:style-name="T1223">t </text:span><text:span text:style-name="T1224">corpore </text:span><text:span text:style-name="T1225">i</text:span><text:span text:style-name="amh_5f_dev_5f_abbr"><text:span text:style-name="T1225">n</text:span></text:span><text:span text:style-name="T1225">curuato. </text:span><text:span text:style-name="T1226">Supra </text:span><text:span text:style-name="T1227">uero </text:span><text:span text:style-name="T1228">testudinata est ad modu</text:span><text:span text:style-name="amh_5f_dev_5f_abbr"><text:span text:style-name="T1228">m</text:span></text:span><text:span text:style-name="T1228"> </text:span><text:span text:style-name="T1229">semicirculi </text:span><text:span text:style-name="T1230">opere </text:span><text:span text:style-name="T1231">musaico auro </text:span><text:span text:style-name="amh_5f_dev_5f_abbr"><text:span text:style-name="T1232">et</text:span></text:span><text:span text:style-name="T1232"> marmorib</text:span><text:span text:style-name="amh_5f_dev_5f_abbr"><text:span text:style-name="T1232">us</text:span></text:span><text:span text:style-name="T1232"> adornata, nulla</text:span><text:span text:style-name="amh_5f_dev_5f_abbr"><text:span text:style-name="T1232">m</text:span></text:span><text:span text:style-name="T1232"> </text:span><text:span text:style-name="T1233">habens </text:span><text:span text:style-name="T1234">fenestra</text:span><text:span text:style-name="amh_5f_dev_5f_abbr"><text:span text:style-name="T1234">m</text:span></text:span><text:span text:style-name="T1234">, </text:span><text:span text:style-name="T1235">ca</text:span><text:span text:style-name="amh_5f_dev_5f_abbr"><text:span text:style-name="T1235">n</text:span></text:span><text:span text:style-name="T1235">dellis </text:span><text:span text:style-name="amh_5f_dev_5f_abbr"><text:span text:style-name="T1235">et</text:span></text:span><text:span text:style-name="T1235"> lampade illu</text:span><text:span text:style-name="amh_5f_dev_5f_abbr"><text:span text:style-name="T1189">m</text:span></text:span><text:span text:style-name="T1189">i</text:span><text:span text:style-name="amh_5f_dev_5f_abbr"><text:span text:style-name="T1189">n</text:span></text:span><text:span text:style-name="T1235">ata</text:span><text:span text:style-name="T1235"><text:note text:id="ftn125" text:note-class="footnote"><text:note-citation>125</text:note-citation><text:note-body><text:p text:style-name="amh_5f_note_5f_apparat"><text:span text:style-name="T1236">i</text:span>lluminata Li : illustrata U Deluz | illustratur Wo</text:p></text:note-body></text:note></text:span><text:span text:style-name="T1235">. </text:span><text:span text:style-name="T1237">In hui</text:span><text:span text:style-name="amh_5f_dev_5f_abbr"><text:span text:style-name="T1237">us</text:span></text:span><text:span text:style-name="T1237"> </text:span><text:span text:style-name="amh_5f_dev_5f_abbr"><text:span text:style-name="T1238">i</text:span></text:span><text:span text:style-name="T1238">g</text:span><text:span text:style-name="amh_5f_dev_5f_abbr"><text:span text:style-name="T1238">itur</text:span></text:span><text:span text:style-name="T1238"> domu</text:span><text:span text:style-name="amh_5f_dev_5f_abbr"><text:span text:style-name="T1238">n</text:span></text:span><text:span text:style-name="T1238">cule </text:span><text:span text:style-name="T1239">parte dextra loc</text:span><text:span text:style-name="amh_5f_dev_5f_abbr"><text:span text:style-name="T1239">u</text:span></text:span><text:span text:style-name="T1239">s </text:span><text:span text:style-name="T1240">est sanct</text:span><text:span text:style-name="amh_5f_dev_5f_abbr"><text:span text:style-name="T1240">us</text:span></text:span><text:span text:style-name="T1240"> </text:span><text:span text:style-name="T1241">ac uenerand</text:span><text:span text:style-name="amh_5f_dev_5f_abbr"><text:span text:style-name="T1241">us</text:span></text:span><text:span text:style-name="T1241"> sep</text:span><text:span text:style-name="amh_5f_dev_5f_abbr"><text:span text:style-name="T1241">u</text:span></text:span><text:span text:style-name="T1241">lture </text:span><text:span text:style-name="T1242">d</text:span><text:span text:style-name="amh_5f_dev_5f_abbr"><text:span text:style-name="T1242">omi</text:span></text:span><text:span text:style-name="T1242">ni atti</text:span><text:span text:style-name="amh_5f_dev_5f_abbr"><text:span text:style-name="T1242">n</text:span></text:span><text:span text:style-name="T1242">gens </text:span><text:span text:style-name="T1243">extremitates </text:span><text:span text:style-name="T1244">p</text:span><text:span text:style-name="amh_5f_dev_5f_abbr"><text:span text:style-name="T1244">re</text:span></text:span><text:span text:style-name="T1244">dicte case, scil</text:span><text:span text:style-name="amh_5f_dev_5f_abbr"><text:span text:style-name="T1244">icet</text:span></text:span><text:span text:style-name="T1244"> in longu</text:span><text:span text:style-name="amh_5f_dev_5f_abbr"><text:span text:style-name="T1244">m</text:span></text:span><text:span text:style-name="T1244"> ab oriente uers</text:span><text:span text:style-name="amh_5f_dev_5f_abbr"><text:span text:style-name="T1244">us</text:span></text:span><text:span text:style-name="T1244"> </text:span><text:span text:style-name="T1245">occidente</text:span><text:span text:style-name="amh_5f_dev_5f_abbr"><text:span text:style-name="T1245">m</text:span></text:span><text:span text:style-name="T1245">, </text:span><text:span text:style-name="T1246">cui</text:span><text:span text:style-name="amh_5f_dev_5f_abbr"><text:span text:style-name="T1246">us</text:span></text:span><text:span text:style-name="T1246"> </text:span><text:span text:style-name="T1247">latitudo noue</text:span><text:span text:style-name="amh_5f_dev_5f_abbr"><text:span text:style-name="T1247">m</text:span></text:span><text:span text:style-name="T1247"> palmaru</text:span><text:span text:style-name="amh_5f_dev_5f_abbr"><text:span text:style-name="T1247">m</text:span></text:span><text:span text:style-name="T1247"> est, </text:span><text:span text:style-name="T1248">latitudo uero ta</text:span><text:span text:style-name="amh_5f_dev_5f_abbr"><text:span text:style-name="T1248">m</text:span></text:span><text:span text:style-name="T1248"> monume</text:span><text:span text:style-name="amh_5f_dev_5f_abbr"><text:span text:style-name="T1248">n</text:span></text:span><text:span text:style-name="T1248">ti q</text:span><text:span text:style-name="amh_5f_dev_5f_abbr"><text:span text:style-name="T1248">u</text:span></text:span><text:span text:style-name="T1248">a</text:span><text:span text:style-name="amh_5f_dev_5f_abbr"><text:span text:style-name="T1248">m</text:span></text:span><text:span text:style-name="T1248"> spacii reliqui ip</text:span><text:span text:style-name="amh_5f_dev_5f_abbr"><text:span text:style-name="T1248">s</text:span></text:span><text:span text:style-name="T1248">i</text:span><text:span text:style-name="amh_5f_dev_5f_abbr"><text:span text:style-name="T1248">us</text:span></text:span><text:span text:style-name="T1248"> domu</text:span><text:span text:style-name="amh_5f_dev_5f_abbr"><text:span text:style-name="T1248">n</text:span></text:span><text:span text:style-name="T1248">cule </text:span><text:span text:style-name="T1249">residuu</text:span><text:span text:style-name="amh_5f_dev_5f_abbr"><text:span text:style-name="T1249">m</text:span></text:span><text:span text:style-name="T1249"> in latitudine </text:span><text:span text:style-name="T1250">circa pedes sex palmas utiq</text:span><text:span text:style-name="amh_5f_dev_5f_abbr"><text:span text:style-name="T1250">ue</text:span></text:span><text:span text:style-name="T1250"> se exte</text:span><text:span text:style-name="amh_5f_dev_5f_abbr"><text:span text:style-name="T1250">n</text:span></text:span><text:span text:style-name="T1250">dit co</text:span><text:span text:style-name="amh_5f_dev_5f_abbr"><text:span text:style-name="T1250">mmun</text:span></text:span><text:span text:style-name="T1250">es. Circa </text:span><text:span text:style-name="amh_5f_nombre_5f_romain"><text:span text:style-name="T1250">xii</text:span></text:span><text:span text:style-name="T1250"> etia</text:span><text:span text:style-name="amh_5f_dev_5f_abbr">m</text:span><text:span text:style-name="T1250"> </text:span><text:span text:style-name="T1251">palm</text:span><text:span text:style-name="T1252">a</text:span><text:span text:style-name="T1251">s </text:span><text:span text:style-name="T1253">est altitudo </text:span><text:span text:style-name="T1254">domu</text:span><text:span text:style-name="amh_5f_dev_5f_abbr"><text:span text:style-name="T1254">n</text:span></text:span><text:span text:style-name="T1254">cule </text:span><text:span text:style-name="T1255">p</text:span><text:span text:style-name="amh_5f_dev_5f_abbr"><text:span text:style-name="T1255">re</text:span></text:span><text:span text:style-name="T1255">dicte.</text:span></text:p>
      <text:p text:style-name="P64"><text:span text:style-name="T1255">Illud uero </text:span><text:span text:style-name="T1256">adu</text:span><text:span text:style-name="amh_5f_dev_5f_abbr"><text:span text:style-name="T1256">er</text:span></text:span><text:span text:style-name="T1256">tend</text:span><text:span text:style-name="amh_5f_dev_5f_abbr"><text:span text:style-name="T1256">um</text:span></text:span><text:span text:style-name="T1256"> est q</text:span><text:span text:style-name="amh_5f_dev_5f_abbr"><text:span text:style-name="T1256">uod</text:span></text:span><text:span text:style-name="T1256"> monume</text:span><text:span text:style-name="amh_5f_dev_5f_abbr"><text:span text:style-name="T1256">n</text:span></text:span><text:span text:style-name="T1256">to illo </text:span><text:span text:style-name="T1257">sa</text:span><text:span text:style-name="amh_5f_dev_5f_abbr"><text:span text:style-name="T1257">n</text:span></text:span><text:span text:style-name="T1257">ctissimo </text:span><text:span text:style-name="T1258">loco su</text:span><text:span text:style-name="amh_5f_dev_5f_abbr"><text:span text:style-name="T1258">p</text:span></text:span><text:span text:style-name="amh_5f_dev_5f_abbr"><text:span text:style-name="T1259">er</text:span></text:span><text:span text:style-name="T1258">positu</text:span><text:span text:style-name="amh_5f_dev_5f_abbr"><text:span text:style-name="T1258">m</text:span></text:span><text:span text:style-name="T1258"> non est </text:span><text:span text:style-name="T1260">illud in quo sa</text:span><text:span text:style-name="amh_5f_dev_5f_abbr"><text:span text:style-name="T1260">n</text:span></text:span><text:span text:style-name="T1260">ctissimu</text:span><text:span text:style-name="amh_5f_dev_5f_abbr"><text:span text:style-name="T1260">m</text:span></text:span><text:span text:style-name="T1260"> corp</text:span><text:span text:style-name="amh_5f_dev_5f_abbr"><text:span text:style-name="T1260">us</text:span></text:span><text:span text:style-name="T1260"> </text:span><text:span text:style-name="amh_5f_dev_5f_abbr"><text:span text:style-name="T1260">Christ</text:span></text:span><text:span text:style-name="T1260">i </text:span><text:span text:style-name="T1261">exa</text:span><text:span text:style-name="T1262">n</text:span><text:span text:style-name="T1261">i</text:span><text:span text:style-name="T1262">m</text:span><text:span text:style-name="T1261">e </text:span><text:span text:style-name="T1263">primit</text:span><text:span text:style-name="amh_5f_dev_5f_abbr"><text:span text:style-name="T1263">us</text:span></text:span><text:span text:style-name="T1263"> </text:span><text:span text:style-name="T1264">est i</text:span><text:span text:style-name="amh_5f_dev_5f_abbr"><text:span text:style-name="T1264">m</text:span></text:span><text:span text:style-name="T1264">missu</text:span><text:span text:style-name="amh_5f_dev_5f_abbr"><text:span text:style-name="T1264">m</text:span></text:span><text:span text:style-name="T1264"> quia, sacro testante eloquio, </text:span><text:span text:style-name="T1265">monumentu</text:span><text:span text:style-name="amh_5f_dev_5f_abbr"><text:span text:style-name="T1265">m</text:span></text:span><text:span text:style-name="T1265"> </text:span><text:span text:style-name="amh_5f_dev_5f_abbr"><text:span text:style-name="T1265">Christ</text:span></text:span><text:span text:style-name="T1265">i </text:span><text:span text:style-name="T1266">erat </text:span><text:span text:style-name="T1267">excisu</text:span><text:span text:style-name="amh_5f_dev_5f_abbr"><text:span text:style-name="T1267">m</text:span></text:span><text:span text:style-name="T1267"> in petra una </text:span><text:span text:style-name="amh_5f_dev_5f_abbr"><text:span text:style-name="T1267">pro</text:span></text:span><text:span text:style-name="T1267">ut a</text:span><text:span text:style-name="amh_5f_dev_5f_abbr"><text:span text:style-name="T1267">n</text:span></text:span><text:span text:style-name="T1267">tiq</text:span><text:span text:style-name="amh_5f_dev_5f_abbr"><text:span text:style-name="T1267">u</text:span></text:span><text:span text:style-name="T1267">oru</text:span><text:span text:style-name="amh_5f_dev_5f_abbr"><text:span text:style-name="T1267">m</text:span></text:span><text:span text:style-name="T1267"> </text:span><text:span text:style-name="T1268">monume</text:span><text:span text:style-name="amh_5f_dev_5f_abbr"><text:span text:style-name="T1268">n</text:span></text:span><text:span text:style-name="T1268">ta </text:span><text:span text:style-name="T1269">et maxi</text:span><text:span text:style-name="amh_5f_dev_5f_abbr"><text:span text:style-name="T1269">m</text:span></text:span><text:span text:style-name="T1269">e in partib</text:span><text:span text:style-name="amh_5f_dev_5f_abbr"><text:span text:style-name="T1269">us</text:span></text:span><text:span text:style-name="T1269"> illis fieri solent. Istud aut</text:span><text:span text:style-name="amh_5f_dev_5f_abbr"><text:span text:style-name="T1269">em</text:span></text:span><text:span text:style-name="T1269"> plurib</text:span><text:span text:style-name="amh_5f_dev_5f_abbr"><text:span text:style-name="T1269">us</text:span></text:span><text:span text:style-name="T1269"> est co</text:span><text:span text:style-name="amh_5f_dev_5f_abbr"><text:span text:style-name="T1269">m</text:span></text:span><text:span text:style-name="T1269">positu</text:span><text:span text:style-name="amh_5f_dev_5f_abbr"><text:span text:style-name="T1269">m</text:span></text:span><text:span text:style-name="T1269"> </text:span><text:span text:style-name="T1270">de nouo co</text:span><text:span text:style-name="amh_5f_dev_5f_abbr"><text:span text:style-name="T1270">n</text:span></text:span><text:span text:style-name="T1270">glutinatu</text:span><text:span text:style-name="amh_5f_dev_5f_abbr"><text:span text:style-name="T1270">m</text:span></text:span><text:span text:style-name="T1270"> co</text:span><text:span text:style-name="amh_5f_dev_5f_abbr"><text:span text:style-name="T1270">n</text:span></text:span><text:span text:style-name="T1270">iu</text:span><text:span text:style-name="amh_5f_dev_5f_abbr"><text:span text:style-name="T1270">n</text:span></text:span><text:span text:style-name="T1270">ctu</text:span><text:span text:style-name="amh_5f_dev_5f_abbr"><text:span text:style-name="T1270">m</text:span></text:span><text:span text:style-name="T1270"> </text:span><text:span text:style-name="T1271">q</text:span><text:span text:style-name="amh_5f_dev_5f_abbr"><text:span text:style-name="T1271">u</text:span></text:span><text:span text:style-name="T1271">idem min</text:span><text:span text:style-name="amh_5f_dev_5f_abbr"><text:span text:style-name="T1271">us</text:span></text:span><text:span text:style-name="T1271"> artificial</text:span><text:span text:style-name="amh_5f_dev_5f_abbr"><text:span text:style-name="T1271">ite</text:span></text:span><text:span text:style-name="T1271">r et min</text:span><text:span text:style-name="amh_5f_dev_5f_abbr"><text:span text:style-name="T1271">us</text:span></text:span><text:span text:style-name="T1271"> q</text:span><text:span text:style-name="amh_5f_dev_5f_abbr"><text:span text:style-name="T1271">u</text:span></text:span><text:span text:style-name="T1271">a</text:span><text:span text:style-name="amh_5f_dev_5f_abbr"><text:span text:style-name="T1271">m</text:span></text:span><text:span text:style-name="T1271"> deceat ordinatu</text:span><text:span text:style-name="amh_5f_dev_5f_abbr"><text:span text:style-name="T1271">m</text:span></text:span><text:span text:style-name="T1271">. Locus etia</text:span><text:span text:style-name="amh_5f_dev_5f_abbr"><text:span text:style-name="T1271">m</text:span></text:span><text:span text:style-name="T1271"> ip</text:span><text:span text:style-name="amh_5f_dev_5f_abbr"><text:span text:style-name="T1271">s</text:span></text:span><text:span text:style-name="T1271">i</text:span><text:span text:style-name="amh_5f_dev_5f_abbr"><text:span text:style-name="T1271">us</text:span></text:span><text:span text:style-name="T1271"> monume</text:span><text:span text:style-name="amh_5f_dev_5f_abbr"><text:span text:style-name="T1271">n</text:span></text:span><text:span text:style-name="T1271">ti </text:span><text:span text:style-name="amh_5f_dev_5f_abbr"><text:span text:style-name="T1271">Christ</text:span></text:span><text:span text:style-name="T1271">i fuit per i</text:span><text:span text:style-name="amh_5f_dev_5f_abbr"><text:span text:style-name="T1271">n</text:span></text:span><text:span text:style-name="T1271">fidelis longo t</text:span><text:span text:style-name="amh_5f_dev_5f_abbr"><text:span text:style-name="T1271">em</text:span></text:span><text:span text:style-name="T1271">p</text:span><text:span text:style-name="amh_5f_dev_5f_abbr"><text:span text:style-name="T1271">or</text:span></text:span><text:span text:style-name="T1271">e </text:span><text:span text:style-name="amh_5f_dev_5f_abbr"><text:span text:style-name="T1271">per</text:span></text:span><text:span text:style-name="T1271">pessus </text:span><text:span text:style-name="T1272">an</text:span><text:span text:style-name="amh_5f_dev_5f_abbr"><text:span text:style-name="T1272">te</text:span></text:span><text:span text:style-name="T1272"> t</text:span><text:span text:style-name="amh_5f_dev_5f_abbr"><text:span text:style-name="T1272">em</text:span></text:span><text:span text:style-name="T1272">p</text:span><text:span text:style-name="amh_5f_dev_5f_abbr"><text:span text:style-name="T1272">or</text:span></text:span><text:span text:style-name="T1272">a latinoru</text:span><text:span text:style-name="amh_5f_dev_5f_abbr"><text:span text:style-name="T1272">m</text:span></text:span><text:span text:style-name="T1272"> </text:span><text:span text:style-name="T1273">et </text:span><text:span text:style-name="amh_5f_dev_5f_abbr"><text:span text:style-name="T1273">pro</text:span></text:span><text:span text:style-name="T1273">phanat</text:span><text:span text:style-name="amh_5f_dev_5f_abbr"><text:span text:style-name="T1273">us</text:span></text:span><text:span text:style-name="T1273">, q</text:span><text:span text:style-name="amh_5f_dev_5f_abbr"><text:span text:style-name="T1273">ui</text:span></text:span><text:span text:style-name="T1273"> nichil </text:span><text:span text:style-name="T1274">in ipso </text:span><text:span text:style-name="T1275">dimiseru</text:span><text:span text:style-name="amh_5f_dev_5f_abbr"><text:span text:style-name="T1275">n</text:span></text:span><text:span text:style-name="T1275">t </text:span><text:span text:style-name="T1276">q</text:span><text:span text:style-name="amh_5f_dev_5f_abbr"><text:span text:style-name="T1276">uo</text:span></text:span><text:span text:style-name="T1276">d deuotione</text:span><text:span text:style-name="amh_5f_dev_5f_abbr"><text:span text:style-name="T1276">m</text:span></text:span><text:span text:style-name="T1276"> fideliu</text:span><text:span text:style-name="amh_5f_dev_5f_abbr"><text:span text:style-name="T1276">m</text:span></text:span><text:span text:style-name="T1276"> </text:span><text:span text:style-name="T1277">posset </text:span><text:span text:style-name="amh_5f_dev_5f_abbr"><text:span text:style-name="T1277">p</text:span></text:span><text:span text:style-name="amh_5f_dev_5f_abbr"><text:span text:style-name="T1278">ro</text:span></text:span><text:span text:style-name="T1277">uocare. </text:span><text:span text:style-name="T1279">Q</text:span><text:span text:style-name="amh_5f_dev_5f_abbr"><text:span text:style-name="T1279">ua</text:span></text:span><text:span text:style-name="T1279">m etia</text:span><text:span text:style-name="amh_5f_dev_5f_abbr"><text:span text:style-name="T1279">m</text:span></text:span><text:span text:style-name="T1279"> </text:span><text:span text:style-name="T1280">Ih</text:span><text:span text:style-name="amh_5f_dev_5f_abbr"><text:span text:style-name="T1280">e</text:span></text:span><text:span text:style-name="T1280">r</text:span><text:span text:style-name="amh_5f_dev_5f_abbr"><text:span text:style-name="T1280">usa</text:span></text:span><text:span text:style-name="T1280">l</text:span><text:span text:style-name="amh_5f_dev_5f_abbr"><text:span text:style-name="T1280">e</text:span></text:span><text:span text:style-name="T1280">m </text:span><text:span text:style-name="T1281">capta est ulti</text:span><text:span text:style-name="amh_5f_dev_5f_abbr"><text:span text:style-name="T1281">m</text:span></text:span><text:span text:style-name="T1281">o </text:span><text:span text:style-name="T1282">a </text:span><text:soft-page-break/><text:span text:style-name="T1282">Sarracenis </text:span><text:span text:style-name="amh_5f_dev_5f_abbr"><text:span text:style-name="T1283">christ</text:span></text:span><text:span text:style-name="T1283">iani </text:span><text:span text:style-name="amh_5f_dev_5f_abbr"><text:span text:style-name="T1283">per</text:span></text:span><text:span text:style-name="T1283"> certa pacta et tractat</text:span><text:span text:style-name="amh_5f_dev_5f_abbr"><text:span text:style-name="T1283">us</text:span></text:span><text:span text:style-name="T1283"> ciuitate</text:span><text:span text:style-name="amh_5f_dev_5f_abbr"><text:span text:style-name="T1283">m</text:span></text:span><text:span text:style-name="T1283"> dimiseru</text:span><text:span text:style-name="amh_5f_dev_5f_abbr"><text:span text:style-name="T1283">n</text:span></text:span><text:span text:style-name="T1283">t, </text:span><text:span text:style-name="T1284">et a</text:span><text:span text:style-name="T1285">s</text:span><text:span text:style-name="T1284">s</text:span><text:span text:style-name="T1285">u</text:span><text:span text:style-name="T1284">ltu capta non fuit nec </text:span><text:span text:style-name="T1286">est uerissimile ut, posito q</text:span><text:span text:style-name="amh_5f_dev_5f_abbr"><text:span text:style-name="T1286">uod</text:span></text:span><text:span text:style-name="T1286"> </text:span><text:span text:style-name="T1287">in loco sepulcro aliq</text:span><text:span text:style-name="amh_5f_dev_5f_abbr"><text:span text:style-name="T1287">u</text:span></text:span><text:span text:style-name="T1287">id de monume</text:span><text:span text:style-name="amh_5f_dev_5f_abbr"><text:span text:style-name="T1287">n</text:span></text:span><text:span text:style-name="T1287">to uero, </text:span><text:span text:style-name="amh_5f_dev_5f_abbr"><text:span text:style-name="T1287">christ</text:span></text:span><text:span text:style-name="T1287">iani </text:span><text:span text:style-name="T1288">dimisissent </text:span><text:span text:style-name="T1289">ibidem ab i</text:span><text:span text:style-name="amh_5f_dev_5f_abbr"><text:span text:style-name="T1289">n</text:span></text:span><text:span text:style-name="T1289">fidelib</text:span><text:span text:style-name="amh_5f_dev_5f_abbr"><text:span text:style-name="T1289">us</text:span></text:span><text:span text:style-name="T1289"> co</text:span><text:span text:style-name="amh_5f_dev_5f_abbr"><text:span text:style-name="T1289">n</text:span></text:span><text:span text:style-name="T1289">culcandu</text:span><text:span text:style-name="amh_5f_dev_5f_abbr"><text:span text:style-name="T1289">m</text:span></text:span><text:span text:style-name="T1289">, cu</text:span><text:span text:style-name="amh_5f_dev_5f_abbr"><text:span text:style-name="T1289">m</text:span></text:span><text:span text:style-name="T1289"> nu</text:span><text:span text:style-name="amh_5f_dev_5f_abbr"><text:span text:style-name="T1289">n</text:span></text:span><text:span text:style-name="T1289">c fideles </text:span><text:span text:style-name="T1290">studeant eadem loca uisitantes de petris </text:span><text:span text:style-name="amh_5f_dev_5f_abbr"><text:span text:style-name="T1290">et</text:span></text:span><text:span text:style-name="T1290"> terra q</text:span><text:span text:style-name="amh_5f_dev_5f_abbr"><text:span text:style-name="T1290">u</text:span></text:span><text:span text:style-name="T1290">a</text:span><text:span text:style-name="amh_5f_dev_5f_abbr"><text:span text:style-name="T1290">n</text:span></text:span><text:span text:style-name="T1290">tu</text:span><text:span text:style-name="amh_5f_dev_5f_abbr"><text:span text:style-name="T1290">m</text:span></text:span><text:span text:style-name="T1290"> </text:span><text:span text:style-name="T1291">possu</text:span><text:span text:style-name="amh_5f_dev_5f_abbr"><text:span text:style-name="T1291">n</text:span></text:span><text:span text:style-name="T1291">t secu</text:span><text:span text:style-name="amh_5f_dev_5f_abbr"><text:span text:style-name="T1291">m</text:span></text:span><text:span text:style-name="T1291"> </text:span><text:span text:style-name="T1292">portare, et si </text:span><text:span text:style-name="T1293">possent utiq</text:span><text:span text:style-name="amh_5f_dev_5f_abbr"><text:span text:style-name="T1293">ue</text:span></text:span><text:span text:style-name="T1293"> tota</text:span><text:span text:style-name="amh_5f_dev_5f_abbr"><text:span text:style-name="T1293">m</text:span></text:span><text:span text:style-name="T1293"> </text:span><text:span text:style-name="T1294">asportarent </text:span><text:span text:style-name="amh_5f_dev_5f_abbr"><text:span text:style-name="T1295">Christ</text:span></text:span><text:span text:style-name="T1295">i uestigiis ac sangui</text:span><text:span text:style-name="amh_5f_dev_5f_abbr"><text:span text:style-name="T1295">n</text:span></text:span><text:span text:style-name="T1295">e</text:span><text:span text:style-name="amh_5f_dev_5f_abbr"><text:span text:style-name="T1295">m</text:span></text:span><text:span text:style-name="T1295"> </text:span><text:span text:style-name="T1296">consecrata</text:span><text:span text:style-name="amh_5f_dev_5f_abbr"><text:span text:style-name="T1296">m</text:span></text:span><text:span text:style-name="T1296">.</text:span></text:p>
      <text:p text:style-name="P65">T<text:span text:style-name="amh_5f_dev_5f_abbr">ame</text:span>n q<text:span text:style-name="amh_5f_dev_5f_abbr">u</text:span>i<text:span text:style-name="T1297">d</text:span>quid <text:span text:style-name="T1298">sit de hoc, locus ip</text:span><text:span text:style-name="amh_5f_dev_5f_abbr"><text:span text:style-name="T1298">s</text:span></text:span><text:span text:style-name="T1298">e sepulcri </text:span><text:span text:style-name="amh_5f_dev_5f_abbr"><text:span text:style-name="T1298">Christ</text:span></text:span><text:span text:style-name="T1298">i formal</text:span><text:span text:style-name="amh_5f_dev_5f_abbr"><text:span text:style-name="T1298">ite</text:span></text:span><text:span text:style-name="T1298">r moueri non p</text:span><text:span text:style-name="amh_5f_dev_5f_abbr"><text:span text:style-name="T1298">otes</text:span></text:span><text:span text:style-name="T1298">t, </text:span><text:span text:style-name="T1299">s</text:span><text:span text:style-name="amh_5f_dev_5f_abbr"><text:span text:style-name="T1299">ed</text:span></text:span><text:span text:style-name="T1299"> remansit et </text:span><text:span text:style-name="amh_5f_foliotation"><text:span text:style-name="T1299">[f. 2</text:span></text:span><text:span text:style-name="amh_5f_foliotation"><text:span text:style-name="T1300">3</text:span></text:span><text:span text:style-name="amh_5f_foliotation"><text:span text:style-name="T1299">9r]</text:span></text:span><text:span text:style-name="T1299"> </text:span><text:span text:style-name="T1301">manebit </text:span><text:span text:style-name="T1302">i</text:span><text:span text:style-name="amh_5f_dev_5f_abbr"><text:span text:style-name="T1302">m</text:span></text:span><text:span text:style-name="T1302">mobilis i</text:span><text:span text:style-name="amh_5f_dev_5f_abbr"><text:span text:style-name="T1302">n</text:span></text:span><text:span text:style-name="T1302"> eternu</text:span><text:span text:style-name="amh_5f_dev_5f_abbr"><text:span text:style-name="T1302">m</text:span></text:span><text:span text:style-name="T1302">. </text:span><text:span text:style-name="T1303">In quo loco sa</text:span><text:span text:style-name="amh_5f_dev_5f_abbr"><text:span text:style-name="T1303">n</text:span></text:span><text:span text:style-name="T1303">ctissimu</text:span><text:span text:style-name="amh_5f_dev_5f_abbr"><text:span text:style-name="T1303">m</text:span></text:span><text:span text:style-name="T1303"> corp</text:span><text:span text:style-name="amh_5f_dev_5f_abbr"><text:span text:style-name="T1303">us</text:span></text:span><text:span text:style-name="T1303"> </text:span><text:span text:style-name="amh_5f_dev_5f_abbr"><text:span text:style-name="T1303">Christ</text:span></text:span><text:span text:style-name="T1303">i de cruce leuatu</text:span><text:span text:style-name="amh_5f_dev_5f_abbr"><text:span text:style-name="T1303">m</text:span></text:span><text:span text:style-name="T1303"> </text:span><text:span text:style-name="amh_5f_dev_5f_abbr"><text:span text:style-name="T1304">per</text:span></text:span><text:span text:style-name="T1304"> Ioseph ab Arimathia missu</text:span><text:span text:style-name="amh_5f_dev_5f_abbr"><text:span text:style-name="T1304">m</text:span></text:span><text:span text:style-name="T1304"> est, apostoli, mulieres, co</text:span><text:span text:style-name="amh_5f_dev_5f_abbr"><text:span text:style-name="T1304">n</text:span></text:span><text:span text:style-name="T1304">stantius et illa peccatrix </text:span><text:span text:style-name="T1305">diligentissima, q</text:span><text:span text:style-name="amh_5f_dev_5f_abbr"><text:span text:style-name="T1305">uem</text:span></text:span><text:span text:style-name="T1305"> uiuu</text:span><text:span text:style-name="amh_5f_dev_5f_abbr"><text:span text:style-name="T1305">m</text:span></text:span><text:span text:style-name="T1305"> </text:span><text:span text:style-name="T1306">dilex</text:span><text:span text:style-name="T1307">e</text:span><text:span text:style-name="T1306">ra</text:span><text:span text:style-name="amh_5f_dev_5f_abbr"><text:span text:style-name="T1306">n</text:span></text:span><text:span text:style-name="T1306">t </text:span><text:span text:style-name="T1307">mortuu</text:span><text:span text:style-name="amh_5f_dev_5f_abbr"><text:span text:style-name="T1307">m</text:span></text:span><text:span text:style-name="T1307"> diligentes hu</text:span><text:span text:style-name="amh_5f_dev_5f_abbr"><text:span text:style-name="T1307">n</text:span></text:span><text:span text:style-name="T1307">c locu</text:span><text:span text:style-name="amh_5f_dev_5f_abbr"><text:span text:style-name="T1307">m</text:span></text:span><text:span text:style-name="T1307"> deuotissime </text:span><text:span text:style-name="T1308">uisitaru</text:span><text:span text:style-name="amh_5f_dev_5f_abbr"><text:span text:style-name="T1308">n</text:span></text:span><text:span text:style-name="T1308">t. </text:span><text:span text:style-name="T1309">C</text:span><text:span text:style-name="T1310">elestes ciues uisi </text:span><text:span text:style-name="T1309">su</text:span><text:span text:style-name="amh_5f_dev_5f_abbr"><text:span text:style-name="T1309">n</text:span></text:span><text:span text:style-name="T1309">t illic, infideles terrentes ac fideles dulci colloquio co</text:span><text:span text:style-name="amh_5f_dev_5f_abbr"><text:span text:style-name="T1309">n</text:span></text:span><text:span text:style-name="T1309">solantes. </text:span><text:span text:style-name="amh_5f_lettre_5f_rubriquee">H</text:span><text:span text:style-name="T1309">ic locus est singulari </text:span><text:span text:style-name="T1311">deuot</text:span><text:span text:style-name="amh_5f_dev_5f_abbr"><text:span text:style-name="T1311">i</text:span></text:span><text:span text:style-name="T1311">o</text:span><text:span text:style-name="amh_5f_dev_5f_abbr"><text:span text:style-name="T1311">n</text:span></text:span><text:span text:style-name="T1311">e </text:span><text:span text:style-name="T1312">et o</text:span><text:span text:style-name="amh_5f_dev_5f_abbr"><text:span text:style-name="T1312">mn</text:span></text:span><text:span text:style-name="T1312">i merito </text:span><text:span text:style-name="T1313">su</text:span><text:span text:style-name="amh_5f_dev_5f_abbr"><text:span text:style-name="T1313">p</text:span></text:span><text:span text:style-name="amh_5f_dev_5f_abbr"><text:span text:style-name="T1314">ra</text:span></text:span><text:span text:style-name="T1313"> alia loca reue</text:span><text:span text:style-name="amh_5f_dev_5f_abbr"><text:span text:style-name="T1313">re</text:span></text:span><text:span text:style-name="T1313">ndus in quo corp</text:span><text:span text:style-name="amh_5f_dev_5f_abbr"><text:span text:style-name="T1313">us</text:span></text:span><text:span text:style-name="T1313"> </text:span><text:span text:style-name="amh_5f_dev_5f_abbr"><text:span text:style-name="T1313">Christ</text:span></text:span><text:span text:style-name="T1313">i </text:span><text:span text:style-name="T1315">sa</text:span><text:span text:style-name="amh_5f_dev_5f_abbr"><text:span text:style-name="T1315">n</text:span></text:span><text:span text:style-name="T1315">ctissimu</text:span><text:span text:style-name="amh_5f_dev_5f_abbr"><text:span text:style-name="T1315">m</text:span></text:span><text:span text:style-name="T1315"> </text:span><text:span text:style-name="T1316">int</text:span><text:span text:style-name="amh_5f_dev_5f_abbr"><text:span text:style-name="T1316">er</text:span></text:span><text:span text:style-name="T1316"> mortuos </text:span><text:span text:style-name="T1317">inique </text:span><text:span text:style-name="T1318">et crudel</text:span><text:span text:style-name="amh_5f_dev_5f_abbr"><text:span text:style-name="T1318">ite</text:span></text:span><text:span text:style-name="T1318">r </text:span><text:span text:style-name="T1319">deputatu</text:span><text:span text:style-name="amh_5f_dev_5f_abbr"><text:span text:style-name="T1319">m</text:span></text:span><text:span text:style-name="T1319">, </text:span><text:span text:style-name="T1320">a</text:span><text:span text:style-name="amh_5f_dev_5f_abbr"><text:span text:style-name="T1320">n</text:span></text:span><text:span text:style-name="T1320">i</text:span><text:span text:style-name="amh_5f_dev_5f_abbr"><text:span text:style-name="T1320">m</text:span></text:span><text:span text:style-name="T1320">a reassumpta i</text:span><text:span text:style-name="amh_5f_dev_5f_abbr"><text:span text:style-name="T1320">m</text:span></text:span><text:span text:style-name="T1320">mortalitate </text:span><text:span text:style-name="T1321">gloriosus triu</text:span><text:span text:style-name="amh_5f_dev_5f_abbr"><text:span text:style-name="T1321">m</text:span></text:span><text:span text:style-name="T1321">phat.</text:span></text:p>
      <text:p text:style-name="P66">In <text:span text:style-name="T1322">sepedicte </text:span><text:span text:style-name="T1323">domu</text:span><text:span text:style-name="amh_5f_dev_5f_abbr"><text:span text:style-name="T1323">n</text:span></text:span><text:span text:style-name="T1323">cule parte sinistra contra selpulcru</text:span><text:span text:style-name="amh_5f_dev_5f_abbr"><text:span text:style-name="T1323">m</text:span></text:span><text:span text:style-name="T1323"> </text:span><text:span text:style-name="T1324">eminet extra ceteros lapides </text:span><text:span text:style-name="T1325">lapis q</text:span><text:span text:style-name="amh_5f_dev_5f_abbr"><text:span text:style-name="T1325">u</text:span></text:span><text:span text:style-name="T1325">idam </text:span><text:span text:style-name="T1326">albi coloris, </text:span><office:annotation office:name="__Annotation__30262_390028583" loext:resolved="false"><dc:creator>Alexandre Moret Houplon</dc:creator><dc:date>2026-02-16T16:36:31.372289100</dc:date><meta:creator-initials>AMH</meta:creator-initials><text:p text:style-name="P51"><text:span text:style-name="T693">L’édition Deluz retient une autre tournure :</text:span><text:span text:style-name="T693"><text:line-break/></text:span><text:span text:style-name="T693"> grossus ad modum capitis hominis </text:span></text:p></office:annotation><text:span text:style-name="T1326">ad grossi</text:span><text:span text:style-name="T1327">t</text:span><text:span text:style-name="T1326">iem </text:span><text:span text:style-name="T1327">capitis </text:span><text:span text:style-name="T1328">uni</text:span><text:span text:style-name="amh_5f_dev_5f_abbr">us</text:span><text:span text:style-name="T1328"> ho</text:span><text:span text:style-name="amh_5f_dev_5f_abbr"><text:span text:style-name="T1328">min</text:span></text:span><text:span text:style-name="T1328">is</text:span><office:annotation-end office:name="__Annotation__30262_390028583"/><text:span text:style-name="T1328">, ad </text:span><text:span text:style-name="amh_5f_nombre_5f_romain"><text:span text:style-name="T1328">vi</text:span></text:span><text:span text:style-name="T1328"> palmas a terra eleuat</text:span><text:span text:style-name="amh_5f_dev_5f_abbr"><text:span text:style-name="T1328">us</text:span></text:span><text:span text:style-name="T1328">, </text:span><text:span text:style-name="T1329">que</text:span><text:span text:style-name="amh_5f_dev_5f_abbr"><text:span text:style-name="T1329">m</text:span></text:span><text:span text:style-name="T1329"> ego uidi </text:span><text:span text:style-name="amh_5f_dev_5f_abbr"><text:span text:style-name="T1330">christ</text:span></text:span><text:span text:style-name="T1330">ianos </text:span><text:span text:style-name="T1331">illaru</text:span><text:span text:style-name="amh_5f_dev_5f_abbr"><text:span text:style-name="T1331">m</text:span></text:span><text:span text:style-name="T1331"> partiu</text:span><text:span text:style-name="amh_5f_dev_5f_abbr"><text:span text:style-name="T1331">m</text:span></text:span><text:span text:style-name="T1331"> </text:span><text:span text:style-name="T1332">deuotissime </text:span><text:span text:style-name="T1333">pre cet</text:span><text:span text:style-name="amh_5f_dev_5f_abbr"><text:span text:style-name="T1333">er</text:span></text:span><text:span text:style-name="T1333">is osculari. </text:span><text:span text:style-name="T1334">Q</text:span><text:span text:style-name="amh_5f_dev_5f_abbr"><text:span text:style-name="T1334">uo</text:span></text:span><text:span text:style-name="T1334">d cu</text:span><text:span text:style-name="amh_5f_dev_5f_abbr"><text:span text:style-name="T1334">m</text:span></text:span><text:span text:style-name="T1334"> admira</text:span><text:span text:style-name="T1335">ns</text:span><text:span text:style-name="T1334"> </text:span><text:span text:style-name="T1336">q</text:span><text:span text:style-name="amh_5f_dev_5f_abbr"><text:span text:style-name="T1336">u</text:span></text:span><text:span text:style-name="T1336">idnam sit </text:span><text:span text:style-name="T1335">sciritarer</text:span><text:span text:style-name="T1336"> </text:span><text:span text:style-name="amh_5f_dev_5f_abbr"><text:span text:style-name="T1336">per</text:span></text:span><text:span text:style-name="T1336"> aute</text:span><text:span text:style-name="amh_5f_dev_5f_abbr"><text:span text:style-name="T1336">n</text:span></text:span><text:span text:style-name="T1336">ticas </text:span><text:span text:style-name="amh_5f_dev_5f_abbr"><text:span text:style-name="T1337">per</text:span></text:span><text:span text:style-name="T1337">sonas et </text:span><text:span text:style-name="amh_5f_dev_5f_abbr"><text:span text:style-name="T1337">per</text:span></text:span><text:span text:style-name="T1337"> int</text:span><text:span text:style-name="amh_5f_dev_5f_abbr"><text:span text:style-name="T1337">er</text:span></text:span><text:span text:style-name="T1337">pretatione</text:span><text:span text:style-name="amh_5f_dev_5f_abbr"><text:span text:style-name="T1337">m</text:span></text:span><text:span text:style-name="T1337"> r</text:span><text:span text:style-name="amh_5f_dev_5f_abbr"><text:span text:style-name="T1337">espo</text:span></text:span><text:span text:style-name="T1337">nsum est </text:span><text:span text:style-name="T1338">q</text:span><text:span text:style-name="amh_5f_dev_5f_abbr"><text:span text:style-name="T1338">uod</text:span></text:span><text:span text:style-name="T1338"> ille </text:span><text:span text:style-name="T1339">lapis </text:span><text:span text:style-name="T1340">sit de uero </text:span><text:span text:style-name="T1341">monumento </text:span><text:span text:style-name="amh_5f_dev_5f_abbr"><text:span text:style-name="T1342">Christ</text:span></text:span><text:span text:style-name="T1342">i </text:span><text:span text:style-name="T1343">q</text:span><text:span text:style-name="amh_5f_dev_5f_abbr"><text:span text:style-name="T1343">u</text:span></text:span><text:span text:style-name="T1343">i a </text:span><text:span text:style-name="amh_5f_dev_5f_abbr"><text:span text:style-name="T1343">christ</text:span></text:span><text:span text:style-name="T1343">ianis </text:span><text:span text:style-name="T1344">ibidem </text:span><text:span text:style-name="T1345">posit</text:span><text:span text:style-name="amh_5f_dev_5f_abbr"><text:span text:style-name="T1345">us</text:span></text:span><text:span text:style-name="T1345"> est ut </text:span><text:span text:style-name="amh_5f_dev_5f_abbr"><text:span text:style-name="T1345">per</text:span></text:span><text:span text:style-name="T1345">egrini </text:span><text:span text:style-name="T1346">adue</text:span><text:span text:style-name="amh_5f_dev_5f_abbr"><text:span text:style-name="T1346">n</text:span></text:span><text:span text:style-name="T1346">ientes </text:span><text:span text:style-name="T1347">eu</text:span><text:span text:style-name="amh_5f_dev_5f_abbr"><text:span text:style-name="T1347">m</text:span></text:span><text:span text:style-name="T1347"> tange</text:span><text:span text:style-name="amh_5f_dev_5f_abbr"><text:span text:style-name="T1347">re</text:span></text:span><text:span text:style-name="T1347"> </text:span><text:span text:style-name="T1348">possi</text:span><text:span text:style-name="amh_5f_dev_5f_abbr"><text:span text:style-name="T1348">n</text:span></text:span><text:span text:style-name="T1348">t </text:span><text:span text:style-name="amh_5f_dev_5f_abbr"><text:span text:style-name="T1349">et</text:span></text:span><text:span text:style-name="T1349"> uide</text:span><text:span text:style-name="amh_5f_dev_5f_abbr"><text:span text:style-name="T1349">re</text:span></text:span><text:span text:style-name="T1349"> </text:span><text:span text:style-name="T1350">et ad deuot</text:span><text:span text:style-name="amh_5f_dev_5f_abbr"><text:span text:style-name="T1350">i</text:span></text:span><text:span text:style-name="T1350">o</text:span><text:span text:style-name="amh_5f_dev_5f_abbr"><text:span text:style-name="T1350">n</text:span></text:span><text:span text:style-name="T1350">em </text:span><text:span text:style-name="T1335">amplius excitent</text:span><text:span text:style-name="amh_5f_dev_5f_abbr"><text:span text:style-name="T1335">u</text:span></text:span><text:span text:style-name="T1335">r. </text:span></text:p>
      <text:p text:style-name="P67"><text:span text:style-name="amh_5f_lettre_5f_rubriquee">S</text:span>upra sep<text:span text:style-name="amh_5f_dev_5f_abbr">u</text:span>lcru<text:span text:style-name="amh_5f_dev_5f_abbr">m</text:span> <text:span text:style-name="T1351">D</text:span><text:span text:style-name="amh_5f_dev_5f_abbr"><text:span text:style-name="T1351">omi</text:span></text:span><text:span text:style-name="T1351">ni pulcra</text:span><text:span text:style-name="amh_5f_dev_5f_abbr"><text:span text:style-name="T1351">m</text:span></text:span><text:span text:style-name="T1351"> feci </text:span><text:span text:style-name="T1352">missa</text:span><text:span text:style-name="amh_5f_dev_5f_abbr"><text:span text:style-name="T1352">m</text:span></text:span><text:span text:style-name="T1352"> </text:span><text:span text:style-name="T1353">de resurrect</text:span><text:span text:style-name="amh_5f_dev_5f_abbr"><text:span text:style-name="T1353">i</text:span></text:span><text:span text:style-name="T1353">o</text:span><text:span text:style-name="amh_5f_dev_5f_abbr"><text:span text:style-name="T1353">n</text:span></text:span><text:span text:style-name="T1353">e sua </text:span><text:span text:style-name="T1354">cu</text:span><text:span text:style-name="amh_5f_dev_5f_abbr"><text:span text:style-name="T1354">m</text:span></text:span><text:span text:style-name="T1354"> nota celebrari et aliq</text:span><text:span text:style-name="amh_5f_dev_5f_abbr"><text:span text:style-name="T1354">u</text:span></text:span><text:span text:style-name="T1354">i de meis sociis deuote </text:span><text:span text:style-name="amh_5f_dev_5f_abbr"><text:span text:style-name="T1355">Christ</text:span></text:span><text:span text:style-name="T1355">i corp</text:span><text:span text:style-name="amh_5f_dev_5f_abbr"><text:span text:style-name="T1355">us</text:span></text:span><text:span text:style-name="T1355"> susceperunt. </text:span><text:span text:style-name="amh_5f_lettre_5f_rubriquee">E</text:span><text:span text:style-name="T1356">t post missa</text:span><text:span text:style-name="amh_5f_dev_5f_abbr"><text:span text:style-name="T1356">m</text:span></text:span><text:span text:style-name="T1356"> fecit </text:span><text:span text:style-name="T1357">duos </text:span><text:span text:style-name="T1358">milites </text:span><text:span text:style-name="T1359">nobilis </text:span><text:span text:style-name="T1360">sup</text:span><text:span text:style-name="amh_5f_dev_5f_abbr"><text:span text:style-name="T1360">r</text:span></text:span><text:span text:style-name="T1360">a sep</text:span><text:span text:style-name="amh_5f_dev_5f_abbr"><text:span text:style-name="T1360">u</text:span></text:span><text:span text:style-name="T1360">lcru</text:span><text:span text:style-name="amh_5f_dev_5f_abbr"><text:span text:style-name="T1360">m</text:span></text:span><text:span text:style-name="T1360">, </text:span><text:span text:style-name="T1361">gladios acci</text:span><text:span text:style-name="amh_5f_dev_5f_abbr"><text:span text:style-name="T1361">n</text:span></text:span><text:span text:style-name="T1361">gendo et aliqua obs</text:span><text:span text:style-name="amh_5f_dev_5f_abbr"><text:span text:style-name="T1361">er</text:span></text:span><text:span text:style-name="T1361">uando q</text:span><text:span text:style-name="amh_5f_dev_5f_abbr"><text:span text:style-name="T1361">ui</text:span></text:span><text:span text:style-name="T1361"> in </text:span><text:span text:style-name="amh_5f_dev_5f_abbr"><text:span text:style-name="T1361">pro</text:span></text:span><text:span text:style-name="T1361">fessione ordinis militaris fieri </text:span><text:span text:style-name="T1362">co</text:span><text:span text:style-name="amh_5f_dev_5f_abbr"><text:span text:style-name="T1362">n</text:span></text:span><text:span text:style-name="T1362">sueueru</text:span><text:span text:style-name="amh_5f_dev_5f_abbr"><text:span text:style-name="T1362">n</text:span></text:span><text:span text:style-name="T1362">t, </text:span><text:span text:style-name="T1363">q</text:span><text:span text:style-name="amh_5f_dev_5f_abbr"><text:span text:style-name="T1363">u</text:span></text:span><text:span text:style-name="T1363">ia admirat</text:span><text:span text:style-name="amh_5f_dev_5f_abbr"><text:span text:style-name="T1363">us</text:span></text:span><text:span text:style-name="T1363"> </text:span><text:span text:style-name="T1364">in Ih</text:span><text:span text:style-name="amh_5f_dev_5f_abbr"><text:span text:style-name="T1364">e</text:span></text:span><text:span text:style-name="T1364">r</text:span><text:span text:style-name="amh_5f_dev_5f_abbr"><text:span text:style-name="T1364">usa</text:span></text:span><text:span text:style-name="T1364">l</text:span><text:span text:style-name="amh_5f_dev_5f_abbr"><text:span text:style-name="T1364">e</text:span></text:span><text:span text:style-name="T1364">m </text:span><text:span text:style-name="T1365">michi </text:span><text:span text:style-name="T1366">claue</text:span><text:span text:style-name="amh_5f_dev_5f_abbr"><text:span text:style-name="T1366">m</text:span></text:span><text:span text:style-name="T1366"> </text:span><text:span text:style-name="T1367">ad domu</text:span><text:span text:style-name="amh_5f_dev_5f_abbr"><text:span text:style-name="T1367">m</text:span></text:span><text:span text:style-name="T1367"> </text:span><text:span text:style-name="T1368">sepulcri </text:span><text:span text:style-name="T1369">dedit, et nemine</text:span><text:span text:style-name="amh_5f_dev_5f_abbr"><text:span text:style-name="T1369">m</text:span></text:span><text:span text:style-name="T1369"> </text:span><text:span text:style-name="T1370">intra </text:span><text:span text:style-name="T1371">eccl</text:span><text:span text:style-name="amh_5f_dev_5f_abbr"><text:span text:style-name="T1371">esi</text:span></text:span><text:span text:style-name="T1371">am </text:span><text:span text:style-name="T1372">ire </text:span><text:span text:style-name="amh_5f_dev_5f_abbr"><text:span text:style-name="T1373">per</text:span></text:span><text:span text:style-name="T1373">misit, </text:span><text:span text:style-name="T1374">nisi que</text:span><text:span text:style-name="amh_5f_dev_5f_abbr"><text:span text:style-name="T1374">m</text:span></text:span><text:span text:style-name="T1374"> </text:span><text:span text:style-name="T1375">no</text:span><text:span text:style-name="amh_5f_dev_5f_abbr"><text:span text:style-name="T1375">m</text:span></text:span><text:span text:style-name="T1375">i</text:span><text:span text:style-name="amh_5f_dev_5f_abbr"><text:span text:style-name="T1375">n</text:span></text:span><text:span text:style-name="T1375">atim </text:span><text:span text:style-name="T1376">expressi </text:span><text:span text:style-name="T1377">et adire uolui, ut q</text:span><text:span text:style-name="amh_5f_dev_5f_abbr"><text:span text:style-name="T1377">u</text:span></text:span><text:span text:style-name="T1377">ietius possem </text:span><text:span text:style-name="T1378">cu</text:span><text:span text:style-name="amh_5f_dev_5f_abbr"><text:span text:style-name="T1378">m</text:span></text:span><text:span text:style-name="T1378"> meis deuotioni uacare </text:span><text:span text:style-name="T1379">et ea face</text:span><text:span text:style-name="amh_5f_dev_5f_abbr"><text:span text:style-name="T1379">re</text:span></text:span><text:span text:style-name="T1379"> </text:span><text:span text:style-name="T1380">in eccl</text:span><text:span text:style-name="amh_5f_dev_5f_abbr"><text:span text:style-name="T1380">esi</text:span></text:span><text:span text:style-name="T1380">a q</text:span><text:span text:style-name="amh_5f_dev_5f_abbr"><text:span text:style-name="T1380">ue</text:span></text:span><text:span text:style-name="T1380"> m</text:span><text:span text:style-name="amh_5f_dev_5f_abbr"><text:span text:style-name="T1380">ih</text:span></text:span><text:span text:style-name="T1380">i </text:span><text:span text:style-name="T1381">ad honore</text:span><text:span text:style-name="amh_5f_dev_5f_abbr"><text:span text:style-name="T1381">m</text:span></text:span><text:span text:style-name="T1381"> </text:span><text:span text:style-name="T1382">Dei dictaba</text:span><text:span text:style-name="amh_5f_dev_5f_abbr"><text:span text:style-name="T1382">n</text:span></text:span><text:span text:style-name="T1382">t</text:span><text:span text:style-name="amh_5f_dev_5f_abbr"><text:span text:style-name="T1382">u</text:span></text:span><text:span text:style-name="T1382">r </text:span><text:span text:style-name="T1383">expedire, </text:span><text:span text:style-name="T1384">i</text:span><text:span text:style-name="amh_5f_dev_5f_abbr"><text:span text:style-name="T1384">n</text:span></text:span><text:span text:style-name="T1384"> hiis itaq</text:span><text:span text:style-name="amh_5f_dev_5f_abbr"><text:span text:style-name="T1384">ue</text:span></text:span><text:span text:style-name="T1384"> </text:span><text:span text:style-name="amh_5f_dev_5f_abbr"><text:span text:style-name="T1385">et</text:span></text:span><text:span text:style-name="T1385"> i</text:span><text:span text:style-name="amh_5f_dev_5f_abbr"><text:span text:style-name="T1385">n</text:span></text:span><text:span text:style-name="T1385"> aliis se m</text:span><text:span text:style-name="amh_5f_dev_5f_abbr"><text:span text:style-name="T1385">ih</text:span></text:span><text:span text:style-name="T1385">i dict</text:span><text:span text:style-name="amh_5f_dev_5f_abbr"><text:span text:style-name="T1385">us</text:span></text:span><text:span text:style-name="T1385"> capitane</text:span><text:span text:style-name="amh_5f_dev_5f_abbr"><text:span text:style-name="T1385">us</text:span></text:span><text:span text:style-name="T1385"> gratiosu</text:span><text:span text:style-name="amh_5f_dev_5f_abbr"><text:span text:style-name="T1385">m</text:span></text:span><text:span text:style-name="T1385"> exibebat.</text:span></text:p>
      <text:p text:style-name="P68">Circa locu<text:span text:style-name="amh_5f_dev_5f_abbr">m</text:span> sepulcri <text:span text:style-name="T1386">in eadem eccl</text:span><text:span text:style-name="amh_5f_dev_5f_abbr"><text:span text:style-name="T1386">esi</text:span></text:span><text:span text:style-name="T1386">a </text:span><text:span text:style-name="T1387">ubi tu</text:span><text:span text:style-name="amh_5f_dev_5f_abbr"><text:span text:style-name="T1387">n</text:span></text:span><text:span text:style-name="T1387">c ort</text:span><text:span text:style-name="amh_5f_dev_5f_abbr"><text:span text:style-name="T1387">us</text:span></text:span><text:span text:style-name="T1387"> erat in quo post resurrectione</text:span><text:span text:style-name="amh_5f_dev_5f_abbr"><text:span text:style-name="T1387">m</text:span></text:span><text:span text:style-name="T1387"> beate Marie Magdelene in specie </text:span><text:span text:style-name="T1388">ortulani </text:span><text:span text:style-name="amh_5f_dev_5f_abbr"><text:span text:style-name="T1389">Christu</text:span></text:span><text:span text:style-name="T1389">s </text:span><text:span text:style-name="T1390">apparuit </text:span><text:span text:style-name="amh_5f_dev_5f_abbr"><text:span text:style-name="T1390">et</text:span></text:span><text:span text:style-name="T1390"> se discip</text:span><text:span text:style-name="amh_5f_dev_5f_abbr"><text:span text:style-name="T1390">u</text:span></text:span><text:span text:style-name="T1390">lis </text:span><text:span text:style-name="amh_5f_dev_5f_abbr"><text:span text:style-name="T1391">per</text:span></text:span><text:span text:style-name="T1391"> ea</text:span><text:span text:style-name="amh_5f_dev_5f_abbr"><text:span text:style-name="T1391">m</text:span></text:span><text:span text:style-name="T1391"> resurrexisse </text:span><text:span text:style-name="T1392">nu</text:span><text:span text:style-name="amh_5f_dev_5f_abbr"><text:span text:style-name="T1392">n</text:span></text:span><text:span text:style-name="T1392">tiauit existit. Et sic</text:span><text:span text:style-name="amh_5f_dev_5f_abbr"><text:span text:style-name="T1392">ut</text:span></text:span><text:span text:style-name="T1392"> in illo t</text:span><text:span text:style-name="amh_5f_dev_5f_abbr"><text:span text:style-name="T1392">em</text:span></text:span><text:span text:style-name="T1392">p</text:span><text:span text:style-name="amh_5f_dev_5f_abbr"><text:span text:style-name="T1392">or</text:span></text:span><text:span text:style-name="T1392">e </text:span><text:span text:style-name="T1393">custodes hui</text:span><text:span text:style-name="amh_5f_dev_5f_abbr"><text:span text:style-name="T1393">us</text:span></text:span><text:span text:style-name="T1393"> loci i</text:span><text:span text:style-name="amh_5f_dev_5f_abbr"><text:span text:style-name="T1393">n</text:span></text:span><text:span text:style-name="T1393">fideles </text:span><text:span text:style-name="T1394">ultimo mortui su</text:span><text:span text:style-name="amh_5f_dev_5f_abbr"><text:span text:style-name="T1394">n</text:span></text:span><text:span text:style-name="T1394">t effecti </text:span><text:span text:style-name="T1395">sic hodie Deo </text:span><text:span text:style-name="amh_5f_dev_5f_abbr"><text:span text:style-name="T1395">per</text:span></text:span><text:span text:style-name="T1395">mitte</text:span><text:span text:style-name="amh_5f_dev_5f_abbr"><text:span text:style-name="T1395">n</text:span></text:span><text:span text:style-name="T1395">te </text:span><text:span text:style-name="T1396">custodes ta</text:span><text:span text:style-name="amh_5f_dev_5f_abbr"><text:span text:style-name="T1396">m</text:span></text:span><text:span text:style-name="T1396"> </text:span><text:span text:style-name="T1397">sacri loci su</text:span><text:span text:style-name="amh_5f_dev_5f_abbr"><text:span text:style-name="T1397">n</text:span></text:span><text:span text:style-name="T1397">t </text:span><text:span text:style-name="T1398">in fide et ueritate </text:span><text:span text:style-name="T1399">mortui Sarraceni.</text:span></text:p>
      <text:p text:style-name="P69">I<text:span text:style-name="amh_5f_dev_5f_abbr">n</text:span> eadem <text:span text:style-name="T1400">eccl</text:span><text:span text:style-name="amh_5f_dev_5f_abbr"><text:span text:style-name="T1400">esi</text:span></text:span><text:span text:style-name="T1400">a u</text:span><text:span text:style-name="amh_5f_dev_5f_abbr"><text:span text:style-name="T1400">er</text:span></text:span><text:span text:style-name="T1400">sus oriente</text:span><text:span text:style-name="amh_5f_dev_5f_abbr"><text:span text:style-name="T1400">m</text:span></text:span><text:span text:style-name="T1400"> de sep</text:span><text:span text:style-name="amh_5f_dev_5f_abbr"><text:span text:style-name="T1400">u</text:span></text:span><text:span text:style-name="T1400">lcro </text:span><text:span text:style-name="T1401">ad manu</text:span><text:span text:style-name="amh_5f_dev_5f_abbr"><text:span text:style-name="T1401">m</text:span></text:span><text:span text:style-name="T1401"> dextra</text:span><text:span text:style-name="amh_5f_dev_5f_abbr"><text:span text:style-name="T1401">m</text:span></text:span><text:span text:style-name="T1401"> </text:span><text:span text:style-name="amh_5f_dev_5f_abbr"><text:span text:style-name="T1402">pro</text:span></text:span><text:span text:style-name="T1402">pe coru</text:span><text:span text:style-name="amh_5f_dev_5f_abbr"><text:span text:style-name="T1402">m</text:span></text:span><text:span text:style-name="T1402"> </text:span><text:span text:style-name="T1403">eccl</text:span><text:span text:style-name="amh_5f_dev_5f_abbr"><text:span text:style-name="T1403">esi</text:span></text:span><text:span text:style-name="T1403">e </text:span><text:span text:style-name="T1404">est ille loc</text:span><text:span text:style-name="amh_5f_dev_5f_abbr"><text:span text:style-name="T1404">us</text:span></text:span><text:span text:style-name="T1404"> ad que</text:span><text:span text:style-name="amh_5f_dev_5f_abbr"><text:span text:style-name="T1404">m</text:span></text:span><text:span text:style-name="T1404"> </text:span><text:span text:style-name="T1405">asce</text:span><text:span text:style-name="amh_5f_dev_5f_abbr"><text:span text:style-name="T1405">n</text:span></text:span><text:span text:style-name="T1405">dit</text:span><text:span text:style-name="amh_5f_dev_5f_abbr"><text:span text:style-name="T1405">u</text:span></text:span><text:span text:style-name="T1405">r </text:span><text:span text:style-name="T1406">ad grad</text:span><text:span text:style-name="amh_5f_dev_5f_abbr"><text:span text:style-name="T1406">us</text:span></text:span><text:span text:style-name="T1406"> non multos q</text:span><text:span text:style-name="amh_5f_dev_5f_abbr"><text:span text:style-name="T1406">u</text:span></text:span><text:span text:style-name="T1406">ia paru</text:span><text:span text:style-name="amh_5f_dev_5f_abbr"><text:span text:style-name="T1406">m</text:span></text:span><text:span text:style-name="T1406"> est alt</text:span><text:span text:style-name="amh_5f_dev_5f_abbr"><text:span text:style-name="T1406">us</text:span></text:span><text:span text:style-name="T1406"> et o</text:span><text:span text:style-name="amh_5f_dev_5f_abbr"><text:span text:style-name="T1406">mn</text:span></text:span><text:span text:style-name="T1406">i laude ac me</text:span><text:span text:style-name="amh_5f_dev_5f_abbr"><text:span text:style-name="T1406">m</text:span></text:span><text:span text:style-name="T1406">oria </text:span><text:span text:style-name="T1407">dignissim</text:span><text:span text:style-name="amh_5f_dev_5f_abbr"><text:span text:style-name="T1407">us</text:span></text:span><text:span text:style-name="T1407"> </text:span><text:span text:style-name="T1408">Golg</text:span><text:span text:style-name="T1409">a</text:span><text:span text:style-name="T1408">ta caluarie </text:span><text:span text:style-name="T1410">mo</text:span><text:span text:style-name="amh_5f_dev_5f_abbr"><text:span text:style-name="T1410">n</text:span></text:span><text:span text:style-name="T1410">ticul</text:span><text:span text:style-name="amh_5f_dev_5f_abbr"><text:span text:style-name="T1410">us</text:span></text:span><text:span text:style-name="T1410"> de una petra albi </text:span><text:span text:style-name="T1411">coloris rubeo </text:span><text:span text:style-name="T1412">q</text:span><text:span text:style-name="amh_5f_dev_5f_abbr"><text:span text:style-name="T1412">u</text:span></text:span><text:span text:style-name="T1412">od</text:span><text:span text:style-name="amh_5f_dev_5f_abbr"><text:span text:style-name="T1412">am</text:span></text:span><text:span text:style-name="T1412">modo </text:span><text:span text:style-name="T1413">i</text:span><text:span text:style-name="amh_5f_dev_5f_abbr"><text:span text:style-name="T1413">n</text:span></text:span><text:span text:style-name="T1413"> mixto </text:span><text:soft-page-break/><text:span text:style-name="T1414">natural</text:span><text:span text:style-name="amh_5f_dev_5f_abbr"><text:span text:style-name="T1414">ite</text:span></text:span><text:span text:style-name="T1414">r </text:span><text:span text:style-name="T1415">eleuat</text:span><text:span text:style-name="amh_5f_dev_5f_abbr"><text:span text:style-name="T1415">us</text:span></text:span><text:span text:style-name="T1415"> </text:span><text:span text:style-name="T1416">ubi dilect</text:span><text:span text:style-name="amh_5f_dev_5f_abbr"><text:span text:style-name="T1416">us</text:span></text:span><text:span text:style-name="T1416"> candidus et rubicu</text:span><text:span text:style-name="amh_5f_dev_5f_abbr"><text:span text:style-name="T1416">n</text:span></text:span><text:span text:style-name="T1416">do uelat</text:span><text:span text:style-name="amh_5f_dev_5f_abbr"><text:span text:style-name="T1416">us</text:span></text:span><text:span text:style-name="T1416"> filius offertur Deo Patri </text:span><text:span text:style-name="T1417">pro saluto </text:span><text:span text:style-name="T1418">gen</text:span><text:span text:style-name="amh_5f_dev_5f_abbr"><text:span text:style-name="T1418">eri</text:span></text:span><text:span text:style-name="T1418">s </text:span><text:span text:style-name="T1419">hu</text:span><text:span text:style-name="amh_5f_dev_5f_abbr"><text:span text:style-name="T1419">m</text:span></text:span><text:span text:style-name="T1419">ani ut agn</text:span><text:span text:style-name="amh_5f_dev_5f_abbr"><text:span text:style-name="T1419">us</text:span></text:span><text:span text:style-name="T1419"> i</text:span><text:span text:style-name="amh_5f_dev_5f_abbr"><text:span text:style-name="T1419">n</text:span></text:span><text:span text:style-name="T1419">nocens i</text:span><text:span text:style-name="amh_5f_dev_5f_abbr"><text:span text:style-name="T1419">m</text:span></text:span><text:span text:style-name="T1419">molatus </text:span><text:span text:style-name="T1420">hostia </text:span><text:span text:style-name="T1421">i</text:span><text:span text:style-name="amh_5f_dev_5f_abbr"><text:span text:style-name="T1421">m</text:span></text:span><text:span text:style-name="T1421">maculata. </text:span><text:span text:style-name="T1422">C</text:span><text:span text:style-name="T1421">ui</text:span><text:span text:style-name="amh_5f_dev_5f_abbr"><text:span text:style-name="T1421">us</text:span></text:span><text:span text:style-name="T1421"> </text:span><text:span text:style-name="T1422">hostie figura</text:span><text:span text:style-name="amh_5f_dev_5f_abbr"><text:span text:style-name="T1422">m</text:span></text:span><text:span text:style-name="T1422"> p</text:span><text:span text:style-name="amh_5f_dev_5f_abbr"><text:span text:style-name="T1422">re</text:span></text:span><text:span text:style-name="T1422">tulit </text:span><text:span text:style-name="T1423">agn</text:span><text:span text:style-name="amh_5f_dev_5f_abbr"><text:span text:style-name="T1423">us</text:span></text:span><text:span text:style-name="T1423"> pascalis </text:span><text:span text:style-name="amh_5f_dev_5f_abbr"><text:span text:style-name="T1423">et</text:span></text:span><text:span text:style-name="T1423"> c</text:span><text:span text:style-name="amh_5f_dev_5f_abbr"><text:span text:style-name="T1423">eter</text:span></text:span><text:span text:style-name="T1423">a. </text:span><text:span text:style-name="amh_5f_lettre_5f_rubriquee">C</text:span><text:span text:style-name="T1423">u</text:span><text:span text:style-name="amh_5f_dev_5f_abbr"><text:span text:style-name="T1423">n</text:span></text:span><text:span text:style-name="T1423">cta holocausta sacrificia et libamina </text:span><text:span text:style-name="T1424">legalia </text:span><text:span text:style-name="T1425">sacro uelamine circu</text:span><text:span text:style-name="amh_5f_dev_5f_abbr"><text:span text:style-name="T1425">m</text:span></text:span><text:span text:style-name="T1425">data. Un</text:span><text:span text:style-name="amh_5f_dev_5f_abbr"><text:span text:style-name="T1425">de</text:span></text:span><text:span text:style-name="T1425"> et i</text:span><text:span text:style-name="amh_5f_dev_5f_abbr"><text:span text:style-name="T1425">n</text:span></text:span><text:span text:style-name="T1425"> ei</text:span><text:span text:style-name="amh_5f_dev_5f_abbr"><text:span text:style-name="T1425">us</text:span></text:span><text:span text:style-name="T1425"> morte uelu</text:span><text:span text:style-name="amh_5f_dev_5f_abbr"><text:span text:style-name="T1425">m</text:span></text:span><text:span text:style-name="T1425"> </text:span><text:span text:style-name="T1426">te</text:span><text:span text:style-name="amh_5f_dev_5f_abbr"><text:span text:style-name="T1426">m</text:span></text:span><text:span text:style-name="T1426">pli scissu</text:span><text:span text:style-name="amh_5f_dev_5f_abbr"><text:span text:style-name="T1426">m</text:span></text:span><text:span text:style-name="T1426"> est ad designandu</text:span><text:span text:style-name="amh_5f_dev_5f_abbr"><text:span text:style-name="T1426">m</text:span></text:span><text:span text:style-name="T1426"> q</text:span><text:span text:style-name="amh_5f_dev_5f_abbr"><text:span text:style-name="T1426">uod</text:span></text:span><text:span text:style-name="T1426">, sac</text:span><text:span text:style-name="amh_5f_dev_5f_abbr"><text:span text:style-name="T1426">r</text:span></text:span><text:span text:style-name="T1426">ificioru</text:span><text:span text:style-name="amh_5f_dev_5f_abbr"><text:span text:style-name="T1426">m</text:span></text:span><text:span text:style-name="T1426"> </text:span><text:span text:style-name="T1427">figura cessante, </text:span><text:span text:style-name="T1428">illuxit </text:span><text:span text:style-name="T1429">ubertas Dei Filii crucis </text:span><text:span text:style-name="T1430">patibulo i</text:span><text:span text:style-name="amh_5f_dev_5f_abbr"><text:span text:style-name="T1430">m</text:span></text:span><text:span text:style-name="T1430">molati, et usq</text:span><text:span text:style-name="amh_5f_dev_5f_abbr"><text:span text:style-name="T1430">ue</text:span></text:span><text:span text:style-name="T1430"> ad fine</text:span><text:span text:style-name="amh_5f_dev_5f_abbr"><text:span text:style-name="T1430">m</text:span></text:span><text:span text:style-name="T1430"> </text:span><text:span text:style-name="T1431">seculi </text:span><text:span text:style-name="T1432">i</text:span><text:span text:style-name="amh_5f_dev_5f_abbr"><text:span text:style-name="T1432">n</text:span></text:span><text:span text:style-name="T1432"> altaris sacrame</text:span><text:span text:style-name="amh_5f_dev_5f_abbr"><text:span text:style-name="T1432">n</text:span></text:span><text:span text:style-name="T1432">to mirabil</text:span><text:span text:style-name="amh_5f_dev_5f_abbr"><text:span text:style-name="T1432">ite</text:span></text:span><text:span text:style-name="T1432">r </text:span><text:span text:style-name="T1433">cotidie </text:span><text:span text:style-name="T1434">i</text:span><text:span text:style-name="amh_5f_dev_5f_abbr"><text:span text:style-name="T1434">m</text:span></text:span><text:span text:style-name="T1434">molandi. </text:span><text:span text:style-name="amh_5f_lettre_5f_rubriquee">E</text:span><text:span text:style-name="T1435">t q</text:span><text:span text:style-name="amh_5f_dev_5f_abbr"><text:span text:style-name="T1435">u</text:span></text:span><text:span text:style-name="T1435">is q</text:span><text:span text:style-name="amh_5f_dev_5f_abbr"><text:span text:style-name="T1435">uae</text:span></text:span><text:span text:style-name="T1435">so locu</text:span><text:span text:style-name="amh_5f_dev_5f_abbr"><text:span text:style-name="T1435">m</text:span></text:span><text:span text:style-name="T1435"> hu</text:span><text:span text:style-name="amh_5f_dev_5f_abbr"><text:span text:style-name="T1435">n</text:span></text:span><text:span text:style-name="T1435">c uidere possit s</text:span><text:span text:style-name="amh_5f_dev_5f_abbr"><text:span text:style-name="T1435">i</text:span></text:span><text:span text:style-name="T1435">n</text:span><text:span text:style-name="amh_5f_dev_5f_abbr"><text:span text:style-name="T1435">e</text:span></text:span><text:span text:style-name="T1435"> lac</text:span><text:span text:style-name="amh_5f_dev_5f_abbr"><text:span text:style-name="T1435">r</text:span></text:span><text:span text:style-name="T1435">imis ac tremore cordis et co</text:span><text:span text:style-name="amh_5f_dev_5f_abbr"><text:span text:style-name="T1435">m</text:span></text:span><text:span text:style-name="T1435">passione cu</text:span><text:span text:style-name="amh_5f_dev_5f_abbr"><text:span text:style-name="T1435">m</text:span></text:span><text:span text:style-name="T1435"> patiente </text:span><text:span text:style-name="amh_5f_dev_5f_abbr"><text:span text:style-name="T1435">Christ</text:span></text:span><text:span text:style-name="T1435">o pio Deo et saluatore n</text:span><text:span text:style-name="amh_5f_dev_5f_abbr"><text:span text:style-name="T1435">ost</text:span></text:span><text:span text:style-name="T1435">ro, ubi i</text:span><text:span text:style-name="amh_5f_dev_5f_abbr"><text:span text:style-name="T1435">m</text:span></text:span><text:span text:style-name="T1435">passibilis patit</text:span><text:span text:style-name="amh_5f_dev_5f_abbr"><text:span text:style-name="T1435">u</text:span></text:span><text:span text:style-name="T1435">r, uita morit</text:span><text:span text:style-name="amh_5f_dev_5f_abbr"><text:span text:style-name="T1435">u</text:span></text:span><text:span text:style-name="T1435">r, su</text:span><text:span text:style-name="amh_5f_dev_5f_abbr"><text:span text:style-name="T1435">per</text:span></text:span><text:span text:style-name="T1435"> singulos co</text:span><text:span text:style-name="amh_5f_dev_5f_abbr"><text:span text:style-name="T1435">mmun</text:span></text:span><text:span text:style-name="T1435">icata bonitas </text:span><text:span text:style-name="amh_5f_dev_5f_abbr"><text:span text:style-name="T1435">pro</text:span></text:span><text:span text:style-name="T1435"> nob</text:span><text:span text:style-name="amh_5f_dev_5f_abbr"><text:span text:style-name="T1435">is</text:span></text:span><text:span text:style-name="T1435"> int</text:span><text:span text:style-name="amh_5f_dev_5f_abbr"><text:span text:style-name="T1435">er</text:span></text:span><text:span text:style-name="T1435"> impios deputatur. </text:span><text:span text:style-name="amh_5f_lettre_5f_rubriquee">I</text:span><text:span text:style-name="T1435">n hoc loco latroni sero s</text:span><text:span text:style-name="amh_5f_dev_5f_abbr"><text:span text:style-name="T1435">ed</text:span></text:span><text:span text:style-name="T1435"> felicit</text:span><text:span text:style-name="amh_5f_dev_5f_abbr"><text:span text:style-name="T1435">er</text:span></text:span><text:span text:style-name="T1435"> </text:span><text:span text:style-name="T1436">penitenti culpa dimittit</text:span><text:span text:style-name="amh_5f_dev_5f_abbr"><text:span text:style-name="T1436">u</text:span></text:span><text:span text:style-name="T1436">r, </text:span><text:span text:style-name="T1437">Mater </text:span><text:span text:style-name="amh_5f_dev_5f_abbr"><text:span text:style-name="T1437">Christ</text:span></text:span><text:span text:style-name="T1437">i extremo </text:span><text:span text:style-name="T1438">mesta </text:span><text:span text:style-name="T1439">dolore </text:span><text:span text:style-name="T1440">discipulo co</text:span><text:span text:style-name="amh_5f_dev_5f_abbr"><text:span text:style-name="T1440">m</text:span></text:span><text:span text:style-name="T1440">mendat</text:span><text:span text:style-name="amh_5f_dev_5f_abbr"><text:span text:style-name="T1440">u</text:span></text:span><text:span text:style-name="T1440">r, </text:span><text:span text:style-name="T1441">et discipul</text:span><text:span text:style-name="amh_5f_dev_5f_abbr"><text:span text:style-name="T1441">us</text:span></text:span><text:span text:style-name="T1441"> </text:span><text:span text:style-name="amh_5f_dev_5f_abbr"><text:span text:style-name="T1441">pro</text:span></text:span><text:span text:style-name="T1441"> Filio Matri o</text:span><text:span text:style-name="amh_5f_dev_5f_abbr"><text:span text:style-name="T1441">mn</text:span></text:span><text:span text:style-name="T1441">i </text:span><text:span text:style-name="amh_5f_foliotation"><text:span text:style-name="T1442">[f. 239v]</text:span></text:span><text:span text:style-name="T1442"> </text:span><text:span text:style-name="T1443">miserabili </text:span><text:span text:style-name="T1444">ca</text:span><text:span text:style-name="amh_5f_dev_5f_abbr"><text:span text:style-name="T1444">m</text:span></text:span><text:span text:style-name="T1444">bio substituitur ; </text:span><text:span text:style-name="amh_5f_dev_5f_abbr"><text:span text:style-name="T1445">Christu</text:span></text:span><text:span text:style-name="T1445">s </text:span><text:span text:style-name="T1446">denudat</text:span><text:span text:style-name="amh_5f_dev_5f_abbr"><text:span text:style-name="T1446">u</text:span></text:span><text:span text:style-name="T1446">r crucifigitur, </text:span><text:span text:style-name="T1447">clauat</text:span><text:span text:style-name="amh_5f_dev_5f_abbr"><text:span text:style-name="T1447">u</text:span></text:span><text:span text:style-name="T1447">r, lanceatur et ta</text:span><text:span text:style-name="amh_5f_dev_5f_abbr"><text:span text:style-name="T1447">n</text:span></text:span><text:span text:style-name="T1447">dem sitiens </text:span><text:span text:style-name="T1448">aceto </text:span><text:span text:style-name="T1449">et felle </text:span><text:span text:style-name="T1450">potatur </text:span><text:span text:style-name="T1451">et alte uociferans spiritu</text:span><text:span text:style-name="amh_5f_dev_5f_abbr"><text:span text:style-name="T1451">m</text:span></text:span><text:span text:style-name="T1451"> </text:span><office:annotation office:name="__Annotation__924012_1613722294" loext:resolved="false"><dc:creator>Alexandre Moret Houplon</dc:creator><dc:date>2026-03-11T16:26:27.442035330</dc:date><meta:creator-initials>AMH</meta:creator-initials><text:p text:style-name="Comment">Pas sûr que l’abréviation et Deluz coincident</text:p></office:annotation><text:span text:style-name="T1452">spi</text:span><text:span text:style-name="amh_5f_dev_5f_abbr"><text:span text:style-name="T1452">ri</text:span></text:span><text:span text:style-name="T1452">ficans</text:span><office:annotation-end office:name="__Annotation__924012_1613722294"/><text:span text:style-name="T1452"> ac precelle</text:span><text:span text:style-name="amh_5f_dev_5f_abbr"><text:span text:style-name="T1452">n</text:span></text:span><text:span text:style-name="T1452">tissimu</text:span><text:span text:style-name="amh_5f_dev_5f_abbr"><text:span text:style-name="T1452">m</text:span></text:span><text:span text:style-name="T1452"> emitte</text:span><text:span text:style-name="amh_5f_dev_5f_abbr"><text:span text:style-name="T1452">n</text:span></text:span><text:span text:style-name="T1452">do nature </text:span><text:span text:style-name="T1453">mortalis debito misericordissime satisfecit. In hoc loco feci celebrare officiu</text:span><text:span text:style-name="amh_5f_dev_5f_abbr"><text:span text:style-name="T1453">m</text:span></text:span><text:span text:style-name="T1453"> </text:span><text:span text:style-name="T1454">de die </text:span><text:span text:style-name="T1455">P</text:span><text:span text:style-name="T1454">arasceue, </text:span><text:span text:style-name="amh_5f_dev_5f_abbr"><text:span text:style-name="T1455">et</text:span></text:span><text:span text:style-name="T1455"> q</text:span><text:span text:style-name="amh_5f_dev_5f_abbr"><text:span text:style-name="T1455">u</text:span></text:span><text:span text:style-name="T1455">idam de n</text:span><text:span text:style-name="amh_5f_dev_5f_abbr"><text:span text:style-name="T1455">ost</text:span></text:span><text:span text:style-name="T1455">ris gratia Dei deuotionis riuulo ibidem dulcissime </text:span><text:span text:style-name="amh_5f_dev_5f_abbr"><text:span text:style-name="T1455">per</text:span></text:span><text:span text:style-name="T1455">molliti.</text:span></text:p>
      <text:p text:style-name="P70"><text:span text:style-name="amh_5f_lettre_5f_rubriquee">S</text:span>ub hoc sacratissimo mo<text:span text:style-name="amh_5f_dev_5f_abbr">n</text:span>te Caluarie in eadem eccl<text:span text:style-name="amh_5f_dev_5f_abbr">esi</text:span>a <text:span text:style-name="T1456">loc</text:span><text:span text:style-name="amh_5f_dev_5f_abbr"><text:span text:style-name="T1456">us</text:span></text:span><text:span text:style-name="T1456"> est, ubi sancta Helena mater </text:span><text:span text:style-name="amh_5f_dev_5f_abbr"><text:span text:style-name="T1456">Con</text:span></text:span><text:span text:style-name="T1456">sta</text:span><text:span text:style-name="amh_5f_dev_5f_abbr"><text:span text:style-name="T1456">n</text:span></text:span><text:span text:style-name="T1456">tini lignu</text:span><text:span text:style-name="amh_5f_dev_5f_abbr"><text:span text:style-name="T1456">m</text:span></text:span><text:span text:style-name="T1456"> do</text:span><text:span text:style-name="T1457">m</text:span><text:span text:style-name="T1456">i</text:span><text:span text:style-name="T1457">n</text:span><text:span text:style-name="T1456">ice crucis i</text:span><text:span text:style-name="amh_5f_dev_5f_abbr"><text:span text:style-name="T1456">n</text:span></text:span><text:span text:style-name="T1456">uenit sub t</text:span><text:span text:style-name="amh_5f_dev_5f_abbr"><text:span text:style-name="T1456">er</text:span></text:span><text:span text:style-name="T1456">ra diutius </text:span><text:span text:style-name="T1458">occultatu</text:span><text:span text:style-name="amh_5f_dev_5f_abbr"><text:span text:style-name="T1458">m</text:span></text:span><text:span text:style-name="T1458">. Circa hu</text:span><text:span text:style-name="amh_5f_dev_5f_abbr"><text:span text:style-name="T1458">n</text:span></text:span><text:span text:style-name="T1458">c locu</text:span><text:span text:style-name="amh_5f_dev_5f_abbr"><text:span text:style-name="T1458">m</text:span></text:span><text:span text:style-name="T1458"> colu</text:span><text:span text:style-name="amh_5f_dev_5f_abbr"><text:span text:style-name="T1458">m</text:span></text:span><text:span text:style-name="T1458">pne ma</text:span><text:span text:style-name="T1459">r</text:span><text:span text:style-name="T1458">moree </text:span><text:span text:style-name="T1460">aqua</text:span><text:span text:style-name="amh_5f_dev_5f_abbr"><text:span text:style-name="T1460">m</text:span></text:span><text:span text:style-name="T1460"> </text:span><text:span text:style-name="T1461">co</text:span><text:span text:style-name="amh_5f_dev_5f_abbr"><text:span text:style-name="T1461">n</text:span></text:span><text:span text:style-name="T1461">tinue </text:span><text:span text:style-name="T1462">distillantes su</text:span><text:span text:style-name="amh_5f_dev_5f_abbr"><text:span text:style-name="T1462">n</text:span></text:span><text:span text:style-name="T1462">t et dicu</text:span><text:span text:style-name="amh_5f_dev_5f_abbr"><text:span text:style-name="T1462">n</text:span></text:span><text:span text:style-name="T1462">t </text:span><text:span text:style-name="T1463">si</text:span><text:span text:style-name="amh_5f_dev_5f_abbr"><text:span text:style-name="T1463">m</text:span></text:span><text:span text:style-name="T1463">plices </text:span><text:span text:style-name="T1464">q</text:span><text:span text:style-name="amh_5f_dev_5f_abbr"><text:span text:style-name="T1464">u</text:span></text:span><text:span text:style-name="amh_5f_dev_5f_abbr"><text:span text:style-name="T1465">od</text:span></text:span><text:span text:style-name="T1464"> plangu</text:span><text:span text:style-name="amh_5f_dev_5f_abbr"><text:span text:style-name="T1464">n</text:span></text:span><text:span text:style-name="T1464">t </text:span><text:span text:style-name="amh_5f_dev_5f_abbr"><text:span text:style-name="T1465">et</text:span></text:span><text:span text:style-name="T1465"> deflent morte</text:span><text:span text:style-name="amh_5f_dev_5f_abbr"><text:span text:style-name="T1465">m</text:span></text:span><text:span text:style-name="T1465"> </text:span><text:span text:style-name="amh_5f_dev_5f_abbr"><text:span text:style-name="T1465">Christ</text:span></text:span><text:span text:style-name="T1465">i q</text:span><text:span text:style-name="amh_5f_dev_5f_abbr"><text:span text:style-name="T1465">uo</text:span></text:span><text:span text:style-name="T1465">d </text:span><text:span text:style-name="T1466">ueru</text:span><text:span text:style-name="amh_5f_dev_5f_abbr"><text:span text:style-name="T1466">m</text:span></text:span><text:span text:style-name="T1466"> non est q</text:span><text:span text:style-name="amh_5f_dev_5f_abbr"><text:span text:style-name="T1466">u</text:span></text:span><text:span text:style-name="T1466">ia ubi natura sufficit non est ad miraculu</text:span><text:span text:style-name="amh_5f_dev_5f_abbr"><text:span text:style-name="T1466">m</text:span></text:span><text:span text:style-name="T1466"> recurrendu</text:span><text:span text:style-name="amh_5f_dev_5f_abbr"><text:span text:style-name="T1466">m</text:span></text:span><text:span text:style-name="T1466">. </text:span><text:span text:style-name="T1467">Est aut</text:span><text:span text:style-name="amh_5f_dev_5f_abbr"><text:span text:style-name="T1467">em</text:span></text:span><text:span text:style-name="T1467"> certa sp</text:span><text:span text:style-name="amh_5f_dev_5f_abbr">eci</text:span><text:span text:style-name="T1467">es lapidis </text:span><text:span text:style-name="T1468">in g</text:span><text:span text:style-name="amh_5f_dev_5f_abbr"><text:span text:style-name="T1468">e</text:span></text:span><text:span text:style-name="T1468">n</text:span><text:span text:style-name="amh_5f_dev_5f_abbr"><text:span text:style-name="T1468">er</text:span></text:span><text:span text:style-name="T1468">e </text:span><text:span text:style-name="T1469">marmoris </text:span><text:span text:style-name="T1470">q</text:span><text:span text:style-name="amh_5f_dev_5f_abbr">u</text:span><text:span text:style-name="T1470">i enidras </text:span><text:span text:style-name="T1471">appellat</text:span><text:span text:style-name="amh_5f_dev_5f_abbr"><text:span text:style-name="T1471">u</text:span></text:span><text:span text:style-name="T1471">r cui</text:span><text:span text:style-name="amh_5f_dev_5f_abbr"><text:span text:style-name="T1471">us</text:span></text:span><text:span text:style-name="T1471"> </text:span><text:span text:style-name="amh_5f_dev_5f_abbr"><text:span text:style-name="T1471">per</text:span></text:span><text:span text:style-name="T1471"> magistros natura talis scribit</text:span><text:span text:style-name="amh_5f_dev_5f_abbr"><text:span text:style-name="T1471">u</text:span></text:span><text:span text:style-name="T1471">r </text:span><text:span text:style-name="T1472">q</text:span><text:span text:style-name="amh_5f_dev_5f_abbr"><text:span text:style-name="T1472">uod</text:span></text:span><text:span text:style-name="T1472"> ex ei</text:span><text:span text:style-name="amh_5f_dev_5f_abbr"><text:span text:style-name="T1472">us</text:span></text:span><text:span text:style-name="T1472"> naturali frigidissima co</text:span><text:span text:style-name="amh_5f_dev_5f_abbr"><text:span text:style-name="T1472">m</text:span></text:span><text:span text:style-name="T1472">plexion</text:span><text:span text:style-name="T1473">e</text:span><text:span text:style-name="T1472"> </text:span><text:span text:style-name="T1473">aere</text:span><text:span text:style-name="amh_5f_dev_5f_abbr"><text:span text:style-name="T1473">m</text:span></text:span><text:span text:style-name="T1473"> </text:span><text:span text:style-name="T1474">circu</text:span><text:span text:style-name="amh_5f_dev_5f_abbr"><text:span text:style-name="T1474">m</text:span></text:span><text:span text:style-name="T1474">stante</text:span><text:span text:style-name="amh_5f_dev_5f_abbr"><text:span text:style-name="T1474">m</text:span></text:span><text:span text:style-name="T1474"> </text:span><text:span text:style-name="T1475">ingrossat ac co</text:span><text:span text:style-name="amh_5f_dev_5f_abbr"><text:span text:style-name="T1475">n</text:span></text:span><text:span text:style-name="T1475">tinue in aqua</text:span><text:span text:style-name="amh_5f_dev_5f_abbr"><text:span text:style-name="T1475">m</text:span></text:span><text:span text:style-name="T1475"> su</text:span><text:span text:style-name="amh_5f_dev_5f_abbr"><text:span text:style-name="T1475">per</text:span></text:span><text:span text:style-name="T1475">undat. </text:span><text:span text:style-name="T1476">Aristotiles eni</text:span><text:span text:style-name="amh_5f_dev_5f_abbr"><text:span text:style-name="T1476">m</text:span></text:span><text:span text:style-name="T1476"> </text:span><text:span text:style-name="T1477">h</text:span><text:span text:style-name="amh_5f_dev_5f_abbr"><text:span text:style-name="T1477">abe</text:span></text:span><text:span text:style-name="T1477">t q</text:span><text:span text:style-name="amh_5f_dev_5f_abbr"><text:span text:style-name="T1477">uod</text:span></text:span><text:span text:style-name="T1477"> simbolis </text:span><text:span text:style-name="T1478">reb</text:span><text:span text:style-name="amh_5f_dev_5f_abbr"><text:span text:style-name="T1478">us</text:span></text:span><text:span text:style-name="T1478"> facilis est tra</text:span><text:span text:style-name="amh_5f_dev_5f_abbr"><text:span text:style-name="T1478">n</text:span></text:span><text:span text:style-name="T1478">sit</text:span><text:span text:style-name="amh_5f_dev_5f_abbr"><text:span text:style-name="T1478">us</text:span></text:span><text:span text:style-name="T1478">, puta aque </text:span><text:span text:style-name="T1479">in aere</text:span><text:span text:style-name="amh_5f_dev_5f_abbr"><text:span text:style-name="T1479">m</text:span></text:span><text:span text:style-name="T1479"> subtiliando et aeris in aqua</text:span><text:span text:style-name="amh_5f_dev_5f_abbr"><text:span text:style-name="T1479">m</text:span></text:span><text:span text:style-name="T1479"> deusando </text:span><text:span text:style-name="T1480">sic</text:span><text:span text:style-name="amh_5f_dev_5f_abbr"><text:span text:style-name="T1480">ut</text:span></text:span><text:span text:style-name="T1480"> </text:span><text:span text:style-name="T1481">hic fit cui</text:span><text:span text:style-name="amh_5f_dev_5f_abbr"><text:span text:style-name="T1481">us</text:span></text:span><text:span text:style-name="T1481"> simile uidi in Co</text:span><text:span text:style-name="amh_5f_dev_5f_abbr"><text:span text:style-name="T1481">n</text:span></text:span><text:span text:style-name="T1481">stantinopoli circa quasda</text:span><text:span text:style-name="amh_5f_dev_5f_abbr"><text:span text:style-name="T1481">m</text:span></text:span><text:span text:style-name="T1481"> concas in ueteri palatio ex</text:span><text:span text:style-name="amh_5f_dev_5f_abbr"><text:span text:style-name="T1482">iste</text:span></text:span><text:span text:style-name="T1481">ntes ex simili marmore </text:span><text:span text:style-name="T1482">facta q</text:span><text:span text:style-name="amh_5f_dev_5f_abbr"><text:span text:style-name="T1482">ue</text:span></text:span><text:span text:style-name="T1482"> co</text:span><text:span text:style-name="amh_5f_dev_5f_abbr"><text:span text:style-name="T1482">n</text:span></text:span><text:span text:style-name="T1482">tinue sudant adeo aliq</text:span><text:span text:style-name="amh_5f_dev_5f_abbr"><text:span text:style-name="T1482">uotie</text:span></text:span><text:span text:style-name="T1482">n</text:span><text:span text:style-name="amh_5f_dev_5f_abbr"><text:span text:style-name="T1482">s</text:span></text:span><text:span text:style-name="T1482"> </text:span><text:span text:style-name="T1483">ut plene </text:span><text:span text:style-name="T1484">aqua euacuent</text:span><text:span text:style-name="amh_5f_dev_5f_abbr"><text:span text:style-name="T1484">u</text:span></text:span><text:span text:style-name="T1484">r et reuoluto a</text:span><text:span text:style-name="amh_5f_dev_5f_abbr"><text:span text:style-name="T1484">n</text:span></text:span><text:span text:style-name="T1484">no sine o</text:span><text:span text:style-name="amh_5f_dev_5f_abbr"><text:span text:style-name="T1484">mn</text:span></text:span><text:span text:style-name="T1484">i hu</text:span><text:span text:style-name="amh_5f_dev_5f_abbr"><text:span text:style-name="T1484">m</text:span></text:span><text:span text:style-name="T1484">ano studio plene i</text:span><text:span text:style-name="amh_5f_dev_5f_abbr"><text:span text:style-name="T1484">n</text:span></text:span><text:span text:style-name="T1484">ueniu</text:span><text:span text:style-name="amh_5f_dev_5f_abbr"><text:span text:style-name="T1484">n</text:span></text:span><text:span text:style-name="T1484">t</text:span><text:span text:style-name="amh_5f_dev_5f_abbr"><text:span text:style-name="T1484">u</text:span></text:span><text:span text:style-name="T1484">r aqua ut undiq</text:span><text:span text:style-name="amh_5f_dev_5f_abbr"><text:span text:style-name="T1484">ue</text:span></text:span><text:span text:style-name="T1484"> effluant q</text:span><text:span text:style-name="amh_5f_dev_5f_abbr"><text:span text:style-name="T1484">uo</text:span></text:span><text:span text:style-name="T1484">d </text:span><text:span text:style-name="T1485">q</text:span><text:span text:style-name="amh_5f_dev_5f_abbr"><text:span text:style-name="T1485">uo</text:span></text:span><text:span text:style-name="T1485">ddam miraculu</text:span><text:span text:style-name="amh_5f_dev_5f_abbr"><text:span text:style-name="T1485">m</text:span></text:span><text:span text:style-name="T1485"> uulgarib</text:span><text:span text:style-name="amh_5f_dev_5f_abbr"><text:span text:style-name="T1485">us</text:span></text:span><text:span text:style-name="T1485"> </text:span><text:span text:style-name="T1486">reputat</text:span><text:span text:style-name="amh_5f_dev_5f_abbr"><text:span text:style-name="T1486">u</text:span></text:span><text:span text:style-name="T1487">r</text:span><text:span text:style-name="T1486"> s</text:span><text:span text:style-name="amh_5f_dev_5f_abbr"><text:span text:style-name="T1486">ed</text:span></text:span><text:span text:style-name="T1486"> ego hoc uidens natura</text:span><text:span text:style-name="amh_5f_dev_5f_abbr"><text:span text:style-name="T1486">m</text:span></text:span><text:span text:style-name="T1486"> loci </text:span><text:span text:style-name="amh_5f_dev_5f_abbr"><text:span text:style-name="T1486">per</text:span></text:span><text:span text:style-name="T1486">pendi ac circu</text:span><text:span text:style-name="amh_5f_dev_5f_abbr"><text:span text:style-name="T1486">m</text:span></text:span><text:span text:style-name="T1486">stantias et lapidis modu</text:span><text:span text:style-name="amh_5f_dev_5f_abbr"><text:span text:style-name="T1486">m</text:span></text:span><text:span text:style-name="T1486"> admirato </text:span><text:span text:style-name="amh_5f_dev_5f_abbr"><text:span text:style-name="T1486">i</text:span></text:span><text:span text:style-name="T1486">g</text:span><text:span text:style-name="amh_5f_dev_5f_abbr"><text:span text:style-name="T1486">itur</text:span></text:span><text:span text:style-name="T1486"> </text:span><text:span text:style-name="T1488">D</text:span><text:span text:style-name="amh_5f_dev_5f_abbr"><text:span text:style-name="T1488">omi</text:span></text:span><text:span text:style-name="T1488">no </text:span><text:span text:style-name="T1489">i</text:span><text:span text:style-name="amh_5f_dev_5f_abbr"><text:span text:style-name="T1489">mper</text:span></text:span><text:span text:style-name="T1489">atore c</text:span><text:span text:style-name="amh_5f_dev_5f_abbr"><text:span text:style-name="T1489">aus</text:span></text:span><text:span text:style-name="T1489">am naturale</text:span><text:span text:style-name="amh_5f_dev_5f_abbr"><text:span text:style-name="T1489">m</text:span></text:span><text:span text:style-name="T1489"> </text:span><text:span text:style-name="T1490">hui</text:span><text:span text:style-name="amh_5f_dev_5f_abbr"><text:span text:style-name="T1490">us</text:span></text:span><text:span text:style-name="T1490"> facti exposui cui pla</text:span><text:span text:style-name="T1491">c</text:span><text:span text:style-name="T1490">uit </text:span><text:span text:style-name="T1491">pl</text:span><text:span text:style-name="amh_5f_dev_5f_abbr"><text:span text:style-name="T1491">ur</text:span></text:span><text:span text:style-name="T1491">imu</text:span><text:span text:style-name="amh_5f_dev_5f_abbr"><text:span text:style-name="T1491">m</text:span></text:span><text:span text:style-name="T1491"> </text:span><text:span text:style-name="T1492">et ex tu</text:span><text:span text:style-name="amh_5f_dev_5f_abbr"><text:span text:style-name="T1492">n</text:span></text:span><text:span text:style-name="T1492">c in si</text:span><text:span text:style-name="amh_5f_dev_5f_abbr"><text:span text:style-name="T1492">n</text:span></text:span><text:span text:style-name="T1492">gularem </text:span><text:span text:style-name="T1493">amore</text:span><text:span text:style-name="amh_5f_dev_5f_abbr"><text:span text:style-name="T1493">m</text:span></text:span><text:span text:style-name="T1493"> </text:span><text:span text:style-name="T1494">et honoris gratitudine</text:span><text:span text:style-name="amh_5f_dev_5f_abbr"><text:span text:style-name="T1494">m</text:span></text:span><text:span text:style-name="T1494"> </text:span><text:span text:style-name="T1495">me recollegit.</text:span></text:p>
      <text:p text:style-name="P71">In hac sa<text:span text:style-name="amh_5f_dev_5f_abbr">n</text:span>cta eccl<text:span text:style-name="amh_5f_dev_5f_abbr">esi</text:span>a <text:span text:style-name="T1496">sepulcri morientes p</text:span><text:span text:style-name="amh_5f_dev_5f_abbr"><text:span text:style-name="T1496">ec</text:span></text:span><text:span text:style-name="T1496">c</text:span><text:span text:style-name="amh_5f_dev_5f_abbr"><text:span text:style-name="T1496">a</text:span></text:span><text:span text:style-name="T1496">to crucifigant</text:span><text:span text:style-name="amh_5f_dev_5f_abbr"><text:span text:style-name="T1496">u</text:span></text:span><text:span text:style-name="T1496">r </text:span><text:span text:style-name="T1497">mu</text:span><text:span text:style-name="amh_5f_dev_5f_abbr"><text:span text:style-name="T1497">n</text:span></text:span><text:span text:style-name="T1497">do resurgam</text:span><text:span text:style-name="amh_5f_dev_5f_abbr"><text:span text:style-name="T1497">us</text:span></text:span><text:span text:style-name="T1497">q</text:span><text:span text:style-name="amh_5f_dev_5f_abbr"><text:span text:style-name="T1497">ue</text:span></text:span><text:span text:style-name="T1497"> uirtute </text:span><text:span text:style-name="T1498">cu</text:span><text:span text:style-name="amh_5f_dev_5f_abbr"><text:span text:style-name="T1498">m</text:span></text:span><text:span text:style-name="T1498"> </text:span><text:span text:style-name="amh_5f_dev_5f_abbr"><text:span text:style-name="T1498">Christ</text:span></text:span><text:span text:style-name="T1498">o ut assumi coheredes et</text:span><text:span text:style-name="amh_5f_dev_5f_abbr"><text:span text:style-name="T1498">er</text:span></text:span><text:span text:style-name="T1498">ne ta</text:span><text:span text:style-name="amh_5f_dev_5f_abbr"><text:span text:style-name="T1498">n</text:span></text:span><text:span text:style-name="T1498">dem glorie mereamur.</text:span></text:p>
      <text:p text:style-name="P72"><text:span text:style-name="amh_5f_lettre_5f_rubriquee">E</text:span>t sci<text:span text:style-name="amh_5f_dev_5f_abbr">en</text:span>d<text:span text:style-name="amh_5f_dev_5f_abbr">um</text:span> <office:annotation office:name="__Annotation__1231453_1613722294" loext:resolved="false"><dc:creator>Alexandre Moret Houplon</dc:creator><dc:date>2026-03-11T16:47:18.144531856</dc:date><meta:creator-initials>AMH</meta:creator-initials><text:p text:style-name="Comment">Pas présent dans le ms</text:p></office:annotation>est<office:annotation-end office:name="__Annotation__1231453_1613722294"/> q<text:span text:style-name="amh_5f_dev_5f_abbr">uod</text:span> ciuitas <text:span text:style-name="T1499">Ih</text:span><text:span text:style-name="amh_5f_dev_5f_abbr"><text:span text:style-name="T1499">e</text:span></text:span><text:span text:style-name="T1499">r</text:span><text:span text:style-name="amh_5f_dev_5f_abbr"><text:span text:style-name="T1499">usa</text:span></text:span><text:span text:style-name="T1499">l</text:span><text:span text:style-name="amh_5f_dev_5f_abbr"><text:span text:style-name="T1499">e</text:span></text:span><text:span text:style-name="T1499">m </text:span><text:span text:style-name="T1500">u</text:span><text:span text:style-name="amh_5f_dev_5f_abbr"><text:span text:style-name="T1500">er</text:span></text:span><text:span text:style-name="T1500">sus </text:span><text:span text:style-name="T1501">aq</text:span><text:span text:style-name="amh_5f_dev_5f_abbr"><text:span text:style-name="T1501">u</text:span></text:span><text:span text:style-name="T1501">ilone</text:span><text:span text:style-name="amh_5f_dev_5f_abbr"><text:span text:style-name="T1501">m</text:span></text:span><text:span text:style-name="T1501"> </text:span><text:span text:style-name="T1502">ubi se p</text:span><text:span text:style-name="amh_5f_dev_5f_abbr"><text:span text:style-name="T1502">u</text:span></text:span><text:span text:style-name="T1502">lcriore</text:span><text:span text:style-name="amh_5f_dev_5f_abbr"><text:span text:style-name="T1502">m</text:span></text:span><text:span text:style-name="T1502"> exibet minore</text:span><text:span text:style-name="amh_5f_dev_5f_abbr"><text:span text:style-name="T1502">m</text:span></text:span><text:span text:style-name="T1502"> </text:span><text:span text:style-name="T1503">h</text:span><text:span text:style-name="amh_5f_dev_5f_abbr"><text:span text:style-name="T1503">abe</text:span></text:span><text:span text:style-name="T1503">t fortitudine</text:span><text:span text:style-name="amh_5f_dev_5f_abbr"><text:span text:style-name="T1503">m</text:span></text:span><text:span text:style-name="T1503"> </text:span><text:span text:style-name="T1504">et planicie</text:span><text:span text:style-name="amh_5f_dev_5f_abbr"><text:span text:style-name="T1504">m</text:span></text:span><text:span text:style-name="T1504"> muris t</text:span><text:span text:style-name="amh_5f_dev_5f_abbr"><text:span text:style-name="T1504">ame</text:span></text:span><text:span text:style-name="T1504">n </text:span><text:span text:style-name="amh_5f_dev_5f_abbr"><text:span text:style-name="T1504">et</text:span></text:span><text:span text:style-name="T1504"> propugnaculis et fossatis ibidem </text:span><text:span text:style-name="T1505">posset co</text:span><text:span text:style-name="amh_5f_dev_5f_abbr"><text:span text:style-name="T1505">m</text:span></text:span><text:span text:style-name="T1505">mode </text:span><text:span text:style-name="T1506">dispe</text:span><text:span text:style-name="amh_5f_dev_5f_abbr"><text:span text:style-name="T1507">n</text:span></text:span><text:span text:style-name="T1506">sari. Ab oriente uero ualle Iosaphat </text:span><text:span text:style-name="amh_5f_dev_5f_abbr"><text:span text:style-name="T1506">et</text:span></text:span><text:span text:style-name="T1506"> a meridie </text:span><office:annotation office:name="__Annotation__1311823_1613722294" loext:resolved="false"><dc:creator>Alexandre Moret Houplon</dc:creator><dc:date>2026-03-11T16:52:44.650577861</dc:date><meta:creator-initials>AMH</meta:creator-initials><text:p text:style-name="Comment">La lecture me paraît vraiment bizarre</text:p></office:annotation><text:span text:style-name="T1506">siue</text:span><office:annotation-end office:name="__Annotation__1311823_1613722294"/><text:span text:style-name="T1506"> </text:span><text:span text:style-name="amh_5f_dev_5f_abbr"><text:span text:style-name="T1506">et</text:span></text:span><text:span text:style-name="T1506"> occidente </text:span><text:span text:style-name="T1508">aliis adiace</text:span><text:span text:style-name="amh_5f_dev_5f_abbr"><text:span text:style-name="T1508">n</text:span></text:span><text:span text:style-name="T1508">tib</text:span><text:span text:style-name="amh_5f_dev_5f_abbr"><text:span text:style-name="T1508">us</text:span></text:span><text:span text:style-name="T1508"> uallib</text:span><text:span text:style-name="amh_5f_dev_5f_abbr"><text:span text:style-name="T1508">us</text:span></text:span><text:span text:style-name="T1508"> </text:span><text:soft-page-break/><text:span text:style-name="amh_5f_dev_5f_abbr"><text:span text:style-name="T1508">pro</text:span></text:span><text:span text:style-name="T1508">fundis et co</text:span><text:span text:style-name="amh_5f_dev_5f_abbr"><text:span text:style-name="T1508">n</text:span></text:span><text:span text:style-name="T1508">tiguis pl</text:span><text:span text:style-name="amh_5f_dev_5f_abbr"><text:span text:style-name="T1508">ur</text:span></text:span><text:span text:style-name="T1508">imu</text:span><text:span text:style-name="amh_5f_dev_5f_abbr"><text:span text:style-name="T1508">m</text:span></text:span><text:span text:style-name="T1508"> co</text:span><text:span text:style-name="amh_5f_dev_5f_abbr"><text:span text:style-name="T1508">m</text:span></text:span><text:span text:style-name="T1508">munita est. </text:span><text:span text:style-name="amh_5f_lettre_5f_rubriquee">D</text:span><text:span text:style-name="T1508">istat aut</text:span><text:span text:style-name="amh_5f_dev_5f_abbr"><text:span text:style-name="T1508">em</text:span></text:span><text:span text:style-name="T1508"> </text:span><text:span text:style-name="T1509">ip</text:span><text:span text:style-name="amh_5f_dev_5f_abbr"><text:span text:style-name="T1509">s</text:span></text:span><text:span text:style-name="T1509">a ciuitas a mari Medit</text:span><text:span text:style-name="amh_5f_dev_5f_abbr"><text:span text:style-name="T1509">er</text:span></text:span><text:span text:style-name="T1509">raneo per una</text:span><text:span text:style-name="amh_5f_dev_5f_abbr"><text:span text:style-name="T1509">m</text:span></text:span><text:span text:style-name="T1509"> dieta</text:span><text:span text:style-name="amh_5f_dev_5f_abbr"><text:span text:style-name="T1509">m</text:span></text:span><text:span text:style-name="T1509"> co</text:span><text:span text:style-name="amh_5f_dev_5f_abbr"><text:span text:style-name="T1509">n</text:span></text:span><text:span text:style-name="T1509">ueniente</text:span><text:span text:style-name="amh_5f_dev_5f_abbr"><text:span text:style-name="T1509">m</text:span></text:span><text:span text:style-name="T1509"> cu</text:span><text:span text:style-name="amh_5f_dev_5f_abbr"><text:span text:style-name="T1509">m</text:span></text:span><text:span text:style-name="T1509"> dimidia magis </text:span><text:span text:style-name="amh_5f_dev_5f_abbr"><text:span text:style-name="T1509">pro</text:span></text:span><text:span text:style-name="T1509">pi</text:span><text:span text:style-name="amh_5f_dev_5f_abbr"><text:span text:style-name="T1509">n</text:span></text:span><text:span text:style-name="T1509">quu</text:span><text:span text:style-name="amh_5f_dev_5f_abbr"><text:span text:style-name="T1509">m</text:span></text:span><text:span text:style-name="T1509"> portu</text:span><text:span text:style-name="amh_5f_dev_5f_abbr"><text:span text:style-name="T1509">m</text:span></text:span><text:span text:style-name="T1509"> h</text:span><text:span text:style-name="amh_5f_dev_5f_abbr"><text:span text:style-name="T1509">abe</text:span></text:span><text:span text:style-name="T1509">ns </text:span><office:annotation office:name="__Annotation__1382628_1613722294" loext:resolved="false"><dc:creator>Alexandre Moret Houplon</dc:creator><dc:date>2026-03-11T16:58:01.340439420</dc:date><meta:creator-initials>AMH</meta:creator-initials><text:p text:style-name="Comment">Problème de lecture potentielle.<text:line-break/>il n’y a pas urbem mais une abréviation urb dans le ms. Et Ioppen a une barre de suspension sur -en</text:p><text:p text:style-name="Comment">Deluz édite urbis Ioppen.<text:line-break/>Je ne sais plus vraiment d’où je sors le urbem.</text:p></office:annotation><text:span text:style-name="T1509">urb</text:span><text:span text:style-name="amh_5f_dev_5f_abbr"><text:span text:style-name="T1509">em</text:span></text:span><text:span text:style-name="T1509"> Ioppen</text:span><office:annotation-end office:name="__Annotation__1382628_1613722294"/><text:span text:style-name="T1509"> de qua supra mensio facta existit.</text:span></text:p>
      <text:p text:style-name="P10"><text:span text:style-name="amh_5f_lettre_5f_rubriquee">D</text:span>e aliis s<text:span text:style-name="amh_5f_dev_5f_abbr">an</text:span>ctis locis in circuitu Ih<text:span text:style-name="amh_5f_dev_5f_abbr">e</text:span>r<text:span text:style-name="amh_5f_dev_5f_abbr">usa</text:span>l<text:span text:style-name="amh_5f_dev_5f_abbr">e</text:span>m et usq<text:span text:style-name="amh_5f_dev_5f_abbr">ue</text:span> Euffratem</text:p>
      <text:h text:style-name="amh_5f_premier_5f_paragraphe" text:outline-level="1"><text:span text:style-name="amh_5f_lettrine">C</text:span>iuitate s<text:span text:style-name="amh_5f_dev_5f_abbr">an</text:span>cta Ih<text:span text:style-name="amh_5f_dev_5f_abbr">e</text:span>ru<text:span text:style-name="amh_5f_dev_5f_abbr">sa</text:span>l<text:span text:style-name="amh_5f_dev_5f_abbr">e</text:span>m<text:span text:style-name="T1510"> ut potui diligent</text:span><text:span text:style-name="amh_5f_dev_5f_abbr"><text:span text:style-name="T1510">er</text:span></text:span><text:span text:style-name="T1510"> inscrutata, </text:span><text:span text:style-name="amh_5f_dev_5f_abbr"><text:span text:style-name="T1510">pro</text:span></text:span><text:span text:style-name="T1510">cessi u</text:span><text:span text:style-name="amh_5f_dev_5f_abbr"><text:span text:style-name="T1510">er</text:span></text:span><text:span text:style-name="T1510">sus occidente</text:span><text:span text:style-name="amh_5f_dev_5f_abbr"><text:span text:style-name="T1510">m</text:span></text:span><text:span text:style-name="T1510"> ad montaniam Iudee circa q</text:span><text:span text:style-name="amh_5f_dev_5f_abbr"><text:span text:style-name="T1510">u</text:span></text:span><text:span text:style-name="T1510">i</text:span><text:span text:style-name="amh_5f_dev_5f_abbr"><text:span text:style-name="T1510">nque</text:span></text:span><text:span text:style-name="T1510"> miliaria</text:span><text:span text:style-name="T1511"> ad locum</text:span><text:span text:style-name="T1512"> Elizabeth ad sex</text:span><text:span text:style-name="T1513"> </text:span><text:span text:style-name="T1512">menses grauide</text:span><text:span text:style-name="T1514"> de</text:span><text:span text:style-name="T1515"> p</text:span><text:span text:style-name="amh_5f_dev_5f_abbr"><text:span text:style-name="T1515">re</text:span></text:span><text:span text:style-name="T1515">cursore D</text:span><text:span text:style-name="amh_5f_dev_5f_abbr"><text:span text:style-name="T1515">omi</text:span></text:span><text:span text:style-name="T1515">ni</text:span><text:span text:style-name="T1516"> et</text:span><text:span text:style-name="T1517"> cuc</text:span><text:span text:style-name="amh_5f_dev_5f_abbr"><text:span text:style-name="T1517">u</text:span></text:span><text:span text:style-name="T1517">rrit co</text:span><text:span text:style-name="amh_5f_dev_5f_abbr"><text:span text:style-name="T1517">n</text:span></text:span><text:span text:style-name="T1517">gratulans salutatione</text:span><text:span text:style-name="amh_5f_dev_5f_abbr"><text:span text:style-name="T1517">m</text:span></text:span><text:span text:style-name="T1517"> D</text:span><text:span text:style-name="amh_5f_dev_5f_abbr"><text:span text:style-name="T1517">omi</text:span></text:span><text:span text:style-name="T1517">no</text:span><text:span text:style-name="T1518"> p</text:span><text:span text:style-name="amh_5f_dev_5f_abbr"><text:span text:style-name="T1518">er</text:span></text:span><text:span text:style-name="T1518">mitte</text:span><text:span text:style-name="amh_5f_dev_5f_abbr"><text:span text:style-name="T1518">n</text:span></text:span><text:span text:style-name="T1518">do</text:span><text:span text:style-name="T1519"> in qua p</text:span><text:span text:style-name="amh_5f_dev_5f_abbr"><text:span text:style-name="T1519">re</text:span></text:span><text:span text:style-name="T1519">cursor</text:span><text:span text:style-name="T1520"> Ioh</text:span><text:span text:style-name="amh_5f_dev_5f_abbr"><text:span text:style-name="T1520">ann</text:span></text:span><text:span text:style-name="T1520">es</text:span><text:span text:style-name="T1521"> diuinit</text:span><text:span text:style-name="amh_5f_dev_5f_abbr"><text:span text:style-name="T1521">us</text:span></text:span><text:span text:style-name="T1522"> excitat</text:span><text:span text:style-name="amh_5f_dev_5f_abbr"><text:span text:style-name="T1522">us</text:span></text:span><text:span text:style-name="T1523"> in materno</text:span><text:span text:style-name="T1524"> ex</text:span><text:span text:style-name="amh_5f_dev_5f_abbr"><text:span text:style-name="T1524">iste</text:span></text:span><text:span text:style-name="T1524">ns utero gesticulis</text:span><text:span text:style-name="T1525"> infantilib</text:span><text:span text:style-name="amh_5f_dev_5f_abbr"><text:span text:style-name="T1525">us</text:span></text:span><text:span text:style-name="T1526"> occultando uirginale</text:span><text:span text:style-name="amh_5f_dev_5f_abbr"><text:span text:style-name="T1526">m</text:span></text:span><text:span text:style-name="T1527"> co</text:span><text:span text:style-name="amh_5f_dev_5f_abbr"><text:span text:style-name="T1527">n</text:span></text:span><text:span text:style-name="T1527">ceptu</text:span><text:span text:style-name="amh_5f_dev_5f_abbr"><text:span text:style-name="T1527">m</text:span></text:span><text:span text:style-name="T1528"> Deiq</text:span><text:span text:style-name="amh_5f_dev_5f_abbr"><text:span text:style-name="T1528">ue</text:span></text:span><text:span text:style-name="T1528"> filiu</text:span><text:span text:style-name="amh_5f_dev_5f_abbr"><text:span text:style-name="T1528">m</text:span></text:span><text:span text:style-name="T1528"> nuntiauit.</text:span><text:span text:style-name="T1529"> </text:span><text:span text:style-name="T1530">Matre</text:span><text:span text:style-name="T1529">sq</text:span><text:span text:style-name="amh_5f_dev_5f_abbr"><text:span text:style-name="T1529">ue</text:span></text:span><text:span text:style-name="T1529"> utreq</text:span><text:span text:style-name="amh_5f_dev_5f_abbr"><text:span text:style-name="T1529">ue</text:span></text:span><text:span text:style-name="T1531"> hinc</text:span><text:span text:style-name="T1532"> inde</text:span><text:span text:style-name="T1533"> </text:span><text:span text:style-name="amh_5f_dev_5f_abbr"><text:span text:style-name="T1533">per</text:span></text:span><text:span text:style-name="T1533">gratule deuot</text:span><text:span text:style-name="amh_5f_dev_5f_abbr"><text:span text:style-name="T1533">i</text:span></text:span><text:span text:style-name="T1533">o</text:span><text:span text:style-name="amh_5f_dev_5f_abbr"><text:span text:style-name="T1533">n</text:span></text:span><text:span text:style-name="T1533">e hu</text:span><text:span text:style-name="amh_5f_dev_5f_abbr"><text:span text:style-name="T1533">m</text:span></text:span><text:span text:style-name="T1533">ili Dei p</text:span><text:span text:style-name="amh_5f_dev_5f_abbr"><text:span text:style-name="T1533">re</text:span></text:span><text:span text:style-name="T1533">conia</text:span><text:span text:style-name="T1534"> i</text:span><text:span text:style-name="amh_5f_dev_5f_abbr"><text:span text:style-name="T1534">n</text:span></text:span><text:span text:style-name="T1534">tuleru</text:span><text:span text:style-name="amh_5f_dev_5f_abbr"><text:span text:style-name="T1534">n</text:span></text:span><text:span text:style-name="T1534">t,</text:span><text:span text:style-name="T1535"> hec benedicens geni</text:span><text:span text:style-name="T1536">tri</text:span><text:span text:style-name="T1535">ce</text:span><text:span text:style-name="amh_5f_dev_5f_abbr"><text:span text:style-name="T1535">m</text:span></text:span><text:span text:style-name="T1535"> illa uero precelsa genitrix</text:span><text:span text:style-name="T1536"> urbis altissimi Dei magnificans saluatore</text:span><text:span text:style-name="amh_5f_dev_5f_abbr"><text:span text:style-name="T1537">m</text:span></text:span><text:span text:style-name="T1536">. In hoc est co</text:span><text:span text:style-name="amh_5f_dev_5f_abbr"><text:span text:style-name="T1536">m</text:span></text:span><text:span text:style-name="T1536">petens eccl</text:span><text:span text:style-name="amh_5f_dev_5f_abbr"><text:span text:style-name="T1536">esi</text:span></text:span><text:span text:style-name="T1536">a ubi su</text:span><text:span text:style-name="amh_5f_dev_5f_abbr"><text:span text:style-name="T1536">n</text:span></text:span><text:span text:style-name="T1536">t sepulcra parentes p</text:span><text:span text:style-name="amh_5f_dev_5f_abbr"><text:span text:style-name="T1536">re</text:span></text:span><text:span text:style-name="T1536">cursoris.</text:span> </text:h>
      <text:p text:style-name="P73"><text:span text:style-name="amh_5f_dev_5f_abbr">Pro</text:span>pe est loc<text:span text:style-name="amh_5f_dev_5f_abbr">us</text:span> ubi lignu<text:span text:style-name="amh_5f_dev_5f_abbr">m</text:span> uiuifice <text:span text:style-name="T1538">crucis creuisse d</text:span><text:span text:style-name="amh_5f_dev_5f_abbr"><text:span text:style-name="T1538">icitu</text:span></text:span><text:span text:style-name="T1538">r, </text:span><text:span text:style-name="T1539">p</text:span><text:span text:style-name="amh_5f_dev_5f_abbr"><text:span text:style-name="T1539">u</text:span></text:span><text:span text:style-name="T1539">lcra </text:span><text:span text:style-name="T1540">eccl</text:span><text:span text:style-name="amh_5f_dev_5f_abbr"><text:span text:style-name="T1540">esi</text:span></text:span><text:span text:style-name="T1540">a est ibi et co</text:span><text:span text:style-name="amh_5f_dev_5f_abbr"><text:span text:style-name="T1540">m</text:span></text:span><text:span text:style-name="T1540">petens claustru</text:span><text:span text:style-name="amh_5f_dev_5f_abbr"><text:span text:style-name="T1540">m</text:span></text:span><text:span text:style-name="T1541">q</text:span><text:span text:style-name="amh_5f_dev_5f_abbr"><text:span text:style-name="T1541">ue</text:span></text:span><text:span text:style-name="T1541">, ubi </text:span><text:span text:style-name="T1542">religiosi, Gorgiani no</text:span><text:span text:style-name="amh_5f_dev_5f_abbr"><text:span text:style-name="T1542">m</text:span></text:span><text:span text:style-name="T1542">i</text:span><text:span text:style-name="amh_5f_dev_5f_abbr"><text:span text:style-name="T1542">n</text:span></text:span><text:span text:style-name="T1542">e, q</text:span><text:span text:style-name="amh_5f_dev_5f_abbr"><text:span text:style-name="T1542">u</text:span></text:span><text:span text:style-name="T1542">ia scismatici su</text:span><text:span text:style-name="amh_5f_dev_5f_abbr"><text:span text:style-name="T1542">n</text:span></text:span><text:span text:style-name="T1543">t co</text:span><text:span text:style-name="amh_5f_dev_5f_abbr"><text:span text:style-name="T1543">m</text:span></text:span><text:span text:style-name="T1543">morant</text:span><text:span text:style-name="amh_5f_dev_5f_abbr"><text:span text:style-name="T1543">u</text:span></text:span><text:span text:style-name="T1543">r. </text:span><text:span text:style-name="T1544">De hoc loco redii non multu</text:span><text:span text:style-name="amh_5f_dev_5f_abbr"><text:span text:style-name="T1544">m</text:span></text:span><text:span text:style-name="T1544"> longe de Ih</text:span><text:span text:style-name="amh_5f_dev_5f_abbr"><text:span text:style-name="T1544">e</text:span></text:span><text:span text:style-name="T1544">r</text:span><text:span text:style-name="amh_5f_dev_5f_abbr"><text:span text:style-name="T1544">usa</text:span></text:span><text:span text:style-name="T1544">l</text:span><text:span text:style-name="amh_5f_dev_5f_abbr"><text:span text:style-name="T1544">e</text:span></text:span><text:span text:style-name="T1544">m </text:span><text:span text:style-name="T1545">ad sep</text:span><text:span text:style-name="amh_5f_dev_5f_abbr"><text:span text:style-name="T1545">u</text:span></text:span><text:span text:style-name="T1545">lcra pluriu</text:span><text:span text:style-name="amh_5f_dev_5f_abbr"><text:span text:style-name="T1545">m</text:span></text:span><text:span text:style-name="T1545"> </text:span><text:span text:style-name="amh_5f_dev_5f_abbr"><text:span text:style-name="T1546">pro</text:span></text:span><text:span text:style-name="T1546">ph</text:span><text:span text:style-name="amh_5f_dev_5f_abbr"><text:span text:style-name="T1546">et</text:span></text:span><text:span text:style-name="T1546">aru</text:span><text:span text:style-name="amh_5f_dev_5f_abbr"><text:span text:style-name="T1546">m</text:span></text:span><text:span text:style-name="T1546"> me quoda</text:span><text:span text:style-name="amh_5f_dev_5f_abbr"><text:span text:style-name="T1546">m</text:span></text:span><text:span text:style-name="T1546"> teutonico uiro </text:span><text:span text:style-name="T1547">litterato </text:span><text:span text:style-name="T1548">co</text:span><text:span text:style-name="amh_5f_dev_5f_abbr"><text:span text:style-name="T1548">n</text:span></text:span><text:span text:style-name="T1548">ducente, </text:span><text:span text:style-name="T1549">q</text:span><text:span text:style-name="amh_5f_dev_5f_abbr"><text:span text:style-name="T1549">ue</text:span></text:span><text:span text:style-name="T1549"> sepulcra tu</text:span><text:span text:style-name="amh_5f_dev_5f_abbr"><text:span text:style-name="T1549">n</text:span></text:span><text:span text:style-name="T1549">c </text:span><text:span text:style-name="T1550">I</text:span><text:span text:style-name="T1549">udei </text:span><text:span text:style-name="amh_5f_dev_5f_abbr"><text:span text:style-name="T1549">con</text:span></text:span><text:span text:style-name="T1549">s</text:span><text:span text:style-name="T1550">u</text:span><text:span text:style-name="T1549">eueru</text:span><text:span text:style-name="amh_5f_dev_5f_abbr"><text:span text:style-name="T1549">n</text:span></text:span><text:span text:style-name="T1549">t </text:span><text:span text:style-name="T1551">uisitare </text:span><text:span text:style-name="T1552">co</text:span><text:span text:style-name="amh_5f_dev_5f_abbr"><text:span text:style-name="T1552">mmun</text:span></text:span><text:span text:style-name="T1552">iter.</text:span></text:p>
      <text:p text:style-name="P74">Et <text:span text:style-name="amh_5f_dev_5f_abbr">pro</text:span>cedens redii Iude tra<text:span text:style-name="amh_5f_dev_5f_abbr">n</text:span>siens s<text:span text:style-name="amh_5f_dev_5f_abbr">an</text:span>ctam ciuitate<text:span text:style-name="amh_5f_dev_5f_abbr">m</text:span>, <text:span text:style-name="T1553">exiensq</text:span><text:span text:style-name="amh_5f_dev_5f_abbr"><text:span text:style-name="T1553">ue</text:span></text:span><text:span text:style-name="T1553"> </text:span><text:span text:style-name="T1554">de porta ei</text:span><text:span text:style-name="amh_5f_dev_5f_abbr"><text:span text:style-name="T1554">us</text:span></text:span><text:span text:style-name="T1554"> boreali supra uallem </text:span><text:span text:style-name="T1555">ei</text:span><text:span text:style-name="amh_5f_dev_5f_abbr">us</text:span><text:span text:style-name="T1555"> Iosaphat </text:span><text:span text:style-name="T1556">ueni ad locu</text:span><text:span text:style-name="amh_5f_dev_5f_abbr"><text:span text:style-name="T1556">m</text:span></text:span><text:span text:style-name="T1556"> ubi beatissim</text:span><text:span text:style-name="amh_5f_dev_5f_abbr"><text:span text:style-name="T1556">us</text:span></text:span><text:span text:style-name="T1556"> </text:span><text:span text:style-name="T1556"><office:annotation office:name="__Annotation__271980_4130201833" loext:resolved="false"><dc:creator>Alexandre Moret Houplon</dc:creator><dc:date>2026-03-13T18:11:01.855748077</dc:date><meta:creator-initials>AMH</meta:creator-initials><text:p text:style-name="Comment">Le ms donne prothomartyr, je corrige en enlevant le h</text:p></office:annotation></text:span><text:span text:style-name="amh_5f_dev_5f_abbr"><text:span text:style-name="T1556">pro</text:span></text:span><text:span text:style-name="T1556">tomartir</text:span><office:annotation-end office:name="__Annotation__271980_4130201833"/><text:span text:style-name="T1556"> Stephan</text:span><text:span text:style-name="amh_5f_dev_5f_abbr"><text:span text:style-name="T1556">us</text:span></text:span><text:span text:style-name="T1556"> </text:span><text:span text:style-name="amh_5f_dev_5f_abbr"><text:span text:style-name="T1556">Christu</text:span></text:span><text:span text:style-name="T1556">m cu</text:span><text:span text:style-name="amh_5f_dev_5f_abbr"><text:span text:style-name="T1556">m</text:span></text:span><text:span text:style-name="T1556"> a dextris Dei e</text:span><text:span text:style-name="amh_5f_dev_5f_abbr"><text:span text:style-name="T1556">ss</text:span></text:span><text:span text:style-name="T1556">et aspexit et lapidatorib</text:span><text:span text:style-name="amh_5f_dev_5f_abbr"><text:span text:style-name="T1556">us</text:span></text:span><text:span text:style-name="T1556"> </text:span><text:span text:style-name="T1557">oppressus </text:span><text:span text:style-name="T1558">sp</text:span><text:span text:style-name="amh_5f_dev_5f_abbr"><text:span text:style-name="T1558">iritu</text:span></text:span><text:span text:style-name="T1558">m Deo emisit. </text:span><text:span text:style-name="T1559">Inde desce</text:span><text:span text:style-name="amh_5f_dev_5f_abbr"><text:span text:style-name="T1559">n</text:span></text:span><text:span text:style-name="T1559">di </text:span><text:span text:style-name="amh_5f_foliotation"><text:span text:style-name="T1559">[f. 240r]</text:span></text:span><text:span text:style-name="T1559"> </text:span><text:span text:style-name="T1560">ad ualle</text:span><text:span text:style-name="amh_5f_dev_5f_abbr"><text:span text:style-name="T1560">m</text:span></text:span><text:span text:style-name="T1560"> </text:span><text:span text:style-name="T1561">sa</text:span><text:span text:style-name="amh_5f_dev_5f_abbr"><text:span text:style-name="T1561">n</text:span></text:span><text:span text:style-name="T1561">ctissima</text:span><text:span text:style-name="amh_5f_dev_5f_abbr"><text:span text:style-name="T1561">m</text:span></text:span><text:span text:style-name="T1561"> Iosaphat supra qua</text:span><text:span text:style-name="amh_5f_dev_5f_abbr"><text:span text:style-name="T1561">m</text:span></text:span><text:span text:style-name="T1561"> situata est </text:span><text:span text:style-name="T1562">ciuitas s</text:span><text:span text:style-name="amh_5f_dev_5f_abbr"><text:span text:style-name="T1562">an</text:span></text:span><text:span text:style-name="T1562">ct</text:span><text:span text:style-name="T1563">a </text:span><text:span text:style-name="T1564">sine medio, </text:span><text:span text:style-name="T1565">i</text:span><text:span text:style-name="amh_5f_dev_5f_abbr"><text:span text:style-name="T1565">n</text:span></text:span><text:span text:style-name="T1565"> qua </text:span><text:span text:style-name="T1565"><office:annotation office:name="__Annotation__331658_4130201833" loext:resolved="false"><dc:creator>Alexandre Moret Houplon</dc:creator><dc:date>2026-03-13T18:15:54.385637637</dc:date><meta:creator-initials>AMH</meta:creator-initials><text:p text:style-name="Comment">Revoir la lecture</text:p></office:annotation></text:span><text:span text:style-name="T1565">torrens</text:span><office:annotation-end office:name="__Annotation__331658_4130201833"/><text:span text:style-name="T1565"> Cedron </text:span><text:span text:style-name="T1566">q</text:span><text:span text:style-name="amh_5f_dev_5f_abbr"><text:span text:style-name="T1566">u</text:span></text:span><text:span text:style-name="T1566">o</text:span><text:span text:style-name="amh_5f_dev_5f_abbr"><text:span text:style-name="T1566">n</text:span></text:span><text:span text:style-name="T1566">dam </text:span><text:span text:style-name="T1567">fluxit </text:span><text:span text:style-name="T1568">suis t</text:span><text:span text:style-name="amh_5f_dev_5f_abbr"><text:span text:style-name="T1568">em</text:span></text:span><text:span text:style-name="T1568">p</text:span><text:span text:style-name="amh_5f_dev_5f_abbr"><text:span text:style-name="T1568">or</text:span></text:span><text:span text:style-name="T1568">ibus </text:span><text:span text:style-name="T1569">ex aq</text:span><text:span text:style-name="amh_5f_dev_5f_abbr"><text:span text:style-name="T1569">u</text:span></text:span><text:span text:style-name="T1569">is </text:span><text:span text:style-name="T1570">pluuialib</text:span><text:span text:style-name="amh_5f_dev_5f_abbr"><text:span text:style-name="T1570">us</text:span></text:span><text:span text:style-name="T1570"> </text:span><text:span text:style-name="T1571">coadcrescens. </text:span><text:span text:style-name="T1572">Iuxta qua</text:span><text:span text:style-name="amh_5f_dev_5f_abbr"><text:span text:style-name="T1572">m</text:span></text:span><text:span text:style-name="T1572"> in pede montis Oliueti </text:span><text:span text:style-name="T1573">est ort</text:span><text:span text:style-name="amh_5f_dev_5f_abbr"><text:span text:style-name="T1573">us</text:span></text:span><text:span text:style-name="T1573"> que</text:span><text:span text:style-name="amh_5f_dev_5f_abbr"><text:span text:style-name="T1573">m</text:span></text:span><text:span text:style-name="T1573"> </text:span><text:span text:style-name="T1574">Dei filius </text:span><text:span text:style-name="T1575">intrare </text:span><text:span text:style-name="T1576">co</text:span><text:span text:style-name="amh_5f_dev_5f_abbr"><text:span text:style-name="T1576">n</text:span></text:span><text:span text:style-name="T1576">sue</text:span><text:span text:style-name="T1577">t</text:span><text:span text:style-name="amh_5f_dev_5f_abbr"><text:span text:style-name="T1577">us</text:span></text:span><text:span text:style-name="T1577"> erat </text:span><text:span text:style-name="T1578">et i</text:span><text:span text:style-name="amh_5f_dev_5f_abbr"><text:span text:style-name="T1578">n</text:span></text:span><text:span text:style-name="T1578">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amh_5f_dev_5f_abbr"><text:span text:style-name="T1578">pro</text:span></text:span><text:span text:style-name="T1578">ditore</text:span><office:annotation-end office:name="__Annotation__16691_1536795900"/><text:span text:style-name="T1578"> </text:span><text:span text:style-name="T1579">tradit</text:span><text:span text:style-name="amh_5f_dev_5f_abbr"><text:span text:style-name="T1579">us</text:span></text:span><text:span text:style-name="T1579"> est, osculatu</text:span><text:span text:style-name="T1580">r</text:span><text:span text:style-name="T1579">, </text:span><text:span text:style-name="T1581">capitur, </text:span><text:span text:style-name="T1582">ligatur, </text:span><text:span text:style-name="T1583">auris scindit</text:span><text:span text:style-name="amh_5f_dev_5f_abbr"><text:span text:style-name="T1583">u</text:span></text:span><text:span text:style-name="T1583">r et sanat</text:span><text:span text:style-name="amh_5f_dev_5f_abbr"><text:span text:style-name="T1583">u</text:span></text:span><text:span text:style-name="T1583">r </text:span><text:span text:style-name="T1584">ta</text:span><text:span text:style-name="amh_5f_dev_5f_abbr"><text:span text:style-name="T1584">m</text:span></text:span><text:span text:style-name="T1584">q</text:span><text:span text:style-name="amh_5f_dev_5f_abbr"><text:span text:style-name="T1584">u</text:span></text:span><text:span text:style-name="T1584">a</text:span><text:span text:style-name="amh_5f_dev_5f_abbr"><text:span text:style-name="T1584">m</text:span></text:span><text:span text:style-name="T1584">,</text:span><text:span text:style-name="T1585"> ouis </text:span><text:span text:style-name="T1586">ad uictima</text:span><text:span text:style-name="amh_5f_dev_5f_abbr"><text:span text:style-name="T1586">m</text:span></text:span><text:span text:style-name="T1586"> i</text:span><text:span text:style-name="amh_5f_dev_5f_abbr"><text:span text:style-name="T1586">n</text:span></text:span><text:span text:style-name="T1586">nocens ducit</text:span><text:span text:style-name="amh_5f_dev_5f_abbr"><text:span text:style-name="T1586">u</text:span></text:span><text:span text:style-name="T1586">r, discipuliq</text:span><text:span text:style-name="amh_5f_dev_5f_abbr"><text:span text:style-name="T1586">ue</text:span></text:span><text:span text:style-name="T1586"> electi fugiunt, beneficioru</text:span><text:span text:style-name="amh_5f_dev_5f_abbr"><text:span text:style-name="T1586">m</text:span></text:span><text:span text:style-name="T1586"> Dei i</text:span><text:span text:style-name="amh_5f_dev_5f_abbr"><text:span text:style-name="T1586">m</text:span></text:span><text:span text:style-name="T1586">memores, illu</text:span><text:span text:style-name="amh_5f_dev_5f_abbr"><text:span text:style-name="T1586">m</text:span></text:span><text:span text:style-name="T1586">q</text:span><text:span text:style-name="amh_5f_dev_5f_abbr"><text:span text:style-name="T1586">ue</text:span></text:span><text:span text:style-name="T1586"> relinquu</text:span><text:span text:style-name="amh_5f_dev_5f_abbr"><text:span text:style-name="T1586">n</text:span></text:span><text:span text:style-name="T1586">t, </text:span><text:span text:style-name="T1587">q</text:span><text:span text:style-name="amh_5f_dev_5f_abbr"><text:span text:style-name="T1587">u</text:span></text:span><text:span text:style-name="T1587">i si ip</text:span><text:span text:style-name="amh_5f_dev_5f_abbr"><text:span text:style-name="T1587">s</text:span></text:span><text:span text:style-name="T1587">os </text:span><text:span text:style-name="T1588">mu</text:span><text:span text:style-name="amh_5f_dev_5f_abbr"><text:span text:style-name="T1588">n</text:span></text:span><text:span text:style-name="T1588">du</text:span><text:span text:style-name="amh_5f_dev_5f_abbr"><text:span text:style-name="T1588">m</text:span></text:span><text:span text:style-name="T1588">q</text:span><text:span text:style-name="amh_5f_dev_5f_abbr"><text:span text:style-name="T1588">ue</text:span></text:span><text:span text:style-name="T1588"> relinqueret, </text:span><text:span text:style-name="T1589">pariter in nichilu</text:span><text:span text:style-name="amh_5f_dev_5f_abbr"><text:span text:style-name="T1589">m</text:span></text:span><text:span text:style-name="T1589"> </text:span><text:span text:style-name="T1590">decide</text:span><text:span text:style-name="amh_5f_dev_5f_abbr"><text:span text:style-name="T1590">re</text:span></text:span><text:span text:style-name="T1590">nt nec in esse possent </text:span><text:span text:style-name="amh_5f_dev_5f_abbr"><text:span text:style-name="T1591">per</text:span></text:span><text:span text:style-name="T1591">siste</text:span><text:span text:style-name="amh_5f_dev_5f_abbr"><text:span text:style-name="T1591">re</text:span></text:span><text:span text:style-name="T1591"> ad monumentu</text:span><text:span text:style-name="amh_5f_dev_5f_abbr"><text:span text:style-name="T1591">m</text:span></text:span><text:span text:style-name="T1591">. In hui</text:span><text:span text:style-name="amh_5f_dev_5f_abbr"><text:span text:style-name="T1591">us</text:span></text:span><text:span text:style-name="T1591"> uallis p</text:span><text:span text:style-name="amh_5f_dev_5f_abbr"><text:span text:style-name="T1591">r</text:span></text:span><text:span text:style-name="T1591">incipis a sinistris est eccl</text:span><text:span text:style-name="amh_5f_dev_5f_abbr"><text:span text:style-name="T1591">esi</text:span></text:span><text:span text:style-name="T1591">a beatissime Virginis, </text:span><text:span text:style-name="T1592">in qua</text:span><text:span text:style-name="amh_5f_dev_5f_abbr"><text:span text:style-name="T1592">m</text:span></text:span><text:span text:style-name="T1592"> desce</text:span><text:span text:style-name="amh_5f_dev_5f_abbr"><text:span text:style-name="T1592">n</text:span></text:span><text:span text:style-name="T1592">ditur </text:span><text:span text:style-name="amh_5f_dev_5f_abbr"><text:span text:style-name="T1592">per</text:span></text:span><text:span text:style-name="T1592"> plures gradus lapideos, </text:span><text:span text:style-name="T1593">q</text:span><text:span text:style-name="amh_5f_dev_5f_abbr"><text:span text:style-name="T1593">u</text:span></text:span><text:span text:style-name="T1593">ia pro maiori parte sub t</text:span><text:span text:style-name="amh_5f_dev_5f_abbr"><text:span text:style-name="T1593">er</text:span></text:span><text:span text:style-name="T1593">ra </text:span><text:span text:style-name="T1594">est, q</text:span><text:span text:style-name="amh_5f_dev_5f_abbr"><text:span text:style-name="T1594">uo</text:span></text:span><text:span text:style-name="T1594">d credo ex ciuitatis Ih</text:span><text:span text:style-name="amh_5f_dev_5f_abbr"><text:span text:style-name="T1594">e</text:span></text:span><text:span text:style-name="T1594">r</text:span><text:span text:style-name="amh_5f_dev_5f_abbr"><text:span text:style-name="T1594">usa</text:span></text:span><text:span text:style-name="T1594">l</text:span><text:span text:style-name="amh_5f_dev_5f_abbr"><text:span text:style-name="T1594">e</text:span></text:span><text:span text:style-name="T1594">m ruinis </text:span><text:span text:style-name="T1595">valle</text:span><text:span text:style-name="amh_5f_dev_5f_abbr"><text:span text:style-name="T1595">m</text:span></text:span><text:span text:style-name="T1595"> replentib</text:span><text:span text:style-name="amh_5f_dev_5f_abbr"><text:span text:style-name="T1595">us</text:span></text:span><text:span text:style-name="T1595"> </text:span><text:span text:style-name="T1596">accidisse. Hec eccl</text:span><text:span text:style-name="amh_5f_dev_5f_abbr"><text:span text:style-name="T1596">esi</text:span></text:span><text:span text:style-name="T1596">a non est p</text:span><text:span text:style-name="amh_5f_dev_5f_abbr"><text:span text:style-name="T1596">u</text:span></text:span><text:span text:style-name="T1596">lcra s</text:span><text:span text:style-name="amh_5f_dev_5f_abbr"><text:span text:style-name="T1596">ed</text:span></text:span><text:span text:style-name="T1596"> deuota, in cui</text:span><text:span text:style-name="amh_5f_dev_5f_abbr"><text:span text:style-name="T1596">us</text:span></text:span><text:span text:style-name="T1596"> medio in paruo tugurio sep</text:span><text:span text:style-name="amh_5f_dev_5f_abbr"><text:span text:style-name="T1596">u</text:span></text:span><text:span text:style-name="T1596">lcru</text:span><text:span text:style-name="amh_5f_dev_5f_abbr"><text:span text:style-name="T1596">m</text:span></text:span><text:span text:style-name="T1596"> matris </text:span><text:span text:style-name="T1597">De</text:span><text:span text:style-name="T1598">i o</text:span><text:span text:style-name="amh_5f_dev_5f_abbr"><text:span text:style-name="T1598">ste</text:span></text:span><text:span text:style-name="T1598">nditur, </text:span><text:span text:style-name="T1599">in quo scilicet </text:span><text:span text:style-name="T1600">ab apostolis </text:span><text:span text:style-name="T1601">asseritur </text:span><text:span text:style-name="T1602">tumulata. </text:span><text:span text:style-name="T1603">Supra sepulcrum </text:span><text:span text:style-name="T1604">illud feci celebrae p</text:span><text:span text:style-name="amh_5f_dev_5f_abbr"><text:span text:style-name="T1604">u</text:span></text:span><text:span text:style-name="T1604">lcr</text:span><text:span text:style-name="T1605">a</text:span><text:span text:style-name="amh_5f_dev_5f_abbr"><text:span text:style-name="T1604">m</text:span></text:span><text:span text:style-name="T1604"> missa</text:span><text:span text:style-name="amh_5f_dev_5f_abbr"><text:span text:style-name="T1604">m</text:span></text:span><text:span text:style-name="T1604"> de Assu</text:span><text:span text:style-name="amh_5f_dev_5f_abbr"><text:span text:style-name="T1604">m</text:span></text:span><text:span text:style-name="T1604">pt</text:span><text:span text:style-name="amh_5f_dev_5f_abbr"><text:span text:style-name="T1604">i</text:span></text:span><text:span text:style-name="T1604">o</text:span><text:span text:style-name="amh_5f_dev_5f_abbr"><text:span text:style-name="T1604">n</text:span></text:span><text:span text:style-name="T1604">e hui</text:span><text:span text:style-name="amh_5f_dev_5f_abbr"><text:span text:style-name="T1604">us</text:span></text:span><text:span text:style-name="T1604"> </text:span><text:span text:style-name="T1606">beate Virginis. </text:span><text:span text:style-name="T1607">Hic loc</text:span><text:span text:style-name="amh_5f_dev_5f_abbr"><text:span text:style-name="T1607">us</text:span></text:span><text:span text:style-name="T1607"> </text:span><text:span text:style-name="T1608">eni</text:span><text:span text:style-name="amh_5f_dev_5f_abbr"><text:span text:style-name="T1608">m</text:span></text:span><text:span text:style-name="T1608"> </text:span><text:span text:style-name="T1609">deuotissim</text:span><text:span text:style-name="amh_5f_dev_5f_abbr"><text:span text:style-name="T1609">us</text:span></text:span><text:span text:style-name="T1609"> de </text:span><text:span text:style-name="T1610">iure </text:span><text:span text:style-name="T1611">a</text:span><text:span text:style-name="amh_5f_dev_5f_abbr"><text:span text:style-name="T1611">n</text:span></text:span><text:span text:style-name="T1611">i</text:span><text:span text:style-name="amh_5f_dev_5f_abbr"><text:span text:style-name="T1611">m</text:span></text:span><text:span text:style-name="T1611">is</text:span><text:span text:style-name="T1610"> fideliu</text:span><text:span text:style-name="amh_5f_dev_5f_abbr"><text:span text:style-name="T1610">m</text:span></text:span><text:span text:style-name="T1610"> </text:span><text:span text:style-name="T1612">attolitur, ubi templu</text:span><text:span text:style-name="amh_5f_dev_5f_abbr"><text:span text:style-name="T1612">m</text:span></text:span><text:span text:style-name="T1612"> Dei, sacrariu</text:span><text:span text:style-name="amh_5f_dev_5f_abbr"><text:span text:style-name="T1612">m</text:span></text:span><text:span text:style-name="T1612"> </text:span><text:span text:style-name="T1613">sp</text:span><text:span text:style-name="amh_5f_dev_5f_abbr"><text:span text:style-name="T1613">iritu</text:span></text:span><text:span text:style-name="T1613">s Sancti </text:span><text:span text:style-name="T1614">monsq</text:span><text:span text:style-name="amh_5f_dev_5f_abbr"><text:span text:style-name="T1614">ue</text:span></text:span><text:span text:style-name="T1614"> </text:span><text:span text:style-name="T1615">solle</text:span><text:span text:style-name="amh_5f_dev_5f_abbr"><text:span text:style-name="T1615">m</text:span></text:span><text:span text:style-name="T1615">pnissim</text:span><text:span text:style-name="amh_5f_dev_5f_abbr"><text:span text:style-name="T1615">us</text:span></text:span><text:span text:style-name="T1615"> </text:span><text:span text:style-name="T1616">de quo excisus lapis angularis sine manib</text:span><text:span text:style-name="amh_5f_dev_5f_abbr"><text:span text:style-name="T1616">us</text:span></text:span><text:span text:style-name="T1616"> </text:span><text:span text:style-name="T1617">reponit</text:span><text:span text:style-name="amh_5f_dev_5f_abbr"><text:span text:style-name="T1617">u</text:span></text:span><text:span text:style-name="T1617">r </text:span><text:span text:style-name="T1618">q</text:span><text:span text:style-name="amh_5f_dev_5f_abbr"><text:span text:style-name="T1618">u</text:span></text:span><text:span text:style-name="T1618">a</text:span><text:span text:style-name="amh_5f_dev_5f_abbr"><text:span text:style-name="T1618">m</text:span></text:span><text:span text:style-name="T1618">uis </text:span><text:span text:style-name="T1619">t</text:span><text:span text:style-name="amh_5f_dev_5f_abbr"><text:span text:style-name="T1619">ame</text:span></text:span><text:span text:style-name="T1619">n pauco t</text:span><text:span text:style-name="amh_5f_dev_5f_abbr"><text:span text:style-name="T1619">em</text:span></text:span><text:span text:style-name="T1619">p</text:span><text:span text:style-name="amh_5f_dev_5f_abbr"><text:span text:style-name="T1619">or</text:span></text:span><text:span text:style-name="T1619">e </text:span><text:span text:style-name="T1620">co</text:span><text:span text:style-name="amh_5f_dev_5f_abbr"><text:span text:style-name="T1620">n</text:span></text:span><text:span text:style-name="T1620">tinetur. </text:span><text:span text:style-name="T1621">Non diu enim </text:span><text:span text:style-name="T1622">corpus </text:span><text:span text:style-name="T1623">sanctissime </text:span><text:span text:style-name="T1611">Virginis ibidem dimissum est, sed statim </text:span><text:span text:style-name="T1624">anima </text:span><text:span text:style-name="T1625">reassumpta, </text:span><text:span text:style-name="T1626">resurrectionis et immortalitatis </text:span><text:span text:style-name="T1627">dotibus, </text:span><text:span text:style-name="T1628">eternis</text:span><text:span text:style-name="T1629">q</text:span><text:span text:style-name="amh_5f_dev_5f_abbr"><text:span text:style-name="T1629">ue</text:span></text:span><text:span text:style-name="T1629"> preconiis gloriatur. </text:span><text:span text:style-name="amh_5f_dev_5f_abbr"><text:span text:style-name="T1629">Pro</text:span></text:span><text:span text:style-name="T1629">pe </text:span><text:span text:style-name="T1630">hanc eccl</text:span><text:span text:style-name="amh_5f_dev_5f_abbr"><text:span text:style-name="T1630">esi</text:span></text:span><text:span text:style-name="T1630">am </text:span><text:span text:style-name="T1631">sub rupe loc</text:span><text:span text:style-name="amh_5f_dev_5f_abbr"><text:span text:style-name="T1631">us</text:span></text:span><text:span text:style-name="T1631"> est, </text:span><text:span text:style-name="T1632">ubi </text:span><text:span text:style-name="T1633">Dei </text:span><text:span text:style-name="T1634">F</text:span><text:span text:style-name="T1633">ilius </text:span><text:span text:style-name="amh_5f_dev_5f_abbr"><text:span text:style-name="T1634">pro</text:span></text:span><text:span text:style-name="T1634">strat</text:span><text:span text:style-name="amh_5f_dev_5f_abbr"><text:span text:style-name="T1634">us</text:span></text:span><text:span text:style-name="T1634"> in terra</text:span><text:span text:style-name="amh_5f_dev_5f_abbr"><text:span text:style-name="T1634">m</text:span></text:span><text:span text:style-name="T1634"> or</text:span><text:span text:style-name="amh_5f_dev_5f_abbr"><text:span text:style-name="T1634">ati</text:span></text:span><text:span text:style-name="T1634">o</text:span><text:span text:style-name="amh_5f_dev_5f_abbr"><text:span text:style-name="T1634">n</text:span></text:span><text:span text:style-name="T1634">e</text:span><text:span text:style-name="amh_5f_dev_5f_abbr"><text:span text:style-name="T1634">m</text:span></text:span><text:span text:style-name="T1634"> ad Deu</text:span><text:span text:style-name="amh_5f_dev_5f_abbr"><text:span text:style-name="T1634">m</text:span></text:span><text:span text:style-name="T1634"> </text:span><text:span text:style-name="T1635">Patre</text:span><text:span text:style-name="amh_5f_dev_5f_abbr"><text:span text:style-name="T1635">m</text:span></text:span><text:span text:style-name="T1635"> </text:span><text:span text:style-name="T1636">fudit admirabil</text:span><text:span text:style-name="T1637">e</text:span><text:span text:style-name="amh_5f_dev_5f_abbr"><text:span text:style-name="T1637">m</text:span></text:span><text:span text:style-name="T1637"> </text:span><text:span text:style-name="T1638">in terra</text:span><text:span text:style-name="amh_5f_dev_5f_abbr"><text:span text:style-name="T1638">m</text:span></text:span><text:span text:style-name="T1638"> sudore sanguineo </text:span><text:span text:style-name="T1639">decurrente, acerbitatem </text:span><text:span text:style-name="T1640">mortis huma</text:span><text:span text:style-name="T1641">n</text:span><text:span text:style-name="T1640">a </text:span><text:soft-page-break/><text:span text:style-name="T1640">co</text:span><text:span text:style-name="amh_5f_dev_5f_abbr"><text:span text:style-name="T1640">n</text:span></text:span><text:span text:style-name="T1640">dit</text:span><text:span text:style-name="amh_5f_dev_5f_abbr"><text:span text:style-name="T1640">i</text:span></text:span><text:span text:style-name="T1640">o</text:span><text:span text:style-name="amh_5f_dev_5f_abbr"><text:span text:style-name="T1640">n</text:span></text:span><text:span text:style-name="T1640">e testante qua</text:span><text:span text:style-name="amh_5f_dev_5f_abbr"><text:span text:style-name="T1640">m</text:span></text:span><text:span text:style-name="T1640"> etia</text:span><text:span text:style-name="amh_5f_dev_5f_abbr"><text:span text:style-name="T1640">m</text:span></text:span><text:span text:style-name="T1640"> </text:span><text:span text:style-name="T1642">Dei Verbo </text:span><text:span text:style-name="T1643">unita</text:span><text:span text:style-name="amh_5f_dev_5f_abbr"><text:span text:style-name="T1643">m</text:span></text:span><text:span text:style-name="T1643"> prenou</text:span><text:span text:style-name="amh_5f_dev_5f_abbr"><text:span text:style-name="T1643">er</text:span></text:span><text:span text:style-name="T1643">at </text:span><text:span text:style-name="T1644">na</text:span><text:span text:style-name="amh_5f_dev_5f_abbr"><text:span text:style-name="T1644">tur</text:span></text:span><text:span text:style-name="T1644">al</text:span><text:span text:style-name="amh_5f_dev_5f_abbr"><text:span text:style-name="T1644">ite</text:span></text:span><text:span text:style-name="T1644">r </text:span><text:span text:style-name="T1645">abhorre</text:span><text:span text:style-name="amh_5f_dev_5f_abbr"><text:span text:style-name="T1645">n</text:span></text:span><text:span text:style-name="T1645">te, </text:span><text:span text:style-name="T1646">in quo se docuit </text:span><text:span text:style-name="T1647">natura</text:span><text:span text:style-name="amh_5f_dev_5f_abbr"><text:span text:style-name="T1647">m</text:span></text:span><text:span text:style-name="T1647"> n</text:span><text:span text:style-name="amh_5f_dev_5f_abbr"><text:span text:style-name="T1647">ost</text:span></text:span><text:span text:style-name="T1647">ram uera</text:span><text:span text:style-name="amh_5f_dev_5f_abbr"><text:span text:style-name="T1647">m</text:span></text:span><text:span text:style-name="T1647">, </text:span><text:span text:style-name="T1648">sine culpa t</text:span><text:span text:style-name="amh_5f_dev_5f_abbr"><text:span text:style-name="T1648">ame</text:span></text:span><text:span text:style-name="T1648">n, </text:span><text:span text:style-name="T1649">hu</text:span><text:span text:style-name="amh_5f_dev_5f_abbr"><text:span text:style-name="T1649">m</text:span></text:span><text:span text:style-name="T1649">ane passioni subdita</text:span><text:span text:style-name="amh_5f_dev_5f_abbr"><text:span text:style-name="T1649">m</text:span></text:span><text:span text:style-name="T1649"> in o</text:span><text:span text:style-name="amh_5f_dev_5f_abbr"><text:span text:style-name="T1649">mn</text:span></text:span><text:span text:style-name="T1649">ibus assu</text:span><text:span text:style-name="amh_5f_dev_5f_abbr"><text:span text:style-name="T1649">m</text:span></text:span><text:span text:style-name="T1649">psisse.</text:span></text:p>
      <text:p text:style-name="P75">Hac etia<text:span text:style-name="amh_5f_dev_5f_abbr">m</text:span> ualle in pede montis su<text:span text:style-name="amh_5f_dev_5f_abbr">per</text:span> qua<text:span text:style-name="amh_5f_dev_5f_abbr">m</text:span> sa<text:span text:style-name="amh_5f_dev_5f_abbr">n</text:span>cta ciuitas <text:span text:style-name="amh_5f_dev_5f_abbr">con</text:span>stituta est <office:annotation office:name="__Annotation__462916_4130201833" loext:resolved="false"><dc:creator>Alexandre Moret Houplon</dc:creator><dc:date>2026-03-13T18:32:31.086429737</dc:date><meta:creator-initials>AMH</meta:creator-initials><text:p text:style-name="Comment">Li donne super terra, ce qui est fautif</text:p><text:p text:style-name="Comment">Sub terra dans Deluz</text:p></office:annotation><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650">b</text:span><office:annotation-end office:name="__Annotation__27865_1536795900"/> terra<office:annotation-end office:name="__Annotation__462916_4130201833"/> q<text:span text:style-name="amh_5f_dev_5f_abbr">u</text:span>o<text:span text:style-name="amh_5f_dev_5f_abbr">d</text:span>da<text:span text:style-name="amh_5f_dev_5f_abbr">m</text:span>modo notatoria <text:span text:style-name="T1651">fons iacet Siloe </text:span><text:span text:style-name="amh_5f_dev_5f_abbr"><text:span text:style-name="T1651">Christ</text:span></text:span><text:span text:style-name="T1651">i Euua</text:span><text:span text:style-name="amh_5f_dev_5f_abbr"><text:span text:style-name="T1651">nge</text:span></text:span><text:span text:style-name="T1651">lis </text:span><text:span text:style-name="T1652">non ignotus. Ex opposito aut</text:span><text:span text:style-name="amh_5f_dev_5f_abbr"><text:span text:style-name="T1652">em</text:span></text:span><text:span text:style-name="T1652"> ei</text:span><text:span text:style-name="amh_5f_dev_5f_abbr"><text:span text:style-name="T1652">us</text:span></text:span><text:span text:style-name="T1652"> </text:span><text:span text:style-name="T1653">est statua q</text:span><text:span text:style-name="amh_5f_dev_5f_abbr"><text:span text:style-name="T1653">ue</text:span></text:span><text:span text:style-name="T1653">dam lapidea bone </text:span><text:span text:style-name="T1654">magnitudi</text:span><text:span text:style-name="amh_5f_dev_5f_abbr"><text:span text:style-name="T1654">ni</text:span></text:span><text:span text:style-name="T1654">s </text:span><text:span text:style-name="T1655">et artificiosa </text:span><text:span text:style-name="T1656">cernitur </text:span><text:span text:style-name="T1657">qua</text:span><text:span text:style-name="amh_5f_dev_5f_abbr"><text:span text:style-name="T1657">m</text:span></text:span><text:span text:style-name="T1657">, ut d</text:span><text:span text:style-name="amh_5f_dev_5f_abbr"><text:span text:style-name="T1657">icitu</text:span></text:span><text:span text:style-name="T1657">r, Absalon ad me</text:span><text:span text:style-name="amh_5f_dev_5f_abbr"><text:span text:style-name="T1657">m</text:span></text:span><text:span text:style-name="T1657">oriam </text:span><text:span text:style-name="T1658">sui fieri iussit </text:span><text:span text:style-name="T1659">et i</text:span><text:span text:style-name="amh_5f_dev_5f_abbr"><text:span text:style-name="T1659">n</text:span></text:span><text:span text:style-name="T1659"> libro Regu</text:span><text:span text:style-name="amh_5f_dev_5f_abbr"><text:span text:style-name="T1659">m</text:span></text:span><text:span text:style-name="T1659"> </text:span><text:span text:style-name="T1660">magn</text:span><text:span text:style-name="amh_5f_dev_5f_abbr"><text:span text:style-name="T1660">us</text:span></text:span><text:span text:style-name="T1660"> </text:span><text:span text:style-name="T1661">Absalon uocatur. </text:span><text:span text:style-name="T1662">Supra ualle</text:span><text:span text:style-name="amh_5f_dev_5f_abbr"><text:span text:style-name="T1662">m</text:span></text:span><text:span text:style-name="T1662"> </text:span><text:span text:style-name="T1663">Iosaphat </text:span><text:span text:style-name="T1664">ad meridiem </text:span><text:span text:style-name="T1665">est ager ille </text:span><text:span text:style-name="T1666">figuli </text:span><text:span text:style-name="T1667">Aceldemach in sepultura</text:span><text:span text:style-name="amh_5f_dev_5f_abbr"><text:span text:style-name="T1667">m</text:span></text:span><text:span text:style-name="T1667"> </text:span><text:span text:style-name="amh_5f_dev_5f_abbr"><text:span text:style-name="T1667">per</text:span></text:span><text:span text:style-name="T1667">eg</text:span><text:span text:style-name="amh_5f_dev_5f_abbr"><text:span text:style-name="T1667">r</text:span></text:span><text:span text:style-name="T1667">inoru</text:span><text:span text:style-name="amh_5f_dev_5f_abbr"><text:span text:style-name="T1667">m</text:span></text:span><text:span text:style-name="T1667"> </text:span><text:span text:style-name="T1668">p</text:span><text:span text:style-name="amh_5f_dev_5f_abbr"><text:span text:style-name="T1668">re</text:span></text:span><text:span text:style-name="T1668">tio </text:span><text:span text:style-name="amh_5f_dev_5f_abbr"><text:span text:style-name="T1669">Christ</text:span></text:span><text:span text:style-name="T1669">i sa</text:span><text:span text:style-name="amh_5f_dev_5f_abbr"><text:span text:style-name="T1669">n</text:span></text:span><text:span text:style-name="T1669">gui</text:span><text:span text:style-name="amh_5f_dev_5f_abbr"><text:span text:style-name="T1669">ni</text:span></text:span><text:span text:style-name="T1669">s co</text:span><text:span text:style-name="amh_5f_dev_5f_abbr"><text:span text:style-name="T1669">m</text:span></text:span><text:span text:style-name="T1669">parat</text:span><text:span text:style-name="amh_5f_dev_5f_abbr"><text:span text:style-name="T1669">us</text:span></text:span><text:span text:style-name="T1669">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670">multociens</text:span><office:annotation-end office:name="__Annotation__30866_1536795900"/><text:span text:style-name="T1670"> corpora sanctoru</text:span><text:span text:style-name="amh_5f_dev_5f_abbr"><text:span text:style-name="T1670">m</text:span></text:span><text:span text:style-name="T1670"> </text:span><text:span text:style-name="T1671">req</text:span><text:span text:style-name="amh_5f_dev_5f_abbr"><text:span text:style-name="T1671">ui</text:span></text:span><text:span text:style-name="T1671">escunt </text:span><text:span text:style-name="T1672">ubi sub petris </text:span><text:span text:style-name="T1673">a</text:span><text:span text:style-name="amh_5f_dev_5f_abbr"><text:span text:style-name="T1673">ut</text:span></text:span><text:span text:style-name="T1674"> in petris excisa su</text:span><text:span text:style-name="amh_5f_dev_5f_abbr"><text:span text:style-name="T1674">n</text:span></text:span><text:span text:style-name="T1674">t </text:span><text:span text:style-name="T1675">m</text:span><text:span text:style-name="amh_5f_dev_5f_abbr"><text:span text:style-name="T1675">u</text:span></text:span><text:span text:style-name="T1675">lta </text:span><text:span text:style-name="amh_5f_dev_5f_abbr"><text:span text:style-name="T1675">christ</text:span></text:span><text:span text:style-name="T1675">ianoru</text:span><text:span text:style-name="amh_5f_dev_5f_abbr"><text:span text:style-name="T1675">m</text:span></text:span><text:span text:style-name="T1675"> </text:span><text:span text:style-name="T1676">tarbernacula et oratoria gratiosa.</text:span></text:p>
      <text:p text:style-name="P76">In hac sancta ualle <text:span text:style-name="T1677">Iosaphat </text:span><text:span text:style-name="amh_5f_dev_5f_abbr"><text:span text:style-name="T1677">Christu</text:span></text:span><text:span text:style-name="T1677">s ad iudiciu</text:span><text:span text:style-name="amh_5f_dev_5f_abbr"><text:span text:style-name="T1677">m</text:span></text:span><text:span text:style-name="T1677"> uentur</text:span><text:span text:style-name="amh_5f_dev_5f_abbr"><text:span text:style-name="T1677">us</text:span></text:span><text:span text:style-name="T1677"> cr</text:span><text:span text:style-name="T1678">e</text:span><text:span text:style-name="T1677">ditur post finale</text:span><text:span text:style-name="amh_5f_dev_5f_abbr"><text:span text:style-name="T1677">m</text:span></text:span><text:span text:style-name="T1677"> resurrectione</text:span><text:span text:style-name="amh_5f_dev_5f_abbr"><text:span text:style-name="T1677">m</text:span></text:span><text:span text:style-name="T1677"> corporu</text:span><text:span text:style-name="amh_5f_dev_5f_abbr"><text:span text:style-name="T1677">m</text:span></text:span><text:span text:style-name="T1677"> autoritate iudiciari</text:span><text:span text:style-name="T1679">a</text:span><text:span text:style-name="T1677"> unicuiq</text:span><text:span text:style-name="amh_5f_dev_5f_abbr"><text:span text:style-name="T1677">ue</text:span></text:span><text:span text:style-name="T1677"> s</text:span><text:span text:style-name="amh_5f_dev_5f_abbr"><text:span text:style-name="T1677">ecundu</text:span></text:span><text:span text:style-name="T1677">m </text:span><text:span text:style-name="T1680">opera </text:span><text:span text:style-name="T1681">q</text:span><text:span text:style-name="amh_5f_dev_5f_abbr"><text:span text:style-name="T1681">ue</text:span></text:span><text:span text:style-name="T1681"> </text:span><text:span text:style-name="T1682">egerit </text:span><text:span text:style-name="T1683">mer</text:span><text:span text:style-name="T1684">cedem </text:span><text:span text:style-name="amh_5f_dev_5f_abbr"><text:span text:style-name="T1685">pro</text:span></text:span><text:span text:style-name="T1685">pria</text:span><text:span text:style-name="amh_5f_dev_5f_abbr"><text:span text:style-name="T1685">m</text:span></text:span><text:span text:style-name="T1685"> </text:span><text:span text:style-name="T1686">redditur</text:span><text:span text:style-name="amh_5f_dev_5f_abbr"><text:span text:style-name="T1686">us</text:span></text:span><text:span text:style-name="T1686">. In </text:span><text:span text:style-name="T1687">ip</text:span><text:span text:style-name="amh_5f_dev_5f_abbr"><text:span text:style-name="T1687">s</text:span></text:span><text:span text:style-name="T1687">a </text:span><text:span text:style-name="T1688">etia</text:span><text:span text:style-name="amh_5f_dev_5f_abbr"><text:span text:style-name="T1688">m</text:span></text:span><text:span text:style-name="T1688"> ualle </text:span><text:span text:style-name="T1689">locus o</text:span><text:span text:style-name="amh_5f_dev_5f_abbr"><text:span text:style-name="T1689">ste</text:span></text:span><text:span text:style-name="T1689">nditur </text:span><text:span text:style-name="T1690">quo Petrus </text:span><text:span text:style-name="T1691">acre et uere penitens amare fleuit q</text:span><text:span text:style-name="amh_5f_dev_5f_abbr"><text:span text:style-name="T1691">u</text:span></text:span><text:span text:style-name="T1691">ia ter se saluatore</text:span><text:span text:style-name="amh_5f_dev_5f_abbr"><text:span text:style-name="T1691">m</text:span></text:span><text:span text:style-name="T1691"> </text:span><text:span text:style-name="T1692">recognouit abnegasse. Et ibi prope </text:span><text:span text:style-name="T1693">locus est ubi miserrim</text:span><text:span text:style-name="amh_5f_dev_5f_abbr"><text:span text:style-name="T1693">us</text:span></text:span><text:span text:style-name="T1693"> ille traditor impenitens penitendo </text:span><text:span text:style-name="T1694">m</text:span><text:span text:style-name="amh_5f_dev_5f_abbr"><text:span text:style-name="T1694">iser</text:span></text:span><text:span text:style-name="T1694">i</text:span><text:span text:style-name="amh_5f_dev_5f_abbr"><text:span text:style-name="T1694">cordi</text:span></text:span><text:span text:style-name="T1694">e i</text:span><text:span text:style-name="amh_5f_dev_5f_abbr"><text:span text:style-name="T1694">n</text:span></text:span><text:span text:style-name="T1694">finite </text:span><text:span text:style-name="T1695">tamq</text:span><text:span text:style-name="amh_5f_dev_5f_abbr"><text:span text:style-name="T1695">u</text:span></text:span><text:span text:style-name="T1695">a</text:span><text:span text:style-name="amh_5f_dev_5f_abbr"><text:span text:style-name="T1695">m</text:span></text:span><text:span text:style-name="T1695"> alter Chaym horribili </text:span><text:span text:style-name="T1696">desperat</text:span><text:span text:style-name="amh_5f_dev_5f_abbr"><text:span text:style-name="T1696">i</text:span></text:span><text:span text:style-name="T1696">o</text:span><text:span text:style-name="amh_5f_dev_5f_abbr"><text:span text:style-name="T1696">n</text:span></text:span><text:span text:style-name="T1696">e </text:span><text:span text:style-name="T1697">obstruxit </text:span><text:span text:style-name="T1698">hostiu</text:span><text:span text:style-name="amh_5f_dev_5f_abbr"><text:span text:style-name="T1698">m</text:span></text:span><text:span text:style-name="T1698"> </text:span><text:span text:style-name="T1699">spirit</text:span><text:span text:style-name="amh_5f_dev_5f_abbr"><text:span text:style-name="T1699">us</text:span></text:span><text:span text:style-name="T1699"> laqueo se suspe</text:span><text:span text:style-name="amh_5f_dev_5f_abbr"><text:span text:style-name="T1699">n</text:span></text:span><text:span text:style-name="T1699">dens et seipsu</text:span><text:span text:style-name="amh_5f_dev_5f_abbr"><text:span text:style-name="T1699">m</text:span></text:span><text:span text:style-name="T1699"> </text:span><text:span text:style-name="T1700">simul uita corporis </text:span><text:span text:style-name="T1701">et a</text:span><text:span text:style-name="amh_5f_dev_5f_abbr"><text:span text:style-name="T1701">n</text:span></text:span><text:span text:style-name="T1701">i</text:span><text:span text:style-name="amh_5f_dev_5f_abbr"><text:span text:style-name="T1701">m</text:span></text:span><text:span text:style-name="T1701">e nequit</text:span><text:span text:style-name="amh_5f_dev_5f_abbr"><text:span text:style-name="T1702">e</text:span></text:span><text:span text:style-name="amh_5f_dev_5f_abbr"><text:span text:style-name="T1701">r</text:span></text:span><text:span text:style-name="T1701"> </text:span><text:span text:style-name="T1703">spoliauit.</text:span></text:p>
      <text:p text:style-name="P77">Hiis <text:span text:style-name="amh_5f_dev_5f_abbr"><text:span text:style-name="T1704">pro</text:span></text:span><text:span text:style-name="T1704">spectis ascendi in monte</text:span><text:span text:style-name="amh_5f_dev_5f_abbr"><text:span text:style-name="T1704">m</text:span></text:span><text:span text:style-name="T1704"> sa</text:span><text:span text:style-name="amh_5f_dev_5f_abbr"><text:span text:style-name="T1704">n</text:span></text:span><text:span text:style-name="T1704">ctu</text:span><text:span text:style-name="amh_5f_dev_5f_abbr"><text:span text:style-name="T1704">m</text:span></text:span><text:span text:style-name="T1704"> Oliueti, </text:span><text:span text:style-name="T1705">a re scilicet nomen h</text:span><text:span text:style-name="amh_5f_dev_5f_abbr"><text:span text:style-name="T1705">abe</text:span></text:span><text:span text:style-name="T1705">ns, q</text:span><text:span text:style-name="amh_5f_dev_5f_abbr"><text:span text:style-name="T1705">uod</text:span></text:span><text:span text:style-name="T1705"> i</text:span><text:span text:style-name="amh_5f_dev_5f_abbr"><text:span text:style-name="T1705">n</text:span></text:span><text:span text:style-name="T1705"> eo </text:span><text:span text:style-name="T1706">et circa eu</text:span><text:span text:style-name="amh_5f_dev_5f_abbr"><text:span text:style-name="T1706">m</text:span></text:span><text:span text:style-name="T1706"> oliue plures </text:span><text:span text:style-name="T1707">uident</text:span><text:span text:style-name="amh_5f_dev_5f_abbr"><text:span text:style-name="T1707">u</text:span></text:span><text:span text:style-name="T1707">r, </text:span><text:span text:style-name="T1708">inter ipsu</text:span><text:span text:style-name="amh_5f_dev_5f_abbr"><text:span text:style-name="T1708">m</text:span></text:span><text:span text:style-name="T1708"> monte</text:span><text:span text:style-name="amh_5f_dev_5f_abbr"><text:span text:style-name="T1708">m</text:span></text:span><text:span text:style-name="T1708"> oliueti et ciuitate</text:span><text:span text:style-name="amh_5f_dev_5f_abbr"><text:span text:style-name="T1708">m</text:span></text:span><text:span text:style-name="T1708"> sancta</text:span><text:span text:style-name="amh_5f_dev_5f_abbr"><text:span text:style-name="T1708">m</text:span></text:span><text:span text:style-name="T1708"> solu</text:span><text:span text:style-name="amh_5f_dev_5f_abbr"><text:span text:style-name="T1708">m</text:span></text:span><text:span text:style-name="T1708"> int</text:span><text:span text:style-name="amh_5f_dev_5f_abbr"><text:span text:style-name="T1708">er</text:span></text:span><text:span text:style-name="T1708">est </text:span><text:span text:style-name="T1709">uallis </text:span><text:span text:style-name="T1710">Iosaphat, </text:span><text:span text:style-name="amh_5f_dev_5f_abbr"><text:span text:style-name="T1710">et</text:span></text:span><text:span text:style-name="T1710"> q</text:span><text:span text:style-name="amh_5f_dev_5f_abbr"><text:span text:style-name="T1710">ui</text:span></text:span><text:span text:style-name="T1710">a </text:span><text:span text:style-name="T1711">mons ille altior </text:span><text:span text:style-name="T1712">est q</text:span><text:span text:style-name="amh_5f_dev_5f_abbr"><text:span text:style-name="T1712">u</text:span></text:span><text:span text:style-name="T1712">a</text:span><text:span text:style-name="amh_5f_dev_5f_abbr"><text:span text:style-name="T1712">m</text:span></text:span><text:span text:style-name="T1712"> sancta ciuitas et mons Sion et uallis q</text:span><text:span text:style-name="amh_5f_dev_5f_abbr"><text:span text:style-name="T1712">ue</text:span></text:span><text:span text:style-name="T1712"> mediat non est multu</text:span><text:span text:style-name="amh_5f_dev_5f_abbr"><text:span text:style-name="T1712">m</text:span></text:span><text:span text:style-name="T1712"> lata de ip</text:span><text:span text:style-name="amh_5f_dev_5f_abbr"><text:span text:style-name="T1712">s</text:span></text:span><text:span text:style-name="T1712">o monte ciuitas int</text:span><text:span text:style-name="amh_5f_dev_5f_abbr"><text:span text:style-name="T1712">r</text:span></text:span><text:span text:style-name="T1712">insecus </text:span><text:span text:style-name="T1713">in magna parte potest </text:span><text:span text:style-name="amh_5f_dev_5f_abbr"><text:span text:style-name="T1714">pro</text:span></text:span><text:span text:style-name="T1714">spici, te</text:span><text:span text:style-name="amh_5f_dev_5f_abbr"><text:span text:style-name="T1714">m</text:span></text:span><text:span text:style-name="T1714">plu</text:span><text:span text:style-name="amh_5f_dev_5f_abbr"><text:span text:style-name="T1714">m</text:span></text:span><text:span text:style-name="T1714">q</text:span><text:span text:style-name="amh_5f_dev_5f_abbr"><text:span text:style-name="T1714">ue</text:span></text:span><text:span text:style-name="T1714"> </text:span><text:span text:style-name="amh_5f_dev_5f_abbr"><text:span text:style-name="T1715">et</text:span></text:span><text:span text:style-name="T1715"> atriu</text:span><text:span text:style-name="amh_5f_dev_5f_abbr"><text:span text:style-name="T1715">m</text:span></text:span><text:span text:style-name="T1715"> </text:span><text:span text:style-name="T1716">q</text:span><text:span text:style-name="amh_5f_dev_5f_abbr"><text:span text:style-name="T1716">ui</text:span></text:span><text:span text:style-name="T1716">dlibet potest </text:span><text:span text:style-name="T1717">de ip</text:span><text:span text:style-name="amh_5f_dev_5f_abbr"><text:span text:style-name="T1717">s</text:span></text:span><text:span text:style-name="T1717">o uideri. </text:span><text:span text:style-name="T1718">Mons iste </text:span><text:span text:style-name="amh_5f_dev_5f_abbr"><text:span text:style-name="T1718">pro</text:span></text:span><text:span text:style-name="T1718">fecto </text:span><text:span text:style-name="T1719">p</text:span><text:span text:style-name="amh_5f_dev_5f_abbr"><text:span text:style-name="T1719">u</text:span></text:span><text:span text:style-name="T1719">lcerrim</text:span><text:span text:style-name="amh_5f_dev_5f_abbr"><text:span text:style-name="T1719">us</text:span></text:span><text:span text:style-name="T1719"> </text:span><text:span text:style-name="T1720">et p</text:span><text:span text:style-name="amh_5f_dev_5f_abbr"><text:span text:style-name="T1720">re</text:span></text:span><text:span text:style-name="T1720">clarus ad oriente</text:span><text:span text:style-name="amh_5f_dev_5f_abbr"><text:span text:style-name="T1720">m</text:span></text:span><text:span text:style-name="T1720"> </text:span><text:span text:style-name="T1721">ex opposito ciuitatis et templi est p</text:span><text:span text:style-name="amh_5f_dev_5f_abbr"><text:span text:style-name="T1721">u</text:span></text:span><text:span text:style-name="T1721">lcerrime situat</text:span><text:span text:style-name="amh_5f_dev_5f_abbr"><text:span text:style-name="T1721">us</text:span></text:span><text:span text:style-name="T1721"> et in eo D</text:span><text:span text:style-name="amh_5f_dev_5f_abbr"><text:span text:style-name="T1721">omi</text:span></text:span><text:span text:style-name="T1721">n</text:span><text:span text:style-name="amh_5f_dev_5f_abbr"><text:span text:style-name="T1721">u</text:span></text:span><text:span text:style-name="T1721">s celos ascendit, </text:span><text:span text:style-name="T1722">discipulos </text:span><text:span text:style-name="T1723">ad euua</text:span><text:span text:style-name="amh_5f_dev_5f_abbr"><text:span text:style-name="T1723">n</text:span></text:span><text:span text:style-name="T1723">gelizandu</text:span><text:span text:style-name="amh_5f_dev_5f_abbr"><text:span text:style-name="T1723">m</text:span></text:span><text:span text:style-name="T1723"> </text:span><text:span text:style-name="T1724">mittens baptizandi forma</text:span><text:span text:style-name="amh_5f_dev_5f_abbr"><text:span text:style-name="T1724">m</text:span></text:span><text:span text:style-name="T1724"> tribuit </text:span><text:span text:style-name="T1725">crede</text:span><text:span text:style-name="amh_5f_dev_5f_abbr"><text:span text:style-name="T1725">n</text:span></text:span><text:span text:style-name="T1725">tib</text:span><text:span text:style-name="amh_5f_dev_5f_abbr"><text:span text:style-name="T1725">us</text:span></text:span><text:span text:style-name="T1725"> in eu</text:span><text:span text:style-name="amh_5f_dev_5f_abbr"><text:span text:style-name="T1725">m</text:span></text:span><text:span text:style-name="T1725"> et</text:span><text:span text:style-name="amh_5f_dev_5f_abbr"><text:span text:style-name="T1725">er</text:span></text:span><text:span text:style-name="T1725">ne </text:span><text:span text:style-name="T1726">uite </text:span><text:span text:style-name="T1727">re</text:span><text:span text:style-name="amh_5f_dev_5f_abbr"><text:span text:style-name="T1727">pro</text:span></text:span><text:span text:style-name="T1727">missione</text:span><text:span text:style-name="amh_5f_dev_5f_abbr"><text:span text:style-name="T1727">m</text:span></text:span><text:span text:style-name="T1727"> adduxit, </text:span><text:span text:style-name="T1728">suis final</text:span><text:span text:style-name="amh_5f_dev_5f_abbr"><text:span text:style-name="T1728">ite</text:span></text:span><text:span text:style-name="T1728">r benedixit, </text:span><text:span text:style-name="amh_5f_dev_5f_abbr"><text:span text:style-name="T1728">et</text:span></text:span><text:span text:style-name="T1728"> uisione </text:span><text:span text:style-name="amh_5f_foliotation"><text:span text:style-name="T1729">[f. 240v]</text:span></text:span><text:span text:style-name="T1729"> angelica co</text:span><text:span text:style-name="amh_5f_dev_5f_abbr"><text:span text:style-name="T1729">n</text:span></text:span><text:span text:style-name="T1729">formauit, ac de secu</text:span><text:span text:style-name="amh_5f_dev_5f_abbr"><text:span text:style-name="T1729">n</text:span></text:span><text:span text:style-name="T1729">do ei</text:span><text:span text:style-name="amh_5f_dev_5f_abbr"><text:span text:style-name="T1729">us</text:span></text:span><text:span text:style-name="T1729"> </text:span><text:span text:style-name="T1730">adue</text:span><text:span text:style-name="amh_5f_dev_5f_abbr"><text:span text:style-name="T1730">n</text:span></text:span><text:span text:style-name="T1730">tu iudiciario scilicet certo</text:span><text:span text:style-name="T1731">s</text:span><text:span text:style-name="T1730"> effecit. </text:span><text:span text:style-name="T1732">Hunc etia</text:span><text:span text:style-name="amh_5f_dev_5f_abbr"><text:span text:style-name="T1732">m</text:span></text:span><text:span text:style-name="T1732"> monte</text:span><text:span text:style-name="amh_5f_dev_5f_abbr"><text:span text:style-name="T1732">m</text:span></text:span><text:span text:style-name="T1732"> an</text:span><text:span text:style-name="amh_5f_dev_5f_abbr"><text:span text:style-name="T1732">te</text:span></text:span><text:span text:style-name="T1732"> hec t</text:span><text:span text:style-name="amh_5f_dev_5f_abbr"><text:span text:style-name="T1732">em</text:span></text:span><text:span text:style-name="T1732">p</text:span><text:span text:style-name="amh_5f_dev_5f_abbr"><text:span text:style-name="T1732">or</text:span></text:span><text:span text:style-name="T1732">a </text:span><text:span text:style-name="T1733">freq</text:span><text:span text:style-name="amh_5f_dev_5f_abbr"><text:span text:style-name="T1733">ue</text:span></text:span><text:span text:style-name="T1733">ntius cu</text:span><text:span text:style-name="amh_5f_dev_5f_abbr"><text:span text:style-name="T1733">m</text:span></text:span><text:span text:style-name="T1733"> discip</text:span><text:span text:style-name="amh_5f_dev_5f_abbr"><text:span text:style-name="T1733">u</text:span></text:span><text:span text:style-name="T1733">lis uisitauit. In p</text:span><text:span text:style-name="amh_5f_dev_5f_abbr"><text:span text:style-name="T1733">re</text:span></text:span><text:span text:style-name="T1733">dicto monte uestigia q</text:span><text:span text:style-name="amh_5f_dev_5f_abbr"><text:span text:style-name="T1733">ue</text:span></text:span><text:span text:style-name="T1733">dam apparent in petra, q</text:span><text:span text:style-name="amh_5f_dev_5f_abbr"><text:span text:style-name="T1733">ue</text:span></text:span><text:span text:style-name="T1733"> su</text:span><text:span text:style-name="amh_5f_dev_5f_abbr"><text:span text:style-name="T1733">n</text:span></text:span><text:span text:style-name="T1733">t ut d</text:span><text:span text:style-name="amh_5f_dev_5f_abbr"><text:span text:style-name="T1733">icitu</text:span></text:span><text:span text:style-name="T1733">r </text:span><text:span text:style-name="T1734">D</text:span><text:span text:style-name="amh_5f_dev_5f_abbr"><text:span text:style-name="T1734">omi</text:span></text:span><text:span text:style-name="T1734">ni </text:span><text:span text:style-name="T1735">ascenden</text:span><text:span text:style-name="T1734">t</text:span><text:span text:style-name="T1735">is, i</text:span><text:span text:style-name="amh_5f_dev_5f_abbr"><text:span text:style-name="T1735">n</text:span></text:span><text:span text:style-name="T1735"> quo loco fuit </text:span><text:span text:style-name="T1736">p</text:span><text:span text:style-name="amh_5f_dev_5f_abbr"><text:span text:style-name="T1736">ul</text:span></text:span><text:span text:style-name="T1736">cra eccl</text:span><text:span text:style-name="amh_5f_dev_5f_abbr"><text:span text:style-name="T1736">esi</text:span></text:span><text:span text:style-name="T1736">a q</text:span><text:span text:style-name="amh_5f_dev_5f_abbr"><text:span text:style-name="T1736">ue</text:span></text:span><text:span text:style-name="T1736"> heu nu</text:span><text:span text:style-name="amh_5f_dev_5f_abbr"><text:span text:style-name="T1736">n</text:span></text:span><text:span text:style-name="T1736">c desolata est.</text:span></text:p>
      <text:p text:style-name="P78">Prope <text:span text:style-name="T1737">uero est Bethsage un</text:span><text:span text:style-name="amh_5f_dev_5f_abbr"><text:span text:style-name="T1737">de</text:span></text:span><text:span text:style-name="T1737"> D</text:span><text:span text:style-name="amh_5f_dev_5f_abbr"><text:span text:style-name="T1737">omi</text:span></text:span><text:span text:style-name="T1737">n</text:span><text:span text:style-name="amh_5f_dev_5f_abbr"><text:span text:style-name="T1737">u</text:span></text:span><text:span text:style-name="T1737">s </text:span><text:span text:style-name="T1738">discip</text:span><text:span text:style-name="amh_5f_dev_5f_abbr"><text:span text:style-name="T1738">u</text:span></text:span><text:span text:style-name="T1738">los in ciuitate</text:span><text:span text:style-name="amh_5f_dev_5f_abbr"><text:span text:style-name="T1738">m</text:span></text:span><text:span text:style-name="T1738"> misit ut asina</text:span><text:span text:style-name="amh_5f_dev_5f_abbr"><text:span text:style-name="T1738">m</text:span></text:span><text:span text:style-name="T1738"> </text:span><text:span text:style-name="T1739">et pullu</text:span><text:span text:style-name="amh_5f_dev_5f_abbr"><text:span text:style-name="T1739">m</text:span></text:span><text:span text:style-name="T1739"> adduc</text:span><text:span text:style-name="amh_5f_dev_5f_abbr"><text:span text:style-name="T1739">er</text:span></text:span><text:span text:style-name="T1739">ent, quib</text:span><text:span text:style-name="amh_5f_dev_5f_abbr"><text:span text:style-name="T1739">us</text:span></text:span><text:span text:style-name="T1739"> i</text:span><text:span text:style-name="amh_5f_dev_5f_abbr"><text:span text:style-name="T1739">n</text:span></text:span><text:span text:style-name="T1739">sidens, magnifice </text:span><text:span text:style-name="T1740">receptus </text:span><text:span text:style-name="T1741">a p</text:span><text:span text:style-name="amh_5f_dev_5f_abbr"><text:span text:style-name="T1741">o</text:span></text:span><text:span text:style-name="T1741">p</text:span><text:span text:style-name="amh_5f_dev_5f_abbr"><text:span text:style-name="T1741">u</text:span></text:span><text:span text:style-name="T1741">lo </text:span><text:span text:style-name="T1742">euua</text:span><text:span text:style-name="amh_5f_dev_5f_abbr"><text:span text:style-name="T1742">n</text:span></text:span><text:span text:style-name="T1742">gelica testatur </text:span><text:span text:style-name="T1743">historia. </text:span><text:span text:style-name="T1744">Est post hec ueni in Bethania</text:span><text:span text:style-name="amh_5f_dev_5f_abbr"><text:span text:style-name="T1744">m</text:span></text:span><text:span text:style-name="T1744"> in decliuo </text:span><text:span text:style-name="T1745">montis </text:span><text:span text:style-name="T1746">oliueti u</text:span><text:span text:style-name="amh_5f_dev_5f_abbr"><text:span text:style-name="T1746">er</text:span></text:span><text:span text:style-name="T1746">sus oriente</text:span><text:span text:style-name="amh_5f_dev_5f_abbr"><text:span text:style-name="T1746">m</text:span></text:span><text:span text:style-name="T1746"> </text:span><text:span text:style-name="T1747">sita</text:span><text:span text:style-name="amh_5f_dev_5f_abbr"><text:span text:style-name="T1747">m</text:span></text:span><text:span text:style-name="T1747"> </text:span><text:span text:style-name="T1748">domu</text:span><text:span text:style-name="amh_5f_dev_5f_abbr"><text:span text:style-name="T1748">m</text:span></text:span><text:span text:style-name="T1748"> </text:span><text:span text:style-name="T1749">Marthe et Lazar</text:span><text:span text:style-name="T1750">i fratris ei</text:span><text:span text:style-name="amh_5f_dev_5f_abbr"><text:span text:style-name="T1750">us</text:span></text:span><text:span text:style-name="T1750">. </text:span><text:span text:style-name="T1751">Hec fuit singulare </text:span><text:span text:style-name="T1752">hospiciu</text:span><text:span text:style-name="amh_5f_dev_5f_abbr"><text:span text:style-name="T1752">m</text:span></text:span><text:span text:style-name="T1752"> </text:span><text:span text:style-name="T1753">D</text:span><text:span text:style-name="amh_5f_dev_5f_abbr"><text:span text:style-name="T1753">omi</text:span></text:span><text:span text:style-name="T1753">ni uisitatu</text:span><text:span text:style-name="amh_5f_dev_5f_abbr"><text:span text:style-name="T1753">m</text:span></text:span><text:span text:style-name="T1753">, ubi </text:span><text:span text:style-name="amh_5f_dev_5f_abbr"><text:span text:style-name="T1754">Christ</text:span></text:span><text:span text:style-name="T1754">o felix Martha felicit</text:span><text:span text:style-name="amh_5f_dev_5f_abbr"><text:span text:style-name="T1754">er</text:span></text:span><text:span text:style-name="T1754"> </text:span><text:span text:style-name="T1755">ministraui</text:span><text:span text:style-name="T1756">t, Maria t</text:span><text:span text:style-name="amh_5f_dev_5f_abbr"><text:span text:style-name="T1756">ame</text:span></text:span><text:span text:style-name="T1756">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756">Magdalena</text:span><office:annotation-end office:name="__Annotation__20230_2839827758"/><text:span text:style-name="T1756"> pedes D</text:span><text:span text:style-name="amh_5f_dev_5f_abbr"><text:span text:style-name="T1756">omi</text:span></text:span><text:span text:style-name="T1756">ni non relinquens </text:span><text:span text:style-name="T1757">diuinitatis mist</text:span><text:span text:style-name="amh_5f_dev_5f_abbr"><text:span text:style-name="T1757">er</text:span></text:span><text:span text:style-name="T1757">ia dulcius hauriebat. </text:span><text:span text:style-name="T1758">Hic dulcis D</text:span><text:span text:style-name="amh_5f_dev_5f_abbr"><text:span text:style-name="T1758">omi</text:span></text:span><text:span text:style-name="T1758">n</text:span><text:span text:style-name="amh_5f_dev_5f_abbr"><text:span text:style-name="T1758">u</text:span></text:span><text:span text:style-name="T1758">s pietatis fons lac</text:span><text:span text:style-name="amh_5f_dev_5f_abbr"><text:span text:style-name="T1758">r</text:span></text:span><text:span text:style-name="T1758">imaru</text:span><text:span text:style-name="amh_5f_dev_5f_abbr"><text:span text:style-name="T1758">m</text:span></text:span><text:span text:style-name="T1758"> </text:span><text:span text:style-name="T1759">et m</text:span><text:span text:style-name="amh_5f_dev_5f_abbr"><text:span text:style-name="T1759">iser</text:span></text:span><text:span text:style-name="T1759">i</text:span><text:span text:style-name="amh_5f_dev_5f_abbr"><text:span text:style-name="T1759">cordi</text:span></text:span><text:span text:style-name="T1759">e riuulu</text:span><text:span text:style-name="amh_5f_dev_5f_abbr"><text:span text:style-name="T1759">m</text:span></text:span><text:span text:style-name="T1759">, </text:span><text:span text:style-name="T1760">n</text:span><text:span text:style-name="amh_5f_dev_5f_abbr"><text:span text:style-name="T1760">e</text:span></text:span><text:span text:style-name="T1760">c</text:span><text:span text:style-name="amh_5f_dev_5f_abbr"><text:span text:style-name="T1760">ess</text:span></text:span><text:span text:style-name="T1760">itatis t</text:span><text:span text:style-name="amh_5f_dev_5f_abbr"><text:span text:style-name="T1760">em</text:span></text:span><text:span text:style-name="T1760">p</text:span><text:span text:style-name="amh_5f_dev_5f_abbr"><text:span text:style-name="T1760">or</text:span></text:span><text:span text:style-name="T1760">e </text:span><text:span text:style-name="T1761">non </text:span><text:soft-page-break/><text:span text:style-name="T1761">obstruens, </text:span><text:span text:style-name="T1762">s</text:span><text:span text:style-name="amh_5f_dev_5f_abbr"><text:span text:style-name="T1762">ed</text:span></text:span><text:span text:style-name="T1762"> deuote </text:span><text:span text:style-name="T1763">pe</text:span><text:span text:style-name="T1764">t</text:span><text:span text:style-name="T1763">entib</text:span><text:span text:style-name="amh_5f_dev_5f_abbr"><text:span text:style-name="T1763">us</text:span></text:span><text:span text:style-name="T1763"> etiam </text:span><text:span text:style-name="T1764">ultra petitu</text:span><text:span text:style-name="amh_5f_dev_5f_abbr"><text:span text:style-name="T1764">m</text:span></text:span><text:span text:style-name="T1764"> largitur </text:span><text:span text:style-name="T1765">ac distribuit </text:span><text:span text:style-name="T1766">copiose </text:span><text:span text:style-name="T1767">Magdalena</text:span><text:span text:style-name="amh_5f_dev_5f_abbr"><text:span text:style-name="T1767">m</text:span></text:span><text:span text:style-name="T1767"> magno fauore </text:span><text:span text:style-name="amh_5f_dev_5f_abbr"><text:span text:style-name="T1767">pro</text:span></text:span><text:span text:style-name="T1767">bauit. </text:span><text:span text:style-name="T1768">Hic in </text:span><text:span text:style-name="T1768"><office:annotation office:name="__Annotation__635243_4130201833" loext:resolved="false"><dc:creator>Alexandre Moret Houplon</dc:creator><dc:date>2026-03-13T18:56:47.659708561</dc:date><meta:creator-initials>AMH</meta:creator-initials><text:p text:style-name="Comment">Qua dans Li</text:p></office:annotation></text:span><text:span text:style-name="T1768">quo</text:span><office:annotation-end office:name="__Annotation__635243_4130201833"/><text:span text:style-name="T1768"> Lazar</text:span><text:span text:style-name="amh_5f_dev_5f_abbr"><text:span text:style-name="T1768">us</text:span></text:span><text:span text:style-name="T1768"> mortuus q</text:span><text:span text:style-name="amh_5f_dev_5f_abbr"><text:span text:style-name="T1768">u</text:span></text:span><text:span text:style-name="T1768">atriduan</text:span><text:span text:style-name="amh_5f_dev_5f_abbr"><text:span text:style-name="T1768">us</text:span></text:span><text:span text:style-name="T1768"> suscitatur, in quo futura resurrectio tam facti euidentia q</text:span><text:span text:style-name="amh_5f_dev_5f_abbr"><text:span text:style-name="T1768">u</text:span></text:span><text:span text:style-name="T1768">a</text:span><text:span text:style-name="amh_5f_dev_5f_abbr"><text:span text:style-name="T1768">m</text:span></text:span><text:span text:style-name="T1768"> Marthe co</text:span><text:span text:style-name="amh_5f_dev_5f_abbr"><text:span text:style-name="T1768">n</text:span></text:span><text:span text:style-name="T1768">fessione lucide </text:span><text:span text:style-name="T1769">ac ueratissime </text:span><text:span text:style-name="T1770">co</text:span><text:span text:style-name="amh_5f_dev_5f_abbr"><text:span text:style-name="T1770">m</text:span></text:span><text:span text:style-name="T1770">probatur.</text:span></text:p>
      <text:p text:style-name="P79"><text:span text:style-name="amh_5f_lettre_5f_rubriquee">D</text:span><text:span text:style-name="T1771">e hoc </text:span><text:span text:style-name="T1772">sancto loco parua uia est ad Iordanem, </text:span><text:span text:style-name="T1773">deserto quodam montuoso medio ex</text:span><text:span text:style-name="amh_5f_dev_5f_abbr"><text:span text:style-name="T1773">iste</text:span></text:span><text:span text:style-name="T1773">nte, quo semiui</text:span><text:span text:style-name="amh_5f_dev_5f_abbr"><text:span text:style-name="T1773">us</text:span></text:span><text:span text:style-name="T1773"> relict</text:span><text:span text:style-name="amh_5f_dev_5f_abbr"><text:span text:style-name="T1773">us</text:span></text:span><text:span text:style-name="T1773"> a latronib</text:span><text:span text:style-name="amh_5f_dev_5f_abbr"><text:span text:style-name="T1773">us</text:span></text:span><text:span text:style-name="T1773"> Samaritan</text:span><text:span text:style-name="amh_5f_dev_5f_abbr"><text:span text:style-name="T1773">us</text:span></text:span><text:span text:style-name="T1773"> a </text:span><text:span text:style-name="amh_5f_dev_5f_abbr"><text:span text:style-name="T1773">Christ</text:span></text:span><text:span text:style-name="T1773">o dicitur ac m</text:span><text:span text:style-name="amh_5f_dev_5f_abbr"><text:span text:style-name="T1773">iser</text:span></text:span><text:span text:style-name="T1773">i</text:span><text:span text:style-name="amh_5f_dev_5f_abbr"><text:span text:style-name="T1773">cordi</text:span></text:span><text:span text:style-name="T1773">a releuatur. In fine hui</text:span><text:span text:style-name="amh_5f_dev_5f_abbr"><text:span text:style-name="T1773">us</text:span></text:span><text:span text:style-name="T1773"> </text:span><text:span text:style-name="T1774">deserti mons alt</text:span><text:span text:style-name="amh_5f_dev_5f_abbr"><text:span text:style-name="T1774">us</text:span></text:span><text:span text:style-name="T1774"> </text:span><text:span text:style-name="T1775">est i</text:span><text:span text:style-name="amh_5f_dev_5f_abbr"><text:span text:style-name="T1775">n</text:span></text:span><text:span text:style-name="T1775">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776">xͣl</text:span></text:span><office:annotation-end office:name="__Annotation__24134_2839827758"/><text:span text:style-name="T1776"> </text:span><text:span text:style-name="T1777">dieb</text:span><text:span text:style-name="amh_5f_dev_5f_abbr"><text:span text:style-name="T1777">us</text:span></text:span><text:span text:style-name="T1777"> </text:span><text:span text:style-name="T1778">et </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778">xl</text:span></text:span><office:annotation-end office:name="__Annotation__24612_2839827758"/><text:span text:style-name="T1778"> noctib</text:span><text:span text:style-name="amh_5f_dev_5f_abbr"><text:span text:style-name="T1778">us</text:span></text:span><text:span text:style-name="T1778"> </text:span><text:span text:style-name="amh_5f_dev_5f_abbr"><text:span text:style-name="T1778">Christu</text:span></text:span><text:span text:style-name="T1778">s dicitur </text:span><text:span text:style-name="T1779">ieiunasse. Item </text:span><text:span text:style-name="amh_5f_dev_5f_abbr"><text:span text:style-name="T1779">et</text:span></text:span><text:span text:style-name="T1779"> illic duct</text:span><text:span text:style-name="amh_5f_dev_5f_abbr"><text:span text:style-name="T1779">us</text:span></text:span><text:span text:style-name="T1779"> est a sp</text:span><text:span text:style-name="amh_5f_dev_5f_abbr"><text:span text:style-name="T1779">irit</text:span></text:span><text:span text:style-name="T1779">u temptandus a diabolo que</text:span><text:span text:style-name="amh_5f_dev_5f_abbr"><text:span text:style-name="T1779">m</text:span></text:span><text:span text:style-name="T1779"> ui diuina ac uirili a</text:span><text:span text:style-name="amh_5f_dev_5f_abbr"><text:span text:style-name="T1779">n</text:span></text:span><text:span text:style-name="T1779">i</text:span><text:span text:style-name="amh_5f_dev_5f_abbr"><text:span text:style-name="T1779">m</text:span></text:span><text:span text:style-name="T1779">o su</text:span><text:span text:style-name="amh_5f_dev_5f_abbr"><text:span text:style-name="T1779">per</text:span></text:span><text:span text:style-name="T1779">auit. I</text:span><text:span text:style-name="T1780">n</text:span><text:span text:style-name="T1779"> hui</text:span><text:span text:style-name="amh_5f_dev_5f_abbr"><text:span text:style-name="T1779">us</text:span></text:span><text:span text:style-name="T1779"> montis altitudine fuit eccl</text:span><text:span text:style-name="amh_5f_dev_5f_abbr"><text:span text:style-name="T1779">esi</text:span></text:span><text:span text:style-name="T1779">a </text:span><text:span text:style-name="T1780">et circa ei</text:span><text:span text:style-name="amh_5f_dev_5f_abbr"><text:span text:style-name="T1780">us</text:span></text:span><text:span text:style-name="T1780"> mediu</text:span><text:span text:style-name="amh_5f_dev_5f_abbr"><text:span text:style-name="T1780">m</text:span></text:span><text:span text:style-name="T1780"> est excisu</text:span><text:span text:style-name="amh_5f_dev_5f_abbr"><text:span text:style-name="T1780">m</text:span></text:span><text:span text:style-name="T1780"> he</text:span><text:span text:style-name="amh_5f_dev_5f_abbr"><text:span text:style-name="T1780">re</text:span></text:span><text:span text:style-name="T1780">mitagiu</text:span><text:span text:style-name="amh_5f_dev_5f_abbr"><text:span text:style-name="T1780">m</text:span></text:span><text:span text:style-name="T1780"> ualde graciosu</text:span><text:span text:style-name="amh_5f_dev_5f_abbr"><text:span text:style-name="T1780">m</text:span></text:span><text:span text:style-name="T1780"> </text:span><text:span text:style-name="T1781">q</text:span><text:span text:style-name="amh_5f_dev_5f_abbr"><text:span text:style-name="T1781">uo</text:span></text:span><text:span text:style-name="T1781">d Gorgiani </text:span><text:span text:style-name="amh_5f_dev_5f_abbr"><text:span text:style-name="T1781">christ</text:span></text:span><text:span text:style-name="T1781">iani </text:span><text:span text:style-name="T1782">tene</text:span><text:span text:style-name="amh_5f_dev_5f_abbr"><text:span text:style-name="T1782">n</text:span></text:span><text:span text:style-name="T1782">t </text:span><text:span text:style-name="T1783">scismatici q</text:span><text:span text:style-name="amh_5f_dev_5f_abbr"><text:span text:style-name="T1783">u</text:span></text:span><text:span text:style-name="T1783">i </text:span><text:span text:style-name="amh_5f_dev_5f_abbr"><text:span text:style-name="T1783">pro</text:span></text:span><text:span text:style-name="T1783">fecto me susce</text:span><text:span text:style-name="amh_5f_dev_5f_abbr"><text:span text:style-name="T1783">per</text:span></text:span><text:span text:style-name="T1783">u</text:span><text:span text:style-name="amh_5f_dev_5f_abbr"><text:span text:style-name="T1783">n</text:span></text:span><text:span text:style-name="T1783">t multu</text:span><text:span text:style-name="amh_5f_dev_5f_abbr"><text:span text:style-name="T1783">m</text:span></text:span><text:span text:style-name="T1783"> honorifice </text:span><text:span text:style-name="amh_5f_dev_5f_abbr"><text:span text:style-name="T1783">et</text:span></text:span><text:span text:style-name="T1783"> gratiose.</text:span></text:p>
      <text:p text:style-name="P80"><text:span text:style-name="T1784">Infra hu</text:span><text:span text:style-name="amh_5f_dev_5f_abbr"><text:span text:style-name="T1784">n</text:span></text:span><text:span text:style-name="T1784">c monte</text:span><text:span text:style-name="amh_5f_dev_5f_abbr"><text:span text:style-name="T1784">m</text:span></text:span><text:span text:style-name="T1784"> u</text:span><text:span text:style-name="amh_5f_dev_5f_abbr"><text:span text:style-name="T1784">er</text:span></text:span><text:span text:style-name="T1784">sus planiciem Iordanis est ort</text:span><text:span text:style-name="amh_5f_dev_5f_abbr"><text:span text:style-name="T1784">us</text:span></text:span><text:span text:style-name="T1784"> </text:span><text:span text:style-name="amh_5f_dev_5f_abbr"><text:span text:style-name="T1784">et</text:span></text:span><text:span text:style-name="T1784"> fons p</text:span><text:span text:style-name="amh_5f_dev_5f_abbr"><text:span text:style-name="T1784">u</text:span></text:span><text:span text:style-name="T1784">lcerrim</text:span><text:span text:style-name="amh_5f_dev_5f_abbr"><text:span text:style-name="T1784">us</text:span></text:span><text:span text:style-name="T1784"> atq</text:span><text:span text:style-name="amh_5f_dev_5f_abbr"><text:span text:style-name="T1784">ue</text:span></text:span><text:span text:style-name="T1784"> magn</text:span><text:span text:style-name="amh_5f_dev_5f_abbr"><text:span text:style-name="T1784">us</text:span></text:span><text:span text:style-name="T1784">, circa que</text:span><text:span text:style-name="amh_5f_dev_5f_abbr"><text:span text:style-name="T1784">m</text:span></text:span><text:span text:style-name="T1784"> </text:span><text:span text:style-name="T1785">beat</text:span><text:span text:style-name="amh_5f_dev_5f_abbr"><text:span text:style-name="T1785">us</text:span></text:span><text:span text:style-name="T1785"> Abraham, de Caldea p</text:span><text:span text:style-name="amh_5f_dev_5f_abbr"><text:span text:style-name="T1785">re</text:span></text:span><text:span text:style-name="T1785">cepto D</text:span><text:span text:style-name="amh_5f_dev_5f_abbr"><text:span text:style-name="T1785">omi</text:span></text:span><text:span text:style-name="T1785">ni</text:span><text:span text:style-name="T1786"> ueniens, aliqua</text:span><text:span text:style-name="amh_5f_dev_5f_abbr"><text:span text:style-name="T1786">m</text:span></text:span><text:span text:style-name="T1786">diu </text:span><text:span text:style-name="T1787">dicitur </text:span><text:span text:style-name="T1788">habitasse, ubi altare edificauit </text:span><text:span text:style-name="amh_5f_dev_5f_abbr"><text:span text:style-name="T1788">et</text:span></text:span><text:span text:style-name="T1788"> nomen D</text:span><text:span text:style-name="amh_5f_dev_5f_abbr"><text:span text:style-name="T1788">omi</text:span></text:span><text:span text:style-name="T1788">ni i</text:span><text:span text:style-name="amh_5f_dev_5f_abbr"><text:span text:style-name="T1788">n</text:span></text:span><text:span text:style-name="T1788">uocauit</text:span><text:span text:style-name="T1788"><text:note text:id="ftn126" text:note-class="footnote"><text:note-citation>126</text:note-citation><text:note-body><text:p text:style-name="amh_5f_note_5f_apparat"><text:span text:style-name="amh_5f_apparat_5f_lemme"><text:span text:style-name="T636">altare edificaut et </text:span></text:span><text:span text:style-name="amh_5f_apparat_5f_lemme">nomen Domini inuocauit</text:span> <text:span text:style-name="amh_5f_apparat_5f_commentaire"><text:span text:style-name="T1789">(Gn. 12, 8)</text:span></text:span></text:p></text:note-body></text:note></text:span><text:span text:style-name="T1788"> </text:span><text:span text:style-name="amh_5f_dev_5f_abbr"><text:span text:style-name="T1788">et</text:span></text:span><text:span text:style-name="T1788"> </text:span><text:span text:style-name="T1790">Io</text:span><text:span text:style-name="amh_5f_dev_5f_abbr"><text:span text:style-name="T1790">rdanis</text:span></text:span><text:span text:style-name="T1790"> ort</text:span><text:span text:style-name="amh_5f_dev_5f_abbr"><text:span text:style-name="T1790">us</text:span></text:span><text:span text:style-name="T1790"> Abrahe uocat</text:span><text:span text:style-name="amh_5f_dev_5f_abbr"><text:span text:style-name="T1790">u</text:span></text:span><text:span text:style-name="T1790">r. Postea ueni ad Iherico q</text:span><text:span text:style-name="amh_5f_dev_5f_abbr"><text:span text:style-name="T1790">ue</text:span></text:span><text:span text:style-name="T1790"> in ip</text:span><text:span text:style-name="amh_5f_dev_5f_abbr"><text:span text:style-name="T1790">s</text:span></text:span><text:span text:style-name="T1790">a Iordanis uall</text:span><text:span text:style-name="T1791">e</text:span><text:span text:style-name="T1790"> sita est nu</text:span><text:span text:style-name="amh_5f_dev_5f_abbr"><text:span text:style-name="T1790">n</text:span></text:span><text:span text:style-name="T1790">c q</text:span><text:span text:style-name="amh_5f_dev_5f_abbr"><text:span text:style-name="T1790">u</text:span></text:span><text:span text:style-name="T1790">idem casale, s</text:span><text:span text:style-name="amh_5f_dev_5f_abbr"><text:span text:style-name="T1790">ed</text:span></text:span><text:span text:style-name="T1790"> olim ciuitas fortis et amena, </text:span><text:span text:style-name="T1792">qua</text:span><text:span text:style-name="amh_5f_dev_5f_abbr"><text:span text:style-name="T1792">m</text:span></text:span><text:span text:style-name="T1792"> Iosue </text:span><text:span text:style-name="T1793">Dei famulus </text:span><text:span text:style-name="T1794">miraculose cepit. Int</text:span><text:span text:style-name="amh_5f_dev_5f_abbr"><text:span text:style-name="T1794">er</text:span></text:span><text:span text:style-name="T1794">q</text:span><text:span text:style-name="amh_5f_dev_5f_abbr"><text:span text:style-name="T1794">ue</text:span></text:span><text:span text:style-name="T1794"> om</text:span><text:span text:style-name="amh_5f_dev_5f_abbr"><text:span text:style-name="T1794">ne</text:span></text:span><text:span text:style-name="T1794">s ciuitates t</text:span><text:span text:style-name="amh_5f_dev_5f_abbr"><text:span text:style-name="T1794">er</text:span></text:span><text:span text:style-name="T1794">re </text:span><text:span text:style-name="amh_5f_dev_5f_abbr"><text:span text:style-name="T1794">pro</text:span></text:span><text:span text:style-name="T1794">missionis p</text:span><text:span text:style-name="amh_5f_dev_5f_abbr"><text:span text:style-name="T1794">r</text:span></text:span><text:span text:style-name="T1794">imo fundit</text:span><text:span text:style-name="amh_5f_dev_5f_abbr"><text:span text:style-name="T1794">us</text:span></text:span><text:span text:style-name="T1794"> prece</text:span><text:span text:style-name="T1795">p</text:span><text:span text:style-name="T1794">to </text:span><text:span text:style-name="T1796">D</text:span><text:span text:style-name="amh_5f_dev_5f_abbr"><text:span text:style-name="T1796">omi</text:span></text:span><text:span text:style-name="T1796">ni ip</text:span><text:span text:style-name="amh_5f_dev_5f_abbr"><text:span text:style-name="T1796">s</text:span></text:span><text:span text:style-name="T1796">e destruxit </text:span><text:span text:style-name="T1797">et re</text:span><text:span text:style-name="amh_5f_dev_5f_abbr"><text:span text:style-name="T1797">n</text:span></text:span><text:span text:style-name="T1797">ouatis fu</text:span><text:span text:style-name="amh_5f_dev_5f_abbr"><text:span text:style-name="T1797">n</text:span></text:span><text:span text:style-name="T1797">dame</text:span><text:span text:style-name="amh_5f_dev_5f_abbr"><text:span text:style-name="T1797">n</text:span></text:span><text:span text:style-name="T1797">tis </text:span><text:span text:style-name="T1798">eius in eternu</text:span><text:span text:style-name="amh_5f_dev_5f_abbr"><text:span text:style-name="T1798">m</text:span></text:span><text:span text:style-name="T1798"> maledixit. De hac t</text:span><text:span text:style-name="amh_5f_dev_5f_abbr"><text:span text:style-name="T1798">ame</text:span></text:span><text:span text:style-name="T1798">n ciuitate sola Raab m</text:span><text:span text:style-name="amh_5f_dev_5f_abbr"><text:span text:style-name="T1798">er</text:span></text:span><text:span text:style-name="T1798">etrix, q</text:span><text:span text:style-name="amh_5f_dev_5f_abbr"><text:span text:style-name="T1798">ue</text:span></text:span><text:span text:style-name="T1798"> nu</text:span><text:span text:style-name="amh_5f_dev_5f_abbr"><text:span text:style-name="T1798">n</text:span></text:span><text:span text:style-name="T1798">tios </text:span><text:span text:style-name="T1799">rece</text:span><text:span text:style-name="amh_5f_dev_5f_abbr"><text:span text:style-name="T1799">per</text:span></text:span><text:span text:style-name="T1799">at Ih</text:span><text:span text:style-name="amh_5f_dev_5f_abbr"><text:span text:style-name="T1799">e</text:span></text:span><text:span text:style-name="T1799">r</text:span><text:span text:style-name="amh_5f_dev_5f_abbr"><text:span text:style-name="T1799">usa</text:span></text:span><text:span text:style-name="T1799">l</text:span><text:span text:style-name="amh_5f_dev_5f_abbr"><text:span text:style-name="T1799">e</text:span></text:span><text:span text:style-name="T1799">m </text:span><text:span text:style-name="T1800">et occultau</text:span><text:span text:style-name="amh_5f_dev_5f_abbr"><text:span text:style-name="T1800">er</text:span></text:span><text:span text:style-name="T1800">at, i</text:span><text:span text:style-name="amh_5f_dev_5f_abbr"><text:span text:style-name="T1800">n</text:span></text:span><text:span text:style-name="T1800">columis cu</text:span><text:span text:style-name="amh_5f_dev_5f_abbr"><text:span text:style-name="T1800">m</text:span></text:span><text:span text:style-name="T1800"> sua </text:span><text:span text:style-name="amh_5f_dev_5f_abbr"><text:span text:style-name="T1800">pro</text:span></text:span><text:span text:style-name="T1800">genie co</text:span><text:span text:style-name="amh_5f_dev_5f_abbr"><text:span text:style-name="T1800">n</text:span></text:span><text:span text:style-name="T1800">seruatur.</text:span></text:p>
      <text:p text:style-name="P81"><text:span text:style-name="T1801">Prope</text:span><text:span text:style-name="T1802"> hu</text:span><text:span text:style-name="amh_5f_dev_5f_abbr"><text:span text:style-name="T1802">n</text:span></text:span><text:span text:style-name="T1802">c locu</text:span><text:span text:style-name="amh_5f_dev_5f_abbr"><text:span text:style-name="T1802">m</text:span></text:span><text:span text:style-name="T1802"> a dextris </text:span><text:span text:style-name="T1803">uix ad tria miliaria </text:span><text:span text:style-name="T1804">est mare Mortuu</text:span><text:span text:style-name="amh_5f_dev_5f_abbr"><text:span text:style-name="T1804">m</text:span></text:span><text:span text:style-name="T1804">, </text:span><text:span text:style-name="T1805">fetens </text:span><text:span text:style-name="amh_5f_dev_5f_abbr"><text:span text:style-name="T1805">et</text:span></text:span><text:span text:style-name="T1805"> orridu</text:span><text:span text:style-name="amh_5f_dev_5f_abbr"><text:span text:style-name="T1805">m</text:span></text:span><text:span text:style-name="T1805">, loc</text:span><text:span text:style-name="amh_5f_dev_5f_abbr"><text:span text:style-name="T1805">us</text:span></text:span><text:span text:style-name="T1805"> i</text:span><text:span text:style-name="amh_5f_dev_5f_abbr"><text:span text:style-name="T1805">m</text:span></text:span><text:span text:style-name="T1805">prosper et detestabilis </text:span><text:span text:style-name="T1806">et </text:span><text:span text:style-name="T1807">a</text:span><text:span text:style-name="T1806">biectus uindicte </text:span><text:span text:style-name="T1808">Dei manifestu</text:span><text:span text:style-name="amh_5f_dev_5f_abbr"><text:span text:style-name="T1808">m</text:span></text:span><text:span text:style-name="T1808"> iudiciu</text:span><text:span text:style-name="amh_5f_dev_5f_abbr"><text:span text:style-name="T1808">m</text:span></text:span><text:span text:style-name="T1808">, in cui</text:span><text:span text:style-name="amh_5f_dev_5f_abbr"><text:span text:style-name="T1808">us</text:span></text:span><text:span text:style-name="T1808"> loco scil</text:span><text:span text:style-name="amh_5f_dev_5f_abbr"><text:span text:style-name="T1808">icet</text:span></text:span><text:span text:style-name="T1808"> </text:span><office:annotation office:name="__Annotation__175390_244145427" loext:resolved="false"><dc:creator>Alexandre Moret Houplon</dc:creator><dc:date>2026-02-26T14:34:11.342012700</dc:date><meta:creator-initials>AMH</meta:creator-initials><text:p text:style-name="Comment"><text:a xlink:href="https://gloss-e.irht.cnrs.fr/php/editions_chapitre.php?id=biblia&amp;numLivre=03&amp;chapitre=03_19#glo_cap19_verset24" xlink:type="simple">https://gloss-e.irht.cnrs.fr/php/editions_chapitre.php?id=biblia&amp;numLivre=03&amp;chapitre=03_19#glo_cap19_verset24</text:a></text:p><text:p text:style-name="Comment"/></office:annotation><text:span text:style-name="T1808">Sodoma et Gomorre</text:span><office:annotation-end office:name="__Annotation__175390_244145427"/><text:span text:style-name="T1808"> cu</text:span><text:span text:style-name="amh_5f_dev_5f_abbr"><text:span text:style-name="T1808">m</text:span></text:span><text:span text:style-name="T1808"> aliis duab</text:span><text:span text:style-name="amh_5f_dev_5f_abbr"><text:span text:style-name="T1808">us</text:span></text:span><text:span text:style-name="T1808"> urbib</text:span><text:span text:style-name="amh_5f_dev_5f_abbr"><text:span text:style-name="T1809">u</text:span></text:span><text:span text:style-name="amh_5f_dev_5f_abbr"><text:span text:style-name="T1808">s</text:span></text:span><text:span text:style-name="T1808"> i</text:span><text:span text:style-name="amh_5f_dev_5f_abbr"><text:span text:style-name="T1808">n</text:span></text:span><text:span text:style-name="T1808">natural</text:span><text:span text:style-name="amh_5f_dev_5f_abbr"><text:span text:style-name="T1808">ite</text:span></text:span><text:span text:style-name="T1808">r </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T1808">p</text:span><text:span text:style-name="amh_5f_dev_5f_abbr"><text:span text:style-name="T1808">re</text:span></text:span><text:span text:style-name="T1808">cantes</text:span><office:annotation-end office:name="__Annotation__28990_2839827758"/><text:span text:style-name="T1808"> su</text:span><text:span text:style-name="amh_5f_dev_5f_abbr"><text:span text:style-name="T1808">pe</text:span></text:span><text:span text:style-name="T1808">rna</text:span><text:span text:style-name="amh_5f_dev_5f_abbr"><text:span text:style-name="T1808">tur</text:span></text:span><text:span text:style-name="T1808">ali </text:span><text:span text:style-name="T1810">pena et acerrimo celesti caumate </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T1810">submerse</text:span><office:annotation-end office:name="__Annotation__29156_2839827758"/><text:span text:style-name="T1810"> su</text:span><text:span text:style-name="amh_5f_dev_5f_abbr"><text:span text:style-name="T1810">n</text:span></text:span><text:span text:style-name="T1810">t</text:span><text:span text:style-name="T1810"><text:note text:id="ftn127" text:note-class="footnote"><text:note-citation>127</text:note-citation><text:note-body><text:p text:style-name="amh_5f_note_5f_apparat"><text:span text:style-name="amh_5f_apparat_5f_lemme">Sodoma et Gomorre… submerse sunt</text:span> <text:span text:style-name="amh_5f_apparat_5f_commentaire">(Gn. 19,24-25)</text:span></text:p></text:note-body></text:note></text:span><text:span text:style-name="T1810">. </text:span><text:span text:style-name="amh_5f_lettre_5f_rubriquee">A</text:span><text:span text:style-name="T1811">d que</text:span><text:span text:style-name="amh_5f_dev_5f_abbr"><text:span text:style-name="T1811">m</text:span></text:span><text:span text:style-name="T1811"> </text:span><text:span text:style-name="T1812">locu</text:span><text:span text:style-name="amh_5f_dev_5f_abbr"><text:span text:style-name="T1812">m</text:span></text:span><text:span text:style-name="T1812"> </text:span><text:span text:style-name="T1813">ire </text:span><text:span text:style-name="amh_5f_dev_5f_abbr"><text:span text:style-name="T1813">pro</text:span></text:span><text:span text:style-name="T1813">ponere</text:span><text:span text:style-name="amh_5f_dev_5f_abbr"><text:span text:style-name="T1813">m</text:span></text:span><text:span text:style-name="T1813">, Sarraceni int</text:span><text:span text:style-name="amh_5f_dev_5f_abbr"><text:span text:style-name="T1809">er</text:span></text:span><text:span text:style-name="T1813">pretes michi dix</text:span><text:span text:style-name="amh_5f_dev_5f_abbr"><text:span text:style-name="T1813">er</text:span></text:span><text:span text:style-name="T1813">unt : «</text:span><text:span text:style-name="T1814"> </text:span><text:span text:style-name="amh_5f_dev_5f_abbr"><text:span text:style-name="T1813">pro</text:span></text:span><text:span text:style-name="T1813"> locis quib</text:span><text:span text:style-name="amh_5f_dev_5f_abbr"><text:span text:style-name="T1813">us</text:span></text:span><text:span text:style-name="T1813"> De</text:span><text:span text:style-name="amh_5f_dev_5f_abbr"><text:span text:style-name="T1813">us</text:span></text:span><text:span text:style-name="T1813"> benedixit uenisti, non debes adire loca q</text:span><text:span text:style-name="amh_5f_dev_5f_abbr"><text:span text:style-name="T1813">ue</text:span></text:span><text:span text:style-name="T1813"> </text:span><text:span text:style-name="T1815">maledictione</text:span><text:span text:style-name="amh_5f_dev_5f_abbr"><text:span text:style-name="T1815">m</text:span></text:span><text:span text:style-name="T1815"> </text:span><text:span text:style-name="T1814">altissimi merueru</text:span><text:span text:style-name="amh_5f_dev_5f_abbr"><text:span text:style-name="T1814">n</text:span></text:span><text:span text:style-name="T1814">t ». </text:span><text:span text:style-name="T1816">Quo u</text:span><text:span text:style-name="amh_5f_dev_5f_abbr"><text:span text:style-name="T1816">er</text:span></text:span><text:span text:style-name="T1816">bo </text:span><text:span text:style-name="T1817">ego </text:span><text:span text:style-name="T1818">edificat</text:span><text:span text:style-name="amh_5f_dev_5f_abbr"><text:span text:style-name="T1818">us</text:span></text:span><text:span text:style-name="T1818"> et rationab</text:span><text:span text:style-name="amh_5f_dev_5f_abbr"><text:span text:style-name="T1818">i</text:span></text:span><text:span text:style-name="T1818">l</text:span><text:span text:style-name="amh_5f_dev_5f_abbr"><text:span text:style-name="T1818">ite</text:span></text:span><text:span text:style-name="T1818">r </text:span><text:span text:style-name="T1819">retract</text:span><text:span text:style-name="amh_5f_dev_5f_abbr"><text:span text:style-name="T1819">us</text:span></text:span><text:span text:style-name="T1819">, directu</text:span><text:span text:style-name="amh_5f_dev_5f_abbr"><text:span text:style-name="T1819">m</text:span></text:span><text:span text:style-name="T1819"> iter ad Iordanis fluuiu</text:span><text:span text:style-name="amh_5f_dev_5f_abbr"><text:span text:style-name="T1819">m</text:span></text:span><text:span text:style-name="T1819"> </text:span><text:span text:style-name="amh_5f_dev_5f_abbr"><text:span text:style-name="T1820">pro</text:span></text:span><text:span text:style-name="T1820">sequar.</text:span></text:p>
      <text:p text:style-name="P82"><text:span text:style-name="T1821">Circa mare Mortuu</text:span><text:span text:style-name="amh_5f_dev_5f_abbr"><text:span text:style-name="T1821">m</text:span></text:span><text:span text:style-name="T1821"> </text:span><text:span text:style-name="T1822">a dextris u</text:span><text:span text:style-name="amh_5f_dev_5f_abbr"><text:span text:style-name="T1822">er</text:span></text:span><text:span text:style-name="T1822">sus montes Ih</text:span><text:span text:style-name="amh_5f_dev_5f_abbr"><text:span text:style-name="T1822">e</text:span></text:span><text:span text:style-name="T1822">r</text:span><text:span text:style-name="amh_5f_dev_5f_abbr"><text:span text:style-name="T1822">usa</text:span></text:span><text:span text:style-name="T1822">l</text:span><text:span text:style-name="amh_5f_dev_5f_abbr"><text:span text:style-name="T1822">e</text:span></text:span><text:span text:style-name="T1822">m uxor Loth contra preceptu</text:span><text:span text:style-name="amh_5f_dev_5f_abbr"><text:span text:style-name="T1822">m</text:span></text:span><text:span text:style-name="T1822"> Dei retrospiciens, </text:span><text:span text:style-name="T1823">miraculose in statua</text:span><text:span text:style-name="amh_5f_dev_5f_abbr"><text:span text:style-name="T1823">m</text:span></text:span><text:span text:style-name="T1823"> salis uersa est </text:span><text:span text:style-name="amh_5f_dev_5f_abbr"><text:span text:style-name="T1823">et</text:span></text:span><text:span text:style-name="T1823"> si aliq</text:span><text:span text:style-name="amh_5f_dev_5f_abbr"><text:span text:style-name="T1823">uan</text:span></text:span><text:span text:style-name="T1823">d</text:span><text:span text:style-name="amh_5f_dev_5f_abbr"><text:span text:style-name="T1823">o</text:span></text:span><text:span text:style-name="T1823"> de ip</text:span><text:span text:style-name="amh_5f_dev_5f_abbr"><text:span text:style-name="T1823">s</text:span></text:span><text:span text:style-name="T1823">a rema</text:span><text:span text:style-name="amh_5f_dev_5f_abbr"><text:span text:style-name="T1823">n</text:span></text:span><text:span text:style-name="T1823">serit </text:span><text:span text:style-name="T1824">pro certo </text:span><text:span text:style-name="T1825">non potui </text:span><text:span text:style-name="T1826">i</text:span><text:span text:style-name="amh_5f_dev_5f_abbr"><text:span text:style-name="T1826">n</text:span></text:span><text:span text:style-name="T1826">formari. </text:span><text:span text:style-name="T1827">E</text:span><text:span text:style-name="T1826">t </text:span><text:span text:style-name="amh_5f_dev_5f_abbr"><text:span text:style-name="T1826">pro</text:span></text:span><text:span text:style-name="T1826">p</text:span><text:span text:style-name="T1827">e</text:span><text:span text:style-name="T1826"> est ciuitas </text:span><text:span text:style-name="amh_5f_dev_5f_abbr"><text:span text:style-name="T1826">par</text:span></text:span><text:span text:style-name="T1826">uula </text:span><text:span text:style-name="T1827">Segor </text:span><text:span text:style-name="T1828">q</text:span><text:span text:style-name="amh_5f_dev_5f_abbr"><text:span text:style-name="T1828">ue</text:span></text:span><text:span text:style-name="T1828"> orat</text:span><text:span text:style-name="amh_5f_dev_5f_abbr"><text:span text:style-name="T1828">i</text:span></text:span><text:span text:style-name="T1828">o</text:span><text:span text:style-name="amh_5f_dev_5f_abbr"><text:span text:style-name="T1828">n</text:span></text:span><text:span text:style-name="T1828">e Loth </text:span><text:span text:style-name="T1829">saluata est, cui mons su</text:span><text:span text:style-name="amh_5f_dev_5f_abbr"><text:span text:style-name="T1829">per</text:span></text:span><text:span text:style-name="T1830">e</text:span><text:span text:style-name="T1829">minet, in quo cu</text:span><text:span text:style-name="amh_5f_dev_5f_abbr"><text:span text:style-name="T1829">m</text:span></text:span><text:span text:style-name="T1829"> filiab</text:span><text:span text:style-name="amh_5f_dev_5f_abbr"><text:span text:style-name="T1829">us</text:span></text:span><text:span text:style-name="T1829"> incestu</text:span><text:span text:style-name="amh_5f_dev_5f_abbr"><text:span text:style-name="T1829">m</text:span></text:span><text:span text:style-name="T1829"> egit Loth ; q</text:span><text:span text:style-name="amh_5f_dev_5f_abbr"><text:span text:style-name="T1829">ue</text:span></text:span><text:span text:style-name="T1829"> de patre i</text:span><text:span text:style-name="amh_5f_dev_5f_abbr"><text:span text:style-name="T1829">n</text:span></text:span><text:span text:style-name="T1829">ebriate co</text:span><text:span text:style-name="amh_5f_dev_5f_abbr"><text:span text:style-name="T1829">n</text:span></text:span><text:span text:style-name="T1829">tipientes, </text:span><text:span text:style-name="T1831">Moab </text:span><text:span text:style-name="T1832">et </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T1832">Danon</text:span><office:annotation-end office:name="__Annotation__32856_2839827758"/><text:span text:style-name="T1832"> filios genueru</text:span><text:span text:style-name="amh_5f_dev_5f_abbr"><text:span text:style-name="T1832">n</text:span></text:span><text:span text:style-name="T1832">t.</text:span></text:p>
      <text:p text:style-name="P83"><text:span text:style-name="T1833">Ultra mare Mortuu</text:span><text:span text:style-name="amh_5f_dev_5f_abbr"><text:span text:style-name="T1833">m</text:span></text:span><text:span text:style-name="T1833"> </text:span><text:span text:style-name="T1834">uersus oriente</text:span><text:span text:style-name="amh_5f_dev_5f_abbr"><text:span text:style-name="T1834">m</text:span></text:span><text:span text:style-name="T1834">, extra fines </text:span><text:span text:style-name="T1835">t</text:span><text:span text:style-name="amh_5f_dev_5f_abbr"><text:span text:style-name="T1835">er</text:span></text:span><text:span text:style-name="T1835">re </text:span><text:span text:style-name="amh_5f_dev_5f_abbr"><text:span text:style-name="T1835">pro</text:span></text:span><text:span text:style-name="T1835">missionis, est castru</text:span><text:span text:style-name="amh_5f_dev_5f_abbr"><text:span text:style-name="T1835">m</text:span></text:span><text:span text:style-name="T1835"> fortissumu</text:span><text:span text:style-name="amh_5f_dev_5f_abbr"><text:span text:style-name="T1835">m</text:span></text:span><text:span text:style-name="T1835"> in mo</text:span><text:span text:style-name="amh_5f_dev_5f_abbr"><text:span text:style-name="T1835">n</text:span></text:span><text:span text:style-name="T1835">tanis , q</text:span><text:span text:style-name="amh_5f_dev_5f_abbr"><text:span text:style-name="T1835">uo</text:span></text:span><text:span text:style-name="T1835">d latine Mons Regalis d</text:span><text:span text:style-name="amh_5f_dev_5f_abbr"><text:span text:style-name="T1835">icitu</text:span></text:span><text:span text:style-name="T1835">r, i</text:span><text:span text:style-name="amh_5f_dev_5f_abbr"><text:span text:style-name="T1835">n</text:span></text:span><text:span text:style-name="T1835"> Arabico aut</text:span><text:span text:style-name="amh_5f_dev_5f_abbr"><text:span text:style-name="T1835">em</text:span></text:span><text:span text:style-name="T1835"> Arab, q</text:span><text:span text:style-name="amh_5f_dev_5f_abbr"><text:span text:style-name="T1835">u</text:span></text:span><text:span text:style-name="T1835">onda</text:span><text:span text:style-name="amh_5f_dev_5f_abbr"><text:span text:style-name="T1835">m</text:span></text:span><text:span text:style-name="T1835"> fuit </text:span><text:span text:style-name="amh_5f_dev_5f_abbr"><text:span text:style-name="T1835">christ</text:span></text:span><text:span text:style-name="T1835">ianoru</text:span><text:span text:style-name="amh_5f_dev_5f_abbr"><text:span text:style-name="T1835">m</text:span></text:span><text:span text:style-name="T1835"> </text:span><text:span text:style-name="T1836">nu</text:span><text:span text:style-name="amh_5f_dev_5f_abbr"><text:span text:style-name="T1836">n</text:span></text:span><text:span text:style-name="T1836">c est </text:span><text:span text:style-name="amh_5f_foliotation"><text:span text:style-name="T1837">[f. 241</text:span></text:span><text:span text:style-name="amh_5f_foliotation"><text:span text:style-name="T1838">r</text:span></text:span><text:span text:style-name="amh_5f_foliotation"><text:span text:style-name="T1837">]</text:span></text:span><text:span text:style-name="T1837"> </text:span><text:span text:style-name="T1839">soldani. </text:span><text:span text:style-name="T1840">Ad que</text:span><text:span text:style-name="amh_5f_dev_5f_abbr"><text:span text:style-name="T1840">m</text:span></text:span><text:span text:style-name="T1840"> </text:span><text:span text:style-name="T1841">in periculis </text:span><text:span text:style-name="T1842">co</text:span><text:span text:style-name="amh_5f_dev_5f_abbr"><text:span text:style-name="T1842">n</text:span></text:span><text:span text:style-name="T1842">fugit, </text:span><text:span text:style-name="T1843">thesauru</text:span><text:span text:style-name="amh_5f_dev_5f_abbr"><text:span text:style-name="T1844">m</text:span></text:span><text:span text:style-name="T1844">q</text:span><text:span text:style-name="amh_5f_dev_5f_abbr"><text:span text:style-name="T1844">ue</text:span></text:span><text:span text:style-name="T1844"> </text:span><text:span text:style-name="T1845">atq</text:span><text:span text:style-name="amh_5f_dev_5f_abbr"><text:span text:style-name="T1845">ue</text:span></text:span><text:span text:style-name="T1846"> </text:span><text:span text:style-name="amh_5f_dev_5f_abbr"><text:span text:style-name="T1846">pro</text:span></text:span><text:span text:style-name="T1846">lem </text:span><text:span text:style-name="T1847">ibi s</text:span><text:span text:style-name="amh_5f_dev_5f_abbr"><text:span text:style-name="T1847">er</text:span></text:span><text:span text:style-name="T1847">uari fecit, </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T1847">quia</text:span><office:annotation-end office:name="__Annotation__35422_2839827758"/><text:span text:style-name="T1847"> </text:span><text:span text:style-name="T1848">munitissim</text:span><text:span text:style-name="amh_5f_dev_5f_abbr"><text:span text:style-name="T1848">us</text:span></text:span><text:span text:style-name="T1848"> locus est toti</text:span><text:span text:style-name="amh_5f_dev_5f_abbr"><text:span text:style-name="T1848">us</text:span></text:span><text:span text:style-name="T1848"> Sirie </text:span><text:span text:style-name="T1849">et Domini soldani in hac parte. </text:span><text:span text:style-name="T1850">D</text:span><text:span text:style-name="amh_5f_dev_5f_abbr"><text:span text:style-name="T1850">icitu</text:span></text:span><text:span text:style-name="T1850">r </text:span><text:span text:style-name="T1851">q</text:span><text:span text:style-name="amh_5f_dev_5f_abbr"><text:span text:style-name="T1851">uod</text:span></text:span><text:span text:style-name="T1851"> sub castro </text:span><text:span text:style-name="T1852">in uilla q</text:span><text:span text:style-name="amh_5f_dev_5f_abbr"><text:span text:style-name="T1852">ue</text:span></text:span><text:span text:style-name="T1852"> </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T1852">Solab</text:span><office:annotation-end office:name="__Annotation__37352_2839827758"/><text:span text:style-name="T1852"> appelatur ac in t</text:span><text:span text:style-name="amh_5f_dev_5f_abbr"><text:span text:style-name="T1852">er</text:span></text:span><text:span text:style-name="T1852">minis</text:span><text:span text:style-name="T1853"> ei</text:span><text:span text:style-name="amh_5f_dev_5f_abbr"><text:span text:style-name="T1853">us</text:span></text:span><text:span text:style-name="T1853"> </text:span><text:span text:style-name="amh_5f_dev_5f_abbr"><text:span text:style-name="T1854">christ</text:span></text:span><text:span text:style-name="T1854">ianoru</text:span><text:span text:style-name="amh_5f_dev_5f_abbr"><text:span text:style-name="T1854">m</text:span></text:span><text:span text:style-name="T1854"> </text:span><text:span text:style-name="T1855">scismaticoru</text:span><text:span text:style-name="amh_5f_dev_5f_abbr"><text:span text:style-name="T1855">m</text:span></text:span><text:span text:style-name="T1855"> </text:span><text:span text:style-name="T1856">circa </text:span><text:span text:style-name="amh_5f_nombre_5f_romai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text:span text:style-name="amh_5f_nombre_5f_romain"><text:span text:style-name="T1776">xͣl</text:span></text:span><office:annotation-end office:name="__Annotation__36817_2839827758"/><text:span text:style-name="T1857"> </text:span><text:span text:style-name="T1856">milia </text:span><text:span text:style-name="T1858">co</text:span><text:span text:style-name="amh_5f_dev_5f_abbr"><text:span text:style-name="T1858">m</text:span></text:span><text:span text:style-name="T1858">morent</text:span><text:span text:style-name="amh_5f_dev_5f_abbr"><text:span text:style-name="T1858">u</text:span></text:span><text:span text:style-name="T1858">r </text:span><text:span text:style-name="T1859">de illis </text:span><text:span text:style-name="amh_5f_dev_5f_abbr"><text:span text:style-name="T1859">par</text:span></text:span><text:span text:style-name="T1859">tibus oriundi.</text:span></text:p>
      <text:p text:style-name="P10"><text:span text:style-name="amh_5f_lettre_5f_rubriquee">D</text:span>e Iordane et locis sa<text:span text:style-name="amh_5f_dev_5f_abbr">n</text:span>ctis u<text:span text:style-name="amh_5f_dev_5f_abbr">er</text:span>sus Galilea<text:span text:style-name="amh_5f_dev_5f_abbr">m</text:span> et i<text:span text:style-name="amh_5f_dev_5f_abbr">n</text:span> Galilea ac etia<text:span text:style-name="amh_5f_dev_5f_abbr">m</text:span> de mari Tyberiada</text:p>
      <text:h text:style-name="amh_5f_premier_5f_paragraphe" text:outline-level="1"><text:span text:style-name="amh_5f_lettrine">P</text:span>redictis <text:span text:style-name="amh_5f_dev_5f_abbr">i</text:span>g<text:span text:style-name="amh_5f_dev_5f_abbr">itu</text:span>r <text:span text:style-name="T1860">locis diligent</text:span><text:span text:style-name="amh_5f_dev_5f_abbr"><text:span text:style-name="T1860">er</text:span></text:span><text:span text:style-name="T1860"> </text:span><text:span text:style-name="T1861">uisitatis </text:span><text:span text:style-name="T1862">ad sacru</text:span><text:span text:style-name="amh_5f_dev_5f_abbr"><text:span text:style-name="T1862">m</text:span></text:span><text:span text:style-name="T1862"> </text:span><text:span text:style-name="T1863">Iordanis flu</text:span><text:span text:style-name="T1864">u</text:span><text:span text:style-name="T1863">iu</text:span><text:span text:style-name="amh_5f_dev_5f_abbr"><text:span text:style-name="T1863">m</text:span></text:span><text:span text:style-name="T1863"> </text:span><text:span text:style-name="T1865">ueni, </text:span><text:span text:style-name="T1866">i</text:span><text:span text:style-name="amh_5f_dev_5f_abbr"><text:span text:style-name="T1866">n</text:span></text:span><text:span text:style-name="T1866"> quo more </text:span><text:span text:style-name="T1867">solito </text:span><text:span text:style-name="T1868">balneat</text:span><text:span text:style-name="amh_5f_dev_5f_abbr"><text:span text:style-name="T1868">us</text:span></text:span><text:span text:style-name="T1868"> su</text:span><text:span text:style-name="amh_5f_dev_5f_abbr"><text:span text:style-name="T1868">nt</text:span></text:span><text:span text:style-name="T1868"> cu</text:span><text:span text:style-name="amh_5f_dev_5f_abbr"><text:span text:style-name="T1868">m</text:span></text:span><text:span text:style-name="T1868"> cet</text:span><text:span text:style-name="amh_5f_dev_5f_abbr"><text:span text:style-name="T1868">er</text:span></text:span><text:span text:style-name="T1868">is </text:span><text:span text:style-name="amh_5f_dev_5f_abbr"><text:span text:style-name="T1869">per</text:span></text:span><text:span text:style-name="T1869">egrinis. </text:span><text:span text:style-name="amh_5f_lettre_5f_rubriquee">H</text:span><text:span text:style-name="T1870">ic fluui</text:span><text:span text:style-name="amh_5f_dev_5f_abbr"><text:span text:style-name="T1870">us</text:span></text:span><text:span text:style-name="T1870"> </text:span><text:span text:style-name="T1871">non est magn</text:span><text:span text:style-name="amh_5f_dev_5f_abbr"><text:span text:style-name="T1871">us</text:span></text:span><text:span text:style-name="T1871">, nec m</text:span><text:span text:style-name="amh_5f_dev_5f_abbr"><text:span text:style-name="T1871">u</text:span></text:span><text:span text:style-name="T1871">ltu</text:span><text:span text:style-name="amh_5f_dev_5f_abbr"><text:span text:style-name="T1871">m</text:span></text:span><text:span text:style-name="T1871"> </text:span><text:span text:style-name="amh_5f_dev_5f_abbr"><text:span text:style-name="T1871">pro</text:span></text:span><text:span text:style-name="T1871">fund</text:span><text:span text:style-name="T1872">u</text:span><text:span text:style-name="T1871">s, </text:span><text:span text:style-name="T1872">limosu</text:span><text:span text:style-name="amh_5f_dev_5f_abbr"><text:span text:style-name="T1872">m</text:span></text:span><text:span text:style-name="T1872"> </text:span><text:span text:style-name="T1873">fundu</text:span><text:span text:style-name="amh_5f_dev_5f_abbr"><text:span text:style-name="T1873">m</text:span></text:span><text:span text:style-name="T1873"> habens, bonos pisce</text:span><text:span text:style-name="T1874">s atq</text:span><text:span text:style-name="amh_5f_dev_5f_abbr"><text:span text:style-name="T1874">ue</text:span></text:span><text:span text:style-name="T1874"> dulcis </text:span><text:span text:style-name="T1875">saporis </text:span><text:span text:style-name="T1876">enutriens </text:span><text:span text:style-name="T1877">aqua</text:span><text:span text:style-name="amh_5f_dev_5f_abbr"><text:span text:style-name="T1877">m</text:span></text:span><text:span text:style-name="T1877"> </text:span><text:span text:style-name="T1878">satis </text:span><text:span text:style-name="T1879">co</text:span><text:span text:style-name="amh_5f_dev_5f_abbr"><text:span text:style-name="T1879">n</text:span></text:span><text:span text:style-name="T1879">tinens atq</text:span><text:span text:style-name="amh_5f_dev_5f_abbr"><text:span text:style-name="T1879">ue</text:span></text:span><text:span text:style-name="T1879"> </text:span><text:span text:style-name="T1880">currens. </text:span><text:span text:style-name="T1881">V</text:span><text:span text:style-name="amh_5f_dev_5f_abbr"><text:span text:style-name="T1880">er</text:span></text:span><text:span text:style-name="T1880">sus </text:span><text:span text:style-name="T1882">septe</text:span><text:span text:style-name="amh_5f_dev_5f_abbr"><text:span text:style-name="T1882">n</text:span></text:span><text:span text:style-name="T1882">trione</text:span><text:span text:style-name="amh_5f_dev_5f_abbr"><text:span text:style-name="T1882">m</text:span></text:span><text:span text:style-name="T1882"> </text:span><text:span text:style-name="T1883">quatuor</text:span><text:span text:style-name="T1884"> </text:span><text:span text:style-name="T1885">dietas </text:span><text:span text:style-name="T1881">de hoc loco </text:span><text:span text:style-name="T1886">in radice </text:span><text:span text:style-name="T1887">Libani montis </text:span><text:span text:style-name="T1888">scaturiens </text:span><text:span text:style-name="T1889">ex duob</text:span><text:span text:style-name="amh_5f_dev_5f_abbr"><text:span text:style-name="T1889">us</text:span></text:span><text:span text:style-name="T1889"> fontib</text:span><text:span text:style-name="amh_5f_dev_5f_abbr"><text:span text:style-name="T1889">us</text:span></text:span><text:span text:style-name="T1889"> ut d</text:span><text:span text:style-name="amh_5f_dev_5f_abbr"><text:span text:style-name="T1889">icitu</text:span></text:span><text:span text:style-name="T1889">r Ior et Dan q</text:span><text:span text:style-name="amh_5f_dev_5f_abbr"><text:span text:style-name="T1889">u</text:span></text:span><text:span text:style-name="T1889">ib</text:span><text:span text:style-name="amh_5f_dev_5f_abbr"><text:span text:style-name="T1889">us</text:span></text:span><text:span text:style-name="T1889"> collectis re et no</text:span><text:span text:style-name="amh_5f_dev_5f_abbr"><text:span text:style-name="T1889">m</text:span></text:span><text:span text:style-name="T1889">i</text:span><text:span text:style-name="amh_5f_dev_5f_abbr"><text:span text:style-name="T1889">n</text:span></text:span><text:span text:style-name="T1889">e </text:span><text:span text:style-name="T1890">trahit origine</text:span><text:span text:style-name="amh_5f_dev_5f_abbr"><text:span text:style-name="T1890">m</text:span></text:span><text:span text:style-name="T1890">. </text:span><text:span text:style-name="amh_5f_dev_5f_abbr"><text:span text:style-name="T1891">P</text:span></text:span><text:span text:style-name="amh_5f_dev_5f_abbr"><text:span text:style-name="T1890">er</text:span></text:span><text:span text:style-name="T1890"> mare Tiberiadis fluens, </text:span><text:span text:style-name="amh_5f_dev_5f_abbr"><text:span text:style-name="T1890">pro</text:span></text:span><text:span text:style-name="T1890">pe locu</text:span><text:span text:style-name="amh_5f_dev_5f_abbr"><text:span text:style-name="T1890">m</text:span></text:span><text:span text:style-name="T1890"> ubi </text:span><text:span text:style-name="amh_5f_dev_5f_abbr"><text:span text:style-name="T1890">christ</text:span></text:span><text:span text:style-name="T1890">iani co</text:span><text:span text:style-name="amh_5f_dev_5f_abbr"><text:span text:style-name="T1890">mmun</text:span></text:span><text:span text:style-name="T1890">iter </text:span><text:span text:style-name="T1891">balneant</text:span><text:span text:style-name="amh_5f_dev_5f_abbr"><text:span text:style-name="T1891">u</text:span></text:span><text:span text:style-name="T1891">r, in mare ta</text:span><text:span text:style-name="amh_5f_dev_5f_abbr"><text:span text:style-name="T1891">n</text:span></text:span><text:span text:style-name="T1891">dem Mortuu</text:span><text:span text:style-name="amh_5f_dev_5f_abbr"><text:span text:style-name="T1891">m</text:span></text:span><text:span text:style-name="T1891"> dilabitur et non apparens ult</text:span><text:span text:style-name="amh_5f_dev_5f_abbr"><text:span text:style-name="T1891">er</text:span></text:span><text:span text:style-name="T1891">ius in ibi absorbetur. </text:span><text:span text:style-name="T1892">Delendu</text:span><text:span text:style-name="amh_5f_dev_5f_abbr"><text:span text:style-name="T1892">m</text:span></text:span><text:span text:style-name="T1892"> q</text:span><text:span text:style-name="amh_5f_dev_5f_abbr"><text:span text:style-name="T1892">u</text:span></text:span><text:span text:style-name="T1892">idem si t</text:span><text:span text:style-name="amh_5f_dev_5f_abbr"><text:span text:style-name="T1892">ame</text:span></text:span><text:span text:style-name="T1892">n mi</text:span><text:span text:style-name="amh_5f_dev_5f_abbr"><text:span text:style-name="T1892">ni</text:span></text:span><text:span text:style-name="T1892">steriu</text:span><text:span text:style-name="amh_5f_dev_5f_abbr"><text:span text:style-name="T1892">m</text:span></text:span><text:span text:style-name="T1892"> misticu</text:span><text:span text:style-name="amh_5f_dev_5f_abbr"><text:span text:style-name="T1892">m</text:span></text:span><text:span text:style-name="T1892"> non lateat q</text:span><text:span text:style-name="amh_5f_dev_5f_abbr"><text:span text:style-name="T1892">uod</text:span></text:span><text:span text:style-name="T1892"> fluui</text:span><text:span text:style-name="amh_5f_dev_5f_abbr"><text:span text:style-name="T1892">us</text:span></text:span><text:span text:style-name="T1892"> ta</text:span><text:span text:style-name="amh_5f_dev_5f_abbr"><text:span text:style-name="T1892">m</text:span></text:span><text:span text:style-name="T1892"> delectabilis ta</text:span><text:span text:style-name="amh_5f_dev_5f_abbr"><text:span text:style-name="T1892">m</text:span></text:span><text:span text:style-name="T1892"> detestabili aque miscetur.</text:span></text:h>
      <text:p text:style-name="P84">In hoc <text:span text:style-name="amh_5f_dev_5f_abbr">i</text:span>g<text:span text:style-name="amh_5f_dev_5f_abbr">itur</text:span> sanctissim<text:span text:style-name="T1893">o</text:span> fluuio <text:span text:style-name="amh_5f_dev_5f_abbr">Christu</text:span>s Dei unic<text:span text:style-name="amh_5f_dev_5f_abbr">us</text:span> et n<text:span text:style-name="amh_5f_dev_5f_abbr">oste</text:span>r saluator doct<text:span text:style-name="amh_5f_dev_5f_abbr">r</text:span>ine atq<text:span text:style-name="amh_5f_dev_5f_abbr">ue</text:span> honestatis, humilitatisq<text:span text:style-name="amh_5f_dev_5f_abbr">ue</text:span> magister a p<text:span text:style-name="amh_5f_dev_5f_abbr">re</text:span>cursore <text:span text:style-name="T1894">Ioh</text:span><text:span text:style-name="amh_5f_dev_5f_abbr"><text:span text:style-name="T1894">ann</text:span></text:span><text:span text:style-name="T1894">e baptizatur, uox su</text:span><text:span text:style-name="amh_5f_dev_5f_abbr"><text:span text:style-name="T1894">m</text:span></text:span><text:span text:style-name="T1894">mi Patris auditur, Sp</text:span><text:span text:style-name="amh_5f_dev_5f_abbr"><text:span text:style-name="T1894">iritu</text:span></text:span><text:span text:style-name="T1894">s S</text:span><text:span text:style-name="amh_5f_dev_5f_abbr"><text:span text:style-name="T1894">an</text:span></text:span><text:span text:style-name="T1894">ct</text:span><text:span text:style-name="amh_5f_dev_5f_abbr"><text:span text:style-name="T1894">u</text:span></text:span><text:span text:style-name="T1895">s</text:span><text:span text:style-name="T1894"> </text:span><text:span text:style-name="T1896">in modum colu</text:span><text:span text:style-name="amh_5f_dev_5f_abbr"><text:span text:style-name="T1896">m</text:span></text:span><text:span text:style-name="T1896">be desce</text:span><text:span text:style-name="amh_5f_dev_5f_abbr"><text:span text:style-name="T1896">n</text:span></text:span><text:span text:style-name="T1896">dens cernitur, lauacru</text:span><text:span text:style-name="amh_5f_dev_5f_abbr"><text:span text:style-name="T1896">m</text:span></text:span><text:span text:style-name="T1896"> </text:span><text:span text:style-name="T1897">regen</text:span><text:span text:style-name="amh_5f_dev_5f_abbr"><text:span text:style-name="T1897">er</text:span></text:span><text:span text:style-name="T1897">at</text:span><text:span text:style-name="amh_5f_dev_5f_abbr"><text:span text:style-name="T1897">i</text:span></text:span><text:span text:style-name="T1897">o</text:span><text:span text:style-name="amh_5f_dev_5f_abbr"><text:span text:style-name="T1897">n</text:span></text:span><text:span text:style-name="T1897">is efficitur, </text:span><text:span text:style-name="T1898">undis na</text:span><text:span text:style-name="amh_5f_dev_5f_abbr"><text:span text:style-name="T1898">tur</text:span></text:span><text:span text:style-name="T1898">alibus su</text:span><text:span text:style-name="amh_5f_dev_5f_abbr"><text:span text:style-name="T1898">per</text:span></text:span><text:span text:style-name="T1898">na</text:span><text:span text:style-name="amh_5f_dev_5f_abbr"><text:span text:style-name="T1898">tur</text:span></text:span><text:span text:style-name="T1898">ale Dei donu</text:span><text:span text:style-name="amh_5f_dev_5f_abbr"><text:span text:style-name="T1898">m</text:span></text:span><text:span text:style-name="T1898"> ad p</text:span><text:span text:style-name="amh_5f_dev_5f_abbr"><text:span text:style-name="T1898">ec</text:span></text:span><text:span text:style-name="T1898">ciaminu</text:span><text:span text:style-name="amh_5f_dev_5f_abbr"><text:span text:style-name="T1898">m</text:span></text:span><text:span text:style-name="T1898"> ablutione</text:span><text:span text:style-name="amh_5f_dev_5f_abbr"><text:span text:style-name="T1898">m</text:span></text:span><text:span text:style-name="T1898"> donatur. Hu</text:span><text:span text:style-name="amh_5f_dev_5f_abbr"><text:span text:style-name="T1898">n</text:span></text:span><text:span text:style-name="T1898">c fluuiu</text:span><text:span text:style-name="amh_5f_dev_5f_abbr"><text:span text:style-name="T1898">m</text:span></text:span><text:span text:style-name="T1898"> Filii Ih</text:span><text:span text:style-name="amh_5f_dev_5f_abbr"><text:span text:style-name="T1898">e</text:span></text:span><text:span text:style-name="T1898">r</text:span><text:span text:style-name="amh_5f_dev_5f_abbr"><text:span text:style-name="T1898">usa</text:span></text:span><text:span text:style-name="T1898">l</text:span><text:span text:style-name="amh_5f_dev_5f_abbr"><text:span text:style-name="T1898">e</text:span></text:span><text:span text:style-name="T1898">m sicco uestigio tra</text:span><text:span text:style-name="amh_5f_dev_5f_abbr"><text:span text:style-name="T1898">n</text:span></text:span><text:span text:style-name="T1898">siueru</text:span><text:span text:style-name="amh_5f_dev_5f_abbr"><text:span text:style-name="T1898">n</text:span></text:span><text:span text:style-name="T1898">t, </text:span><text:span text:style-name="amh_5f_nombre_5f_romain"><text:span text:style-name="T1899">xii</text:span></text:span><text:span text:style-name="T1899"> lapides de ei</text:span><text:span text:style-name="amh_5f_dev_5f_abbr"><text:span text:style-name="T1899">us</text:span></text:span><text:span text:style-name="T1899"> fundo s</text:span><text:span text:style-name="amh_5f_dev_5f_abbr"><text:span text:style-name="T1899">e</text:span></text:span><text:span text:style-name="T1899">c</text:span><text:span text:style-name="amh_5f_dev_5f_abbr"><text:span text:style-name="T1899">un</text:span></text:span><text:span text:style-name="T1899">d</text:span><text:span text:style-name="amh_5f_dev_5f_abbr"><text:span text:style-name="T1899">u</text:span></text:span><text:span text:style-name="T1899">m </text:span><text:span text:style-name="amh_5f_nombre_5f_romain"><text:span text:style-name="T1899">xii</text:span></text:span><text:span text:style-name="T1899"> tribus assume</text:span><text:span text:style-name="amh_5f_dev_5f_abbr"><text:span text:style-name="T1899">n</text:span></text:span><text:span text:style-name="T1899">tes et totidem aliu</text:span><text:span text:style-name="amh_5f_dev_5f_abbr"><text:span text:style-name="T1899">n</text:span></text:span><text:span text:style-name="T1899">de </text:span><text:span text:style-name="T1900">su</text:span><text:span text:style-name="amh_5f_dev_5f_abbr"><text:span text:style-name="T1900">m</text:span></text:span><text:span text:style-name="T1900">ptos in ei</text:span><text:span text:style-name="amh_5f_dev_5f_abbr"><text:span text:style-name="T1900">us</text:span></text:span><text:span text:style-name="T1900"> mediu</text:span><text:span text:style-name="amh_5f_dev_5f_abbr"><text:span text:style-name="T1900">m</text:span></text:span><text:span text:style-name="T1900"> </text:span><text:span text:style-name="T1901">reponentes in me</text:span><text:span text:style-name="amh_5f_dev_5f_abbr"><text:span text:style-name="T1901">m</text:span></text:span><text:span text:style-name="T1901">oriam </text:span><text:span text:style-name="T1902">miraculi </text:span><text:span text:style-name="amh_5f_dev_5f_abbr"><text:span text:style-name="T1902">per</text:span></text:span><text:span text:style-name="T1902">petuo recolendi. Vndis </text:span><text:span text:style-name="T1903">isti</text:span><text:span text:style-name="amh_5f_dev_5f_abbr"><text:span text:style-name="T1903">us</text:span></text:span><text:span text:style-name="T1903">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903">tiri</text:span><office:annotation-end office:name="__Annotation__10861_2659024224"/><text:span text:style-name="T1903"> lepra curatur, et breuit</text:span><text:span text:style-name="amh_5f_dev_5f_abbr"><text:span text:style-name="T1903">er</text:span></text:span><text:span text:style-name="T1903"> plurib</text:span><text:span text:style-name="amh_5f_dev_5f_abbr"><text:span text:style-name="T1903">us</text:span></text:span><text:span text:style-name="T1903"> preconiis hic fluui</text:span><text:span text:style-name="amh_5f_dev_5f_abbr"><text:span text:style-name="T1903">us</text:span></text:span><text:span text:style-name="T1903"> i</text:span><text:span text:style-name="amh_5f_dev_5f_abbr"><text:span text:style-name="T1903">n</text:span></text:span><text:span text:style-name="T1903">signitur, circa que</text:span><text:span text:style-name="amh_5f_dev_5f_abbr"><text:span text:style-name="T1903">m</text:span></text:span><text:span text:style-name="T1903"> int</text:span><text:span text:style-name="amh_5f_dev_5f_abbr"><text:span text:style-name="T1903">er</text:span></text:span><text:span text:style-name="T1903"> singula beatissim</text:span><text:span text:style-name="amh_5f_dev_5f_abbr"><text:span text:style-name="T1903">us</text:span></text:span><text:span text:style-name="T1903"> ille Iohan</text:span><text:span text:style-name="amh_5f_dev_5f_abbr"><text:span text:style-name="T1904">n</text:span></text:span><text:span text:style-name="T1903">es Baptista morat</text:span><text:span text:style-name="amh_5f_dev_5f_abbr"><text:span text:style-name="T1903">us</text:span></text:span><text:span text:style-name="T1903"> est et baptismu</text:span><text:span text:style-name="amh_5f_dev_5f_abbr"><text:span text:style-name="T1903">m</text:span></text:span><text:span text:style-name="T1903"> penite</text:span><text:span text:style-name="amh_5f_dev_5f_abbr"><text:span text:style-name="T1903">n</text:span></text:span><text:span text:style-name="T1903">tie </text:span><text:span text:style-name="T1905">p</text:span><text:span text:style-name="amh_5f_dev_5f_abbr"><text:span text:style-name="T1905">re</text:span></text:span><text:span text:style-name="T1905">dicauit, discipulos collegit, </text:span><text:span text:style-name="amh_5f_dev_5f_abbr"><text:span text:style-name="T1905">Christu</text:span></text:span><text:span text:style-name="T1905">m indice mo</text:span><text:span text:style-name="amh_5f_dev_5f_abbr"><text:span text:style-name="T1905">ns</text:span></text:span><text:span text:style-name="T1905">trauit, agnu</text:span><text:span text:style-name="amh_5f_dev_5f_abbr"><text:span text:style-name="T1905">m</text:span></text:span><text:span text:style-name="T1905"> tollente</text:span><text:span text:style-name="amh_5f_dev_5f_abbr"><text:span text:style-name="T1905">m</text:span></text:span><text:span text:style-name="T1905"> p</text:span><text:span text:style-name="amh_5f_dev_5f_abbr"><text:span text:style-name="T1905">e</text:span></text:span><text:span text:style-name="T1905">c</text:span><text:span text:style-name="amh_5f_dev_5f_abbr"><text:span text:style-name="T1905">a</text:span></text:span><text:span text:style-name="T1905">ta mu</text:span><text:span text:style-name="amh_5f_dev_5f_abbr"><text:span text:style-name="T1905">n</text:span></text:span><text:span text:style-name="T1905">di asserit, et ueraci testi</text:span><text:span text:style-name="amh_5f_dev_5f_abbr"><text:span text:style-name="T1905">m</text:span></text:span><text:span text:style-name="T1905">onio approbauit. Circa hu</text:span><text:span text:style-name="amh_5f_dev_5f_abbr"><text:span text:style-name="T1905">n</text:span></text:span><text:span text:style-name="T1905">c fluuium plura su</text:span><text:span text:style-name="amh_5f_dev_5f_abbr"><text:span text:style-name="T1905">n</text:span></text:span><text:span text:style-name="T1905">t mo</text:span><text:span text:style-name="amh_5f_dev_5f_abbr"><text:span text:style-name="T1905">n</text:span></text:span><text:span text:style-name="T1905">ast</text:span><text:span text:style-name="amh_5f_dev_5f_abbr"><text:span text:style-name="T1905">er</text:span></text:span><text:span text:style-name="T1905">ia, scil</text:span><text:span text:style-name="amh_5f_dev_5f_abbr"><text:span text:style-name="T1905">icet</text:span></text:span><text:span text:style-name="T1905"> beati Ioh</text:span><text:span text:style-name="amh_5f_dev_5f_abbr"><text:span text:style-name="T1905">a</text:span></text:span><text:span text:style-name="amh_5f_dev_5f_abbr"><text:span text:style-name="T1906">n</text:span></text:span><text:span text:style-name="amh_5f_dev_5f_abbr"><text:span text:style-name="T1905">n</text:span></text:span><text:span text:style-name="T1905">is et alia deuota, quib</text:span><text:span text:style-name="amh_5f_dev_5f_abbr"><text:span text:style-name="T1905">us</text:span></text:span><text:span text:style-name="T1905"> </text:span><text:span text:style-name="amh_5f_dev_5f_abbr"><text:span text:style-name="T1905">christ</text:span></text:span><text:span text:style-name="T1905">iani scismatici tamen ducu</text:span><text:span text:style-name="amh_5f_dev_5f_abbr"><text:span text:style-name="T1905">n</text:span></text:span><text:span text:style-name="T1905">t uita</text:span><text:span text:style-name="amh_5f_dev_5f_abbr"><text:span text:style-name="T1905">m</text:span></text:span><text:span text:style-name="T1905">. </text:span><text:span text:style-name="T1907">In hiis partib</text:span><text:span text:style-name="amh_5f_dev_5f_abbr"><text:span text:style-name="T1907">us</text:span></text:span><text:span text:style-name="T1907"> plures su</text:span><text:span text:style-name="amh_5f_dev_5f_abbr"><text:span text:style-name="T1907">n</text:span></text:span><text:span text:style-name="T1907">t leones siluatici aliquotiens i</text:span><text:span text:style-name="amh_5f_dev_5f_abbr"><text:span text:style-name="T1907">n</text:span></text:span><text:span text:style-name="T1907"> pecorib</text:span><text:span text:style-name="amh_5f_dev_5f_abbr"><text:span text:style-name="T1907">us</text:span></text:span><text:span text:style-name="T1907"> et iume</text:span><text:span text:style-name="amh_5f_dev_5f_abbr"><text:span text:style-name="T1907">n</text:span></text:span><text:span text:style-name="T1907">tis h</text:span><text:span text:style-name="amh_5f_dev_5f_abbr"><text:span text:style-name="T1907">ab</text:span></text:span><text:span text:style-name="T1907">itantiu</text:span><text:span text:style-name="amh_5f_dev_5f_abbr"><text:span text:style-name="T1907">m</text:span></text:span><text:span text:style-name="T1907"> da</text:span><text:span text:style-name="amh_5f_dev_5f_abbr"><text:span text:style-name="T1907">m</text:span></text:span><text:span text:style-name="T1907">pna gerentes. </text:span></text:p>
      <text:p text:style-name="P85"><text:span text:style-name="amh_5f_lettre_5f_rubriquee">D</text:span>e hiis locis <text:span text:style-name="amh_5f_dev_5f_abbr">pro</text:span>cessi u<text:span text:style-name="amh_5f_dev_5f_abbr">er</text:span>sus <text:span text:style-name="amh_5f_dev_5f_abbr">pro</text:span>uinciam Galilee <text:span text:style-name="amh_5f_dev_5f_abbr">per</text:span> media<text:span text:style-name="amh_5f_dev_5f_abbr">m</text:span> Iudea<text:span text:style-name="amh_5f_dev_5f_abbr">m</text:span> <text:span text:style-name="amh_5f_dev_5f_abbr">et</text:span> Samaria<text:span text:style-name="amh_5f_dev_5f_abbr">m</text:span>, in trib<text:span text:style-name="amh_5f_dev_5f_abbr">us</text:span> scil<text:span text:style-name="amh_5f_dev_5f_abbr">icet</text:span> dieb<text:span text:style-name="amh_5f_dev_5f_abbr">us</text:span> et p<text:span text:style-name="amh_5f_dev_5f_abbr">ri</text:span>mo in hoc itin<text:span text:style-name="amh_5f_dev_5f_abbr">er</text:span>e dimittens sa<text:span text:style-name="amh_5f_dev_5f_abbr">n</text:span>ctam ciuitatem a sinistris <text:span text:style-name="amh_5f_dev_5f_abbr">per</text:span>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text:span text:style-name="amh_5f_dev_5f_abbr">m</text:span> altu<text:span text:style-name="amh_5f_dev_5f_abbr">m</text:span>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text:span text:style-name="amh_5f_dev_5f_abbr">et</text:span> beata A<text:span text:style-name="amh_5f_dev_5f_abbr">n</text:span>na Samuelis morati su<text:span text:style-name="amh_5f_dev_5f_abbr">n</text:span>t, ibiq<text:span text:style-name="amh_5f_dev_5f_abbr">ue</text:span> sanctus <text:span text:style-name="amh_5f_dev_5f_abbr">pro</text:span>pheta nat<text:span text:style-name="amh_5f_dev_5f_abbr">us</text:span> et defunct<text:span text:style-name="amh_5f_dev_5f_abbr">us</text:span> <text:span text:style-name="T1908">est. </text:span><text:span text:style-name="amh_5f_lettre_5f_rubriquee">E</text:span><text:span text:style-name="T1909">t sciend</text:span><text:span text:style-name="amh_5f_dev_5f_abbr"><text:span text:style-name="T1909">um</text:span></text:span><text:span text:style-name="T1909"> est q</text:span><text:span text:style-name="amh_5f_dev_5f_abbr"><text:span text:style-name="T1909">uod</text:span></text:span><text:span text:style-name="T1909"> in hac mea </text:span><text:span text:style-name="amh_5f_dev_5f_abbr"><text:span text:style-name="T1909">per</text:span></text:span><text:span text:style-name="T1909">egrinat</text:span><text:span text:style-name="amh_5f_dev_5f_abbr"><text:span text:style-name="T1909">i</text:span></text:span><text:span text:style-name="T1909">o</text:span><text:span text:style-name="amh_5f_dev_5f_abbr"><text:span text:style-name="T1909">n</text:span></text:span><text:span text:style-name="T1909">e non sem</text:span><text:span text:style-name="amh_5f_dev_5f_abbr"><text:span text:style-name="T1909">per</text:span></text:span><text:span text:style-name="T1909"> </text:span><text:span text:style-name="T1910">secut</text:span><text:span text:style-name="amh_5f_dev_5f_abbr"><text:span text:style-name="T1910">us</text:span></text:span><text:span text:style-name="T1910"> sum publica itinera </text:span><text:span text:style-name="amh_5f_dev_5f_abbr"><text:span text:style-name="T1910">et</text:span></text:span><text:span text:style-name="T1910"> uulgaria, imo </text:span><text:span text:style-name="amh_5f_dev_5f_abbr"><text:span text:style-name="T1910">pro</text:span></text:span><text:span text:style-name="T1910"> uisitandis sa</text:span><text:span text:style-name="amh_5f_dev_5f_abbr"><text:span text:style-name="T1910">n</text:span></text:span><text:span text:style-name="T1910">ctis locis hinc inde ut uolui m</text:span><text:span text:style-name="amh_5f_dev_5f_abbr"><text:span text:style-name="T1910">u</text:span></text:span><text:span text:style-name="T1910">ltotiens </text:span><text:span text:style-name="T1911">deuiaui. Sic igitur </text:span><text:span text:style-name="amh_5f_dev_5f_abbr"><text:span text:style-name="T1911">pro</text:span></text:span><text:span text:style-name="T1911">cedens ueni </text:span><text:span text:style-name="T1912">i</text:span><text:span text:style-name="amh_5f_dev_5f_abbr"><text:span text:style-name="T1912">n</text:span></text:span><text:span text:style-name="T1912"> ultimo </text:span><text:span text:style-name="T1913">Silo, locu</text:span><text:span text:style-name="amh_5f_dev_5f_abbr"><text:span text:style-name="T1913">m</text:span></text:span><text:span text:style-name="T1913"> q</text:span><text:span text:style-name="amh_5f_dev_5f_abbr"><text:span text:style-name="T1913">u</text:span></text:span><text:span text:style-name="T1913">idem sa</text:span><text:span text:style-name="amh_5f_dev_5f_abbr"><text:span text:style-name="T1913">n</text:span></text:span><text:span text:style-name="T1913">ctu</text:span><text:span text:style-name="amh_5f_dev_5f_abbr"><text:span text:style-name="T1913">m</text:span></text:span><text:span text:style-name="T1913"> atq</text:span><text:span text:style-name="amh_5f_dev_5f_abbr"><text:span text:style-name="T1913">ue</text:span></text:span><text:span text:style-name="T1913"> </text:span><text:span text:style-name="T1914">amenu</text:span><text:span text:style-name="amh_5f_dev_5f_abbr"><text:span text:style-name="T1914">m</text:span></text:span><text:span text:style-name="T1914">, ubi arca Dei sub Heli sac</text:span><text:span text:style-name="amh_5f_dev_5f_abbr"><text:span text:style-name="T1914">er</text:span></text:span><text:span text:style-name="T1914">dote longo t</text:span><text:span text:style-name="amh_5f_dev_5f_abbr"><text:span text:style-name="T1914">em</text:span></text:span><text:span text:style-name="T1914">p</text:span><text:span text:style-name="amh_5f_dev_5f_abbr"><text:span text:style-name="T1914">or</text:span></text:span><text:span text:style-name="T1914">e s</text:span><text:span text:style-name="amh_5f_dev_5f_abbr"><text:span text:style-name="T1914">er</text:span></text:span><text:span text:style-name="T1914">uabat</text:span><text:span text:style-name="amh_5f_dev_5f_abbr"><text:span text:style-name="T1914">u</text:span></text:span><text:span text:style-name="T1914">r, </text:span><text:span text:style-name="T1915">sic</text:span><text:span text:style-name="amh_5f_dev_5f_abbr"><text:span text:style-name="T1915">ut</text:span></text:span><text:span text:style-name="T1915"> ait liber Regu</text:span><text:span text:style-name="amh_5f_dev_5f_abbr"><text:span text:style-name="T1915">m</text:span></text:span><text:span text:style-name="T1915">. </text:span><text:span text:style-name="T1916">Hic uota et sac</text:span><text:span text:style-name="amh_5f_dev_5f_abbr"><text:span text:style-name="T1916">r</text:span></text:span><text:span text:style-name="T1916">ificia </text:span><text:span text:style-name="T1917">p</text:span><text:span text:style-name="amh_5f_dev_5f_abbr"><text:span text:style-name="T1917">o</text:span></text:span><text:span text:style-name="T1917">p</text:span><text:span text:style-name="amh_5f_dev_5f_abbr"><text:span text:style-name="T1917">u</text:span></text:span><text:span text:style-name="T1917">li </text:span><text:span text:style-name="T1918">Domini </text:span><text:span text:style-name="T1919">reddebant</text:span><text:span text:style-name="amh_5f_dev_5f_abbr"><text:span text:style-name="T1919">u</text:span></text:span><text:span text:style-name="T1919">r, Samueliq</text:span><text:span text:style-name="amh_5f_dev_5f_abbr"><text:span text:style-name="T1919">ue</text:span></text:span><text:span text:style-name="T1919"> primo </text:span><text:span text:style-name="T1906">D</text:span><text:span text:style-name="T1919">e</text:span><text:span text:style-name="amh_5f_dev_5f_abbr"><text:span text:style-name="T1919">us</text:span></text:span><text:span text:style-name="T1919"> locut</text:span><text:span text:style-name="amh_5f_dev_5f_abbr"><text:span text:style-name="T1919">us</text:span></text:span><text:span text:style-name="T1919"> est, et sibi int</text:span><text:span text:style-name="amh_5f_dev_5f_abbr"><text:span text:style-name="T1919">er</text:span></text:span><text:span text:style-name="T1919"> cet</text:span><text:span text:style-name="amh_5f_dev_5f_abbr"><text:span text:style-name="T1919">er</text:span></text:span><text:span text:style-name="T1919">a de mutat</text:span><text:span text:style-name="amh_5f_dev_5f_abbr"><text:span text:style-name="T1919">i</text:span></text:span><text:span text:style-name="T1919">o</text:span><text:span text:style-name="amh_5f_dev_5f_abbr"><text:span text:style-name="T1919">n</text:span></text:span><text:span text:style-name="T1919">e </text:span><text:span text:style-name="T1920">sac</text:span><text:span text:style-name="amh_5f_dev_5f_abbr"><text:span text:style-name="T1920">er</text:span></text:span><text:span text:style-name="T1920">dotii reuelauit.</text:span></text:p>
      <text:p text:style-name="P86"><text:soft-page-break/>Inde <text:span text:style-name="amh_5f_dev_5f_abbr">pro</text:span>cedens ueni <text:span text:style-name="T1921">in Sichen aut Sicar ubi est </text:span><text:span text:style-name="amh_5f_dev_5f_abbr"><text:span text:style-name="T1921">pro</text:span></text:span><text:span text:style-name="T1921">uincia Samarit</text:span><text:span text:style-name="T1922">an</text:span><text:span text:style-name="T1921">oru</text:span><text:span text:style-name="amh_5f_dev_5f_abbr"><text:span text:style-name="T1921">m</text:span></text:span><text:span text:style-name="T1921">. </text:span><text:span text:style-name="T1922">Vallis q</text:span><text:span text:style-name="amh_5f_dev_5f_abbr"><text:span text:style-name="T1922">u</text:span></text:span><text:span text:style-name="T1922">idem p</text:span><text:span text:style-name="amh_5f_dev_5f_abbr"><text:span text:style-name="T1922">u</text:span></text:span><text:span text:style-name="T1922">lcerrima est </text:span><text:span text:style-name="T1923">ac secu</text:span><text:span text:style-name="amh_5f_dev_5f_abbr"><text:span text:style-name="T1923">n</text:span></text:span><text:span text:style-name="T1923">da, </text:span><text:span text:style-name="T1924">ciuitas q</text:span><text:span text:style-name="amh_5f_dev_5f_abbr"><text:span text:style-name="T1924">ue</text:span></text:span><text:span text:style-name="T1924"> bona nu</text:span><text:span text:style-name="amh_5f_dev_5f_abbr"><text:span text:style-name="T1924">n</text:span></text:span><text:span text:style-name="T1924">c Napolis appellata. </text:span><text:span text:style-name="T1925">I</text:span><text:span text:style-name="T1924">uxta qua</text:span><text:span text:style-name="amh_5f_dev_5f_abbr"><text:span text:style-name="T1924">m</text:span></text:span><text:span text:style-name="T1924">, circa uia</text:span><text:span text:style-name="amh_5f_dev_5f_abbr"><text:span text:style-name="T1924">m</text:span></text:span><text:span text:style-name="T1924"> </text:span><text:span text:style-name="T1926">u</text:span><text:span text:style-name="amh_5f_dev_5f_abbr"><text:span text:style-name="T1926">er</text:span></text:span><text:span text:style-name="T1926">s</text:span><text:span text:style-name="amh_5f_dev_5f_abbr"><text:span text:style-name="T1926">us</text:span></text:span><text:span text:style-name="T1926">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926">Iudeam</text:span><office:annotation-end office:name="__Annotation__15010_2659024224"/><text:span text:style-name="T1926">, </text:span><text:span text:style-name="T1927">D</text:span><text:span text:style-name="amh_5f_dev_5f_abbr"><text:span text:style-name="T1927">ominu</text:span></text:span><text:span text:style-name="T1927">s cu</text:span><text:span text:style-name="amh_5f_dev_5f_abbr"><text:span text:style-name="T1927">m</text:span></text:span><text:span text:style-name="T1927"> muliere samaritana </text:span><text:span text:style-name="amh_5f_dev_5f_abbr"><text:span text:style-name="T1927">pro</text:span></text:span><text:span text:style-name="T1927">pe puteu</text:span><text:span text:style-name="amh_5f_dev_5f_abbr"><text:span text:style-name="T1927">m</text:span></text:span><text:span text:style-name="T1927"> </text:span><text:span text:style-name="T1928">loq</text:span><text:span text:style-name="amh_5f_dev_5f_abbr"><text:span text:style-name="T1928">ua</text:span></text:span><text:span text:style-name="T1928">bat</text:span><text:span text:style-name="amh_5f_dev_5f_abbr"><text:span text:style-name="T1928">u</text:span></text:span><text:span text:style-name="T1928">r, </text:span><text:span text:style-name="T1929">qui et adhuc ibidem, </text:span><text:span text:style-name="T1930">s</text:span><text:span text:style-name="amh_5f_dev_5f_abbr"><text:span text:style-name="T1930">ed</text:span></text:span><text:span text:style-name="T1930"> aliq</text:span><text:span text:style-name="amh_5f_dev_5f_abbr"><text:span text:style-name="T1930">u</text:span></text:span><text:span text:style-name="T1930">a</text:span><text:span text:style-name="amh_5f_dev_5f_abbr"><text:span text:style-name="T1930">n</text:span></text:span><text:span text:style-name="T1930">tulu</text:span><text:span text:style-name="amh_5f_dev_5f_abbr"><text:span text:style-name="T1930">m</text:span></text:span><text:span text:style-name="T1930"> obstruct</text:span><text:span text:style-name="amh_5f_dev_5f_abbr"><text:span text:style-name="T1930">us</text:span></text:span><text:span text:style-name="T1930"> est. Supra que</text:span><text:span text:style-name="amh_5f_dev_5f_abbr"><text:span text:style-name="T1930">m</text:span></text:span><text:span text:style-name="T1930"> locu</text:span><text:span text:style-name="amh_5f_dev_5f_abbr"><text:span text:style-name="T1930">m</text:span></text:span><text:span text:style-name="T1930"> olim p</text:span><text:span text:style-name="amh_5f_dev_5f_abbr"><text:span text:style-name="T1930">u</text:span></text:span><text:span text:style-name="T1930">lcra eccl</text:span><text:span text:style-name="amh_5f_dev_5f_abbr"><text:span text:style-name="T1930">esi</text:span></text:span><text:span text:style-name="T1930">a erat, nu</text:span><text:span text:style-name="amh_5f_dev_5f_abbr"><text:span text:style-name="T1930">n</text:span></text:span><text:span text:style-name="T1930">c pl</text:span><text:span text:style-name="amh_5f_dev_5f_abbr"><text:span text:style-name="T1930">ur</text:span></text:span><text:span text:style-name="T1930">imu</text:span><text:span text:style-name="amh_5f_dev_5f_abbr"><text:span text:style-name="T1930">m</text:span></text:span><text:span text:style-name="T1930"> dissipata. Et non </text:span><text:span text:style-name="T1931">longe sep</text:span><text:span text:style-name="amh_5f_dev_5f_abbr"><text:span text:style-name="T1931">u</text:span></text:span><text:span text:style-name="T1931">lcru</text:span><text:span text:style-name="amh_5f_dev_5f_abbr"><text:span text:style-name="T1931">m</text:span></text:span><text:span text:style-name="T1931"> est beatissimi patriarce Ioseph, cui</text:span><text:span text:style-name="amh_5f_dev_5f_abbr"><text:span text:style-name="T1931">us</text:span></text:span><text:span text:style-name="T1931"> ossa de Egipto </text:span><text:span text:style-name="T1932">ad ip</text:span><text:span text:style-name="amh_5f_dev_5f_abbr"><text:span text:style-name="T1932">s</text:span></text:span><text:span text:style-name="T1932">i</text:span><text:span text:style-name="amh_5f_dev_5f_abbr"><text:span text:style-name="T1932">us</text:span></text:span><text:span text:style-name="T1932"> p</text:span><text:span text:style-name="amh_5f_dev_5f_abbr"><text:span text:style-name="T1932">re</text:span></text:span><text:span text:style-name="T1932">ceptu</text:span><text:span text:style-name="amh_5f_dev_5f_abbr"><text:span text:style-name="T1932">m</text:span></text:span><text:span text:style-name="T1932"> a filiis Isr</text:span><text:span text:style-name="amh_5f_dev_5f_abbr"><text:span text:style-name="T1932">ae</text:span></text:span><text:span text:style-name="T1932">l tra</text:span><text:span text:style-name="amh_5f_dev_5f_abbr"><text:span text:style-name="T1932">n</text:span></text:span><text:span text:style-name="T1932">sportata su</text:span><text:span text:style-name="amh_5f_dev_5f_abbr"><text:span text:style-name="T1932">n</text:span></text:span><text:span text:style-name="T1932">t. Hu</text:span><text:span text:style-name="amh_5f_dev_5f_abbr"><text:span text:style-name="T1932">n</text:span></text:span><text:span text:style-name="T1932">c locu</text:span><text:span text:style-name="amh_5f_dev_5f_abbr"><text:span text:style-name="T1932">m</text:span></text:span><text:span text:style-name="T1932"> Iudei </text:span><text:span text:style-name="T1933">pl</text:span><text:span text:style-name="amh_5f_dev_5f_abbr"><text:span text:style-name="T1933">u</text:span></text:span><text:span text:style-name="T1933">rimu</text:span><text:span text:style-name="amh_5f_dev_5f_abbr"><text:span text:style-name="T1933">m</text:span></text:span><text:span text:style-name="T1933"> rueurant</text:span><text:span text:style-name="amh_5f_dev_5f_abbr"><text:span text:style-name="T1933">u</text:span></text:span><text:span text:style-name="T1933">r. </text:span><text:span text:style-name="amh_5f_foliotation"><text:span text:style-name="T1934">[f. 241v]</text:span></text:span><text:span text:style-name="T1934"> In p</text:span><text:span text:style-name="amh_5f_dev_5f_abbr"><text:span text:style-name="T1934">re</text:span></text:span><text:span text:style-name="T1934">dicta ciuitate Dyna filia Iacob rapta est, s</text:span><text:span text:style-name="amh_5f_dev_5f_abbr"><text:span text:style-name="T1934">ed</text:span></text:span><text:span text:style-name="T1934"> crudelis uindicta urb</text:span><text:span text:style-name="amh_5f_dev_5f_abbr"><text:span text:style-name="T1934">is</text:span></text:span><text:span text:style-name="T1934"> h</text:span><text:span text:style-name="amh_5f_dev_5f_abbr"><text:span text:style-name="T1934">ab</text:span></text:span><text:span text:style-name="T1934">itatorib</text:span><text:span text:style-name="amh_5f_dev_5f_abbr"><text:span text:style-name="T1934">us</text:span></text:span><text:span text:style-name="T1934"> a duob</text:span><text:span text:style-name="amh_5f_dev_5f_abbr"><text:span text:style-name="T1934">us</text:span></text:span><text:span text:style-name="T1934"> filiis Iacob postea illata est. In hac </text:span><text:span text:style-name="amh_5f_dev_5f_abbr"><text:span text:style-name="T1934">pro</text:span></text:span><text:span text:style-name="T1934">uincia </text:span><text:span text:style-name="T1935">Samarie est si</text:span><text:span text:style-name="amh_5f_dev_5f_abbr"><text:span text:style-name="T1935">n</text:span></text:span><text:span text:style-name="T1935">gularis q</text:span><text:span text:style-name="amh_5f_dev_5f_abbr"><text:span text:style-name="T1935">ue</text:span></text:span><text:span text:style-name="T1935">da</text:span><text:span text:style-name="amh_5f_dev_5f_abbr"><text:span text:style-name="T1935">m</text:span></text:span><text:span text:style-name="T1935"> </text:span><text:span text:style-name="T1936">secta ho</text:span><text:span text:style-name="amh_5f_dev_5f_abbr"><text:span text:style-name="T1936">minu</text:span></text:span><text:span text:style-name="T1936">m </text:span><text:span text:style-name="T1937">q</text:span><text:span text:style-name="amh_5f_dev_5f_abbr"><text:span text:style-name="T1937">ui</text:span></text:span><text:span text:style-name="T1937"> Samaritani sp</text:span><text:span text:style-name="amh_5f_dev_5f_abbr"><text:span text:style-name="T1937">eci</text:span></text:span><text:span text:style-name="T1937">alit</text:span><text:span text:style-name="amh_5f_dev_5f_abbr"><text:span text:style-name="T1937">er</text:span></text:span><text:span text:style-name="T1937"> no</text:span><text:span text:style-name="amh_5f_dev_5f_abbr"><text:span text:style-name="T1937">m</text:span></text:span><text:span text:style-name="T1937">i</text:span><text:span text:style-name="amh_5f_dev_5f_abbr"><text:span text:style-name="T1937">n</text:span></text:span><text:span text:style-name="T1937">ant</text:span><text:span text:style-name="amh_5f_dev_5f_abbr"><text:span text:style-name="T1937">u</text:span></text:span><text:span text:style-name="T1937">r. </text:span><text:span text:style-name="T1938">Hii quoq</text:span><text:span text:style-name="amh_5f_dev_5f_abbr"><text:span text:style-name="T1938">ue</text:span></text:span><text:span text:style-name="T1938"> nec lege</text:span><text:span text:style-name="amh_5f_dev_5f_abbr"><text:span text:style-name="T1938">m</text:span></text:span><text:span text:style-name="T1938"> </text:span><text:span text:style-name="amh_5f_dev_5f_abbr"><text:span text:style-name="T1938">christ</text:span></text:span><text:span text:style-name="T1938">ianoru</text:span><text:span text:style-name="amh_5f_dev_5f_abbr"><text:span text:style-name="T1938">m</text:span></text:span><text:span text:style-name="T1938">, nec Iudeor</text:span><text:span text:style-name="amh_5f_dev_5f_abbr"><text:span text:style-name="T1938">um</text:span></text:span><text:span text:style-name="T1938">, nec Sarracenoru</text:span><text:span text:style-name="amh_5f_dev_5f_abbr"><text:span text:style-name="T1938">m</text:span></text:span><text:span text:style-name="T1938">, </text:span><text:span text:style-name="T1939">nec etia</text:span><text:span text:style-name="amh_5f_dev_5f_abbr"><text:span text:style-name="T1939">m</text:span></text:span><text:span text:style-name="T1939"> paganoru</text:span><text:span text:style-name="amh_5f_dev_5f_abbr"><text:span text:style-name="T1939">m</text:span></text:span><text:span text:style-name="T1939"> secta</text:span><text:span text:style-name="amh_5f_dev_5f_abbr"><text:span text:style-name="T1939">n</text:span></text:span><text:span text:style-name="T1939">tur, </text:span><text:span text:style-name="T1940">s</text:span><text:span text:style-name="amh_5f_dev_5f_abbr"><text:span text:style-name="T1940">ed</text:span></text:span><text:span text:style-name="T1940"> unu</text:span><text:span text:style-name="amh_5f_dev_5f_abbr"><text:span text:style-name="T1940">m</text:span></text:span><text:span text:style-name="T1940"> Deu</text:span><text:span text:style-name="amh_5f_dev_5f_abbr"><text:span text:style-name="T1940">m</text:span></text:span><text:span text:style-name="T1940"> </text:span><text:span text:style-name="T1941">dicentes, </text:span><text:span text:style-name="T1942">opiniones, </text:span><text:span text:style-name="T1943">ritus colendi ac modos uiuendi mirabiles tenent, se solos reputantes de nu</text:span><text:span text:style-name="amh_5f_dev_5f_abbr"><text:span text:style-name="T1943">me</text:span></text:span><text:span text:style-name="T1943">ro </text:span><text:span text:style-name="T1944">saluandoru</text:span><text:span text:style-name="amh_5f_dev_5f_abbr"><text:span text:style-name="T1944">m</text:span></text:span><text:span text:style-name="T1944">. </text:span><text:span text:style-name="T1945">Et etia</text:span><text:span text:style-name="amh_5f_dev_5f_abbr"><text:span text:style-name="T1945">m</text:span></text:span><text:span text:style-name="T1945"> in habitu ab aliis disti</text:span><text:span text:style-name="amh_5f_dev_5f_abbr"><text:span text:style-name="T1945">n</text:span></text:span><text:span text:style-name="T1945">gunt</text:span><text:span text:style-name="amh_5f_dev_5f_abbr"><text:span text:style-name="T1945">u</text:span></text:span><text:span text:style-name="T1945">r, </text:span><text:span text:style-name="T1946">quia cu</text:span><text:span text:style-name="amh_5f_dev_5f_abbr"><text:span text:style-name="T1946">m</text:span></text:span><text:span text:style-name="T1946"> i</text:span><text:span text:style-name="amh_5f_dev_5f_abbr"><text:span text:style-name="T1946">n</text:span></text:span><text:span text:style-name="T1946"> hiis partib</text:span><text:span text:style-name="amh_5f_dev_5f_abbr"><text:span text:style-name="T1946">us</text:span></text:span><text:span text:style-name="T1946"> habitantes general</text:span><text:span text:style-name="amh_5f_dev_5f_abbr"><text:span text:style-name="T1946">ite</text:span></text:span><text:span text:style-name="T1946">r </text:span><text:span text:style-name="T1947">i</text:span><text:span text:style-name="amh_5f_dev_5f_abbr"><text:span text:style-name="T1947">n</text:span></text:span><text:span text:style-name="T1947">uoluu</text:span><text:span text:style-name="amh_5f_dev_5f_abbr"><text:span text:style-name="T1947">n</text:span></text:span><text:span text:style-name="T1947">t capita lintheis </text:span><text:span text:style-name="T1948">longissimis </text:span><text:span text:style-name="amh_5f_dev_5f_abbr"><text:span text:style-name="T1948">christ</text:span></text:span><text:span text:style-name="T1948">iani </text:span><text:span text:style-name="T1949">blauiis, sarraceni, albis, iudeis, </text:span><text:span text:style-name="T1950">glauci su</text:span><text:span text:style-name="amh_5f_dev_5f_abbr"><text:span text:style-name="T1950">n</text:span></text:span><text:span text:style-name="T1950">t, horu</text:span><text:span text:style-name="amh_5f_dev_5f_abbr"><text:span text:style-name="T1950">m</text:span></text:span><text:span text:style-name="T1950"> </text:span><text:span text:style-name="T1951">capita rubeis i</text:span><text:span text:style-name="amh_5f_dev_5f_abbr"><text:span text:style-name="T1951">n</text:span></text:span><text:span text:style-name="T1951">uoluu</text:span><text:span text:style-name="amh_5f_dev_5f_abbr"><text:span text:style-name="T1951">n</text:span></text:span><text:span text:style-name="T1951">t</text:span><text:span text:style-name="amh_5f_dev_5f_abbr"><text:span text:style-name="T1951">u</text:span></text:span><text:span text:style-name="T1951">r, et se dicu</text:span><text:span text:style-name="amh_5f_dev_5f_abbr"><text:span text:style-name="T1951">n</text:span></text:span><text:span text:style-name="T1951">t de dilectissimis int</text:span><text:span text:style-name="amh_5f_dev_5f_abbr"><text:span text:style-name="T1951">er</text:span></text:span><text:span text:style-name="T1951"> om</text:span><text:span text:style-name="amh_5f_dev_5f_abbr"><text:span text:style-name="T1951">n</text:span></text:span><text:span text:style-name="amh_5f_dev_5f_abbr"><text:span text:style-name="T1952">e</text:span></text:span><text:span text:style-name="T1951">s.</text:span></text:p>
      <text:p text:style-name="P87"><text:span text:style-name="amh_5f_lettre_5f_rubriquee">D</text:span>e Sythen <text:span text:style-name="amh_5f_dev_5f_abbr">i</text:span>g<text:span text:style-name="amh_5f_dev_5f_abbr">itu</text:span>r <text:span text:style-name="amh_5f_dev_5f_abbr">pro</text:span>cessi u<text:span text:style-name="amh_5f_dev_5f_abbr">er</text:span>sus Samariam q<text:span text:style-name="amh_5f_dev_5f_abbr">u</text:span>ondam famosissimam ciuitate<text:span text:style-name="amh_5f_dev_5f_abbr">m</text:span>, caput hui<text:span text:style-name="amh_5f_dev_5f_abbr">us</text:span> <text:span text:style-name="amh_5f_dev_5f_abbr">pro</text:span>uincie q<text:span text:style-name="amh_5f_dev_5f_abbr">ue</text:span> et Samaria ab hac appellat<text:span text:style-name="amh_5f_dev_5f_abbr">u</text:span>r. Ciuitas aut<text:span text:style-name="amh_5f_dev_5f_abbr">em</text:span> nunc Sebaste dicit<text:span text:style-name="amh_5f_dev_5f_abbr">u</text:span>r, et multu<text:span text:style-name="amh_5f_dev_5f_abbr">m</text:span> assimilat<text:span text:style-name="amh_5f_dev_5f_abbr">u</text:span>r ciuitate sancte in situ. <text:span text:style-name="T1953">I</text:span><text:span text:style-name="amh_5f_dev_5f_abbr"><text:span text:style-name="T1953">n</text:span></text:span><text:span text:style-name="T1953"> hac fuit caput et sedes regni dece</text:span><text:span text:style-name="amh_5f_dev_5f_abbr"><text:span text:style-name="T1953">m</text:span></text:span><text:span text:style-name="T1953"> tribuu</text:span><text:span text:style-name="amh_5f_dev_5f_abbr"><text:span text:style-name="T1953">m</text:span></text:span><text:span text:style-name="T1953"> postq</text:span><text:span text:style-name="amh_5f_dev_5f_abbr"><text:span text:style-name="T1953">u</text:span></text:span><text:span text:style-name="T1953">a</text:span><text:span text:style-name="amh_5f_dev_5f_abbr"><text:span text:style-name="T1953">m</text:span></text:span><text:span text:style-name="T1953"> Salomo</text:span><text:span text:style-name="amh_5f_dev_5f_abbr"><text:span text:style-name="T1953">n</text:span></text:span><text:span text:style-name="T1953">is, si attribuit Iuda et Beniamin dimiseru</text:span><text:span text:style-name="amh_5f_dev_5f_abbr"><text:span text:style-name="T1953">n</text:span></text:span><text:span text:style-name="T1953">t, successores q</text:span><text:span text:style-name="amh_5f_dev_5f_abbr"><text:span text:style-name="T1953">u</text:span></text:span><text:span text:style-name="T1953">idem s</text:span><text:span text:style-name="amh_5f_dev_5f_abbr"><text:span text:style-name="T1953">ecundu</text:span></text:span><text:span text:style-name="T1953">m </text:span><text:span text:style-name="T1954">sangui</text:span><text:span text:style-name="amh_5f_dev_5f_abbr"><text:span text:style-name="T1954">n</text:span></text:span><text:span text:style-name="T1954">em </text:span><text:span text:style-name="T1955">Dauid regna</text:span><text:span text:style-name="amh_5f_dev_5f_abbr"><text:span text:style-name="T1955">n</text:span></text:span><text:span text:style-name="T1955">tes in Ih</text:span><text:span text:style-name="amh_5f_dev_5f_abbr"><text:span text:style-name="T1955">e</text:span></text:span><text:span text:style-name="T1955">r</text:span><text:span text:style-name="amh_5f_dev_5f_abbr"><text:span text:style-name="T1955">usa</text:span></text:span><text:span text:style-name="T1955">l</text:span><text:span text:style-name="amh_5f_dev_5f_abbr"><text:span text:style-name="T1955">e</text:span></text:span><text:span text:style-name="T1955">m </text:span><text:span text:style-name="T1956">reges Iuda regna</text:span><text:span text:style-name="amh_5f_dev_5f_abbr"><text:span text:style-name="T1956">n</text:span></text:span><text:span text:style-name="T1956">tes uero </text:span><text:span text:style-name="T1957">in Samaria su</text:span><text:span text:style-name="amh_5f_dev_5f_abbr"><text:span text:style-name="T1957">per</text:span></text:span><text:span text:style-name="T1957"> </text:span><text:span text:style-name="amh_5f_nombre_5f_romain"><text:span text:style-name="T1957">x</text:span></text:span><text:span text:style-name="T1957"> trib</text:span><text:span text:style-name="amh_5f_dev_5f_abbr"><text:span text:style-name="T1957">us</text:span></text:span><text:span text:style-name="T1957">, reges Isr</text:span><text:span text:style-name="amh_5f_dev_5f_abbr"><text:span text:style-name="T1957">ae</text:span></text:span><text:span text:style-name="T1957">l dicebant</text:span><text:span text:style-name="amh_5f_dev_5f_abbr"><text:span text:style-name="T1957">u</text:span></text:span><text:span text:style-name="T1957">r. Hec egregia q</text:span><text:span text:style-name="amh_5f_dev_5f_abbr"><text:span text:style-name="T1957">u</text:span></text:span><text:span text:style-name="T1957">ondam </text:span><text:span text:style-name="T1958">ciuitas desolata est et destructa in ualde p</text:span><text:span text:style-name="amh_5f_dev_5f_abbr"><text:span text:style-name="T1958">u</text:span></text:span><text:span text:style-name="T1958">lcro monte sita. Aliquas </text:span><text:span text:style-name="amh_5f_dev_5f_abbr"><text:span text:style-name="T1958">christ</text:span></text:span><text:span text:style-name="T1958">ianoru</text:span><text:span text:style-name="amh_5f_dev_5f_abbr"><text:span text:style-name="T1958">m</text:span></text:span><text:span text:style-name="T1958"> eccl</text:span><text:span text:style-name="amh_5f_dev_5f_abbr"><text:span text:style-name="T1958">esi</text:span></text:span><text:span text:style-name="T1958">as adhuc h</text:span><text:span text:style-name="amh_5f_dev_5f_abbr"><text:span text:style-name="T1958">abe</text:span></text:span><text:span text:style-name="T1958">t </text:span><text:span text:style-name="T1959">et p</text:span><text:span text:style-name="amh_5f_dev_5f_abbr"><text:span text:style-name="T1959">re</text:span></text:span><text:span text:style-name="T1959">cipue t</text:span><text:span text:style-name="amh_5f_dev_5f_abbr"><text:span text:style-name="T1959">ame</text:span></text:span><text:span text:style-name="T1959">n una</text:span><text:span text:style-name="amh_5f_dev_5f_abbr"><text:span text:style-name="T1959">m</text:span></text:span><text:span text:style-name="T1959"> ualde p</text:span><text:span text:style-name="amh_5f_dev_5f_abbr"><text:span text:style-name="T1959">u</text:span></text:span><text:span text:style-name="T1960">l</text:span><text:span text:style-name="T1959">cra</text:span><text:span text:style-name="amh_5f_dev_5f_abbr"><text:span text:style-name="T1959">m</text:span></text:span><text:span text:style-name="T1959"> h</text:span><text:span text:style-name="amh_5f_dev_5f_abbr"><text:span text:style-name="T1959">ab</text:span></text:span><text:span text:style-name="T1959">uit, cui</text:span><text:span text:style-name="amh_5f_dev_5f_abbr"><text:span text:style-name="T1959">us</text:span></text:span><text:span text:style-name="T1959"> adhuc apparent uestigia, ubi caput beati Ioh</text:span><text:span text:style-name="amh_5f_dev_5f_abbr"><text:span text:style-name="T1959">a</text:span></text:span><text:span text:style-name="amh_5f_dev_5f_abbr"><text:span text:style-name="T1960">n</text:span></text:span><text:span text:style-name="amh_5f_dev_5f_abbr"><text:span text:style-name="T1959">n</text:span></text:span><text:span text:style-name="T1959">is Baptiste abscidit</text:span><text:span text:style-name="amh_5f_dev_5f_abbr"><text:span text:style-name="T1959">u</text:span></text:span><text:span text:style-name="T1959">r, </text:span><text:span text:style-name="T1961">et corp</text:span><text:span text:style-name="amh_5f_dev_5f_abbr"><text:span text:style-name="T1961">us</text:span></text:span><text:span text:style-name="T1961"> achephalu</text:span><text:span text:style-name="amh_5f_dev_5f_abbr"><text:span text:style-name="T1961">m</text:span></text:span><text:span text:style-name="T1961"> </text:span><text:span text:style-name="T1962">a discip</text:span><text:span text:style-name="amh_5f_dev_5f_abbr"><text:span text:style-name="T1962">u</text:span></text:span><text:span text:style-name="T1962">lis tumulatur. </text:span><text:span text:style-name="amh_5f_lettre_5f_rubriquee">O</text:span><text:span text:style-name="T1963"> uere sacer </text:span><text:span text:style-name="T1964">locus illius sangui</text:span><text:span text:style-name="amh_5f_dev_5f_abbr"><text:span text:style-name="T1964">ni</text:span></text:span><text:span text:style-name="T1964">s effusione </text:span><text:span text:style-name="T1965">sacrat</text:span><text:span text:style-name="amh_5f_dev_5f_abbr"><text:span text:style-name="T1965">us</text:span></text:span><text:span text:style-name="T1965">, quo nemo </text:span><text:span text:style-name="T1966">maior int</text:span><text:span text:style-name="amh_5f_dev_5f_abbr"><text:span text:style-name="T1966">er</text:span></text:span><text:span text:style-name="T1966"> natos m</text:span><text:span text:style-name="amh_5f_dev_5f_abbr"><text:span text:style-name="T1966">u</text:span></text:span><text:span text:style-name="T1966">lieru</text:span><text:span text:style-name="amh_5f_dev_5f_abbr"><text:span text:style-name="T1966">m</text:span></text:span><text:span text:style-name="T1966"> </text:span><text:span text:style-name="T1967">surrexit, hoc ip</text:span><text:span text:style-name="amh_5f_dev_5f_abbr"><text:span text:style-name="T1967">s</text:span></text:span><text:span text:style-name="T1967">a ueritate q</text:span><text:span text:style-name="amh_5f_dev_5f_abbr"><text:span text:style-name="T1967">ue</text:span></text:span><text:span text:style-name="T1967"> </text:span><text:span text:style-name="amh_5f_dev_5f_abbr"><text:span text:style-name="T1967">Christu</text:span></text:span><text:span text:style-name="T1967">s est clari</text:span><text:span text:style-name="amh_5f_dev_5f_abbr"><text:span text:style-name="T1967">us</text:span></text:span><text:span text:style-name="T1967"> attesta</text:span><text:span text:style-name="amh_5f_dev_5f_abbr"><text:span text:style-name="T1967">n</text:span></text:span><text:span text:style-name="T1967">te. Hui</text:span><text:span text:style-name="amh_5f_dev_5f_abbr"><text:span text:style-name="T1967">us</text:span></text:span><text:span text:style-name="T1967"> ciuitatis ruine magne nu</text:span><text:span text:style-name="amh_5f_dev_5f_abbr"><text:span text:style-name="T1967">n</text:span></text:span><text:span text:style-name="T1967">c appare</text:span><text:span text:style-name="amh_5f_dev_5f_abbr"><text:span text:style-name="T1967">n</text:span></text:span><text:span text:style-name="T1967">tes, m</text:span><text:span text:style-name="amh_5f_dev_5f_abbr"><text:span text:style-name="T1967">u</text:span></text:span><text:span text:style-name="T1967">ltitudi</text:span><text:span text:style-name="amh_5f_dev_5f_abbr"><text:span text:style-name="T1967">n</text:span></text:span><text:span text:style-name="T1967">e colu</text:span><text:span text:style-name="amh_5f_dev_5f_abbr"><text:span text:style-name="T1967">m</text:span></text:span><text:span text:style-name="T1967">pnaru</text:span><text:span text:style-name="amh_5f_dev_5f_abbr"><text:span text:style-name="T1967">m</text:span></text:span><text:span text:style-name="T1967">, num</text:span><text:span text:style-name="amh_5f_dev_5f_abbr"><text:span text:style-name="T1967">er</text:span></text:span><text:span text:style-name="T1967">ositate monume</text:span><text:span text:style-name="amh_5f_dev_5f_abbr"><text:span text:style-name="T1967">n</text:span></text:span><text:span text:style-name="T1967">toru</text:span><text:span text:style-name="amh_5f_dev_5f_abbr"><text:span text:style-name="T1967">m</text:span></text:span><text:span text:style-name="T1967"> </text:span><text:span text:style-name="T1968">in eis et circa ip</text:span><text:span text:style-name="amh_5f_dev_5f_abbr"><text:span text:style-name="T1968">s</text:span></text:span><text:span text:style-name="T1968">as appare</text:span><text:span text:style-name="amh_5f_dev_5f_abbr"><text:span text:style-name="T1968">n</text:span></text:span><text:span text:style-name="T1968">tiu</text:span><text:span text:style-name="amh_5f_dev_5f_abbr"><text:span text:style-name="T1968">m</text:span></text:span><text:span text:style-name="T1968"> </text:span><text:span text:style-name="T1969">a</text:span><text:span text:style-name="amh_5f_dev_5f_abbr"><text:span text:style-name="T1969">n</text:span></text:span><text:span text:style-name="T1969">tique nobilitatis p</text:span><text:span text:style-name="amh_5f_dev_5f_abbr"><text:span text:style-name="T1969">re</text:span></text:span><text:span text:style-name="T1969">stant testi</text:span><text:span text:style-name="amh_5f_dev_5f_abbr"><text:span text:style-name="T1969">m</text:span></text:span><text:span text:style-name="T1969">oniu</text:span><text:span text:style-name="amh_5f_dev_5f_abbr"><text:span text:style-name="T1969">m</text:span></text:span><text:span text:style-name="T1969">.</text:span></text:p>
      <text:p text:style-name="P88">Inde aut<text:span text:style-name="amh_5f_dev_5f_abbr"><text:span text:style-name="T1970">em</text:span></text:span> <text:span text:style-name="amh_5f_dev_5f_abbr">pro</text:span>grediens, <text:span text:style-name="T1971">mo</text:span><text:span text:style-name="amh_5f_dev_5f_abbr"><text:span text:style-name="T1971">n</text:span></text:span><text:span text:style-name="T1971">tanis dimissis, ueni in planitie</text:span><text:span text:style-name="amh_5f_dev_5f_abbr"><text:span text:style-name="T1971">m</text:span></text:span><text:span text:style-name="T1971"> </text:span><text:span text:style-name="T1970">Galilee. Est aut</text:span><text:span text:style-name="amh_5f_dev_5f_abbr"><text:span text:style-name="T1970">em</text:span></text:span><text:span text:style-name="T1970"> Galilea </text:span><text:span text:style-name="amh_5f_dev_5f_abbr"><text:span text:style-name="T1970">pro</text:span></text:span><text:span text:style-name="T1970">uincia </text:span><text:span text:style-name="T1972">terre </text:span><text:span text:style-name="amh_5f_dev_5f_abbr"><text:span text:style-name="T1972">pro</text:span></text:span><text:span text:style-name="T1972">missionis, melior et fertilior, planis, mo</text:span><text:span text:style-name="amh_5f_dev_5f_abbr"><text:span text:style-name="T1972">n</text:span></text:span><text:span text:style-name="T1972">tibus atq</text:span><text:span text:style-name="amh_5f_dev_5f_abbr"><text:span text:style-name="T1972">ue</text:span></text:span><text:span text:style-name="T1972"> </text:span><text:span text:style-name="T1973">uallib</text:span><text:span text:style-name="amh_5f_dev_5f_abbr"><text:span text:style-name="T1973">us</text:span></text:span><text:span text:style-name="T1973"> multu</text:span><text:span text:style-name="amh_5f_dev_5f_abbr"><text:span text:style-name="T1973">m</text:span></text:span><text:span text:style-name="T1973"> grata, co</text:span><text:span text:style-name="amh_5f_dev_5f_abbr"><text:span text:style-name="T1973">n</text:span></text:span><text:span text:style-name="T1973">uersat</text:span><text:span text:style-name="amh_5f_dev_5f_abbr"><text:span text:style-name="T1973">i</text:span></text:span><text:span text:style-name="T1973">o</text:span><text:span text:style-name="amh_5f_dev_5f_abbr"><text:span text:style-name="T1973">n</text:span></text:span><text:span text:style-name="T1973">e, miraculis </text:span><text:span text:style-name="T1974">et uestigiis </text:span><text:span text:style-name="T1975">S</text:span><text:span text:style-name="T1974">aluatoris ac sanctoru</text:span><text:span text:style-name="amh_5f_dev_5f_abbr"><text:span text:style-name="T1974">m</text:span></text:span><text:span text:style-name="T1974"> </text:span><text:span text:style-name="amh_5f_dev_5f_abbr"><text:span text:style-name="T1975">p</text:span></text:span><text:span text:style-name="T1975">l</text:span><text:span text:style-name="amh_5f_dev_5f_abbr"><text:span text:style-name="T1975">u</text:span></text:span><text:span text:style-name="T1975">rimu</text:span><text:span text:style-name="amh_5f_dev_5f_abbr"><text:span text:style-name="T1975">m</text:span></text:span><text:span text:style-name="T1975"> decorata. </text:span><text:span text:style-name="T1976">In cui</text:span><text:span text:style-name="amh_5f_dev_5f_abbr"><text:span text:style-name="T1976">us</text:span></text:span><text:span text:style-name="T1976"> planitie </text:span><text:span text:style-name="T1977">ac decliuis montiu</text:span><text:span text:style-name="amh_5f_dev_5f_abbr"><text:span text:style-name="T1977">m</text:span></text:span><text:span text:style-name="T1977"> hec loca sancta su</text:span><text:span text:style-name="amh_5f_dev_5f_abbr"><text:span text:style-name="T1977">n</text:span></text:span><text:span text:style-name="T1977">t, ad me</text:span><text:span text:style-name="amh_5f_dev_5f_abbr"><text:span text:style-name="T1977">m</text:span></text:span><text:span text:style-name="T1977">oriam </text:span><text:span text:style-name="T1978">merito reuocanda, scil</text:span><text:span text:style-name="amh_5f_dev_5f_abbr"><text:span text:style-name="T1978">icet</text:span></text:span><text:span text:style-name="T1978"> Naym ciuitas, Capharnau</text:span><text:span text:style-name="amh_5f_dev_5f_abbr"><text:span text:style-name="T1978">m</text:span></text:span><text:span text:style-name="T1978">, Betsaida, Cana Galilee, </text:span><text:span text:style-name="amh_5f_dev_5f_abbr"><text:span text:style-name="T1978">et</text:span></text:span><text:span text:style-name="T1978"> c</text:span><text:span text:style-name="amh_5f_dev_5f_abbr"><text:span text:style-name="T1978">eter</text:span></text:span><text:span text:style-name="T1978">a </text:span><text:span text:style-name="T1979">ubi q</text:span><text:span text:style-name="amh_5f_dev_5f_abbr"><text:span text:style-name="T1979">ue</text:span></text:span><text:span text:style-name="T1979"> Dei Filius </text:span><text:span text:style-name="amh_5f_dev_5f_abbr"><text:span text:style-name="T1980">pro</text:span></text:span><text:span text:style-name="T1980">digia fecerit dice</text:span><text:span text:style-name="amh_5f_dev_5f_abbr"><text:span text:style-name="T1980">re</text:span></text:span><text:span text:style-name="T1980"> non oportet cu</text:span><text:span text:style-name="amh_5f_dev_5f_abbr"><text:span text:style-name="T1980">m</text:span></text:span><text:span text:style-name="T1980"> h</text:span><text:span text:style-name="T1981">ec</text:span><text:span text:style-name="T1980"> sacra Euua</text:span><text:span text:style-name="amh_5f_dev_5f_abbr"><text:span text:style-name="T1980">n</text:span></text:span><text:span text:style-name="T1980">gelia recitent. </text:span><text:span text:style-name="amh_5f_lettre_5f_rubriquee">C</text:span><text:span text:style-name="T1982">onfert aut</text:span><text:span text:style-name="amh_5f_dev_5f_abbr"><text:span text:style-name="T1982">em</text:span></text:span><text:span text:style-name="T1982"> </text:span><text:span text:style-name="T1983">ultra modum </text:span><text:span text:style-name="T1984">ho</text:span><text:span text:style-name="amh_5f_dev_5f_abbr"><text:span text:style-name="T1984">min</text:span></text:span><text:span text:style-name="T1984">i </text:span><text:span text:style-name="T1985">hec sancta loca uide</text:span><text:span text:style-name="amh_5f_dev_5f_abbr"><text:span text:style-name="T1985">re</text:span></text:span><text:span text:style-name="T1985"> </text:span><text:span text:style-name="T1986">q</text:span><text:span text:style-name="amh_5f_dev_5f_abbr"><text:span text:style-name="T1986">u</text:span></text:span><text:span text:style-name="T1986">ia </text:span><text:span text:style-name="amh_5f_dev_5f_abbr"><text:span text:style-name="T1987">pro</text:span></text:span><text:span text:style-name="T1987">fecto deuotio excitatur, et uidetur q</text:span><text:span text:style-name="amh_5f_dev_5f_abbr"><text:span text:style-name="T1987">uod</text:span></text:span><text:span text:style-name="T1987"> </text:span><text:span text:style-name="amh_5f_dev_5f_abbr">Christ</text:span><text:span text:style-name="T1987">i uita ac suoru</text:span><text:span text:style-name="amh_5f_dev_5f_abbr"><text:span text:style-name="T1987">m</text:span></text:span><text:span text:style-name="T1987"> ap</text:span><text:span text:style-name="amh_5f_dev_5f_abbr"><text:span text:style-name="T1987">osto</text:span></text:span><text:span text:style-name="T1987">loru</text:span><text:span text:style-name="amh_5f_dev_5f_abbr"><text:span text:style-name="T1987">m</text:span></text:span><text:span text:style-name="T1987"> q</text:span><text:span text:style-name="amh_5f_dev_5f_abbr"><text:span text:style-name="T1987">u</text:span></text:span><text:span text:style-name="T1987">oda</text:span><text:span text:style-name="amh_5f_dev_5f_abbr"><text:span text:style-name="T1987">m</text:span></text:span><text:span text:style-name="T1987">modo </text:span><text:span text:style-name="T1988">oculis </text:span><text:soft-page-break/><text:span text:style-name="T1988">corporalibus intuetur et ex hoc in corde fundatu</text:span><text:span text:style-name="amh_5f_dev_5f_abbr"><text:span text:style-name="T1988">m</text:span></text:span><text:span text:style-name="T1988"> fidei </text:span><text:span text:style-name="T1989">feruore</text:span><text:span text:style-name="amh_5f_dev_5f_abbr"><text:span text:style-name="T1989">m</text:span></text:span><text:span text:style-name="T1989"> </text:span><text:span text:style-name="T1990">acce</text:span><text:span text:style-name="amh_5f_dev_5f_abbr"><text:span text:style-name="T1990">n</text:span></text:span><text:span text:style-name="T1990">dim</text:span><text:span text:style-name="amh_5f_dev_5f_abbr"><text:span text:style-name="T1990">us</text:span></text:span><text:span text:style-name="T1990">. </text:span><text:span text:style-name="amh_5f_lettre_5f_rubriquee">C</text:span><text:span text:style-name="T1991">irca fines Galilee ubi gladiis infideliu</text:span><text:span text:style-name="amh_5f_dev_5f_abbr"><text:span text:style-name="T1991">m</text:span></text:span><text:span text:style-name="T1991"> p</text:span><text:span text:style-name="amh_5f_dev_5f_abbr"><text:span text:style-name="T1991">ri</text:span></text:span><text:span text:style-name="T1991">m</text:span><text:span text:style-name="amh_5f_dev_5f_abbr"><text:span text:style-name="T1991">us</text:span></text:span><text:span text:style-name="T1991"> </text:span><text:span text:style-name="T1992">rex p</text:span><text:span text:style-name="amh_5f_dev_5f_abbr"><text:span text:style-name="T1992">o</text:span></text:span><text:span text:style-name="T1992">p</text:span><text:span text:style-name="amh_5f_dev_5f_abbr"><text:span text:style-name="T1992">u</text:span></text:span><text:span text:style-name="T1992">li Isr</text:span><text:span text:style-name="amh_5f_dev_5f_abbr"><text:span text:style-name="T1992">ae</text:span></text:span><text:span text:style-name="T1992">l, </text:span><text:span text:style-name="T1993">Saul et ei</text:span><text:span text:style-name="amh_5f_dev_5f_abbr"><text:span text:style-name="T1993">us</text:span></text:span><text:span text:style-name="T1993"> fili</text:span><text:span text:style-name="amh_5f_dev_5f_abbr"><text:span text:style-name="T1993">us</text:span></text:span><text:span text:style-name="T1993"> Ionathas </text:span><text:span text:style-name="T1994">cecideru</text:span><text:span text:style-name="amh_5f_dev_5f_abbr"><text:span text:style-name="T1994">n</text:span></text:span><text:span text:style-name="T1994">t, </text:span><text:span text:style-name="T1995">su</text:span><text:span text:style-name="amh_5f_dev_5f_abbr"><text:span text:style-name="T1995">per</text:span></text:span><text:span text:style-name="T1995"> cui</text:span><text:span text:style-name="amh_5f_dev_5f_abbr"><text:span text:style-name="T1995">us</text:span></text:span><text:span text:style-name="T1995"> morte pissim</text:span><text:span text:style-name="amh_5f_dev_5f_abbr"><text:span text:style-name="T1995">us</text:span></text:span><text:span text:style-name="T1995"> D</text:span><text:span text:style-name="amh_5f_dev_5f_abbr"><text:span text:style-name="T1995">aui</text:span></text:span><text:span text:style-name="T1995">d </text:span><text:span text:style-name="amh_5f_dev_5f_abbr"><text:span text:style-name="T1995">pro</text:span></text:span><text:span text:style-name="T1995">phetauit prouide ac notab</text:span><text:span text:style-name="amh_5f_dev_5f_abbr"><text:span text:style-name="T1995">i</text:span></text:span><text:span text:style-name="T1995">l</text:span><text:span text:style-name="amh_5f_dev_5f_abbr"><text:span text:style-name="T1995">ite</text:span></text:span><text:span text:style-name="T1995">r, </text:span><text:span text:style-name="T1996">uerba exprimens </text:span><text:span text:style-name="T1997">co</text:span><text:span text:style-name="amh_5f_dev_5f_abbr"><text:span text:style-name="T1997">n</text:span></text:span><text:span text:style-name="T1997">uenientissima signa cordis amicabilis ac sinceri. </text:span><text:span text:style-name="T1998">E</text:span><text:span text:style-name="T1999">x quoru</text:span><text:span text:style-name="amh_5f_dev_5f_abbr"><text:span text:style-name="T1999">m</text:span></text:span><text:span text:style-name="T1999"> sente</text:span><text:span text:style-name="amh_5f_dev_5f_abbr"><text:span text:style-name="T1999">n</text:span></text:span><text:span text:style-name="T1999">tia </text:span><text:span text:style-name="T2000">subtilit</text:span><text:span text:style-name="amh_5f_dev_5f_abbr"><text:span text:style-name="T2000">er</text:span></text:span><text:span text:style-name="T2000"> </text:span><text:span text:style-name="T2001">trahitur </text:span><text:span text:style-name="T2002">q</text:span><text:span text:style-name="amh_5f_dev_5f_abbr"><text:span text:style-name="T2002">uod</text:span></text:span><text:span text:style-name="T2002"> amor amicitie maior est amore </text:span><text:span text:style-name="T2003">co</text:span><text:span text:style-name="amh_5f_dev_5f_abbr"><text:span text:style-name="T2003">n</text:span></text:span><text:span text:style-name="T2003">cupisce</text:span><text:span text:style-name="amh_5f_dev_5f_abbr"><text:span text:style-name="T2003">n</text:span></text:span><text:span text:style-name="T2003">tie, </text:span><text:span text:style-name="T2004">na</text:span><text:span text:style-name="amh_5f_dev_5f_abbr"><text:span text:style-name="T2004">tur</text:span></text:span><text:span text:style-name="T2004">ali amori int</text:span><text:span text:style-name="amh_5f_dev_5f_abbr"><text:span text:style-name="T2004">er</text:span></text:span><text:span text:style-name="T2004"> mortales </text:span><text:span text:style-name="T2005">maxime </text:span><text:span text:style-name="T2006">coequat</text:span><text:span text:style-name="amh_5f_dev_5f_abbr"><text:span text:style-name="T2006">us</text:span></text:span><text:span text:style-name="T2006">. Qui amor </text:span><text:span text:style-name="T2007">uidetur </text:span><text:span text:style-name="T2008">e</text:span><text:span text:style-name="amh_5f_dev_5f_abbr"><text:span text:style-name="T2008">ss</text:span></text:span><text:span text:style-name="T2008">e </text:span><text:span text:style-name="T2009">que</text:span><text:span text:style-name="amh_5f_dev_5f_abbr"><text:span text:style-name="T2009">m</text:span></text:span><text:span text:style-name="T2009"> </text:span><text:span text:style-name="T2010">ad filiu</text:span><text:span text:style-name="amh_5f_dev_5f_abbr"><text:span text:style-name="T2010">m</text:span></text:span><text:span text:style-name="T2010"> </text:span><text:span text:style-name="T2011">fert </text:span><text:span text:style-name="T2012">unigenitu</text:span><text:span text:style-name="amh_5f_dev_5f_abbr"><text:span text:style-name="T2012">m</text:span></text:span><text:span text:style-name="T2012"> </text:span><text:span text:style-name="T2013">i</text:span><text:span text:style-name="amh_5f_dev_5f_abbr"><text:span text:style-name="T2013">n</text:span></text:span><text:span text:style-name="T2013">dissolubili glutino genitrix uirtuosa. </text:span><text:span text:style-name="amh_5f_lettre_5f_rubriquee">I</text:span><text:span text:style-name="T2013">n p</text:span><text:span text:style-name="amh_5f_dev_5f_abbr"><text:span text:style-name="T2013">re</text:span></text:span><text:span text:style-name="T2013">dictis mo</text:span><text:span text:style-name="amh_5f_dev_5f_abbr"><text:span text:style-name="T2013">n</text:span></text:span><text:span text:style-name="T2013">tib</text:span><text:span text:style-name="amh_5f_dev_5f_abbr"><text:span text:style-name="T2013">us</text:span></text:span><text:span text:style-name="T2013">, subacto </text:span><text:span text:style-name="T2014">fideli </text:span><text:span text:style-name="T2015">p</text:span><text:span text:style-name="amh_5f_dev_5f_abbr"><text:span text:style-name="T2015">o</text:span></text:span><text:span text:style-name="T2015">p</text:span><text:span text:style-name="amh_5f_dev_5f_abbr"><text:span text:style-name="T2015">u</text:span></text:span><text:span text:style-name="T2015">lo, </text:span><text:span text:style-name="T2016">arca ducitur captiuata.</text:span></text:p>
      <text:p text:style-name="P89"><text:span text:style-name="amh_5f_lettre_5f_rubriquee">H</text:span><text:span text:style-name="T2016">iis uisis, q</text:span><text:span text:style-name="amh_5f_dev_5f_abbr"><text:span text:style-name="T2016">u</text:span></text:span><text:span text:style-name="T2016">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2016">tra</text:span><text:span text:style-name="amh_5f_dev_5f_abbr"><text:span text:style-name="T2016">n</text:span></text:span><text:span text:style-name="T2016">sacto</text:span><office:annotation-end office:name="__Annotation__33252_2659024224"/><text:span text:style-name="T2016">, </text:span><text:span text:style-name="T2017">dimissa planitie </text:span><text:span text:style-name="T2018">Galilee, ueni </text:span><text:span text:style-name="T2019">ad sa</text:span><text:span text:style-name="amh_5f_dev_5f_abbr"><text:span text:style-name="T2019">n</text:span></text:span><text:span text:style-name="T2019">ctissima</text:span><text:span text:style-name="amh_5f_dev_5f_abbr"><text:span text:style-name="T2019">m</text:span></text:span><text:span text:style-name="T2019"> ciuitate</text:span><text:span text:style-name="amh_5f_dev_5f_abbr"><text:span text:style-name="T2019">m</text:span></text:span><text:span text:style-name="T2019"> </text:span><text:span text:style-name="T2020">Nazareth q</text:span><text:span text:style-name="amh_5f_dev_5f_abbr"><text:span text:style-name="T2020">ue</text:span></text:span><text:span text:style-name="T2020"> nu</text:span><text:span text:style-name="amh_5f_dev_5f_abbr"><text:span text:style-name="T2020">n</text:span></text:span><text:span text:style-name="T2020">c uilla ca</text:span><text:span text:style-name="amh_5f_dev_5f_abbr"><text:span text:style-name="T2020">m</text:span></text:span><text:span text:style-name="T2020">pestris, i</text:span><text:span text:style-name="amh_5f_dev_5f_abbr"><text:span text:style-name="T2020">m</text:span></text:span><text:span text:style-name="T2020">munita, </text:span><text:span text:style-name="T2021">domibus et habitaculis </text:span><text:span text:style-name="T2022">non collectis </text:span><text:span text:style-name="T2023">est</text:span><text:span text:style-name="T2022">, </text:span><text:span text:style-name="T2024">s</text:span><text:span text:style-name="amh_5f_dev_5f_abbr"><text:span text:style-name="T2024">ed</text:span></text:span><text:span text:style-name="T2024"> </text:span><text:span text:style-name="T2025">i</text:span><text:span text:style-name="amh_5f_dev_5f_abbr"><text:span text:style-name="T2025">n</text:span></text:span><text:span text:style-name="T2025">uicem </text:span><text:span text:style-name="T2026">distantib</text:span><text:span text:style-name="amh_5f_dev_5f_abbr"><text:span text:style-name="T2026">us</text:span></text:span><text:span text:style-name="T2026"> et disparsis. </text:span><text:span text:style-name="amh_5f_lettre_5f_rubriquee">E</text:span><text:span text:style-name="T2026">st aut</text:span><text:span text:style-name="amh_5f_dev_5f_abbr"><text:span text:style-name="T2026">em</text:span></text:span><text:span text:style-name="T2026"> </text:span><text:span text:style-name="T2027">Nazareth sita in ualle paruula, gratiosa pl</text:span><text:span text:style-name="amh_5f_dev_5f_abbr"><text:span text:style-name="T2027">u</text:span></text:span><text:span text:style-name="T2027">rimu</text:span><text:span text:style-name="amh_5f_dev_5f_abbr"><text:span text:style-name="T2027">m</text:span></text:span><text:span text:style-name="T2027">, montib</text:span><text:span text:style-name="amh_5f_dev_5f_abbr"><text:span text:style-name="T2027">us</text:span></text:span><text:span text:style-name="T2027"> undiq</text:span><text:span text:style-name="amh_5f_dev_5f_abbr"><text:span text:style-name="T2027">ue</text:span></text:span><text:span text:style-name="T2027"> </text:span><text:span text:style-name="T2028">circu</text:span><text:span text:style-name="amh_5f_dev_5f_abbr"><text:span text:style-name="T2028">m</text:span></text:span><text:span text:style-name="T2028">clusa. </text:span><text:span text:style-name="T2029">Hec est </text:span><text:span text:style-name="amh_5f_dev_5f_abbr"><text:span text:style-name="T2029">pro</text:span></text:span><text:span text:style-name="T2029">pria ciuitas </text:span><text:span text:style-name="amh_5f_dev_5f_abbr"><text:span text:style-name="T2030">Christ</text:span></text:span><text:span text:style-name="T2030">i un</text:span><text:span text:style-name="amh_5f_dev_5f_abbr"><text:span text:style-name="T2030">de</text:span></text:span><text:span text:style-name="T2030"> </text:span><text:span text:style-name="T2031">s</text:span><text:span text:style-name="amh_5f_dev_5f_abbr"><text:span text:style-name="T2031">ecundu</text:span></text:span><text:span text:style-name="T2031">m </text:span><text:span text:style-name="T2032">carne</text:span><text:span text:style-name="amh_5f_dev_5f_abbr"><text:span text:style-name="T2032">m</text:span></text:span><text:span text:style-name="T2032"> </text:span><text:span text:style-name="T2033">traxit </text:span><text:span text:style-name="T2034">origine</text:span><text:span text:style-name="amh_5f_dev_5f_abbr"><text:span text:style-name="T2034">m</text:span></text:span><text:span text:style-name="T2034">, </text:span><text:span text:style-name="T2035">un</text:span><text:span text:style-name="amh_5f_dev_5f_abbr"><text:span text:style-name="T2035">de</text:span></text:span><text:span text:style-name="T2035"> d</text:span><text:span text:style-name="amh_5f_dev_5f_abbr"><text:span text:style-name="T2035">icitu</text:span></text:span><text:span text:style-name="T2035">r </text:span><text:span text:style-name="T2036">Nazaren</text:span><text:span text:style-name="amh_5f_dev_5f_abbr"><text:span text:style-name="T2036">us</text:span></text:span><text:span text:style-name="T2036">. </text:span><text:span text:style-name="T2037">In hoc </text:span><text:span text:style-name="T2038">loco florido initiu</text:span><text:span text:style-name="amh_5f_dev_5f_abbr"><text:span text:style-name="T2038">m</text:span></text:span><text:span text:style-name="T2038"> n</text:span><text:span text:style-name="amh_5f_dev_5f_abbr"><text:span text:style-name="T2038">ost</text:span></text:span><text:span text:style-name="T2038">re </text:span><text:span text:style-name="T2039">salutis effloruit </text:span><text:span text:style-name="T2040">D</text:span><text:span text:style-name="amh_5f_dev_5f_abbr"><text:span text:style-name="T2040">omi</text:span></text:span><text:span text:style-name="T2040">n</text:span><text:span text:style-name="amh_5f_dev_5f_abbr"><text:span text:style-name="T2040">u</text:span></text:span><text:span text:style-name="T2040">s De</text:span><text:span text:style-name="amh_5f_dev_5f_abbr"><text:span text:style-name="T2040">us</text:span></text:span><text:span text:style-name="T2040">, </text:span><text:span text:style-name="T2041">Dei Fili</text:span><text:span text:style-name="amh_5f_dev_5f_abbr"><text:span text:style-name="T2041">us</text:span></text:span><text:span text:style-name="T2041">, </text:span><text:span text:style-name="T2042">ex castissimis sangui</text:span><text:span text:style-name="amh_5f_dev_5f_abbr"><text:span text:style-name="T2042">ni</text:span></text:span><text:span text:style-name="T2042">bus </text:span><text:span text:style-name="T2043">uirginis corp</text:span><text:span text:style-name="amh_5f_dev_5f_abbr"><text:span text:style-name="T2043">us</text:span></text:span><text:span text:style-name="T2043"> assumens, humanam </text:span><text:span text:style-name="amh_5f_foliotation"><text:span text:style-name="T2044">[f. 246r]</text:span></text:span><text:span text:style-name="T2044"> </text:span><text:span text:style-name="T2045">natura</text:span><text:span text:style-name="amh_5f_dev_5f_abbr"><text:span text:style-name="T2045">m</text:span></text:span><text:span text:style-name="T2045"> diuine ypostasi </text:span><text:span text:style-name="T2046">ineffabiliter co</text:span><text:span text:style-name="amh_5f_dev_5f_abbr"><text:span text:style-name="T2046">n</text:span></text:span><text:span text:style-name="T2046">iunxit, qui uirtute Sancti Sp</text:span><text:span text:style-name="amh_5f_dev_5f_abbr"><text:span text:style-name="T2046">iritu</text:span></text:span><text:span text:style-name="T2046">s </text:span><text:span text:style-name="T2047">femina</text:span><text:span text:style-name="amh_5f_dev_5f_abbr"><text:span text:style-name="T2047">m</text:span></text:span><text:span text:style-name="T2047"> hanc labe </text:span><text:span text:style-name="T2048">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2049">priuauit</text:span><office:annotation-end office:name="__Annotation__40276_2659024224"/><text:span text:style-name="T2048"> uel sic q</text:span><text:span text:style-name="amh_5f_dev_5f_abbr"><text:span text:style-name="T2048">ue</text:span></text:span><text:span text:style-name="T2048"> uirtute </text:span><text:span text:style-name="T2050">S</text:span><text:span text:style-name="T2048">a</text:span><text:span text:style-name="amh_5f_dev_5f_abbr"><text:span text:style-name="T2048">n</text:span></text:span><text:span text:style-name="T2048">cti </text:span><text:span text:style-name="T2050">Sp</text:span><text:span text:style-name="amh_5f_dev_5f_abbr"><text:span text:style-name="T2050">iritu</text:span></text:span><text:span text:style-name="T2050">s </text:span><text:span text:style-name="T2051">femina originalis peccati eradicauit surculu</text:span><text:span text:style-name="amh_5f_dev_5f_abbr"><text:span text:style-name="T2051">m</text:span></text:span><text:span text:style-name="T2051"> </text:span><text:span text:style-name="T2052">q</text:span><text:span text:style-name="amh_5f_dev_5f_abbr"><text:span text:style-name="T2052">ui</text:span></text:span><text:span text:style-name="T2052"> per femina</text:span><text:span text:style-name="amh_5f_dev_5f_abbr"><text:span text:style-name="T2052">m</text:span></text:span><text:span text:style-name="T2052">, suasione </text:span><text:span text:style-name="T2053">malignis sp</text:span><text:span text:style-name="amh_5f_dev_5f_abbr"><text:span text:style-name="T2053">iritu</text:span></text:span><text:span text:style-name="T2053">s, in salutis </text:span><text:span text:style-name="amh_5f_dev_5f_abbr"><text:span text:style-name="T2053">per</text:span></text:span><text:span text:style-name="T2053">niciem </text:span><text:span text:style-name="T2054">diutius </text:span><text:span text:style-name="T2055">pullularat eneruauit. </text:span><text:span text:style-name="T2056">Mens non capit, lingua tabescit, </text:span><text:span text:style-name="T2057">scriptura nequit hui</text:span><text:span text:style-name="amh_5f_dev_5f_abbr"><text:span text:style-name="T2057">us</text:span></text:span><text:span text:style-name="T2057"> loci dignitate</text:span><text:span text:style-name="amh_5f_dev_5f_abbr"><text:span text:style-name="T2057">m</text:span></text:span><text:span text:style-name="T2057"> enodar</text:span><text:span text:style-name="T2058">e, </text:span><text:span text:style-name="T2059">ubi Gabriel arcangelus </text:span><text:span text:style-name="T2060">opportuni </text:span><text:span text:style-name="T2061">nu</text:span><text:span text:style-name="amh_5f_dev_5f_abbr"><text:span text:style-name="T2061">n</text:span></text:span><text:span text:style-name="T2061">cii baiulis, Virgine</text:span><text:span text:style-name="amh_5f_dev_5f_abbr"><text:span text:style-name="T2061">m</text:span></text:span><text:span text:style-name="T2061"> gloriosam salutando, </text:span><text:span text:style-name="T2062">celesti </text:span><text:span text:style-name="T2063">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2064">pr</text:span><text:span text:style-name="T2065">o</text:span><text:span text:style-name="T2064">c</text:span><text:span text:style-name="T2065">ur</text:span><text:span text:style-name="T2064">atur</text:span><office:annotation-end office:name="__Annotation__42257_2659024224"/><text:span text:style-name="T2064"> </text:span><text:span text:style-name="T2066">sponsam </text:span><text:span text:style-name="T2067">ut</text:span><text:span text:style-name="T2066">, </text:span><text:span text:style-name="T2067">co</text:span><text:span text:style-name="amh_5f_dev_5f_abbr"><text:span text:style-name="T2067">n</text:span></text:span><text:span text:style-name="T2067">sensu req</text:span><text:span text:style-name="amh_5f_dev_5f_abbr"><text:span text:style-name="T2067">u</text:span></text:span><text:span text:style-name="T2067">isito et debite </text:span><text:span text:style-name="T2068">adhibito, digna a </text:span><text:span text:style-name="T2069">D</text:span><text:span text:style-name="T2068">eo preelecta puella fieri Dei genitrix mer</text:span><text:span text:style-name="amh_5f_dev_5f_abbr"><text:span text:style-name="T2068">er</text:span></text:span><text:span text:style-name="T2068">etur. Breuit</text:span><text:span text:style-name="amh_5f_dev_5f_abbr"><text:span text:style-name="T2068">er</text:span></text:span><text:span text:style-name="T2068"> </text:span><text:span text:style-name="T2070">in hoc loco co</text:span><text:span text:style-name="amh_5f_dev_5f_abbr"><text:span text:style-name="T2070">n</text:span></text:span><text:span text:style-name="T2070">ceptio </text:span><text:span text:style-name="amh_5f_dev_5f_abbr"><text:span text:style-name="T2070">Christ</text:span></text:span><text:span text:style-name="T2070">i, </text:span><text:span text:style-name="T2071">operu</text:span><text:span text:style-name="amh_5f_dev_5f_abbr"><text:span text:style-name="T2071">m</text:span></text:span><text:span text:style-name="T2071"> Dei </text:span><text:span text:style-name="T2072">clarissima mirabilit</text:span><text:span text:style-name="amh_5f_dev_5f_abbr"><text:span text:style-name="T2072">er</text:span></text:span><text:span text:style-name="T2072">, </text:span><text:span text:style-name="T2073">in uirginali utero </text:span><text:span text:style-name="T2074">celebratur </text:span><text:span text:style-name="T2075">et obu</text:span><text:span text:style-name="amh_5f_dev_5f_abbr"><text:span text:style-name="T2075">m</text:span></text:span><text:span text:style-name="T2075">brat</text:span><text:span text:style-name="amh_5f_dev_5f_abbr"><text:span text:style-name="T2075">i</text:span></text:span><text:span text:style-name="T2075">o</text:span><text:span text:style-name="amh_5f_dev_5f_abbr"><text:span text:style-name="T2075">n</text:span></text:span><text:span text:style-name="T2075">e Sp</text:span><text:span text:style-name="amh_5f_dev_5f_abbr"><text:span text:style-name="T2075">iritu</text:span></text:span><text:span text:style-name="T2075">s Sancti </text:span><text:span text:style-name="T2076">fecu</text:span><text:span text:style-name="amh_5f_dev_5f_abbr"><text:span text:style-name="T2076">n</text:span></text:span><text:span text:style-name="T2076">datur, </text:span><text:span text:style-name="T2077">fructu nobilissimo cursu</text:span><text:span text:style-name="amh_5f_dev_5f_abbr"><text:span text:style-name="T2077">m</text:span></text:span><text:span text:style-name="T2077"> nature </text:span><text:span text:style-name="amh_5f_dev_5f_abbr"><text:span text:style-name="T2077">et</text:span></text:span><text:span text:style-name="T2077"> ordine</text:span><text:span text:style-name="amh_5f_dev_5f_abbr"><text:span text:style-name="T2077">m</text:span></text:span><text:span text:style-name="T2077"> </text:span><text:span text:style-name="T2078">et limites </text:span><text:span text:style-name="T2079">excedente. </text:span><text:span text:style-name="T2080">In hoc loco pulcra fuit eccl</text:span><text:span text:style-name="amh_5f_dev_5f_abbr"><text:span text:style-name="T2080">esi</text:span></text:span><text:span text:style-name="T2080">a atq</text:span><text:span text:style-name="amh_5f_dev_5f_abbr"><text:span text:style-name="T2080">ue</text:span></text:span><text:span text:style-name="T2080"> magna, que heu q</text:span><text:span text:style-name="amh_5f_dev_5f_abbr"><text:span text:style-name="T2080">u</text:span></text:span><text:span text:style-name="T2080">asi destructa est, </text:span><text:span text:style-name="amh_5f_dev_5f_abbr"><text:span text:style-name="T2080">par</text:span></text:span><text:span text:style-name="T2080">uul</text:span><text:span text:style-name="amh_5f_dev_5f_abbr"><text:span text:style-name="T2080">us</text:span></text:span><text:span text:style-name="T2080"> </text:span><text:span text:style-name="T2081">t</text:span><text:span text:style-name="amh_5f_dev_5f_abbr"><text:span text:style-name="T2081">ame</text:span></text:span><text:span text:style-name="T2081">n locus est in ea coopert</text:span><text:span text:style-name="amh_5f_dev_5f_abbr"><text:span text:style-name="T2081">us</text:span></text:span><text:span text:style-name="T2081">, et a Sarracenis </text:span><text:span text:style-name="T2082">diligent</text:span><text:span text:style-name="amh_5f_dev_5f_abbr"><text:span text:style-name="T2082">er</text:span></text:span><text:span text:style-name="T2082"> custoditur, </text:span><text:span text:style-name="T2083">ubi circa </text:span><text:span text:style-name="T2084">qua</text:span><text:span text:style-name="amh_5f_dev_5f_abbr"><text:span text:style-name="T2084">m</text:span></text:span><text:span text:style-name="T2084">dam </text:span><text:span text:style-name="T2085">colu</text:span><text:span text:style-name="amh_5f_dev_5f_abbr"><text:span text:style-name="T2085">m</text:span></text:span><text:span text:style-name="T2085">pna</text:span><text:span text:style-name="amh_5f_dev_5f_abbr"><text:span text:style-name="T2085">m</text:span></text:span><text:span text:style-name="T2085"> marmore</text:span><text:span text:style-name="T2086">a</text:span><text:span text:style-name="amh_5f_dev_5f_abbr"><text:span text:style-name="T2085">m</text:span></text:span><text:span text:style-name="T2085"> </text:span><text:span text:style-name="T2087">asseru</text:span><text:span text:style-name="amh_5f_dev_5f_abbr"><text:span text:style-name="T2087">n</text:span></text:span><text:span text:style-name="T2087">t </text:span><text:span text:style-name="T2088">uen</text:span><text:span text:style-name="amh_5f_dev_5f_abbr"><text:span text:style-name="T2088">er</text:span></text:span><text:span text:style-name="T2088">anda co</text:span><text:span text:style-name="amh_5f_dev_5f_abbr"><text:span text:style-name="T2088">n</text:span></text:span><text:span text:style-name="T2088">ceptionis </text:span><text:span text:style-name="T2089">misteria </text:span><text:span text:style-name="T2090">e</text:span><text:span text:style-name="amh_5f_dev_5f_abbr"><text:span text:style-name="T2090">ss</text:span></text:span><text:span text:style-name="T2090">e facta.</text:span></text:p>
      <text:p text:style-name="P90">In Nazareth su<text:span text:style-name="amh_5f_dev_5f_abbr">n</text:span>t pessimi Sarraceni, <text:span text:style-name="T2091">et uidet</text:span><text:span text:style-name="amh_5f_dev_5f_abbr"><text:span text:style-name="T2091">u</text:span></text:span><text:span text:style-name="T2091">r </text:span><text:span text:style-name="T2092">q</text:span><text:span text:style-name="amh_5f_dev_5f_abbr"><text:span text:style-name="T2092">uod</text:span></text:span><text:span text:style-name="T2092"> fu</text:span><text:span text:style-name="amh_5f_dev_5f_abbr"><text:span text:style-name="T2092">er</text:span></text:span><text:span text:style-name="T2092">int </text:span><text:span text:style-name="T2093">ab a</text:span><text:span text:style-name="amh_5f_dev_5f_abbr"><text:span text:style-name="T2093">n</text:span></text:span><text:span text:style-name="T2093">tiquo rationab</text:span><text:span text:style-name="amh_5f_dev_5f_abbr"><text:span text:style-name="T2093">i</text:span></text:span><text:span text:style-name="T2093">l</text:span><text:span text:style-name="amh_5f_dev_5f_abbr"><text:span text:style-name="T2093">ite</text:span></text:span><text:span text:style-name="T2093">r </text:span><text:span text:style-name="T2094">quia dictu</text:span><text:span text:style-name="amh_5f_dev_5f_abbr"><text:span text:style-name="T2094">m</text:span></text:span><text:span text:style-name="T2094"> sit </text:span><text:span text:style-name="T2095">i</text:span><text:span text:style-name="amh_5f_dev_5f_abbr"><text:span text:style-name="T2095">n</text:span></text:span><text:span text:style-name="T2095"> Euua</text:span><text:span text:style-name="amh_5f_dev_5f_abbr"><text:span text:style-name="T2095">n</text:span></text:span><text:span text:style-name="T2095">gelio : « </text:span><text:span text:style-name="T2096">A Nazareth potest aliq</text:span><text:span text:style-name="amh_5f_dev_5f_abbr"><text:span text:style-name="T2096">ui</text:span></text:span><text:span text:style-name="T2096">d boni e</text:span><text:span text:style-name="amh_5f_dev_5f_abbr"><text:span text:style-name="T2096">ss</text:span></text:span><text:span text:style-name="T2096">e ». </text:span><text:span text:style-name="amh_5f_lettre_5f_rubriquee">A</text:span><text:span text:style-name="T2097">d infinita</text:span><text:span text:style-name="amh_5f_dev_5f_abbr"><text:span text:style-name="T2097">m</text:span></text:span><text:span text:style-name="T2097"> </text:span><text:span text:style-name="T2098">siq</text:span><text:span text:style-name="amh_5f_dev_5f_abbr"><text:span text:style-name="T2098">ui</text:span></text:span><text:span text:style-name="T2098">dem </text:span><text:span text:style-name="T2099">Dei bonitate</text:span><text:span text:style-name="amh_5f_dev_5f_abbr"><text:span text:style-name="T2099">m</text:span></text:span><text:span text:style-name="T2099"> </text:span><text:span text:style-name="amh_5f_dev_5f_abbr"><text:span text:style-name="T2099">per</text:span></text:span><text:span text:style-name="T2099">tinet </text:span><text:span text:style-name="T2100">ut ex malis bona eliciat, </text:span><text:span text:style-name="T2101">et ex pessimis optima </text:span><text:span text:style-name="T2102">disposit</text:span><text:span text:style-name="amh_5f_dev_5f_abbr"><text:span text:style-name="T2102">i</text:span></text:span><text:span text:style-name="T2102">o</text:span><text:span text:style-name="amh_5f_dev_5f_abbr"><text:span text:style-name="T2102">n</text:span></text:span><text:span text:style-name="T2102">e </text:span><text:span text:style-name="T2103">suauissima </text:span><text:span text:style-name="T2104">p</text:span><text:span text:style-name="amh_5f_dev_5f_abbr"><text:span text:style-name="T2104">ro</text:span></text:span><text:span text:style-name="T2104">fera</text:span><text:span text:style-name="amh_5f_dev_5f_abbr"><text:span text:style-name="T2104">n</text:span></text:span><text:span text:style-name="T2104">tur. In ip</text:span><text:span text:style-name="amh_5f_dev_5f_abbr"><text:span text:style-name="T2104">s</text:span></text:span><text:span text:style-name="T2104">o loco </text:span><text:span text:style-name="amh_5f_dev_5f_abbr"><text:span text:style-name="T2104">Christ</text:span></text:span><text:span text:style-name="T2104">i </text:span><text:span text:style-name="amh_5f_dev_5f_abbr"><text:span text:style-name="T2104">per</text:span></text:span><text:span text:style-name="T2104">agitur </text:span><text:span text:style-name="T2105">i</text:span><text:span text:style-name="amh_5f_dev_5f_abbr"><text:span text:style-name="T2105">n</text:span></text:span><text:span text:style-name="T2105">fantia, a </text:span><text:span text:style-name="amh_5f_dev_5f_abbr"><text:span text:style-name="T2105">par</text:span></text:span><text:span text:style-name="T2105">entib</text:span><text:span text:style-name="amh_5f_dev_5f_abbr"><text:span text:style-name="T2105">us</text:span></text:span><text:span text:style-name="T2105"> educatur, </text:span><text:span text:style-name="amh_5f_dev_5f_abbr"><text:span text:style-name="T2106">pro</text:span></text:span><text:span text:style-name="T2106">ficit </text:span><text:span text:style-name="T2107">etate </text:span><text:span text:style-name="amh_5f_dev_5f_abbr"><text:span text:style-name="T2108">et</text:span></text:span><text:span text:style-name="T2108"> gr</text:span><text:span text:style-name="amh_5f_dev_5f_abbr"><text:span text:style-name="T2108">ati</text:span></text:span><text:span text:style-name="T2108">a, </text:span><text:span text:style-name="T2109">ac </text:span><text:span text:style-name="amh_5f_dev_5f_abbr"><text:span text:style-name="T2109">pro</text:span></text:span><text:span text:style-name="T2109"> nob</text:span><text:span text:style-name="amh_5f_dev_5f_abbr"><text:span text:style-name="T2109">is</text:span></text:span><text:span text:style-name="T2109"> </text:span><text:span text:style-name="T2110">pare</text:span><text:span text:style-name="amh_5f_dev_5f_abbr"><text:span text:style-name="T2110">n</text:span></text:span><text:span text:style-name="T2110">tib</text:span><text:span text:style-name="amh_5f_dev_5f_abbr"><text:span text:style-name="T2110">us</text:span></text:span><text:span text:style-name="T2110"> subditur cui</text:span><text:span text:style-name="amh_5f_dev_5f_abbr"><text:span text:style-name="T2110">us</text:span></text:span><text:span text:style-name="T2110"> </text:span><text:span text:style-name="T2111">nutui </text:span><text:span text:style-name="T2112">obediu</text:span><text:span text:style-name="amh_5f_dev_5f_abbr"><text:span text:style-name="T2112">n</text:span></text:span><text:span text:style-name="T2112">t </text:span><text:span text:style-name="T2113">uniu</text:span><text:span text:style-name="amh_5f_dev_5f_abbr"><text:span text:style-name="T2113">er</text:span></text:span><text:span text:style-name="T2113">sa. </text:span><text:span text:style-name="T2114">Fons </text:span><text:span text:style-name="T2115">ibi monstratur </text:span><text:span text:style-name="T2116">quo puer </text:span><text:span text:style-name="T2117">balneatur, uestes q</text:span><text:span text:style-name="amh_5f_dev_5f_abbr"><text:span text:style-name="T2117">u</text:span></text:span><text:span text:style-name="T2117">o</text:span><text:span text:style-name="amh_5f_dev_5f_abbr"><text:span text:style-name="T2117">que</text:span></text:span><text:span text:style-name="T2117"> </text:span><text:span text:style-name="T2118">ei</text:span><text:span text:style-name="amh_5f_dev_5f_abbr"><text:span text:style-name="T2118">us</text:span></text:span><text:span text:style-name="T2118"> </text:span><text:span text:style-name="amh_5f_dev_5f_abbr"><text:span text:style-name="T2119">per</text:span></text:span><text:span text:style-name="T2119"> matrem </text:span><text:span text:style-name="T2120">abluunt</text:span><text:span text:style-name="amh_5f_dev_5f_abbr"><text:span text:style-name="T2120">u</text:span></text:span><text:span text:style-name="T2120">r, de quo et portare aqua</text:span><text:span text:style-name="amh_5f_dev_5f_abbr"><text:span text:style-name="T2120">m</text:span></text:span><text:span text:style-name="T2120"> ad hospitiu</text:span><text:span text:style-name="amh_5f_dev_5f_abbr"><text:span text:style-name="T2120">m</text:span></text:span><text:span text:style-name="T2120"> </text:span><text:span text:style-name="amh_5f_dev_5f_abbr"><text:span text:style-name="T2121">pro</text:span></text:span><text:span text:style-name="T2121"> hu</text:span><text:span text:style-name="amh_5f_dev_5f_abbr"><text:span text:style-name="T2121">m</text:span></text:span><text:span text:style-name="T2121">anis n</text:span><text:span text:style-name="amh_5f_dev_5f_abbr"><text:span text:style-name="T2121">ece</text:span></text:span><text:span text:style-name="T2121">ssitatibus </text:span><text:span text:style-name="T2122">ta</text:span><text:span text:style-name="amh_5f_dev_5f_abbr"><text:span text:style-name="T2122">m</text:span></text:span><text:span text:style-name="T2122"> mat</text:span><text:span text:style-name="amh_5f_dev_5f_abbr"><text:span text:style-name="T2122">er</text:span></text:span><text:span text:style-name="T2122"> </text:span><text:span text:style-name="T2123">q</text:span><text:span text:style-name="amh_5f_dev_5f_abbr"><text:span text:style-name="T2123">u</text:span></text:span><text:span text:style-name="T2123">a</text:span><text:span text:style-name="amh_5f_dev_5f_abbr"><text:span text:style-name="T2123">m</text:span></text:span><text:span text:style-name="T2123"> filius co</text:span><text:span text:style-name="amh_5f_dev_5f_abbr"><text:span text:style-name="T2123">n</text:span></text:span><text:span text:style-name="T2123">sueru</text:span><text:span text:style-name="amh_5f_dev_5f_abbr"><text:span text:style-name="T2123">n</text:span></text:span><text:span text:style-name="T2123">t. </text:span><text:span text:style-name="amh_5f_lettre_5f_rubriquee">I</text:span><text:span text:style-name="T2124">n loco suscept</text:span><text:span text:style-name="amh_5f_dev_5f_abbr"><text:span text:style-name="T2124">i</text:span></text:span><text:span text:style-name="T2124">o</text:span><text:span text:style-name="amh_5f_dev_5f_abbr"><text:span text:style-name="T2124">n</text:span></text:span><text:span text:style-name="T2124">is </text:span><text:span text:style-name="amh_5f_dev_5f_abbr"><text:span text:style-name="T2125">Christ</text:span></text:span><text:span text:style-name="T2125">i </text:span><text:span text:style-name="T2126">celebrari </text:span><text:span text:style-name="T2127">missa</text:span><text:span text:style-name="amh_5f_dev_5f_abbr"><text:span text:style-name="T2127">m</text:span></text:span><text:span text:style-name="T2127"> feci </text:span><text:span text:style-name="T2128">de A</text:span><text:span text:style-name="amh_5f_dev_5f_abbr"><text:span text:style-name="T2128">n</text:span></text:span><text:span text:style-name="T2128">nu</text:span><text:span text:style-name="amh_5f_dev_5f_abbr"><text:span text:style-name="T2128">n</text:span></text:span><text:span text:style-name="T2128">tiat</text:span><text:span text:style-name="amh_5f_dev_5f_abbr"><text:span text:style-name="T2128">i</text:span></text:span><text:span text:style-name="T2128">o</text:span><text:span text:style-name="amh_5f_dev_5f_abbr"><text:span text:style-name="T2128">n</text:span></text:span><text:span text:style-name="T2128">e </text:span><text:span text:style-name="T2129">Virginis Marie. </text:span><text:span text:style-name="amh_5f_lettre_5f_rubriquee">P</text:span><text:span text:style-name="T2130">rope </text:span><text:span text:style-name="T2131">aut</text:span><text:span text:style-name="amh_5f_dev_5f_abbr"><text:span text:style-name="T2131">em</text:span></text:span><text:span text:style-name="T2131"> ad unu</text:span><text:span text:style-name="amh_5f_dev_5f_abbr"><text:span text:style-name="T2131">m</text:span></text:span><text:span text:style-name="T2132"> </text:span><text:span text:style-name="T2131">miliare, </text:span><text:span text:style-name="T2133">est locus qui </text:span><text:span text:style-name="T2134">S</text:span><text:span text:style-name="T2133">alt</text:span><text:span text:style-name="amh_5f_dev_5f_abbr"><text:span text:style-name="T2133">us</text:span></text:span><text:span text:style-name="T2133"> D</text:span><text:span text:style-name="amh_5f_dev_5f_abbr"><text:span text:style-name="T2133">omi</text:span></text:span><text:span text:style-name="T2133">ni </text:span><text:span text:style-name="T2135">uocat</text:span><text:span text:style-name="amh_5f_dev_5f_abbr"><text:span text:style-name="T2135">u</text:span></text:span><text:span text:style-name="T2135">r, </text:span><text:span text:style-name="T2134">ubi cu</text:span><text:span text:style-name="amh_5f_dev_5f_abbr"><text:span text:style-name="T2134">m</text:span></text:span><text:span text:style-name="T2134"> </text:span><text:span text:style-name="amh_5f_dev_5f_abbr"><text:span text:style-name="T2136">Chrisu</text:span></text:span><text:span text:style-name="T2136">s deiect</text:span><text:span text:style-name="amh_5f_dev_5f_abbr"><text:span text:style-name="T2136">us</text:span></text:span><text:span text:style-name="T2136"> e</text:span><text:span text:style-name="amh_5f_dev_5f_abbr"><text:span text:style-name="T2136">ss</text:span></text:span><text:span text:style-name="T2136">et </text:span><text:span text:style-name="T2137">ut p</text:span><text:span text:style-name="amh_5f_dev_5f_abbr"><text:span text:style-name="T2137">rin</text:span></text:span><text:span text:style-name="T2137">cipitaret</text:span><text:span text:style-name="amh_5f_dev_5f_abbr"><text:span text:style-name="T2137">u</text:span></text:span><text:span text:style-name="T2137">r de cacu</text:span><text:span text:style-name="amh_5f_dev_5f_abbr"><text:span text:style-name="T2137">m</text:span></text:span><text:span text:style-name="T2137">ine montis, </text:span><text:span text:style-name="T2138">ip</text:span><text:span text:style-name="amh_5f_dev_5f_abbr"><text:span text:style-name="T2138">s</text:span></text:span><text:span text:style-name="T2138">e </text:span><text:span text:style-name="T2139">tra</text:span><text:span text:style-name="amh_5f_dev_5f_abbr"><text:span text:style-name="T2139">n</text:span></text:span><text:span text:style-name="T2139">siens per </text:span><text:span text:style-name="T2140">medium </text:span><text:soft-page-break/><text:span text:style-name="T2140">illorum </text:span><text:span text:style-name="T2141">ibat, </text:span><text:span text:style-name="T2142">Euuangelio testante. </text:span><text:span text:style-name="amh_5f_lettre_5f_rubriquee">D</text:span><text:span text:style-name="T2143">e hoc loco processi </text:span><text:span text:style-name="T2144">uersus </text:span><text:span text:style-name="T2145">montem </text:span><text:span text:style-name="T2146">Tabor </text:span><text:span text:style-name="T2147">in media die. </text:span><text:span text:style-name="T2148">Hic mons omnino formosus est et bene altus in quo quondam </text:span><text:span text:style-name="T2149">erat </text:span><text:span text:style-name="T2150">ciuitas fortis ubi </text:span><text:span text:style-name="T2151">et adhuc </text:span><text:span text:style-name="T2152">apparent </text:span><text:span text:style-name="T2153">alique </text:span><text:span text:style-name="T2154">christianorum ecclesie deuotione </text:span><text:span text:style-name="T2155">congrua uenerande. </text:span><text:span text:style-name="T2156">Ibi </text:span><text:span text:style-name="T2157">et en</text:span><text:span text:style-name="T2158">im </text:span><text:span text:style-name="T2159">frequenter </text:span><text:span text:style-name="T2160">Christus </text:span><text:span text:style-name="T2161">discipulis suis docuit, </text:span><text:span text:style-name="T2162">archana </text:span><text:span text:style-name="T2163">secretor</text:span><text:span text:style-name="T2164">um </text:span><text:span text:style-name="T2165">celestium </text:span><text:span text:style-name="T2166">reuelauit, </text:span><text:span text:style-name="T2167">ut ex hoc non immerito </text:span><text:span text:style-name="T2168">singularis </text:span><text:span text:style-name="T2169">scola Domini </text:span><text:span text:style-name="T2170">appeletur, celum </text:span><text:span text:style-name="T2171">empireum </text:span><text:span text:style-name="T2172">representans, ubi Dominus </text:span><text:span text:style-name="T2173">noster </text:span><text:span text:style-name="T2174">transfiguratus </text:span><text:span text:style-name="T2175">est, </text:span><text:span text:style-name="T2176">uox </text:span><text:span text:style-name="T2177">patris audita est, Mo</text:span><text:span text:style-name="T478">i</text:span><text:span text:style-name="T2177">ses et Helias uisi sunt a tribus discipulis ad hanc uisionem </text:span><text:span text:style-name="T2178">assumptis, </text:span><text:span text:style-name="T2179">felicitatis</text:span><text:span text:style-name="T2180">que eterne </text:span><text:span text:style-name="T2181">dulcedo ibi quodammodo pregustata </text:span><text:span text:style-name="T2182">est. Vnde </text:span><text:span text:style-name="T2183">et Petrus </text:span><text:span text:style-name="T2184">confident</text:span><text:span text:style-name="T2185">e</text:span><text:span text:style-name="T2184">r </text:span><text:span text:style-name="T2185">dixit : </text:span><text:span text:style-name="T2186">« Domine bonum est nos hic esse », faciamus hic et cetera.</text:span></text:p>
      <text:p text:style-name="P91"><text:span text:style-name="amh_5f_lettre_5f_rubriquee">D</text:span>e hoc loco ueni ad mare Galilee et ad Tiberiadem ciuitatem supra ipsum <text:span text:style-name="T2187">mare siue </text:span><text:span text:style-name="T2188">medio locata</text:span><text:span text:style-name="T2189">m. </text:span><text:span text:style-name="T2190">Est autem hoc mare reuera lacus multum magnus et fortitan in circuitu circiter </text:span><text:span text:style-name="amh_5f_nombre_5f_romain"><text:span text:style-name="T2191">xxx</text:span></text:span><text:span text:style-name="T2191"> miliaria continens, </text:span><text:span text:style-name="T2192">per cuius </text:span><text:span text:style-name="T2193">medium </text:span><text:span text:style-name="T2194">fluuius Iordanis currit, bonos </text:span><text:span text:style-name="T2195">pisces habet </text:span><text:span text:style-name="T2196">et in magna copia, </text:span><text:span text:style-name="T2197">aqua </text:span><text:span text:style-name="T2198">siquidem dulcis </text:span><text:span text:style-name="T2199">est et amabilis ad bibendum. </text:span><text:span text:style-name="T2200">Ciuitas uero </text:span><text:span text:style-name="T2201">ipsa Tiberiadis parum </text:span><text:span text:style-name="T2202">uallet et parum ualuisse uidetur etiam ab antiquo, </text:span><text:span text:style-name="T2203">sunt </text:span><text:span text:style-name="T2204">tamen </text:span><text:span text:style-name="T2205">bona balnea </text:span><text:span text:style-name="T2206">naturalia </text:span><text:span text:style-name="T2207">apud </text:span><text:span text:style-name="T2208">ipsam. </text:span><text:span text:style-name="T2209">Sane supra </text:span><text:span text:style-name="T2210">mare Galilee predictum Christus </text:span><text:span text:style-name="T2211">siccis pedibus ambulauit, ipsum tempestuosum dum uentis ageretur tranquillum esse precepit, Petrum dum in ipso mergi cepissit erexit, et post suam resurrectionem ibidem discipulis suis apparuit, quos piscari iussos, rete magnis </text:span><text:span text:style-name="T2212">piscibus </text:span><text:span text:style-name="amh_5f_foliotation"><text:span text:style-name="T2212">[f. 246v]</text:span></text:span><text:span text:style-name="T2212"> </text:span><text:span text:style-name="T2213">impleuit. </text:span><text:span text:style-name="T2214">Per hoc mare sepe Christus </text:span><text:span text:style-name="T2215">nauigauit, </text:span><text:span text:style-name="T2216">circa quod </text:span><text:span text:style-name="T2217">Petrum </text:span><text:span text:style-name="T2218">et Andream uocauit, multa milia hominum </text:span><text:span text:style-name="T2219">paucis </text:span><text:span text:style-name="T2220">piscibus ac panibus saciauit, et sua frequenti presentia has partes deuotas et dignas fecit.</text:span></text:p>
      <text:p text:style-name="P92">In capite huius maris <text:span text:style-name="T2221">uersus aquilonem est forte castrum et magnum </text:span><text:span text:style-name="T2222">atque altum, Saphet </text:span><text:span text:style-name="T2223">nomine, </text:span><text:span text:style-name="T2224">et uilla eius</text:span><text:span text:style-name="T2225">dem nominis </text:span><text:span text:style-name="T2226">delectabilis atque magna. Hoc fortalicium </text:span><text:span text:style-name="T2227">secundum </text:span><text:span text:style-name="T2228">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228">Krak</text:span><office:annotation-end office:name="__Annotation__76830_2659024224"/><text:span text:style-name="T2228">, cuius </text:span><text:span text:style-name="T2229">memoriam superius feci </text:span><text:span text:style-name="T2230">in hiis partibus. </text:span><text:span text:style-name="T2231">V</text:span><text:span text:style-name="T2230">erum </text:span><text:span text:style-name="T2231">in hiis partibus iuxta terram promissionis huic castro </text:span><text:span text:style-name="T2232">aliud in fortitudine ac edificiis </text:span><text:span text:style-name="T2233">non equatur. </text:span><text:span text:style-name="amh_5f_lettre_5f_rubriquee">N</text:span><text:span text:style-name="T2233">on longe ab hoc castro est ciuitas Dan, alter terminus scilicet terre promissionis </text:span><text:span text:style-name="T2234">uersus </text:span><text:span text:style-name="T2235">aquilonem, </text:span><text:span text:style-name="T2236">que et Belmas, aut Cesarea Philippi dicitur, in pede montis Libani </text:span><text:span text:style-name="T2237">delectabiliter </text:span><text:span text:style-name="T2238">situata.</text:span></text:p>
      <text:p text:style-name="P93"><text:span text:style-name="amh_5f_lettre_5f_rubriquee">E</text:span>t sciendum est quod terre promissionis in longitudine, <text:span text:style-name="T2239">a Dan scilicet usque Betsabee, de plaga septentrionali </text:span><text:span text:style-name="T2240">uersus </text:span><text:span text:style-name="T2241">australem </text:span><text:span text:style-name="T2242">protensa, tenet </text:span><text:span text:style-name="T2243">circa </text:span><text:span text:style-name="T2244">centum </text:span><text:span text:style-name="amh_5f_nombre_5f_romain"><text:span text:style-name="T2245">lx</text:span></text:span><text:span text:style-name="T2244"> miliaria. </text:span><text:span text:style-name="T2246">Et in latitudine </text:span><text:span text:style-name="T2247">sua quod est ab oriente in occidentem, scilicet a finibus Iherico </text:span><text:span text:style-name="T2248">usque Yoppen, </text:span><text:span text:style-name="T2249">parum ultra </text:span><text:span text:style-name="amh_5f_nombre_5f_romain"><text:span text:style-name="T2245">xl</text:span></text:span><text:span text:style-name="T2249">. </text:span><text:span text:style-name="T2250">Unde </text:span><text:span text:style-name="T2251">cum sit adeo </text:span><text:span text:style-name="T2252">suis </text:span><text:span text:style-name="T2253">termi</text:span><text:span text:style-name="T2254">ni</text:span><text:span text:style-name="T2253">s, </text:span><text:span text:style-name="T2255">admirabilis </text:span><text:span text:style-name="T2256">innumerositas populi </text:span><text:span text:style-name="T2257">israel, </text:span><text:span text:style-name="T2258">nobilitatisque </text:span><text:span text:style-name="T2259">magnitudo, potentio diuitiarumque ipsius </text:span><text:span text:style-name="T2260">singulari</text:span><text:span text:style-name="T2261">s </text:span><text:span text:style-name="T2262">excellentia merito </text:span><text:span text:style-name="T2263">debet </text:span><text:span text:style-name="T2264">attribui </text:span><text:span text:style-name="T2265">miraculorum operatrici </text:span><text:span text:style-name="T2266">diuine </text:span><text:span text:style-name="T2267">potentie </text:span><text:span text:style-name="T2268">et non </text:span><text:span text:style-name="T2269">humane </text:span><text:span text:style-name="T2270">industrie, </text:span><text:span text:style-name="T2271">cursuique usitato </text:span><text:span text:style-name="T2272">nature, </text:span><text:span text:style-name="T2273">qu</text:span><text:span text:style-name="T2274">a </text:span><text:span text:style-name="T2275">potentia </text:span><text:span text:style-name="T2276">ac Dei </text:span><text:span text:style-name="T2277">gratuita </text:span><text:span text:style-name="T2278">presidentia, ipse </text:span><text:span text:style-name="T2279">sibi </text:span><text:span text:style-name="T2280">predictas </text:span><text:span text:style-name="T2281">partes </text:span><text:span text:style-name="T2282">Israel </text:span><text:span text:style-name="T2283">conquirere, inhabitare et usque </text:span><text:span text:style-name="T2284">ad prefinitum </text:span><text:span text:style-name="T2285">tempus meruerunt </text:span><text:span text:style-name="T2286">secundum </text:span><text:span text:style-name="T2287">comprehensibilia Dei iudicia </text:span><text:span text:style-name="T2288">possidere.</text:span><text:span text:style-name="T2288"><office:annotation loext:resolved="false"><dc:creator>Alexandre Moret Houplon</dc:creator><dc:date>2026-02-25T11:41:14.363383617</dc:date><meta:creator-initials>AMH</meta:creator-initials><text:p text:style-name="Comment">Apparemment j’ai oublié un morceau de texte ici</text:p></office:annotation></text:span></text:p>
      <text:p text:style-name="P10"><text:span text:style-name="amh_5f_lettre_5f_rubriquee">D</text:span>e Damasco <text:span text:style-name="T2289">et terminis </text:span><text:span text:style-name="T2290">eius </text:span><text:span text:style-name="T2291">ac montibus Libani et fine </text:span><text:span text:style-name="T2292">pergrinationis</text:span></text:p>
      <text:h text:style-name="amh_5f_premier_5f_paragraphe" text:outline-level="1"><text:span text:style-name="amh_5f_lettrine">T</text:span>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h>
      <text:p text:style-name="P94">Inde procedens tribus diebus ueni Damascum, ciuitatem antiquam nobilem et famosam. <text:span text:style-name="amh_5f_lettre_5f_rubriquee">E</text:span><text:span text:style-name="T2293">t sciendum quod tota regio que est inter desertum </text:span><text:span text:style-name="T2294">Egipti </text:span><text:span text:style-name="T2295">et Arabie, </text:span><text:span text:style-name="T2296">protensa de autsrto in aquilonem </text:span><text:span text:style-name="T2297">usque </text:span><text:span text:style-name="T2298">ad Sciciliam, Armeniam et Caldeam, </text:span><text:span text:style-name="T2299">et ab oriente de deserto magno usque ad occidentem mare Mediterraneum, generali uocabulo Siria appelatur in plures speciales prouincias subdiuisa. </text:span><text:span text:style-name="T2300">Partes enim eius sunt Siria, Fenicis, Palestina, Iudea, Galilea, Mesopotamia Sirie, </text:span><text:span text:style-name="T2301">Siria Libani, </text:span><text:span text:style-name="T2302">Siria Damasci </text:span><text:span text:style-name="T2303">et alie huiusmodi, </text:span><text:span text:style-name="T2304">quas ad plenum </text:span><text:span text:style-name="T2305">edicere longum esset.</text:span></text:p>
      <text:p text:style-name="P95">Et ceterum uerus terram promissionis locus ubi Saulus diuinitus prosternitur et <text:span text:style-name="T2306">P</text:span>aulus erigitur, Christo informati consentit et de persecutore <text:span text:style-name="T2307">trucissimo uas electionis sit, annuente clementia Saluatoris. Et in Damasco tribus diebus ipse paulus non uidens permansit nullo cibo corporali penitus recreatus, quo triduo ad tertium </text:span><text:span text:style-name="T2308">celum </text:span><text:span text:style-name="T2309">rapitur, </text:span><text:span text:style-name="T2310">archana </text:span><text:span text:style-name="T2311">uerba audiens </text:span><text:span text:style-name="T2312">que non licet homini </text:span><text:span text:style-name="T2313">loqui, ut </text:span><text:span text:style-name="T2314">ipse </text:span><text:span text:style-name="T2315">in epistola quadam de se loquens fatetur. </text:span><text:span text:style-name="T2316">Dicit autem beatus Augustinus in libro </text:span><text:span text:style-name="T2317">D</text:span><text:span text:style-name="T2316">e uiden</text:span><text:span text:style-name="T2318">d</text:span><text:span text:style-name="T2316">o Deum </text:span><text:span text:style-name="T2317">et </text:span><text:span text:style-name="T2319">S</text:span><text:span text:style-name="T2317">upra </text:span><text:span text:style-name="T2319">Genesim ad litteram, </text:span><text:span text:style-name="T2320">quod in hoc raptu triduano </text:span><text:span text:style-name="T2321">P</text:span><text:span text:style-name="T2322">aulus Deum per essentiam uiderit</text:span><text:span text:style-name="T2322"><text:note text:id="ftn128" text:note-class="footnote"><text:note-citation>128</text:note-citation><text:note-body><text:p text:style-name="amh_5f_note_5f_apparat"><text:span text:style-name="amh_5f_apparat_5f_lemme">in hoc raptu triduano… per essentiam uiderit</text:span> <text:span text:style-name="amh_5f_apparat_5f_commentaire">(Aug., </text:span><text:span text:style-name="amh_5f_apparat_5f_commentaire"><text:span text:style-name="T2323">De uidendo Deo</text:span></text:span><text:span text:style-name="amh_5f_apparat_5f_commentaire"> ; </text:span><text:span text:style-name="amh_5f_apparat_5f_commentaire"><text:span text:style-name="T2323">De Gen. ad litt. XII</text:span></text:span><text:span text:style-name="amh_5f_apparat_5f_commentaire"> ; cf. 2 Cor. 12,2-4</text:span>)</text:p></text:note-body></text:note></text:span><text:span text:style-name="T2322">, in carne scilicet uiuens, </text:span><text:span text:style-name="T2321">quo </text:span><text:span text:style-name="T2324">ad hac tamen uisionem </text:span><text:span text:style-name="T2325">sensibus carnis minime utens. </text:span><text:span text:style-name="T2326">Oculis </text:span><text:span text:style-name="T2327">enim corporalibus </text:span><text:span text:style-name="amh_5f_foliotation"><text:span text:style-name="T2327">[f. 247r]</text:span></text:span><text:span text:style-name="T2327"> </text:span><text:span text:style-name="T2328">uel quacumque </text:span><text:span text:style-name="T2329">cognitiua </text:span><text:span text:style-name="T2330">uirtute organo corporeo alligata, nullo modo diuina </text:span><text:span text:style-name="T2331">potentia et essentia ab aliquo potest intueri, sed solo intellectu uidetur </text:span><text:span text:style-name="T2332">ipsum diuinum </text:span><text:span text:style-name="T2333">esse cum tamen deformitatem eius quodam </text:span><text:span text:style-name="T2334">gloriose lumine perlustrauerit. Et dicit beatus Augustinus </text:span><text:span text:style-name="T2335">ibidem quod </text:span><text:span text:style-name="T2336">nulli in hac uita datum est Deum per essentiam </text:span><text:span text:style-name="T2337">uidere </text:span><text:span text:style-name="T2338">nisi duobus primis doctoribus Paulo </text:span><text:span text:style-name="T2339">quidem </text:span><text:span text:style-name="T2340">gentium </text:span><text:span text:style-name="T2341">et Moisi </text:span><text:span text:style-name="T2342">iudeorum. </text:span><text:span text:style-name="amh_5f_lettre_5f_rubriquee">O</text:span><text:span text:style-name="T2343"> quanta profunditas sapientie </text:span><text:span text:style-name="T2344">infinite, que tam clare primos magistros luce ueritatis uoluit informare ut, irrefragabilibus </text:span><text:span text:style-name="T2345">fundamentis discipline </text:span><text:span text:style-name="T2346">innixi, docerent constantius riuis beneficis humana </text:span><text:span text:style-name="T2347">corda arentia irrigando, </text:span><text:span text:style-name="T2348">quos a primo ueritatis fonte clara uisione nouerant efluxisse.</text:span></text:p>
      <text:p text:style-name="P96"><text:span text:style-name="amh_5f_lettre_5f_rubriquee">E</text:span>st autem Damascus cuius <text:span text:style-name="T2349">ante memini antiquissima, pulcerrima, ditissima ciuitas, omnibus mercatoribus et uictualibus perhabundans. </text:span><text:span text:style-name="T2350">Species </text:span><text:span text:style-name="T2351">namque </text:span><text:span text:style-name="T2352">Indice, </text:span><text:span text:style-name="T2353">petre preciose, sericum plurimum, aromata </text:span><text:span text:style-name="T2354">infinita illic de Baldaco et ceteris </text:span><text:span text:style-name="T2355">partibus </text:span><text:span text:style-name="T2356">orientalibu</text:span><text:span text:style-name="T2357">s</text:span><text:span text:style-name="T2356">, Persia, </text:span><text:span text:style-name="T2358">Iudea, maiori </text:span><text:soft-page-break/><text:span text:style-name="T2358">Armenia in camelis et aliis summariis adducuntur et inde per mercatores </text:span><text:span text:style-name="T2359">ad diuersas partes alias mundi longe late disperguntur. </text:span><text:span text:style-name="amh_5f_lettre_5f_rubriquee">D</text:span><text:span text:style-name="T2360">istat </text:span><text:span text:style-name="T2361">autem Damascus </text:span><text:span text:style-name="T2362">a mari tribus dietis </text:span><text:span text:style-name="T2363">et multum delectabilis est, aquis fluentibus mediocribus quantitate, fontibus clarius intus et extra rigata. In circuitu sui ortos habens </text:span><text:span text:style-name="T2364">ut dicitur circa </text:span><text:span text:style-name="amh_5f_nombre_5f_romain"><text:span text:style-name="T2365">lx</text:span></text:span><text:span text:style-name="T2364"> miliaria, </text:span><text:span text:style-name="T2366">arborum </text:span><text:span text:style-name="T2367">amenitate </text:span><text:span text:style-name="T2368">et utilitate </text:span><text:span text:style-name="T2369">fructum </text:span><text:span text:style-name="T2370">ultra </text:span><text:span text:style-name="T2365">quam credi </text:span><text:span text:style-name="T2371">potest, </text:span><text:span text:style-name="T2372">humanis </text:span><text:span text:style-name="T2373">sollatiis </text:span><text:span text:style-name="T2374">et </text:span><text:span text:style-name="T2375">refocilliationibus adoptatos. Dicitur </text:span><text:span text:style-name="T2376">quod quilibet ortus custodibus ex equo diuisis, ad minus habet tres custodes, quod si uerum </text:span><text:span text:style-name="T2377">est ex ipsis consurgit in summa personarum maxima multitudo. Et ipsa ciuitas in se multum est populosa, artifices mechanicos </text:span><text:span text:style-name="T2378">diuersi </text:span><text:span text:style-name="T2379">generis optimos habens, </text:span><text:span text:style-name="T2380">et precipue </text:span><text:span text:style-name="T2381">medicos.</text:span></text:p>
      <text:p text:style-name="P96"><text:span text:style-name="amh_5f_lettre_5f_rubriquee">D</text:span><text:span text:style-name="T2382">e Damasco processi ad ymagin</text:span><text:span text:style-name="T2383">em beate Virginis </text:span><text:span text:style-name="T2384">in Sardani, </text:span><text:span text:style-name="T2385">ubi est locus fortis supra petram adomodum </text:span><text:span text:style-name="T2386">castelli muratus in circuitu, in quo profecto satis </text:span><text:span text:style-name="T2387">plucra est ecclesia. </text:span><text:span text:style-name="T2388">Retro maius altare ipsius, in muro, tabula </text:span><text:span text:style-name="T2389">quidam </text:span><text:span text:style-name="T2390">tota nigra et humida cernitur </text:span><text:span text:style-name="T2391">in qua </text:span><text:span text:style-name="T2392">ymago gloriose Virginis </text:span><text:span text:style-name="T2393">olim </text:span><text:span text:style-name="T2394">descripta </text:span><text:span text:style-name="T2395">fertur, sed propter </text:span><text:span text:style-name="T2396">uetustatem iam nulla liniamenta sunt nisi quod </text:span><text:span text:style-name="T2397">in aliqua parte color rubeus mihi </text:span><text:span text:style-name="T2398">uidebatur </text:span><text:span text:style-name="T2399">apparere. </text:span><text:span text:style-name="T2400">Hec tabula </text:span><text:span text:style-name="T2401">mediocris </text:span><text:span text:style-name="T2402">quantitate </text:span><text:span text:style-name="T2403">est, supra uas marmoreum </text:span><text:span text:style-name="T2404">quoddam posita, intar murum cancellis ferreis </text:span><text:span text:style-name="T2405">premunita. Et de ea uisibiliter quasi oleum </text:span><text:span text:style-name="T2406">continue </text:span><text:span text:style-name="T2407">distillat, quod monaci </text:span><text:span text:style-name="T2408">recipientes de uase </text:span><text:span text:style-name="T2409">marmoreo </text:span><text:span text:style-name="T2410">quod subtus est, </text:span><text:span text:style-name="T2411">per cancellos </text:span><text:span text:style-name="T2412">immisso cocleario </text:span><text:span text:style-name="T2413">peregrinis </text:span><text:span text:style-name="T2414">distribuitur </text:span><text:span text:style-name="T2415">satis apte et large. </text:span><text:span text:style-name="T2416">Per omnem </text:span><text:span text:style-name="T2417">mundum </text:span><text:span text:style-name="T2418">uidetur esse oleum </text:span><text:span text:style-name="T2419">oliue. Dicitur </text:span><text:span text:style-name="T2420">quod pro certo de hac ymagine aliquantulum oleum </text:span><text:span text:style-name="T2421">defluxerit miraculose. Sed si hoc quod modo</text:span><text:span text:style-name="T2422">fuit, diuino fluat </text:span><text:span text:style-name="T2423">miraculo rationabiliter </text:span><text:span text:style-name="T2424">dubito, </text:span><text:span text:style-name="T2425">et etiam multi alii de ueritate huius facti non immerito </text:span><text:span text:style-name="T2426">altercantur. Monaci et moniales</text:span><text:span text:style-name="T2427">in predicto clausto sunt degentes. In casali pulcro quod sub monasterio est christiani scismatici morantur, bono uino </text:span><text:span text:style-name="T2428">satis habundantes. Hic autem locus a Damasco se iungitur ad mediam dietam.</text:span></text:p>
      <text:p text:style-name="P97"><text:span text:style-name="amh_5f_lettre_5f_rubriquee">E</text:span>go uero procedens dimissi a dextris Anthiocia, que quondam <text:span text:style-name="T2429">Reblata dicebatur, </text:span><text:span text:style-name="T2430">olim magna </text:span><text:span text:style-name="T2431">et multum nobilis ciuitas, et </text:span><text:span text:style-name="T2432">T</text:span><text:span text:style-name="T2431">ripoli </text:span><text:span text:style-name="T2433">famosa, </text:span><text:span text:style-name="T2434">etiam que olim </text:span><text:span text:style-name="T2435">christianomur fuerunt, </text:span><text:span text:style-name="T2436">nunc per Sarracenos </text:span><text:span text:style-name="T2437">deserte sunt et destructe, processi uersus Berutham </text:span><text:span text:style-name="T2438">in tribus diebus in media uia, </text:span><text:span text:style-name="T2439">transita ualle </text:span><office:annotation office:name="__Annotation__42360_3194605602" loext:resolved="false"><dc:creator>Alexandre Moret Houplon</dc:creator><dc:date>2026-02-20T15:44:22.509228000</dc:date><meta:creator-initials>AMH</meta:creator-initials><text:p text:style-name="Comment">Deluz : Bokar</text:p></office:annotation><text:span text:style-name="T2439">Robar</text:span><office:annotation-end office:name="__Annotation__42360_3194605602"/><text:span text:style-name="T2439">, </text:span><text:span text:style-name="T2440">que fortissima et pulcerrima est inter montes hinc inde protensa riui</text:span><text:span text:style-name="T2441">s pratis piscibus </text:span><text:span text:style-name="T2442">pecoribus prediata, </text:span><text:span text:style-name="T2443">ac Sarracenis </text:span><text:span text:style-name="T2444">habitatoribus </text:span><text:span text:style-name="T2445">multum plena. Veni ad montes Libani gratiosos, qui in longum protenduntur de aquilone </text:span><text:span text:style-name="T2446">in austrum, </text:span><text:span text:style-name="T2447">a Scicilia </text:span><text:span text:style-name="T2448">que nunc Armenia minor dicitur propter </text:span><text:span text:style-name="T2449">Armenos </text:span><text:span text:style-name="T2450">qui </text:span><text:span text:style-name="amh_5f_foliotation"><text:span text:style-name="T2451">[f. 247v]</text:span></text:span><text:span text:style-name="T2451"> </text:span><text:span text:style-name="T2452">eam ui armorum </text:span><text:span text:style-name="T2453">ceprunt et tenent, prioribus habitatoribus subiugatis, usque ad Dan terre promissionis </text:span><text:span text:style-name="T2454">initium </text:span><text:span text:style-name="T2455">de quo </text:span><text:span text:style-name="T2456">feci supra </text:span><text:span text:style-name="T2457">mensionem. </text:span><text:span text:style-name="T2458">Hii montes </text:span><text:span text:style-name="T2459">sunt pleni, </text:span><text:span text:style-name="T2460">pulcerrimis casalibus, habitaroribus, fructibus, fontibus ac ceteris </text:span><text:span text:style-name="T2461">et opulentiis et amenitatibus </text:span><text:span text:style-name="T2462">temporalibiis, </text:span><text:span text:style-name="T2463">cedris, </text:span><text:span text:style-name="T2464">cupressis, ac pluribus huiusmodi adoriferis. </text:span><text:span text:style-name="T2465">In parte Libani prope Tripolim, qui uulgariter montanea nigra dicitur, commorantur </text:span><office:annotation office:name="__Annotation__48158_3194605602" loext:resolved="false"><dc:creator>Alexandre Moret Houplon</dc:creator><dc:date>2026-02-20T15:57:42.982127800</dc:date><meta:creator-initials>AMH</meta:creator-initials><text:p text:style-name="Comment">Deluz : xx</text:p></office:annotation><text:span text:style-name="T2465">ducenta</text:span><office:annotation-end office:name="__Annotation__48158_3194605602"/><text:span text:style-name="T2465"> milia christiani, ut dicitur boni sagitarii ac uiriles </text:span><text:soft-page-break/><text:span text:style-name="T2465">homines </text:span><text:span text:style-name="T2466">passagium </text:span><text:span text:style-name="T2467">latinorum plurimum </text:span><text:span text:style-name="T2468">affectantes, et a iugo </text:span><text:span text:style-name="T2469">soldani </text:span><text:span text:style-name="T2470">plus quam </text:span><text:span text:style-name="T2471">alii christiani appetunt releuari.</text:span></text:p>
      <text:p text:style-name="P98">Sicque <text:span text:style-name="T2472">latitudine </text:span><text:span text:style-name="T2473">Libani </text:span><text:span text:style-name="T2474">transcensa </text:span><text:span text:style-name="T2475">perueni </text:span><text:span text:style-name="T2476">ad Beruthensium </text:span><text:span text:style-name="T2477">splendidissimum opidum</text:span><text:span text:style-name="T2478">supra mare optime </text:span><text:span text:style-name="T2479">situatum, arboribus, </text:span><text:span text:style-name="T2480">ortis, fontibus </text:span><text:span text:style-name="T2481">predecorum, </text:span><text:span text:style-name="T2482">cuius in prologo digestiorum meminit </text:span><text:span text:style-name="T2483">imperator. </text:span><text:span text:style-name="T2484">Supra Beruthum uersus Ciliciam </text:span><text:span text:style-name="T2485">est locus fortis, qui Biblium </text:span><text:span text:style-name="T2486">dicitur supra mare. </text:span><text:span text:style-name="T2487">Et prope ab alia parte est Sidon ciuitas atque </text:span><text:span text:style-name="T2488">Sarepta </text:span><text:span text:style-name="T2489">Sodomorum </text:span><text:span text:style-name="T2490">quorum locorum </text:span><text:span text:style-name="T2491">sacra scriptura </text:span><text:span text:style-name="T2492">meminit.</text:span></text:p>
      <text:p text:style-name="P99"><text:span text:style-name="amh_5f_lettre_5f_rubriquee">E</text:span>xistens igitur <text:span text:style-name="T2493">in Berutho, que nunc sub Sarracenorum Dominio est, peregrinatione mea satis ampla quidem et Deo fauente </text:span><text:span text:style-name="T2494">prospere facta desideraui multum recedere, </text:span><text:span text:style-name="T2495">et ad portum christianorum </text:span><text:span text:style-name="T2496">pertingere, ut post laborem </text:span><text:span text:style-name="T2497">hunc non minimum possem aliquali quiete recreari. </text:span><text:span text:style-name="amh_5f_lettre_5f_rubriquee">S</text:span><text:span text:style-name="T2498">piritualiter portus christianorum </text:span><text:span text:style-name="T2499">Christus est, ad quem </text:span><text:span text:style-name="T2500">post laborem huius </text:span><text:span text:style-name="T2501">uite et in labore huius presentis miserie </text:span><text:span text:style-name="T2502">nos conuenit </text:span><text:span text:style-name="T2503">attentius </text:span><text:span text:style-name="T2504">aspirare, </text:span><text:span text:style-name="T2505">ad eum accedendo continue</text:span><text:span text:style-name="T2506">non passibus corporeis, sed affectu pure mentis. Nauim igitur cordis extra pericula, fluctuationes </text:span><text:span text:style-name="T2507">et tempestat</text:span><text:span text:style-name="T2508">e</text:span><text:span text:style-name="T2509">m </text:span><text:span text:style-name="T2508">celeumata in ipso firmare et statuere </text:span><text:span text:style-name="T2510">cupientes, erigamus uelum affectus, </text:span><text:span text:style-name="T2511">dirigamus nos gubernaculo intellectus, cordis </text:span><text:span text:style-name="T2512">remigando uirtuosis </text:span><text:span text:style-name="T2513">operibus, </text:span><text:span text:style-name="T2514">ut finaliter </text:span><text:span text:style-name="T2515">a prora fidei, </text:span><text:span text:style-name="T2516">dimissis ac peregrinationis, </text:span><text:span text:style-name="T2517">finibus spe</text:span><text:span text:style-name="T2518">t</text:span><text:span text:style-name="T2517">ie, </text:span><text:span text:style-name="T2519">hilaritatis anchora in eterna </text:span><text:span text:style-name="T2520">firmitate mereamur, Deo fauente tutante dirigente stabiliter felicitari. Quod nobis prestare dignetur qui benedictus est in secula seculorum. </text:span><text:span text:style-name="T2521">Amen.</text:span></text:p>
      <text:p text:style-name="P100"><text:span text:style-name="amh_5f_lettre_5f_rubriquee">A</text:span>cta est autem peregrinatio hec per nobilem <text:span text:style-name="T2522">uirum </text:span><text:span text:style-name="T2523">Dominum Guillermum dominum de Boldensele, Alemanium, anno Domini millesimo </text:span><text:span text:style-name="amh_5f_nombre_5f_romain"><text:span text:style-name="T2523">eee</text:span></text:span><text:span text:style-name="T2523"> </text:span><text:span text:style-name="amh_5f_nombre_5f_romain"><text:span text:style-name="T2523">xxxvi</text:span></text:span><text:span text:style-name="amh_5f_nombre_5f_romain"><text:span text:style-name="T2524">o</text:span></text:span><text:span text:style-name="T2523">.</text:span></text:p>
      <text:p text:style-name="P101">Explic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text-properties style:font-name="Liberation Serif1" fo:font-family="'Liberation Serif'" style:font-style-name="Normal" style:font-family-generic="roman" style:font-pitch="variabl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 style:display-name="amh_note_apparat" style:family="paragraph" style:parent-style-name="Footnote" style:master-page-name="">
      <style:paragraph-properties fo:line-height="115%" fo:text-align="justify" style:justify-single-word="false" style:page-number="auto">
        <style:tab-stops/>
      </style:paragraph-properties>
      <style:text-properties officeooo:rsid="00a06865"/>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premier_5f_paragraphe" style:display-name="amh_premier_paragraphe" style:family="paragraph" style:parent-style-name="amh_5f_paragraphe" style:next-style-name="amh_5f_paragraphe" style:default-outline-level="1" style:list-style-name="" style:master-page-name="">
      <style:paragraph-properties style:page-number="auto">
        <style:drop-cap/>
      </style:paragraph-properties>
      <style:text-properties style:font-name="Liberation Serif" fo:font-family="'Liberation Serif'" style:font-family-generic="roman" style:font-pitch="variable" fo:language="la" fo:country="VA" officeooo:rsid="09e3fd35"/>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true"/>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mme">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78140a" loext:opacity="100%" fo:font-weight="bold" officeooo:rsid="017f3d3a" style:font-weight-asian="bold" style:font-weight-complex="bold"/>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text:display="none"/>
    </style:style>
    <style:style style:name="Numbering_20_Symbols" style:display-name="Numbering Symbols" style:family="text"/>
    <style:style style:name="amh_5f_lettrine" style:display-name="amh_lettrine" style:family="text" style:parent-style-name="amh_5f_lettre_5f_rubriquee">
      <style:text-properties fo:font-variant="normal" fo:text-transform="none" fo:color="#78140a" loext:opacity="100%" style:font-name="Liberation Serif1" fo:font-family="'Liberation Serif'" style:font-style-name="Normal" style:font-family-generic="roman" style:font-pitch="variable" fo:letter-spacing="normal" fo:language="la" fo:country="VA" fo:font-weight="bold" officeooo:rsid="09e3fd35" style:letter-kerning="true" style:font-weight-asian="bold" style:font-weight-complex="bold"/>
    </style:style>
    <style:style style:name="amh_5f_apparat_5f_lemme" style:display-name="amh_apparat_lemme" style:family="text">
      <style:text-properties fo:font-size="10pt" fo:font-style="italic" officeooo:rsid="00a06865" style:font-size-asian="10pt" style:font-style-asian="italic" style:font-size-complex="10pt" style:font-style-complex="italic"/>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writing-mode="lr-tb"/>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9</text:page-number><text:bookmark-end text:name="PageNumWizard_FOOTER_Style de page par défaut13"/></text:p>
      </style:footer>
      <style:footer-left>
        <text:p text:style-name="MP2"><text:bookmark-start text:name="PageNumWizard_FOOTER_Style de page par défaut14"/><text:page-number text:select-page="current">40</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lexandre Moret Houplon</meta:initial-creator>
    <meta:creation-date>2025-12-24T10:08:22.880740228</meta:creation-date>
    <dc:date>2026-03-13T20:48:19.507992507</dc:date>
    <dc:creator>Alexandre Moret Houplon</dc:creator>
    <meta:editing-duration>P6DT15H2S</meta:editing-duration>
    <meta:editing-cycles>2839</meta:editing-cycles>
    <meta:generator>LibreOffice/25.8.5.2$Linux_X86_64 LibreOffice_project/580$Build-2</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40" meta:paragraph-count="246" meta:word-count="13693" meta:character-count="94224" meta:non-whitespace-character-count="80770"/>
  </office:meta>
</office:document-meta>
</file>